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1.556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6.027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13.947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71cm"/>
    </style:style>
    <style:style style:name="co13" style:family="table-column">
      <style:table-column-properties fo:break-before="auto" style:column-width="8.364cm"/>
    </style:style>
    <style:style style:name="co14" style:family="table-column">
      <style:table-column-properties fo:break-before="auto" style:column-width="3.441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477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7.913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2.759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3.177cm"/>
    </style:style>
    <style:style style:name="co25" style:family="table-column">
      <style:table-column-properties fo:break-before="auto" style:column-width="5.3cm"/>
    </style:style>
    <style:style style:name="co26" style:family="table-column">
      <style:table-column-properties fo:break-before="auto" style:column-width="7.661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3.717cm"/>
    </style:style>
    <style:style style:name="co29" style:family="table-column">
      <style:table-column-properties fo:break-before="auto" style:column-width="3.425cm"/>
    </style:style>
    <style:style style:name="co30" style:family="table-column">
      <style:table-column-properties fo:break-before="auto" style:column-width="2.903cm"/>
    </style:style>
    <style:style style:name="co31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7.95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7.16cm" fo:break-before="auto" style:use-optimal-row-height="true"/>
    </style:style>
    <style:style style:name="ro11" style:family="table-row">
      <style:table-row-properties style:row-height="6.765cm" fo:break-before="auto" style:use-optimal-row-height="true"/>
    </style:style>
    <style:style style:name="ro12" style:family="table-row">
      <style:table-row-properties style:row-height="2.053cm" fo:break-before="auto" style:use-optimal-row-height="true"/>
    </style:style>
    <style:style style:name="ro13" style:family="table-row">
      <style:table-row-properties style:row-height="1.092cm" fo:break-before="auto" style:use-optimal-row-height="false"/>
    </style:style>
    <style:style style:name="ro14" style:family="table-row">
      <style:table-row-properties style:row-height="5.186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 tableooo:tab-color="#ffb66c"/>
    </style:style>
    <style:style style:name="ta2" style:family="table" style:master-page-name="Default">
      <style:table-properties table:display="true" style:writing-mode="lr-tb" tableooo:tab-color="#e8f2a1"/>
    </style:style>
    <style:style style:name="ta3" style:family="table" style:master-page-name="Default">
      <style:table-properties table:display="true" style:writing-mode="lr-tb" tableooo:tab-color="#afd095"/>
    </style:style>
    <style:style style:name="ta4" style:family="table" style:master-page-name="Default">
      <style:table-properties table:display="true" style:writing-mode="lr-tb" tableooo:tab-color="#b4c7dc"/>
    </style:style>
    <style:style style:name="ta5" style:family="table" style:master-page-name="Default">
      <style:table-properties table:display="true" style:writing-mode="lr-tb" tableooo:tab-color="#8e86ae"/>
    </style:style>
    <style:style style:name="ta6" style:family="table" style:master-page-name="Default">
      <style:table-properties table:display="true" style:writing-mode="lr-tb" tableooo:tab-color="#ff5429"/>
    </style:style>
    <style:style style:name="ce129" style:family="table-cell" style:parent-style-name="Default">
      <style:table-cell-properties fo:border-bottom="none" fo:border-left="none" fo:border-right="0.06pt solid #000000" fo:border-top="0.06pt solid #000000"/>
    </style:style>
    <style:style style:name="ce130" style:family="table-cell" style:parent-style-name="Default">
      <style:table-cell-properties fo:border-bottom="none" fo:background-color="#ffffff" fo:border-left="none" fo:border-right="0.06pt solid #2a6099" fo:border-top="none"/>
    </style:style>
    <style:style style:name="ce131" style:family="table-cell" style:parent-style-name="Default">
      <style:table-cell-properties fo:border-bottom="0.06pt solid #2a6099" fo:background-color="#ffffff" fo:border-left="none" fo:border-right="0.06pt solid #2a6099" fo:border-top="none"/>
    </style:style>
    <style:style style:name="ce47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4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</style:style>
    <style:style style:name="ce7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2a6099" fo:background-color="#ffff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>
      <style:table-cell-properties fo:background-color="#ffffff"/>
    </style:style>
    <style:style style:name="ce9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0.06pt solid #2a6099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97" style:family="table-cell" style:parent-style-name="Default">
      <style:table-cell-properties fo:border-bottom="0.06pt solid #2a6099" fo:background-color="#ffffff" fo:border-left="none" fo:border-right="none" fo:border-top="non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f6f9d4" fo:border="0.06pt solid #000000"/>
    </style:style>
    <style:style style:name="ce141" style:family="table-cell" style:parent-style-name="Default">
      <style:table-cell-properties fo:background-color="#ffffa6" fo:border="0.06pt solid #000000"/>
    </style:style>
    <style:style style:name="ce142" style:family="table-cell" style:parent-style-name="Default">
      <style:table-cell-properties fo:background-color="#ffffa6"/>
    </style:style>
    <style:style style:name="ce143" style:family="table-cell" style:parent-style-name="Default">
      <style:table-cell-properties fo:background-color="#ffffa6" style:text-align-source="fix" style:repeat-content="false" fo:wrap-option="wrap" fo:border="0.06pt solid #000000"/>
      <style:paragraph-properties fo:text-align="start" fo:margin-left="0cm"/>
    </style:style>
    <style:style style:name="ce14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fo:background-color="#ffffa6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start" fo:margin-left="0cm"/>
    </style:style>
    <style:style style:name="ce48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</style:style>
    <style:style style:name="ce6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2a6099" fo:background-color="#ffff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>
      <style:table-cell-properties fo:background-color="#ffffff"/>
    </style:style>
    <style:style style:name="ce10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110" style:family="table-cell" style:parent-style-name="Default">
      <style:table-cell-properties fo:border-bottom="0.06pt solid #2a6099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111" style:family="table-cell" style:parent-style-name="Default">
      <style:table-cell-properties fo:border-bottom="0.06pt solid #2a6099" fo:background-color="#ffffff" fo:border-left="none" fo:border-right="none" fo:border-top="none"/>
    </style:style>
    <style:style style:name="ce112" style:family="table-cell" style:parent-style-name="Default">
      <style:table-cell-properties fo:border-bottom="none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ackground-color="#ffffff" fo:border-left="none" fo:border-right="0.06pt solid #2a6099" fo:border-top="none"/>
    </style:style>
    <style:style style:name="ce114" style:family="table-cell" style:parent-style-name="Default">
      <style:table-cell-properties fo:border-bottom="0.06pt solid #2a6099" fo:background-color="#ffffff" fo:border-left="none" fo:border-right="0.06pt solid #2a6099" fo:border-top="none"/>
    </style:style>
    <style:style style:name="ce11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6f9d4" fo:border="0.06pt solid #000000"/>
    </style:style>
    <style:style style:name="ce123" style:family="table-cell" style:parent-style-name="Default">
      <style:table-cell-properties fo:background-color="#ffffa6" fo:border="0.06pt solid #000000"/>
    </style:style>
    <style:style style:name="ce124" style:family="table-cell" style:parent-style-name="Default">
      <style:table-cell-properties fo:background-color="#ffffa6"/>
    </style:style>
    <style:style style:name="ce125" style:family="table-cell" style:parent-style-name="Default">
      <style:table-cell-properties fo:background-color="#ffffa6" style:text-align-source="fix" style:repeat-content="false" fo:wrap-option="wrap" fo:border="0.06pt solid #000000"/>
      <style:paragraph-properties fo:text-align="start" fo:margin-left="0cm"/>
    </style:style>
    <style:style style:name="ce126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fo:background-color="#ffffa6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start" fo:margin-left="0cm"/>
    </style:style>
    <style:style style:name="ce88" style:family="table-cell" style:parent-style-name="Default">
      <style:table-cell-properties style:glyph-orientation-vertical="auto" fo:background-color="#ffdbb6" style:text-align-source="fix" style:repeat-content="false" fo:wrap-option="wrap" fo:border="0.06pt solid #000000" style:direction="ttb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ff6d" fo:border="0.06pt solid #000000"/>
    </style:style>
    <style:style style:name="ce151" style:family="table-cell" style:parent-style-name="Default">
      <style:table-cell-properties fo:background-color="#ffff6d"/>
    </style:style>
    <style:style style:name="ce94" style:family="table-cell" style:parent-style-name="Default">
      <style:table-cell-properties fo:background-color="#ffff6d" style:text-align-source="fix" style:repeat-content="false" fo:wrap-option="wrap" fo:border="0.06pt solid #000000"/>
      <style:paragraph-properties fo:text-align="start" fo:margin-left="0cm"/>
    </style:style>
    <style:style style:name="ce95" style:family="table-cell" style:parent-style-name="Default">
      <style:table-cell-properties fo:background-color="#ffff6d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6d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8e86ae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übersicht" table:style-name="ta1">
        <table:table-column table:style-name="co1" table:default-cell-style-name="ce50"/>
        <table:table-column table:style-name="co2" table:number-columns-repeated="4" table:default-cell-style-name="ce50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row table:style-name="ro1" table:number-rows-repeated="3">
          <table:table-cell table:style-name="Default" table:number-columns-repeated="5"/>
          <table:table-cell table:number-columns-repeated="14"/>
        </table:table-row>
        <table:table-row table:style-name="ro2">
          <table:table-cell table:style-name="ce48" office:value-type="string" calcext:value-type="string" table:number-columns-spanned="5" table:number-rows-spanned="1">
            <text:p>PWM Modul (ModNr 0 -15)</text:p>
          </table:table-cell>
          <table:covered-table-cell table:style-name="ce53"/>
          <table:covered-table-cell table:style-name="ce54"/>
          <table:covered-table-cell table:style-name="ce53"/>
          <table:covered-table-cell table:style-name="ce54"/>
          <table:table-cell/>
          <table:table-cell table:style-name="ce48" office:value-type="string" calcext:value-type="string" table:number-columns-spanned="5" table:number-rows-spanned="1">
            <text:p>Leaflet Grundmodul</text:p>
          </table:table-cell>
          <table:covered-table-cell table:style-name="ce53"/>
          <table:covered-table-cell table:style-name="ce54"/>
          <table:covered-table-cell table:style-name="ce53"/>
          <table:covered-table-cell table:style-name="ce54"/>
          <table:table-cell table:number-columns-repeated="8"/>
        </table:table-row>
        <table:table-row table:style-name="ro1">
          <table:table-cell table:style-name="ce49" office:value-type="string" calcext:value-type="string">
            <text:p>Mreg</text:p>
          </table:table-cell>
          <table:table-cell table:style-name="ce49" office:value-type="string" calcext:value-type="string">
            <text:p>O_Coil</text:p>
          </table:table-cell>
          <table:table-cell table:style-name="ce49" office:value-type="string" calcext:value-type="string">
            <text:p>I_Coil</text:p>
          </table:table-cell>
          <table:table-cell table:style-name="ce49" office:value-type="string" calcext:value-type="string">
            <text:p>I_Analog</text:p>
          </table:table-cell>
          <table:table-cell table:style-name="ce49" office:value-type="string" calcext:value-type="string">
            <text:p>O_Analog</text:p>
          </table:table-cell>
          <table:table-cell/>
          <table:table-cell table:style-name="ce49" office:value-type="string" calcext:value-type="string">
            <text:p>Mreg</text:p>
          </table:table-cell>
          <table:table-cell table:style-name="ce49" office:value-type="string" calcext:value-type="string">
            <text:p>O_Coil</text:p>
          </table:table-cell>
          <table:table-cell table:style-name="ce49" office:value-type="string" calcext:value-type="string">
            <text:p>I_Coil</text:p>
          </table:table-cell>
          <table:table-cell table:style-name="ce49" office:value-type="string" calcext:value-type="string">
            <text:p>I_Analog</text:p>
          </table:table-cell>
          <table:table-cell table:style-name="ce49" office:value-type="string" calcext:value-type="string">
            <text:p>O_Analog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ted 1</text:p>
          </table:table-cell>
          <table:table-cell/>
          <table:table-cell table:style-name="ce55" office:value-type="string" calcext:value-type="string">
            <text:p>Error</text:p>
          </table:table-cell>
          <table:table-cell table:style-name="ce62" office:value-type="string" calcext:value-type="string">
            <text:p>Freq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NABLE PERI</text:p>
          </table:table-cell>
          <table:table-cell table:style-name="ce50" office:value-type="string" calcext:value-type="string">
            <text:p>FAULT_OUT</text:p>
          </table:table-cell>
          <table:table-cell table:style-name="ce55" office:value-type="string" calcext:value-type="string">
            <text:p>Error</text:p>
          </table:table-cell>
          <table:table-cell table:style-name="ce62" office:value-type="string" calcext:value-type="string">
            <text:p>Command Reg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rted 2</text:p>
          </table:table-cell>
          <table:table-cell table:number-columns-repeated="2"/>
          <table:table-cell office:value-type="string" calcext:value-type="string">
            <text:p>PWM_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FAULT_HBUS24</text:p>
          </table:table-cell>
          <table:table-cell table:style-name="ce50" office:value-type="string" calcext:value-type="string">
            <text:p>V_Major</text:p>
          </table:table-cell>
          <table:table-cell table:style-name="ce51" office:value-type="string" calcext:value-type="string">
            <text:p>ClientWarn/Erro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rted 3</text:p>
          </table:table-cell>
          <table:table-cell table:number-columns-repeated="2"/>
          <table:table-cell office:value-type="string" calcext:value-type="string">
            <text:p>PWM_2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FAULT_HBUS</text:p>
          </table:table-cell>
          <table:table-cell table:style-name="ce50" office:value-type="string" calcext:value-type="string">
            <text:p>V_Minor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verted 4</text:p>
          </table:table-cell>
          <table:table-cell table:number-columns-repeated="2"/>
          <table:table-cell office:value-type="string" calcext:value-type="string">
            <text:p>PWM_3</text:p>
          </table:table-cell>
          <table:table-cell/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SWITCH IN 1</text:p>
          </table:table-cell>
          <table:table-cell table:style-name="ce50" office:value-type="string" calcext:value-type="string">
            <text:p>V_Patch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51" office:value-type="string" calcext:value-type="string">
            <text:p>PWM_4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SWITCH IN 2</text:p>
          </table:table-cell>
          <table:table-cell office:value-type="string" calcext:value-type="string">
            <text:p>Serial Number MSB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3">
          <table:table-cell table:style-name="ce48" office:value-type="string" calcext:value-type="string" table:number-columns-spanned="5" table:number-rows-spanned="1">
            <text:p><text:span text:style-name="T4">REL Modul 1 (ModNr 16 – 19</text:span>)</text:p>
          </table:table-cell>
          <table:covered-table-cell table:style-name="ce53"/>
          <table:covered-table-cell table:style-name="ce54"/>
          <table:covered-table-cell table:style-name="ce53"/>
          <table:covered-table-cell table:style-name="ce54"/>
          <table:table-cell/>
          <table:table-cell table:style-name="ce50" office:value-type="float" office:value="5" calcext:value-type="float">
            <text:p>5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SWITCH IN 3</text:p>
          </table:table-cell>
          <table:table-cell office:value-type="string" calcext:value-type="string">
            <text:p>Serial Number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Mreg</text:p>
          </table:table-cell>
          <table:table-cell table:style-name="ce49" office:value-type="string" calcext:value-type="string">
            <text:p>O_Coil</text:p>
          </table:table-cell>
          <table:table-cell table:style-name="ce49" office:value-type="string" calcext:value-type="string">
            <text:p>I_Coil</text:p>
          </table:table-cell>
          <table:table-cell table:style-name="ce49" office:value-type="string" calcext:value-type="string">
            <text:p>I_Analog</text:p>
          </table:table-cell>
          <table:table-cell table:style-name="ce49" office:value-type="string" calcext:value-type="string">
            <text:p>O_Analog</text:p>
          </table:table-cell>
          <table:table-cell/>
          <table:table-cell table:style-name="ce50" office:value-type="float" office:value="6" calcext:value-type="float">
            <text:p>6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SWITCH IN 4</text:p>
          </table:table-cell>
          <table:table-cell office:value-type="string" calcext:value-type="string">
            <text:p>Serial Number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l_1</text:p>
          </table:table-cell>
          <table:table-cell/>
          <table:table-cell table:style-name="ce55" office:value-type="string" calcext:value-type="string">
            <text:p>Error_Flag</text:p>
          </table:table-cell>
          <table:table-cell table:style-name="ce62" office:value-type="string" calcext:value-type="string">
            <text:p>Config_Reg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style-name="ce51" office:value-type="string" calcext:value-type="string">
            <text:p>RESERVED</text:p>
          </table:table-cell>
          <table:table-cell table:style-name="ce50" office:value-type="string" calcext:value-type="string">
            <text:p>ISO IN 1</text:p>
          </table:table-cell>
          <table:table-cell office:value-type="string" calcext:value-type="string">
            <text:p>Serial Number LSB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_2</text:p>
          </table:table-cell>
          <table:table-cell table:number-columns-repeated="2"/>
          <table:table-cell office:value-type="string" calcext:value-type="string">
            <text:p>All_Rel</text:p>
          </table:table-cell>
          <table:table-cell/>
          <table:table-cell table:style-name="ce51" office:value-type="float" office:value="8" calcext:value-type="float">
            <text:p>8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ISO IN 2</text:p>
          </table:table-cell>
          <table:table-cell table:style-name="ce50" office:value-type="string" calcext:value-type="string">
            <text:p>PWM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l_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M_ResPin1</text:p>
          </table:table-cell>
          <table:table-cell table:style-name="ce50" office:value-type="string" calcext:value-type="string">
            <text:p>REL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_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M_ResPin2</text:p>
          </table:table-cell>
          <table:table-cell table:style-name="ce50" office:value-type="string" calcext:value-type="string">
            <text:p>TMP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_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S_ResPin3</text:p>
          </table:table-cell>
          <table:table-cell table:style-name="ce50" office:value-type="string" calcext:value-type="string">
            <text:p>AIO</text:p>
          </table:table-cell>
          <table:table-cell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_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51" office:value-type="string" calcext:value-type="string">
            <text:p>RESERVED</text:p>
          </table:table-cell>
          <table:table-cell table:style-name="ce51" office:value-type="string" calcext:value-type="string">
            <text:p>S_ResPin4</text:p>
          </table:table-cell>
          <table:table-cell table:number-columns-repeated="2"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_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4"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Rel_8</text:p>
          </table:table-cell>
          <table:table-cell table:style-name="ce51" table:number-columns-repeated="3"/>
          <table:table-cell/>
          <table:table-cell office:value-type="float" office:value="14" calcext:value-type="float">
            <text:p>14</text:p>
          </table:table-cell>
          <table:table-cell table:number-columns-repeated="4"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2">
          <table:table-cell table:style-name="ce48" office:value-type="string" calcext:value-type="string" table:number-columns-spanned="5" table:number-rows-spanned="1">
            <text:p>TMP Modul (20-27)</text:p>
          </table:table-cell>
          <table:covered-table-cell table:style-name="ce53"/>
          <table:covered-table-cell table:style-name="ce54"/>
          <table:covered-table-cell table:style-name="ce53"/>
          <table:covered-table-cell table:style-name="ce54"/>
          <table:table-cell/>
          <table:table-cell office:value-type="float" office:value="15" calcext:value-type="float">
            <text:p>15</text:p>
          </table:table-cell>
          <table:table-cell table:number-columns-repeated="4" table:style-name="ce51"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Mreg</text:p>
          </table:table-cell>
          <table:table-cell table:style-name="ce49" office:value-type="string" calcext:value-type="string">
            <text:p>O_Coil</text:p>
          </table:table-cell>
          <table:table-cell table:style-name="ce49" office:value-type="string" calcext:value-type="string">
            <text:p>I_Coil</text:p>
          </table:table-cell>
          <table:table-cell table:style-name="ce49" office:value-type="string" calcext:value-type="string">
            <text:p>I_Analog</text:p>
          </table:table-cell>
          <table:table-cell table:style-name="ce49" office:value-type="string" calcext:value-type="string">
            <text:p>O_Analog</text:p>
          </table:table-cell>
          <table:table-cell table:number-columns-repeated="14"/>
        </table:table-row>
        <table:table-row table:style-name="ro1"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style-name="ce55" office:value-type="string" calcext:value-type="string">
            <text:p>Error_Flag</text:p>
          </table:table-cell>
          <table:table-cell table:style-name="ce62" office:value-type="string" calcext:value-type="string">
            <text:p>Config_Reg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mp_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mp_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mp_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mp_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emp_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mp_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emp_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mp_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emp_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mp_1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emp_11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emp_12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emp_1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emp_1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emp_1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mp_16</text:p>
          </table:table-cell>
          <table:table-cell table:number-columns-repeated="15"/>
        </table:table-row>
        <table:table-row table:style-name="ro3">
          <table:table-cell table:style-name="ce48" office:value-type="string" calcext:value-type="string" table:number-columns-spanned="5" table:number-rows-spanned="1">
            <text:p><text:span text:style-name="T4">AIO Modul (ModNr 28 – 35</text:span>)</text:p>
          </table:table-cell>
          <table:covered-table-cell table:style-name="ce53"/>
          <table:covered-table-cell table:style-name="ce54"/>
          <table:covered-table-cell table:style-name="ce53"/>
          <table:covered-table-cell table:style-name="ce54"/>
          <table:table-cell table:style-name="ce65" office:value-type="string" calcext:value-type="string" table:number-columns-spanned="6" table:number-rows-spanned="1">
            <text:p>AIO Config_Reg</text:p>
          </table:table-cell>
          <table:covered-table-cell table:number-columns-repeated="4" table:style-name="ce100"/>
          <table:covered-table-cell table:style-name="ce112"/>
          <table:table-cell table:number-columns-repeated="8"/>
        </table:table-row>
        <table:table-row table:style-name="ro1">
          <table:table-cell table:style-name="ce49" office:value-type="string" calcext:value-type="string">
            <text:p>Mreg</text:p>
          </table:table-cell>
          <table:table-cell table:style-name="ce49" office:value-type="string" calcext:value-type="string">
            <text:p>O_Coil</text:p>
          </table:table-cell>
          <table:table-cell table:style-name="ce49" office:value-type="string" calcext:value-type="string">
            <text:p>I_Coil</text:p>
          </table:table-cell>
          <table:table-cell table:style-name="ce49" office:value-type="string" calcext:value-type="string">
            <text:p>I_Analog</text:p>
          </table:table-cell>
          <table:table-cell table:style-name="ce49" office:value-type="string" calcext:value-type="string">
            <text:p>O_Analog</text:p>
          </table:table-cell>
          <table:table-cell table:style-name="ce66" office:value-type="string" calcext:value-type="string">
            <text:p>Bits</text:p>
          </table:table-cell>
          <table:table-cell table:style-name="ce66" office:value-type="string" calcext:value-type="string">
            <text:p>Bitname</text:p>
          </table:table-cell>
          <table:table-cell table:style-name="ce102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07"/>
          <table:table-cell table:number-columns-repeated="8"/>
        </table:table-row>
        <table:table-row table:style-name="ro1"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D_IN1</text:p>
          </table:table-cell>
          <table:table-cell table:style-name="ce56" office:value-type="string" calcext:value-type="string">
            <text:p>Error_Flag</text:p>
          </table:table-cell>
          <table:table-cell table:style-name="ce62" office:value-type="string" calcext:value-type="string">
            <text:p>Config_Reg</text:p>
          </table:table-cell>
          <table:table-cell table:style-name="ce98" office:value-type="string" calcext:value-type="string">
            <text:p>[15:12]</text:p>
          </table:table-cell>
          <table:table-cell table:style-name="ce50" office:value-type="string" calcext:value-type="string">
            <text:p>Channel D</text:p>
          </table:table-cell>
          <table:table-cell table:style-name="ce103" office:value-type="string" calcext:value-type="string">
            <text:p>Sets the Channel function. Default is 0 (High Imp):</text:p>
          </table:table-cell>
          <table:table-cell table:style-name="ce108" table:number-columns-repeated="2"/>
          <table:table-cell table:style-name="ce113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_IN2</text:p>
          </table:table-cell>
          <table:table-cell table:style-name="Default" office:value-type="string" calcext:value-type="string">
            <text:p>%_IN_1</text:p>
          </table:table-cell>
          <table:table-cell table:style-name="ce63" office:value-type="string" calcext:value-type="string">
            <text:p>%_OUT_1</text:p>
          </table:table-cell>
          <table:table-cell table:style-name="ce98" office:value-type="string" calcext:value-type="string">
            <text:p>[11:8]</text:p>
          </table:table-cell>
          <table:table-cell table:style-name="ce50" office:value-type="string" calcext:value-type="string">
            <text:p>Channel C</text:p>
          </table:table-cell>
          <table:table-cell table:style-name="ce104" office:value-type="float" office:value="0" calcext:value-type="float">
            <text:p>0</text:p>
          </table:table-cell>
          <table:table-cell table:style-name="ce103" office:value-type="string" calcext:value-type="string">
            <text:p>Not in Use(HIGH IMP)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_IN3</text:p>
          </table:table-cell>
          <table:table-cell table:style-name="Default" office:value-type="string" calcext:value-type="string">
            <text:p>%_IN_1</text:p>
          </table:table-cell>
          <table:table-cell table:style-name="ce64" office:value-type="string" calcext:value-type="string">
            <text:p>%_OUT_2</text:p>
          </table:table-cell>
          <table:table-cell table:style-name="ce98" office:value-type="string" calcext:value-type="string">
            <text:p>[7:4]</text:p>
          </table:table-cell>
          <table:table-cell table:style-name="ce50" office:value-type="string" calcext:value-type="string">
            <text:p>Channel B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0-10V Out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_IN4</text:p>
          </table:table-cell>
          <table:table-cell table:style-name="Default" office:value-type="string" calcext:value-type="string">
            <text:p>%_IN_1</text:p>
          </table:table-cell>
          <table:table-cell table:style-name="ce64" office:value-type="string" calcext:value-type="string">
            <text:p>%_OUT_3</text:p>
          </table:table-cell>
          <table:table-cell table:style-name="ce98" office:value-type="string" calcext:value-type="string">
            <text:p>[3:0]</text:p>
          </table:table-cell>
          <table:table-cell table:style-name="ce50" office:value-type="string" calcext:value-type="string">
            <text:p>Channel A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0-10V In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%_IN_1</text:p>
          </table:table-cell>
          <table:table-cell table:style-name="ce64" office:value-type="string" calcext:value-type="string">
            <text:p>%_OUT_4</text:p>
          </table:table-cell>
          <table:table-cell table:style-name="ce98"/>
          <table:table-cell table:style-name="ce64"/>
          <table:table-cell table:style-name="ce104" office:value-type="float" office:value="3" calcext:value-type="float">
            <text:p>3</text:p>
          </table:table-cell>
          <table:table-cell table:style-name="ce103" office:value-type="string" calcext:value-type="string">
            <text:p>0-20 mA Out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EMP_1</text:p>
          </table:table-cell>
          <table:table-cell office:value-type="string" calcext:value-type="string">
            <text:p>V_OUT_1</text:p>
          </table:table-cell>
          <table:table-cell table:style-name="ce98"/>
          <table:table-cell table:style-name="ce64"/>
          <table:table-cell table:style-name="ce104" office:value-type="float" office:value="4" calcext:value-type="float">
            <text:p>4</text:p>
          </table:table-cell>
          <table:table-cell table:style-name="ce103" office:value-type="string" calcext:value-type="string">
            <text:p>0-20 mA Int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MP_2</text:p>
          </table:table-cell>
          <table:table-cell office:value-type="string" calcext:value-type="string">
            <text:p>V_OUT_2</text:p>
          </table:table-cell>
          <table:table-cell table:style-name="ce98"/>
          <table:table-cell table:style-name="ce64"/>
          <table:table-cell table:style-name="ce104" office:value-type="float" office:value="5" calcext:value-type="float">
            <text:p>5</text:p>
          </table:table-cell>
          <table:table-cell table:style-name="ce103" office:value-type="string" calcext:value-type="string">
            <text:p>4-20 mA Out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EMP_3</text:p>
          </table:table-cell>
          <table:table-cell office:value-type="string" calcext:value-type="string">
            <text:p>V_OUT_3</text:p>
          </table:table-cell>
          <table:table-cell table:style-name="ce98"/>
          <table:table-cell table:style-name="ce64"/>
          <table:table-cell table:style-name="ce104" office:value-type="float" office:value="6" calcext:value-type="float">
            <text:p>6</text:p>
          </table:table-cell>
          <table:table-cell table:style-name="ce103" office:value-type="string" calcext:value-type="string">
            <text:p>4-20 mA In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MP_4</text:p>
          </table:table-cell>
          <table:table-cell office:value-type="string" calcext:value-type="string">
            <text:p>V_OUT_4</text:p>
          </table:table-cell>
          <table:table-cell table:style-name="ce98"/>
          <table:table-cell table:style-name="ce64"/>
          <table:table-cell table:style-name="ce104" office:value-type="float" office:value="7" calcext:value-type="float">
            <text:p>7</text:p>
          </table:table-cell>
          <table:table-cell table:style-name="ce103" office:value-type="string" calcext:value-type="string">
            <text:p>Temp Input</text:p>
          </table:table-cell>
          <table:table-cell table:style-name="ce108"/>
          <table:table-cell table:style-name="ce113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_IN_1</text:p>
          </table:table-cell>
          <table:table-cell office:value-type="string" calcext:value-type="string">
            <text:p>I_OUT_1</text:p>
          </table:table-cell>
          <table:table-cell table:style-name="ce99"/>
          <table:table-cell table:style-name="ce101"/>
          <table:table-cell table:style-name="ce105" office:value-type="float" office:value="8" calcext:value-type="float">
            <text:p>8</text:p>
          </table:table-cell>
          <table:table-cell table:style-name="ce110" office:value-type="string" calcext:value-type="string">
            <text:p>Digital Input</text:p>
          </table:table-cell>
          <table:table-cell table:style-name="ce111"/>
          <table:table-cell table:style-name="ce114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_IN_2</text:p>
          </table:table-cell>
          <table:table-cell office:value-type="string" calcext:value-type="string">
            <text:p>I_OUT_2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V_IN_3</text:p>
          </table:table-cell>
          <table:table-cell office:value-type="string" calcext:value-type="string">
            <text:p>I_OUT_3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V_IN_4</text:p>
          </table:table-cell>
          <table:table-cell office:value-type="string" calcext:value-type="string">
            <text:p>I_OUT_4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I_IN_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_IN_2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_IN_3</text:p>
          </table:table-cell>
          <table:table-cell table:number-columns-repeated="15"/>
        </table:table-row>
        <table:table-row table:style-name="ro1">
          <table:table-cell table:style-name="ce51" office:value-type="float" office:value="16" calcext:value-type="float">
            <text:p>16</text:p>
          </table:table-cell>
          <table:table-cell table:style-name="ce51" table:number-columns-repeated="2"/>
          <table:table-cell table:style-name="ce51" office:value-type="string" calcext:value-type="string">
            <text:p>I_IN_4</text:p>
          </table:table-cell>
          <table:table-cell table:style-name="ce51"/>
          <table:table-cell table:number-columns-repeated="14"/>
        </table:table-row>
        <table:table-row table:style-name="ro1" table:number-rows-repeated="27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Default" table:number-columns-repeated="5"/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6"/>
        </table:table-row>
      </table:table>
      <table:table table:name="Discrete Output coils" table:style-name="ta2"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8" table:default-cell-style-name="ce117"/>
        <table:table-column table:style-name="co9" table:default-cell-style-name="ce117"/>
        <table:table-column table:style-name="co10" table:default-cell-style-name="ce117"/>
        <table:table-column table:style-name="co2" table:number-columns-repeated="3" table:default-cell-style-name="Default"/>
        <table:table-column table:style-name="co2" table:default-cell-style-name="ce117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7"/>
          <table:table-cell/>
          <table:table-cell table:style-name="ce123" office:value-type="string" calcext:value-type="string">
            <text:p>const __uint16_t MM_OutputBit_Map[][3] = { </text:p>
          </table:table-cell>
          <table:table-cell table:style-name="ce124" table:number-columns-repeated="14"/>
        </table:table-row>
        <table:table-row table:style-name="ro4">
          <table:table-cell table:style-name="ce115" office:value-type="string" calcext:value-type="string">
            <text:p>Register Adress</text:p>
          </table:table-cell>
          <table:table-cell table:style-name="ce115" office:value-type="string" calcext:value-type="string">
            <text:p>Offset</text:p>
          </table:table-cell>
          <table:table-cell table:style-name="ce115" office:value-type="string" calcext:value-type="string">
            <text:p>Type</text:p>
          </table:table-cell>
          <table:table-cell table:style-name="ce115" office:value-type="string" calcext:value-type="string">
            <text:p>Mod. Nr</text:p>
          </table:table-cell>
          <table:table-cell table:style-name="ce115" office:value-type="string" calcext:value-type="string">
            <text:p>Registername</text:p>
          </table:table-cell>
          <table:table-cell table:style-name="ce115" office:value-type="string" calcext:value-type="string">
            <text:p>Values</text:p>
          </table:table-cell>
          <table:table-cell table:style-name="ce115" office:value-type="string" calcext:value-type="string">
            <text:p>Description</text:p>
          </table:table-cell>
          <table:table-cell/>
          <table:table-cell table:style-name="ce123" office:value-type="string" calcext:value-type="string">
            <text:p>/*</text:p>
          </table:table-cell>
          <table:table-cell table:style-name="ce124" table:number-columns-repeated="3"/>
          <table:table-cell table:style-name="ce124" office:value-type="string" calcext:value-type="string">
            <text:p>Module</text:p>
          </table:table-cell>
          <table:table-cell table:style-name="ce124"/>
          <table:table-cell table:style-name="ce124" office:value-type="string" calcext:value-type="string">
            <text:p>Mreg</text:p>
          </table:table-cell>
          <table:table-cell table:style-name="ce124"/>
          <table:table-cell table:style-name="ce124" office:value-type="string" calcext:value-type="string">
            <text:p>Lock?</text:p>
          </table:table-cell>
          <table:table-cell table:style-name="ce124" table:number-columns-repeated="2"/>
          <table:table-cell table:style-name="ce125" office:value-type="string" calcext:value-type="string">
            <text:p>*/</text:p>
          </table:table-cell>
          <table:table-cell table:style-name="ce124" table:number-columns-repeated="3"/>
        </table:table-row>
        <table:table-row table:style-name="ro5"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Peripherirals Enable</text:p>
          </table:table-cell>
          <table:table-cell table:style-name="ce116" office:value-type="string" calcext:value-type="string">
            <text:p>0,1</text:p>
          </table:table-cell>
          <table:table-cell table:style-name="ce116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]" office:value-type="float" office:value="0" calcext:value-type="float">
            <text:p>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] &amp;  [.D4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]&amp;&quot; Module &quot; &amp; [.D4]" office:value-type="string" office:string-value="LEAFLET Module " calcext:value-type="string">
            <text:p>LEAFLET Module </text:p>
          </table:table-cell>
          <table:table-cell table:style-name="ce128" table:formula="of:=[.E4]" office:value-type="string" office:string-value="Peripherirals Enable" calcext:value-type="string">
            <text:p>Peripherirals Enable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]" office:value-type="float" office:value="1" calcext:value-type="float">
            <text:p>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] &amp;  [.D5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]&amp;&quot; Module &quot; &amp; [.D5]" office:value-type="string" office:string-value="LEAFLET Module " calcext:value-type="string">
            <text:p>LEAFLET Module </text:p>
          </table:table-cell>
          <table:table-cell table:style-name="ce128" table:formula="of:=[.E5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]" office:value-type="float" office:value="2" calcext:value-type="float">
            <text:p>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] &amp;  [.D6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]&amp;&quot; Module &quot; &amp; [.D6]" office:value-type="string" office:string-value="LEAFLET Module " calcext:value-type="string">
            <text:p>LEAFLET Module </text:p>
          </table:table-cell>
          <table:table-cell table:style-name="ce128" table:formula="of:=[.E6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]" office:value-type="float" office:value="3" calcext:value-type="float">
            <text:p>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] &amp;  [.D7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]&amp;&quot; Module &quot; &amp; [.D7]" office:value-type="string" office:string-value="LEAFLET Module " calcext:value-type="string">
            <text:p>LEAFLET Module </text:p>
          </table:table-cell>
          <table:table-cell table:style-name="ce128" table:formula="of:=[.E7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4" calcext:value-type="float">
            <text:p>4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8]" office:value-type="float" office:value="4" calcext:value-type="float">
            <text:p>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8] &amp;  [.D8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8]&amp;&quot; Module &quot; &amp; [.D8]" office:value-type="string" office:string-value="LEAFLET Module " calcext:value-type="string">
            <text:p>LEAFLET Module </text:p>
          </table:table-cell>
          <table:table-cell table:style-name="ce128" table:formula="of:=[.E8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9]" office:value-type="float" office:value="5" calcext:value-type="float">
            <text:p>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9] &amp;  [.D9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9]&amp;&quot; Module &quot; &amp; [.D9]" office:value-type="string" office:string-value="LEAFLET Module " calcext:value-type="string">
            <text:p>LEAFLET Module </text:p>
          </table:table-cell>
          <table:table-cell table:style-name="ce128" table:formula="of:=[.E9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6" calcext:value-type="float">
            <text:p>6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0]" office:value-type="float" office:value="6" calcext:value-type="float">
            <text:p>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0] &amp;  [.D10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0]&amp;&quot; Module &quot; &amp; [.D10]" office:value-type="string" office:string-value="LEAFLET Module " calcext:value-type="string">
            <text:p>LEAFLET Module </text:p>
          </table:table-cell>
          <table:table-cell table:style-name="ce128" table:formula="of:=[.E10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7" calcext:value-type="float">
            <text:p>7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1]" office:value-type="float" office:value="7" calcext:value-type="float">
            <text:p>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1] &amp;  [.D11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1]&amp;&quot; Module &quot; &amp; [.D11]" office:value-type="string" office:string-value="LEAFLET Module " calcext:value-type="string">
            <text:p>LEAFLET Module </text:p>
          </table:table-cell>
          <table:table-cell table:style-name="ce128" table:formula="of:=[.E11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8" calcext:value-type="float">
            <text:p>8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2]" office:value-type="float" office:value="8" calcext:value-type="float">
            <text:p>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2] &amp;  [.D12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2]&amp;&quot; Module &quot; &amp; [.D12]" office:value-type="string" office:string-value="LEAFLET Module " calcext:value-type="string">
            <text:p>LEAFLET Module </text:p>
          </table:table-cell>
          <table:table-cell table:style-name="ce128" table:formula="of:=[.E12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9" calcext:value-type="float">
            <text:p>9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3]" office:value-type="float" office:value="9" calcext:value-type="float">
            <text:p>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3] &amp;  [.D13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9" calcext:value-type="float">
            <text:p>9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3]&amp;&quot; Module &quot; &amp; [.D13]" office:value-type="string" office:string-value="LEAFLET Module " calcext:value-type="string">
            <text:p>LEAFLET Module </text:p>
          </table:table-cell>
          <table:table-cell table:style-name="ce128" table:formula="of:=[.E13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0" calcext:value-type="float">
            <text:p>10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4]" office:value-type="float" office:value="10" calcext:value-type="float">
            <text:p>1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4] &amp;  [.D14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4]&amp;&quot; Module &quot; &amp; [.D14]" office:value-type="string" office:string-value="LEAFLET Module " calcext:value-type="string">
            <text:p>LEAFLET Module </text:p>
          </table:table-cell>
          <table:table-cell table:style-name="ce128" table:formula="of:=[.E14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1" calcext:value-type="float">
            <text:p>11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5]" office:value-type="float" office:value="11" calcext:value-type="float">
            <text:p>1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5] &amp;  [.D15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1" calcext:value-type="float">
            <text:p>1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5]&amp;&quot; Module &quot; &amp; [.D15]" office:value-type="string" office:string-value="LEAFLET Module " calcext:value-type="string">
            <text:p>LEAFLET Module </text:p>
          </table:table-cell>
          <table:table-cell table:style-name="ce128" table:formula="of:=[.E15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2" calcext:value-type="float">
            <text:p>12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6]" office:value-type="float" office:value="12" calcext:value-type="float">
            <text:p>1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6] &amp;  [.D16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6]&amp;&quot; Module &quot; &amp; [.D16]" office:value-type="string" office:string-value="LEAFLET Module " calcext:value-type="string">
            <text:p>LEAFLET Module </text:p>
          </table:table-cell>
          <table:table-cell table:style-name="ce128" table:formula="of:=[.E16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3" calcext:value-type="float">
            <text:p>13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7]" office:value-type="float" office:value="13" calcext:value-type="float">
            <text:p>1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7] &amp;  [.D17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3" calcext:value-type="float">
            <text:p>1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7]&amp;&quot; Module &quot; &amp; [.D17]" office:value-type="string" office:string-value="LEAFLET Module " calcext:value-type="string">
            <text:p>LEAFLET Module </text:p>
          </table:table-cell>
          <table:table-cell table:style-name="ce128" table:formula="of:=[.E17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4" calcext:value-type="float">
            <text:p>14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8]" office:value-type="float" office:value="14" calcext:value-type="float">
            <text:p>1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8] &amp;  [.D18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8]&amp;&quot; Module &quot; &amp; [.D18]" office:value-type="string" office:string-value="LEAFLET Module " calcext:value-type="string">
            <text:p>LEAFLET Module </text:p>
          </table:table-cell>
          <table:table-cell table:style-name="ce128" table:formula="of:=[.E18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5" calcext:value-type="float">
            <text:p>15</text:p>
          </table:table-cell>
          <table:table-cell table:style-name="ce118" office:value-type="string" calcext:value-type="string">
            <text:p>LEAFLET</text:p>
          </table:table-cell>
          <table:table-cell table:style-name="ce119"/>
          <table:table-cell table:style-name="ce121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19]" office:value-type="float" office:value="15" calcext:value-type="float">
            <text:p>1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19] &amp;  [.D19]" office:value-type="string" office:string-value="LEAFLET" calcext:value-type="string">
            <text:p>LEAFLET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5" calcext:value-type="float">
            <text:p>1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19]&amp;&quot; Module &quot; &amp; [.D19]" office:value-type="string" office:string-value="LEAFLET Module " calcext:value-type="string">
            <text:p>LEAFLET Module </text:p>
          </table:table-cell>
          <table:table-cell table:style-name="ce128" table:formula="of:=[.E19]" office:value-type="string" office:string-value="Reserved" calcext:value-type="string">
            <text:p>Reserved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16" calcext:value-type="float">
            <text:p>16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0]" office:value-type="float" office:value="16" calcext:value-type="float">
            <text:p>1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0] &amp;  [.D20]" office:value-type="string" office:string-value="PWM1" calcext:value-type="string">
            <text:p>PWM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0]&amp;&quot; Module &quot; &amp; [.D20]" office:value-type="string" office:string-value="PWM Module 1" calcext:value-type="string">
            <text:p>PWM Module 1</text:p>
          </table:table-cell>
          <table:table-cell table:style-name="ce128" table:formula="of:=[.E20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7" calcext:value-type="float">
            <text:p>17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1]" office:value-type="float" office:value="17" calcext:value-type="float">
            <text:p>1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1] &amp;  [.D21]" office:value-type="string" office:string-value="PWM1" calcext:value-type="string">
            <text:p>PWM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1]&amp;&quot; Module &quot; &amp; [.D21]" office:value-type="string" office:string-value="PWM Module 1" calcext:value-type="string">
            <text:p>PWM Module 1</text:p>
          </table:table-cell>
          <table:table-cell table:style-name="ce128" table:formula="of:=[.E21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18" calcext:value-type="float">
            <text:p>18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2]" office:value-type="float" office:value="18" calcext:value-type="float">
            <text:p>1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2] &amp;  [.D22]" office:value-type="string" office:string-value="PWM1" calcext:value-type="string">
            <text:p>PWM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2]&amp;&quot; Module &quot; &amp; [.D22]" office:value-type="string" office:string-value="PWM Module 1" calcext:value-type="string">
            <text:p>PWM Module 1</text:p>
          </table:table-cell>
          <table:table-cell table:style-name="ce128" table:formula="of:=[.E22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9" calcext:value-type="float">
            <text:p>19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3]" office:value-type="float" office:value="19" calcext:value-type="float">
            <text:p>1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3] &amp;  [.D23]" office:value-type="string" office:string-value="PWM1" calcext:value-type="string">
            <text:p>PWM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3]&amp;&quot; Module &quot; &amp; [.D23]" office:value-type="string" office:string-value="PWM Module 1" calcext:value-type="string">
            <text:p>PWM Module 1</text:p>
          </table:table-cell>
          <table:table-cell table:style-name="ce128" table:formula="of:=[.E23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1" calcext:value-type="float">
            <text:p>21</text:p>
          </table:table-cell>
          <table:table-cell table:style-name="ce116" office:value-type="float" office:value="20" calcext:value-type="float">
            <text:p>20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4]" office:value-type="float" office:value="20" calcext:value-type="float">
            <text:p>2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4] &amp;  [.D24]" office:value-type="string" office:string-value="PWM2" calcext:value-type="string">
            <text:p>PWM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4]&amp;&quot; Module &quot; &amp; [.D24]" office:value-type="string" office:string-value="PWM Module 2" calcext:value-type="string">
            <text:p>PWM Module 2</text:p>
          </table:table-cell>
          <table:table-cell table:style-name="ce128" table:formula="of:=[.E24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1" calcext:value-type="float">
            <text:p>21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5]" office:value-type="float" office:value="21" calcext:value-type="float">
            <text:p>2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5] &amp;  [.D25]" office:value-type="string" office:string-value="PWM2" calcext:value-type="string">
            <text:p>PWM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5]&amp;&quot; Module &quot; &amp; [.D25]" office:value-type="string" office:string-value="PWM Module 2" calcext:value-type="string">
            <text:p>PWM Module 2</text:p>
          </table:table-cell>
          <table:table-cell table:style-name="ce128" table:formula="of:=[.E25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22" calcext:value-type="float">
            <text:p>22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6]" office:value-type="float" office:value="22" calcext:value-type="float">
            <text:p>2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6] &amp;  [.D26]" office:value-type="string" office:string-value="PWM2" calcext:value-type="string">
            <text:p>PWM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6]&amp;&quot; Module &quot; &amp; [.D26]" office:value-type="string" office:string-value="PWM Module 2" calcext:value-type="string">
            <text:p>PWM Module 2</text:p>
          </table:table-cell>
          <table:table-cell table:style-name="ce128" table:formula="of:=[.E26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23" calcext:value-type="float">
            <text:p>23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7]" office:value-type="float" office:value="23" calcext:value-type="float">
            <text:p>2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7] &amp;  [.D27]" office:value-type="string" office:string-value="PWM2" calcext:value-type="string">
            <text:p>PWM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7]&amp;&quot; Module &quot; &amp; [.D27]" office:value-type="string" office:string-value="PWM Module 2" calcext:value-type="string">
            <text:p>PWM Module 2</text:p>
          </table:table-cell>
          <table:table-cell table:style-name="ce128" table:formula="of:=[.E27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4" calcext:value-type="float">
            <text:p>24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8]" office:value-type="float" office:value="24" calcext:value-type="float">
            <text:p>2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8] &amp;  [.D28]" office:value-type="string" office:string-value="PWM3" calcext:value-type="string">
            <text:p>PWM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8]&amp;&quot; Module &quot; &amp; [.D28]" office:value-type="string" office:string-value="PWM Module 3" calcext:value-type="string">
            <text:p>PWM Module 3</text:p>
          </table:table-cell>
          <table:table-cell table:style-name="ce128" table:formula="of:=[.E28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25" calcext:value-type="float">
            <text:p>25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29]" office:value-type="float" office:value="25" calcext:value-type="float">
            <text:p>2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29] &amp;  [.D29]" office:value-type="string" office:string-value="PWM3" calcext:value-type="string">
            <text:p>PWM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29]&amp;&quot; Module &quot; &amp; [.D29]" office:value-type="string" office:string-value="PWM Module 3" calcext:value-type="string">
            <text:p>PWM Module 3</text:p>
          </table:table-cell>
          <table:table-cell table:style-name="ce128" table:formula="of:=[.E29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26" calcext:value-type="float">
            <text:p>26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0]" office:value-type="float" office:value="26" calcext:value-type="float">
            <text:p>2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0] &amp;  [.D30]" office:value-type="string" office:string-value="PWM3" calcext:value-type="string">
            <text:p>PWM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0]&amp;&quot; Module &quot; &amp; [.D30]" office:value-type="string" office:string-value="PWM Module 3" calcext:value-type="string">
            <text:p>PWM Module 3</text:p>
          </table:table-cell>
          <table:table-cell table:style-name="ce128" table:formula="of:=[.E30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27" calcext:value-type="float">
            <text:p>27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1]" office:value-type="float" office:value="27" calcext:value-type="float">
            <text:p>2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1] &amp;  [.D31]" office:value-type="string" office:string-value="PWM3" calcext:value-type="string">
            <text:p>PWM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1]&amp;&quot; Module &quot; &amp; [.D31]" office:value-type="string" office:string-value="PWM Module 3" calcext:value-type="string">
            <text:p>PWM Module 3</text:p>
          </table:table-cell>
          <table:table-cell table:style-name="ce128" table:formula="of:=[.E31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28" calcext:value-type="float">
            <text:p>28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2]" office:value-type="float" office:value="28" calcext:value-type="float">
            <text:p>2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2] &amp;  [.D32]" office:value-type="string" office:string-value="PWM4" calcext:value-type="string">
            <text:p>PWM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2]&amp;&quot; Module &quot; &amp; [.D32]" office:value-type="string" office:string-value="PWM Module 4" calcext:value-type="string">
            <text:p>PWM Module 4</text:p>
          </table:table-cell>
          <table:table-cell table:style-name="ce128" table:formula="of:=[.E32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29" calcext:value-type="float">
            <text:p>29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3]" office:value-type="float" office:value="29" calcext:value-type="float">
            <text:p>2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3] &amp;  [.D33]" office:value-type="string" office:string-value="PWM4" calcext:value-type="string">
            <text:p>PWM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3]&amp;&quot; Module &quot; &amp; [.D33]" office:value-type="string" office:string-value="PWM Module 4" calcext:value-type="string">
            <text:p>PWM Module 4</text:p>
          </table:table-cell>
          <table:table-cell table:style-name="ce128" table:formula="of:=[.E33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1" calcext:value-type="float">
            <text:p>31</text:p>
          </table:table-cell>
          <table:table-cell table:style-name="ce116" office:value-type="float" office:value="30" calcext:value-type="float">
            <text:p>30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4]" office:value-type="float" office:value="30" calcext:value-type="float">
            <text:p>3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4] &amp;  [.D34]" office:value-type="string" office:string-value="PWM4" calcext:value-type="string">
            <text:p>PWM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4]&amp;&quot; Module &quot; &amp; [.D34]" office:value-type="string" office:string-value="PWM Module 4" calcext:value-type="string">
            <text:p>PWM Module 4</text:p>
          </table:table-cell>
          <table:table-cell table:style-name="ce128" table:formula="of:=[.E34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31" calcext:value-type="float">
            <text:p>31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5]" office:value-type="float" office:value="31" calcext:value-type="float">
            <text:p>3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5] &amp;  [.D35]" office:value-type="string" office:string-value="PWM4" calcext:value-type="string">
            <text:p>PWM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5]&amp;&quot; Module &quot; &amp; [.D35]" office:value-type="string" office:string-value="PWM Module 4" calcext:value-type="string">
            <text:p>PWM Module 4</text:p>
          </table:table-cell>
          <table:table-cell table:style-name="ce128" table:formula="of:=[.E35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2" calcext:value-type="float">
            <text:p>32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6]" office:value-type="float" office:value="32" calcext:value-type="float">
            <text:p>3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6] &amp;  [.D36]" office:value-type="string" office:string-value="PWM5" calcext:value-type="string">
            <text:p>PWM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6]&amp;&quot; Module &quot; &amp; [.D36]" office:value-type="string" office:string-value="PWM Module 5" calcext:value-type="string">
            <text:p>PWM Module 5</text:p>
          </table:table-cell>
          <table:table-cell table:style-name="ce128" table:formula="of:=[.E36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33" calcext:value-type="float">
            <text:p>33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7]" office:value-type="float" office:value="33" calcext:value-type="float">
            <text:p>3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7] &amp;  [.D37]" office:value-type="string" office:string-value="PWM5" calcext:value-type="string">
            <text:p>PWM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7]&amp;&quot; Module &quot; &amp; [.D37]" office:value-type="string" office:string-value="PWM Module 5" calcext:value-type="string">
            <text:p>PWM Module 5</text:p>
          </table:table-cell>
          <table:table-cell table:style-name="ce128" table:formula="of:=[.E37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34" calcext:value-type="float">
            <text:p>34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8]" office:value-type="float" office:value="34" calcext:value-type="float">
            <text:p>3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8] &amp;  [.D38]" office:value-type="string" office:string-value="PWM5" calcext:value-type="string">
            <text:p>PWM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8]&amp;&quot; Module &quot; &amp; [.D38]" office:value-type="string" office:string-value="PWM Module 5" calcext:value-type="string">
            <text:p>PWM Module 5</text:p>
          </table:table-cell>
          <table:table-cell table:style-name="ce128" table:formula="of:=[.E38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6" calcext:value-type="float">
            <text:p>36</text:p>
          </table:table-cell>
          <table:table-cell table:style-name="ce116" office:value-type="float" office:value="35" calcext:value-type="float">
            <text:p>35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39]" office:value-type="float" office:value="35" calcext:value-type="float">
            <text:p>3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39] &amp;  [.D39]" office:value-type="string" office:string-value="PWM5" calcext:value-type="string">
            <text:p>PWM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39]&amp;&quot; Module &quot; &amp; [.D39]" office:value-type="string" office:string-value="PWM Module 5" calcext:value-type="string">
            <text:p>PWM Module 5</text:p>
          </table:table-cell>
          <table:table-cell table:style-name="ce128" table:formula="of:=[.E39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7" calcext:value-type="float">
            <text:p>37</text:p>
          </table:table-cell>
          <table:table-cell table:style-name="ce116" office:value-type="float" office:value="36" calcext:value-type="float">
            <text:p>36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0]" office:value-type="float" office:value="36" calcext:value-type="float">
            <text:p>3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0] &amp;  [.D40]" office:value-type="string" office:string-value="PWM6" calcext:value-type="string">
            <text:p>PWM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0]&amp;&quot; Module &quot; &amp; [.D40]" office:value-type="string" office:string-value="PWM Module 6" calcext:value-type="string">
            <text:p>PWM Module 6</text:p>
          </table:table-cell>
          <table:table-cell table:style-name="ce128" table:formula="of:=[.E40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8" calcext:value-type="float">
            <text:p>38</text:p>
          </table:table-cell>
          <table:table-cell table:style-name="ce116" office:value-type="float" office:value="37" calcext:value-type="float">
            <text:p>37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1]" office:value-type="float" office:value="37" calcext:value-type="float">
            <text:p>3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1] &amp;  [.D41]" office:value-type="string" office:string-value="PWM6" calcext:value-type="string">
            <text:p>PWM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1]&amp;&quot; Module &quot; &amp; [.D41]" office:value-type="string" office:string-value="PWM Module 6" calcext:value-type="string">
            <text:p>PWM Module 6</text:p>
          </table:table-cell>
          <table:table-cell table:style-name="ce128" table:formula="of:=[.E41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38" calcext:value-type="float">
            <text:p>38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2]" office:value-type="float" office:value="38" calcext:value-type="float">
            <text:p>3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2] &amp;  [.D42]" office:value-type="string" office:string-value="PWM6" calcext:value-type="string">
            <text:p>PWM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2]&amp;&quot; Module &quot; &amp; [.D42]" office:value-type="string" office:string-value="PWM Module 6" calcext:value-type="string">
            <text:p>PWM Module 6</text:p>
          </table:table-cell>
          <table:table-cell table:style-name="ce128" table:formula="of:=[.E42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39" calcext:value-type="float">
            <text:p>39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3]" office:value-type="float" office:value="39" calcext:value-type="float">
            <text:p>3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3] &amp;  [.D43]" office:value-type="string" office:string-value="PWM6" calcext:value-type="string">
            <text:p>PWM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3]&amp;&quot; Module &quot; &amp; [.D43]" office:value-type="string" office:string-value="PWM Module 6" calcext:value-type="string">
            <text:p>PWM Module 6</text:p>
          </table:table-cell>
          <table:table-cell table:style-name="ce128" table:formula="of:=[.E43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1" calcext:value-type="float">
            <text:p>41</text:p>
          </table:table-cell>
          <table:table-cell table:style-name="ce116" office:value-type="float" office:value="40" calcext:value-type="float">
            <text:p>40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4]" office:value-type="float" office:value="40" calcext:value-type="float">
            <text:p>4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4] &amp;  [.D44]" office:value-type="string" office:string-value="PWM7" calcext:value-type="string">
            <text:p>PWM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4]&amp;&quot; Module &quot; &amp; [.D44]" office:value-type="string" office:string-value="PWM Module 7" calcext:value-type="string">
            <text:p>PWM Module 7</text:p>
          </table:table-cell>
          <table:table-cell table:style-name="ce128" table:formula="of:=[.E44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2" calcext:value-type="float">
            <text:p>42</text:p>
          </table:table-cell>
          <table:table-cell table:style-name="ce116" office:value-type="float" office:value="41" calcext:value-type="float">
            <text:p>41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5]" office:value-type="float" office:value="41" calcext:value-type="float">
            <text:p>4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5] &amp;  [.D45]" office:value-type="string" office:string-value="PWM7" calcext:value-type="string">
            <text:p>PWM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5]&amp;&quot; Module &quot; &amp; [.D45]" office:value-type="string" office:string-value="PWM Module 7" calcext:value-type="string">
            <text:p>PWM Module 7</text:p>
          </table:table-cell>
          <table:table-cell table:style-name="ce128" table:formula="of:=[.E45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3" calcext:value-type="float">
            <text:p>43</text:p>
          </table:table-cell>
          <table:table-cell table:style-name="ce116" office:value-type="float" office:value="42" calcext:value-type="float">
            <text:p>42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6]" office:value-type="float" office:value="42" calcext:value-type="float">
            <text:p>4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6] &amp;  [.D46]" office:value-type="string" office:string-value="PWM7" calcext:value-type="string">
            <text:p>PWM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6]&amp;&quot; Module &quot; &amp; [.D46]" office:value-type="string" office:string-value="PWM Module 7" calcext:value-type="string">
            <text:p>PWM Module 7</text:p>
          </table:table-cell>
          <table:table-cell table:style-name="ce128" table:formula="of:=[.E46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4" calcext:value-type="float">
            <text:p>44</text:p>
          </table:table-cell>
          <table:table-cell table:style-name="ce116" office:value-type="float" office:value="43" calcext:value-type="float">
            <text:p>43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7]" office:value-type="float" office:value="43" calcext:value-type="float">
            <text:p>4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7] &amp;  [.D47]" office:value-type="string" office:string-value="PWM7" calcext:value-type="string">
            <text:p>PWM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7]&amp;&quot; Module &quot; &amp; [.D47]" office:value-type="string" office:string-value="PWM Module 7" calcext:value-type="string">
            <text:p>PWM Module 7</text:p>
          </table:table-cell>
          <table:table-cell table:style-name="ce128" table:formula="of:=[.E47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5" calcext:value-type="float">
            <text:p>45</text:p>
          </table:table-cell>
          <table:table-cell table:style-name="ce116" office:value-type="float" office:value="44" calcext:value-type="float">
            <text:p>44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string" calcext:value-type="string">
            <text:p>Inversion PWM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8]" office:value-type="float" office:value="44" calcext:value-type="float">
            <text:p>4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8] &amp;  [.D48]" office:value-type="string" office:string-value="PWM8" calcext:value-type="string">
            <text:p>PWM8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8]&amp;&quot; Module &quot; &amp; [.D48]" office:value-type="string" office:string-value="PWM Module 8" calcext:value-type="string">
            <text:p>PWM Module 8</text:p>
          </table:table-cell>
          <table:table-cell table:style-name="ce128" table:formula="of:=[.E48]" office:value-type="string" office:string-value="Inversion PWM 1" calcext:value-type="string">
            <text:p>Inversion PWM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6" calcext:value-type="float">
            <text:p>46</text:p>
          </table:table-cell>
          <table:table-cell table:style-name="ce116" office:value-type="float" office:value="45" calcext:value-type="float">
            <text:p>45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string" calcext:value-type="string">
            <text:p>Inversion PWM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49]" office:value-type="float" office:value="45" calcext:value-type="float">
            <text:p>4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49] &amp;  [.D49]" office:value-type="string" office:string-value="PWM8" calcext:value-type="string">
            <text:p>PWM8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49]&amp;&quot; Module &quot; &amp; [.D49]" office:value-type="string" office:string-value="PWM Module 8" calcext:value-type="string">
            <text:p>PWM Module 8</text:p>
          </table:table-cell>
          <table:table-cell table:style-name="ce128" table:formula="of:=[.E49]" office:value-type="string" office:string-value="Inversion PWM 2" calcext:value-type="string">
            <text:p>Inversion PWM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7" calcext:value-type="float">
            <text:p>47</text:p>
          </table:table-cell>
          <table:table-cell table:style-name="ce116" office:value-type="float" office:value="46" calcext:value-type="float">
            <text:p>46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string" calcext:value-type="string">
            <text:p>Inversion PWM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0]" office:value-type="float" office:value="46" calcext:value-type="float">
            <text:p>4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0] &amp;  [.D50]" office:value-type="string" office:string-value="PWM8" calcext:value-type="string">
            <text:p>PWM8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0]&amp;&quot; Module &quot; &amp; [.D50]" office:value-type="string" office:string-value="PWM Module 8" calcext:value-type="string">
            <text:p>PWM Module 8</text:p>
          </table:table-cell>
          <table:table-cell table:style-name="ce128" table:formula="of:=[.E50]" office:value-type="string" office:string-value="Inversion PWM 3" calcext:value-type="string">
            <text:p>Inversion PWM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48" calcext:value-type="float">
            <text:p>48</text:p>
          </table:table-cell>
          <table:table-cell table:style-name="ce116" office:value-type="float" office:value="47" calcext:value-type="float">
            <text:p>47</text:p>
          </table:table-cell>
          <table:table-cell table:style-name="ce118" office:value-type="string" calcext:value-type="string">
            <text:p>PWM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string" calcext:value-type="string">
            <text:p>Inversion PWM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This Configures the corresponding PWM Output to be inverted. Default is 0 = not inverted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1]" office:value-type="float" office:value="47" calcext:value-type="float">
            <text:p>4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1] &amp;  [.D51]" office:value-type="string" office:string-value="PWM8" calcext:value-type="string">
            <text:p>PWM8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1]&amp;&quot; Module &quot; &amp; [.D51]" office:value-type="string" office:string-value="PWM Module 8" calcext:value-type="string">
            <text:p>PWM Module 8</text:p>
          </table:table-cell>
          <table:table-cell table:style-name="ce128" table:formula="of:=[.E51]" office:value-type="string" office:string-value="Inversion PWM 4" calcext:value-type="string">
            <text:p>Inversion PWM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49" calcext:value-type="float">
            <text:p>49</text:p>
          </table:table-cell>
          <table:table-cell table:style-name="ce116" office:value-type="float" office:value="48" calcext:value-type="float">
            <text:p>48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2]" office:value-type="float" office:value="48" calcext:value-type="float">
            <text:p>4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2] &amp;  [.D52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2]&amp;&quot; Module &quot; &amp; [.D52]" office:value-type="string" office:string-value="REL Module 1" calcext:value-type="string">
            <text:p>REL Module 1</text:p>
          </table:table-cell>
          <table:table-cell table:style-name="ce128" table:formula="of:=[.E52]" office:value-type="string" office:string-value="Relais 1" calcext:value-type="string">
            <text:p>Relais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49" calcext:value-type="float">
            <text:p>49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3]" office:value-type="float" office:value="49" calcext:value-type="float">
            <text:p>4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3] &amp;  [.D53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3]&amp;&quot; Module &quot; &amp; [.D53]" office:value-type="string" office:string-value="REL Module 1" calcext:value-type="string">
            <text:p>REL Module 1</text:p>
          </table:table-cell>
          <table:table-cell table:style-name="ce128" table:formula="of:=[.E53]" office:value-type="string" office:string-value="Relais 2" calcext:value-type="string">
            <text:p>Relais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1" calcext:value-type="float">
            <text:p>51</text:p>
          </table:table-cell>
          <table:table-cell table:style-name="ce116" office:value-type="float" office:value="50" calcext:value-type="float">
            <text:p>50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4]" office:value-type="float" office:value="50" calcext:value-type="float">
            <text:p>5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4] &amp;  [.D54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4]&amp;&quot; Module &quot; &amp; [.D54]" office:value-type="string" office:string-value="REL Module 1" calcext:value-type="string">
            <text:p>REL Module 1</text:p>
          </table:table-cell>
          <table:table-cell table:style-name="ce128" table:formula="of:=[.E54]" office:value-type="string" office:string-value="Relais 3" calcext:value-type="string">
            <text:p>Relais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2" calcext:value-type="float">
            <text:p>52</text:p>
          </table:table-cell>
          <table:table-cell table:style-name="ce116" office:value-type="float" office:value="51" calcext:value-type="float">
            <text:p>51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5]" office:value-type="float" office:value="51" calcext:value-type="float">
            <text:p>5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5] &amp;  [.D55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5]&amp;&quot; Module &quot; &amp; [.D55]" office:value-type="string" office:string-value="REL Module 1" calcext:value-type="string">
            <text:p>REL Module 1</text:p>
          </table:table-cell>
          <table:table-cell table:style-name="ce128" table:formula="of:=[.E55]" office:value-type="string" office:string-value="Relais 4" calcext:value-type="string">
            <text:p>Relais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3" calcext:value-type="float">
            <text:p>53</text:p>
          </table:table-cell>
          <table:table-cell table:style-name="ce116" office:value-type="float" office:value="52" calcext:value-type="float">
            <text:p>52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5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6]" office:value-type="float" office:value="52" calcext:value-type="float">
            <text:p>5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6] &amp;  [.D56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6]&amp;&quot; Module &quot; &amp; [.D56]" office:value-type="string" office:string-value="REL Module 1" calcext:value-type="string">
            <text:p>REL Module 1</text:p>
          </table:table-cell>
          <table:table-cell table:style-name="ce128" table:formula="of:=[.E56]" office:value-type="string" office:string-value="Relais 5" calcext:value-type="string">
            <text:p>Relais 5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4" calcext:value-type="float">
            <text:p>54</text:p>
          </table:table-cell>
          <table:table-cell table:style-name="ce116" office:value-type="float" office:value="53" calcext:value-type="float">
            <text:p>53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6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7]" office:value-type="float" office:value="53" calcext:value-type="float">
            <text:p>5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7] &amp;  [.D57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7]&amp;&quot; Module &quot; &amp; [.D57]" office:value-type="string" office:string-value="REL Module 1" calcext:value-type="string">
            <text:p>REL Module 1</text:p>
          </table:table-cell>
          <table:table-cell table:style-name="ce128" table:formula="of:=[.E57]" office:value-type="string" office:string-value="Relais 6" calcext:value-type="string">
            <text:p>Relais 6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5" calcext:value-type="float">
            <text:p>55</text:p>
          </table:table-cell>
          <table:table-cell table:style-name="ce116" office:value-type="float" office:value="54" calcext:value-type="float">
            <text:p>54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7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8]" office:value-type="float" office:value="54" calcext:value-type="float">
            <text:p>5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8] &amp;  [.D58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8]&amp;&quot; Module &quot; &amp; [.D58]" office:value-type="string" office:string-value="REL Module 1" calcext:value-type="string">
            <text:p>REL Module 1</text:p>
          </table:table-cell>
          <table:table-cell table:style-name="ce128" table:formula="of:=[.E58]" office:value-type="string" office:string-value="Relais 7" calcext:value-type="string">
            <text:p>Relais 7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6" calcext:value-type="float">
            <text:p>56</text:p>
          </table:table-cell>
          <table:table-cell table:style-name="ce116" office:value-type="float" office:value="55" calcext:value-type="float">
            <text:p>55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Relais 8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59]" office:value-type="float" office:value="55" calcext:value-type="float">
            <text:p>5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59] &amp;  [.D59]" office:value-type="string" office:string-value="REL1" calcext:value-type="string">
            <text:p>REL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59]&amp;&quot; Module &quot; &amp; [.D59]" office:value-type="string" office:string-value="REL Module 1" calcext:value-type="string">
            <text:p>REL Module 1</text:p>
          </table:table-cell>
          <table:table-cell table:style-name="ce128" table:formula="of:=[.E59]" office:value-type="string" office:string-value="Relais 8" calcext:value-type="string">
            <text:p>Relais 8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7" calcext:value-type="float">
            <text:p>57</text:p>
          </table:table-cell>
          <table:table-cell table:style-name="ce116" office:value-type="float" office:value="56" calcext:value-type="float">
            <text:p>56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0]" office:value-type="float" office:value="56" calcext:value-type="float">
            <text:p>5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0] &amp;  [.D60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0]&amp;&quot; Module &quot; &amp; [.D60]" office:value-type="string" office:string-value="REL Module 2" calcext:value-type="string">
            <text:p>REL Module 2</text:p>
          </table:table-cell>
          <table:table-cell table:style-name="ce128" table:formula="of:=[.E60]" office:value-type="string" office:string-value="Relais 1" calcext:value-type="string">
            <text:p>Relais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8" calcext:value-type="float">
            <text:p>58</text:p>
          </table:table-cell>
          <table:table-cell table:style-name="ce116" office:value-type="float" office:value="57" calcext:value-type="float">
            <text:p>57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1]" office:value-type="float" office:value="57" calcext:value-type="float">
            <text:p>5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1] &amp;  [.D61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1]&amp;&quot; Module &quot; &amp; [.D61]" office:value-type="string" office:string-value="REL Module 2" calcext:value-type="string">
            <text:p>REL Module 2</text:p>
          </table:table-cell>
          <table:table-cell table:style-name="ce128" table:formula="of:=[.E61]" office:value-type="string" office:string-value="Relais 2" calcext:value-type="string">
            <text:p>Relais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59" calcext:value-type="float">
            <text:p>59</text:p>
          </table:table-cell>
          <table:table-cell table:style-name="ce116" office:value-type="float" office:value="58" calcext:value-type="float">
            <text:p>58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2]" office:value-type="float" office:value="58" calcext:value-type="float">
            <text:p>5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2] &amp;  [.D62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2]&amp;&quot; Module &quot; &amp; [.D62]" office:value-type="string" office:string-value="REL Module 2" calcext:value-type="string">
            <text:p>REL Module 2</text:p>
          </table:table-cell>
          <table:table-cell table:style-name="ce128" table:formula="of:=[.E62]" office:value-type="string" office:string-value="Relais 3" calcext:value-type="string">
            <text:p>Relais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59" calcext:value-type="float">
            <text:p>59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3]" office:value-type="float" office:value="59" calcext:value-type="float">
            <text:p>5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3] &amp;  [.D63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3]&amp;&quot; Module &quot; &amp; [.D63]" office:value-type="string" office:string-value="REL Module 2" calcext:value-type="string">
            <text:p>REL Module 2</text:p>
          </table:table-cell>
          <table:table-cell table:style-name="ce128" table:formula="of:=[.E63]" office:value-type="string" office:string-value="Relais 4" calcext:value-type="string">
            <text:p>Relais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1" calcext:value-type="float">
            <text:p>61</text:p>
          </table:table-cell>
          <table:table-cell table:style-name="ce116" office:value-type="float" office:value="60" calcext:value-type="float">
            <text:p>60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5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4]" office:value-type="float" office:value="60" calcext:value-type="float">
            <text:p>6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4] &amp;  [.D64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4]&amp;&quot; Module &quot; &amp; [.D64]" office:value-type="string" office:string-value="REL Module 2" calcext:value-type="string">
            <text:p>REL Module 2</text:p>
          </table:table-cell>
          <table:table-cell table:style-name="ce128" table:formula="of:=[.E64]" office:value-type="string" office:string-value="Relais 5" calcext:value-type="string">
            <text:p>Relais 5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2" calcext:value-type="float">
            <text:p>62</text:p>
          </table:table-cell>
          <table:table-cell table:style-name="ce116" office:value-type="float" office:value="61" calcext:value-type="float">
            <text:p>61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6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5]" office:value-type="float" office:value="61" calcext:value-type="float">
            <text:p>6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5] &amp;  [.D65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5]&amp;&quot; Module &quot; &amp; [.D65]" office:value-type="string" office:string-value="REL Module 2" calcext:value-type="string">
            <text:p>REL Module 2</text:p>
          </table:table-cell>
          <table:table-cell table:style-name="ce128" table:formula="of:=[.E65]" office:value-type="string" office:string-value="Relais 6" calcext:value-type="string">
            <text:p>Relais 6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3" calcext:value-type="float">
            <text:p>63</text:p>
          </table:table-cell>
          <table:table-cell table:style-name="ce116" office:value-type="float" office:value="62" calcext:value-type="float">
            <text:p>62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7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6]" office:value-type="float" office:value="62" calcext:value-type="float">
            <text:p>6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6] &amp;  [.D66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6]&amp;&quot; Module &quot; &amp; [.D66]" office:value-type="string" office:string-value="REL Module 2" calcext:value-type="string">
            <text:p>REL Module 2</text:p>
          </table:table-cell>
          <table:table-cell table:style-name="ce128" table:formula="of:=[.E66]" office:value-type="string" office:string-value="Relais 7" calcext:value-type="string">
            <text:p>Relais 7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4" calcext:value-type="float">
            <text:p>64</text:p>
          </table:table-cell>
          <table:table-cell table:style-name="ce116" office:value-type="float" office:value="63" calcext:value-type="float">
            <text:p>63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elais 8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7]" office:value-type="float" office:value="63" calcext:value-type="float">
            <text:p>6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7] &amp;  [.D67]" office:value-type="string" office:string-value="REL2" calcext:value-type="string">
            <text:p>REL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7]&amp;&quot; Module &quot; &amp; [.D67]" office:value-type="string" office:string-value="REL Module 2" calcext:value-type="string">
            <text:p>REL Module 2</text:p>
          </table:table-cell>
          <table:table-cell table:style-name="ce128" table:formula="of:=[.E67]" office:value-type="string" office:string-value="Relais 8" calcext:value-type="string">
            <text:p>Relais 8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64" calcext:value-type="float">
            <text:p>64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8]" office:value-type="float" office:value="64" calcext:value-type="float">
            <text:p>6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8] &amp;  [.D68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8]&amp;&quot; Module &quot; &amp; [.D68]" office:value-type="string" office:string-value="REL Module 3" calcext:value-type="string">
            <text:p>REL Module 3</text:p>
          </table:table-cell>
          <table:table-cell table:style-name="ce128" table:formula="of:=[.E68]" office:value-type="string" office:string-value="Relais 1" calcext:value-type="string">
            <text:p>Relais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6" calcext:value-type="float">
            <text:p>66</text:p>
          </table:table-cell>
          <table:table-cell table:style-name="ce116" office:value-type="float" office:value="65" calcext:value-type="float">
            <text:p>65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69]" office:value-type="float" office:value="65" calcext:value-type="float">
            <text:p>6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69] &amp;  [.D69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69]&amp;&quot; Module &quot; &amp; [.D69]" office:value-type="string" office:string-value="REL Module 3" calcext:value-type="string">
            <text:p>REL Module 3</text:p>
          </table:table-cell>
          <table:table-cell table:style-name="ce128" table:formula="of:=[.E69]" office:value-type="string" office:string-value="Relais 2" calcext:value-type="string">
            <text:p>Relais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7" calcext:value-type="float">
            <text:p>67</text:p>
          </table:table-cell>
          <table:table-cell table:style-name="ce116" office:value-type="float" office:value="66" calcext:value-type="float">
            <text:p>66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0]" office:value-type="float" office:value="66" calcext:value-type="float">
            <text:p>6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0] &amp;  [.D70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0]&amp;&quot; Module &quot; &amp; [.D70]" office:value-type="string" office:string-value="REL Module 3" calcext:value-type="string">
            <text:p>REL Module 3</text:p>
          </table:table-cell>
          <table:table-cell table:style-name="ce128" table:formula="of:=[.E70]" office:value-type="string" office:string-value="Relais 3" calcext:value-type="string">
            <text:p>Relais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8" calcext:value-type="float">
            <text:p>68</text:p>
          </table:table-cell>
          <table:table-cell table:style-name="ce116" office:value-type="float" office:value="67" calcext:value-type="float">
            <text:p>67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1]" office:value-type="float" office:value="67" calcext:value-type="float">
            <text:p>6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1] &amp;  [.D71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1]&amp;&quot; Module &quot; &amp; [.D71]" office:value-type="string" office:string-value="REL Module 3" calcext:value-type="string">
            <text:p>REL Module 3</text:p>
          </table:table-cell>
          <table:table-cell table:style-name="ce128" table:formula="of:=[.E71]" office:value-type="string" office:string-value="Relais 4" calcext:value-type="string">
            <text:p>Relais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69" calcext:value-type="float">
            <text:p>69</text:p>
          </table:table-cell>
          <table:table-cell table:style-name="ce116" office:value-type="float" office:value="68" calcext:value-type="float">
            <text:p>68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5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2]" office:value-type="float" office:value="68" calcext:value-type="float">
            <text:p>6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2] &amp;  [.D72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2]&amp;&quot; Module &quot; &amp; [.D72]" office:value-type="string" office:string-value="REL Module 3" calcext:value-type="string">
            <text:p>REL Module 3</text:p>
          </table:table-cell>
          <table:table-cell table:style-name="ce128" table:formula="of:=[.E72]" office:value-type="string" office:string-value="Relais 5" calcext:value-type="string">
            <text:p>Relais 5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69" calcext:value-type="float">
            <text:p>69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6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3]" office:value-type="float" office:value="69" calcext:value-type="float">
            <text:p>6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3] &amp;  [.D73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3]&amp;&quot; Module &quot; &amp; [.D73]" office:value-type="string" office:string-value="REL Module 3" calcext:value-type="string">
            <text:p>REL Module 3</text:p>
          </table:table-cell>
          <table:table-cell table:style-name="ce128" table:formula="of:=[.E73]" office:value-type="string" office:string-value="Relais 6" calcext:value-type="string">
            <text:p>Relais 6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1" calcext:value-type="float">
            <text:p>71</text:p>
          </table:table-cell>
          <table:table-cell table:style-name="ce116" office:value-type="float" office:value="70" calcext:value-type="float">
            <text:p>70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7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4]" office:value-type="float" office:value="70" calcext:value-type="float">
            <text:p>70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4] &amp;  [.D74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4]&amp;&quot; Module &quot; &amp; [.D74]" office:value-type="string" office:string-value="REL Module 3" calcext:value-type="string">
            <text:p>REL Module 3</text:p>
          </table:table-cell>
          <table:table-cell table:style-name="ce128" table:formula="of:=[.E74]" office:value-type="string" office:string-value="Relais 7" calcext:value-type="string">
            <text:p>Relais 7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2" calcext:value-type="float">
            <text:p>72</text:p>
          </table:table-cell>
          <table:table-cell table:style-name="ce116" office:value-type="float" office:value="71" calcext:value-type="float">
            <text:p>71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elais 8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5]" office:value-type="float" office:value="71" calcext:value-type="float">
            <text:p>71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5] &amp;  [.D75]" office:value-type="string" office:string-value="REL3" calcext:value-type="string">
            <text:p>REL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5]&amp;&quot; Module &quot; &amp; [.D75]" office:value-type="string" office:string-value="REL Module 3" calcext:value-type="string">
            <text:p>REL Module 3</text:p>
          </table:table-cell>
          <table:table-cell table:style-name="ce128" table:formula="of:=[.E75]" office:value-type="string" office:string-value="Relais 8" calcext:value-type="string">
            <text:p>Relais 8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3" calcext:value-type="float">
            <text:p>73</text:p>
          </table:table-cell>
          <table:table-cell table:style-name="ce116" office:value-type="float" office:value="72" calcext:value-type="float">
            <text:p>72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1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6]" office:value-type="float" office:value="72" calcext:value-type="float">
            <text:p>72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6] &amp;  [.D76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6]&amp;&quot; Module &quot; &amp; [.D76]" office:value-type="string" office:string-value="REL Module 4" calcext:value-type="string">
            <text:p>REL Module 4</text:p>
          </table:table-cell>
          <table:table-cell table:style-name="ce128" table:formula="of:=[.E76]" office:value-type="string" office:string-value="Relais 1" calcext:value-type="string">
            <text:p>Relais 1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4" calcext:value-type="float">
            <text:p>74</text:p>
          </table:table-cell>
          <table:table-cell table:style-name="ce116" office:value-type="float" office:value="73" calcext:value-type="float">
            <text:p>73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2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7]" office:value-type="float" office:value="73" calcext:value-type="float">
            <text:p>73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7] &amp;  [.D77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7]&amp;&quot; Module &quot; &amp; [.D77]" office:value-type="string" office:string-value="REL Module 4" calcext:value-type="string">
            <text:p>REL Module 4</text:p>
          </table:table-cell>
          <table:table-cell table:style-name="ce128" table:formula="of:=[.E77]" office:value-type="string" office:string-value="Relais 2" calcext:value-type="string">
            <text:p>Relais 2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5" calcext:value-type="float">
            <text:p>75</text:p>
          </table:table-cell>
          <table:table-cell table:style-name="ce116" office:value-type="float" office:value="74" calcext:value-type="float">
            <text:p>74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3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8]" office:value-type="float" office:value="74" calcext:value-type="float">
            <text:p>74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8] &amp;  [.D78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8]&amp;&quot; Module &quot; &amp; [.D78]" office:value-type="string" office:string-value="REL Module 4" calcext:value-type="string">
            <text:p>REL Module 4</text:p>
          </table:table-cell>
          <table:table-cell table:style-name="ce128" table:formula="of:=[.E78]" office:value-type="string" office:string-value="Relais 3" calcext:value-type="string">
            <text:p>Relais 3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6" calcext:value-type="float">
            <text:p>76</text:p>
          </table:table-cell>
          <table:table-cell table:style-name="ce116" office:value-type="float" office:value="75" calcext:value-type="float">
            <text:p>75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4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79]" office:value-type="float" office:value="75" calcext:value-type="float">
            <text:p>75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79] &amp;  [.D79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79]&amp;&quot; Module &quot; &amp; [.D79]" office:value-type="string" office:string-value="REL Module 4" calcext:value-type="string">
            <text:p>REL Module 4</text:p>
          </table:table-cell>
          <table:table-cell table:style-name="ce128" table:formula="of:=[.E79]" office:value-type="string" office:string-value="Relais 4" calcext:value-type="string">
            <text:p>Relais 4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7" calcext:value-type="float">
            <text:p>77</text:p>
          </table:table-cell>
          <table:table-cell table:style-name="ce116" office:value-type="float" office:value="76" calcext:value-type="float">
            <text:p>76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5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80]" office:value-type="float" office:value="76" calcext:value-type="float">
            <text:p>76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80] &amp;  [.D80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80]&amp;&quot; Module &quot; &amp; [.D80]" office:value-type="string" office:string-value="REL Module 4" calcext:value-type="string">
            <text:p>REL Module 4</text:p>
          </table:table-cell>
          <table:table-cell table:style-name="ce128" table:formula="of:=[.E80]" office:value-type="string" office:string-value="Relais 5" calcext:value-type="string">
            <text:p>Relais 5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8" calcext:value-type="float">
            <text:p>78</text:p>
          </table:table-cell>
          <table:table-cell table:style-name="ce116" office:value-type="float" office:value="77" calcext:value-type="float">
            <text:p>77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6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81]" office:value-type="float" office:value="77" calcext:value-type="float">
            <text:p>77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81] &amp;  [.D81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81]&amp;&quot; Module &quot; &amp; [.D81]" office:value-type="string" office:string-value="REL Module 4" calcext:value-type="string">
            <text:p>REL Module 4</text:p>
          </table:table-cell>
          <table:table-cell table:style-name="ce128" table:formula="of:=[.E81]" office:value-type="string" office:string-value="Relais 6" calcext:value-type="string">
            <text:p>Relais 6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79" calcext:value-type="float">
            <text:p>79</text:p>
          </table:table-cell>
          <table:table-cell table:style-name="ce116" office:value-type="float" office:value="78" calcext:value-type="float">
            <text:p>78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7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82]" office:value-type="float" office:value="78" calcext:value-type="float">
            <text:p>78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82] &amp;  [.D82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82]&amp;&quot; Module &quot; &amp; [.D82]" office:value-type="string" office:string-value="REL Module 4" calcext:value-type="string">
            <text:p>REL Module 4</text:p>
          </table:table-cell>
          <table:table-cell table:style-name="ce128" table:formula="of:=[.E82]" office:value-type="string" office:string-value="Relais 7" calcext:value-type="string">
            <text:p>Relais 7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79" calcext:value-type="float">
            <text:p>79</text:p>
          </table:table-cell>
          <table:table-cell table:style-name="ce119" office:value-type="string" calcext:value-type="string">
            <text:p>REL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string" calcext:value-type="string">
            <text:p>Relais 8</text:p>
          </table:table-cell>
          <table:table-cell table:style-name="ce116" office:value-type="string" calcext:value-type="string">
            <text:p>0,1</text:p>
          </table:table-cell>
          <table:table-cell table:style-name="ce116" office:value-type="string" calcext:value-type="string">
            <text:p>Sets the Relais to on(=1) or off(=0) Status. Default status = 0</text:p>
          </table:table-cell>
          <table:table-cell table:style-name="ce122"/>
          <table:table-cell table:style-name="ce123" office:value-type="string" calcext:value-type="string">
            <text:p>/*</text:p>
          </table:table-cell>
          <table:table-cell table:style-name="ce123" table:formula="of:=[.B83]" office:value-type="float" office:value="79" calcext:value-type="float">
            <text:p>79</text:p>
          </table:table-cell>
          <table:table-cell table:style-name="ce125" office:value-type="string" calcext:value-type="string">
            <text:p>*/</text:p>
          </table:table-cell>
          <table:table-cell table:style-name="ce123" office:value-type="string" calcext:value-type="string">
            <text:p>{</text:p>
          </table:table-cell>
          <table:table-cell table:style-name="ce123" table:formula="of:=[.C83] &amp;  [.D83]" office:value-type="string" office:string-value="REL4" calcext:value-type="string">
            <text:p>REL4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}</text:p>
          </table:table-cell>
          <table:table-cell table:style-name="ce123" office:value-type="string" calcext:value-type="string">
            <text:p>,</text:p>
          </table:table-cell>
          <table:table-cell table:style-name="ce123" office:value-type="string" calcext:value-type="string">
            <text:p>/*</text:p>
          </table:table-cell>
          <table:table-cell table:style-name="ce128" table:formula="of:=[.C83]&amp;&quot; Module &quot; &amp; [.D83]" office:value-type="string" office:string-value="REL Module 4" calcext:value-type="string">
            <text:p>REL Module 4</text:p>
          </table:table-cell>
          <table:table-cell table:style-name="ce128" table:formula="of:=[.E83]" office:value-type="string" office:string-value="Relais 8" calcext:value-type="string">
            <text:p>Relais 8</text:p>
          </table:table-cell>
          <table:table-cell table:style-name="ce125" office:value-type="string" calcext:value-type="string">
            <text:p>*/</text:p>
          </table:table-cell>
        </table:table-row>
        <table:table-row table:style-name="ro1">
          <table:table-cell table:style-name="ce116" table:number-columns-repeated="3"/>
          <table:table-cell table:style-name="ce119" table:number-columns-repeated="2"/>
          <table:table-cell table:style-name="ce116" table:number-columns-repeated="2"/>
          <table:table-cell/>
          <table:table-cell table:style-name="ce124" office:value-type="string" calcext:value-type="string">
            <text:p>};</text:p>
          </table:table-cell>
          <table:table-cell table:style-name="ce124"/>
          <table:table-cell table:style-name="ce126"/>
          <table:table-cell/>
          <table:table-cell table:style-name="ce124" table:number-columns-repeated="11"/>
        </table:table-row>
        <table:table-row table:style-name="ro1" table:number-rows-repeated="30">
          <table:table-cell table:style-name="ce116" table:number-columns-repeated="3"/>
          <table:table-cell table:style-name="ce119" table:number-columns-repeated="2"/>
          <table:table-cell table:style-name="ce116" table:number-columns-repeated="2"/>
          <table:table-cell table:number-columns-repeated="16"/>
        </table:table-row>
        <table:table-row table:style-name="ro1" table:number-rows-repeated="16">
          <table:table-cell table:style-name="ce116" table:number-columns-repeated="3"/>
          <table:table-cell table:style-name="ce120" table:number-columns-repeated="2"/>
          <table:table-cell table:number-columns-repeated="18"/>
        </table:table-row>
        <table:table-row table:style-name="ro1" table:number-rows-repeated="3">
          <table:table-cell table:style-name="ce116" table:number-columns-repeated="3"/>
          <table:table-cell table:style-name="ce120" table:number-columns-repeated="2"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16" table:number-columns-repeated="3"/>
          <table:table-cell table:style-name="ce120" table:number-columns-repeated="2"/>
          <table:table-cell table:style-name="Default" table:number-columns-repeated="2"/>
          <table:table-cell table:number-columns-repeated="5"/>
          <table:table-cell table:style-name="ce127"/>
          <table:table-cell table:number-columns-repeated="10"/>
        </table:table-row>
        <table:table-row table:style-name="ro1" table:number-rows-repeated="8">
          <table:table-cell table:style-name="ce116" table:number-columns-repeated="3"/>
          <table:table-cell table:style-name="ce120" table:number-columns-repeated="2"/>
          <table:table-cell table:style-name="Default" table:number-columns-repeated="2"/>
          <table:table-cell table:number-columns-repeated="16"/>
        </table:table-row>
        <table:table-row table:style-name="ro1" table:number-rows-repeated="56">
          <table:table-cell table:style-name="ce116" table:number-columns-repeated="3"/>
          <table:table-cell table:style-name="ce119" table:number-columns-repeated="2"/>
          <table:table-cell table:style-name="ce116" table:number-columns-repeated="2"/>
          <table:table-cell table:number-columns-repeated="16"/>
        </table:table-row>
        <table:table-row table:style-name="ro1" table:number-rows-repeated="28">
          <table:table-cell table:style-name="ce116" table:number-columns-repeated="3"/>
          <table:table-cell table:style-name="ce119" table:number-columns-repeated="2"/>
          <table:table-cell/>
          <table:table-cell table:style-name="ce116"/>
          <table:table-cell table:number-columns-repeated="16"/>
        </table:table-row>
        <table:table-row table:style-name="ro1" table:number-rows-repeated="29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iscrete Input Contacts" table:style-name="ta3">
        <table:table-column table:style-name="co4" table:default-cell-style-name="ce117"/>
        <table:table-column table:style-name="co5" table:default-cell-style-name="ce117"/>
        <table:table-column table:style-name="co13" table:number-columns-repeated="3" table:default-cell-style-name="ce117"/>
        <table:table-column table:style-name="co14" table:default-cell-style-name="ce117"/>
        <table:table-column table:style-name="co10" table:default-cell-style-name="ce117"/>
        <table:table-column table:style-name="co2" table:default-cell-style-name="ce117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6" table:default-cell-style-name="Default"/>
        <table:table-row table:style-name="ro1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Module NR</text:p>
          </table:table-cell>
          <table:table-cell/>
          <table:table-cell office:value-type="string" calcext:value-type="string">
            <text:p>MREG</text:p>
          </table:table-cell>
          <table:table-cell table:number-columns-repeated="7"/>
        </table:table-row>
        <table:table-row table:style-name="ro4">
          <table:table-cell table:style-name="ce115" office:value-type="string" calcext:value-type="string">
            <text:p>Register Adress</text:p>
          </table:table-cell>
          <table:table-cell table:style-name="ce115" office:value-type="string" calcext:value-type="string">
            <text:p>Offset</text:p>
          </table:table-cell>
          <table:table-cell table:style-name="ce115" office:value-type="string" calcext:value-type="string">
            <text:p>Type</text:p>
          </table:table-cell>
          <table:table-cell table:style-name="ce115" office:value-type="string" calcext:value-type="string">
            <text:p>Mod.Nr.</text:p>
          </table:table-cell>
          <table:table-cell table:style-name="ce115" office:value-type="string" calcext:value-type="string">
            <text:p>Name </text:p>
          </table:table-cell>
          <table:table-cell table:style-name="ce115" office:value-type="string" calcext:value-type="string">
            <text:p>Values</text:p>
          </table:table-cell>
          <table:table-cell table:style-name="ce115" office:value-type="string" calcext:value-type="string">
            <text:p>Description</text:p>
          </table:table-cell>
          <table:table-cell table:number-columns-repeated="14"/>
        </table:table-row>
        <table:table-row table:style-name="ro5">
          <table:table-cell table:style-name="ce116" office:value-type="float" office:value="10001" calcext:value-type="float">
            <text:p>10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FAULT_OUT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]" office:value-type="float" office:value="0" calcext:value-type="float">
            <text:p>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] &amp;  [.D4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]&amp;&quot; Module &quot; &amp; [.D4]" office:value-type="string" office:string-value="LEAFLET Module " calcext:value-type="string">
            <text:p>LEAFLET Module </text:p>
          </table:table-cell>
          <table:table-cell table:style-name="ce121" table:formula="of:=[.E4]" office:value-type="string" office:string-value="FAULT_OUT" calcext:value-type="string">
            <text:p>FAULT_OUT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2" calcext:value-type="float">
            <text:p>1000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FAULT_HBUS24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]" office:value-type="float" office:value="1" calcext:value-type="float">
            <text:p>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] &amp;  [.D5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]&amp;&quot; Module &quot; &amp; [.D5]" office:value-type="string" office:string-value="LEAFLET Module " calcext:value-type="string">
            <text:p>LEAFLET Module </text:p>
          </table:table-cell>
          <table:table-cell table:style-name="ce121" table:formula="of:=[.E5]" office:value-type="string" office:string-value="FAULT_HBUS24" calcext:value-type="string">
            <text:p>FAULT_HBUS2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3" calcext:value-type="float">
            <text:p>1000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FAULT_HBU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] &amp;  [.D6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]&amp;&quot; Module &quot; &amp; [.D6]" office:value-type="string" office:string-value="LEAFLET Module " calcext:value-type="string">
            <text:p>LEAFLET Module </text:p>
          </table:table-cell>
          <table:table-cell table:style-name="ce121" table:formula="of:=[.E6]" office:value-type="string" office:string-value="FAULT_HBUS" calcext:value-type="string">
            <text:p>FAULT_HBU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4" calcext:value-type="float">
            <text:p>1000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SWITCH IN 1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]" office:value-type="float" office:value="3" calcext:value-type="float">
            <text:p>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] &amp;  [.D7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]&amp;&quot; Module &quot; &amp; [.D7]" office:value-type="string" office:string-value="LEAFLET Module " calcext:value-type="string">
            <text:p>LEAFLET Module </text:p>
          </table:table-cell>
          <table:table-cell table:style-name="ce121" table:formula="of:=[.E7]" office:value-type="string" office:string-value="SWITCH IN 1" calcext:value-type="string">
            <text:p>SWITCH IN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5" calcext:value-type="float">
            <text:p>10005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SWITCH IN 2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]" office:value-type="float" office:value="4" calcext:value-type="float">
            <text:p>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] &amp;  [.D8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]&amp;&quot; Module &quot; &amp; [.D8]" office:value-type="string" office:string-value="LEAFLET Module " calcext:value-type="string">
            <text:p>LEAFLET Module </text:p>
          </table:table-cell>
          <table:table-cell table:style-name="ce121" table:formula="of:=[.E8]" office:value-type="string" office:string-value="SWITCH IN 2" calcext:value-type="string">
            <text:p>SWITCH IN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6" calcext:value-type="float">
            <text:p>10006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SWITCH IN 3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]" office:value-type="float" office:value="5" calcext:value-type="float">
            <text:p>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] &amp;  [.D9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]&amp;&quot; Module &quot; &amp; [.D9]" office:value-type="string" office:string-value="LEAFLET Module " calcext:value-type="string">
            <text:p>LEAFLET Module </text:p>
          </table:table-cell>
          <table:table-cell table:style-name="ce121" table:formula="of:=[.E9]" office:value-type="string" office:string-value="SWITCH IN 3" calcext:value-type="string">
            <text:p>SWITCH IN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7" calcext:value-type="float">
            <text:p>10007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SWITCH IN 4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]" office:value-type="float" office:value="6" calcext:value-type="float">
            <text:p>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] &amp;  [.D10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]&amp;&quot; Module &quot; &amp; [.D10]" office:value-type="string" office:string-value="LEAFLET Module " calcext:value-type="string">
            <text:p>LEAFLET Module </text:p>
          </table:table-cell>
          <table:table-cell table:style-name="ce121" table:formula="of:=[.E10]" office:value-type="string" office:string-value="SWITCH IN 4" calcext:value-type="string">
            <text:p>SWITCH IN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8" calcext:value-type="float">
            <text:p>10008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ISO IN 1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]" office:value-type="float" office:value="7" calcext:value-type="float">
            <text:p>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] &amp;  [.D11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]&amp;&quot; Module &quot; &amp; [.D11]" office:value-type="string" office:string-value="LEAFLET Module " calcext:value-type="string">
            <text:p>LEAFLET Module </text:p>
          </table:table-cell>
          <table:table-cell table:style-name="ce121" table:formula="of:=[.E11]" office:value-type="string" office:string-value="ISO IN 1" calcext:value-type="string">
            <text:p>ISO IN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09" calcext:value-type="float">
            <text:p>10009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ISO IN 2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]" office:value-type="float" office:value="8" calcext:value-type="float">
            <text:p>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] &amp;  [.D12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]&amp;&quot; Module &quot; &amp; [.D12]" office:value-type="string" office:string-value="LEAFLET Module " calcext:value-type="string">
            <text:p>LEAFLET Module </text:p>
          </table:table-cell>
          <table:table-cell table:style-name="ce121" table:formula="of:=[.E12]" office:value-type="string" office:string-value="ISO IN 2" calcext:value-type="string">
            <text:p>ISO IN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0" calcext:value-type="float">
            <text:p>1001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]" office:value-type="float" office:value="9" calcext:value-type="float">
            <text:p>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] &amp;  [.D13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]&amp;&quot; Module &quot; &amp; [.D13]" office:value-type="string" office:string-value="LEAFLET Module " calcext:value-type="string">
            <text:p>LEAFLET Module </text:p>
          </table:table-cell>
          <table:table-cell table:style-name="ce121" table:formula="of:=[.E13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1" calcext:value-type="float">
            <text:p>1001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]" office:value-type="float" office:value="10" calcext:value-type="float">
            <text:p>1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] &amp;  [.D14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]&amp;&quot; Module &quot; &amp; [.D14]" office:value-type="string" office:string-value="LEAFLET Module " calcext:value-type="string">
            <text:p>LEAFLET Module </text:p>
          </table:table-cell>
          <table:table-cell table:style-name="ce121" table:formula="of:=[.E14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2" calcext:value-type="float">
            <text:p>10012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]" office:value-type="float" office:value="11" calcext:value-type="float">
            <text:p>1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] &amp;  [.D15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]&amp;&quot; Module &quot; &amp; [.D15]" office:value-type="string" office:string-value="LEAFLET Module " calcext:value-type="string">
            <text:p>LEAFLET Module </text:p>
          </table:table-cell>
          <table:table-cell table:style-name="ce121" table:formula="of:=[.E15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3" calcext:value-type="float">
            <text:p>10013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]" office:value-type="float" office:value="12" calcext:value-type="float">
            <text:p>1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] &amp;  [.D16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]&amp;&quot; Module &quot; &amp; [.D16]" office:value-type="string" office:string-value="LEAFLET Module " calcext:value-type="string">
            <text:p>LEAFLET Module </text:p>
          </table:table-cell>
          <table:table-cell table:style-name="ce121" table:formula="of:=[.E16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4" calcext:value-type="float">
            <text:p>1001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]" office:value-type="float" office:value="13" calcext:value-type="float">
            <text:p>1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] &amp;  [.D17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]&amp;&quot; Module &quot; &amp; [.D17]" office:value-type="string" office:string-value="LEAFLET Module " calcext:value-type="string">
            <text:p>LEAFLET Module </text:p>
          </table:table-cell>
          <table:table-cell table:style-name="ce121" table:formula="of:=[.E17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5" calcext:value-type="float">
            <text:p>10015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]" office:value-type="float" office:value="14" calcext:value-type="float">
            <text:p>1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] &amp;  [.D18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]&amp;&quot; Module &quot; &amp; [.D18]" office:value-type="string" office:string-value="LEAFLET Module " calcext:value-type="string">
            <text:p>LEAFLET Module </text:p>
          </table:table-cell>
          <table:table-cell table:style-name="ce121" table:formula="of:=[.E18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10016" calcext:value-type="float">
            <text:p>10016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9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]" office:value-type="float" office:value="15" calcext:value-type="float">
            <text:p>1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] &amp;  [.D19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]&amp;&quot; Module &quot; &amp; [.D19]" office:value-type="string" office:string-value="LEAFLET Module " calcext:value-type="string">
            <text:p>LEAFLET Module </text:p>
          </table:table-cell>
          <table:table-cell table:style-name="ce121" table:formula="of:=[.E19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17" calcext:value-type="float">
            <text:p>10017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0]" office:value-type="float" office:value="16" calcext:value-type="float">
            <text:p>1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0] &amp;  [.D20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0]&amp;&quot; Module &quot; &amp; [.D20]" office:value-type="string" office:string-value="AIO Module 1" calcext:value-type="string">
            <text:p>AIO Module 1</text:p>
          </table:table-cell>
          <table:table-cell table:style-name="ce121" table:formula="of:=[.E20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18" calcext:value-type="float">
            <text:p>10018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1]" office:value-type="float" office:value="17" calcext:value-type="float">
            <text:p>1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1] &amp;  [.D21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1]&amp;&quot; Module &quot; &amp; [.D21]" office:value-type="string" office:string-value="AIO Module 1" calcext:value-type="string">
            <text:p>AIO Module 1</text:p>
          </table:table-cell>
          <table:table-cell table:style-name="ce121" table:formula="of:=[.E21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19" calcext:value-type="float">
            <text:p>10019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2]" office:value-type="float" office:value="18" calcext:value-type="float">
            <text:p>1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2] &amp;  [.D22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2]&amp;&quot; Module &quot; &amp; [.D22]" office:value-type="string" office:string-value="AIO Module 1" calcext:value-type="string">
            <text:p>AIO Module 1</text:p>
          </table:table-cell>
          <table:table-cell table:style-name="ce121" table:formula="of:=[.E22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0" calcext:value-type="float">
            <text:p>10020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3]" office:value-type="float" office:value="19" calcext:value-type="float">
            <text:p>1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3] &amp;  [.D23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3]&amp;&quot; Module &quot; &amp; [.D23]" office:value-type="string" office:string-value="AIO Module 1" calcext:value-type="string">
            <text:p>AIO Module 1</text:p>
          </table:table-cell>
          <table:table-cell table:style-name="ce121" table:formula="of:=[.E23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1" calcext:value-type="float">
            <text:p>10021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4]" office:value-type="float" office:value="20" calcext:value-type="float">
            <text:p>2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4] &amp;  [.D24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4]&amp;&quot; Module &quot; &amp; [.D24]" office:value-type="string" office:string-value="AIO Module 2" calcext:value-type="string">
            <text:p>AIO Module 2</text:p>
          </table:table-cell>
          <table:table-cell table:style-name="ce121" table:formula="of:=[.E24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2" calcext:value-type="float">
            <text:p>10022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5]" office:value-type="float" office:value="21" calcext:value-type="float">
            <text:p>2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5] &amp;  [.D25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5]&amp;&quot; Module &quot; &amp; [.D25]" office:value-type="string" office:string-value="AIO Module 2" calcext:value-type="string">
            <text:p>AIO Module 2</text:p>
          </table:table-cell>
          <table:table-cell table:style-name="ce121" table:formula="of:=[.E25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3" calcext:value-type="float">
            <text:p>10023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6]" office:value-type="float" office:value="22" calcext:value-type="float">
            <text:p>2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6] &amp;  [.D26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6]&amp;&quot; Module &quot; &amp; [.D26]" office:value-type="string" office:string-value="AIO Module 2" calcext:value-type="string">
            <text:p>AIO Module 2</text:p>
          </table:table-cell>
          <table:table-cell table:style-name="ce121" table:formula="of:=[.E26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4" calcext:value-type="float">
            <text:p>10024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7]" office:value-type="float" office:value="23" calcext:value-type="float">
            <text:p>2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7] &amp;  [.D27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7]&amp;&quot; Module &quot; &amp; [.D27]" office:value-type="string" office:string-value="AIO Module 2" calcext:value-type="string">
            <text:p>AIO Module 2</text:p>
          </table:table-cell>
          <table:table-cell table:style-name="ce121" table:formula="of:=[.E27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5" calcext:value-type="float">
            <text:p>10025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8]" office:value-type="float" office:value="24" calcext:value-type="float">
            <text:p>2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8] &amp;  [.D28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8]&amp;&quot; Module &quot; &amp; [.D28]" office:value-type="string" office:string-value="AIO Module 3" calcext:value-type="string">
            <text:p>AIO Module 3</text:p>
          </table:table-cell>
          <table:table-cell table:style-name="ce121" table:formula="of:=[.E28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6" calcext:value-type="float">
            <text:p>10026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9]" office:value-type="float" office:value="25" calcext:value-type="float">
            <text:p>2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9] &amp;  [.D29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9]&amp;&quot; Module &quot; &amp; [.D29]" office:value-type="string" office:string-value="AIO Module 3" calcext:value-type="string">
            <text:p>AIO Module 3</text:p>
          </table:table-cell>
          <table:table-cell table:style-name="ce121" table:formula="of:=[.E29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7" calcext:value-type="float">
            <text:p>10027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0]" office:value-type="float" office:value="26" calcext:value-type="float">
            <text:p>2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0] &amp;  [.D30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0]&amp;&quot; Module &quot; &amp; [.D30]" office:value-type="string" office:string-value="AIO Module 3" calcext:value-type="string">
            <text:p>AIO Module 3</text:p>
          </table:table-cell>
          <table:table-cell table:style-name="ce121" table:formula="of:=[.E30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8" calcext:value-type="float">
            <text:p>10028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1]" office:value-type="float" office:value="27" calcext:value-type="float">
            <text:p>2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1] &amp;  [.D31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1]&amp;&quot; Module &quot; &amp; [.D31]" office:value-type="string" office:string-value="AIO Module 3" calcext:value-type="string">
            <text:p>AIO Module 3</text:p>
          </table:table-cell>
          <table:table-cell table:style-name="ce121" table:formula="of:=[.E31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29" calcext:value-type="float">
            <text:p>10029</text:p>
          </table:table-cell>
          <table:table-cell table:style-name="ce116" office:value-type="float" office:value="28" calcext:value-type="float">
            <text:p>2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2]" office:value-type="float" office:value="28" calcext:value-type="float">
            <text:p>2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2] &amp;  [.D32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2]&amp;&quot; Module &quot; &amp; [.D32]" office:value-type="string" office:string-value="AIO Module 4" calcext:value-type="string">
            <text:p>AIO Module 4</text:p>
          </table:table-cell>
          <table:table-cell table:style-name="ce121" table:formula="of:=[.E32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0" calcext:value-type="float">
            <text:p>1003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3]" office:value-type="float" office:value="29" calcext:value-type="float">
            <text:p>2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3] &amp;  [.D33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3]&amp;&quot; Module &quot; &amp; [.D33]" office:value-type="string" office:string-value="AIO Module 4" calcext:value-type="string">
            <text:p>AIO Module 4</text:p>
          </table:table-cell>
          <table:table-cell table:style-name="ce121" table:formula="of:=[.E33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1" calcext:value-type="float">
            <text:p>10031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4]" office:value-type="float" office:value="30" calcext:value-type="float">
            <text:p>3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4] &amp;  [.D34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4]&amp;&quot; Module &quot; &amp; [.D34]" office:value-type="string" office:string-value="AIO Module 4" calcext:value-type="string">
            <text:p>AIO Module 4</text:p>
          </table:table-cell>
          <table:table-cell table:style-name="ce121" table:formula="of:=[.E34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2" calcext:value-type="float">
            <text:p>10032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5]" office:value-type="float" office:value="31" calcext:value-type="float">
            <text:p>3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5] &amp;  [.D35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5]&amp;&quot; Module &quot; &amp; [.D35]" office:value-type="string" office:string-value="AIO Module 4" calcext:value-type="string">
            <text:p>AIO Module 4</text:p>
          </table:table-cell>
          <table:table-cell table:style-name="ce121" table:formula="of:=[.E35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3" calcext:value-type="float">
            <text:p>10033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6]" office:value-type="float" office:value="32" calcext:value-type="float">
            <text:p>3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6] &amp;  [.D36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6]&amp;&quot; Module &quot; &amp; [.D36]" office:value-type="string" office:string-value="AIO Module 5" calcext:value-type="string">
            <text:p>AIO Module 5</text:p>
          </table:table-cell>
          <table:table-cell table:style-name="ce121" table:formula="of:=[.E36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4" calcext:value-type="float">
            <text:p>10034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7]" office:value-type="float" office:value="33" calcext:value-type="float">
            <text:p>3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7] &amp;  [.D37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7]&amp;&quot; Module &quot; &amp; [.D37]" office:value-type="string" office:string-value="AIO Module 5" calcext:value-type="string">
            <text:p>AIO Module 5</text:p>
          </table:table-cell>
          <table:table-cell table:style-name="ce121" table:formula="of:=[.E37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5" calcext:value-type="float">
            <text:p>10035</text:p>
          </table:table-cell>
          <table:table-cell table:style-name="ce116" office:value-type="float" office:value="34" calcext:value-type="float">
            <text:p>3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8]" office:value-type="float" office:value="34" calcext:value-type="float">
            <text:p>3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8] &amp;  [.D38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8]&amp;&quot; Module &quot; &amp; [.D38]" office:value-type="string" office:string-value="AIO Module 5" calcext:value-type="string">
            <text:p>AIO Module 5</text:p>
          </table:table-cell>
          <table:table-cell table:style-name="ce121" table:formula="of:=[.E38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6" calcext:value-type="float">
            <text:p>10036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9]" office:value-type="float" office:value="35" calcext:value-type="float">
            <text:p>3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9] &amp;  [.D39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9]&amp;&quot; Module &quot; &amp; [.D39]" office:value-type="string" office:string-value="AIO Module 5" calcext:value-type="string">
            <text:p>AIO Module 5</text:p>
          </table:table-cell>
          <table:table-cell table:style-name="ce121" table:formula="of:=[.E39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7" calcext:value-type="float">
            <text:p>10037</text:p>
          </table:table-cell>
          <table:table-cell table:style-name="ce116" office:value-type="float" office:value="36" calcext:value-type="float">
            <text:p>3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0]" office:value-type="float" office:value="36" calcext:value-type="float">
            <text:p>3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0] &amp;  [.D40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0]&amp;&quot; Module &quot; &amp; [.D40]" office:value-type="string" office:string-value="AIO Module 6" calcext:value-type="string">
            <text:p>AIO Module 6</text:p>
          </table:table-cell>
          <table:table-cell table:style-name="ce121" table:formula="of:=[.E40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8" calcext:value-type="float">
            <text:p>10038</text:p>
          </table:table-cell>
          <table:table-cell table:style-name="ce116" office:value-type="float" office:value="37" calcext:value-type="float">
            <text:p>3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1]" office:value-type="float" office:value="37" calcext:value-type="float">
            <text:p>3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1] &amp;  [.D41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1]&amp;&quot; Module &quot; &amp; [.D41]" office:value-type="string" office:string-value="AIO Module 6" calcext:value-type="string">
            <text:p>AIO Module 6</text:p>
          </table:table-cell>
          <table:table-cell table:style-name="ce121" table:formula="of:=[.E41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39" calcext:value-type="float">
            <text:p>10039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2]" office:value-type="float" office:value="38" calcext:value-type="float">
            <text:p>3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2] &amp;  [.D42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2]&amp;&quot; Module &quot; &amp; [.D42]" office:value-type="string" office:string-value="AIO Module 6" calcext:value-type="string">
            <text:p>AIO Module 6</text:p>
          </table:table-cell>
          <table:table-cell table:style-name="ce121" table:formula="of:=[.E42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40" calcext:value-type="float">
            <text:p>10040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3]" office:value-type="float" office:value="39" calcext:value-type="float">
            <text:p>3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3] &amp;  [.D43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3]&amp;&quot; Module &quot; &amp; [.D43]" office:value-type="string" office:string-value="AIO Module 6" calcext:value-type="string">
            <text:p>AIO Module 6</text:p>
          </table:table-cell>
          <table:table-cell table:style-name="ce121" table:formula="of:=[.E43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41" calcext:value-type="float">
            <text:p>10041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Digital Input 1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4]" office:value-type="float" office:value="40" calcext:value-type="float">
            <text:p>4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4] &amp;  [.D44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4]&amp;&quot; Module &quot; &amp; [.D44]" office:value-type="string" office:string-value="AIO Module 7" calcext:value-type="string">
            <text:p>AIO Module 7</text:p>
          </table:table-cell>
          <table:table-cell table:style-name="ce121" table:formula="of:=[.E44]" office:value-type="string" office:string-value="Digital Input 1" calcext:value-type="string">
            <text:p>Digit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42" calcext:value-type="float">
            <text:p>10042</text:p>
          </table:table-cell>
          <table:table-cell table:style-name="ce116" office:value-type="float" office:value="41" calcext:value-type="float">
            <text:p>4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Digital Input 2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5]" office:value-type="float" office:value="41" calcext:value-type="float">
            <text:p>4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5] &amp;  [.D45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5]&amp;&quot; Module &quot; &amp; [.D45]" office:value-type="string" office:string-value="AIO Module 7" calcext:value-type="string">
            <text:p>AIO Module 7</text:p>
          </table:table-cell>
          <table:table-cell table:style-name="ce121" table:formula="of:=[.E45]" office:value-type="string" office:string-value="Digital Input 2" calcext:value-type="string">
            <text:p>Digit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43" calcext:value-type="float">
            <text:p>10043</text:p>
          </table:table-cell>
          <table:table-cell table:style-name="ce116" office:value-type="float" office:value="42" calcext:value-type="float">
            <text:p>4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Digital Input 3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6]" office:value-type="float" office:value="42" calcext:value-type="float">
            <text:p>4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6] &amp;  [.D46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6]&amp;&quot; Module &quot; &amp; [.D46]" office:value-type="string" office:string-value="AIO Module 7" calcext:value-type="string">
            <text:p>AIO Module 7</text:p>
          </table:table-cell>
          <table:table-cell table:style-name="ce121" table:formula="of:=[.E46]" office:value-type="string" office:string-value="Digital Input 3" calcext:value-type="string">
            <text:p>Digit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10044" calcext:value-type="float">
            <text:p>10044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Digital Input 4</text:p>
          </table:table-cell>
          <table:table-cell table:style-name="ce116"/>
          <table:table-cell table:style-name="ce116" office:value-type="string" calcext:value-type="string">
            <text:p>Holds the Status of the Digital Input 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7]" office:value-type="float" office:value="43" calcext:value-type="float">
            <text:p>4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7] &amp;  [.D47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7]&amp;&quot; Module &quot; &amp; [.D47]" office:value-type="string" office:string-value="AIO Module 7" calcext:value-type="string">
            <text:p>AIO Module 7</text:p>
          </table:table-cell>
          <table:table-cell table:style-name="ce121" table:formula="of:=[.E47]" office:value-type="string" office:string-value="Digital Input 4" calcext:value-type="string">
            <text:p>Digit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 table:number-rows-repeated="3">
          <table:table-cell table:style-name="ce116" table:number-columns-repeated="4"/>
          <table:table-cell table:style-name="ce119"/>
          <table:table-cell/>
          <table:table-cell table:style-name="ce116"/>
          <table:table-cell table:number-columns-repeated="14"/>
        </table:table-row>
        <table:table-row table:style-name="ro1" table:number-rows-repeated="3">
          <table:table-cell table:style-name="ce116" table:number-columns-repeated="4"/>
          <table:table-cell table:style-name="ce119"/>
          <table:table-cell table:style-name="Default"/>
          <table:table-cell table:style-name="ce116"/>
          <table:table-cell table:number-columns-repeated="14"/>
        </table:table-row>
        <table:table-row table:style-name="ro1">
          <table:table-cell table:style-name="ce116" table:number-columns-repeated="4"/>
          <table:table-cell table:style-name="ce119"/>
          <table:table-cell table:style-name="Default"/>
          <table:table-cell table:style-name="ce116"/>
          <table:table-cell table:number-columns-repeated="2"/>
          <table:table-cell table:style-name="ce127"/>
          <table:table-cell table:number-columns-repeated="11"/>
        </table:table-row>
        <table:table-row table:style-name="ro1" table:number-rows-repeated="8">
          <table:table-cell table:style-name="ce116" table:number-columns-repeated="4"/>
          <table:table-cell table:style-name="ce119"/>
          <table:table-cell table:style-name="Default"/>
          <table:table-cell table:style-name="ce116"/>
          <table:table-cell table:number-columns-repeated="14"/>
        </table:table-row>
        <table:table-row table:style-name="ro1" table:number-rows-repeated="56">
          <table:table-cell table:style-name="ce116" table:number-columns-repeated="4"/>
          <table:table-cell table:style-name="ce119"/>
          <table:table-cell table:style-name="ce116" table:number-columns-repeated="2"/>
          <table:table-cell table:number-columns-repeated="14"/>
        </table:table-row>
        <table:table-row table:style-name="ro1" table:number-rows-repeated="28">
          <table:table-cell table:style-name="ce116" table:number-columns-repeated="4"/>
          <table:table-cell table:style-name="ce119"/>
          <table:table-cell/>
          <table:table-cell table:style-name="ce116"/>
          <table:table-cell table:number-columns-repeated="14"/>
        </table:table-row>
        <table:table-row table:style-name="ro1" table:number-rows-repeated="29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nalog Input Registers" table:style-name="ta4">
        <table:table-column table:style-name="co4" table:default-cell-style-name="ce117"/>
        <table:table-column table:style-name="co19" table:default-cell-style-name="ce117"/>
        <table:table-column table:style-name="co13" table:default-cell-style-name="ce117"/>
        <table:table-column table:style-name="co20" table:default-cell-style-name="ce117"/>
        <table:table-column table:style-name="co13" table:default-cell-style-name="ce117"/>
        <table:table-column table:style-name="co14" table:default-cell-style-name="ce117"/>
        <table:table-column table:style-name="co10" table:default-cell-style-name="ce117"/>
        <table:table-column table:style-name="co2" table:default-cell-style-name="ce117"/>
        <table:table-column table:style-name="co2" table:number-columns-repeated="13" table:default-cell-style-name="Default"/>
        <table:table-row table:style-name="ro1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Module NR</text:p>
          </table:table-cell>
          <table:table-cell/>
          <table:table-cell office:value-type="string" calcext:value-type="string">
            <text:p>MREG</text:p>
          </table:table-cell>
          <table:table-cell table:number-columns-repeated="7"/>
        </table:table-row>
        <table:table-row table:style-name="ro4">
          <table:table-cell table:style-name="ce115" office:value-type="string" calcext:value-type="string">
            <text:p>Register Adress</text:p>
          </table:table-cell>
          <table:table-cell table:style-name="ce115" office:value-type="string" calcext:value-type="string">
            <text:p>Offset</text:p>
          </table:table-cell>
          <table:table-cell table:style-name="ce115" office:value-type="string" calcext:value-type="string">
            <text:p>Type</text:p>
          </table:table-cell>
          <table:table-cell table:style-name="ce115" office:value-type="string" calcext:value-type="string">
            <text:p>ModNR</text:p>
          </table:table-cell>
          <table:table-cell table:style-name="ce115" office:value-type="string" calcext:value-type="string">
            <text:p>Name </text:p>
          </table:table-cell>
          <table:table-cell table:style-name="ce115" office:value-type="string" calcext:value-type="string">
            <text:p>Values</text:p>
          </table:table-cell>
          <table:table-cell table:style-name="ce115" office:value-type="string" calcext:value-type="string">
            <text:p>Description</text:p>
          </table:table-cell>
          <table:table-cell table:number-columns-repeated="14"/>
        </table:table-row>
        <table:table-row table:style-name="ro6">
          <table:table-cell table:style-name="ce116" office:value-type="float" office:value="30001" calcext:value-type="float">
            <text:p>300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LEAFLET</text:p>
          </table:table-cell>
          <table:table-cell table:style-name="Default"/>
          <table:table-cell table:style-name="Default" office:value-type="string" calcext:value-type="string">
            <text:p>Errors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]" office:value-type="float" office:value="0" calcext:value-type="float">
            <text:p>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] &amp;  [.D4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]&amp;&quot; Module &quot; &amp; [.D4]" office:value-type="string" office:string-value="LEAFLET Module " calcext:value-type="string">
            <text:p>LEAFLET Module </text:p>
          </table:table-cell>
          <table:table-cell table:style-name="ce121" table:formula="of:=[.E5]" office:value-type="string" office:string-value="Leaflet Software Version Major" calcext:value-type="string">
            <text:p>Leaflet Software Version Major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002" calcext:value-type="float">
            <text:p>30002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LEAFLET</text:p>
          </table:table-cell>
          <table:table-cell table:style-name="Default"/>
          <table:table-cell table:style-name="Default" office:value-type="string" calcext:value-type="string">
            <text:p>Leaflet Software Version Major</text:p>
          </table:table-cell>
          <table:table-cell table:style-name="Default"/>
          <table:table-cell table:style-name="Default" office:value-type="string" calcext:value-type="string">
            <text:p>MAJOR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]" office:value-type="float" office:value="1" calcext:value-type="float">
            <text:p>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] &amp;  [.D5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]&amp;&quot; Module &quot; &amp; [.D5]" office:value-type="string" office:string-value="LEAFLET Module " calcext:value-type="string">
            <text:p>LEAFLET Module </text:p>
          </table:table-cell>
          <table:table-cell table:style-name="ce121" table:formula="of:=[.E6]" office:value-type="string" office:string-value="Leaflet Software Version Minor" calcext:value-type="string">
            <text:p>Leaflet Software Version Minor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7">
          <table:table-cell table:style-name="ce116" office:value-type="float" office:value="30003" calcext:value-type="float">
            <text:p>3000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LEAFLET</text:p>
          </table:table-cell>
          <table:table-cell table:style-name="Default"/>
          <table:table-cell table:style-name="Default" office:value-type="string" calcext:value-type="string">
            <text:p>Leaflet Software Version Minor</text:p>
          </table:table-cell>
          <table:table-cell table:style-name="Default"/>
          <table:table-cell table:style-name="Default" office:value-type="string" calcext:value-type="string">
            <text:p>MINOR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] &amp;  [.D6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]&amp;&quot; Module &quot; &amp; [.D6]" office:value-type="string" office:string-value="LEAFLET Module " calcext:value-type="string">
            <text:p>LEAFLET Module </text:p>
          </table:table-cell>
          <table:table-cell table:style-name="ce121" table:formula="of:=[.E7]" office:value-type="string" office:string-value="Leaflet Software Version Patch" calcext:value-type="string">
            <text:p>Leaflet Software Version Patch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8">
          <table:table-cell table:style-name="ce116" office:value-type="float" office:value="30004" calcext:value-type="float">
            <text:p>3000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LEAFLET</text:p>
          </table:table-cell>
          <table:table-cell table:style-name="Default"/>
          <table:table-cell table:style-name="Default" office:value-type="string" calcext:value-type="string">
            <text:p>Leaflet Software Version Patch</text:p>
          </table:table-cell>
          <table:table-cell table:style-name="Default"/>
          <table:table-cell table:style-name="Default" office:value-type="string" calcext:value-type="string">
            <text:p>PATCH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]" office:value-type="float" office:value="3" calcext:value-type="float">
            <text:p>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] &amp;  [.D7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]&amp;&quot; Module &quot; &amp; [.D7]" office:value-type="string" office:string-value="LEAFLET Module " calcext:value-type="string">
            <text:p>LEAFLET Module </text:p>
          </table:table-cell>
          <table:table-cell table:style-name="ce121" table:formula="of:=[.E12]" office:value-type="string" office:string-value="PWM Modul Connection Status&#10;Bit 0 = PWM Module 1&#10;Bit 1 = PWM Module 2&#10;Bit 2 = PWM Module 3&#10;Bit 3 = PWM Module 4&#10;Bit 4 = PWM Module 5&#10;Bit 5 = PWM Module 6&#10;Bit 6 = PWM Module 7&#10;Bit 7 = PWM Module 8&#10;…" calcext:value-type="string">
            <text:p>PWM Modul Connection Status</text:p>
            <text:p>Bit 0 = PWM Module 1</text:p>
            <text:p>Bit 1 = PWM Module 2</text:p>
            <text:p>Bit 2 = PWM Module 3</text:p>
            <text:p>Bit 3 = PWM Module 4</text:p>
            <text:p>Bit 4 = PWM Module 5</text:p>
            <text:p>Bit 5 = PWM Module 6</text:p>
            <text:p>Bit 6 = PWM Module 7</text:p>
            <text:p>Bit 7 = PWM Module 8</text:p>
            <text:p>…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9">
          <table:table-cell table:style-name="ce116" office:value-type="float" office:value="30005" calcext:value-type="float">
            <text:p>30005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Default" office:value-type="string" calcext:value-type="string">
            <text:p>Serial Nr MSB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]" office:value-type="float" office:value="4" calcext:value-type="float">
            <text:p>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] &amp;  [.D8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]&amp;&quot; Module &quot; &amp; [.D8]" office:value-type="string" office:string-value="LEAFLET Module " calcext:value-type="string">
            <text:p>LEAFLET Module </text:p>
          </table:table-cell>
          <table:table-cell table:style-name="ce121" table:formula="of:=[.E13]" office:value-type="string" office:string-value="REL Modul Connection Status&#10;Bit 0 = REL Module 0&#10;Bit 1 = REL Module 1&#10;Bit 2 = REL Module 2&#10;Bit 3 = REL Module 3&#10;" calcext:value-type="string">
            <text:p>REL Modul Connection Status</text:p>
            <text:p>Bit 0 = REL Module 0</text:p>
            <text:p>Bit 1 = REL Module 1</text:p>
            <text:p>Bit 2 = REL Module 2</text:p>
            <text:p>Bit 3 = REL Module 3</text:p>
            <text:p/>
          </table:table-cell>
          <table:table-cell table:style-name="ce132" office:value-type="string" calcext:value-type="string">
            <text:p>*/</text:p>
          </table:table-cell>
        </table:table-row>
        <table:table-row table:style-name="ro10">
          <table:table-cell table:style-name="ce116" office:value-type="float" office:value="30006" calcext:value-type="float">
            <text:p>30006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Default" office:value-type="string" calcext:value-type="string">
            <text:p>Serial Nr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]" office:value-type="float" office:value="5" calcext:value-type="float">
            <text:p>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] &amp;  [.D9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]&amp;&quot; Module &quot; &amp; [.D9]" office:value-type="string" office:string-value="LEAFLET Module " calcext:value-type="string">
            <text:p>LEAFLET Module </text:p>
          </table:table-cell>
          <table:table-cell table:style-name="ce121" table:formula="of:=[.E14]" office:value-type="string" office:string-value="TMP Modul Connection Status&#10;Bit 0 = TMP Module 1&#10;Bit 1 = TMP Module 2&#10;Bit 2 = TMP Module 3&#10;Bit 3 = TMP Module 4&#10;Bit 4 = TMP Module 5&#10;Bit 5 = TMP Module 6&#10;Bit 6 = TMP Module 7&#10;" calcext:value-type="string">
            <text:p>TMP Modul Connection Status</text:p>
            <text:p>Bit 0 = TMP Module 1</text:p>
            <text:p>Bit 1 = TMP Module 2</text:p>
            <text:p>Bit 2 = TMP Module 3</text:p>
            <text:p>Bit 3 = TMP Module 4</text:p>
            <text:p>Bit 4 = TMP Module 5</text:p>
            <text:p>Bit 5 = TMP Module 6</text:p>
            <text:p>Bit 6 = TMP Module 7</text:p>
            <text:p/>
          </table:table-cell>
          <table:table-cell table:style-name="ce132" office:value-type="string" calcext:value-type="string">
            <text:p>*/</text:p>
          </table:table-cell>
        </table:table-row>
        <table:table-row table:style-name="ro11">
          <table:table-cell table:style-name="ce116" office:value-type="float" office:value="30007" calcext:value-type="float">
            <text:p>30007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Default" office:value-type="string" calcext:value-type="string">
            <text:p>Serial Nr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]" office:value-type="float" office:value="6" calcext:value-type="float">
            <text:p>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] &amp;  [.D10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]&amp;&quot; Module &quot; &amp; [.D10]" office:value-type="string" office:string-value="LEAFLET Module " calcext:value-type="string">
            <text:p>LEAFLET Module </text:p>
          </table:table-cell>
          <table:table-cell table:style-name="ce121" table:formula="of:=[.E15]" office:value-type="string" office:string-value="AIO Modul Connection Status&#10;Bit 0 = AIO Module 1&#10;Bit 1 = AIO Module 2&#10;Bit 2 = AIO Module 3&#10;Bit 3 = AIO Module 4&#10;Bit 4 = AIO Module 5&#10;Bit 5 = AIO Module 6&#10;Bit 6 = AIO Module 7" calcext:value-type="string">
            <text:p>AIO Modul Connection Status</text:p>
            <text:p>Bit 0 = AIO Module 1</text:p>
            <text:p>Bit 1 = AIO Module 2</text:p>
            <text:p>Bit 2 = AIO Module 3</text:p>
            <text:p>Bit 3 = AIO Module 4</text:p>
            <text:p>Bit 4 = AIO Module 5</text:p>
            <text:p>Bit 5 = AIO Module 6</text:p>
            <text:p>Bit 6 = AIO Module 7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9">
          <table:table-cell table:style-name="ce116" office:value-type="float" office:value="30008" calcext:value-type="float">
            <text:p>30008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Default" office:value-type="string" calcext:value-type="string">
            <text:p>SerialNR Lsb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]" office:value-type="float" office:value="7" calcext:value-type="float">
            <text:p>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] &amp;  [.D11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]&amp;&quot; Module &quot; &amp; [.D11]" office:value-type="string" office:string-value="LEAFLET Module " calcext:value-type="string">
            <text:p>LEAFLET Module </text:p>
          </table:table-cell>
          <table:table-cell table:style-name="ce121" table:formula="of:=[.E13]" office:value-type="string" office:string-value="REL Modul Connection Status&#10;Bit 0 = REL Module 0&#10;Bit 1 = REL Module 1&#10;Bit 2 = REL Module 2&#10;Bit 3 = REL Module 3&#10;" calcext:value-type="string">
            <text:p>REL Modul Connection Status</text:p>
            <text:p>Bit 0 = REL Module 0</text:p>
            <text:p>Bit 1 = REL Module 1</text:p>
            <text:p>Bit 2 = REL Module 2</text:p>
            <text:p>Bit 3 = REL Module 3</text:p>
            <text:p/>
          </table:table-cell>
          <table:table-cell table:style-name="ce132" office:value-type="string" calcext:value-type="string">
            <text:p>*/</text:p>
          </table:table-cell>
        </table:table-row>
        <table:table-row table:style-name="ro10">
          <table:table-cell table:style-name="ce116" office:value-type="float" office:value="30009" calcext:value-type="float">
            <text:p>30009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<text:span text:style-name="T2">PWM Modul Connection Status</text:span></text:p>
            <text:p>Bit 0 = PWM Module 1</text:p>
            <text:p>Bit 1 = PWM Module 2</text:p>
            <text:p>Bit 2 = PWM Module 3</text:p>
            <text:p>Bit 3 = PWM Module 4</text:p>
            <text:p>Bit 4 = PWM Module 5</text:p>
            <text:p>Bit 5 = PWM Module 6</text:p>
            <text:p>Bit 6 = PWM Module 7</text:p>
            <text:p><text:span text:style-name="T5">Bit 7 = PWM Module 8</text:span></text:p>
            <text:p><text:span text:style-name="T5">…</text:span></text:p>
          </table:table-cell>
          <table:table-cell table:style-name="ce116" office:value-type="string" calcext:value-type="string">
            <text:p>0=Not Connected</text:p>
            <text:p>1 = Connected</text:p>
            <text:p/>
          </table:table-cell>
          <table:table-cell table:style-name="ce116" office:value-type="string" calcext:value-type="string">
            <text:p>This Register holds Information which Pulse-width-modulation Modules have been detected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]" office:value-type="float" office:value="8" calcext:value-type="float">
            <text:p>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] &amp;  [.D12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]&amp;&quot; Module &quot; &amp; [.D12]" office:value-type="string" office:string-value="LEAFLET Module " calcext:value-type="string">
            <text:p>LEAFLET Module </text:p>
          </table:table-cell>
          <table:table-cell table:style-name="ce121" table:formula="of:=[.E14]" office:value-type="string" office:string-value="TMP Modul Connection Status&#10;Bit 0 = TMP Module 1&#10;Bit 1 = TMP Module 2&#10;Bit 2 = TMP Module 3&#10;Bit 3 = TMP Module 4&#10;Bit 4 = TMP Module 5&#10;Bit 5 = TMP Module 6&#10;Bit 6 = TMP Module 7&#10;" calcext:value-type="string">
            <text:p>TMP Modul Connection Status</text:p>
            <text:p>Bit 0 = TMP Module 1</text:p>
            <text:p>Bit 1 = TMP Module 2</text:p>
            <text:p>Bit 2 = TMP Module 3</text:p>
            <text:p>Bit 3 = TMP Module 4</text:p>
            <text:p>Bit 4 = TMP Module 5</text:p>
            <text:p>Bit 5 = TMP Module 6</text:p>
            <text:p>Bit 6 = TMP Module 7</text:p>
            <text:p/>
          </table:table-cell>
          <table:table-cell table:style-name="ce132" office:value-type="string" calcext:value-type="string">
            <text:p>*/</text:p>
          </table:table-cell>
        </table:table-row>
        <table:table-row table:style-name="ro11">
          <table:table-cell table:style-name="ce116" office:value-type="float" office:value="30010" calcext:value-type="float">
            <text:p>30010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<text:span text:style-name="T2">REL Modul Connection Status</text:span></text:p>
            <text:p>Bit 0 = REL Module 0</text:p>
            <text:p>Bit 1 = REL Module 1</text:p>
            <text:p>Bit 2 = REL Module 2</text:p>
            <text:p>Bit 3 = REL Module 3</text:p>
            <text:p/>
          </table:table-cell>
          <table:table-cell table:style-name="ce116" office:value-type="string" calcext:value-type="string">
            <text:p>0=Not Connected</text:p>
            <text:p>1 = Connected</text:p>
            <text:p/>
          </table:table-cell>
          <table:table-cell table:style-name="ce116" office:value-type="string" calcext:value-type="string">
            <text:p>This Register holds Information which Relay Modules have been detected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]" office:value-type="float" office:value="9" calcext:value-type="float">
            <text:p>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] &amp;  [.D13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]&amp;&quot; Module &quot; &amp; [.D13]" office:value-type="string" office:string-value="LEAFLET Module " calcext:value-type="string">
            <text:p>LEAFLET Module </text:p>
          </table:table-cell>
          <table:table-cell table:style-name="ce121" table:formula="of:=[.E15]" office:value-type="string" office:string-value="AIO Modul Connection Status&#10;Bit 0 = AIO Module 1&#10;Bit 1 = AIO Module 2&#10;Bit 2 = AIO Module 3&#10;Bit 3 = AIO Module 4&#10;Bit 4 = AIO Module 5&#10;Bit 5 = AIO Module 6&#10;Bit 6 = AIO Module 7" calcext:value-type="string">
            <text:p>AIO Modul Connection Status</text:p>
            <text:p>Bit 0 = AIO Module 1</text:p>
            <text:p>Bit 1 = AIO Module 2</text:p>
            <text:p>Bit 2 = AIO Module 3</text:p>
            <text:p>Bit 3 = AIO Module 4</text:p>
            <text:p>Bit 4 = AIO Module 5</text:p>
            <text:p>Bit 5 = AIO Module 6</text:p>
            <text:p>Bit 6 = AIO Module 7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0">
          <table:table-cell table:style-name="ce116" office:value-type="float" office:value="30011" calcext:value-type="float">
            <text:p>3001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<text:span text:style-name="T2">TMP Modul Connection Status</text:span></text:p>
            <text:p>Bit 0 = TMP Module 1</text:p>
            <text:p><text:span text:style-name="T5">Bit 1 = TMP Module 2</text:span></text:p>
            <text:p><text:span text:style-name="T5">Bit 2 = TMP Module 3</text:span></text:p>
            <text:p><text:span text:style-name="T5">Bit 3 = TMP Module 4</text:span></text:p>
            <text:p><text:span text:style-name="T5">Bit 4 = TMP Module 5</text:span></text:p>
            <text:p><text:span text:style-name="T5">Bit 5 = TMP Module 6</text:span></text:p>
            <text:p><text:span text:style-name="T5">Bit 6 = TMP Module 7</text:span></text:p>
            <text:p/>
          </table:table-cell>
          <table:table-cell table:style-name="ce116" office:value-type="string" calcext:value-type="string">
            <text:p>0=Not Connected</text:p>
            <text:p>1 = Connected</text:p>
            <text:p/>
          </table:table-cell>
          <table:table-cell table:style-name="ce116" office:value-type="string" calcext:value-type="string">
            <text:p>This Register holds Information which Temperature Modules have been detected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]" office:value-type="float" office:value="10" calcext:value-type="float">
            <text:p>1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] &amp;  [.D14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]&amp;&quot; Module &quot; &amp; [.D14]" office:value-type="string" office:string-value="LEAFLET Module " calcext:value-type="string">
            <text:p>LEAFLET Module </text:p>
          </table:table-cell>
          <table:table-cell table:style-name="ce121" table:formula="of:=[.E14]" office:value-type="string" office:string-value="TMP Modul Connection Status&#10;Bit 0 = TMP Module 1&#10;Bit 1 = TMP Module 2&#10;Bit 2 = TMP Module 3&#10;Bit 3 = TMP Module 4&#10;Bit 4 = TMP Module 5&#10;Bit 5 = TMP Module 6&#10;Bit 6 = TMP Module 7&#10;" calcext:value-type="string">
            <text:p>TMP Modul Connection Status</text:p>
            <text:p>Bit 0 = TMP Module 1</text:p>
            <text:p>Bit 1 = TMP Module 2</text:p>
            <text:p>Bit 2 = TMP Module 3</text:p>
            <text:p>Bit 3 = TMP Module 4</text:p>
            <text:p>Bit 4 = TMP Module 5</text:p>
            <text:p>Bit 5 = TMP Module 6</text:p>
            <text:p>Bit 6 = TMP Module 7</text:p>
            <text:p/>
          </table:table-cell>
          <table:table-cell table:style-name="ce132" office:value-type="string" calcext:value-type="string">
            <text:p>*/</text:p>
          </table:table-cell>
        </table:table-row>
        <table:table-row table:style-name="ro11">
          <table:table-cell table:style-name="ce116" office:value-type="float" office:value="30012" calcext:value-type="float">
            <text:p>30012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<text:span text:style-name="T2">AIO Modul Connection Status</text:span></text:p>
            <text:p>Bit 0 = AIO Module 1</text:p>
            <text:p>Bit 1 = AIO Module 2</text:p>
            <text:p>Bit 2 = AIO Module 3</text:p>
            <text:p>Bit 3 = AIO Module 4</text:p>
            <text:p>Bit 4 = AIO Module 5</text:p>
            <text:p>Bit 5 = AIO Module 6</text:p>
            <text:p>Bit 6 = AIO Module 7</text:p>
          </table:table-cell>
          <table:table-cell table:style-name="ce116" office:value-type="string" calcext:value-type="string">
            <text:p>0=Not Connected</text:p>
            <text:p>1 = Connected</text:p>
            <text:p/>
          </table:table-cell>
          <table:table-cell table:style-name="ce116" office:value-type="string" calcext:value-type="string">
            <text:p>This Register holds Information which Analog Input/Output Modules have been detected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]" office:value-type="float" office:value="11" calcext:value-type="float">
            <text:p>1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] &amp;  [.D15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]&amp;&quot; Module &quot; &amp; [.D15]" office:value-type="string" office:string-value="LEAFLET Module " calcext:value-type="string">
            <text:p>LEAFLET Module </text:p>
          </table:table-cell>
          <table:table-cell table:style-name="ce121" table:formula="of:=[.E15]" office:value-type="string" office:string-value="AIO Modul Connection Status&#10;Bit 0 = AIO Module 1&#10;Bit 1 = AIO Module 2&#10;Bit 2 = AIO Module 3&#10;Bit 3 = AIO Module 4&#10;Bit 4 = AIO Module 5&#10;Bit 5 = AIO Module 6&#10;Bit 6 = AIO Module 7" calcext:value-type="string">
            <text:p>AIO Modul Connection Status</text:p>
            <text:p>Bit 0 = AIO Module 1</text:p>
            <text:p>Bit 1 = AIO Module 2</text:p>
            <text:p>Bit 2 = AIO Module 3</text:p>
            <text:p>Bit 3 = AIO Module 4</text:p>
            <text:p>Bit 4 = AIO Module 5</text:p>
            <text:p>Bit 5 = AIO Module 6</text:p>
            <text:p>Bit 6 = AIO Module 7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3" calcext:value-type="float">
            <text:p>30013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]" office:value-type="float" office:value="12" calcext:value-type="float">
            <text:p>1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] &amp;  [.D16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]&amp;&quot; Module &quot; &amp; [.D16]" office:value-type="string" office:string-value="LEAFLET Module " calcext:value-type="string">
            <text:p>LEAFLET Module </text:p>
          </table:table-cell>
          <table:table-cell table:style-name="ce121" table:formula="of:=[.E16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4" calcext:value-type="float">
            <text:p>30014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]" office:value-type="float" office:value="13" calcext:value-type="float">
            <text:p>1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] &amp;  [.D17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]&amp;&quot; Module &quot; &amp; [.D17]" office:value-type="string" office:string-value="LEAFLET Module " calcext:value-type="string">
            <text:p>LEAFLET Module </text:p>
          </table:table-cell>
          <table:table-cell table:style-name="ce121" table:formula="of:=[.E17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5" calcext:value-type="float">
            <text:p>30015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]" office:value-type="float" office:value="14" calcext:value-type="float">
            <text:p>1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] &amp;  [.D18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]&amp;&quot; Module &quot; &amp; [.D18]" office:value-type="string" office:string-value="LEAFLET Module " calcext:value-type="string">
            <text:p>LEAFLET Module </text:p>
          </table:table-cell>
          <table:table-cell table:style-name="ce121" table:formula="of:=[.E18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6" calcext:value-type="float">
            <text:p>30016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string" calcext:value-type="string">
            <text:p>LEAFLET</text:p>
          </table:table-cell>
          <table:table-cell table:style-name="ce116"/>
          <table:table-cell table:style-name="ce116" office:value-type="string" calcext:value-type="string">
            <text:p>RESERVED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]" office:value-type="float" office:value="15" calcext:value-type="float">
            <text:p>1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] &amp;  [.D19]" office:value-type="string" office:string-value="LEAFLET" calcext:value-type="string">
            <text:p>LEAFLET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]&amp;&quot; Module &quot; &amp; [.D19]" office:value-type="string" office:string-value="LEAFLET Module " calcext:value-type="string">
            <text:p>LEAFLET Module </text:p>
          </table:table-cell>
          <table:table-cell table:style-name="ce121" table:formula="of:=[.E19]" office:value-type="string" office:string-value="RESERVED" calcext:value-type="string">
            <text:p>RESERVED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7" calcext:value-type="float">
            <text:p>30017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0]" office:value-type="float" office:value="16" calcext:value-type="float">
            <text:p>1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0] &amp;  [.D20]" office:value-type="string" office:string-value="PWM1" calcext:value-type="string">
            <text:p>PWM1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0]&amp;&quot; Module &quot; &amp; [.D20]" office:value-type="string" office:string-value="PWM Module 1" calcext:value-type="string">
            <text:p>PWM Module 1</text:p>
          </table:table-cell>
          <table:table-cell table:style-name="ce121" table:formula="of:=[.E20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8" calcext:value-type="float">
            <text:p>30018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1]" office:value-type="float" office:value="17" calcext:value-type="float">
            <text:p>1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1] &amp;  [.D21]" office:value-type="string" office:string-value="PWM2" calcext:value-type="string">
            <text:p>PWM2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1]&amp;&quot; Module &quot; &amp; [.D21]" office:value-type="string" office:string-value="PWM Module 2" calcext:value-type="string">
            <text:p>PWM Module 2</text:p>
          </table:table-cell>
          <table:table-cell table:style-name="ce121" table:formula="of:=[.E21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19" calcext:value-type="float">
            <text:p>30019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2]" office:value-type="float" office:value="18" calcext:value-type="float">
            <text:p>1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2] &amp;  [.D22]" office:value-type="string" office:string-value="PWM3" calcext:value-type="string">
            <text:p>PWM3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2]&amp;&quot; Module &quot; &amp; [.D22]" office:value-type="string" office:string-value="PWM Module 3" calcext:value-type="string">
            <text:p>PWM Module 3</text:p>
          </table:table-cell>
          <table:table-cell table:style-name="ce121" table:formula="of:=[.E22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0" calcext:value-type="float">
            <text:p>30020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3]" office:value-type="float" office:value="19" calcext:value-type="float">
            <text:p>1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3] &amp;  [.D23]" office:value-type="string" office:string-value="PWM4" calcext:value-type="string">
            <text:p>PWM4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3]&amp;&quot; Module &quot; &amp; [.D23]" office:value-type="string" office:string-value="PWM Module 4" calcext:value-type="string">
            <text:p>PWM Module 4</text:p>
          </table:table-cell>
          <table:table-cell table:style-name="ce121" table:formula="of:=[.E23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1" calcext:value-type="float">
            <text:p>30021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4]" office:value-type="float" office:value="20" calcext:value-type="float">
            <text:p>2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4] &amp;  [.D24]" office:value-type="string" office:string-value="PWM5" calcext:value-type="string">
            <text:p>PWM5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4]&amp;&quot; Module &quot; &amp; [.D24]" office:value-type="string" office:string-value="PWM Module 5" calcext:value-type="string">
            <text:p>PWM Module 5</text:p>
          </table:table-cell>
          <table:table-cell table:style-name="ce121" table:formula="of:=[.E24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2" calcext:value-type="float">
            <text:p>30022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5]" office:value-type="float" office:value="21" calcext:value-type="float">
            <text:p>2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5] &amp;  [.D25]" office:value-type="string" office:string-value="PWM6" calcext:value-type="string">
            <text:p>PWM6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5]&amp;&quot; Module &quot; &amp; [.D25]" office:value-type="string" office:string-value="PWM Module 6" calcext:value-type="string">
            <text:p>PWM Module 6</text:p>
          </table:table-cell>
          <table:table-cell table:style-name="ce121" table:formula="of:=[.E25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3" calcext:value-type="float">
            <text:p>30023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6]" office:value-type="float" office:value="22" calcext:value-type="float">
            <text:p>2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6] &amp;  [.D26]" office:value-type="string" office:string-value="PWM7" calcext:value-type="string">
            <text:p>PWM7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6]&amp;&quot; Module &quot; &amp; [.D26]" office:value-type="string" office:string-value="PWM Module 7" calcext:value-type="string">
            <text:p>PWM Module 7</text:p>
          </table:table-cell>
          <table:table-cell table:style-name="ce121" table:formula="of:=[.E26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4" calcext:value-type="float">
            <text:p>30024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string" calcext:value-type="string">
            <text:p>PWM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7]" office:value-type="float" office:value="23" calcext:value-type="float">
            <text:p>2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7] &amp;  [.D27]" office:value-type="string" office:string-value="PWM8" calcext:value-type="string">
            <text:p>PWM8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7]&amp;&quot; Module &quot; &amp; [.D27]" office:value-type="string" office:string-value="PWM Module 8" calcext:value-type="string">
            <text:p>PWM Module 8</text:p>
          </table:table-cell>
          <table:table-cell table:style-name="ce121" table:formula="of:=[.E27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5" calcext:value-type="float">
            <text:p>30025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string" calcext:value-type="string">
            <text:p>REL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8]" office:value-type="float" office:value="24" calcext:value-type="float">
            <text:p>2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8] &amp;  [.D28]" office:value-type="string" office:string-value="REL1" calcext:value-type="string">
            <text:p>REL1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8]&amp;&quot; Module &quot; &amp; [.D28]" office:value-type="string" office:string-value="REL Module 1" calcext:value-type="string">
            <text:p>REL Module 1</text:p>
          </table:table-cell>
          <table:table-cell table:style-name="ce121" table:formula="of:=[.E28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6" calcext:value-type="float">
            <text:p>30026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string" calcext:value-type="string">
            <text:p>REL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9]" office:value-type="float" office:value="25" calcext:value-type="float">
            <text:p>2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9] &amp;  [.D29]" office:value-type="string" office:string-value="REL2" calcext:value-type="string">
            <text:p>REL2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9]&amp;&quot; Module &quot; &amp; [.D29]" office:value-type="string" office:string-value="REL Module 2" calcext:value-type="string">
            <text:p>REL Module 2</text:p>
          </table:table-cell>
          <table:table-cell table:style-name="ce121" table:formula="of:=[.E29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7" calcext:value-type="float">
            <text:p>30027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string" calcext:value-type="string">
            <text:p>REL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0]" office:value-type="float" office:value="26" calcext:value-type="float">
            <text:p>2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0] &amp;  [.D30]" office:value-type="string" office:string-value="REL3" calcext:value-type="string">
            <text:p>REL3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0]&amp;&quot; Module &quot; &amp; [.D30]" office:value-type="string" office:string-value="REL Module 3" calcext:value-type="string">
            <text:p>REL Module 3</text:p>
          </table:table-cell>
          <table:table-cell table:style-name="ce121" table:formula="of:=[.E30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8" calcext:value-type="float">
            <text:p>30028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string" calcext:value-type="string">
            <text:p>REL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1]" office:value-type="float" office:value="27" calcext:value-type="float">
            <text:p>2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1] &amp;  [.D31]" office:value-type="string" office:string-value="REL4" calcext:value-type="string">
            <text:p>REL4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1]&amp;&quot; Module &quot; &amp; [.D31]" office:value-type="string" office:string-value="REL Module 4" calcext:value-type="string">
            <text:p>REL Module 4</text:p>
          </table:table-cell>
          <table:table-cell table:style-name="ce121" table:formula="of:=[.E31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29" calcext:value-type="float">
            <text:p>30029</text:p>
          </table:table-cell>
          <table:table-cell table:style-name="ce116" office:value-type="float" office:value="28" calcext:value-type="float">
            <text:p>28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2]" office:value-type="float" office:value="28" calcext:value-type="float">
            <text:p>2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2] &amp;  [.D32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2]&amp;&quot; Module &quot; &amp; [.D32]" office:value-type="string" office:string-value="TMP Module 1" calcext:value-type="string">
            <text:p>TMP Module 1</text:p>
          </table:table-cell>
          <table:table-cell table:style-name="ce121" table:formula="of:=[.E32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30" calcext:value-type="float">
            <text:p>3003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3]" office:value-type="float" office:value="29" calcext:value-type="float">
            <text:p>2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3] &amp;  [.D33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3]&amp;&quot; Module &quot; &amp; [.D33]" office:value-type="string" office:string-value="TMP Module 2" calcext:value-type="string">
            <text:p>TMP Module 2</text:p>
          </table:table-cell>
          <table:table-cell table:style-name="ce121" table:formula="of:=[.E33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31" calcext:value-type="float">
            <text:p>30031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Errors</text:p>
          </table:table-cell>
          <table:table-cell table:style-name="ce116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4]" office:value-type="float" office:value="30" calcext:value-type="float">
            <text:p>3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4] &amp;  [.D34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4]&amp;&quot; Module &quot; &amp; [.D34]" office:value-type="string" office:string-value="TMP Module 3" calcext:value-type="string">
            <text:p>TMP Module 3</text:p>
          </table:table-cell>
          <table:table-cell table:style-name="ce121" table:formula="of:=[.E34]" office:value-type="string" office:string-value="Errors" calcext:value-type="string">
            <text:p>Error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2" calcext:value-type="float">
            <text:p>30032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1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5]" office:value-type="float" office:value="31" calcext:value-type="float">
            <text:p>3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5] &amp;  [.D35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5]&amp;&quot; Module &quot; &amp; [.D35]" office:value-type="string" office:string-value="AIO Module 1" calcext:value-type="string">
            <text:p>AIO Module 1</text:p>
          </table:table-cell>
          <table:table-cell table:style-name="ce121" table:formula="of:=[.E35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3" calcext:value-type="float">
            <text:p>30033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2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6]" office:value-type="float" office:value="32" calcext:value-type="float">
            <text:p>3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6] &amp;  [.D36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6]&amp;&quot; Module &quot; &amp; [.D36]" office:value-type="string" office:string-value="AIO Module 2" calcext:value-type="string">
            <text:p>AIO Module 2</text:p>
          </table:table-cell>
          <table:table-cell table:style-name="ce121" table:formula="of:=[.E36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4" calcext:value-type="float">
            <text:p>30034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3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7]" office:value-type="float" office:value="33" calcext:value-type="float">
            <text:p>3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7] &amp;  [.D37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7]&amp;&quot; Module &quot; &amp; [.D37]" office:value-type="string" office:string-value="AIO Module 3" calcext:value-type="string">
            <text:p>AIO Module 3</text:p>
          </table:table-cell>
          <table:table-cell table:style-name="ce121" table:formula="of:=[.E37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5" calcext:value-type="float">
            <text:p>30035</text:p>
          </table:table-cell>
          <table:table-cell table:style-name="ce116" office:value-type="float" office:value="34" calcext:value-type="float">
            <text:p>3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4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8]" office:value-type="float" office:value="34" calcext:value-type="float">
            <text:p>3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8] &amp;  [.D38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8]&amp;&quot; Module &quot; &amp; [.D38]" office:value-type="string" office:string-value="AIO Module 4" calcext:value-type="string">
            <text:p>AIO Module 4</text:p>
          </table:table-cell>
          <table:table-cell table:style-name="ce121" table:formula="of:=[.E38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6" calcext:value-type="float">
            <text:p>30036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5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39]" office:value-type="float" office:value="35" calcext:value-type="float">
            <text:p>3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39] &amp;  [.D39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39]&amp;&quot; Module &quot; &amp; [.D39]" office:value-type="string" office:string-value="AIO Module 5" calcext:value-type="string">
            <text:p>AIO Module 5</text:p>
          </table:table-cell>
          <table:table-cell table:style-name="ce121" table:formula="of:=[.E39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7" calcext:value-type="float">
            <text:p>30037</text:p>
          </table:table-cell>
          <table:table-cell table:style-name="ce116" office:value-type="float" office:value="36" calcext:value-type="float">
            <text:p>3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6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0]" office:value-type="float" office:value="36" calcext:value-type="float">
            <text:p>3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0] &amp;  [.D40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0]&amp;&quot; Module &quot; &amp; [.D40]" office:value-type="string" office:string-value="AIO Module 6" calcext:value-type="string">
            <text:p>AIO Module 6</text:p>
          </table:table-cell>
          <table:table-cell table:style-name="ce121" table:formula="of:=[.E40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38" calcext:value-type="float">
            <text:p>30038</text:p>
          </table:table-cell>
          <table:table-cell table:style-name="ce116" office:value-type="float" office:value="37" calcext:value-type="float">
            <text:p>3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Error Flags</text:p>
          </table:table-cell>
          <table:table-cell table:style-name="ce116"/>
          <table:table-cell table:style-name="ce116" office:value-type="string" calcext:value-type="string">
            <text:p>This Register holds the Error Flags of AIO Module 7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1]" office:value-type="float" office:value="37" calcext:value-type="float">
            <text:p>3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1] &amp;  [.D41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1]&amp;&quot; Module &quot; &amp; [.D41]" office:value-type="string" office:string-value="AIO Module 7" calcext:value-type="string">
            <text:p>AIO Module 7</text:p>
          </table:table-cell>
          <table:table-cell table:style-name="ce121" table:formula="of:=[.E41]" office:value-type="string" office:string-value="Error Flags" calcext:value-type="string">
            <text:p>Error Flags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39" calcext:value-type="float">
            <text:p>30039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This Temperature is encoded as signed short in deziDegree for precission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2]" office:value-type="float" office:value="38" calcext:value-type="float">
            <text:p>3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2] &amp;  [.D42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2]&amp;&quot; Module &quot; &amp; [.D42]" office:value-type="string" office:string-value="TMP Module 1" calcext:value-type="string">
            <text:p>TMP Module 1</text:p>
          </table:table-cell>
          <table:table-cell table:style-name="ce121" table:formula="of:=[.E42]" office:value-type="string" office:string-value="Temperature 1" calcext:value-type="string">
            <text:p>Temperature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0" calcext:value-type="float">
            <text:p>30040</text:p>
          </table:table-cell>
          <table:table-cell table:style-name="ce116" office:value-type="float" office:value="39" calcext:value-type="float">
            <text:p>39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2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3]" office:value-type="float" office:value="39" calcext:value-type="float">
            <text:p>3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3] &amp;  [.D43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3]&amp;&quot; Module &quot; &amp; [.D43]" office:value-type="string" office:string-value="TMP Module 1" calcext:value-type="string">
            <text:p>TMP Module 1</text:p>
          </table:table-cell>
          <table:table-cell table:style-name="ce121" table:formula="of:=[.E43]" office:value-type="string" office:string-value="Temperature 2" calcext:value-type="string">
            <text:p>Temperature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1" calcext:value-type="float">
            <text:p>30041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3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4]" office:value-type="float" office:value="40" calcext:value-type="float">
            <text:p>4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4] &amp;  [.D44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4]&amp;&quot; Module &quot; &amp; [.D44]" office:value-type="string" office:string-value="TMP Module 1" calcext:value-type="string">
            <text:p>TMP Module 1</text:p>
          </table:table-cell>
          <table:table-cell table:style-name="ce121" table:formula="of:=[.E44]" office:value-type="string" office:string-value="Temperature 3" calcext:value-type="string">
            <text:p>Temperature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2" calcext:value-type="float">
            <text:p>30042</text:p>
          </table:table-cell>
          <table:table-cell table:style-name="ce116" office:value-type="float" office:value="41" calcext:value-type="float">
            <text:p>41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4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5]" office:value-type="float" office:value="41" calcext:value-type="float">
            <text:p>4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5] &amp;  [.D45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5]&amp;&quot; Module &quot; &amp; [.D45]" office:value-type="string" office:string-value="TMP Module 1" calcext:value-type="string">
            <text:p>TMP Module 1</text:p>
          </table:table-cell>
          <table:table-cell table:style-name="ce121" table:formula="of:=[.E45]" office:value-type="string" office:string-value="Temperature 4" calcext:value-type="string">
            <text:p>Temperature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3" calcext:value-type="float">
            <text:p>30043</text:p>
          </table:table-cell>
          <table:table-cell table:style-name="ce116" office:value-type="float" office:value="42" calcext:value-type="float">
            <text:p>42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5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6]" office:value-type="float" office:value="42" calcext:value-type="float">
            <text:p>4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6] &amp;  [.D46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6]&amp;&quot; Module &quot; &amp; [.D46]" office:value-type="string" office:string-value="TMP Module 1" calcext:value-type="string">
            <text:p>TMP Module 1</text:p>
          </table:table-cell>
          <table:table-cell table:style-name="ce121" table:formula="of:=[.E46]" office:value-type="string" office:string-value="Temperature 5" calcext:value-type="string">
            <text:p>Temperature 5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4" calcext:value-type="float">
            <text:p>30044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6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7]" office:value-type="float" office:value="43" calcext:value-type="float">
            <text:p>4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7] &amp;  [.D47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7]&amp;&quot; Module &quot; &amp; [.D47]" office:value-type="string" office:string-value="TMP Module 1" calcext:value-type="string">
            <text:p>TMP Module 1</text:p>
          </table:table-cell>
          <table:table-cell table:style-name="ce121" table:formula="of:=[.E47]" office:value-type="string" office:string-value="Temperature 6" calcext:value-type="string">
            <text:p>Temperature 6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5" calcext:value-type="float">
            <text:p>30045</text:p>
          </table:table-cell>
          <table:table-cell table:style-name="ce116" office:value-type="float" office:value="44" calcext:value-type="float">
            <text:p>44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7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8]" office:value-type="float" office:value="44" calcext:value-type="float">
            <text:p>4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8] &amp;  [.D48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8]&amp;&quot; Module &quot; &amp; [.D48]" office:value-type="string" office:string-value="TMP Module 1" calcext:value-type="string">
            <text:p>TMP Module 1</text:p>
          </table:table-cell>
          <table:table-cell table:style-name="ce121" table:formula="of:=[.E48]" office:value-type="string" office:string-value="Temperature 7" calcext:value-type="string">
            <text:p>Temperature 7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6" calcext:value-type="float">
            <text:p>30046</text:p>
          </table:table-cell>
          <table:table-cell table:style-name="ce116" office:value-type="float" office:value="45" calcext:value-type="float">
            <text:p>45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8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49]" office:value-type="float" office:value="45" calcext:value-type="float">
            <text:p>4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49] &amp;  [.D49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49]&amp;&quot; Module &quot; &amp; [.D49]" office:value-type="string" office:string-value="TMP Module 1" calcext:value-type="string">
            <text:p>TMP Module 1</text:p>
          </table:table-cell>
          <table:table-cell table:style-name="ce121" table:formula="of:=[.E49]" office:value-type="string" office:string-value="Temperature 8" calcext:value-type="string">
            <text:p>Temperature 8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7" calcext:value-type="float">
            <text:p>30047</text:p>
          </table:table-cell>
          <table:table-cell table:style-name="ce116" office:value-type="float" office:value="46" calcext:value-type="float">
            <text:p>46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9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0]" office:value-type="float" office:value="46" calcext:value-type="float">
            <text:p>4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0] &amp;  [.D50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0]&amp;&quot; Module &quot; &amp; [.D50]" office:value-type="string" office:string-value="TMP Module 1" calcext:value-type="string">
            <text:p>TMP Module 1</text:p>
          </table:table-cell>
          <table:table-cell table:style-name="ce121" table:formula="of:=[.E50]" office:value-type="string" office:string-value="Temperature 9" calcext:value-type="string">
            <text:p>Temperature 9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8" calcext:value-type="float">
            <text:p>30048</text:p>
          </table:table-cell>
          <table:table-cell table:style-name="ce116" office:value-type="float" office:value="47" calcext:value-type="float">
            <text:p>47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0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1]" office:value-type="float" office:value="47" calcext:value-type="float">
            <text:p>4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1] &amp;  [.D51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1]&amp;&quot; Module &quot; &amp; [.D51]" office:value-type="string" office:string-value="TMP Module 1" calcext:value-type="string">
            <text:p>TMP Module 1</text:p>
          </table:table-cell>
          <table:table-cell table:style-name="ce121" table:formula="of:=[.E51]" office:value-type="string" office:string-value="Temperature 10" calcext:value-type="string">
            <text:p>Temperature 10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49" calcext:value-type="float">
            <text:p>30049</text:p>
          </table:table-cell>
          <table:table-cell table:style-name="ce116" office:value-type="float" office:value="48" calcext:value-type="float">
            <text:p>48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1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2]" office:value-type="float" office:value="48" calcext:value-type="float">
            <text:p>4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2] &amp;  [.D52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2]&amp;&quot; Module &quot; &amp; [.D52]" office:value-type="string" office:string-value="TMP Module 1" calcext:value-type="string">
            <text:p>TMP Module 1</text:p>
          </table:table-cell>
          <table:table-cell table:style-name="ce121" table:formula="of:=[.E52]" office:value-type="string" office:string-value="Temperature 11" calcext:value-type="string">
            <text:p>Temperature 1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0" calcext:value-type="float">
            <text:p>30050</text:p>
          </table:table-cell>
          <table:table-cell table:style-name="ce116" office:value-type="float" office:value="49" calcext:value-type="float">
            <text:p>49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2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3]" office:value-type="float" office:value="49" calcext:value-type="float">
            <text:p>4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3] &amp;  [.D53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3]&amp;&quot; Module &quot; &amp; [.D53]" office:value-type="string" office:string-value="TMP Module 1" calcext:value-type="string">
            <text:p>TMP Module 1</text:p>
          </table:table-cell>
          <table:table-cell table:style-name="ce121" table:formula="of:=[.E53]" office:value-type="string" office:string-value="Temperature 12" calcext:value-type="string">
            <text:p>Temperature 1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1" calcext:value-type="float">
            <text:p>30051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3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4]" office:value-type="float" office:value="50" calcext:value-type="float">
            <text:p>5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4] &amp;  [.D54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4]&amp;&quot; Module &quot; &amp; [.D54]" office:value-type="string" office:string-value="TMP Module 1" calcext:value-type="string">
            <text:p>TMP Module 1</text:p>
          </table:table-cell>
          <table:table-cell table:style-name="ce121" table:formula="of:=[.E54]" office:value-type="string" office:string-value="Temperature 13" calcext:value-type="string">
            <text:p>Temperature 1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2" calcext:value-type="float">
            <text:p>30052</text:p>
          </table:table-cell>
          <table:table-cell table:style-name="ce116" office:value-type="float" office:value="51" calcext:value-type="float">
            <text:p>51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4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5]" office:value-type="float" office:value="51" calcext:value-type="float">
            <text:p>5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5] &amp;  [.D55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5]&amp;&quot; Module &quot; &amp; [.D55]" office:value-type="string" office:string-value="TMP Module 1" calcext:value-type="string">
            <text:p>TMP Module 1</text:p>
          </table:table-cell>
          <table:table-cell table:style-name="ce121" table:formula="of:=[.E55]" office:value-type="string" office:string-value="Temperature 14" calcext:value-type="string">
            <text:p>Temperature 1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3" calcext:value-type="float">
            <text:p>30053</text:p>
          </table:table-cell>
          <table:table-cell table:style-name="ce116" office:value-type="float" office:value="52" calcext:value-type="float">
            <text:p>52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5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6]" office:value-type="float" office:value="52" calcext:value-type="float">
            <text:p>5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6] &amp;  [.D56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6]&amp;&quot; Module &quot; &amp; [.D56]" office:value-type="string" office:string-value="TMP Module 1" calcext:value-type="string">
            <text:p>TMP Module 1</text:p>
          </table:table-cell>
          <table:table-cell table:style-name="ce121" table:formula="of:=[.E56]" office:value-type="string" office:string-value="Temperature 15" calcext:value-type="string">
            <text:p>Temperature 15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4" calcext:value-type="float">
            <text:p>30054</text:p>
          </table:table-cell>
          <table:table-cell table:style-name="ce116" office:value-type="float" office:value="53" calcext:value-type="float">
            <text:p>53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Temperature 16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7]" office:value-type="float" office:value="53" calcext:value-type="float">
            <text:p>5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7] &amp;  [.D57]" office:value-type="string" office:string-value="TMP1" calcext:value-type="string">
            <text:p>TMP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7]&amp;&quot; Module &quot; &amp; [.D57]" office:value-type="string" office:string-value="TMP Module 1" calcext:value-type="string">
            <text:p>TMP Module 1</text:p>
          </table:table-cell>
          <table:table-cell table:style-name="ce121" table:formula="of:=[.E57]" office:value-type="string" office:string-value="Temperature 16" calcext:value-type="string">
            <text:p>Temperature 16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5" calcext:value-type="float">
            <text:p>30055</text:p>
          </table:table-cell>
          <table:table-cell table:style-name="ce116" office:value-type="float" office:value="54" calcext:value-type="float">
            <text:p>54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8]" office:value-type="float" office:value="54" calcext:value-type="float">
            <text:p>5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8] &amp;  [.D58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8]&amp;&quot; Module &quot; &amp; [.D58]" office:value-type="string" office:string-value="TMP Module 2" calcext:value-type="string">
            <text:p>TMP Module 2</text:p>
          </table:table-cell>
          <table:table-cell table:style-name="ce121" table:formula="of:=[.E58]" office:value-type="string" office:string-value="Temperature 1" calcext:value-type="string">
            <text:p>Temperature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6" calcext:value-type="float">
            <text:p>30056</text:p>
          </table:table-cell>
          <table:table-cell table:style-name="ce116" office:value-type="float" office:value="55" calcext:value-type="float">
            <text:p>55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2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59]" office:value-type="float" office:value="55" calcext:value-type="float">
            <text:p>5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59] &amp;  [.D59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59]&amp;&quot; Module &quot; &amp; [.D59]" office:value-type="string" office:string-value="TMP Module 2" calcext:value-type="string">
            <text:p>TMP Module 2</text:p>
          </table:table-cell>
          <table:table-cell table:style-name="ce121" table:formula="of:=[.E59]" office:value-type="string" office:string-value="Temperature 2" calcext:value-type="string">
            <text:p>Temperature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7" calcext:value-type="float">
            <text:p>30057</text:p>
          </table:table-cell>
          <table:table-cell table:style-name="ce116" office:value-type="float" office:value="56" calcext:value-type="float">
            <text:p>56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3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0]" office:value-type="float" office:value="56" calcext:value-type="float">
            <text:p>5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0] &amp;  [.D60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0]&amp;&quot; Module &quot; &amp; [.D60]" office:value-type="string" office:string-value="TMP Module 2" calcext:value-type="string">
            <text:p>TMP Module 2</text:p>
          </table:table-cell>
          <table:table-cell table:style-name="ce121" table:formula="of:=[.E60]" office:value-type="string" office:string-value="Temperature 3" calcext:value-type="string">
            <text:p>Temperature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8" calcext:value-type="float">
            <text:p>30058</text:p>
          </table:table-cell>
          <table:table-cell table:style-name="ce116" office:value-type="float" office:value="57" calcext:value-type="float">
            <text:p>57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4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1]" office:value-type="float" office:value="57" calcext:value-type="float">
            <text:p>5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1] &amp;  [.D61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1]&amp;&quot; Module &quot; &amp; [.D61]" office:value-type="string" office:string-value="TMP Module 2" calcext:value-type="string">
            <text:p>TMP Module 2</text:p>
          </table:table-cell>
          <table:table-cell table:style-name="ce121" table:formula="of:=[.E61]" office:value-type="string" office:string-value="Temperature 4" calcext:value-type="string">
            <text:p>Temperature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59" calcext:value-type="float">
            <text:p>30059</text:p>
          </table:table-cell>
          <table:table-cell table:style-name="ce116" office:value-type="float" office:value="58" calcext:value-type="float">
            <text:p>58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5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2]" office:value-type="float" office:value="58" calcext:value-type="float">
            <text:p>5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2] &amp;  [.D62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2]&amp;&quot; Module &quot; &amp; [.D62]" office:value-type="string" office:string-value="TMP Module 2" calcext:value-type="string">
            <text:p>TMP Module 2</text:p>
          </table:table-cell>
          <table:table-cell table:style-name="ce121" table:formula="of:=[.E62]" office:value-type="string" office:string-value="Temperature 5" calcext:value-type="string">
            <text:p>Temperature 5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0" calcext:value-type="float">
            <text:p>30060</text:p>
          </table:table-cell>
          <table:table-cell table:style-name="ce116" office:value-type="float" office:value="59" calcext:value-type="float">
            <text:p>59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6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3]" office:value-type="float" office:value="59" calcext:value-type="float">
            <text:p>5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3] &amp;  [.D63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3]&amp;&quot; Module &quot; &amp; [.D63]" office:value-type="string" office:string-value="TMP Module 2" calcext:value-type="string">
            <text:p>TMP Module 2</text:p>
          </table:table-cell>
          <table:table-cell table:style-name="ce121" table:formula="of:=[.E63]" office:value-type="string" office:string-value="Temperature 6" calcext:value-type="string">
            <text:p>Temperature 6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1" calcext:value-type="float">
            <text:p>30061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7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4]" office:value-type="float" office:value="60" calcext:value-type="float">
            <text:p>6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4] &amp;  [.D64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4]&amp;&quot; Module &quot; &amp; [.D64]" office:value-type="string" office:string-value="TMP Module 2" calcext:value-type="string">
            <text:p>TMP Module 2</text:p>
          </table:table-cell>
          <table:table-cell table:style-name="ce121" table:formula="of:=[.E64]" office:value-type="string" office:string-value="Temperature 7" calcext:value-type="string">
            <text:p>Temperature 7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2" calcext:value-type="float">
            <text:p>30062</text:p>
          </table:table-cell>
          <table:table-cell table:style-name="ce116" office:value-type="float" office:value="61" calcext:value-type="float">
            <text:p>61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8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5]" office:value-type="float" office:value="61" calcext:value-type="float">
            <text:p>6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5] &amp;  [.D65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5]&amp;&quot; Module &quot; &amp; [.D65]" office:value-type="string" office:string-value="TMP Module 2" calcext:value-type="string">
            <text:p>TMP Module 2</text:p>
          </table:table-cell>
          <table:table-cell table:style-name="ce121" table:formula="of:=[.E65]" office:value-type="string" office:string-value="Temperature 8" calcext:value-type="string">
            <text:p>Temperature 8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3" calcext:value-type="float">
            <text:p>30063</text:p>
          </table:table-cell>
          <table:table-cell table:style-name="ce116" office:value-type="float" office:value="62" calcext:value-type="float">
            <text:p>62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9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6]" office:value-type="float" office:value="62" calcext:value-type="float">
            <text:p>6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6] &amp;  [.D66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6]&amp;&quot; Module &quot; &amp; [.D66]" office:value-type="string" office:string-value="TMP Module 2" calcext:value-type="string">
            <text:p>TMP Module 2</text:p>
          </table:table-cell>
          <table:table-cell table:style-name="ce121" table:formula="of:=[.E66]" office:value-type="string" office:string-value="Temperature 9" calcext:value-type="string">
            <text:p>Temperature 9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4" calcext:value-type="float">
            <text:p>30064</text:p>
          </table:table-cell>
          <table:table-cell table:style-name="ce116" office:value-type="float" office:value="63" calcext:value-type="float">
            <text:p>63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0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7]" office:value-type="float" office:value="63" calcext:value-type="float">
            <text:p>6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7] &amp;  [.D67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7]&amp;&quot; Module &quot; &amp; [.D67]" office:value-type="string" office:string-value="TMP Module 2" calcext:value-type="string">
            <text:p>TMP Module 2</text:p>
          </table:table-cell>
          <table:table-cell table:style-name="ce121" table:formula="of:=[.E67]" office:value-type="string" office:string-value="Temperature 10" calcext:value-type="string">
            <text:p>Temperature 10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5" calcext:value-type="float">
            <text:p>30065</text:p>
          </table:table-cell>
          <table:table-cell table:style-name="ce116" office:value-type="float" office:value="64" calcext:value-type="float">
            <text:p>64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1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8]" office:value-type="float" office:value="64" calcext:value-type="float">
            <text:p>6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8] &amp;  [.D68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8]&amp;&quot; Module &quot; &amp; [.D68]" office:value-type="string" office:string-value="TMP Module 2" calcext:value-type="string">
            <text:p>TMP Module 2</text:p>
          </table:table-cell>
          <table:table-cell table:style-name="ce121" table:formula="of:=[.E68]" office:value-type="string" office:string-value="Temperature 11" calcext:value-type="string">
            <text:p>Temperature 1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6" calcext:value-type="float">
            <text:p>30066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2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69]" office:value-type="float" office:value="65" calcext:value-type="float">
            <text:p>6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69] &amp;  [.D69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69]&amp;&quot; Module &quot; &amp; [.D69]" office:value-type="string" office:string-value="TMP Module 2" calcext:value-type="string">
            <text:p>TMP Module 2</text:p>
          </table:table-cell>
          <table:table-cell table:style-name="ce121" table:formula="of:=[.E69]" office:value-type="string" office:string-value="Temperature 12" calcext:value-type="string">
            <text:p>Temperature 1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7" calcext:value-type="float">
            <text:p>30067</text:p>
          </table:table-cell>
          <table:table-cell table:style-name="ce116" office:value-type="float" office:value="66" calcext:value-type="float">
            <text:p>66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3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0]" office:value-type="float" office:value="66" calcext:value-type="float">
            <text:p>6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0] &amp;  [.D70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0]&amp;&quot; Module &quot; &amp; [.D70]" office:value-type="string" office:string-value="TMP Module 2" calcext:value-type="string">
            <text:p>TMP Module 2</text:p>
          </table:table-cell>
          <table:table-cell table:style-name="ce121" table:formula="of:=[.E70]" office:value-type="string" office:string-value="Temperature 13" calcext:value-type="string">
            <text:p>Temperature 1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8" calcext:value-type="float">
            <text:p>30068</text:p>
          </table:table-cell>
          <table:table-cell table:style-name="ce116" office:value-type="float" office:value="67" calcext:value-type="float">
            <text:p>67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4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1]" office:value-type="float" office:value="67" calcext:value-type="float">
            <text:p>6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1] &amp;  [.D71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1]&amp;&quot; Module &quot; &amp; [.D71]" office:value-type="string" office:string-value="TMP Module 2" calcext:value-type="string">
            <text:p>TMP Module 2</text:p>
          </table:table-cell>
          <table:table-cell table:style-name="ce121" table:formula="of:=[.E71]" office:value-type="string" office:string-value="Temperature 14" calcext:value-type="string">
            <text:p>Temperature 1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69" calcext:value-type="float">
            <text:p>30069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5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2]" office:value-type="float" office:value="68" calcext:value-type="float">
            <text:p>6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2] &amp;  [.D72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2]&amp;&quot; Module &quot; &amp; [.D72]" office:value-type="string" office:string-value="TMP Module 2" calcext:value-type="string">
            <text:p>TMP Module 2</text:p>
          </table:table-cell>
          <table:table-cell table:style-name="ce121" table:formula="of:=[.E72]" office:value-type="string" office:string-value="Temperature 15" calcext:value-type="string">
            <text:p>Temperature 15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0" calcext:value-type="float">
            <text:p>30070</text:p>
          </table:table-cell>
          <table:table-cell table:style-name="ce116" office:value-type="float" office:value="69" calcext:value-type="float">
            <text:p>69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Temperature 16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3]" office:value-type="float" office:value="69" calcext:value-type="float">
            <text:p>6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3] &amp;  [.D73]" office:value-type="string" office:string-value="TMP2" calcext:value-type="string">
            <text:p>TMP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3]&amp;&quot; Module &quot; &amp; [.D73]" office:value-type="string" office:string-value="TMP Module 2" calcext:value-type="string">
            <text:p>TMP Module 2</text:p>
          </table:table-cell>
          <table:table-cell table:style-name="ce121" table:formula="of:=[.E73]" office:value-type="string" office:string-value="Temperature 16" calcext:value-type="string">
            <text:p>Temperature 16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1" calcext:value-type="float">
            <text:p>30071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4]" office:value-type="float" office:value="70" calcext:value-type="float">
            <text:p>7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4] &amp;  [.D74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4]&amp;&quot; Module &quot; &amp; [.D74]" office:value-type="string" office:string-value="TMP Module 3" calcext:value-type="string">
            <text:p>TMP Module 3</text:p>
          </table:table-cell>
          <table:table-cell table:style-name="ce121" table:formula="of:=[.E74]" office:value-type="string" office:string-value="Temperature 1" calcext:value-type="string">
            <text:p>Temperature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2" calcext:value-type="float">
            <text:p>30072</text:p>
          </table:table-cell>
          <table:table-cell table:style-name="ce116" office:value-type="float" office:value="71" calcext:value-type="float">
            <text:p>71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2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5]" office:value-type="float" office:value="71" calcext:value-type="float">
            <text:p>7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5] &amp;  [.D75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5]&amp;&quot; Module &quot; &amp; [.D75]" office:value-type="string" office:string-value="TMP Module 3" calcext:value-type="string">
            <text:p>TMP Module 3</text:p>
          </table:table-cell>
          <table:table-cell table:style-name="ce121" table:formula="of:=[.E75]" office:value-type="string" office:string-value="Temperature 2" calcext:value-type="string">
            <text:p>Temperature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3" calcext:value-type="float">
            <text:p>30073</text:p>
          </table:table-cell>
          <table:table-cell table:style-name="ce116" office:value-type="float" office:value="72" calcext:value-type="float">
            <text:p>72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3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6]" office:value-type="float" office:value="72" calcext:value-type="float">
            <text:p>7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6] &amp;  [.D76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6]&amp;&quot; Module &quot; &amp; [.D76]" office:value-type="string" office:string-value="TMP Module 3" calcext:value-type="string">
            <text:p>TMP Module 3</text:p>
          </table:table-cell>
          <table:table-cell table:style-name="ce121" table:formula="of:=[.E76]" office:value-type="string" office:string-value="Temperature 3" calcext:value-type="string">
            <text:p>Temperature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4" calcext:value-type="float">
            <text:p>30074</text:p>
          </table:table-cell>
          <table:table-cell table:style-name="ce116" office:value-type="float" office:value="73" calcext:value-type="float">
            <text:p>73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4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7]" office:value-type="float" office:value="73" calcext:value-type="float">
            <text:p>7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7] &amp;  [.D77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7]&amp;&quot; Module &quot; &amp; [.D77]" office:value-type="string" office:string-value="TMP Module 3" calcext:value-type="string">
            <text:p>TMP Module 3</text:p>
          </table:table-cell>
          <table:table-cell table:style-name="ce121" table:formula="of:=[.E77]" office:value-type="string" office:string-value="Temperature 4" calcext:value-type="string">
            <text:p>Temperature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5" calcext:value-type="float">
            <text:p>30075</text:p>
          </table:table-cell>
          <table:table-cell table:style-name="ce116" office:value-type="float" office:value="74" calcext:value-type="float">
            <text:p>74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5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8]" office:value-type="float" office:value="74" calcext:value-type="float">
            <text:p>7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8] &amp;  [.D78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8]&amp;&quot; Module &quot; &amp; [.D78]" office:value-type="string" office:string-value="TMP Module 3" calcext:value-type="string">
            <text:p>TMP Module 3</text:p>
          </table:table-cell>
          <table:table-cell table:style-name="ce121" table:formula="of:=[.E78]" office:value-type="string" office:string-value="Temperature 5" calcext:value-type="string">
            <text:p>Temperature 5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6" calcext:value-type="float">
            <text:p>30076</text:p>
          </table:table-cell>
          <table:table-cell table:style-name="ce116" office:value-type="float" office:value="75" calcext:value-type="float">
            <text:p>75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6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79]" office:value-type="float" office:value="75" calcext:value-type="float">
            <text:p>7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79] &amp;  [.D79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79]&amp;&quot; Module &quot; &amp; [.D79]" office:value-type="string" office:string-value="TMP Module 3" calcext:value-type="string">
            <text:p>TMP Module 3</text:p>
          </table:table-cell>
          <table:table-cell table:style-name="ce121" table:formula="of:=[.E79]" office:value-type="string" office:string-value="Temperature 6" calcext:value-type="string">
            <text:p>Temperature 6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7" calcext:value-type="float">
            <text:p>30077</text:p>
          </table:table-cell>
          <table:table-cell table:style-name="ce116" office:value-type="float" office:value="76" calcext:value-type="float">
            <text:p>76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7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0]" office:value-type="float" office:value="76" calcext:value-type="float">
            <text:p>7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0] &amp;  [.D80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0]&amp;&quot; Module &quot; &amp; [.D80]" office:value-type="string" office:string-value="TMP Module 3" calcext:value-type="string">
            <text:p>TMP Module 3</text:p>
          </table:table-cell>
          <table:table-cell table:style-name="ce121" table:formula="of:=[.E80]" office:value-type="string" office:string-value="Temperature 7" calcext:value-type="string">
            <text:p>Temperature 7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8" calcext:value-type="float">
            <text:p>30078</text:p>
          </table:table-cell>
          <table:table-cell table:style-name="ce116" office:value-type="float" office:value="77" calcext:value-type="float">
            <text:p>77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8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1]" office:value-type="float" office:value="77" calcext:value-type="float">
            <text:p>7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1] &amp;  [.D81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1]&amp;&quot; Module &quot; &amp; [.D81]" office:value-type="string" office:string-value="TMP Module 3" calcext:value-type="string">
            <text:p>TMP Module 3</text:p>
          </table:table-cell>
          <table:table-cell table:style-name="ce121" table:formula="of:=[.E81]" office:value-type="string" office:string-value="Temperature 8" calcext:value-type="string">
            <text:p>Temperature 8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79" calcext:value-type="float">
            <text:p>30079</text:p>
          </table:table-cell>
          <table:table-cell table:style-name="ce116" office:value-type="float" office:value="78" calcext:value-type="float">
            <text:p>78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9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2]" office:value-type="float" office:value="78" calcext:value-type="float">
            <text:p>7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2] &amp;  [.D82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2]&amp;&quot; Module &quot; &amp; [.D82]" office:value-type="string" office:string-value="TMP Module 3" calcext:value-type="string">
            <text:p>TMP Module 3</text:p>
          </table:table-cell>
          <table:table-cell table:style-name="ce121" table:formula="of:=[.E82]" office:value-type="string" office:string-value="Temperature 9" calcext:value-type="string">
            <text:p>Temperature 9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0" calcext:value-type="float">
            <text:p>30080</text:p>
          </table:table-cell>
          <table:table-cell table:style-name="ce116" office:value-type="float" office:value="79" calcext:value-type="float">
            <text:p>79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0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3]" office:value-type="float" office:value="79" calcext:value-type="float">
            <text:p>7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3] &amp;  [.D83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3]&amp;&quot; Module &quot; &amp; [.D83]" office:value-type="string" office:string-value="TMP Module 3" calcext:value-type="string">
            <text:p>TMP Module 3</text:p>
          </table:table-cell>
          <table:table-cell table:style-name="ce121" table:formula="of:=[.E83]" office:value-type="string" office:string-value="Temperature 10" calcext:value-type="string">
            <text:p>Temperature 10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1" calcext:value-type="float">
            <text:p>30081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1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4]" office:value-type="float" office:value="80" calcext:value-type="float">
            <text:p>8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4] &amp;  [.D84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4]&amp;&quot; Module &quot; &amp; [.D84]" office:value-type="string" office:string-value="TMP Module 3" calcext:value-type="string">
            <text:p>TMP Module 3</text:p>
          </table:table-cell>
          <table:table-cell table:style-name="ce121" table:formula="of:=[.E84]" office:value-type="string" office:string-value="Temperature 11" calcext:value-type="string">
            <text:p>Temperature 1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2" calcext:value-type="float">
            <text:p>30082</text:p>
          </table:table-cell>
          <table:table-cell table:style-name="ce116" office:value-type="float" office:value="81" calcext:value-type="float">
            <text:p>81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2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5]" office:value-type="float" office:value="81" calcext:value-type="float">
            <text:p>8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5] &amp;  [.D85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5]&amp;&quot; Module &quot; &amp; [.D85]" office:value-type="string" office:string-value="TMP Module 3" calcext:value-type="string">
            <text:p>TMP Module 3</text:p>
          </table:table-cell>
          <table:table-cell table:style-name="ce121" table:formula="of:=[.E85]" office:value-type="string" office:string-value="Temperature 12" calcext:value-type="string">
            <text:p>Temperature 1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3" calcext:value-type="float">
            <text:p>30083</text:p>
          </table:table-cell>
          <table:table-cell table:style-name="ce116" office:value-type="float" office:value="82" calcext:value-type="float">
            <text:p>82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3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6]" office:value-type="float" office:value="82" calcext:value-type="float">
            <text:p>8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6] &amp;  [.D86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6]&amp;&quot; Module &quot; &amp; [.D86]" office:value-type="string" office:string-value="TMP Module 3" calcext:value-type="string">
            <text:p>TMP Module 3</text:p>
          </table:table-cell>
          <table:table-cell table:style-name="ce121" table:formula="of:=[.E86]" office:value-type="string" office:string-value="Temperature 13" calcext:value-type="string">
            <text:p>Temperature 1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4" calcext:value-type="float">
            <text:p>30084</text:p>
          </table:table-cell>
          <table:table-cell table:style-name="ce116" office:value-type="float" office:value="83" calcext:value-type="float">
            <text:p>83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4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7]" office:value-type="float" office:value="83" calcext:value-type="float">
            <text:p>8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7] &amp;  [.D87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7]&amp;&quot; Module &quot; &amp; [.D87]" office:value-type="string" office:string-value="TMP Module 3" calcext:value-type="string">
            <text:p>TMP Module 3</text:p>
          </table:table-cell>
          <table:table-cell table:style-name="ce121" table:formula="of:=[.E87]" office:value-type="string" office:string-value="Temperature 14" calcext:value-type="string">
            <text:p>Temperature 1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5" calcext:value-type="float">
            <text:p>30085</text:p>
          </table:table-cell>
          <table:table-cell table:style-name="ce116" office:value-type="float" office:value="84" calcext:value-type="float">
            <text:p>84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5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8]" office:value-type="float" office:value="84" calcext:value-type="float">
            <text:p>8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8] &amp;  [.D88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8]&amp;&quot; Module &quot; &amp; [.D88]" office:value-type="string" office:string-value="TMP Module 3" calcext:value-type="string">
            <text:p>TMP Module 3</text:p>
          </table:table-cell>
          <table:table-cell table:style-name="ce121" table:formula="of:=[.E88]" office:value-type="string" office:string-value="Temperature 15" calcext:value-type="string">
            <text:p>Temperature 15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086" calcext:value-type="float">
            <text:p>30086</text:p>
          </table:table-cell>
          <table:table-cell table:style-name="ce116" office:value-type="float" office:value="85" calcext:value-type="float">
            <text:p>85</text:p>
          </table:table-cell>
          <table:table-cell table:style-name="ce116" office:value-type="string" calcext:value-type="string">
            <text:p>TMP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Temperature 16</text:p>
          </table:table-cell>
          <table:table-cell table:style-name="ce116" office:value-type="string" calcext:value-type="string">
            <text:p>-40.8°C to 1128 °C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89]" office:value-type="float" office:value="85" calcext:value-type="float">
            <text:p>8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89] &amp;  [.D89]" office:value-type="string" office:string-value="TMP3" calcext:value-type="string">
            <text:p>TMP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89]&amp;&quot; Module &quot; &amp; [.D89]" office:value-type="string" office:string-value="TMP Module 3" calcext:value-type="string">
            <text:p>TMP Module 3</text:p>
          </table:table-cell>
          <table:table-cell table:style-name="ce121" table:formula="of:=[.E89]" office:value-type="string" office:string-value="Temperature 16" calcext:value-type="string">
            <text:p>Temperature 16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87" calcext:value-type="float">
            <text:p>30087</text:p>
          </table:table-cell>
          <table:table-cell table:style-name="ce116" office:value-type="float" office:value="86" calcext:value-type="float">
            <text:p>8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Temp 1</text:p>
          </table:table-cell>
          <table:table-cell/>
          <table:table-cell office:value-type="string" calcext:value-type="string">
            <text:p>Encoded somehow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0]" office:value-type="float" office:value="86" calcext:value-type="float">
            <text:p>8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0] &amp;  [.D90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0]&amp;&quot; Module &quot; &amp; [.D90]" office:value-type="string" office:string-value="AIO Module 1" calcext:value-type="string">
            <text:p>AIO Module 1</text:p>
          </table:table-cell>
          <table:table-cell table:style-name="ce121" table:formula="of:=[.E90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88" calcext:value-type="float">
            <text:p>30088</text:p>
          </table:table-cell>
          <table:table-cell table:style-name="ce116" office:value-type="float" office:value="87" calcext:value-type="float">
            <text:p>8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Temp 2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1]" office:value-type="float" office:value="87" calcext:value-type="float">
            <text:p>8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1] &amp;  [.D91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1]&amp;&quot; Module &quot; &amp; [.D91]" office:value-type="string" office:string-value="AIO Module 1" calcext:value-type="string">
            <text:p>AIO Module 1</text:p>
          </table:table-cell>
          <table:table-cell table:style-name="ce121" table:formula="of:=[.E91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89" calcext:value-type="float">
            <text:p>30089</text:p>
          </table:table-cell>
          <table:table-cell table:style-name="ce116" office:value-type="float" office:value="88" calcext:value-type="float">
            <text:p>8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Temp 3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2]" office:value-type="float" office:value="88" calcext:value-type="float">
            <text:p>8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2] &amp;  [.D92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2]&amp;&quot; Module &quot; &amp; [.D92]" office:value-type="string" office:string-value="AIO Module 1" calcext:value-type="string">
            <text:p>AIO Module 1</text:p>
          </table:table-cell>
          <table:table-cell table:style-name="ce121" table:formula="of:=[.E92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0" calcext:value-type="float">
            <text:p>30090</text:p>
          </table:table-cell>
          <table:table-cell table:style-name="ce116" office:value-type="float" office:value="89" calcext:value-type="float">
            <text:p>8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Temp 4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3]" office:value-type="float" office:value="89" calcext:value-type="float">
            <text:p>8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3] &amp;  [.D93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3]&amp;&quot; Module &quot; &amp; [.D93]" office:value-type="string" office:string-value="AIO Module 1" calcext:value-type="string">
            <text:p>AIO Module 1</text:p>
          </table:table-cell>
          <table:table-cell table:style-name="ce121" table:formula="of:=[.E93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1" calcext:value-type="float">
            <text:p>30091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string" calcext:value-type="string">
            <text:p>Temp 1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4]" office:value-type="float" office:value="90" calcext:value-type="float">
            <text:p>9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4] &amp;  [.D94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4]&amp;&quot; Module &quot; &amp; [.D94]" office:value-type="string" office:string-value="AIO Module 2" calcext:value-type="string">
            <text:p>AIO Module 2</text:p>
          </table:table-cell>
          <table:table-cell table:style-name="ce121" table:formula="of:=[.E94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2" calcext:value-type="float">
            <text:p>30092</text:p>
          </table:table-cell>
          <table:table-cell table:style-name="ce116" office:value-type="float" office:value="91" calcext:value-type="float">
            <text:p>9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string" calcext:value-type="string">
            <text:p>Temp 2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5]" office:value-type="float" office:value="91" calcext:value-type="float">
            <text:p>9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5] &amp;  [.D95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5]&amp;&quot; Module &quot; &amp; [.D95]" office:value-type="string" office:string-value="AIO Module 2" calcext:value-type="string">
            <text:p>AIO Module 2</text:p>
          </table:table-cell>
          <table:table-cell table:style-name="ce121" table:formula="of:=[.E95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3" calcext:value-type="float">
            <text:p>30093</text:p>
          </table:table-cell>
          <table:table-cell table:style-name="ce116" office:value-type="float" office:value="92" calcext:value-type="float">
            <text:p>9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string" calcext:value-type="string">
            <text:p>Temp 3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6]" office:value-type="float" office:value="92" calcext:value-type="float">
            <text:p>9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6] &amp;  [.D96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6]&amp;&quot; Module &quot; &amp; [.D96]" office:value-type="string" office:string-value="AIO Module 2" calcext:value-type="string">
            <text:p>AIO Module 2</text:p>
          </table:table-cell>
          <table:table-cell table:style-name="ce121" table:formula="of:=[.E96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4" calcext:value-type="float">
            <text:p>30094</text:p>
          </table:table-cell>
          <table:table-cell table:style-name="ce116" office:value-type="float" office:value="93" calcext:value-type="float">
            <text:p>9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20" office:value-type="string" calcext:value-type="string">
            <text:p>Temp 4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7]" office:value-type="float" office:value="93" calcext:value-type="float">
            <text:p>9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7] &amp;  [.D97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7]&amp;&quot; Module &quot; &amp; [.D97]" office:value-type="string" office:string-value="AIO Module 2" calcext:value-type="string">
            <text:p>AIO Module 2</text:p>
          </table:table-cell>
          <table:table-cell table:style-name="ce121" table:formula="of:=[.E97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5" calcext:value-type="float">
            <text:p>30095</text:p>
          </table:table-cell>
          <table:table-cell table:style-name="ce116" office:value-type="float" office:value="94" calcext:value-type="float">
            <text:p>9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string" calcext:value-type="string">
            <text:p>Temp 1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8]" office:value-type="float" office:value="94" calcext:value-type="float">
            <text:p>9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8] &amp;  [.D98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8]&amp;&quot; Module &quot; &amp; [.D98]" office:value-type="string" office:string-value="AIO Module 3" calcext:value-type="string">
            <text:p>AIO Module 3</text:p>
          </table:table-cell>
          <table:table-cell table:style-name="ce121" table:formula="of:=[.E98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6" calcext:value-type="float">
            <text:p>30096</text:p>
          </table:table-cell>
          <table:table-cell table:style-name="ce116" office:value-type="float" office:value="95" calcext:value-type="float">
            <text:p>9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string" calcext:value-type="string">
            <text:p>Temp 2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99]" office:value-type="float" office:value="95" calcext:value-type="float">
            <text:p>9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99] &amp;  [.D99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99]&amp;&quot; Module &quot; &amp; [.D99]" office:value-type="string" office:string-value="AIO Module 3" calcext:value-type="string">
            <text:p>AIO Module 3</text:p>
          </table:table-cell>
          <table:table-cell table:style-name="ce121" table:formula="of:=[.E99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7" calcext:value-type="float">
            <text:p>30097</text:p>
          </table:table-cell>
          <table:table-cell table:style-name="ce116" office:value-type="float" office:value="96" calcext:value-type="float">
            <text:p>9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string" calcext:value-type="string">
            <text:p>Temp 3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0]" office:value-type="float" office:value="96" calcext:value-type="float">
            <text:p>9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0] &amp;  [.D100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0]&amp;&quot; Module &quot; &amp; [.D100]" office:value-type="string" office:string-value="AIO Module 3" calcext:value-type="string">
            <text:p>AIO Module 3</text:p>
          </table:table-cell>
          <table:table-cell table:style-name="ce121" table:formula="of:=[.E100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8" calcext:value-type="float">
            <text:p>30098</text:p>
          </table:table-cell>
          <table:table-cell table:style-name="ce116" office:value-type="float" office:value="97" calcext:value-type="float">
            <text:p>9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string" calcext:value-type="string">
            <text:p>Temp 4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1]" office:value-type="float" office:value="97" calcext:value-type="float">
            <text:p>9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1] &amp;  [.D101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1]&amp;&quot; Module &quot; &amp; [.D101]" office:value-type="string" office:string-value="AIO Module 3" calcext:value-type="string">
            <text:p>AIO Module 3</text:p>
          </table:table-cell>
          <table:table-cell table:style-name="ce121" table:formula="of:=[.E101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099" calcext:value-type="float">
            <text:p>30099</text:p>
          </table:table-cell>
          <table:table-cell table:style-name="ce116" office:value-type="float" office:value="98" calcext:value-type="float">
            <text:p>9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20" office:value-type="string" calcext:value-type="string">
            <text:p>Temp 1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2]" office:value-type="float" office:value="98" calcext:value-type="float">
            <text:p>9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2] &amp;  [.D102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2]&amp;&quot; Module &quot; &amp; [.D102]" office:value-type="string" office:string-value="AIO Module 4" calcext:value-type="string">
            <text:p>AIO Module 4</text:p>
          </table:table-cell>
          <table:table-cell table:style-name="ce121" table:formula="of:=[.E102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0" calcext:value-type="float">
            <text:p>30100</text:p>
          </table:table-cell>
          <table:table-cell table:style-name="ce116" office:value-type="float" office:value="99" calcext:value-type="float">
            <text:p>9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20" office:value-type="string" calcext:value-type="string">
            <text:p>Temp 2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3]" office:value-type="float" office:value="99" calcext:value-type="float">
            <text:p>9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3] &amp;  [.D103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3]&amp;&quot; Module &quot; &amp; [.D103]" office:value-type="string" office:string-value="AIO Module 4" calcext:value-type="string">
            <text:p>AIO Module 4</text:p>
          </table:table-cell>
          <table:table-cell table:style-name="ce121" table:formula="of:=[.E103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1" calcext:value-type="float">
            <text:p>30101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20" office:value-type="string" calcext:value-type="string">
            <text:p>Temp 3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4]" office:value-type="float" office:value="100" calcext:value-type="float">
            <text:p>10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4] &amp;  [.D104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4]&amp;&quot; Module &quot; &amp; [.D104]" office:value-type="string" office:string-value="AIO Module 4" calcext:value-type="string">
            <text:p>AIO Module 4</text:p>
          </table:table-cell>
          <table:table-cell table:style-name="ce121" table:formula="of:=[.E104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2" calcext:value-type="float">
            <text:p>30102</text:p>
          </table:table-cell>
          <table:table-cell table:style-name="ce116" office:value-type="float" office:value="101" calcext:value-type="float">
            <text:p>10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20" office:value-type="string" calcext:value-type="string">
            <text:p>Temp 4</text:p>
          </table:table-cell>
          <table:table-cell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5]" office:value-type="float" office:value="101" calcext:value-type="float">
            <text:p>10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5] &amp;  [.D105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5]&amp;&quot; Module &quot; &amp; [.D105]" office:value-type="string" office:string-value="AIO Module 4" calcext:value-type="string">
            <text:p>AIO Module 4</text:p>
          </table:table-cell>
          <table:table-cell table:style-name="ce121" table:formula="of:=[.E105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3" calcext:value-type="float">
            <text:p>30103</text:p>
          </table:table-cell>
          <table:table-cell table:style-name="ce116" office:value-type="float" office:value="102" calcext:value-type="float">
            <text:p>10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20" office:value-type="string" calcext:value-type="string">
            <text:p>Temp 1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6]" office:value-type="float" office:value="102" calcext:value-type="float">
            <text:p>10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6] &amp;  [.D106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6]&amp;&quot; Module &quot; &amp; [.D106]" office:value-type="string" office:string-value="AIO Module 5" calcext:value-type="string">
            <text:p>AIO Module 5</text:p>
          </table:table-cell>
          <table:table-cell table:style-name="ce121" table:formula="of:=[.E106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4" calcext:value-type="float">
            <text:p>30104</text:p>
          </table:table-cell>
          <table:table-cell table:style-name="ce116" office:value-type="float" office:value="103" calcext:value-type="float">
            <text:p>10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20" office:value-type="string" calcext:value-type="string">
            <text:p>Temp 2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7]" office:value-type="float" office:value="103" calcext:value-type="float">
            <text:p>10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7] &amp;  [.D107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7]&amp;&quot; Module &quot; &amp; [.D107]" office:value-type="string" office:string-value="AIO Module 5" calcext:value-type="string">
            <text:p>AIO Module 5</text:p>
          </table:table-cell>
          <table:table-cell table:style-name="ce121" table:formula="of:=[.E107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5" calcext:value-type="float">
            <text:p>30105</text:p>
          </table:table-cell>
          <table:table-cell table:style-name="ce116" office:value-type="float" office:value="104" calcext:value-type="float">
            <text:p>10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20" office:value-type="string" calcext:value-type="string">
            <text:p>Temp 3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8]" office:value-type="float" office:value="104" calcext:value-type="float">
            <text:p>10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8] &amp;  [.D108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8]&amp;&quot; Module &quot; &amp; [.D108]" office:value-type="string" office:string-value="AIO Module 5" calcext:value-type="string">
            <text:p>AIO Module 5</text:p>
          </table:table-cell>
          <table:table-cell table:style-name="ce121" table:formula="of:=[.E108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6" calcext:value-type="float">
            <text:p>30106</text:p>
          </table:table-cell>
          <table:table-cell table:style-name="ce116" office:value-type="float" office:value="105" calcext:value-type="float">
            <text:p>10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20" office:value-type="string" calcext:value-type="string">
            <text:p>Temp 4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09]" office:value-type="float" office:value="105" calcext:value-type="float">
            <text:p>10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09] &amp;  [.D109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09]&amp;&quot; Module &quot; &amp; [.D109]" office:value-type="string" office:string-value="AIO Module 5" calcext:value-type="string">
            <text:p>AIO Module 5</text:p>
          </table:table-cell>
          <table:table-cell table:style-name="ce121" table:formula="of:=[.E109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7" calcext:value-type="float">
            <text:p>30107</text:p>
          </table:table-cell>
          <table:table-cell table:style-name="ce116" office:value-type="float" office:value="106" calcext:value-type="float">
            <text:p>10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20" office:value-type="string" calcext:value-type="string">
            <text:p>Temp 1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0]" office:value-type="float" office:value="106" calcext:value-type="float">
            <text:p>10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0] &amp;  [.D110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0]&amp;&quot; Module &quot; &amp; [.D110]" office:value-type="string" office:string-value="AIO Module 6" calcext:value-type="string">
            <text:p>AIO Module 6</text:p>
          </table:table-cell>
          <table:table-cell table:style-name="ce121" table:formula="of:=[.E110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8" calcext:value-type="float">
            <text:p>30108</text:p>
          </table:table-cell>
          <table:table-cell table:style-name="ce116" office:value-type="float" office:value="107" calcext:value-type="float">
            <text:p>10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20" office:value-type="string" calcext:value-type="string">
            <text:p>Temp 2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1]" office:value-type="float" office:value="107" calcext:value-type="float">
            <text:p>10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1] &amp;  [.D111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1]&amp;&quot; Module &quot; &amp; [.D111]" office:value-type="string" office:string-value="AIO Module 6" calcext:value-type="string">
            <text:p>AIO Module 6</text:p>
          </table:table-cell>
          <table:table-cell table:style-name="ce121" table:formula="of:=[.E111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09" calcext:value-type="float">
            <text:p>30109</text:p>
          </table:table-cell>
          <table:table-cell table:style-name="ce116" office:value-type="float" office:value="108" calcext:value-type="float">
            <text:p>10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20" office:value-type="string" calcext:value-type="string">
            <text:p>Temp 3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2]" office:value-type="float" office:value="108" calcext:value-type="float">
            <text:p>10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2] &amp;  [.D112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2]&amp;&quot; Module &quot; &amp; [.D112]" office:value-type="string" office:string-value="AIO Module 6" calcext:value-type="string">
            <text:p>AIO Module 6</text:p>
          </table:table-cell>
          <table:table-cell table:style-name="ce121" table:formula="of:=[.E112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10" calcext:value-type="float">
            <text:p>30110</text:p>
          </table:table-cell>
          <table:table-cell table:style-name="ce116" office:value-type="float" office:value="109" calcext:value-type="float">
            <text:p>10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20" office:value-type="string" calcext:value-type="string">
            <text:p>Temp 4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3]" office:value-type="float" office:value="109" calcext:value-type="float">
            <text:p>10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3] &amp;  [.D113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3]&amp;&quot; Module &quot; &amp; [.D113]" office:value-type="string" office:string-value="AIO Module 6" calcext:value-type="string">
            <text:p>AIO Module 6</text:p>
          </table:table-cell>
          <table:table-cell table:style-name="ce121" table:formula="of:=[.E113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11" calcext:value-type="float">
            <text:p>30111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20" office:value-type="string" calcext:value-type="string">
            <text:p>Temp 1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4]" office:value-type="float" office:value="110" calcext:value-type="float">
            <text:p>11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4] &amp;  [.D114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4]&amp;&quot; Module &quot; &amp; [.D114]" office:value-type="string" office:string-value="AIO Module 7" calcext:value-type="string">
            <text:p>AIO Module 7</text:p>
          </table:table-cell>
          <table:table-cell table:style-name="ce121" table:formula="of:=[.E114]" office:value-type="string" office:string-value="Temp 1" calcext:value-type="string">
            <text:p>Temp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12" calcext:value-type="float">
            <text:p>30112</text:p>
          </table:table-cell>
          <table:table-cell table:style-name="ce116" office:value-type="float" office:value="111" calcext:value-type="float">
            <text:p>11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20" office:value-type="string" calcext:value-type="string">
            <text:p>Temp 2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5]" office:value-type="float" office:value="111" calcext:value-type="float">
            <text:p>11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5] &amp;  [.D115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5]&amp;&quot; Module &quot; &amp; [.D115]" office:value-type="string" office:string-value="AIO Module 7" calcext:value-type="string">
            <text:p>AIO Module 7</text:p>
          </table:table-cell>
          <table:table-cell table:style-name="ce121" table:formula="of:=[.E115]" office:value-type="string" office:string-value="Temp 2" calcext:value-type="string">
            <text:p>Temp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13" calcext:value-type="float">
            <text:p>30113</text:p>
          </table:table-cell>
          <table:table-cell table:style-name="ce116" office:value-type="float" office:value="112" calcext:value-type="float">
            <text:p>11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20" office:value-type="string" calcext:value-type="string">
            <text:p>Temp 3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6]" office:value-type="float" office:value="112" calcext:value-type="float">
            <text:p>11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6] &amp;  [.D116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6]&amp;&quot; Module &quot; &amp; [.D116]" office:value-type="string" office:string-value="AIO Module 7" calcext:value-type="string">
            <text:p>AIO Module 7</text:p>
          </table:table-cell>
          <table:table-cell table:style-name="ce121" table:formula="of:=[.E116]" office:value-type="string" office:string-value="Temp 3" calcext:value-type="string">
            <text:p>Temp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>
          <table:table-cell table:style-name="ce116" office:value-type="float" office:value="30114" calcext:value-type="float">
            <text:p>30114</text:p>
          </table:table-cell>
          <table:table-cell table:style-name="ce116" office:value-type="float" office:value="113" calcext:value-type="float">
            <text:p>11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20" office:value-type="string" calcext:value-type="string">
            <text:p>Temp 4</text:p>
          </table:table-cell>
          <table:table-cell table:style-name="Default" table:number-columns-repeated="2"/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7]" office:value-type="float" office:value="113" calcext:value-type="float">
            <text:p>11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7] &amp;  [.D117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7]&amp;&quot; Module &quot; &amp; [.D117]" office:value-type="string" office:string-value="AIO Module 7" calcext:value-type="string">
            <text:p>AIO Module 7</text:p>
          </table:table-cell>
          <table:table-cell table:style-name="ce121" table:formula="of:=[.E117]" office:value-type="string" office:string-value="Temp 4" calcext:value-type="string">
            <text:p>Temp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15" calcext:value-type="float">
            <text:p>30115</text:p>
          </table:table-cell>
          <table:table-cell table:style-name="ce116" office:value-type="float" office:value="114" calcext:value-type="float">
            <text:p>11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Percentual Value of connected Device that automaticaly utilizes the Interface set in AIO Modul 1 Config (ADRESS).</text:p>
            <text:p>For presission Values are multiplied by ten. 100% = 100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8]" office:value-type="float" office:value="114" calcext:value-type="float">
            <text:p>11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8] &amp;  [.D118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8]&amp;&quot; Module &quot; &amp; [.D118]" office:value-type="string" office:string-value="AIO Module 1" calcext:value-type="string">
            <text:p>AIO Module 1</text:p>
          </table:table-cell>
          <table:table-cell table:style-name="ce121" table:formula="of:=[.E118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16" calcext:value-type="float">
            <text:p>30116</text:p>
          </table:table-cell>
          <table:table-cell table:style-name="ce116" office:value-type="float" office:value="115" calcext:value-type="float">
            <text:p>11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19]" office:value-type="float" office:value="115" calcext:value-type="float">
            <text:p>11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19] &amp;  [.D119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19]&amp;&quot; Module &quot; &amp; [.D119]" office:value-type="string" office:string-value="AIO Module 1" calcext:value-type="string">
            <text:p>AIO Module 1</text:p>
          </table:table-cell>
          <table:table-cell table:style-name="ce121" table:formula="of:=[.E119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17" calcext:value-type="float">
            <text:p>30117</text:p>
          </table:table-cell>
          <table:table-cell table:style-name="ce116" office:value-type="float" office:value="116" calcext:value-type="float">
            <text:p>11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0]" office:value-type="float" office:value="116" calcext:value-type="float">
            <text:p>11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0] &amp;  [.D120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0]&amp;&quot; Module &quot; &amp; [.D120]" office:value-type="string" office:string-value="AIO Module 1" calcext:value-type="string">
            <text:p>AIO Module 1</text:p>
          </table:table-cell>
          <table:table-cell table:style-name="ce121" table:formula="of:=[.E120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18" calcext:value-type="float">
            <text:p>30118</text:p>
          </table:table-cell>
          <table:table-cell table:style-name="ce116" office:value-type="float" office:value="117" calcext:value-type="float">
            <text:p>11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1]" office:value-type="float" office:value="117" calcext:value-type="float">
            <text:p>11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1] &amp;  [.D121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1]&amp;&quot; Module &quot; &amp; [.D121]" office:value-type="string" office:string-value="AIO Module 1" calcext:value-type="string">
            <text:p>AIO Module 1</text:p>
          </table:table-cell>
          <table:table-cell table:style-name="ce121" table:formula="of:=[.E121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19" calcext:value-type="float">
            <text:p>30119</text:p>
          </table:table-cell>
          <table:table-cell table:style-name="ce116" office:value-type="float" office:value="118" calcext:value-type="float">
            <text:p>11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This is encoded to 16 bit unsigned integer. Percentual Value of connected Device that automaticaly utilizes the Interface set in AIO Modul 2 Config (ADRESS).</text:p>
            <text:p>The Readback value has to be devided by 1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2]" office:value-type="float" office:value="118" calcext:value-type="float">
            <text:p>11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2] &amp;  [.D122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2]&amp;&quot; Module &quot; &amp; [.D122]" office:value-type="string" office:string-value="AIO Module 2" calcext:value-type="string">
            <text:p>AIO Module 2</text:p>
          </table:table-cell>
          <table:table-cell table:style-name="ce121" table:formula="of:=[.E122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0" calcext:value-type="float">
            <text:p>30120</text:p>
          </table:table-cell>
          <table:table-cell table:style-name="ce116" office:value-type="float" office:value="119" calcext:value-type="float">
            <text:p>11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3]" office:value-type="float" office:value="119" calcext:value-type="float">
            <text:p>11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3] &amp;  [.D123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3]&amp;&quot; Module &quot; &amp; [.D123]" office:value-type="string" office:string-value="AIO Module 2" calcext:value-type="string">
            <text:p>AIO Module 2</text:p>
          </table:table-cell>
          <table:table-cell table:style-name="ce121" table:formula="of:=[.E123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1" calcext:value-type="float">
            <text:p>30121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4]" office:value-type="float" office:value="120" calcext:value-type="float">
            <text:p>12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4] &amp;  [.D124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4]&amp;&quot; Module &quot; &amp; [.D124]" office:value-type="string" office:string-value="AIO Module 2" calcext:value-type="string">
            <text:p>AIO Module 2</text:p>
          </table:table-cell>
          <table:table-cell table:style-name="ce121" table:formula="of:=[.E124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2" calcext:value-type="float">
            <text:p>30122</text:p>
          </table:table-cell>
          <table:table-cell table:style-name="ce116" office:value-type="float" office:value="121" calcext:value-type="float">
            <text:p>12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5]" office:value-type="float" office:value="121" calcext:value-type="float">
            <text:p>12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5] &amp;  [.D125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5]&amp;&quot; Module &quot; &amp; [.D125]" office:value-type="string" office:string-value="AIO Module 2" calcext:value-type="string">
            <text:p>AIO Module 2</text:p>
          </table:table-cell>
          <table:table-cell table:style-name="ce121" table:formula="of:=[.E125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23" calcext:value-type="float">
            <text:p>30123</text:p>
          </table:table-cell>
          <table:table-cell table:style-name="ce116" office:value-type="float" office:value="122" calcext:value-type="float">
            <text:p>12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This is encoded to 16 bit unsigned integer. Percentual Value of connected Device that automaticaly utilizes the Interface set in AIO Modul 3 Config (ADRESS).</text:p>
            <text:p>The Readback value has to be devided by 1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6]" office:value-type="float" office:value="122" calcext:value-type="float">
            <text:p>12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6] &amp;  [.D126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6]&amp;&quot; Module &quot; &amp; [.D126]" office:value-type="string" office:string-value="AIO Module 3" calcext:value-type="string">
            <text:p>AIO Module 3</text:p>
          </table:table-cell>
          <table:table-cell table:style-name="ce121" table:formula="of:=[.E126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4" calcext:value-type="float">
            <text:p>30124</text:p>
          </table:table-cell>
          <table:table-cell table:style-name="ce116" office:value-type="float" office:value="123" calcext:value-type="float">
            <text:p>12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7]" office:value-type="float" office:value="123" calcext:value-type="float">
            <text:p>12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7] &amp;  [.D127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7]&amp;&quot; Module &quot; &amp; [.D127]" office:value-type="string" office:string-value="AIO Module 3" calcext:value-type="string">
            <text:p>AIO Module 3</text:p>
          </table:table-cell>
          <table:table-cell table:style-name="ce121" table:formula="of:=[.E127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5" calcext:value-type="float">
            <text:p>30125</text:p>
          </table:table-cell>
          <table:table-cell table:style-name="ce116" office:value-type="float" office:value="124" calcext:value-type="float">
            <text:p>12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8]" office:value-type="float" office:value="124" calcext:value-type="float">
            <text:p>12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8] &amp;  [.D128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8]&amp;&quot; Module &quot; &amp; [.D128]" office:value-type="string" office:string-value="AIO Module 3" calcext:value-type="string">
            <text:p>AIO Module 3</text:p>
          </table:table-cell>
          <table:table-cell table:style-name="ce121" table:formula="of:=[.E128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6" calcext:value-type="float">
            <text:p>30126</text:p>
          </table:table-cell>
          <table:table-cell table:style-name="ce116" office:value-type="float" office:value="125" calcext:value-type="float">
            <text:p>12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29]" office:value-type="float" office:value="125" calcext:value-type="float">
            <text:p>12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29] &amp;  [.D129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29]&amp;&quot; Module &quot; &amp; [.D129]" office:value-type="string" office:string-value="AIO Module 3" calcext:value-type="string">
            <text:p>AIO Module 3</text:p>
          </table:table-cell>
          <table:table-cell table:style-name="ce121" table:formula="of:=[.E129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27" calcext:value-type="float">
            <text:p>30127</text:p>
          </table:table-cell>
          <table:table-cell table:style-name="ce116" office:value-type="float" office:value="126" calcext:value-type="float">
            <text:p>12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This is encoded to 16 bit unsigned integer. Percentual Value of connected Device that automaticaly utilizes the Interface set in AIO Modul 4 Config (ADRESS).</text:p>
            <text:p>The Readback value has to be devided by 1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0]" office:value-type="float" office:value="126" calcext:value-type="float">
            <text:p>12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0] &amp;  [.D130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0]&amp;&quot; Module &quot; &amp; [.D130]" office:value-type="string" office:string-value="AIO Module 4" calcext:value-type="string">
            <text:p>AIO Module 4</text:p>
          </table:table-cell>
          <table:table-cell table:style-name="ce121" table:formula="of:=[.E130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8" calcext:value-type="float">
            <text:p>30128</text:p>
          </table:table-cell>
          <table:table-cell table:style-name="ce116" office:value-type="float" office:value="127" calcext:value-type="float">
            <text:p>12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1]" office:value-type="float" office:value="127" calcext:value-type="float">
            <text:p>12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1] &amp;  [.D131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1]&amp;&quot; Module &quot; &amp; [.D131]" office:value-type="string" office:string-value="AIO Module 4" calcext:value-type="string">
            <text:p>AIO Module 4</text:p>
          </table:table-cell>
          <table:table-cell table:style-name="ce121" table:formula="of:=[.E131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29" calcext:value-type="float">
            <text:p>30129</text:p>
          </table:table-cell>
          <table:table-cell table:style-name="ce116" office:value-type="float" office:value="128" calcext:value-type="float">
            <text:p>12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2]" office:value-type="float" office:value="128" calcext:value-type="float">
            <text:p>12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2] &amp;  [.D132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2]&amp;&quot; Module &quot; &amp; [.D132]" office:value-type="string" office:string-value="AIO Module 4" calcext:value-type="string">
            <text:p>AIO Module 4</text:p>
          </table:table-cell>
          <table:table-cell table:style-name="ce121" table:formula="of:=[.E132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0" calcext:value-type="float">
            <text:p>30130</text:p>
          </table:table-cell>
          <table:table-cell table:style-name="ce116" office:value-type="float" office:value="129" calcext:value-type="float">
            <text:p>12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3]" office:value-type="float" office:value="129" calcext:value-type="float">
            <text:p>12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3] &amp;  [.D133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3]&amp;&quot; Module &quot; &amp; [.D133]" office:value-type="string" office:string-value="AIO Module 4" calcext:value-type="string">
            <text:p>AIO Module 4</text:p>
          </table:table-cell>
          <table:table-cell table:style-name="ce121" table:formula="of:=[.E133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31" calcext:value-type="float">
            <text:p>30131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This is encoded to 16 bit unsigned integer. Percentual Value of connected Device that automaticaly utilizes the Interface set in AIO Modul 5 Config (ADRESS).</text:p>
            <text:p>The Readback value has to be devided by 1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4]" office:value-type="float" office:value="130" calcext:value-type="float">
            <text:p>13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4] &amp;  [.D134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4]&amp;&quot; Module &quot; &amp; [.D134]" office:value-type="string" office:string-value="AIO Module 5" calcext:value-type="string">
            <text:p>AIO Module 5</text:p>
          </table:table-cell>
          <table:table-cell table:style-name="ce121" table:formula="of:=[.E134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2" calcext:value-type="float">
            <text:p>30132</text:p>
          </table:table-cell>
          <table:table-cell table:style-name="ce116" office:value-type="float" office:value="131" calcext:value-type="float">
            <text:p>13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5]" office:value-type="float" office:value="131" calcext:value-type="float">
            <text:p>13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5] &amp;  [.D135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5]&amp;&quot; Module &quot; &amp; [.D135]" office:value-type="string" office:string-value="AIO Module 5" calcext:value-type="string">
            <text:p>AIO Module 5</text:p>
          </table:table-cell>
          <table:table-cell table:style-name="ce121" table:formula="of:=[.E135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3" calcext:value-type="float">
            <text:p>30133</text:p>
          </table:table-cell>
          <table:table-cell table:style-name="ce116" office:value-type="float" office:value="132" calcext:value-type="float">
            <text:p>13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6]" office:value-type="float" office:value="132" calcext:value-type="float">
            <text:p>13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6] &amp;  [.D136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6]&amp;&quot; Module &quot; &amp; [.D136]" office:value-type="string" office:string-value="AIO Module 5" calcext:value-type="string">
            <text:p>AIO Module 5</text:p>
          </table:table-cell>
          <table:table-cell table:style-name="ce121" table:formula="of:=[.E136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4" calcext:value-type="float">
            <text:p>30134</text:p>
          </table:table-cell>
          <table:table-cell table:style-name="ce116" office:value-type="float" office:value="133" calcext:value-type="float">
            <text:p>13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7]" office:value-type="float" office:value="133" calcext:value-type="float">
            <text:p>13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7] &amp;  [.D137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7]&amp;&quot; Module &quot; &amp; [.D137]" office:value-type="string" office:string-value="AIO Module 5" calcext:value-type="string">
            <text:p>AIO Module 5</text:p>
          </table:table-cell>
          <table:table-cell table:style-name="ce121" table:formula="of:=[.E137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35" calcext:value-type="float">
            <text:p>30135</text:p>
          </table:table-cell>
          <table:table-cell table:style-name="ce116" office:value-type="float" office:value="134" calcext:value-type="float">
            <text:p>13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This is encoded to 16 bit unsigned integer. Percentual Value of connected Device that automaticaly utilizes the Interface set in AIO Modul 6 Config (ADRESS).</text:p>
            <text:p>The Readback value has to be devided by 1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8]" office:value-type="float" office:value="134" calcext:value-type="float">
            <text:p>13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8] &amp;  [.D138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8]&amp;&quot; Module &quot; &amp; [.D138]" office:value-type="string" office:string-value="AIO Module 6" calcext:value-type="string">
            <text:p>AIO Module 6</text:p>
          </table:table-cell>
          <table:table-cell table:style-name="ce121" table:formula="of:=[.E138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6" calcext:value-type="float">
            <text:p>30136</text:p>
          </table:table-cell>
          <table:table-cell table:style-name="ce116" office:value-type="float" office:value="135" calcext:value-type="float">
            <text:p>13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39]" office:value-type="float" office:value="135" calcext:value-type="float">
            <text:p>13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39] &amp;  [.D139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39]&amp;&quot; Module &quot; &amp; [.D139]" office:value-type="string" office:string-value="AIO Module 6" calcext:value-type="string">
            <text:p>AIO Module 6</text:p>
          </table:table-cell>
          <table:table-cell table:style-name="ce121" table:formula="of:=[.E139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7" calcext:value-type="float">
            <text:p>30137</text:p>
          </table:table-cell>
          <table:table-cell table:style-name="ce116" office:value-type="float" office:value="136" calcext:value-type="float">
            <text:p>13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0]" office:value-type="float" office:value="136" calcext:value-type="float">
            <text:p>13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0] &amp;  [.D140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0]&amp;&quot; Module &quot; &amp; [.D140]" office:value-type="string" office:string-value="AIO Module 6" calcext:value-type="string">
            <text:p>AIO Module 6</text:p>
          </table:table-cell>
          <table:table-cell table:style-name="ce121" table:formula="of:=[.E140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38" calcext:value-type="float">
            <text:p>30138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1]" office:value-type="float" office:value="137" calcext:value-type="float">
            <text:p>13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1] &amp;  [.D141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1]&amp;&quot; Module &quot; &amp; [.D141]" office:value-type="string" office:string-value="AIO Module 6" calcext:value-type="string">
            <text:p>AIO Module 6</text:p>
          </table:table-cell>
          <table:table-cell table:style-name="ce121" table:formula="of:=[.E141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6">
          <table:table-cell table:style-name="ce116" office:value-type="float" office:value="30139" calcext:value-type="float">
            <text:p>30139</text:p>
          </table:table-cell>
          <table:table-cell table:style-name="ce116" office:value-type="float" office:value="138" calcext:value-type="float">
            <text:p>13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Pecentual Input 1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This is encoded to 16 bit unsigned integer. Percentual Value of connected Device that automaticaly utilizes the Interface set in AIO Modul 7 Config (ADRESS).</text:p>
            <text:p>The Readback value has to be devided by 10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2]" office:value-type="float" office:value="138" calcext:value-type="float">
            <text:p>13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2] &amp;  [.D142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2]&amp;&quot; Module &quot; &amp; [.D142]" office:value-type="string" office:string-value="AIO Module 7" calcext:value-type="string">
            <text:p>AIO Module 7</text:p>
          </table:table-cell>
          <table:table-cell table:style-name="ce121" table:formula="of:=[.E142]" office:value-type="string" office:string-value="Pecentual Input 1" calcext:value-type="string">
            <text:p>Pecentual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0" calcext:value-type="float">
            <text:p>30140</text:p>
          </table:table-cell>
          <table:table-cell table:style-name="ce116" office:value-type="float" office:value="139" calcext:value-type="float">
            <text:p>13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Pecentual Input 2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3]" office:value-type="float" office:value="139" calcext:value-type="float">
            <text:p>13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3] &amp;  [.D143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3]&amp;&quot; Module &quot; &amp; [.D143]" office:value-type="string" office:string-value="AIO Module 7" calcext:value-type="string">
            <text:p>AIO Module 7</text:p>
          </table:table-cell>
          <table:table-cell table:style-name="ce121" table:formula="of:=[.E143]" office:value-type="string" office:string-value="Pecentual Input 2" calcext:value-type="string">
            <text:p>Pecentual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1" calcext:value-type="float">
            <text:p>30141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Pecentual Input 3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4]" office:value-type="float" office:value="140" calcext:value-type="float">
            <text:p>14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4] &amp;  [.D144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4]&amp;&quot; Module &quot; &amp; [.D144]" office:value-type="string" office:string-value="AIO Module 7" calcext:value-type="string">
            <text:p>AIO Module 7</text:p>
          </table:table-cell>
          <table:table-cell table:style-name="ce121" table:formula="of:=[.E144]" office:value-type="string" office:string-value="Pecentual Input 3" calcext:value-type="string">
            <text:p>Pecentual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2" calcext:value-type="float">
            <text:p>30142</text:p>
          </table:table-cell>
          <table:table-cell table:style-name="ce116" office:value-type="float" office:value="141" calcext:value-type="float">
            <text:p>14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Pecentual Input 4</text:p>
          </table:table-cell>
          <table:table-cell table:style-name="ce116" office:value-type="string" calcext:value-type="string">
            <text:p>0.0-100.0%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5]" office:value-type="float" office:value="141" calcext:value-type="float">
            <text:p>14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5] &amp;  [.D145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5]&amp;&quot; Module &quot; &amp; [.D145]" office:value-type="string" office:string-value="AIO Module 7" calcext:value-type="string">
            <text:p>AIO Module 7</text:p>
          </table:table-cell>
          <table:table-cell table:style-name="ce121" table:formula="of:=[.E145]" office:value-type="string" office:string-value="Pecentual Input 4" calcext:value-type="string">
            <text:p>Pecentual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3" calcext:value-type="float">
            <text:p>30143</text:p>
          </table:table-cell>
          <table:table-cell table:style-name="ce116" office:value-type="float" office:value="142" calcext:value-type="float">
            <text:p>14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1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6]" office:value-type="float" office:value="142" calcext:value-type="float">
            <text:p>14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6] &amp;  [.D146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6]&amp;&quot; Module &quot; &amp; [.D146]" office:value-type="string" office:string-value="AIO Module 1" calcext:value-type="string">
            <text:p>AIO Module 1</text:p>
          </table:table-cell>
          <table:table-cell table:style-name="ce121" table:formula="of:=[.E146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4" calcext:value-type="float">
            <text:p>30144</text:p>
          </table:table-cell>
          <table:table-cell table:style-name="ce116" office:value-type="float" office:value="143" calcext:value-type="float">
            <text:p>14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7]" office:value-type="float" office:value="143" calcext:value-type="float">
            <text:p>14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7] &amp;  [.D147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7]&amp;&quot; Module &quot; &amp; [.D147]" office:value-type="string" office:string-value="AIO Module 1" calcext:value-type="string">
            <text:p>AIO Module 1</text:p>
          </table:table-cell>
          <table:table-cell table:style-name="ce121" table:formula="of:=[.E147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5" calcext:value-type="float">
            <text:p>30145</text:p>
          </table:table-cell>
          <table:table-cell table:style-name="ce116" office:value-type="float" office:value="144" calcext:value-type="float">
            <text:p>14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8]" office:value-type="float" office:value="144" calcext:value-type="float">
            <text:p>14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8] &amp;  [.D148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8]&amp;&quot; Module &quot; &amp; [.D148]" office:value-type="string" office:string-value="AIO Module 1" calcext:value-type="string">
            <text:p>AIO Module 1</text:p>
          </table:table-cell>
          <table:table-cell table:style-name="ce121" table:formula="of:=[.E148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6" calcext:value-type="float">
            <text:p>30146</text:p>
          </table:table-cell>
          <table:table-cell table:style-name="ce116" office:value-type="float" office:value="145" calcext:value-type="float">
            <text:p>14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49]" office:value-type="float" office:value="145" calcext:value-type="float">
            <text:p>14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49] &amp;  [.D149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49]&amp;&quot; Module &quot; &amp; [.D149]" office:value-type="string" office:string-value="AIO Module 1" calcext:value-type="string">
            <text:p>AIO Module 1</text:p>
          </table:table-cell>
          <table:table-cell table:style-name="ce121" table:formula="of:=[.E149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7" calcext:value-type="float">
            <text:p>30147</text:p>
          </table:table-cell>
          <table:table-cell table:style-name="ce116" office:value-type="float" office:value="146" calcext:value-type="float">
            <text:p>14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2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0]" office:value-type="float" office:value="146" calcext:value-type="float">
            <text:p>14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0] &amp;  [.D150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0]&amp;&quot; Module &quot; &amp; [.D150]" office:value-type="string" office:string-value="AIO Module 2" calcext:value-type="string">
            <text:p>AIO Module 2</text:p>
          </table:table-cell>
          <table:table-cell table:style-name="ce121" table:formula="of:=[.E150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8" calcext:value-type="float">
            <text:p>30148</text:p>
          </table:table-cell>
          <table:table-cell table:style-name="ce116" office:value-type="float" office:value="147" calcext:value-type="float">
            <text:p>14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1]" office:value-type="float" office:value="147" calcext:value-type="float">
            <text:p>14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1] &amp;  [.D151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1]&amp;&quot; Module &quot; &amp; [.D151]" office:value-type="string" office:string-value="AIO Module 2" calcext:value-type="string">
            <text:p>AIO Module 2</text:p>
          </table:table-cell>
          <table:table-cell table:style-name="ce121" table:formula="of:=[.E151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49" calcext:value-type="float">
            <text:p>30149</text:p>
          </table:table-cell>
          <table:table-cell table:style-name="ce116" office:value-type="float" office:value="148" calcext:value-type="float">
            <text:p>14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2]" office:value-type="float" office:value="148" calcext:value-type="float">
            <text:p>14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2] &amp;  [.D152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2]&amp;&quot; Module &quot; &amp; [.D152]" office:value-type="string" office:string-value="AIO Module 2" calcext:value-type="string">
            <text:p>AIO Module 2</text:p>
          </table:table-cell>
          <table:table-cell table:style-name="ce121" table:formula="of:=[.E152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0" calcext:value-type="float">
            <text:p>30150</text:p>
          </table:table-cell>
          <table:table-cell table:style-name="ce116" office:value-type="float" office:value="149" calcext:value-type="float">
            <text:p>14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3]" office:value-type="float" office:value="149" calcext:value-type="float">
            <text:p>14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3] &amp;  [.D153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3]&amp;&quot; Module &quot; &amp; [.D153]" office:value-type="string" office:string-value="AIO Module 2" calcext:value-type="string">
            <text:p>AIO Module 2</text:p>
          </table:table-cell>
          <table:table-cell table:style-name="ce121" table:formula="of:=[.E153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1" calcext:value-type="float">
            <text:p>30151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3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4]" office:value-type="float" office:value="150" calcext:value-type="float">
            <text:p>15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4] &amp;  [.D154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4]&amp;&quot; Module &quot; &amp; [.D154]" office:value-type="string" office:string-value="AIO Module 3" calcext:value-type="string">
            <text:p>AIO Module 3</text:p>
          </table:table-cell>
          <table:table-cell table:style-name="ce121" table:formula="of:=[.E154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2" calcext:value-type="float">
            <text:p>30152</text:p>
          </table:table-cell>
          <table:table-cell table:style-name="ce116" office:value-type="float" office:value="151" calcext:value-type="float">
            <text:p>15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5]" office:value-type="float" office:value="151" calcext:value-type="float">
            <text:p>15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5] &amp;  [.D155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5]&amp;&quot; Module &quot; &amp; [.D155]" office:value-type="string" office:string-value="AIO Module 3" calcext:value-type="string">
            <text:p>AIO Module 3</text:p>
          </table:table-cell>
          <table:table-cell table:style-name="ce121" table:formula="of:=[.E155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3" calcext:value-type="float">
            <text:p>30153</text:p>
          </table:table-cell>
          <table:table-cell table:style-name="ce116" office:value-type="float" office:value="152" calcext:value-type="float">
            <text:p>15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6]" office:value-type="float" office:value="152" calcext:value-type="float">
            <text:p>15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6] &amp;  [.D156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6]&amp;&quot; Module &quot; &amp; [.D156]" office:value-type="string" office:string-value="AIO Module 3" calcext:value-type="string">
            <text:p>AIO Module 3</text:p>
          </table:table-cell>
          <table:table-cell table:style-name="ce121" table:formula="of:=[.E156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4" calcext:value-type="float">
            <text:p>30154</text:p>
          </table:table-cell>
          <table:table-cell table:style-name="ce116" office:value-type="float" office:value="153" calcext:value-type="float">
            <text:p>15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7]" office:value-type="float" office:value="153" calcext:value-type="float">
            <text:p>15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7] &amp;  [.D157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7]&amp;&quot; Module &quot; &amp; [.D157]" office:value-type="string" office:string-value="AIO Module 3" calcext:value-type="string">
            <text:p>AIO Module 3</text:p>
          </table:table-cell>
          <table:table-cell table:style-name="ce121" table:formula="of:=[.E157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5" calcext:value-type="float">
            <text:p>30155</text:p>
          </table:table-cell>
          <table:table-cell table:style-name="ce116" office:value-type="float" office:value="154" calcext:value-type="float">
            <text:p>15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4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8]" office:value-type="float" office:value="154" calcext:value-type="float">
            <text:p>15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8] &amp;  [.D158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8]&amp;&quot; Module &quot; &amp; [.D158]" office:value-type="string" office:string-value="AIO Module 4" calcext:value-type="string">
            <text:p>AIO Module 4</text:p>
          </table:table-cell>
          <table:table-cell table:style-name="ce121" table:formula="of:=[.E158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6" calcext:value-type="float">
            <text:p>30156</text:p>
          </table:table-cell>
          <table:table-cell table:style-name="ce116" office:value-type="float" office:value="155" calcext:value-type="float">
            <text:p>15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59]" office:value-type="float" office:value="155" calcext:value-type="float">
            <text:p>15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59] &amp;  [.D159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59]&amp;&quot; Module &quot; &amp; [.D159]" office:value-type="string" office:string-value="AIO Module 4" calcext:value-type="string">
            <text:p>AIO Module 4</text:p>
          </table:table-cell>
          <table:table-cell table:style-name="ce121" table:formula="of:=[.E159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7" calcext:value-type="float">
            <text:p>30157</text:p>
          </table:table-cell>
          <table:table-cell table:style-name="ce116" office:value-type="float" office:value="156" calcext:value-type="float">
            <text:p>15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0]" office:value-type="float" office:value="156" calcext:value-type="float">
            <text:p>15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0] &amp;  [.D160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0]&amp;&quot; Module &quot; &amp; [.D160]" office:value-type="string" office:string-value="AIO Module 4" calcext:value-type="string">
            <text:p>AIO Module 4</text:p>
          </table:table-cell>
          <table:table-cell table:style-name="ce121" table:formula="of:=[.E160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8" calcext:value-type="float">
            <text:p>30158</text:p>
          </table:table-cell>
          <table:table-cell table:style-name="ce116" office:value-type="float" office:value="157" calcext:value-type="float">
            <text:p>15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1]" office:value-type="float" office:value="157" calcext:value-type="float">
            <text:p>15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1] &amp;  [.D161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1]&amp;&quot; Module &quot; &amp; [.D161]" office:value-type="string" office:string-value="AIO Module 4" calcext:value-type="string">
            <text:p>AIO Module 4</text:p>
          </table:table-cell>
          <table:table-cell table:style-name="ce121" table:formula="of:=[.E161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59" calcext:value-type="float">
            <text:p>30159</text:p>
          </table:table-cell>
          <table:table-cell table:style-name="ce116" office:value-type="float" office:value="158" calcext:value-type="float">
            <text:p>15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5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2]" office:value-type="float" office:value="158" calcext:value-type="float">
            <text:p>15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2] &amp;  [.D162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2]&amp;&quot; Module &quot; &amp; [.D162]" office:value-type="string" office:string-value="AIO Module 5" calcext:value-type="string">
            <text:p>AIO Module 5</text:p>
          </table:table-cell>
          <table:table-cell table:style-name="ce121" table:formula="of:=[.E162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0" calcext:value-type="float">
            <text:p>30160</text:p>
          </table:table-cell>
          <table:table-cell table:style-name="ce116" office:value-type="float" office:value="159" calcext:value-type="float">
            <text:p>15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3]" office:value-type="float" office:value="159" calcext:value-type="float">
            <text:p>15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3] &amp;  [.D163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3]&amp;&quot; Module &quot; &amp; [.D163]" office:value-type="string" office:string-value="AIO Module 5" calcext:value-type="string">
            <text:p>AIO Module 5</text:p>
          </table:table-cell>
          <table:table-cell table:style-name="ce121" table:formula="of:=[.E163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1" calcext:value-type="float">
            <text:p>30161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4]" office:value-type="float" office:value="160" calcext:value-type="float">
            <text:p>16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4] &amp;  [.D164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4]&amp;&quot; Module &quot; &amp; [.D164]" office:value-type="string" office:string-value="AIO Module 5" calcext:value-type="string">
            <text:p>AIO Module 5</text:p>
          </table:table-cell>
          <table:table-cell table:style-name="ce121" table:formula="of:=[.E164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2" calcext:value-type="float">
            <text:p>30162</text:p>
          </table:table-cell>
          <table:table-cell table:style-name="ce116" office:value-type="float" office:value="161" calcext:value-type="float">
            <text:p>16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5]" office:value-type="float" office:value="161" calcext:value-type="float">
            <text:p>16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5] &amp;  [.D165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5]&amp;&quot; Module &quot; &amp; [.D165]" office:value-type="string" office:string-value="AIO Module 5" calcext:value-type="string">
            <text:p>AIO Module 5</text:p>
          </table:table-cell>
          <table:table-cell table:style-name="ce121" table:formula="of:=[.E165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3" calcext:value-type="float">
            <text:p>30163</text:p>
          </table:table-cell>
          <table:table-cell table:style-name="ce116" office:value-type="float" office:value="162" calcext:value-type="float">
            <text:p>16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6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6]" office:value-type="float" office:value="162" calcext:value-type="float">
            <text:p>16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6] &amp;  [.D166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6]&amp;&quot; Module &quot; &amp; [.D166]" office:value-type="string" office:string-value="AIO Module 6" calcext:value-type="string">
            <text:p>AIO Module 6</text:p>
          </table:table-cell>
          <table:table-cell table:style-name="ce121" table:formula="of:=[.E166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4" calcext:value-type="float">
            <text:p>30164</text:p>
          </table:table-cell>
          <table:table-cell table:style-name="ce116" office:value-type="float" office:value="163" calcext:value-type="float">
            <text:p>16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7]" office:value-type="float" office:value="163" calcext:value-type="float">
            <text:p>16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7] &amp;  [.D167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7]&amp;&quot; Module &quot; &amp; [.D167]" office:value-type="string" office:string-value="AIO Module 6" calcext:value-type="string">
            <text:p>AIO Module 6</text:p>
          </table:table-cell>
          <table:table-cell table:style-name="ce121" table:formula="of:=[.E167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5" calcext:value-type="float">
            <text:p>30165</text:p>
          </table:table-cell>
          <table:table-cell table:style-name="ce116" office:value-type="float" office:value="164" calcext:value-type="float">
            <text:p>16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8]" office:value-type="float" office:value="164" calcext:value-type="float">
            <text:p>16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8] &amp;  [.D168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8]&amp;&quot; Module &quot; &amp; [.D168]" office:value-type="string" office:string-value="AIO Module 6" calcext:value-type="string">
            <text:p>AIO Module 6</text:p>
          </table:table-cell>
          <table:table-cell table:style-name="ce121" table:formula="of:=[.E168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6" calcext:value-type="float">
            <text:p>30166</text:p>
          </table:table-cell>
          <table:table-cell table:style-name="ce116" office:value-type="float" office:value="165" calcext:value-type="float">
            <text:p>16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69]" office:value-type="float" office:value="165" calcext:value-type="float">
            <text:p>16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69] &amp;  [.D169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69]&amp;&quot; Module &quot; &amp; [.D169]" office:value-type="string" office:string-value="AIO Module 6" calcext:value-type="string">
            <text:p>AIO Module 6</text:p>
          </table:table-cell>
          <table:table-cell table:style-name="ce121" table:formula="of:=[.E169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7" calcext:value-type="float">
            <text:p>30167</text:p>
          </table:table-cell>
          <table:table-cell table:style-name="ce116" office:value-type="float" office:value="166" calcext:value-type="float">
            <text:p>16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Voltage Input 1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This is the Voltage in millivolt measured on AIO Modul 7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0]" office:value-type="float" office:value="166" calcext:value-type="float">
            <text:p>16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0] &amp;  [.D170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0]&amp;&quot; Module &quot; &amp; [.D170]" office:value-type="string" office:string-value="AIO Module 7" calcext:value-type="string">
            <text:p>AIO Module 7</text:p>
          </table:table-cell>
          <table:table-cell table:style-name="ce121" table:formula="of:=[.E170]" office:value-type="string" office:string-value="Voltage Input 1" calcext:value-type="string">
            <text:p>Voltage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8" calcext:value-type="float">
            <text:p>30168</text:p>
          </table:table-cell>
          <table:table-cell table:style-name="ce116" office:value-type="float" office:value="167" calcext:value-type="float">
            <text:p>16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Voltage Input 2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1]" office:value-type="float" office:value="167" calcext:value-type="float">
            <text:p>16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1] &amp;  [.D171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1]&amp;&quot; Module &quot; &amp; [.D171]" office:value-type="string" office:string-value="AIO Module 7" calcext:value-type="string">
            <text:p>AIO Module 7</text:p>
          </table:table-cell>
          <table:table-cell table:style-name="ce121" table:formula="of:=[.E171]" office:value-type="string" office:string-value="Voltage Input 2" calcext:value-type="string">
            <text:p>Voltage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69" calcext:value-type="float">
            <text:p>30169</text:p>
          </table:table-cell>
          <table:table-cell table:style-name="ce116" office:value-type="float" office:value="168" calcext:value-type="float">
            <text:p>16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Voltage Input 3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2]" office:value-type="float" office:value="168" calcext:value-type="float">
            <text:p>16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2] &amp;  [.D172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2]&amp;&quot; Module &quot; &amp; [.D172]" office:value-type="string" office:string-value="AIO Module 7" calcext:value-type="string">
            <text:p>AIO Module 7</text:p>
          </table:table-cell>
          <table:table-cell table:style-name="ce121" table:formula="of:=[.E172]" office:value-type="string" office:string-value="Voltage Input 3" calcext:value-type="string">
            <text:p>Voltage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0" calcext:value-type="float">
            <text:p>30170</text:p>
          </table:table-cell>
          <table:table-cell table:style-name="ce116" office:value-type="float" office:value="169" calcext:value-type="float">
            <text:p>16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Voltage Input 4</text:p>
          </table:table-cell>
          <table:table-cell table:style-name="ce116" office:value-type="string" calcext:value-type="string">
            <text:p>0-10.000 mV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3]" office:value-type="float" office:value="169" calcext:value-type="float">
            <text:p>16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3] &amp;  [.D173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3]&amp;&quot; Module &quot; &amp; [.D173]" office:value-type="string" office:string-value="AIO Module 7" calcext:value-type="string">
            <text:p>AIO Module 7</text:p>
          </table:table-cell>
          <table:table-cell table:style-name="ce121" table:formula="of:=[.E173]" office:value-type="string" office:string-value="Voltage Input 4" calcext:value-type="string">
            <text:p>Voltage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1" calcext:value-type="float">
            <text:p>30171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1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4]" office:value-type="float" office:value="170" calcext:value-type="float">
            <text:p>17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4] &amp;  [.D174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4]&amp;&quot; Module &quot; &amp; [.D174]" office:value-type="string" office:string-value="AIO Module 1" calcext:value-type="string">
            <text:p>AIO Module 1</text:p>
          </table:table-cell>
          <table:table-cell table:style-name="ce121" table:formula="of:=[.E174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2" calcext:value-type="float">
            <text:p>30172</text:p>
          </table:table-cell>
          <table:table-cell table:style-name="ce116" office:value-type="float" office:value="171" calcext:value-type="float">
            <text:p>17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5]" office:value-type="float" office:value="171" calcext:value-type="float">
            <text:p>17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5] &amp;  [.D175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5]&amp;&quot; Module &quot; &amp; [.D175]" office:value-type="string" office:string-value="AIO Module 1" calcext:value-type="string">
            <text:p>AIO Module 1</text:p>
          </table:table-cell>
          <table:table-cell table:style-name="ce121" table:formula="of:=[.E175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3" calcext:value-type="float">
            <text:p>30173</text:p>
          </table:table-cell>
          <table:table-cell table:style-name="ce116" office:value-type="float" office:value="172" calcext:value-type="float">
            <text:p>17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6]" office:value-type="float" office:value="172" calcext:value-type="float">
            <text:p>17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6] &amp;  [.D176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6]&amp;&quot; Module &quot; &amp; [.D176]" office:value-type="string" office:string-value="AIO Module 1" calcext:value-type="string">
            <text:p>AIO Module 1</text:p>
          </table:table-cell>
          <table:table-cell table:style-name="ce121" table:formula="of:=[.E176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4" calcext:value-type="float">
            <text:p>30174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7]" office:value-type="float" office:value="173" calcext:value-type="float">
            <text:p>17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7] &amp;  [.D177]" office:value-type="string" office:string-value="AIO1" calcext:value-type="string">
            <text:p>AIO1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7]&amp;&quot; Module &quot; &amp; [.D177]" office:value-type="string" office:string-value="AIO Module 1" calcext:value-type="string">
            <text:p>AIO Module 1</text:p>
          </table:table-cell>
          <table:table-cell table:style-name="ce121" table:formula="of:=[.E177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5" calcext:value-type="float">
            <text:p>30175</text:p>
          </table:table-cell>
          <table:table-cell table:style-name="ce116" office:value-type="float" office:value="174" calcext:value-type="float">
            <text:p>17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2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8]" office:value-type="float" office:value="174" calcext:value-type="float">
            <text:p>17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8] &amp;  [.D178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8]&amp;&quot; Module &quot; &amp; [.D178]" office:value-type="string" office:string-value="AIO Module 2" calcext:value-type="string">
            <text:p>AIO Module 2</text:p>
          </table:table-cell>
          <table:table-cell table:style-name="ce121" table:formula="of:=[.E178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6" calcext:value-type="float">
            <text:p>30176</text:p>
          </table:table-cell>
          <table:table-cell table:style-name="ce116" office:value-type="float" office:value="175" calcext:value-type="float">
            <text:p>17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79]" office:value-type="float" office:value="175" calcext:value-type="float">
            <text:p>17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79] &amp;  [.D179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79]&amp;&quot; Module &quot; &amp; [.D179]" office:value-type="string" office:string-value="AIO Module 2" calcext:value-type="string">
            <text:p>AIO Module 2</text:p>
          </table:table-cell>
          <table:table-cell table:style-name="ce121" table:formula="of:=[.E179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7" calcext:value-type="float">
            <text:p>30177</text:p>
          </table:table-cell>
          <table:table-cell table:style-name="ce116" office:value-type="float" office:value="176" calcext:value-type="float">
            <text:p>17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0]" office:value-type="float" office:value="176" calcext:value-type="float">
            <text:p>17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0] &amp;  [.D180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0]&amp;&quot; Module &quot; &amp; [.D180]" office:value-type="string" office:string-value="AIO Module 2" calcext:value-type="string">
            <text:p>AIO Module 2</text:p>
          </table:table-cell>
          <table:table-cell table:style-name="ce121" table:formula="of:=[.E180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8" calcext:value-type="float">
            <text:p>30178</text:p>
          </table:table-cell>
          <table:table-cell table:style-name="ce116" office:value-type="float" office:value="177" calcext:value-type="float">
            <text:p>17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1]" office:value-type="float" office:value="177" calcext:value-type="float">
            <text:p>17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1] &amp;  [.D181]" office:value-type="string" office:string-value="AIO2" calcext:value-type="string">
            <text:p>AIO2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1]&amp;&quot; Module &quot; &amp; [.D181]" office:value-type="string" office:string-value="AIO Module 2" calcext:value-type="string">
            <text:p>AIO Module 2</text:p>
          </table:table-cell>
          <table:table-cell table:style-name="ce121" table:formula="of:=[.E181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79" calcext:value-type="float">
            <text:p>30179</text:p>
          </table:table-cell>
          <table:table-cell table:style-name="ce116" office:value-type="float" office:value="178" calcext:value-type="float">
            <text:p>17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3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2]" office:value-type="float" office:value="178" calcext:value-type="float">
            <text:p>17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2] &amp;  [.D182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2]&amp;&quot; Module &quot; &amp; [.D182]" office:value-type="string" office:string-value="AIO Module 3" calcext:value-type="string">
            <text:p>AIO Module 3</text:p>
          </table:table-cell>
          <table:table-cell table:style-name="ce121" table:formula="of:=[.E182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0" calcext:value-type="float">
            <text:p>30180</text:p>
          </table:table-cell>
          <table:table-cell table:style-name="ce116" office:value-type="float" office:value="179" calcext:value-type="float">
            <text:p>17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3]" office:value-type="float" office:value="179" calcext:value-type="float">
            <text:p>17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3] &amp;  [.D183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3]&amp;&quot; Module &quot; &amp; [.D183]" office:value-type="string" office:string-value="AIO Module 3" calcext:value-type="string">
            <text:p>AIO Module 3</text:p>
          </table:table-cell>
          <table:table-cell table:style-name="ce121" table:formula="of:=[.E183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1" calcext:value-type="float">
            <text:p>30181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4]" office:value-type="float" office:value="180" calcext:value-type="float">
            <text:p>18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4] &amp;  [.D184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4]&amp;&quot; Module &quot; &amp; [.D184]" office:value-type="string" office:string-value="AIO Module 3" calcext:value-type="string">
            <text:p>AIO Module 3</text:p>
          </table:table-cell>
          <table:table-cell table:style-name="ce121" table:formula="of:=[.E184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2" calcext:value-type="float">
            <text:p>30182</text:p>
          </table:table-cell>
          <table:table-cell table:style-name="ce116" office:value-type="float" office:value="181" calcext:value-type="float">
            <text:p>18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5]" office:value-type="float" office:value="181" calcext:value-type="float">
            <text:p>18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5] &amp;  [.D185]" office:value-type="string" office:string-value="AIO3" calcext:value-type="string">
            <text:p>AIO3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5]&amp;&quot; Module &quot; &amp; [.D185]" office:value-type="string" office:string-value="AIO Module 3" calcext:value-type="string">
            <text:p>AIO Module 3</text:p>
          </table:table-cell>
          <table:table-cell table:style-name="ce121" table:formula="of:=[.E185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3" calcext:value-type="float">
            <text:p>30183</text:p>
          </table:table-cell>
          <table:table-cell table:style-name="ce116" office:value-type="float" office:value="182" calcext:value-type="float">
            <text:p>18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4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6]" office:value-type="float" office:value="182" calcext:value-type="float">
            <text:p>18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6] &amp;  [.D186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6]&amp;&quot; Module &quot; &amp; [.D186]" office:value-type="string" office:string-value="AIO Module 4" calcext:value-type="string">
            <text:p>AIO Module 4</text:p>
          </table:table-cell>
          <table:table-cell table:style-name="ce121" table:formula="of:=[.E186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4" calcext:value-type="float">
            <text:p>30184</text:p>
          </table:table-cell>
          <table:table-cell table:style-name="ce116" office:value-type="float" office:value="183" calcext:value-type="float">
            <text:p>18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7]" office:value-type="float" office:value="183" calcext:value-type="float">
            <text:p>18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7] &amp;  [.D187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7]&amp;&quot; Module &quot; &amp; [.D187]" office:value-type="string" office:string-value="AIO Module 4" calcext:value-type="string">
            <text:p>AIO Module 4</text:p>
          </table:table-cell>
          <table:table-cell table:style-name="ce121" table:formula="of:=[.E187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5" calcext:value-type="float">
            <text:p>30185</text:p>
          </table:table-cell>
          <table:table-cell table:style-name="ce116" office:value-type="float" office:value="184" calcext:value-type="float">
            <text:p>18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8]" office:value-type="float" office:value="184" calcext:value-type="float">
            <text:p>18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8] &amp;  [.D188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8]&amp;&quot; Module &quot; &amp; [.D188]" office:value-type="string" office:string-value="AIO Module 4" calcext:value-type="string">
            <text:p>AIO Module 4</text:p>
          </table:table-cell>
          <table:table-cell table:style-name="ce121" table:formula="of:=[.E188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6" calcext:value-type="float">
            <text:p>30186</text:p>
          </table:table-cell>
          <table:table-cell table:style-name="ce116" office:value-type="float" office:value="185" calcext:value-type="float">
            <text:p>18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89]" office:value-type="float" office:value="185" calcext:value-type="float">
            <text:p>18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89] &amp;  [.D189]" office:value-type="string" office:string-value="AIO4" calcext:value-type="string">
            <text:p>AIO4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89]&amp;&quot; Module &quot; &amp; [.D189]" office:value-type="string" office:string-value="AIO Module 4" calcext:value-type="string">
            <text:p>AIO Module 4</text:p>
          </table:table-cell>
          <table:table-cell table:style-name="ce121" table:formula="of:=[.E189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7" calcext:value-type="float">
            <text:p>30187</text:p>
          </table:table-cell>
          <table:table-cell table:style-name="ce116" office:value-type="float" office:value="186" calcext:value-type="float">
            <text:p>18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5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0]" office:value-type="float" office:value="186" calcext:value-type="float">
            <text:p>18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0] &amp;  [.D190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0]&amp;&quot; Module &quot; &amp; [.D190]" office:value-type="string" office:string-value="AIO Module 5" calcext:value-type="string">
            <text:p>AIO Module 5</text:p>
          </table:table-cell>
          <table:table-cell table:style-name="ce121" table:formula="of:=[.E190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8" calcext:value-type="float">
            <text:p>30188</text:p>
          </table:table-cell>
          <table:table-cell table:style-name="ce116" office:value-type="float" office:value="187" calcext:value-type="float">
            <text:p>18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1]" office:value-type="float" office:value="187" calcext:value-type="float">
            <text:p>18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1] &amp;  [.D191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1]&amp;&quot; Module &quot; &amp; [.D191]" office:value-type="string" office:string-value="AIO Module 5" calcext:value-type="string">
            <text:p>AIO Module 5</text:p>
          </table:table-cell>
          <table:table-cell table:style-name="ce121" table:formula="of:=[.E191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89" calcext:value-type="float">
            <text:p>30189</text:p>
          </table:table-cell>
          <table:table-cell table:style-name="ce116" office:value-type="float" office:value="188" calcext:value-type="float">
            <text:p>188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2]" office:value-type="float" office:value="188" calcext:value-type="float">
            <text:p>188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2] &amp;  [.D192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2]&amp;&quot; Module &quot; &amp; [.D192]" office:value-type="string" office:string-value="AIO Module 5" calcext:value-type="string">
            <text:p>AIO Module 5</text:p>
          </table:table-cell>
          <table:table-cell table:style-name="ce121" table:formula="of:=[.E192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0" calcext:value-type="float">
            <text:p>30190</text:p>
          </table:table-cell>
          <table:table-cell table:style-name="ce116" office:value-type="float" office:value="189" calcext:value-type="float">
            <text:p>189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5" calcext:value-type="float">
            <text:p>5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3]" office:value-type="float" office:value="189" calcext:value-type="float">
            <text:p>189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3] &amp;  [.D193]" office:value-type="string" office:string-value="AIO5" calcext:value-type="string">
            <text:p>AIO5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3]&amp;&quot; Module &quot; &amp; [.D193]" office:value-type="string" office:string-value="AIO Module 5" calcext:value-type="string">
            <text:p>AIO Module 5</text:p>
          </table:table-cell>
          <table:table-cell table:style-name="ce121" table:formula="of:=[.E193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1" calcext:value-type="float">
            <text:p>30191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6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4]" office:value-type="float" office:value="190" calcext:value-type="float">
            <text:p>190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4] &amp;  [.D194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4]&amp;&quot; Module &quot; &amp; [.D194]" office:value-type="string" office:string-value="AIO Module 6" calcext:value-type="string">
            <text:p>AIO Module 6</text:p>
          </table:table-cell>
          <table:table-cell table:style-name="ce121" table:formula="of:=[.E194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2" calcext:value-type="float">
            <text:p>30192</text:p>
          </table:table-cell>
          <table:table-cell table:style-name="ce116" office:value-type="float" office:value="191" calcext:value-type="float">
            <text:p>191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5]" office:value-type="float" office:value="191" calcext:value-type="float">
            <text:p>191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5] &amp;  [.D195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5]&amp;&quot; Module &quot; &amp; [.D195]" office:value-type="string" office:string-value="AIO Module 6" calcext:value-type="string">
            <text:p>AIO Module 6</text:p>
          </table:table-cell>
          <table:table-cell table:style-name="ce121" table:formula="of:=[.E195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3" calcext:value-type="float">
            <text:p>30193</text:p>
          </table:table-cell>
          <table:table-cell table:style-name="ce116" office:value-type="float" office:value="192" calcext:value-type="float">
            <text:p>192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6]" office:value-type="float" office:value="192" calcext:value-type="float">
            <text:p>192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6] &amp;  [.D196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6]&amp;&quot; Module &quot; &amp; [.D196]" office:value-type="string" office:string-value="AIO Module 6" calcext:value-type="string">
            <text:p>AIO Module 6</text:p>
          </table:table-cell>
          <table:table-cell table:style-name="ce121" table:formula="of:=[.E196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4" calcext:value-type="float">
            <text:p>30194</text:p>
          </table:table-cell>
          <table:table-cell table:style-name="ce116" office:value-type="float" office:value="193" calcext:value-type="float">
            <text:p>193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7]" office:value-type="float" office:value="193" calcext:value-type="float">
            <text:p>193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7] &amp;  [.D197]" office:value-type="string" office:string-value="AIO6" calcext:value-type="string">
            <text:p>AIO6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7]&amp;&quot; Module &quot; &amp; [.D197]" office:value-type="string" office:string-value="AIO Module 6" calcext:value-type="string">
            <text:p>AIO Module 6</text:p>
          </table:table-cell>
          <table:table-cell table:style-name="ce121" table:formula="of:=[.E197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5" calcext:value-type="float">
            <text:p>30195</text:p>
          </table:table-cell>
          <table:table-cell table:style-name="ce116" office:value-type="float" office:value="194" calcext:value-type="float">
            <text:p>194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Current Input 1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This is the Current in milli Ampere measured on AIO Modul 7.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8]" office:value-type="float" office:value="194" calcext:value-type="float">
            <text:p>194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8] &amp;  [.D198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8]&amp;&quot; Module &quot; &amp; [.D198]" office:value-type="string" office:string-value="AIO Module 7" calcext:value-type="string">
            <text:p>AIO Module 7</text:p>
          </table:table-cell>
          <table:table-cell table:style-name="ce121" table:formula="of:=[.E198]" office:value-type="string" office:string-value="Current Input 1" calcext:value-type="string">
            <text:p>Current Input 1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6" calcext:value-type="float">
            <text:p>30196</text:p>
          </table:table-cell>
          <table:table-cell table:style-name="ce116" office:value-type="float" office:value="195" calcext:value-type="float">
            <text:p>195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Current Input 2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199]" office:value-type="float" office:value="195" calcext:value-type="float">
            <text:p>195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199] &amp;  [.D199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199]&amp;&quot; Module &quot; &amp; [.D199]" office:value-type="string" office:string-value="AIO Module 7" calcext:value-type="string">
            <text:p>AIO Module 7</text:p>
          </table:table-cell>
          <table:table-cell table:style-name="ce121" table:formula="of:=[.E199]" office:value-type="string" office:string-value="Current Input 2" calcext:value-type="string">
            <text:p>Current Input 2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7" calcext:value-type="float">
            <text:p>30197</text:p>
          </table:table-cell>
          <table:table-cell table:style-name="ce116" office:value-type="float" office:value="196" calcext:value-type="float">
            <text:p>196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Current Input 3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/>
          <table:table-cell table:style-name="ce122" office:value-type="string" calcext:value-type="string">
            <text:p>/*</text:p>
          </table:table-cell>
          <table:table-cell table:style-name="ce122" table:formula="of:=[.B200]" office:value-type="float" office:value="196" calcext:value-type="float">
            <text:p>196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00] &amp;  [.D200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00]&amp;&quot; Module &quot; &amp; [.D200]" office:value-type="string" office:string-value="AIO Module 7" calcext:value-type="string">
            <text:p>AIO Module 7</text:p>
          </table:table-cell>
          <table:table-cell table:style-name="ce121" table:formula="of:=[.E200]" office:value-type="string" office:string-value="Current Input 3" calcext:value-type="string">
            <text:p>Current Input 3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5">
          <table:table-cell table:style-name="ce116" office:value-type="float" office:value="30198" calcext:value-type="float">
            <text:p>30198</text:p>
          </table:table-cell>
          <table:table-cell table:style-name="ce116" office:value-type="float" office:value="197" calcext:value-type="float">
            <text:p>197</text:p>
          </table:table-cell>
          <table:table-cell table:style-name="ce116" office:value-type="string" calcext:value-type="string">
            <text:p>AIO</text:p>
          </table:table-cell>
          <table:table-cell table:style-name="ce116" office:value-type="float" office:value="7" calcext:value-type="float">
            <text:p>7</text:p>
          </table:table-cell>
          <table:table-cell table:style-name="ce119" office:value-type="string" calcext:value-type="string">
            <text:p>Current Input 4</text:p>
          </table:table-cell>
          <table:table-cell office:value-type="string" calcext:value-type="string">
            <text:p>0-20000 mA</text:p>
          </table:table-cell>
          <table:table-cell table:style-name="ce116" office:value-type="string" calcext:value-type="string">
            <text:p>as above</text:p>
          </table:table-cell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/*</text:p>
          </table:table-cell>
          <table:table-cell table:style-name="ce122" table:formula="of:=[.B201]" office:value-type="float" office:value="197" calcext:value-type="float">
            <text:p>197</text:p>
          </table:table-cell>
          <table:table-cell table:style-name="ce132" office:value-type="string" calcext:value-type="string">
            <text:p>*/</text:p>
          </table:table-cell>
          <table:table-cell table:style-name="ce122" office:value-type="string" calcext:value-type="string">
            <text:p>{</text:p>
          </table:table-cell>
          <table:table-cell table:style-name="ce122" table:formula="of:=[.C201] &amp;  [.D201]" office:value-type="string" office:string-value="AIO7" calcext:value-type="string">
            <text:p>AIO7</text:p>
          </table:table-cell>
          <table:table-cell table:style-name="ce122"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}</text:p>
          </table:table-cell>
          <table:table-cell table:style-name="ce122" office:value-type="string" calcext:value-type="string">
            <text:p>,</text:p>
          </table:table-cell>
          <table:table-cell table:style-name="ce122" office:value-type="string" calcext:value-type="string">
            <text:p>/*</text:p>
          </table:table-cell>
          <table:table-cell table:style-name="ce121" table:formula="of:=[.C201]&amp;&quot; Module &quot; &amp; [.D201]" office:value-type="string" office:string-value="AIO Module 7" calcext:value-type="string">
            <text:p>AIO Module 7</text:p>
          </table:table-cell>
          <table:table-cell table:style-name="ce121" table:formula="of:=[.E201]" office:value-type="string" office:string-value="Current Input 4" calcext:value-type="string">
            <text:p>Current Input 4</text:p>
          </table:table-cell>
          <table:table-cell table:style-name="ce132" office:value-type="string" calcext:value-type="string">
            <text:p>*/</text:p>
          </table:table-cell>
        </table:table-row>
        <table:table-row table:style-name="ro1" table:number-rows-repeated="29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nalog Output Holding Registers" table:style-name="ta5">
        <table:table-column table:style-name="co21" table:default-cell-style-name="Default"/>
        <table:table-column table:style-name="co21" table:default-cell-style-name="ce116"/>
        <table:table-column table:style-name="co22" table:default-cell-style-name="ce119"/>
        <table:table-column table:style-name="co23" table:default-cell-style-name="ce119"/>
        <table:table-column table:style-name="co24" table:default-cell-style-name="ce119"/>
        <table:table-column table:style-name="co25" table:default-cell-style-name="ce116"/>
        <table:table-column table:style-name="co26" table:default-cell-style-name="ce116"/>
        <table:table-column table:style-name="co2" table:default-cell-style-name="Default"/>
        <table:table-column table:style-name="co2" table:default-cell-style-name="ce122"/>
        <table:table-column table:style-name="co2" table:default-cell-style-name="ce149"/>
        <table:table-column table:style-name="co27" table:default-cell-style-name="ce149"/>
        <table:table-column table:style-name="co2" table:default-cell-style-name="ce94"/>
        <table:table-column table:style-name="co2" table:number-columns-repeated="3" table:default-cell-style-name="ce149"/>
        <table:table-column table:style-name="co2" table:default-cell-style-name="ce151"/>
        <table:table-column table:style-name="co2" table:default-cell-style-name="ce149"/>
        <table:table-column table:style-name="co2" table:default-cell-style-name="ce151"/>
        <table:table-column table:style-name="co2" table:number-columns-repeated="3" table:default-cell-style-name="ce149"/>
        <table:table-column table:style-name="co28" table:default-cell-style-name="ce96"/>
        <table:table-column table:style-name="co2" table:default-cell-style-name="ce96"/>
        <table:table-column table:style-name="co2" table:default-cell-style-name="ce94"/>
        <table:table-column table:style-name="co2" table:default-cell-style-name="ce122"/>
        <table:table-row table:style-name="ro2">
          <table:table-cell table:style-name="ce115"/>
          <table:table-cell table:style-name="ce88" table:number-columns-repeated="3"/>
          <table:table-cell table:style-name="ce90" table:number-columns-repeated="3"/>
          <table:table-cell table:number-columns-repeated="2"/>
          <table:table-cell office:value-type="string" calcext:value-type="string">
            <text:p>const __uint16_t MM_OutputRegister_Map[][3] = { </text:p>
          </table:table-cell>
          <table:table-cell table:style-name="ce151" table:number-columns-repeated="5"/>
          <table:table-cell/>
          <table:table-cell table:style-name="ce151"/>
          <table:table-cell/>
          <table:table-cell table:style-name="ce151" table:number-columns-repeated="2"/>
          <table:table-cell table:style-name="ce94"/>
          <table:table-cell table:style-name="ce151" table:number-columns-repeated="2"/>
          <table:table-cell/>
          <table:table-cell table:style-name="Default"/>
        </table:table-row>
        <table:table-row table:style-name="ro12">
          <table:table-cell table:style-name="ce115" office:value-type="string" calcext:value-type="string">
            <text:p>Register Adress</text:p>
          </table:table-cell>
          <table:table-cell table:style-name="ce88" office:value-type="string" calcext:value-type="string">
            <text:p>Offset</text:p>
          </table:table-cell>
          <table:table-cell table:style-name="ce88" office:value-type="string" calcext:value-type="string">
            <text:p>Type</text:p>
          </table:table-cell>
          <table:table-cell table:style-name="ce88" office:value-type="string" calcext:value-type="string">
            <text:p>Mod. Nr</text:p>
          </table:table-cell>
          <table:table-cell table:style-name="ce90" office:value-type="string" calcext:value-type="string">
            <text:p>Registername</text:p>
          </table:table-cell>
          <table:table-cell table:style-name="ce90" office:value-type="string" calcext:value-type="string">
            <text:p>Values</text:p>
          </table:table-cell>
          <table:table-cell table:style-name="ce90" office:value-type="string" calcext:value-type="string">
            <text:p>Description</text:p>
          </table:table-cell>
          <table:table-cell/>
          <table:table-cell table:style-name="Default"/>
          <table:table-cell office:value-type="string" calcext:value-type="string">
            <text:p>/*</text:p>
          </table:table-cell>
          <table:table-cell table:style-name="ce151" table:number-columns-repeated="3"/>
          <table:table-cell table:style-name="ce151" office:value-type="string" calcext:value-type="string">
            <text:p>Module</text:p>
          </table:table-cell>
          <table:table-cell table:style-name="ce151"/>
          <table:table-cell office:value-type="string" calcext:value-type="string">
            <text:p>Mreg</text:p>
          </table:table-cell>
          <table:table-cell table:style-name="ce151"/>
          <table:table-cell office:value-type="string" calcext:value-type="string">
            <text:p>Lock?</text:p>
          </table:table-cell>
          <table:table-cell table:style-name="ce151" table:number-columns-repeated="2"/>
          <table:table-cell table:style-name="ce94" office:value-type="string" calcext:value-type="string">
            <text:p>*/</text:p>
          </table:table-cell>
          <table:table-cell table:style-name="ce151" table:number-columns-repeated="2"/>
          <table:table-cell/>
          <table:table-cell table:style-name="Default"/>
        </table:table-row>
        <table:table-row table:style-name="ro5">
          <table:table-cell office:value-type="float" office:value="40001" calcext:value-type="float">
            <text:p>4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FLET</text:p>
          </table:table-cell>
          <table:table-cell table:style-name="Default"/>
          <table:table-cell office:value-type="string" calcext:value-type="string">
            <text:p>Command Register</text:p>
          </table:table-cell>
          <table:table-cell office:value-type="float" office:value="1337.7331" calcext:value-type="float">
            <text:p>1337.7331</text:p>
          </table:table-cell>
          <table:table-cell table:number-columns-repeated="3"/>
          <table:table-cell office:value-type="string" calcext:value-type="string">
            <text:p>/*</text:p>
          </table:table-cell>
          <table:table-cell table:formula="of:=[.B3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] &amp;  [.D3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]&amp;[.P3]&amp;&quot; Module &quot; &amp; [.E3]" office:value-type="string" office:string-value="LEAFLET0 Module Command Register" calcext:value-type="string">
            <text:p>LEAFLET0 Module Command Register</text:p>
          </table:table-cell>
          <table:table-cell table:formula="of:=[.F3]" office:value-type="float" office:value="1337.7331" calcext:value-type="float">
            <text:p>1337.7331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2" calcext:value-type="float">
            <text:p>4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ClientWarn/Error</text:p>
          </table:table-cell>
          <table:table-cell table:style-name="Default" office:value-type="string" calcext:value-type="string">
            <text:p>[0:1] = Warning Level (0-3)</text:p>
            <text:p><text:span text:style-name="T5">[2:3] = Error Level  (0-3)</text:span></text:p>
            <text:p/>
          </table:table-cell>
          <table:table-cell table:style-name="Default" office:value-type="string" calcext:value-type="string">
            <text:p>Sets the status for LEDS. To make all leds blink for example write:</text:p>
            <text:p>0x31 = 1 level Warning 3 level error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]"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] &amp;  [.D4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]&amp;[.P4]&amp;&quot; Module &quot; &amp; [.E4]" office:value-type="string" office:string-value="LEAFLET1 Module ClientWarn/Error" calcext:value-type="string">
            <text:p>LEAFLET1 Module ClientWarn/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3" calcext:value-type="float">
            <text:p>40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5]" office:value-type="float" office:value="2" calcext:value-type="float">
            <text:p>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] &amp;  [.D5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]&amp;[.P5]&amp;&quot; Module &quot; &amp; [.E5]" office:value-type="string" office:string-value="LEAFLET2 Module RESERVED" calcext:value-type="string">
            <text:p>LEAFLET2 Module RE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4" calcext:value-type="float">
            <text:p>40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6]" office:value-type="float" office:value="3" calcext:value-type="float">
            <text:p>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] &amp;  [.D6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]&amp;[.P6]&amp;&quot; Module &quot; &amp; [.E6]" office:value-type="string" office:string-value="LEAFLET3 Module RESERVED" calcext:value-type="string">
            <text:p>LEAFLET3 Module RE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5" calcext:value-type="float">
            <text:p>40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7]" office:value-type="float" office:value="4" calcext:value-type="float">
            <text:p>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] &amp;  [.D7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]&amp;[.P7]&amp;&quot; Module &quot; &amp; [.E7]" office:value-type="string" office:string-value="LEAFLET4 Module RESERVED" calcext:value-type="string">
            <text:p>LEAFLET4 Module RESERV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6" calcext:value-type="float">
            <text:p>40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8]" office:value-type="float" office:value="5" calcext:value-type="float">
            <text:p>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] &amp;  [.D8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]&amp;[.P8]&amp;&quot; Module &quot; &amp; [.E8]" office:value-type="string" office:string-value="LEAFLET5 Module RESERVED" calcext:value-type="string">
            <text:p>LEAFLET5 Module RESERV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7" calcext:value-type="float">
            <text:p>40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9]" office:value-type="float" office:value="6" calcext:value-type="float">
            <text:p>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] &amp;  [.D9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]&amp;[.P9]&amp;&quot; Module &quot; &amp; [.E9]" office:value-type="string" office:string-value="LEAFLET6 Module RESERVED" calcext:value-type="string">
            <text:p>LEAFLET6 Module RESERV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8" calcext:value-type="float">
            <text:p>40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0]" office:value-type="float" office:value="7" calcext:value-type="float">
            <text:p>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] &amp;  [.D10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]&amp;[.P10]&amp;&quot; Module &quot; &amp; [.E10]" office:value-type="string" office:string-value="LEAFLET7 Module RESERVED" calcext:value-type="string">
            <text:p>LEAFLET7 Module RESERV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09" calcext:value-type="float">
            <text:p>40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1]" office:value-type="float" office:value="8" calcext:value-type="float">
            <text:p>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] &amp;  [.D11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]&amp;[.P11]&amp;&quot; Module &quot; &amp; [.E11]" office:value-type="string" office:string-value="LEAFLET8 Module RESERVED" calcext:value-type="string">
            <text:p>LEAFLET8 Module RESERV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0" calcext:value-type="float">
            <text:p>40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2]" office:value-type="float" office:value="9" calcext:value-type="float">
            <text:p>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] &amp;  [.D12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]&amp;[.P12]&amp;&quot; Module &quot; &amp; [.E12]" office:value-type="string" office:string-value="LEAFLET9 Module RESERVED" calcext:value-type="string">
            <text:p>LEAFLET9 Module RESERV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1" calcext:value-type="float">
            <text:p>40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3]" office:value-type="float" office:value="10" calcext:value-type="float">
            <text:p>1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] &amp;  [.D13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]&amp;[.P13]&amp;&quot; Module &quot; &amp; [.E13]" office:value-type="string" office:string-value="LEAFLET10 Module RESERVED" calcext:value-type="string">
            <text:p>LEAFLET10 Module RESERV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2" calcext:value-type="float">
            <text:p>40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4]" office:value-type="float" office:value="11" calcext:value-type="float">
            <text:p>1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] &amp;  [.D14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]&amp;[.P14]&amp;&quot; Module &quot; &amp; [.E14]" office:value-type="string" office:string-value="LEAFLET11 Module RESERVED" calcext:value-type="string">
            <text:p>LEAFLET11 Module RESERV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3" calcext:value-type="float">
            <text:p>40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5]" office:value-type="float" office:value="12" calcext:value-type="float">
            <text:p>1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] &amp;  [.D15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]&amp;[.P15]&amp;&quot; Module &quot; &amp; [.E15]" office:value-type="string" office:string-value="LEAFLET12 Module RESERVED" calcext:value-type="string">
            <text:p>LEAFLET12 Module RESERV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4" calcext:value-type="float">
            <text:p>40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6]" office:value-type="float" office:value="13" calcext:value-type="float">
            <text:p>1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6] &amp;  [.D16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6]&amp;[.P16]&amp;&quot; Module &quot; &amp; [.E16]" office:value-type="string" office:string-value="LEAFLET13 Module RESERVED" calcext:value-type="string">
            <text:p>LEAFLET13 Module RESERV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5" calcext:value-type="float">
            <text:p>40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7]" office:value-type="float" office:value="14" calcext:value-type="float">
            <text:p>1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7] &amp;  [.D17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7]&amp;[.P17]&amp;&quot; Module &quot; &amp; [.E17]" office:value-type="string" office:string-value="LEAFLET14 Module RESERVED" calcext:value-type="string">
            <text:p>LEAFLET14 Module RESERV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3">
          <table:table-cell office:value-type="float" office:value="40016" calcext:value-type="float">
            <text:p>40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AFLET</text:p>
          </table:table-cell>
          <table:table-cell table:style-name="Default"/>
          <table:table-cell table:style-name="ce137" office:value-type="string" calcext:value-type="string">
            <text:p>RESERVE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/*</text:p>
          </table:table-cell>
          <table:table-cell table:formula="of:=[.B18]" office:value-type="float" office:value="15" calcext:value-type="float">
            <text:p>1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8] &amp;  [.D18]" office:value-type="string" office:string-value="LEAFLET" calcext:value-type="string">
            <text:p>LEAFLET</text:p>
          </table:table-cell>
          <table:table-cell office:value-type="string" calcext:value-type="string">
            <text:p>,</text:p>
          </table:table-cell>
          <table:table-cell table:style-name="ce95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8]&amp;[.P18]&amp;&quot; Module &quot; &amp; [.E18]" office:value-type="string" office:string-value="LEAFLET15 Module RESERVED" calcext:value-type="string">
            <text:p>LEAFLET15 Module RESERV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4">
          <table:table-cell office:value-type="float" office:value="40017" calcext:value-type="float">
            <text:p>40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 Register</text:p>
          </table:table-cell>
          <table:table-cell office:value-type="string" calcext:value-type="string">
            <text:p>Functions:</text:p>
            <text:p>0=NotUsed</text:p>
            <text:p>1=0-10V OUT</text:p>
            <text:p>2=0-10V IN</text:p>
            <text:p>3=0-20mA OUT</text:p>
            <text:p>4=0-20mA IN</text:p>
            <text:p>5=4-20mA OUT</text:p>
            <text:p><text:span text:style-name="T5">6=4-20mA IN</text:span></text:p>
            <text:p><text:span text:style-name="T5">7=Temp IN</text:span></text:p>
            <text:p><text:span text:style-name="T5">8=Digital IN</text:span></text:p>
            <text:p/>
          </table:table-cell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<text:span text:style-name="T6">Bit [3:0]     =Function of Channel A </text:span></text:p>
            <text:p><text:span text:style-name="T6">Bit [7:4]     =Function of Channel B</text:span></text:p>
            <text:p><text:span text:style-name="T6">Bit [11:8]   =Function of Channel C </text:span></text:p>
            <text:p><text:span text:style-name="T6">Bit [15:12] =Function of Channel D</text:span>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9]" office:value-type="float" office:value="16" calcext:value-type="float">
            <text:p>1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9] &amp;  [.D19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9]&amp;[.D19]&amp;&quot; Module &quot; &amp; [.E19]" office:value-type="string" office:string-value="AIO1 Module Config Register" calcext:value-type="string">
            <text:p>AIO1 Module Config Register</text:p>
          </table:table-cell>
          <table:table-cell table:formula="of:=[.F19]" office:value-type="string" office:string-value="Functions:&#10;0=NotUsed&#10;1=0-10V OUT&#10;2=0-10V IN&#10;3=0-20mA OUT&#10;4=0-20mA IN&#10;5=4-20mA OUT&#10;6=4-20mA IN&#10;7=Temp IN&#10;8=Digital IN&#10;" calcext:value-type="string">
            <text:p>Functions:</text:p>
            <text:p>0=NotUsed</text:p>
            <text:p>1=0-10V OUT</text:p>
            <text:p>2=0-10V IN</text:p>
            <text:p>3=0-20mA OUT</text:p>
            <text:p>4=0-20mA IN</text:p>
            <text:p>5=4-20mA OUT</text:p>
            <text:p>6=4-20mA IN</text:p>
            <text:p>7=Temp IN</text:p>
            <text:p>8=Digital IN</text:p>
            <text:p/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5">
          <table:table-cell office:value-type="float" office:value="40018" calcext:value-type="float">
            <text:p>40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g Register</text:p>
            <text:p/>
          </table:table-cell>
          <table:table-cell/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If configuration is accepted Readback will hold the current Config Setting. Otherwise it will be Reset to 0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0]" office:value-type="float" office:value="17" calcext:value-type="float">
            <text:p>1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0] &amp;  [.D20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0]&amp;[.D20]&amp;&quot; Module &quot; &amp; [.E20]" office:value-type="string" office:string-value="AIO2 Module Config Register&#10;" calcext:value-type="string">
            <text:p>AIO2 Module Config Register</text:p>
            <text:p/>
          </table:table-cell>
          <table:table-cell table:formula="of:=[.F20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5">
          <table:table-cell office:value-type="float" office:value="40019" calcext:value-type="float">
            <text:p>40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g Register</text:p>
            <text:p/>
          </table:table-cell>
          <table:table-cell/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If configuration is accepted Readback will hold the current Config Setting. Otherwise it will be Reset to 0. 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1]" office:value-type="float" office:value="18" calcext:value-type="float">
            <text:p>1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1] &amp;  [.D21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1]&amp;[.D21]&amp;&quot; Module &quot; &amp; [.E21]" office:value-type="string" office:string-value="AIO3 Module Config Register&#10;" calcext:value-type="string">
            <text:p>AIO3 Module Config Register</text:p>
            <text:p/>
          </table:table-cell>
          <table:table-cell table:formula="of:=[.F21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5">
          <table:table-cell office:value-type="float" office:value="40020" calcext:value-type="float">
            <text:p>40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 Register</text:p>
            <text:p/>
          </table:table-cell>
          <table:table-cell/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If configuration is accepted Readback will hold the current Config Setting. Otherwise it will be Reset to 0. 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2]" office:value-type="float" office:value="19" calcext:value-type="float">
            <text:p>1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2] &amp;  [.D22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2]&amp;[.D22]&amp;&quot; Module &quot; &amp; [.E22]" office:value-type="string" office:string-value="AIO4 Module Config Register&#10;" calcext:value-type="string">
            <text:p>AIO4 Module Config Register</text:p>
            <text:p/>
          </table:table-cell>
          <table:table-cell table:formula="of:=[.F22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5">
          <table:table-cell office:value-type="float" office:value="40021" calcext:value-type="float">
            <text:p>400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fig Register</text:p>
            <text:p/>
          </table:table-cell>
          <table:table-cell/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If configuration is accepted Readback will hold the current Config Setting. Otherwise it will be Reset to 0. 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3]" office:value-type="float" office:value="20" calcext:value-type="float">
            <text:p>2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3] &amp;  [.D23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3]&amp;[.D23]&amp;&quot; Module &quot; &amp; [.E23]" office:value-type="string" office:string-value="AIO5 Module Config Register&#10;" calcext:value-type="string">
            <text:p>AIO5 Module Config Register</text:p>
            <text:p/>
          </table:table-cell>
          <table:table-cell table:formula="of:=[.F23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5">
          <table:table-cell office:value-type="float" office:value="40022" calcext:value-type="float">
            <text:p>400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fig Register</text:p>
            <text:p/>
          </table:table-cell>
          <table:table-cell/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If configuration is accepted Readback will hold the current Config Setting. Otherwise it will be Reset to 0. 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4]" office:value-type="float" office:value="21" calcext:value-type="float">
            <text:p>2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4] &amp;  [.D24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4]&amp;[.D24]&amp;&quot; Module &quot; &amp; [.E24]" office:value-type="string" office:string-value="AIO6 Module Config Register&#10;" calcext:value-type="string">
            <text:p>AIO6 Module Config Register</text:p>
            <text:p/>
          </table:table-cell>
          <table:table-cell table:formula="of:=[.F24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5">
          <table:table-cell office:value-type="float" office:value="40023" calcext:value-type="float">
            <text:p>400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fig Register</text:p>
            <text:p/>
          </table:table-cell>
          <table:table-cell/>
          <table:table-cell office:value-type="string" calcext:value-type="string">
            <text:p>This Register is used to set the Channel Functions of the AIO Module 1.</text:p>
            <text:p>This Register can only be written to if the Leaflet is in Configuration Mode.</text:p>
            <text:p>If configuration is accepted Readback will hold the current Config Setting. Otherwise it will be Reset to 0. 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5]" office:value-type="float" office:value="22" calcext:value-type="float">
            <text:p>2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5] &amp;  [.D25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5]&amp;[.D25]&amp;&quot; Module &quot; &amp; [.E25]" office:value-type="string" office:string-value="AIO7 Module Config Register&#10;" calcext:value-type="string">
            <text:p>AIO7 Module Config Register</text:p>
            <text:p/>
          </table:table-cell>
          <table:table-cell table:formula="of:=[.F25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7">
          <table:table-cell office:value-type="float" office:value="40024" calcext:value-type="float">
            <text:p>40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sion Register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This Register sets the inversion status for the 4 invertable relays. 1 = inverted.</text:p>
            <text:p><text:span text:style-name="T5">Bit 0 = Relay 1</text:span></text:p>
            <text:p><text:span text:style-name="T5">Bit 1 = Relay 2</text:span>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6]" office:value-type="float" office:value="23" calcext:value-type="float">
            <text:p>2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6] &amp;  [.D26]" office:value-type="string" office:string-value="REL1" calcext:value-type="string">
            <text:p>REL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6]&amp;[.D26]&amp;&quot; Module &quot; &amp; [.E26]" office:value-type="string" office:string-value="REL1 Module Inversion Register" calcext:value-type="string">
            <text:p>REL1 Module Inversion Register</text:p>
          </table:table-cell>
          <table:table-cell table:formula="of:=[.F26]" office:value-type="string" office:string-value="0-3" calcext:value-type="string">
            <text:p>0-3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7">
          <table:table-cell office:value-type="float" office:value="40025" calcext:value-type="float">
            <text:p>40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rsion Register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This Register sets the inversion status for the 4 invertable relays. 1 = inverted.</text:p>
            <text:p>Bit 0 = Relay 1</text:p>
            <text:p>Bit 1 = Relay 2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7]" office:value-type="float" office:value="24" calcext:value-type="float">
            <text:p>2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7] &amp;  [.D27]" office:value-type="string" office:string-value="REL2" calcext:value-type="string">
            <text:p>REL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7]&amp;[.D27]&amp;&quot; Module &quot; &amp; [.E27]" office:value-type="string" office:string-value="REL2 Module Inversion Register" calcext:value-type="string">
            <text:p>REL2 Module Inversion Register</text:p>
          </table:table-cell>
          <table:table-cell table:formula="of:=[.F27]" office:value-type="string" office:string-value="0-3" calcext:value-type="string">
            <text:p>0-3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6">
          <table:table-cell office:value-type="float" office:value="40026" calcext:value-type="float">
            <text:p>400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sion Register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This Register sets the inversion status for the 4 invertable relays. 1 = inverted.Bit 0 = PFC1Bit 1 = PFC4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8]" office:value-type="float" office:value="25" calcext:value-type="float">
            <text:p>2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8] &amp;  [.D28]" office:value-type="string" office:string-value="REL3" calcext:value-type="string">
            <text:p>REL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8]&amp;[.D28]&amp;&quot; Module &quot; &amp; [.E28]" office:value-type="string" office:string-value="REL3 Module Inversion Register" calcext:value-type="string">
            <text:p>REL3 Module Inversion Register</text:p>
          </table:table-cell>
          <table:table-cell table:formula="of:=[.F28]" office:value-type="string" office:string-value="0-3" calcext:value-type="string">
            <text:p>0-3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6">
          <table:table-cell office:value-type="float" office:value="40027" calcext:value-type="float">
            <text:p>400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rsion Register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This Register sets the inversion status for the 4 invertable relays. 1 = inverted.Bit 0 = PFC1Bit 1 = PFC5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29]" office:value-type="float" office:value="26" calcext:value-type="float">
            <text:p>2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29] &amp;  [.D29]" office:value-type="string" office:string-value="REL4" calcext:value-type="string">
            <text:p>REL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29]&amp;[.D29]&amp;&quot; Module &quot; &amp; [.E29]" office:value-type="string" office:string-value="REL4 Module Inversion Register" calcext:value-type="string">
            <text:p>REL4 Module Inversion Register</text:p>
          </table:table-cell>
          <table:table-cell table:formula="of:=[.F29]" office:value-type="string" office:string-value="0-3" calcext:value-type="string">
            <text:p>0-3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28" calcext:value-type="float">
            <text:p>400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 Register</text:p>
          </table:table-cell>
          <table:table-cell/>
          <table:table-cell office:value-type="string" calcext:value-type="string">
            <text:p>Bit 0: 0=Temp single read 1= Avg of 10 tmps/second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0]" office:value-type="float" office:value="27" calcext:value-type="float">
            <text:p>2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0] &amp;  [.D30]" office:value-type="string" office:string-value="TMP1" calcext:value-type="string">
            <text:p>TMP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0]&amp;[.D30]&amp;&quot; Module &quot; &amp; [.E30]" office:value-type="string" office:string-value="TMP1 Module Config Register" calcext:value-type="string">
            <text:p>TMP1 Module Config Register</text:p>
          </table:table-cell>
          <table:table-cell table:formula="of:=[.F30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29" calcext:value-type="float">
            <text:p>400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g Register</text:p>
          </table:table-cell>
          <table:table-cell/>
          <table:table-cell office:value-type="string" calcext:value-type="string">
            <text:p>Bit 0: 0=Temp single read 1= Avg of 10 tmps/second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1]" office:value-type="float" office:value="28" calcext:value-type="float">
            <text:p>2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1] &amp;  [.D31]" office:value-type="string" office:string-value="TMP2" calcext:value-type="string">
            <text:p>TMP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1]&amp;[.D31]&amp;&quot; Module &quot; &amp; [.E31]" office:value-type="string" office:string-value="TMP2 Module Config Register" calcext:value-type="string">
            <text:p>TMP2 Module Config Register</text:p>
          </table:table-cell>
          <table:table-cell table:formula="of:=[.F31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0" calcext:value-type="float">
            <text:p>40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g Register</text:p>
          </table:table-cell>
          <table:table-cell/>
          <table:table-cell office:value-type="string" calcext:value-type="string">
            <text:p>Bit 0: 0=Temp single read 1= Avg of 10 tmps/second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2]" office:value-type="float" office:value="29" calcext:value-type="float">
            <text:p>2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2] &amp;  [.D32]" office:value-type="string" office:string-value="TMP3" calcext:value-type="string">
            <text:p>TMP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2]&amp;[.D32]&amp;&quot; Module &quot; &amp; [.E32]" office:value-type="string" office:string-value="TMP3 Module Config Register" calcext:value-type="string">
            <text:p>TMP3 Module Config Register</text:p>
          </table:table-cell>
          <table:table-cell table:formula="of:=[.F32]"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1" calcext:value-type="float">
            <text:p>400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0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3]" office:value-type="float" office:value="30" calcext:value-type="float">
            <text:p>3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3] &amp;  [.D33]" office:value-type="string" office:string-value="PWM1" calcext:value-type="string">
            <text:p>PWM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3]&amp;[.D33]&amp;&quot; Module &quot; &amp; [.E33]" office:value-type="string" office:string-value="PWM1 Module Frequency" calcext:value-type="string">
            <text:p>PWM1 Module Frequency</text:p>
          </table:table-cell>
          <table:table-cell table:formula="of:=[.F33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2" calcext:value-type="float">
            <text:p>400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1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4]" office:value-type="float" office:value="31" calcext:value-type="float">
            <text:p>3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4] &amp;  [.D34]" office:value-type="string" office:string-value="PWM2" calcext:value-type="string">
            <text:p>PWM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4]&amp;[.D34]&amp;&quot; Module &quot; &amp; [.E34]" office:value-type="string" office:string-value="PWM2 Module Frequency" calcext:value-type="string">
            <text:p>PWM2 Module Frequency</text:p>
          </table:table-cell>
          <table:table-cell table:formula="of:=[.F34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3" calcext:value-type="float">
            <text:p>400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2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5]" office:value-type="float" office:value="32" calcext:value-type="float">
            <text:p>3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5] &amp;  [.D35]" office:value-type="string" office:string-value="PWM3" calcext:value-type="string">
            <text:p>PWM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5]&amp;[.D35]&amp;&quot; Module &quot; &amp; [.E35]" office:value-type="string" office:string-value="PWM3 Module Frequency" calcext:value-type="string">
            <text:p>PWM3 Module Frequency</text:p>
          </table:table-cell>
          <table:table-cell table:formula="of:=[.F35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4" calcext:value-type="float">
            <text:p>400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3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6]" office:value-type="float" office:value="33" calcext:value-type="float">
            <text:p>3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6] &amp;  [.D36]" office:value-type="string" office:string-value="PWM4" calcext:value-type="string">
            <text:p>PWM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6]&amp;[.D36]&amp;&quot; Module &quot; &amp; [.E36]" office:value-type="string" office:string-value="PWM4 Module Frequency" calcext:value-type="string">
            <text:p>PWM4 Module Frequency</text:p>
          </table:table-cell>
          <table:table-cell table:formula="of:=[.F36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5" calcext:value-type="float">
            <text:p>400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4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7]" office:value-type="float" office:value="34" calcext:value-type="float">
            <text:p>3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7] &amp;  [.D37]" office:value-type="string" office:string-value="PWM5" calcext:value-type="string">
            <text:p>PWM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7]&amp;[.D37]&amp;&quot; Module &quot; &amp; [.E37]" office:value-type="string" office:string-value="PWM5 Module Frequency" calcext:value-type="string">
            <text:p>PWM5 Module Frequency</text:p>
          </table:table-cell>
          <table:table-cell table:formula="of:=[.F37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6" calcext:value-type="float">
            <text:p>400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5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8]" office:value-type="float" office:value="35" calcext:value-type="float">
            <text:p>3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8] &amp;  [.D38]" office:value-type="string" office:string-value="PWM6" calcext:value-type="string">
            <text:p>PWM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8]&amp;[.D38]&amp;&quot; Module &quot; &amp; [.E38]" office:value-type="string" office:string-value="PWM6 Module Frequency" calcext:value-type="string">
            <text:p>PWM6 Module Frequency</text:p>
          </table:table-cell>
          <table:table-cell table:formula="of:=[.F38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7" calcext:value-type="float">
            <text:p>400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W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6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39]" office:value-type="float" office:value="36" calcext:value-type="float">
            <text:p>3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39] &amp;  [.D39]" office:value-type="string" office:string-value="PWM7" calcext:value-type="string">
            <text:p>PWM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39]&amp;[.D39]&amp;&quot; Module &quot; &amp; [.E39]" office:value-type="string" office:string-value="PWM7 Module Frequency" calcext:value-type="string">
            <text:p>PWM7 Module Frequency</text:p>
          </table:table-cell>
          <table:table-cell table:formula="of:=[.F39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8" calcext:value-type="float">
            <text:p>400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W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4-1500 Hz</text:p>
          </table:table-cell>
          <table:table-cell office:value-type="string" calcext:value-type="string">
            <text:p>Sets the PWM Frequency of PWM Module 7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0]" office:value-type="float" office:value="37" calcext:value-type="float">
            <text:p>3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0] &amp;  [.D40]" office:value-type="string" office:string-value="PWM8" calcext:value-type="string">
            <text:p>PWM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0]&amp;[.D40]&amp;&quot; Module &quot; &amp; [.E40]" office:value-type="string" office:string-value="PWM8 Module Frequency" calcext:value-type="string">
            <text:p>PWM8 Module Frequency</text:p>
          </table:table-cell>
          <table:table-cell table:formula="of:=[.F40]" office:value-type="string" office:string-value="24-1500 Hz" calcext:value-type="string">
            <text:p>24-1500 Hz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39" calcext:value-type="float">
            <text:p>400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1]" office:value-type="float" office:value="38" calcext:value-type="float">
            <text:p>3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1] &amp;  [.D41]" office:value-type="string" office:string-value="PWM1" calcext:value-type="string">
            <text:p>PWM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1]&amp;[.D41]&amp;&quot; Module &quot; &amp; [.E41]" office:value-type="string" office:string-value="PWM1 Module Duty Cycle 1" calcext:value-type="string">
            <text:p>PWM1 Module Duty Cycle 1</text:p>
          </table:table-cell>
          <table:table-cell table:formula="of:=[.F41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0" calcext:value-type="float">
            <text:p>400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2]" office:value-type="float" office:value="39" calcext:value-type="float">
            <text:p>3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2] &amp;  [.D42]" office:value-type="string" office:string-value="PWM1" calcext:value-type="string">
            <text:p>PWM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2]&amp;[.D42]&amp;&quot; Module &quot; &amp; [.E42]" office:value-type="string" office:string-value="PWM1 Module Duty Cycle 2" calcext:value-type="string">
            <text:p>PWM1 Module Duty Cycle 2</text:p>
          </table:table-cell>
          <table:table-cell table:formula="of:=[.F42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1" calcext:value-type="float">
            <text:p>400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3]" office:value-type="float" office:value="40" calcext:value-type="float">
            <text:p>4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3] &amp;  [.D43]" office:value-type="string" office:string-value="PWM1" calcext:value-type="string">
            <text:p>PWM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3]&amp;[.D43]&amp;&quot; Module &quot; &amp; [.E43]" office:value-type="string" office:string-value="PWM1 Module Duty Cycle 3" calcext:value-type="string">
            <text:p>PWM1 Module Duty Cycle 3</text:p>
          </table:table-cell>
          <table:table-cell table:formula="of:=[.F43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2" calcext:value-type="float">
            <text:p>400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4]" office:value-type="float" office:value="41" calcext:value-type="float">
            <text:p>4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4] &amp;  [.D44]" office:value-type="string" office:string-value="PWM1" calcext:value-type="string">
            <text:p>PWM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4]&amp;[.D44]&amp;&quot; Module &quot; &amp; [.E44]" office:value-type="string" office:string-value="PWM1 Module Duty Cycle 4" calcext:value-type="string">
            <text:p>PWM1 Module Duty Cycle 4</text:p>
          </table:table-cell>
          <table:table-cell table:formula="of:=[.F44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3" calcext:value-type="float">
            <text:p>400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5]" office:value-type="float" office:value="42" calcext:value-type="float">
            <text:p>4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5] &amp;  [.D45]" office:value-type="string" office:string-value="PWM2" calcext:value-type="string">
            <text:p>PWM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5]&amp;[.D45]&amp;&quot; Module &quot; &amp; [.E45]" office:value-type="string" office:string-value="PWM2 Module Duty Cycle 1" calcext:value-type="string">
            <text:p>PWM2 Module Duty Cycle 1</text:p>
          </table:table-cell>
          <table:table-cell table:formula="of:=[.F45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4" calcext:value-type="float">
            <text:p>400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6]" office:value-type="float" office:value="43" calcext:value-type="float">
            <text:p>4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6] &amp;  [.D46]" office:value-type="string" office:string-value="PWM2" calcext:value-type="string">
            <text:p>PWM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6]&amp;[.D46]&amp;&quot; Module &quot; &amp; [.E46]" office:value-type="string" office:string-value="PWM2 Module Duty Cycle 2" calcext:value-type="string">
            <text:p>PWM2 Module Duty Cycle 2</text:p>
          </table:table-cell>
          <table:table-cell table:formula="of:=[.F46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5" calcext:value-type="float">
            <text:p>400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7]" office:value-type="float" office:value="44" calcext:value-type="float">
            <text:p>4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7] &amp;  [.D47]" office:value-type="string" office:string-value="PWM2" calcext:value-type="string">
            <text:p>PWM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7]&amp;[.D47]&amp;&quot; Module &quot; &amp; [.E47]" office:value-type="string" office:string-value="PWM2 Module Duty Cycle 3" calcext:value-type="string">
            <text:p>PWM2 Module Duty Cycle 3</text:p>
          </table:table-cell>
          <table:table-cell table:formula="of:=[.F47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6" calcext:value-type="float">
            <text:p>400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8]" office:value-type="float" office:value="45" calcext:value-type="float">
            <text:p>4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8] &amp;  [.D48]" office:value-type="string" office:string-value="PWM2" calcext:value-type="string">
            <text:p>PWM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8]&amp;[.D48]&amp;&quot; Module &quot; &amp; [.E48]" office:value-type="string" office:string-value="PWM2 Module Duty Cycle 4" calcext:value-type="string">
            <text:p>PWM2 Module Duty Cycle 4</text:p>
          </table:table-cell>
          <table:table-cell table:formula="of:=[.F48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7" calcext:value-type="float">
            <text:p>400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49]" office:value-type="float" office:value="46" calcext:value-type="float">
            <text:p>4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49] &amp;  [.D49]" office:value-type="string" office:string-value="PWM3" calcext:value-type="string">
            <text:p>PWM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49]&amp;[.D49]&amp;&quot; Module &quot; &amp; [.E49]" office:value-type="string" office:string-value="PWM3 Module Duty Cycle 1" calcext:value-type="string">
            <text:p>PWM3 Module Duty Cycle 1</text:p>
          </table:table-cell>
          <table:table-cell table:formula="of:=[.F49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8" calcext:value-type="float">
            <text:p>400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0]" office:value-type="float" office:value="47" calcext:value-type="float">
            <text:p>4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0] &amp;  [.D50]" office:value-type="string" office:string-value="PWM3" calcext:value-type="string">
            <text:p>PWM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0]&amp;[.D50]&amp;&quot; Module &quot; &amp; [.E50]" office:value-type="string" office:string-value="PWM3 Module Duty Cycle 2" calcext:value-type="string">
            <text:p>PWM3 Module Duty Cycle 2</text:p>
          </table:table-cell>
          <table:table-cell table:formula="of:=[.F50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49" calcext:value-type="float">
            <text:p>400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1]" office:value-type="float" office:value="48" calcext:value-type="float">
            <text:p>4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1] &amp;  [.D51]" office:value-type="string" office:string-value="PWM3" calcext:value-type="string">
            <text:p>PWM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1]&amp;[.D51]&amp;&quot; Module &quot; &amp; [.E51]" office:value-type="string" office:string-value="PWM3 Module Duty Cycle 3" calcext:value-type="string">
            <text:p>PWM3 Module Duty Cycle 3</text:p>
          </table:table-cell>
          <table:table-cell table:formula="of:=[.F51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0" calcext:value-type="float">
            <text:p>400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2]" office:value-type="float" office:value="49" calcext:value-type="float">
            <text:p>4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2] &amp;  [.D52]" office:value-type="string" office:string-value="PWM3" calcext:value-type="string">
            <text:p>PWM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2]&amp;[.D52]&amp;&quot; Module &quot; &amp; [.E52]" office:value-type="string" office:string-value="PWM3 Module Duty Cycle 4" calcext:value-type="string">
            <text:p>PWM3 Module Duty Cycle 4</text:p>
          </table:table-cell>
          <table:table-cell table:formula="of:=[.F52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1" calcext:value-type="float">
            <text:p>400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3]" office:value-type="float" office:value="50" calcext:value-type="float">
            <text:p>5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3] &amp;  [.D53]" office:value-type="string" office:string-value="PWM4" calcext:value-type="string">
            <text:p>PWM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3]&amp;[.D53]&amp;&quot; Module &quot; &amp; [.E53]" office:value-type="string" office:string-value="PWM4 Module Duty Cycle 1" calcext:value-type="string">
            <text:p>PWM4 Module Duty Cycle 1</text:p>
          </table:table-cell>
          <table:table-cell table:formula="of:=[.F53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2" calcext:value-type="float">
            <text:p>400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4]" office:value-type="float" office:value="51" calcext:value-type="float">
            <text:p>5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4] &amp;  [.D54]" office:value-type="string" office:string-value="PWM4" calcext:value-type="string">
            <text:p>PWM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4]&amp;[.D54]&amp;&quot; Module &quot; &amp; [.E54]" office:value-type="string" office:string-value="PWM4 Module Duty Cycle 2" calcext:value-type="string">
            <text:p>PWM4 Module Duty Cycle 2</text:p>
          </table:table-cell>
          <table:table-cell table:formula="of:=[.F54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3" calcext:value-type="float">
            <text:p>400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5]" office:value-type="float" office:value="52" calcext:value-type="float">
            <text:p>5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5] &amp;  [.D55]" office:value-type="string" office:string-value="PWM4" calcext:value-type="string">
            <text:p>PWM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5]&amp;[.D55]&amp;&quot; Module &quot; &amp; [.E55]" office:value-type="string" office:string-value="PWM4 Module Duty Cycle 3" calcext:value-type="string">
            <text:p>PWM4 Module Duty Cycle 3</text:p>
          </table:table-cell>
          <table:table-cell table:formula="of:=[.F55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4" calcext:value-type="float">
            <text:p>400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6]" office:value-type="float" office:value="53" calcext:value-type="float">
            <text:p>5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6] &amp;  [.D56]" office:value-type="string" office:string-value="PWM4" calcext:value-type="string">
            <text:p>PWM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6]&amp;[.D56]&amp;&quot; Module &quot; &amp; [.E56]" office:value-type="string" office:string-value="PWM4 Module Duty Cycle 4" calcext:value-type="string">
            <text:p>PWM4 Module Duty Cycle 4</text:p>
          </table:table-cell>
          <table:table-cell table:formula="of:=[.F56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5" calcext:value-type="float">
            <text:p>400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7]" office:value-type="float" office:value="54" calcext:value-type="float">
            <text:p>5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7] &amp;  [.D57]" office:value-type="string" office:string-value="PWM5" calcext:value-type="string">
            <text:p>PWM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7]&amp;[.D57]&amp;&quot; Module &quot; &amp; [.E57]" office:value-type="string" office:string-value="PWM5 Module Duty Cycle 1" calcext:value-type="string">
            <text:p>PWM5 Module Duty Cycle 1</text:p>
          </table:table-cell>
          <table:table-cell table:formula="of:=[.F57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6" calcext:value-type="float">
            <text:p>400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8]" office:value-type="float" office:value="55" calcext:value-type="float">
            <text:p>5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8] &amp;  [.D58]" office:value-type="string" office:string-value="PWM5" calcext:value-type="string">
            <text:p>PWM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8]&amp;[.D58]&amp;&quot; Module &quot; &amp; [.E58]" office:value-type="string" office:string-value="PWM5 Module Duty Cycle 2" calcext:value-type="string">
            <text:p>PWM5 Module Duty Cycle 2</text:p>
          </table:table-cell>
          <table:table-cell table:formula="of:=[.F58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7" calcext:value-type="float">
            <text:p>400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59]" office:value-type="float" office:value="56" calcext:value-type="float">
            <text:p>5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59] &amp;  [.D59]" office:value-type="string" office:string-value="PWM5" calcext:value-type="string">
            <text:p>PWM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59]&amp;[.D59]&amp;&quot; Module &quot; &amp; [.E59]" office:value-type="string" office:string-value="PWM5 Module Duty Cycle 3" calcext:value-type="string">
            <text:p>PWM5 Module Duty Cycle 3</text:p>
          </table:table-cell>
          <table:table-cell table:formula="of:=[.F59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8" calcext:value-type="float">
            <text:p>400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0]" office:value-type="float" office:value="57" calcext:value-type="float">
            <text:p>5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0] &amp;  [.D60]" office:value-type="string" office:string-value="PWM5" calcext:value-type="string">
            <text:p>PWM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0]&amp;[.D60]&amp;&quot; Module &quot; &amp; [.E60]" office:value-type="string" office:string-value="PWM5 Module Duty Cycle 4" calcext:value-type="string">
            <text:p>PWM5 Module Duty Cycle 4</text:p>
          </table:table-cell>
          <table:table-cell table:formula="of:=[.F60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59" calcext:value-type="float">
            <text:p>400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1]" office:value-type="float" office:value="58" calcext:value-type="float">
            <text:p>5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1] &amp;  [.D61]" office:value-type="string" office:string-value="PWM6" calcext:value-type="string">
            <text:p>PWM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1]&amp;[.D61]&amp;&quot; Module &quot; &amp; [.E61]" office:value-type="string" office:string-value="PWM6 Module Duty Cycle 1" calcext:value-type="string">
            <text:p>PWM6 Module Duty Cycle 1</text:p>
          </table:table-cell>
          <table:table-cell table:formula="of:=[.F61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0" calcext:value-type="float">
            <text:p>400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2]" office:value-type="float" office:value="59" calcext:value-type="float">
            <text:p>5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2] &amp;  [.D62]" office:value-type="string" office:string-value="PWM6" calcext:value-type="string">
            <text:p>PWM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2]&amp;[.D62]&amp;&quot; Module &quot; &amp; [.E62]" office:value-type="string" office:string-value="PWM6 Module Duty Cycle 2" calcext:value-type="string">
            <text:p>PWM6 Module Duty Cycle 2</text:p>
          </table:table-cell>
          <table:table-cell table:formula="of:=[.F62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1" calcext:value-type="float">
            <text:p>400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3]" office:value-type="float" office:value="60" calcext:value-type="float">
            <text:p>6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3] &amp;  [.D63]" office:value-type="string" office:string-value="PWM6" calcext:value-type="string">
            <text:p>PWM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3]&amp;[.D63]&amp;&quot; Module &quot; &amp; [.E63]" office:value-type="string" office:string-value="PWM6 Module Duty Cycle 3" calcext:value-type="string">
            <text:p>PWM6 Module Duty Cycle 3</text:p>
          </table:table-cell>
          <table:table-cell table:formula="of:=[.F63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2" calcext:value-type="float">
            <text:p>400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4]" office:value-type="float" office:value="61" calcext:value-type="float">
            <text:p>6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4] &amp;  [.D64]" office:value-type="string" office:string-value="PWM6" calcext:value-type="string">
            <text:p>PWM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4]&amp;[.D64]&amp;&quot; Module &quot; &amp; [.E64]" office:value-type="string" office:string-value="PWM6 Module Duty Cycle 4" calcext:value-type="string">
            <text:p>PWM6 Module Duty Cycle 4</text:p>
          </table:table-cell>
          <table:table-cell table:formula="of:=[.F64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3" calcext:value-type="float">
            <text:p>400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W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5]" office:value-type="float" office:value="62" calcext:value-type="float">
            <text:p>6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5] &amp;  [.D65]" office:value-type="string" office:string-value="PWM7" calcext:value-type="string">
            <text:p>PWM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5]&amp;[.D65]&amp;&quot; Module &quot; &amp; [.E65]" office:value-type="string" office:string-value="PWM7 Module Duty Cycle 1" calcext:value-type="string">
            <text:p>PWM7 Module Duty Cycle 1</text:p>
          </table:table-cell>
          <table:table-cell table:formula="of:=[.F65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4" calcext:value-type="float">
            <text:p>400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W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6]" office:value-type="float" office:value="63" calcext:value-type="float">
            <text:p>6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6] &amp;  [.D66]" office:value-type="string" office:string-value="PWM7" calcext:value-type="string">
            <text:p>PWM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6]&amp;[.D66]&amp;&quot; Module &quot; &amp; [.E66]" office:value-type="string" office:string-value="PWM7 Module Duty Cycle 2" calcext:value-type="string">
            <text:p>PWM7 Module Duty Cycle 2</text:p>
          </table:table-cell>
          <table:table-cell table:formula="of:=[.F66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5" calcext:value-type="float">
            <text:p>400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W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7]" office:value-type="float" office:value="64" calcext:value-type="float">
            <text:p>6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7] &amp;  [.D67]" office:value-type="string" office:string-value="PWM7" calcext:value-type="string">
            <text:p>PWM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7]&amp;[.D67]&amp;&quot; Module &quot; &amp; [.E67]" office:value-type="string" office:string-value="PWM7 Module Duty Cycle 3" calcext:value-type="string">
            <text:p>PWM7 Module Duty Cycle 3</text:p>
          </table:table-cell>
          <table:table-cell table:formula="of:=[.F67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6" calcext:value-type="float">
            <text:p>400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W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8]" office:value-type="float" office:value="65" calcext:value-type="float">
            <text:p>6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8] &amp;  [.D68]" office:value-type="string" office:string-value="PWM7" calcext:value-type="string">
            <text:p>PWM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8]&amp;[.D68]&amp;&quot; Module &quot; &amp; [.E68]" office:value-type="string" office:string-value="PWM7 Module Duty Cycle 4" calcext:value-type="string">
            <text:p>PWM7 Module Duty Cycle 4</text:p>
          </table:table-cell>
          <table:table-cell table:formula="of:=[.F68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7" calcext:value-type="float">
            <text:p>400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WM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Duty Cycle 1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69]" office:value-type="float" office:value="66" calcext:value-type="float">
            <text:p>6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69] &amp;  [.D69]" office:value-type="string" office:string-value="PWM8" calcext:value-type="string">
            <text:p>PWM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69]&amp;[.D69]&amp;&quot; Module &quot; &amp; [.E69]" office:value-type="string" office:string-value="PWM8 Module Duty Cycle 1" calcext:value-type="string">
            <text:p>PWM8 Module Duty Cycle 1</text:p>
          </table:table-cell>
          <table:table-cell table:formula="of:=[.F69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8" calcext:value-type="float">
            <text:p>4006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WM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Duty Cycle 2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0]" office:value-type="float" office:value="67" calcext:value-type="float">
            <text:p>6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0] &amp;  [.D70]" office:value-type="string" office:string-value="PWM8" calcext:value-type="string">
            <text:p>PWM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0]&amp;[.D70]&amp;&quot; Module &quot; &amp; [.E70]" office:value-type="string" office:string-value="PWM8 Module Duty Cycle 2" calcext:value-type="string">
            <text:p>PWM8 Module Duty Cycle 2</text:p>
          </table:table-cell>
          <table:table-cell table:formula="of:=[.F70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69" calcext:value-type="float">
            <text:p>400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WM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Duty Cycle 3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1]" office:value-type="float" office:value="68" calcext:value-type="float">
            <text:p>6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1] &amp;  [.D71]" office:value-type="string" office:string-value="PWM8" calcext:value-type="string">
            <text:p>PWM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1]&amp;[.D71]&amp;&quot; Module &quot; &amp; [.E71]" office:value-type="string" office:string-value="PWM8 Module Duty Cycle 3" calcext:value-type="string">
            <text:p>PWM8 Module Duty Cycle 3</text:p>
          </table:table-cell>
          <table:table-cell table:formula="of:=[.F71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70" calcext:value-type="float">
            <text:p>400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WM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Duty Cycle 4</text:p>
          </table:table-cell>
          <table:table-cell office:value-type="string" calcext:value-type="string">
            <text:p>0-100 %</text:p>
          </table:table-cell>
          <table:table-cell office:value-type="string" calcext:value-type="string">
            <text:p>Duty Cycle of the PWM Output in Percent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2]" office:value-type="float" office:value="69" calcext:value-type="float">
            <text:p>6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2] &amp;  [.D72]" office:value-type="string" office:string-value="PWM8" calcext:value-type="string">
            <text:p>PWM8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2]&amp;[.D72]&amp;&quot; Module &quot; &amp; [.E72]" office:value-type="string" office:string-value="PWM8 Module Duty Cycle 4" calcext:value-type="string">
            <text:p>PWM8 Module Duty Cycle 4</text:p>
          </table:table-cell>
          <table:table-cell table:formula="of:=[.F72]" office:value-type="string" office:string-value="0-100 %" calcext:value-type="string">
            <text:p>0-100 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6">
          <table:table-cell office:value-type="float" office:value="40071" calcext:value-type="float">
            <text:p>400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Relays</text:p>
          </table:table-cell>
          <table:table-cell table:style-name="Default" office:value-type="string" calcext:value-type="string">
            <text:p>0x00 – 0xFF</text:p>
          </table:table-cell>
          <table:table-cell table:style-name="Default" office:value-type="string" calcext:value-type="string">
            <text:p>The first 8 bits of this register describe the status of the 8 relays on the module. A set </text:p>
            <text:p>Bit turns the relay on. </text:p>
            <text:p>Relays will be inverted according to REL Modul Inversion Register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3]" office:value-type="float" office:value="70" calcext:value-type="float">
            <text:p>7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3] &amp;  [.D73]" office:value-type="string" office:string-value="REL1" calcext:value-type="string">
            <text:p>REL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3]&amp;[.D73]&amp;&quot; Module &quot; &amp; [.E73]" office:value-type="string" office:string-value="REL1 Module All Relays" calcext:value-type="string">
            <text:p>REL1 Module All Relays</text:p>
          </table:table-cell>
          <table:table-cell table:formula="of:=[.F73]" office:value-type="string" office:string-value="0x00 – 0xFF" calcext:value-type="string">
            <text:p>0x00 – 0xFF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6">
          <table:table-cell office:value-type="float" office:value="40072" calcext:value-type="float">
            <text:p>400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Relays</text:p>
          </table:table-cell>
          <table:table-cell table:style-name="Default" office:value-type="string" calcext:value-type="string">
            <text:p>0x00 – 0xFF</text:p>
          </table:table-cell>
          <table:table-cell table:style-name="Default" office:value-type="string" calcext:value-type="string">
            <text:p>The first 8 bits of this register describe the status of the 8 relays on the module. A set </text:p>
            <text:p>Bit turns the relay on. </text:p>
            <text:p>Relays will be inverted according to REL Modul Inversion Register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4]" office:value-type="float" office:value="71" calcext:value-type="float">
            <text:p>7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4] &amp;  [.D74]" office:value-type="string" office:string-value="REL2" calcext:value-type="string">
            <text:p>REL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4]&amp;[.D74]&amp;&quot; Module &quot; &amp; [.E74]" office:value-type="string" office:string-value="REL2 Module All Relays" calcext:value-type="string">
            <text:p>REL2 Module All Relays</text:p>
          </table:table-cell>
          <table:table-cell table:formula="of:=[.F74]" office:value-type="string" office:string-value="0x00 – 0xFF" calcext:value-type="string">
            <text:p>0x00 – 0xFF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6">
          <table:table-cell office:value-type="float" office:value="40073" calcext:value-type="float">
            <text:p>400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Relays</text:p>
          </table:table-cell>
          <table:table-cell table:style-name="Default" office:value-type="string" calcext:value-type="string">
            <text:p>0x00 – 0xFF</text:p>
          </table:table-cell>
          <table:table-cell table:style-name="Default" office:value-type="string" calcext:value-type="string">
            <text:p>The first 8 bits of this register describe the status of the 8 relays on the module. A set </text:p>
            <text:p>Bit turns the relay on. </text:p>
            <text:p>Relays will be inverted according to REL Modul Inversion Register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5]" office:value-type="float" office:value="72" calcext:value-type="float">
            <text:p>7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5] &amp;  [.D75]" office:value-type="string" office:string-value="REL3" calcext:value-type="string">
            <text:p>REL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5]&amp;[.D75]&amp;&quot; Module &quot; &amp; [.E75]" office:value-type="string" office:string-value="REL3 Module All Relays" calcext:value-type="string">
            <text:p>REL3 Module All Relays</text:p>
          </table:table-cell>
          <table:table-cell table:formula="of:=[.F75]" office:value-type="string" office:string-value="0x00 – 0xFF" calcext:value-type="string">
            <text:p>0x00 – 0xFF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6">
          <table:table-cell office:value-type="float" office:value="40074" calcext:value-type="float">
            <text:p>400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Relays</text:p>
          </table:table-cell>
          <table:table-cell table:style-name="Default" office:value-type="string" calcext:value-type="string">
            <text:p>0x00 – 0xFF</text:p>
          </table:table-cell>
          <table:table-cell table:style-name="Default" office:value-type="string" calcext:value-type="string">
            <text:p>The first 8 bits of this register describe the status of the 8 relays on the module. A set </text:p>
            <text:p>Bit turns the relay on. </text:p>
            <text:p>Relays will be inverted according to REL Modul Inversion Register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6]" office:value-type="float" office:value="73" calcext:value-type="float">
            <text:p>7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6] &amp;  [.D76]" office:value-type="string" office:string-value="REL4" calcext:value-type="string">
            <text:p>REL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6]&amp;[.D76]&amp;&quot; Module &quot; &amp; [.E76]" office:value-type="string" office:string-value="REL4 Module All Relays" calcext:value-type="string">
            <text:p>REL4 Module All Relays</text:p>
          </table:table-cell>
          <table:table-cell table:formula="of:=[.F76]" office:value-type="string" office:string-value="0x00 – 0xFF" calcext:value-type="string">
            <text:p>0x00 – 0xFF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75" calcext:value-type="float">
            <text:p>400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1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7]" office:value-type="float" office:value="74" calcext:value-type="float">
            <text:p>7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7] &amp;  [.D77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7]&amp;[.D77]&amp;&quot; Module &quot; &amp; [.E77]" office:value-type="string" office:string-value="AIO1 Module Pecentual Output 1" calcext:value-type="string">
            <text:p>AIO1 Module Pecentual Output 1</text:p>
          </table:table-cell>
          <table:table-cell table:formula="of:=[.F77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76" calcext:value-type="float">
            <text:p>400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8]" office:value-type="float" office:value="75" calcext:value-type="float">
            <text:p>7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8] &amp;  [.D78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8]&amp;[.D78]&amp;&quot; Module &quot; &amp; [.E78]" office:value-type="string" office:string-value="AIO1 Module Pecentual Output 2" calcext:value-type="string">
            <text:p>AIO1 Module Pecentual Output 2</text:p>
          </table:table-cell>
          <table:table-cell table:formula="of:=[.F78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77" calcext:value-type="float">
            <text:p>4007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79]" office:value-type="float" office:value="76" calcext:value-type="float">
            <text:p>7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79] &amp;  [.D79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79]&amp;[.D79]&amp;&quot; Module &quot; &amp; [.E79]" office:value-type="string" office:string-value="AIO1 Module Pecentual Output 3" calcext:value-type="string">
            <text:p>AIO1 Module Pecentual Output 3</text:p>
          </table:table-cell>
          <table:table-cell table:formula="of:=[.F79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78" calcext:value-type="float">
            <text:p>4007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0]" office:value-type="float" office:value="77" calcext:value-type="float">
            <text:p>7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0] &amp;  [.D80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0]&amp;[.D80]&amp;&quot; Module &quot; &amp; [.E80]" office:value-type="string" office:string-value="AIO1 Module Pecentual Output 4" calcext:value-type="string">
            <text:p>AIO1 Module Pecentual Output 4</text:p>
          </table:table-cell>
          <table:table-cell table:formula="of:=[.F80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79" calcext:value-type="float">
            <text:p>400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2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1]" office:value-type="float" office:value="78" calcext:value-type="float">
            <text:p>7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1] &amp;  [.D81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1]&amp;[.D81]&amp;&quot; Module &quot; &amp; [.E81]" office:value-type="string" office:string-value="AIO2 Module Pecentual Output 1" calcext:value-type="string">
            <text:p>AIO2 Module Pecentual Output 1</text:p>
          </table:table-cell>
          <table:table-cell table:formula="of:=[.F81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0" calcext:value-type="float">
            <text:p>400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2]" office:value-type="float" office:value="79" calcext:value-type="float">
            <text:p>7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2] &amp;  [.D82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2]&amp;[.D82]&amp;&quot; Module &quot; &amp; [.E82]" office:value-type="string" office:string-value="AIO2 Module Pecentual Output 2" calcext:value-type="string">
            <text:p>AIO2 Module Pecentual Output 2</text:p>
          </table:table-cell>
          <table:table-cell table:formula="of:=[.F82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1" calcext:value-type="float">
            <text:p>4008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3]" office:value-type="float" office:value="80" calcext:value-type="float">
            <text:p>8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3] &amp;  [.D83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3]&amp;[.D83]&amp;&quot; Module &quot; &amp; [.E83]" office:value-type="string" office:string-value="AIO2 Module Pecentual Output 3" calcext:value-type="string">
            <text:p>AIO2 Module Pecentual Output 3</text:p>
          </table:table-cell>
          <table:table-cell table:formula="of:=[.F83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2" calcext:value-type="float">
            <text:p>4008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4]" office:value-type="float" office:value="81" calcext:value-type="float">
            <text:p>8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4] &amp;  [.D84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4]&amp;[.D84]&amp;&quot; Module &quot; &amp; [.E84]" office:value-type="string" office:string-value="AIO2 Module Pecentual Output 4" calcext:value-type="string">
            <text:p>AIO2 Module Pecentual Output 4</text:p>
          </table:table-cell>
          <table:table-cell table:formula="of:=[.F84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83" calcext:value-type="float">
            <text:p>4008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3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5]" office:value-type="float" office:value="82" calcext:value-type="float">
            <text:p>8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5] &amp;  [.D85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5]&amp;[.D85]&amp;&quot; Module &quot; &amp; [.E85]" office:value-type="string" office:string-value="AIO3 Module Pecentual Output 1" calcext:value-type="string">
            <text:p>AIO3 Module Pecentual Output 1</text:p>
          </table:table-cell>
          <table:table-cell table:formula="of:=[.F85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4" calcext:value-type="float">
            <text:p>400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6]" office:value-type="float" office:value="83" calcext:value-type="float">
            <text:p>8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6] &amp;  [.D86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6]&amp;[.D86]&amp;&quot; Module &quot; &amp; [.E86]" office:value-type="string" office:string-value="AIO3 Module Pecentual Output 2" calcext:value-type="string">
            <text:p>AIO3 Module Pecentual Output 2</text:p>
          </table:table-cell>
          <table:table-cell table:formula="of:=[.F86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5" calcext:value-type="float">
            <text:p>400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7]" office:value-type="float" office:value="84" calcext:value-type="float">
            <text:p>8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7] &amp;  [.D87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7]&amp;[.D87]&amp;&quot; Module &quot; &amp; [.E87]" office:value-type="string" office:string-value="AIO3 Module Pecentual Output 3" calcext:value-type="string">
            <text:p>AIO3 Module Pecentual Output 3</text:p>
          </table:table-cell>
          <table:table-cell table:formula="of:=[.F87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6" calcext:value-type="float">
            <text:p>400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8]" office:value-type="float" office:value="85" calcext:value-type="float">
            <text:p>8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8] &amp;  [.D88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8]&amp;[.D88]&amp;&quot; Module &quot; &amp; [.E88]" office:value-type="string" office:string-value="AIO3 Module Pecentual Output 4" calcext:value-type="string">
            <text:p>AIO3 Module Pecentual Output 4</text:p>
          </table:table-cell>
          <table:table-cell table:formula="of:=[.F88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87" calcext:value-type="float">
            <text:p>4008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4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89]" office:value-type="float" office:value="86" calcext:value-type="float">
            <text:p>8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89] &amp;  [.D89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89]&amp;[.D89]&amp;&quot; Module &quot; &amp; [.E89]" office:value-type="string" office:string-value="AIO4 Module Pecentual Output 1" calcext:value-type="string">
            <text:p>AIO4 Module Pecentual Output 1</text:p>
          </table:table-cell>
          <table:table-cell table:formula="of:=[.F89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8" calcext:value-type="float">
            <text:p>4008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0]" office:value-type="float" office:value="87" calcext:value-type="float">
            <text:p>8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0] &amp;  [.D90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0]&amp;[.D90]&amp;&quot; Module &quot; &amp; [.E90]" office:value-type="string" office:string-value="AIO4 Module Pecentual Output 2" calcext:value-type="string">
            <text:p>AIO4 Module Pecentual Output 2</text:p>
          </table:table-cell>
          <table:table-cell table:formula="of:=[.F90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89" calcext:value-type="float">
            <text:p>400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1]" office:value-type="float" office:value="88" calcext:value-type="float">
            <text:p>8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1] &amp;  [.D91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1]&amp;[.D91]&amp;&quot; Module &quot; &amp; [.E91]" office:value-type="string" office:string-value="AIO4 Module Pecentual Output 3" calcext:value-type="string">
            <text:p>AIO4 Module Pecentual Output 3</text:p>
          </table:table-cell>
          <table:table-cell table:formula="of:=[.F91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0" calcext:value-type="float">
            <text:p>400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2]" office:value-type="float" office:value="89" calcext:value-type="float">
            <text:p>8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2] &amp;  [.D92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2]&amp;[.D92]&amp;&quot; Module &quot; &amp; [.E92]" office:value-type="string" office:string-value="AIO4 Module Pecentual Output 4" calcext:value-type="string">
            <text:p>AIO4 Module Pecentual Output 4</text:p>
          </table:table-cell>
          <table:table-cell table:formula="of:=[.F92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91" calcext:value-type="float">
            <text:p>400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5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3]" office:value-type="float" office:value="90" calcext:value-type="float">
            <text:p>9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3] &amp;  [.D93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3]&amp;[.D93]&amp;&quot; Module &quot; &amp; [.E93]" office:value-type="string" office:string-value="AIO5 Module Pecentual Output 1" calcext:value-type="string">
            <text:p>AIO5 Module Pecentual Output 1</text:p>
          </table:table-cell>
          <table:table-cell table:formula="of:=[.F93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2" calcext:value-type="float">
            <text:p>400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4]" office:value-type="float" office:value="91" calcext:value-type="float">
            <text:p>9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4] &amp;  [.D94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4]&amp;[.D94]&amp;&quot; Module &quot; &amp; [.E94]" office:value-type="string" office:string-value="AIO5 Module Pecentual Output 2" calcext:value-type="string">
            <text:p>AIO5 Module Pecentual Output 2</text:p>
          </table:table-cell>
          <table:table-cell table:formula="of:=[.F94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3" calcext:value-type="float">
            <text:p>400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5]" office:value-type="float" office:value="92" calcext:value-type="float">
            <text:p>9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5] &amp;  [.D95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5]&amp;[.D95]&amp;&quot; Module &quot; &amp; [.E95]" office:value-type="string" office:string-value="AIO5 Module Pecentual Output 3" calcext:value-type="string">
            <text:p>AIO5 Module Pecentual Output 3</text:p>
          </table:table-cell>
          <table:table-cell table:formula="of:=[.F95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4" calcext:value-type="float">
            <text:p>400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6]" office:value-type="float" office:value="93" calcext:value-type="float">
            <text:p>9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6] &amp;  [.D96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6]&amp;[.D96]&amp;&quot; Module &quot; &amp; [.E96]" office:value-type="string" office:string-value="AIO5 Module Pecentual Output 4" calcext:value-type="string">
            <text:p>AIO5 Module Pecentual Output 4</text:p>
          </table:table-cell>
          <table:table-cell table:formula="of:=[.F96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95" calcext:value-type="float">
            <text:p>400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6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7]" office:value-type="float" office:value="94" calcext:value-type="float">
            <text:p>9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7] &amp;  [.D97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7]&amp;[.D97]&amp;&quot; Module &quot; &amp; [.E97]" office:value-type="string" office:string-value="AIO6 Module Pecentual Output 1" calcext:value-type="string">
            <text:p>AIO6 Module Pecentual Output 1</text:p>
          </table:table-cell>
          <table:table-cell table:formula="of:=[.F97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6" calcext:value-type="float">
            <text:p>400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8]" office:value-type="float" office:value="95" calcext:value-type="float">
            <text:p>9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8] &amp;  [.D98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8]&amp;[.D98]&amp;&quot; Module &quot; &amp; [.E98]" office:value-type="string" office:string-value="AIO6 Module Pecentual Output 2" calcext:value-type="string">
            <text:p>AIO6 Module Pecentual Output 2</text:p>
          </table:table-cell>
          <table:table-cell table:formula="of:=[.F98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7" calcext:value-type="float">
            <text:p>4009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99]" office:value-type="float" office:value="96" calcext:value-type="float">
            <text:p>9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99] &amp;  [.D99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99]&amp;[.D99]&amp;&quot; Module &quot; &amp; [.E99]" office:value-type="string" office:string-value="AIO6 Module Pecentual Output 3" calcext:value-type="string">
            <text:p>AIO6 Module Pecentual Output 3</text:p>
          </table:table-cell>
          <table:table-cell table:formula="of:=[.F99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098" calcext:value-type="float">
            <text:p>4009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0]" office:value-type="float" office:value="97" calcext:value-type="float">
            <text:p>9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0] &amp;  [.D100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0]&amp;[.D100]&amp;&quot; Module &quot; &amp; [.E100]" office:value-type="string" office:string-value="AIO6 Module Pecentual Output 4" calcext:value-type="string">
            <text:p>AIO6 Module Pecentual Output 4</text:p>
          </table:table-cell>
          <table:table-cell table:formula="of:=[.F100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6">
          <table:table-cell office:value-type="float" office:value="40099" calcext:value-type="float">
            <text:p>4009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centual Output 1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This is encoded to 16 bit unsigned integer. Percentual Value of connected Device that automaticaly utilizes the Interface set in AIO Modul 7 Config (ADRESS).</text:p>
            <text:p>The Value has to be multiplied by 10 (dezipercent → 100% = 1000)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1]" office:value-type="float" office:value="98" calcext:value-type="float">
            <text:p>9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1] &amp;  [.D101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1]&amp;[.D101]&amp;&quot; Module &quot; &amp; [.E101]" office:value-type="string" office:string-value="AIO7 Module Pecentual Output 1" calcext:value-type="string">
            <text:p>AIO7 Module Pecentual Output 1</text:p>
          </table:table-cell>
          <table:table-cell table:formula="of:=[.F101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0" calcext:value-type="float">
            <text:p>40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centual Output 2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2]" office:value-type="float" office:value="99" calcext:value-type="float">
            <text:p>9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2] &amp;  [.D102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2]&amp;[.D102]&amp;&quot; Module &quot; &amp; [.E102]" office:value-type="string" office:string-value="AIO7 Module Pecentual Output 2" calcext:value-type="string">
            <text:p>AIO7 Module Pecentual Output 2</text:p>
          </table:table-cell>
          <table:table-cell table:formula="of:=[.F102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1" calcext:value-type="float">
            <text:p>40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centual Output 3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3]" office:value-type="float" office:value="100" calcext:value-type="float">
            <text:p>10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3] &amp;  [.D103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3]&amp;[.D103]&amp;&quot; Module &quot; &amp; [.E103]" office:value-type="string" office:string-value="AIO7 Module Pecentual Output 3" calcext:value-type="string">
            <text:p>AIO7 Module Pecentual Output 3</text:p>
          </table:table-cell>
          <table:table-cell table:formula="of:=[.F103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2" calcext:value-type="float">
            <text:p>401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centual Output 4</text:p>
          </table:table-cell>
          <table:table-cell office:value-type="string" calcext:value-type="string">
            <text:p>0.0-100.0%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4]" office:value-type="float" office:value="101" calcext:value-type="float">
            <text:p>10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4] &amp;  [.D104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4]&amp;[.D104]&amp;&quot; Module &quot; &amp; [.E104]" office:value-type="string" office:string-value="AIO7 Module Pecentual Output 4" calcext:value-type="string">
            <text:p>AIO7 Module Pecentual Output 4</text:p>
          </table:table-cell>
          <table:table-cell table:formula="of:=[.F104]" office:value-type="string" office:string-value="0.0-100.0%" calcext:value-type="string">
            <text:p>0.0-100.0%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3" calcext:value-type="float">
            <text:p>401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IO</text:p>
          </table:table-cell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1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5]" office:value-type="float" office:value="102" calcext:value-type="float">
            <text:p>10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5] &amp;  [.D105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5]&amp;[.D105]&amp;&quot; Module &quot; &amp; [.E105]" office:value-type="string" office:string-value="AIO1 Module Voltage Output 1" calcext:value-type="string">
            <text:p>AIO1 Module Voltage Output 1</text:p>
          </table:table-cell>
          <table:table-cell table:formula="of:=[.F105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4" calcext:value-type="float">
            <text:p>40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6]" office:value-type="float" office:value="103" calcext:value-type="float">
            <text:p>10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6] &amp;  [.D106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6]&amp;[.D106]&amp;&quot; Module &quot; &amp; [.E106]" office:value-type="string" office:string-value="AIO1 Module Voltage Output 2" calcext:value-type="string">
            <text:p>AIO1 Module Voltage Output 2</text:p>
          </table:table-cell>
          <table:table-cell table:formula="of:=[.F106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5" calcext:value-type="float">
            <text:p>40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7]" office:value-type="float" office:value="104" calcext:value-type="float">
            <text:p>10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7] &amp;  [.D107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7]&amp;[.D107]&amp;&quot; Module &quot; &amp; [.E107]" office:value-type="string" office:string-value="AIO1 Module Voltage Output 3" calcext:value-type="string">
            <text:p>AIO1 Module Voltage Output 3</text:p>
          </table:table-cell>
          <table:table-cell table:formula="of:=[.F107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6" calcext:value-type="float">
            <text:p>401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8]" office:value-type="float" office:value="105" calcext:value-type="float">
            <text:p>10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8] &amp;  [.D108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8]&amp;[.D108]&amp;&quot; Module &quot; &amp; [.E108]" office:value-type="string" office:string-value="AIO1 Module Voltage Output 4" calcext:value-type="string">
            <text:p>AIO1 Module Voltage Output 4</text:p>
          </table:table-cell>
          <table:table-cell table:formula="of:=[.F108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7" calcext:value-type="float">
            <text:p>401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2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09]" office:value-type="float" office:value="106" calcext:value-type="float">
            <text:p>10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09] &amp;  [.D109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09]&amp;[.D109]&amp;&quot; Module &quot; &amp; [.E109]" office:value-type="string" office:string-value="AIO2 Module Voltage Output 1" calcext:value-type="string">
            <text:p>AIO2 Module Voltage Output 1</text:p>
          </table:table-cell>
          <table:table-cell table:formula="of:=[.F109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8" calcext:value-type="float">
            <text:p>401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0]" office:value-type="float" office:value="107" calcext:value-type="float">
            <text:p>10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0] &amp;  [.D110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0]&amp;[.D110]&amp;&quot; Module &quot; &amp; [.E110]" office:value-type="string" office:string-value="AIO2 Module Voltage Output 2" calcext:value-type="string">
            <text:p>AIO2 Module Voltage Output 2</text:p>
          </table:table-cell>
          <table:table-cell table:formula="of:=[.F110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09" calcext:value-type="float">
            <text:p>401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1]" office:value-type="float" office:value="108" calcext:value-type="float">
            <text:p>10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1] &amp;  [.D111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1]&amp;[.D111]&amp;&quot; Module &quot; &amp; [.E111]" office:value-type="string" office:string-value="AIO2 Module Voltage Output 3" calcext:value-type="string">
            <text:p>AIO2 Module Voltage Output 3</text:p>
          </table:table-cell>
          <table:table-cell table:formula="of:=[.F111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0" calcext:value-type="float">
            <text:p>401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2]" office:value-type="float" office:value="109" calcext:value-type="float">
            <text:p>10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2] &amp;  [.D112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2]&amp;[.D112]&amp;&quot; Module &quot; &amp; [.E112]" office:value-type="string" office:string-value="AIO2 Module Voltage Output 4" calcext:value-type="string">
            <text:p>AIO2 Module Voltage Output 4</text:p>
          </table:table-cell>
          <table:table-cell table:formula="of:=[.F112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1" calcext:value-type="float">
            <text:p>401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3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3]" office:value-type="float" office:value="110" calcext:value-type="float">
            <text:p>11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3] &amp;  [.D113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3]&amp;[.D113]&amp;&quot; Module &quot; &amp; [.E113]" office:value-type="string" office:string-value="AIO3 Module Voltage Output 1" calcext:value-type="string">
            <text:p>AIO3 Module Voltage Output 1</text:p>
          </table:table-cell>
          <table:table-cell table:formula="of:=[.F113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2" calcext:value-type="float">
            <text:p>401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4]" office:value-type="float" office:value="111" calcext:value-type="float">
            <text:p>11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4] &amp;  [.D114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4]&amp;[.D114]&amp;&quot; Module &quot; &amp; [.E114]" office:value-type="string" office:string-value="AIO3 Module Voltage Output 2" calcext:value-type="string">
            <text:p>AIO3 Module Voltage Output 2</text:p>
          </table:table-cell>
          <table:table-cell table:formula="of:=[.F114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3" calcext:value-type="float">
            <text:p>401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5]" office:value-type="float" office:value="112" calcext:value-type="float">
            <text:p>11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5] &amp;  [.D115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5]&amp;[.D115]&amp;&quot; Module &quot; &amp; [.E115]" office:value-type="string" office:string-value="AIO3 Module Voltage Output 3" calcext:value-type="string">
            <text:p>AIO3 Module Voltage Output 3</text:p>
          </table:table-cell>
          <table:table-cell table:formula="of:=[.F115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4" calcext:value-type="float">
            <text:p>401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6]" office:value-type="float" office:value="113" calcext:value-type="float">
            <text:p>11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6] &amp;  [.D116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6]&amp;[.D116]&amp;&quot; Module &quot; &amp; [.E116]" office:value-type="string" office:string-value="AIO3 Module Voltage Output 4" calcext:value-type="string">
            <text:p>AIO3 Module Voltage Output 4</text:p>
          </table:table-cell>
          <table:table-cell table:formula="of:=[.F116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5" calcext:value-type="float">
            <text:p>401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4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7]" office:value-type="float" office:value="114" calcext:value-type="float">
            <text:p>11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7] &amp;  [.D117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7]&amp;[.D117]&amp;&quot; Module &quot; &amp; [.E117]" office:value-type="string" office:string-value="AIO4 Module Voltage Output 1" calcext:value-type="string">
            <text:p>AIO4 Module Voltage Output 1</text:p>
          </table:table-cell>
          <table:table-cell table:formula="of:=[.F117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6" calcext:value-type="float">
            <text:p>401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8]" office:value-type="float" office:value="115" calcext:value-type="float">
            <text:p>11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8] &amp;  [.D118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8]&amp;[.D118]&amp;&quot; Module &quot; &amp; [.E118]" office:value-type="string" office:string-value="AIO4 Module Voltage Output 2" calcext:value-type="string">
            <text:p>AIO4 Module Voltage Output 2</text:p>
          </table:table-cell>
          <table:table-cell table:formula="of:=[.F118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7" calcext:value-type="float">
            <text:p>4011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19]" office:value-type="float" office:value="116" calcext:value-type="float">
            <text:p>11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19] &amp;  [.D119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19]&amp;[.D119]&amp;&quot; Module &quot; &amp; [.E119]" office:value-type="string" office:string-value="AIO4 Module Voltage Output 3" calcext:value-type="string">
            <text:p>AIO4 Module Voltage Output 3</text:p>
          </table:table-cell>
          <table:table-cell table:formula="of:=[.F119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8" calcext:value-type="float">
            <text:p>4011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0]" office:value-type="float" office:value="117" calcext:value-type="float">
            <text:p>11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0] &amp;  [.D120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0]&amp;[.D120]&amp;&quot; Module &quot; &amp; [.E120]" office:value-type="string" office:string-value="AIO4 Module Voltage Output 4" calcext:value-type="string">
            <text:p>AIO4 Module Voltage Output 4</text:p>
          </table:table-cell>
          <table:table-cell table:formula="of:=[.F120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19" calcext:value-type="float">
            <text:p>401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5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1]" office:value-type="float" office:value="118" calcext:value-type="float">
            <text:p>11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1] &amp;  [.D121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1]&amp;[.D121]&amp;&quot; Module &quot; &amp; [.E121]" office:value-type="string" office:string-value="AIO5 Module Voltage Output 1" calcext:value-type="string">
            <text:p>AIO5 Module Voltage Output 1</text:p>
          </table:table-cell>
          <table:table-cell table:formula="of:=[.F121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0" calcext:value-type="float">
            <text:p>401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2]" office:value-type="float" office:value="119" calcext:value-type="float">
            <text:p>11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2] &amp;  [.D122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2]&amp;[.D122]&amp;&quot; Module &quot; &amp; [.E122]" office:value-type="string" office:string-value="AIO5 Module Voltage Output 2" calcext:value-type="string">
            <text:p>AIO5 Module Voltage Output 2</text:p>
          </table:table-cell>
          <table:table-cell table:formula="of:=[.F122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1" calcext:value-type="float">
            <text:p>401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3]" office:value-type="float" office:value="120" calcext:value-type="float">
            <text:p>12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3] &amp;  [.D123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3]&amp;[.D123]&amp;&quot; Module &quot; &amp; [.E123]" office:value-type="string" office:string-value="AIO5 Module Voltage Output 3" calcext:value-type="string">
            <text:p>AIO5 Module Voltage Output 3</text:p>
          </table:table-cell>
          <table:table-cell table:formula="of:=[.F123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2" calcext:value-type="float">
            <text:p>401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4]" office:value-type="float" office:value="121" calcext:value-type="float">
            <text:p>12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4] &amp;  [.D124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4]&amp;[.D124]&amp;&quot; Module &quot; &amp; [.E124]" office:value-type="string" office:string-value="AIO5 Module Voltage Output 4" calcext:value-type="string">
            <text:p>AIO5 Module Voltage Output 4</text:p>
          </table:table-cell>
          <table:table-cell table:formula="of:=[.F124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3" calcext:value-type="float">
            <text:p>401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6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5]" office:value-type="float" office:value="122" calcext:value-type="float">
            <text:p>12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5] &amp;  [.D125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5]&amp;[.D125]&amp;&quot; Module &quot; &amp; [.E125]" office:value-type="string" office:string-value="AIO6 Module Voltage Output 1" calcext:value-type="string">
            <text:p>AIO6 Module Voltage Output 1</text:p>
          </table:table-cell>
          <table:table-cell table:formula="of:=[.F125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4" calcext:value-type="float">
            <text:p>401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6]" office:value-type="float" office:value="123" calcext:value-type="float">
            <text:p>12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6] &amp;  [.D126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6]&amp;[.D126]&amp;&quot; Module &quot; &amp; [.E126]" office:value-type="string" office:string-value="AIO6 Module Voltage Output 2" calcext:value-type="string">
            <text:p>AIO6 Module Voltage Output 2</text:p>
          </table:table-cell>
          <table:table-cell table:formula="of:=[.F126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5" calcext:value-type="float">
            <text:p>401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7]" office:value-type="float" office:value="124" calcext:value-type="float">
            <text:p>12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7] &amp;  [.D127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7]&amp;[.D127]&amp;&quot; Module &quot; &amp; [.E127]" office:value-type="string" office:string-value="AIO6 Module Voltage Output 3" calcext:value-type="string">
            <text:p>AIO6 Module Voltage Output 3</text:p>
          </table:table-cell>
          <table:table-cell table:formula="of:=[.F127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6" calcext:value-type="float">
            <text:p>401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8]" office:value-type="float" office:value="125" calcext:value-type="float">
            <text:p>12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8] &amp;  [.D128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8]&amp;[.D128]&amp;&quot; Module &quot; &amp; [.E128]" office:value-type="string" office:string-value="AIO6 Module Voltage Output 4" calcext:value-type="string">
            <text:p>AIO6 Module Voltage Output 4</text:p>
          </table:table-cell>
          <table:table-cell table:formula="of:=[.F128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7" calcext:value-type="float">
            <text:p>4012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tage Output 1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Voltage in millivolt that will be outputet on AIO Modul 7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29]" office:value-type="float" office:value="126" calcext:value-type="float">
            <text:p>12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29] &amp;  [.D129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29]&amp;[.D129]&amp;&quot; Module &quot; &amp; [.E129]" office:value-type="string" office:string-value="AIO7 Module Voltage Output 1" calcext:value-type="string">
            <text:p>AIO7 Module Voltage Output 1</text:p>
          </table:table-cell>
          <table:table-cell table:formula="of:=[.F129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8" calcext:value-type="float">
            <text:p>40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tage Output 2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0]" office:value-type="float" office:value="127" calcext:value-type="float">
            <text:p>12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0] &amp;  [.D130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0]&amp;[.D130]&amp;&quot; Module &quot; &amp; [.E130]" office:value-type="string" office:string-value="AIO7 Module Voltage Output 2" calcext:value-type="string">
            <text:p>AIO7 Module Voltage Output 2</text:p>
          </table:table-cell>
          <table:table-cell table:formula="of:=[.F130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29" calcext:value-type="float">
            <text:p>4012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tage Output 3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1]" office:value-type="float" office:value="128" calcext:value-type="float">
            <text:p>12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1] &amp;  [.D131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1]&amp;[.D131]&amp;&quot; Module &quot; &amp; [.E131]" office:value-type="string" office:string-value="AIO7 Module Voltage Output 3" calcext:value-type="string">
            <text:p>AIO7 Module Voltage Output 3</text:p>
          </table:table-cell>
          <table:table-cell table:formula="of:=[.F131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0" calcext:value-type="float">
            <text:p>4013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tage Output 4</text:p>
          </table:table-cell>
          <table:table-cell office:value-type="string" calcext:value-type="string">
            <text:p>0-10.000 mV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2]" office:value-type="float" office:value="129" calcext:value-type="float">
            <text:p>12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2] &amp;  [.D132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2]&amp;[.D132]&amp;&quot; Module &quot; &amp; [.E132]" office:value-type="string" office:string-value="AIO7 Module Voltage Output 4" calcext:value-type="string">
            <text:p>AIO7 Module Voltage Output 4</text:p>
          </table:table-cell>
          <table:table-cell table:formula="of:=[.F132]" office:value-type="string" office:string-value="0-10.000 mV" calcext:value-type="string">
            <text:p>0-10.000 mV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1" calcext:value-type="float">
            <text:p>401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IO</text:p>
          </table:table-cell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1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3]" office:value-type="float" office:value="130" calcext:value-type="float">
            <text:p>13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3] &amp;  [.D133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3]&amp;[.D133]&amp;&quot; Module &quot; &amp; [.E133]" office:value-type="string" office:string-value="AIO1 Module Current Output 1" calcext:value-type="string">
            <text:p>AIO1 Module Current Output 1</text:p>
          </table:table-cell>
          <table:table-cell table:formula="of:=[.F133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2" calcext:value-type="float">
            <text:p>401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4]" office:value-type="float" office:value="131" calcext:value-type="float">
            <text:p>13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4] &amp;  [.D134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4]&amp;[.D134]&amp;&quot; Module &quot; &amp; [.E134]" office:value-type="string" office:string-value="AIO1 Module Current Output 2" calcext:value-type="string">
            <text:p>AIO1 Module Current Output 2</text:p>
          </table:table-cell>
          <table:table-cell table:formula="of:=[.F134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3" calcext:value-type="float">
            <text:p>4013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5]" office:value-type="float" office:value="132" calcext:value-type="float">
            <text:p>13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5] &amp;  [.D135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5]&amp;[.D135]&amp;&quot; Module &quot; &amp; [.E135]" office:value-type="string" office:string-value="AIO1 Module Current Output 3" calcext:value-type="string">
            <text:p>AIO1 Module Current Output 3</text:p>
          </table:table-cell>
          <table:table-cell table:formula="of:=[.F135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4" calcext:value-type="float">
            <text:p>401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6]" office:value-type="float" office:value="133" calcext:value-type="float">
            <text:p>13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6] &amp;  [.D136]" office:value-type="string" office:string-value="AIO1" calcext:value-type="string">
            <text:p>AIO1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6]&amp;[.D136]&amp;&quot; Module &quot; &amp; [.E136]" office:value-type="string" office:string-value="AIO1 Module Current Output 4" calcext:value-type="string">
            <text:p>AIO1 Module Current Output 4</text:p>
          </table:table-cell>
          <table:table-cell table:formula="of:=[.F136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5" calcext:value-type="float">
            <text:p>401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2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7]" office:value-type="float" office:value="134" calcext:value-type="float">
            <text:p>13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7] &amp;  [.D137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7]&amp;[.D137]&amp;&quot; Module &quot; &amp; [.E137]" office:value-type="string" office:string-value="AIO2 Module Current Output 1" calcext:value-type="string">
            <text:p>AIO2 Module Current Output 1</text:p>
          </table:table-cell>
          <table:table-cell table:formula="of:=[.F137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6" calcext:value-type="float">
            <text:p>4013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8]" office:value-type="float" office:value="135" calcext:value-type="float">
            <text:p>13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8] &amp;  [.D138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8]&amp;[.D138]&amp;&quot; Module &quot; &amp; [.E138]" office:value-type="string" office:string-value="AIO2 Module Current Output 2" calcext:value-type="string">
            <text:p>AIO2 Module Current Output 2</text:p>
          </table:table-cell>
          <table:table-cell table:formula="of:=[.F138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7" calcext:value-type="float">
            <text:p>4013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39]" office:value-type="float" office:value="136" calcext:value-type="float">
            <text:p>13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39] &amp;  [.D139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39]&amp;[.D139]&amp;&quot; Module &quot; &amp; [.E139]" office:value-type="string" office:string-value="AIO2 Module Current Output 3" calcext:value-type="string">
            <text:p>AIO2 Module Current Output 3</text:p>
          </table:table-cell>
          <table:table-cell table:formula="of:=[.F139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8" calcext:value-type="float">
            <text:p>4013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0]" office:value-type="float" office:value="137" calcext:value-type="float">
            <text:p>13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0] &amp;  [.D140]" office:value-type="string" office:string-value="AIO2" calcext:value-type="string">
            <text:p>AIO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0]&amp;[.D140]&amp;&quot; Module &quot; &amp; [.E140]" office:value-type="string" office:string-value="AIO2 Module Current Output 4" calcext:value-type="string">
            <text:p>AIO2 Module Current Output 4</text:p>
          </table:table-cell>
          <table:table-cell table:formula="of:=[.F140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39" calcext:value-type="float">
            <text:p>4013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3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1]" office:value-type="float" office:value="138" calcext:value-type="float">
            <text:p>13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1] &amp;  [.D141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1]&amp;[.D141]&amp;&quot; Module &quot; &amp; [.E141]" office:value-type="string" office:string-value="AIO3 Module Current Output 1" calcext:value-type="string">
            <text:p>AIO3 Module Current Output 1</text:p>
          </table:table-cell>
          <table:table-cell table:formula="of:=[.F141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0" calcext:value-type="float">
            <text:p>4014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2]" office:value-type="float" office:value="139" calcext:value-type="float">
            <text:p>13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2] &amp;  [.D142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2]&amp;[.D142]&amp;&quot; Module &quot; &amp; [.E142]" office:value-type="string" office:string-value="AIO3 Module Current Output 2" calcext:value-type="string">
            <text:p>AIO3 Module Current Output 2</text:p>
          </table:table-cell>
          <table:table-cell table:formula="of:=[.F142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1" calcext:value-type="float">
            <text:p>4014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3]" office:value-type="float" office:value="140" calcext:value-type="float">
            <text:p>14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3] &amp;  [.D143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3]&amp;[.D143]&amp;&quot; Module &quot; &amp; [.E143]" office:value-type="string" office:string-value="AIO3 Module Current Output 3" calcext:value-type="string">
            <text:p>AIO3 Module Current Output 3</text:p>
          </table:table-cell>
          <table:table-cell table:formula="of:=[.F143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2" calcext:value-type="float">
            <text:p>4014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4]" office:value-type="float" office:value="141" calcext:value-type="float">
            <text:p>14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4] &amp;  [.D144]" office:value-type="string" office:string-value="AIO3" calcext:value-type="string">
            <text:p>AIO3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4]&amp;[.D144]&amp;&quot; Module &quot; &amp; [.E144]" office:value-type="string" office:string-value="AIO3 Module Current Output 4" calcext:value-type="string">
            <text:p>AIO3 Module Current Output 4</text:p>
          </table:table-cell>
          <table:table-cell table:formula="of:=[.F144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3" calcext:value-type="float">
            <text:p>4014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4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5]" office:value-type="float" office:value="142" calcext:value-type="float">
            <text:p>14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5] &amp;  [.D145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5]&amp;[.D145]&amp;&quot; Module &quot; &amp; [.E145]" office:value-type="string" office:string-value="AIO4 Module Current Output 1" calcext:value-type="string">
            <text:p>AIO4 Module Current Output 1</text:p>
          </table:table-cell>
          <table:table-cell table:formula="of:=[.F145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4" calcext:value-type="float">
            <text:p>4014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6]" office:value-type="float" office:value="143" calcext:value-type="float">
            <text:p>14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6] &amp;  [.D146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6]&amp;[.D146]&amp;&quot; Module &quot; &amp; [.E146]" office:value-type="string" office:string-value="AIO4 Module Current Output 2" calcext:value-type="string">
            <text:p>AIO4 Module Current Output 2</text:p>
          </table:table-cell>
          <table:table-cell table:formula="of:=[.F146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5" calcext:value-type="float">
            <text:p>4014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7]" office:value-type="float" office:value="144" calcext:value-type="float">
            <text:p>14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7] &amp;  [.D147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7]&amp;[.D147]&amp;&quot; Module &quot; &amp; [.E147]" office:value-type="string" office:string-value="AIO4 Module Current Output 3" calcext:value-type="string">
            <text:p>AIO4 Module Current Output 3</text:p>
          </table:table-cell>
          <table:table-cell table:formula="of:=[.F147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6" calcext:value-type="float">
            <text:p>4014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8]" office:value-type="float" office:value="145" calcext:value-type="float">
            <text:p>14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8] &amp;  [.D148]" office:value-type="string" office:string-value="AIO4" calcext:value-type="string">
            <text:p>AIO4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8]&amp;[.D148]&amp;&quot; Module &quot; &amp; [.E148]" office:value-type="string" office:string-value="AIO4 Module Current Output 4" calcext:value-type="string">
            <text:p>AIO4 Module Current Output 4</text:p>
          </table:table-cell>
          <table:table-cell table:formula="of:=[.F148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7" calcext:value-type="float">
            <text:p>4014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5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49]" office:value-type="float" office:value="146" calcext:value-type="float">
            <text:p>14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49] &amp;  [.D149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49]&amp;[.D149]&amp;&quot; Module &quot; &amp; [.E149]" office:value-type="string" office:string-value="AIO5 Module Current Output 1" calcext:value-type="string">
            <text:p>AIO5 Module Current Output 1</text:p>
          </table:table-cell>
          <table:table-cell table:formula="of:=[.F149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8" calcext:value-type="float">
            <text:p>401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 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0]" office:value-type="float" office:value="147" calcext:value-type="float">
            <text:p>14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0] &amp;  [.D150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0]&amp;[.D150]&amp;&quot; Module &quot; &amp; [.E150]" office:value-type="string" office:string-value="AIO5 Module Current Output 2" calcext:value-type="string">
            <text:p>AIO5 Module Current Output 2</text:p>
          </table:table-cell>
          <table:table-cell table:formula="of:=[.F150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49" calcext:value-type="float">
            <text:p>4014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1]" office:value-type="float" office:value="148" calcext:value-type="float">
            <text:p>148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1] &amp;  [.D151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1]&amp;[.D151]&amp;&quot; Module &quot; &amp; [.E151]" office:value-type="string" office:string-value="AIO5 Module Current Output 3" calcext:value-type="string">
            <text:p>AIO5 Module Current Output 3</text:p>
          </table:table-cell>
          <table:table-cell table:formula="of:=[.F151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0" calcext:value-type="float">
            <text:p>4015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2]" office:value-type="float" office:value="149" calcext:value-type="float">
            <text:p>149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2] &amp;  [.D152]" office:value-type="string" office:string-value="AIO5" calcext:value-type="string">
            <text:p>AIO5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2]&amp;[.D152]&amp;&quot; Module &quot; &amp; [.E152]" office:value-type="string" office:string-value="AIO5 Module Current Output 4" calcext:value-type="string">
            <text:p>AIO5 Module Current Output 4</text:p>
          </table:table-cell>
          <table:table-cell table:formula="of:=[.F152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1" calcext:value-type="float">
            <text:p>401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6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3]" office:value-type="float" office:value="150" calcext:value-type="float">
            <text:p>150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3] &amp;  [.D153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3]&amp;[.D153]&amp;&quot; Module &quot; &amp; [.E153]" office:value-type="string" office:string-value="AIO6 Module Current Output 1" calcext:value-type="string">
            <text:p>AIO6 Module Current Output 1</text:p>
          </table:table-cell>
          <table:table-cell table:formula="of:=[.F153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2" calcext:value-type="float">
            <text:p>4015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4]" office:value-type="float" office:value="151" calcext:value-type="float">
            <text:p>15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4] &amp;  [.D154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4]&amp;[.D154]&amp;&quot; Module &quot; &amp; [.E154]" office:value-type="string" office:string-value="AIO6 Module Current Output 2" calcext:value-type="string">
            <text:p>AIO6 Module Current Output 2</text:p>
          </table:table-cell>
          <table:table-cell table:formula="of:=[.F154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3" calcext:value-type="float">
            <text:p>4015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5]" office:value-type="float" office:value="152" calcext:value-type="float">
            <text:p>152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5] &amp;  [.D155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5]&amp;[.D155]&amp;&quot; Module &quot; &amp; [.E155]" office:value-type="string" office:string-value="AIO6 Module Current Output 3" calcext:value-type="string">
            <text:p>AIO6 Module Current Output 3</text:p>
          </table:table-cell>
          <table:table-cell table:formula="of:=[.F155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4" calcext:value-type="float">
            <text:p>401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6]" office:value-type="float" office:value="153" calcext:value-type="float">
            <text:p>153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6] &amp;  [.D156]" office:value-type="string" office:string-value="AIO6" calcext:value-type="string">
            <text:p>AIO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6]&amp;[.D156]&amp;&quot; Module &quot; &amp; [.E156]" office:value-type="string" office:string-value="AIO6 Module Current Output 4" calcext:value-type="string">
            <text:p>AIO6 Module Current Output 4</text:p>
          </table:table-cell>
          <table:table-cell table:formula="of:=[.F156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5" calcext:value-type="float">
            <text:p>4015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 Output 1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Current in milli Ampere that will be outputet on AIO Modul 7.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7]" office:value-type="float" office:value="154" calcext:value-type="float">
            <text:p>154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7] &amp;  [.D157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7]&amp;[.D157]&amp;&quot; Module &quot; &amp; [.E157]" office:value-type="string" office:string-value="AIO7 Module Current Output 1" calcext:value-type="string">
            <text:p>AIO7 Module Current Output 1</text:p>
          </table:table-cell>
          <table:table-cell table:formula="of:=[.F157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6" calcext:value-type="float">
            <text:p>4015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 Output 2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8]" office:value-type="float" office:value="155" calcext:value-type="float">
            <text:p>155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8] &amp;  [.D158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8]&amp;[.D158]&amp;&quot; Module &quot; &amp; [.E158]" office:value-type="string" office:string-value="AIO7 Module Current Output 2" calcext:value-type="string">
            <text:p>AIO7 Module Current Output 2</text:p>
          </table:table-cell>
          <table:table-cell table:formula="of:=[.F158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7" calcext:value-type="float">
            <text:p>4015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 Output 3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59]" office:value-type="float" office:value="156" calcext:value-type="float">
            <text:p>156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59] &amp;  [.D159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59]&amp;[.D159]&amp;&quot; Module &quot; &amp; [.E159]" office:value-type="string" office:string-value="AIO7 Module Current Output 3" calcext:value-type="string">
            <text:p>AIO7 Module Current Output 3</text:p>
          </table:table-cell>
          <table:table-cell table:formula="of:=[.F159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5">
          <table:table-cell office:value-type="float" office:value="40158" calcext:value-type="float">
            <text:p>4015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rent Output 4</text:p>
          </table:table-cell>
          <table:table-cell table:style-name="ce117" office:value-type="string" calcext:value-type="string">
            <text:p>0-20000 mA</text:p>
          </table:table-cell>
          <table:table-cell office:value-type="string" calcext:value-type="string">
            <text:p>as above</text:p>
          </table:table-cell>
          <table:table-cell table:number-columns-repeated="2"/>
          <table:table-cell office:value-type="string" calcext:value-type="string">
            <text:p>/*</text:p>
          </table:table-cell>
          <table:table-cell table:formula="of:=[.B160]" office:value-type="float" office:value="157" calcext:value-type="float">
            <text:p>157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{</text:p>
          </table:table-cell>
          <table:table-cell table:formula="of:=[.C160] &amp;  [.D160]" office:value-type="string" office:string-value="AIO7" calcext:value-type="string">
            <text:p>AIO7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*</text:p>
          </table:table-cell>
          <table:table-cell table:formula="of:=[.C160]&amp;[.D160]&amp;&quot; Module &quot; &amp; [.E160]" office:value-type="string" office:string-value="AIO7 Module Current Output 4" calcext:value-type="string">
            <text:p>AIO7 Module Current Output 4</text:p>
          </table:table-cell>
          <table:table-cell table:formula="of:=[.F160]" office:value-type="string" office:string-value="0-20000 mA" calcext:value-type="string">
            <text:p>0-20000 mA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" table:visibility="filter" table:number-rows-repeated="4">
          <table:table-cell/>
          <table:table-cell table:style-name="Default" table:number-columns-repeated="6"/>
          <table:table-cell/>
          <table:table-cell table:style-name="Default" table:number-columns-repeated="17"/>
        </table:table-row>
        <table:table-row table:style-name="ro1">
          <table:table-cell table:number-columns-repeated="2"/>
          <table:table-cell table:style-name="ce116"/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};</text:p>
          </table:table-cell>
          <table:table-cell table:number-columns-repeated="14"/>
          <table:table-cell table:style-name="Default"/>
        </table:table-row>
        <table:table-row table:style-name="ro1">
          <table:table-cell table:number-columns-repeated="2"/>
          <table:table-cell table:style-name="ce116"/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number-columns-repeated="2"/>
          <table:table-cell table:style-name="ce116"/>
          <table:table-cell/>
          <table:table-cell table:style-name="Default" table:number-columns-repeated="3"/>
          <table:table-cell/>
          <table:table-cell table:style-name="Default" table:number-columns-repeated="17"/>
        </table:table-row>
        <table:table-row table:style-name="ro1" table:number-rows-repeated="8">
          <table:table-cell table:number-columns-repeated="2"/>
          <table:table-cell table:style-name="ce116"/>
          <table:table-cell table:style-name="Default" table:number-columns-repeated="4"/>
          <table:table-cell/>
          <table:table-cell table:style-name="Default" table:number-columns-repeated="17"/>
        </table:table-row>
        <table:table-row table:style-name="ro1" table:number-rows-repeated="66">
          <table:table-cell/>
          <table:table-cell table:style-name="Default" table:number-columns-repeated="6"/>
          <table:table-cell/>
          <table:table-cell table:style-name="Default" table:number-columns-repeated="17"/>
        </table:table-row>
        <table:table-row table:style-name="ro1" table:number-rows-repeated="2">
          <table:table-cell/>
          <table:table-cell table:style-name="Default"/>
          <table:table-cell table:style-name="ce116"/>
          <table:table-cell table:style-name="Default" table:number-columns-repeated="4"/>
          <table:table-cell/>
          <table:table-cell table:style-name="Default" table:number-columns-repeated="17"/>
        </table:table-row>
        <table:table-row table:style-name="ro1">
          <table:table-cell/>
          <table:table-cell table:style-name="Default"/>
          <table:table-cell table:style-name="ce116"/>
          <table:table-cell table:style-name="Default" table:number-columns-repeated="4"/>
          <table:table-cell/>
          <table:table-cell table:style-name="Default" table:number-columns-repeated="17"/>
        </table:table-row>
      </table:table>
      <table:table table:name="CSV" table:style-name="ta6"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7.12</text:p>
          </table:table-cell>
          <table:table-cell table:number-columns-repeated="11"/>
        </table:table-row>
        <table:table-row table:style-name="ro6">
          <table:table-cell table:style-name="ce57" office:value-type="string" calcext:value-type="string">
            <text:p>Modbus Offset</text:p>
          </table:table-cell>
          <table:table-cell table:style-name="ce58" office:value-type="string" calcext:value-type="string">
            <text:p>Discrete Output Modul Typ</text:p>
          </table:table-cell>
          <table:table-cell table:style-name="ce58" office:value-type="string" calcext:value-type="string">
            <text:p>Discrete Output ModulNr</text:p>
          </table:table-cell>
          <table:table-cell table:style-name="ce58" office:value-type="string" calcext:value-type="string">
            <text:p>Discrete Output Mreg</text:p>
          </table:table-cell>
          <table:table-cell table:style-name="ce59" office:value-type="string" calcext:value-type="string">
            <text:p>Discrete Input Modul Typ</text:p>
          </table:table-cell>
          <table:table-cell table:style-name="ce59" office:value-type="string" calcext:value-type="string">
            <text:p><text:span text:style-name="T7">Discrete Input  </text:span>ModulNr</text:p>
          </table:table-cell>
          <table:table-cell table:style-name="ce59" office:value-type="string" calcext:value-type="string">
            <text:p>Discrete Input <text:s/>Mreg</text:p>
          </table:table-cell>
          <table:table-cell table:style-name="ce60" office:value-type="string" calcext:value-type="string">
            <text:p>Input Register Modul Typ</text:p>
          </table:table-cell>
          <table:table-cell table:style-name="ce60" office:value-type="string" calcext:value-type="string">
            <text:p>Input Register <text:s/>ModulNr</text:p>
          </table:table-cell>
          <table:table-cell table:style-name="ce60" office:value-type="string" calcext:value-type="string">
            <text:p>Input Register <text:s/>Mreg</text:p>
          </table:table-cell>
          <table:table-cell table:style-name="ce61" office:value-type="string" calcext:value-type="string">
            <text:p>Output Register Modul Typ</text:p>
          </table:table-cell>
          <table:table-cell table:style-name="ce61" office:value-type="string" calcext:value-type="string">
            <text:p><text:span text:style-name="T7">Output Register </text:span>ModulNr</text:p>
          </table:table-cell>
          <table:table-cell table:style-name="ce61" office:value-type="string" calcext:value-type="string">
            <text:p><text:span text:style-name="T7">Output Register </text:span>Mre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Discrete Output coils'.C4]" office:value-type="string" office:string-value="LEAFLET" calcext:value-type="string">
            <text:p>LEAFLET</text:p>
          </table:table-cell>
          <table:table-cell table:formula="of:=[$'Discrete Output coils'.D4]" office:value-type="float" office:value="0" calcext:value-type="float">
            <text:p>0</text:p>
          </table:table-cell>
          <table:table-cell table:formula="of:=[$'Discrete Output coils'.O4]" office:value-type="float" office:value="0" calcext:value-type="float">
            <text:p>0</text:p>
          </table:table-cell>
          <table:table-cell table:formula="of:=[$'Discrete Input Contacts'.C4]" office:value-type="string" office:string-value="LEAFLET" calcext:value-type="string">
            <text:p>LEAFLET</text:p>
          </table:table-cell>
          <table:table-cell table:formula="of:=[$'Discrete Input Contacts'.D4]" office:value-type="float" office:value="0" calcext:value-type="float">
            <text:p>0</text:p>
          </table:table-cell>
          <table:table-cell table:formula="of:=[$'Discrete Input Contacts'.O4]" office:value-type="float" office:value="0" calcext:value-type="float">
            <text:p>0</text:p>
          </table:table-cell>
          <table:table-cell table:formula="of:=[$'Analog Input Registers'.C4]" office:value-type="string" office:string-value="LEAFLET" calcext:value-type="string">
            <text:p>LEAFLET</text:p>
          </table:table-cell>
          <table:table-cell table:formula="of:=[$'Analog Input Registers'.D4]" office:value-type="float" office:value="0" calcext:value-type="float">
            <text:p>0</text:p>
          </table:table-cell>
          <table:table-cell table:formula="of:=[$'Analog Input Registers'.O4]" office:value-type="float" office:value="0" calcext:value-type="float">
            <text:p>0</text:p>
          </table:table-cell>
          <table:table-cell table:formula="of:=[$'Analog Output Holding Registers'.C3]" office:value-type="string" office:string-value="LEAFLET" calcext:value-type="string">
            <text:p>LEAFLET</text:p>
          </table:table-cell>
          <table:table-cell table:formula="of:=[$'Analog Output Holding Registers'.D3]" office:value-type="float" office:value="0" calcext:value-type="float">
            <text:p>0</text:p>
          </table:table-cell>
          <table:table-cell table:formula="of:=[$'Analog Output Holding Registers'.P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Discrete Output coils'.C5]" office:value-type="string" office:string-value="LEAFLET" calcext:value-type="string">
            <text:p>LEAFLET</text:p>
          </table:table-cell>
          <table:table-cell table:formula="of:=[$'Discrete Output coils'.D5]" office:value-type="float" office:value="0" calcext:value-type="float">
            <text:p>0</text:p>
          </table:table-cell>
          <table:table-cell table:formula="of:=[$'Discrete Output coils'.O5]" office:value-type="float" office:value="1" calcext:value-type="float">
            <text:p>1</text:p>
          </table:table-cell>
          <table:table-cell table:formula="of:=[$'Discrete Input Contacts'.C5]" office:value-type="string" office:string-value="LEAFLET" calcext:value-type="string">
            <text:p>LEAFLET</text:p>
          </table:table-cell>
          <table:table-cell table:formula="of:=[$'Discrete Input Contacts'.D5]" office:value-type="float" office:value="0" calcext:value-type="float">
            <text:p>0</text:p>
          </table:table-cell>
          <table:table-cell table:formula="of:=[$'Discrete Input Contacts'.O5]" office:value-type="float" office:value="1" calcext:value-type="float">
            <text:p>1</text:p>
          </table:table-cell>
          <table:table-cell table:formula="of:=[$'Analog Input Registers'.C5]" office:value-type="string" office:string-value="LEAFLET" calcext:value-type="string">
            <text:p>LEAFLET</text:p>
          </table:table-cell>
          <table:table-cell table:formula="of:=[$'Analog Input Registers'.D5]" office:value-type="float" office:value="0" calcext:value-type="float">
            <text:p>0</text:p>
          </table:table-cell>
          <table:table-cell table:formula="of:=[$'Analog Input Registers'.O5]" office:value-type="float" office:value="1" calcext:value-type="float">
            <text:p>1</text:p>
          </table:table-cell>
          <table:table-cell table:formula="of:=[$'Analog Output Holding Registers'.C4]" office:value-type="string" office:string-value="LEAFLET" calcext:value-type="string">
            <text:p>LEAFLET</text:p>
          </table:table-cell>
          <table:table-cell table:formula="of:=[$'Analog Output Holding Registers'.D4]" office:value-type="float" office:value="0" calcext:value-type="float">
            <text:p>0</text:p>
          </table:table-cell>
          <table:table-cell table:formula="of:=[$'Analog Output Holding Registers'.P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Discrete Output coils'.C6]" office:value-type="string" office:string-value="LEAFLET" calcext:value-type="string">
            <text:p>LEAFLET</text:p>
          </table:table-cell>
          <table:table-cell table:formula="of:=[$'Discrete Output coils'.D6]" office:value-type="float" office:value="0" calcext:value-type="float">
            <text:p>0</text:p>
          </table:table-cell>
          <table:table-cell table:formula="of:=[$'Discrete Output coils'.O6]" office:value-type="float" office:value="2" calcext:value-type="float">
            <text:p>2</text:p>
          </table:table-cell>
          <table:table-cell table:formula="of:=[$'Discrete Input Contacts'.C6]" office:value-type="string" office:string-value="LEAFLET" calcext:value-type="string">
            <text:p>LEAFLET</text:p>
          </table:table-cell>
          <table:table-cell table:formula="of:=[$'Discrete Input Contacts'.D6]" office:value-type="float" office:value="0" calcext:value-type="float">
            <text:p>0</text:p>
          </table:table-cell>
          <table:table-cell table:formula="of:=[$'Discrete Input Contacts'.O6]" office:value-type="float" office:value="2" calcext:value-type="float">
            <text:p>2</text:p>
          </table:table-cell>
          <table:table-cell table:formula="of:=[$'Analog Input Registers'.C6]" office:value-type="string" office:string-value="LEAFLET" calcext:value-type="string">
            <text:p>LEAFLET</text:p>
          </table:table-cell>
          <table:table-cell table:formula="of:=[$'Analog Input Registers'.D6]" office:value-type="float" office:value="0" calcext:value-type="float">
            <text:p>0</text:p>
          </table:table-cell>
          <table:table-cell table:formula="of:=[$'Analog Input Registers'.O6]" office:value-type="float" office:value="2" calcext:value-type="float">
            <text:p>2</text:p>
          </table:table-cell>
          <table:table-cell table:formula="of:=[$'Analog Output Holding Registers'.C5]" office:value-type="string" office:string-value="LEAFLET" calcext:value-type="string">
            <text:p>LEAFLET</text:p>
          </table:table-cell>
          <table:table-cell table:formula="of:=[$'Analog Output Holding Registers'.D5]" office:value-type="float" office:value="0" calcext:value-type="float">
            <text:p>0</text:p>
          </table:table-cell>
          <table:table-cell table:formula="of:=[$'Analog Output Holding Registers'.P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Discrete Output coils'.C7]" office:value-type="string" office:string-value="LEAFLET" calcext:value-type="string">
            <text:p>LEAFLET</text:p>
          </table:table-cell>
          <table:table-cell table:formula="of:=[$'Discrete Output coils'.D7]" office:value-type="float" office:value="0" calcext:value-type="float">
            <text:p>0</text:p>
          </table:table-cell>
          <table:table-cell table:formula="of:=[$'Discrete Output coils'.O7]" office:value-type="float" office:value="3" calcext:value-type="float">
            <text:p>3</text:p>
          </table:table-cell>
          <table:table-cell table:formula="of:=[$'Discrete Input Contacts'.C7]" office:value-type="string" office:string-value="LEAFLET" calcext:value-type="string">
            <text:p>LEAFLET</text:p>
          </table:table-cell>
          <table:table-cell table:formula="of:=[$'Discrete Input Contacts'.D7]" office:value-type="float" office:value="0" calcext:value-type="float">
            <text:p>0</text:p>
          </table:table-cell>
          <table:table-cell table:formula="of:=[$'Discrete Input Contacts'.O7]" office:value-type="float" office:value="3" calcext:value-type="float">
            <text:p>3</text:p>
          </table:table-cell>
          <table:table-cell table:formula="of:=[$'Analog Input Registers'.C7]" office:value-type="string" office:string-value="LEAFLET" calcext:value-type="string">
            <text:p>LEAFLET</text:p>
          </table:table-cell>
          <table:table-cell table:formula="of:=[$'Analog Input Registers'.D7]" office:value-type="float" office:value="0" calcext:value-type="float">
            <text:p>0</text:p>
          </table:table-cell>
          <table:table-cell table:formula="of:=[$'Analog Input Registers'.O7]" office:value-type="float" office:value="3" calcext:value-type="float">
            <text:p>3</text:p>
          </table:table-cell>
          <table:table-cell table:formula="of:=[$'Analog Output Holding Registers'.C6]" office:value-type="string" office:string-value="LEAFLET" calcext:value-type="string">
            <text:p>LEAFLET</text:p>
          </table:table-cell>
          <table:table-cell table:formula="of:=[$'Analog Output Holding Registers'.D6]" office:value-type="float" office:value="0" calcext:value-type="float">
            <text:p>0</text:p>
          </table:table-cell>
          <table:table-cell table:formula="of:=[$'Analog Output Holding Registers'.P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Discrete Output coils'.C8]" office:value-type="string" office:string-value="LEAFLET" calcext:value-type="string">
            <text:p>LEAFLET</text:p>
          </table:table-cell>
          <table:table-cell table:formula="of:=[$'Discrete Output coils'.D8]" office:value-type="float" office:value="0" calcext:value-type="float">
            <text:p>0</text:p>
          </table:table-cell>
          <table:table-cell table:formula="of:=[$'Discrete Output coils'.O8]" office:value-type="float" office:value="4" calcext:value-type="float">
            <text:p>4</text:p>
          </table:table-cell>
          <table:table-cell table:formula="of:=[$'Discrete Input Contacts'.C8]" office:value-type="string" office:string-value="LEAFLET" calcext:value-type="string">
            <text:p>LEAFLET</text:p>
          </table:table-cell>
          <table:table-cell table:formula="of:=[$'Discrete Input Contacts'.D8]" office:value-type="float" office:value="0" calcext:value-type="float">
            <text:p>0</text:p>
          </table:table-cell>
          <table:table-cell table:formula="of:=[$'Discrete Input Contacts'.O8]" office:value-type="float" office:value="4" calcext:value-type="float">
            <text:p>4</text:p>
          </table:table-cell>
          <table:table-cell table:formula="of:=[$'Analog Input Registers'.C8]" office:value-type="string" office:string-value="LEAFLET" calcext:value-type="string">
            <text:p>LEAFLET</text:p>
          </table:table-cell>
          <table:table-cell table:formula="of:=[$'Analog Input Registers'.D8]" office:value-type="float" office:value="0" calcext:value-type="float">
            <text:p>0</text:p>
          </table:table-cell>
          <table:table-cell table:formula="of:=[$'Analog Input Registers'.O8]" office:value-type="float" office:value="4" calcext:value-type="float">
            <text:p>4</text:p>
          </table:table-cell>
          <table:table-cell table:formula="of:=[$'Analog Output Holding Registers'.C7]" office:value-type="string" office:string-value="LEAFLET" calcext:value-type="string">
            <text:p>LEAFLET</text:p>
          </table:table-cell>
          <table:table-cell table:formula="of:=[$'Analog Output Holding Registers'.D7]" office:value-type="float" office:value="0" calcext:value-type="float">
            <text:p>0</text:p>
          </table:table-cell>
          <table:table-cell table:formula="of:=[$'Analog Output Holding Registers'.P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Discrete Output coils'.C9]" office:value-type="string" office:string-value="LEAFLET" calcext:value-type="string">
            <text:p>LEAFLET</text:p>
          </table:table-cell>
          <table:table-cell table:formula="of:=[$'Discrete Output coils'.D9]" office:value-type="float" office:value="0" calcext:value-type="float">
            <text:p>0</text:p>
          </table:table-cell>
          <table:table-cell table:formula="of:=[$'Discrete Output coils'.O9]" office:value-type="float" office:value="5" calcext:value-type="float">
            <text:p>5</text:p>
          </table:table-cell>
          <table:table-cell table:formula="of:=[$'Discrete Input Contacts'.C9]" office:value-type="string" office:string-value="LEAFLET" calcext:value-type="string">
            <text:p>LEAFLET</text:p>
          </table:table-cell>
          <table:table-cell table:formula="of:=[$'Discrete Input Contacts'.D9]" office:value-type="float" office:value="0" calcext:value-type="float">
            <text:p>0</text:p>
          </table:table-cell>
          <table:table-cell table:formula="of:=[$'Discrete Input Contacts'.O9]" office:value-type="float" office:value="5" calcext:value-type="float">
            <text:p>5</text:p>
          </table:table-cell>
          <table:table-cell table:formula="of:=[$'Analog Input Registers'.C9]" office:value-type="string" office:string-value="LEAFLET" calcext:value-type="string">
            <text:p>LEAFLET</text:p>
          </table:table-cell>
          <table:table-cell table:formula="of:=[$'Analog Input Registers'.D9]" office:value-type="float" office:value="0" calcext:value-type="float">
            <text:p>0</text:p>
          </table:table-cell>
          <table:table-cell table:formula="of:=[$'Analog Input Registers'.O9]" office:value-type="float" office:value="5" calcext:value-type="float">
            <text:p>5</text:p>
          </table:table-cell>
          <table:table-cell table:formula="of:=[$'Analog Output Holding Registers'.C8]" office:value-type="string" office:string-value="LEAFLET" calcext:value-type="string">
            <text:p>LEAFLET</text:p>
          </table:table-cell>
          <table:table-cell table:formula="of:=[$'Analog Output Holding Registers'.D8]" office:value-type="float" office:value="0" calcext:value-type="float">
            <text:p>0</text:p>
          </table:table-cell>
          <table:table-cell table:formula="of:=[$'Analog Output Holding Registers'.P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Discrete Output coils'.C10]" office:value-type="string" office:string-value="LEAFLET" calcext:value-type="string">
            <text:p>LEAFLET</text:p>
          </table:table-cell>
          <table:table-cell table:formula="of:=[$'Discrete Output coils'.D10]" office:value-type="float" office:value="0" calcext:value-type="float">
            <text:p>0</text:p>
          </table:table-cell>
          <table:table-cell table:formula="of:=[$'Discrete Output coils'.O10]" office:value-type="float" office:value="6" calcext:value-type="float">
            <text:p>6</text:p>
          </table:table-cell>
          <table:table-cell table:formula="of:=[$'Discrete Input Contacts'.C10]" office:value-type="string" office:string-value="LEAFLET" calcext:value-type="string">
            <text:p>LEAFLET</text:p>
          </table:table-cell>
          <table:table-cell table:formula="of:=[$'Discrete Input Contacts'.D10]" office:value-type="float" office:value="0" calcext:value-type="float">
            <text:p>0</text:p>
          </table:table-cell>
          <table:table-cell table:formula="of:=[$'Discrete Input Contacts'.O10]" office:value-type="float" office:value="6" calcext:value-type="float">
            <text:p>6</text:p>
          </table:table-cell>
          <table:table-cell table:formula="of:=[$'Analog Input Registers'.C10]" office:value-type="string" office:string-value="LEAFLET" calcext:value-type="string">
            <text:p>LEAFLET</text:p>
          </table:table-cell>
          <table:table-cell table:formula="of:=[$'Analog Input Registers'.D10]" office:value-type="float" office:value="0" calcext:value-type="float">
            <text:p>0</text:p>
          </table:table-cell>
          <table:table-cell table:formula="of:=[$'Analog Input Registers'.O10]" office:value-type="float" office:value="6" calcext:value-type="float">
            <text:p>6</text:p>
          </table:table-cell>
          <table:table-cell table:formula="of:=[$'Analog Output Holding Registers'.C9]" office:value-type="string" office:string-value="LEAFLET" calcext:value-type="string">
            <text:p>LEAFLET</text:p>
          </table:table-cell>
          <table:table-cell table:formula="of:=[$'Analog Output Holding Registers'.D9]" office:value-type="float" office:value="0" calcext:value-type="float">
            <text:p>0</text:p>
          </table:table-cell>
          <table:table-cell table:formula="of:=[$'Analog Output Holding Registers'.P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Discrete Output coils'.C11]" office:value-type="string" office:string-value="LEAFLET" calcext:value-type="string">
            <text:p>LEAFLET</text:p>
          </table:table-cell>
          <table:table-cell table:formula="of:=[$'Discrete Output coils'.D11]" office:value-type="float" office:value="0" calcext:value-type="float">
            <text:p>0</text:p>
          </table:table-cell>
          <table:table-cell table:formula="of:=[$'Discrete Output coils'.O11]" office:value-type="float" office:value="7" calcext:value-type="float">
            <text:p>7</text:p>
          </table:table-cell>
          <table:table-cell table:formula="of:=[$'Discrete Input Contacts'.C11]" office:value-type="string" office:string-value="LEAFLET" calcext:value-type="string">
            <text:p>LEAFLET</text:p>
          </table:table-cell>
          <table:table-cell table:formula="of:=[$'Discrete Input Contacts'.D11]" office:value-type="float" office:value="0" calcext:value-type="float">
            <text:p>0</text:p>
          </table:table-cell>
          <table:table-cell table:formula="of:=[$'Discrete Input Contacts'.O11]" office:value-type="float" office:value="7" calcext:value-type="float">
            <text:p>7</text:p>
          </table:table-cell>
          <table:table-cell table:formula="of:=[$'Analog Input Registers'.C11]" office:value-type="string" office:string-value="LEAFLET" calcext:value-type="string">
            <text:p>LEAFLET</text:p>
          </table:table-cell>
          <table:table-cell table:formula="of:=[$'Analog Input Registers'.D11]" office:value-type="float" office:value="0" calcext:value-type="float">
            <text:p>0</text:p>
          </table:table-cell>
          <table:table-cell table:formula="of:=[$'Analog Input Registers'.O11]" office:value-type="float" office:value="7" calcext:value-type="float">
            <text:p>7</text:p>
          </table:table-cell>
          <table:table-cell table:formula="of:=[$'Analog Output Holding Registers'.C10]" office:value-type="string" office:string-value="LEAFLET" calcext:value-type="string">
            <text:p>LEAFLET</text:p>
          </table:table-cell>
          <table:table-cell table:formula="of:=[$'Analog Output Holding Registers'.D10]" office:value-type="float" office:value="0" calcext:value-type="float">
            <text:p>0</text:p>
          </table:table-cell>
          <table:table-cell table:formula="of:=[$'Analog Output Holding Registers'.P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Discrete Output coils'.C12]" office:value-type="string" office:string-value="LEAFLET" calcext:value-type="string">
            <text:p>LEAFLET</text:p>
          </table:table-cell>
          <table:table-cell table:formula="of:=[$'Discrete Output coils'.D12]" office:value-type="float" office:value="0" calcext:value-type="float">
            <text:p>0</text:p>
          </table:table-cell>
          <table:table-cell table:formula="of:=[$'Discrete Output coils'.O12]" office:value-type="float" office:value="8" calcext:value-type="float">
            <text:p>8</text:p>
          </table:table-cell>
          <table:table-cell table:formula="of:=[$'Discrete Input Contacts'.C12]" office:value-type="string" office:string-value="LEAFLET" calcext:value-type="string">
            <text:p>LEAFLET</text:p>
          </table:table-cell>
          <table:table-cell table:formula="of:=[$'Discrete Input Contacts'.D12]" office:value-type="float" office:value="0" calcext:value-type="float">
            <text:p>0</text:p>
          </table:table-cell>
          <table:table-cell table:formula="of:=[$'Discrete Input Contacts'.O12]" office:value-type="float" office:value="8" calcext:value-type="float">
            <text:p>8</text:p>
          </table:table-cell>
          <table:table-cell table:formula="of:=[$'Analog Input Registers'.C12]" office:value-type="string" office:string-value="LEAFLET" calcext:value-type="string">
            <text:p>LEAFLET</text:p>
          </table:table-cell>
          <table:table-cell table:formula="of:=[$'Analog Input Registers'.D12]" office:value-type="float" office:value="0" calcext:value-type="float">
            <text:p>0</text:p>
          </table:table-cell>
          <table:table-cell table:formula="of:=[$'Analog Input Registers'.O12]" office:value-type="float" office:value="8" calcext:value-type="float">
            <text:p>8</text:p>
          </table:table-cell>
          <table:table-cell table:formula="of:=[$'Analog Output Holding Registers'.C11]" office:value-type="string" office:string-value="LEAFLET" calcext:value-type="string">
            <text:p>LEAFLET</text:p>
          </table:table-cell>
          <table:table-cell table:formula="of:=[$'Analog Output Holding Registers'.D11]" office:value-type="float" office:value="0" calcext:value-type="float">
            <text:p>0</text:p>
          </table:table-cell>
          <table:table-cell table:formula="of:=[$'Analog Output Holding Registers'.P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Discrete Output coils'.C13]" office:value-type="string" office:string-value="LEAFLET" calcext:value-type="string">
            <text:p>LEAFLET</text:p>
          </table:table-cell>
          <table:table-cell table:formula="of:=[$'Discrete Output coils'.D13]" office:value-type="float" office:value="0" calcext:value-type="float">
            <text:p>0</text:p>
          </table:table-cell>
          <table:table-cell table:formula="of:=[$'Discrete Output coils'.O13]" office:value-type="float" office:value="9" calcext:value-type="float">
            <text:p>9</text:p>
          </table:table-cell>
          <table:table-cell table:formula="of:=[$'Discrete Input Contacts'.C13]" office:value-type="string" office:string-value="LEAFLET" calcext:value-type="string">
            <text:p>LEAFLET</text:p>
          </table:table-cell>
          <table:table-cell table:formula="of:=[$'Discrete Input Contacts'.D13]" office:value-type="float" office:value="0" calcext:value-type="float">
            <text:p>0</text:p>
          </table:table-cell>
          <table:table-cell table:formula="of:=[$'Discrete Input Contacts'.O13]" office:value-type="float" office:value="9" calcext:value-type="float">
            <text:p>9</text:p>
          </table:table-cell>
          <table:table-cell table:formula="of:=[$'Analog Input Registers'.C13]" office:value-type="string" office:string-value="LEAFLET" calcext:value-type="string">
            <text:p>LEAFLET</text:p>
          </table:table-cell>
          <table:table-cell table:formula="of:=[$'Analog Input Registers'.D13]" office:value-type="float" office:value="0" calcext:value-type="float">
            <text:p>0</text:p>
          </table:table-cell>
          <table:table-cell table:formula="of:=[$'Analog Input Registers'.O13]" office:value-type="float" office:value="9" calcext:value-type="float">
            <text:p>9</text:p>
          </table:table-cell>
          <table:table-cell table:formula="of:=[$'Analog Output Holding Registers'.C12]" office:value-type="string" office:string-value="LEAFLET" calcext:value-type="string">
            <text:p>LEAFLET</text:p>
          </table:table-cell>
          <table:table-cell table:formula="of:=[$'Analog Output Holding Registers'.D12]" office:value-type="float" office:value="0" calcext:value-type="float">
            <text:p>0</text:p>
          </table:table-cell>
          <table:table-cell table:formula="of:=[$'Analog Output Holding Registers'.P1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Discrete Output coils'.C14]" office:value-type="string" office:string-value="LEAFLET" calcext:value-type="string">
            <text:p>LEAFLET</text:p>
          </table:table-cell>
          <table:table-cell table:formula="of:=[$'Discrete Output coils'.D14]" office:value-type="float" office:value="0" calcext:value-type="float">
            <text:p>0</text:p>
          </table:table-cell>
          <table:table-cell table:formula="of:=[$'Discrete Output coils'.O14]" office:value-type="float" office:value="10" calcext:value-type="float">
            <text:p>10</text:p>
          </table:table-cell>
          <table:table-cell table:formula="of:=[$'Discrete Input Contacts'.C14]" office:value-type="string" office:string-value="LEAFLET" calcext:value-type="string">
            <text:p>LEAFLET</text:p>
          </table:table-cell>
          <table:table-cell table:formula="of:=[$'Discrete Input Contacts'.D14]" office:value-type="float" office:value="0" calcext:value-type="float">
            <text:p>0</text:p>
          </table:table-cell>
          <table:table-cell table:formula="of:=[$'Discrete Input Contacts'.O14]" office:value-type="float" office:value="10" calcext:value-type="float">
            <text:p>10</text:p>
          </table:table-cell>
          <table:table-cell table:formula="of:=[$'Analog Input Registers'.C14]" office:value-type="string" office:string-value="LEAFLET" calcext:value-type="string">
            <text:p>LEAFLET</text:p>
          </table:table-cell>
          <table:table-cell table:formula="of:=[$'Analog Input Registers'.D14]" office:value-type="float" office:value="0" calcext:value-type="float">
            <text:p>0</text:p>
          </table:table-cell>
          <table:table-cell table:formula="of:=[$'Analog Input Registers'.O14]" office:value-type="float" office:value="10" calcext:value-type="float">
            <text:p>10</text:p>
          </table:table-cell>
          <table:table-cell table:formula="of:=[$'Analog Output Holding Registers'.C13]" office:value-type="string" office:string-value="LEAFLET" calcext:value-type="string">
            <text:p>LEAFLET</text:p>
          </table:table-cell>
          <table:table-cell table:formula="of:=[$'Analog Output Holding Registers'.D13]" office:value-type="float" office:value="0" calcext:value-type="float">
            <text:p>0</text:p>
          </table:table-cell>
          <table:table-cell table:formula="of:=[$'Analog Output Holding Registers'.P1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Discrete Output coils'.C15]" office:value-type="string" office:string-value="LEAFLET" calcext:value-type="string">
            <text:p>LEAFLET</text:p>
          </table:table-cell>
          <table:table-cell table:formula="of:=[$'Discrete Output coils'.D15]" office:value-type="float" office:value="0" calcext:value-type="float">
            <text:p>0</text:p>
          </table:table-cell>
          <table:table-cell table:formula="of:=[$'Discrete Output coils'.O15]" office:value-type="float" office:value="11" calcext:value-type="float">
            <text:p>11</text:p>
          </table:table-cell>
          <table:table-cell table:formula="of:=[$'Discrete Input Contacts'.C15]" office:value-type="string" office:string-value="LEAFLET" calcext:value-type="string">
            <text:p>LEAFLET</text:p>
          </table:table-cell>
          <table:table-cell table:formula="of:=[$'Discrete Input Contacts'.D15]" office:value-type="float" office:value="0" calcext:value-type="float">
            <text:p>0</text:p>
          </table:table-cell>
          <table:table-cell table:formula="of:=[$'Discrete Input Contacts'.O15]" office:value-type="float" office:value="11" calcext:value-type="float">
            <text:p>11</text:p>
          </table:table-cell>
          <table:table-cell table:formula="of:=[$'Analog Input Registers'.C15]" office:value-type="string" office:string-value="LEAFLET" calcext:value-type="string">
            <text:p>LEAFLET</text:p>
          </table:table-cell>
          <table:table-cell table:formula="of:=[$'Analog Input Registers'.D15]" office:value-type="float" office:value="0" calcext:value-type="float">
            <text:p>0</text:p>
          </table:table-cell>
          <table:table-cell table:formula="of:=[$'Analog Input Registers'.O15]" office:value-type="float" office:value="11" calcext:value-type="float">
            <text:p>11</text:p>
          </table:table-cell>
          <table:table-cell table:formula="of:=[$'Analog Output Holding Registers'.C14]" office:value-type="string" office:string-value="LEAFLET" calcext:value-type="string">
            <text:p>LEAFLET</text:p>
          </table:table-cell>
          <table:table-cell table:formula="of:=[$'Analog Output Holding Registers'.D14]" office:value-type="float" office:value="0" calcext:value-type="float">
            <text:p>0</text:p>
          </table:table-cell>
          <table:table-cell table:formula="of:=[$'Analog Output Holding Registers'.P1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Discrete Output coils'.C16]" office:value-type="string" office:string-value="LEAFLET" calcext:value-type="string">
            <text:p>LEAFLET</text:p>
          </table:table-cell>
          <table:table-cell table:formula="of:=[$'Discrete Output coils'.D16]" office:value-type="float" office:value="0" calcext:value-type="float">
            <text:p>0</text:p>
          </table:table-cell>
          <table:table-cell table:formula="of:=[$'Discrete Output coils'.O16]" office:value-type="float" office:value="12" calcext:value-type="float">
            <text:p>12</text:p>
          </table:table-cell>
          <table:table-cell table:formula="of:=[$'Discrete Input Contacts'.C16]" office:value-type="string" office:string-value="LEAFLET" calcext:value-type="string">
            <text:p>LEAFLET</text:p>
          </table:table-cell>
          <table:table-cell table:formula="of:=[$'Discrete Input Contacts'.D16]" office:value-type="float" office:value="0" calcext:value-type="float">
            <text:p>0</text:p>
          </table:table-cell>
          <table:table-cell table:formula="of:=[$'Discrete Input Contacts'.O16]" office:value-type="float" office:value="12" calcext:value-type="float">
            <text:p>12</text:p>
          </table:table-cell>
          <table:table-cell table:formula="of:=[$'Analog Input Registers'.C16]" office:value-type="string" office:string-value="LEAFLET" calcext:value-type="string">
            <text:p>LEAFLET</text:p>
          </table:table-cell>
          <table:table-cell table:formula="of:=[$'Analog Input Registers'.D16]" office:value-type="float" office:value="0" calcext:value-type="float">
            <text:p>0</text:p>
          </table:table-cell>
          <table:table-cell table:formula="of:=[$'Analog Input Registers'.O16]" office:value-type="float" office:value="12" calcext:value-type="float">
            <text:p>12</text:p>
          </table:table-cell>
          <table:table-cell table:formula="of:=[$'Analog Output Holding Registers'.C15]" office:value-type="string" office:string-value="LEAFLET" calcext:value-type="string">
            <text:p>LEAFLET</text:p>
          </table:table-cell>
          <table:table-cell table:formula="of:=[$'Analog Output Holding Registers'.D15]" office:value-type="float" office:value="0" calcext:value-type="float">
            <text:p>0</text:p>
          </table:table-cell>
          <table:table-cell table:formula="of:=[$'Analog Output Holding Registers'.P1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Discrete Output coils'.C17]" office:value-type="string" office:string-value="LEAFLET" calcext:value-type="string">
            <text:p>LEAFLET</text:p>
          </table:table-cell>
          <table:table-cell table:formula="of:=[$'Discrete Output coils'.D17]" office:value-type="float" office:value="0" calcext:value-type="float">
            <text:p>0</text:p>
          </table:table-cell>
          <table:table-cell table:formula="of:=[$'Discrete Output coils'.O17]" office:value-type="float" office:value="13" calcext:value-type="float">
            <text:p>13</text:p>
          </table:table-cell>
          <table:table-cell table:formula="of:=[$'Discrete Input Contacts'.C17]" office:value-type="string" office:string-value="LEAFLET" calcext:value-type="string">
            <text:p>LEAFLET</text:p>
          </table:table-cell>
          <table:table-cell table:formula="of:=[$'Discrete Input Contacts'.D17]" office:value-type="float" office:value="0" calcext:value-type="float">
            <text:p>0</text:p>
          </table:table-cell>
          <table:table-cell table:formula="of:=[$'Discrete Input Contacts'.O17]" office:value-type="float" office:value="13" calcext:value-type="float">
            <text:p>13</text:p>
          </table:table-cell>
          <table:table-cell table:formula="of:=[$'Analog Input Registers'.C17]" office:value-type="string" office:string-value="LEAFLET" calcext:value-type="string">
            <text:p>LEAFLET</text:p>
          </table:table-cell>
          <table:table-cell table:formula="of:=[$'Analog Input Registers'.D17]" office:value-type="float" office:value="0" calcext:value-type="float">
            <text:p>0</text:p>
          </table:table-cell>
          <table:table-cell table:formula="of:=[$'Analog Input Registers'.O17]" office:value-type="float" office:value="13" calcext:value-type="float">
            <text:p>13</text:p>
          </table:table-cell>
          <table:table-cell table:formula="of:=[$'Analog Output Holding Registers'.C16]" office:value-type="string" office:string-value="LEAFLET" calcext:value-type="string">
            <text:p>LEAFLET</text:p>
          </table:table-cell>
          <table:table-cell table:formula="of:=[$'Analog Output Holding Registers'.D16]" office:value-type="float" office:value="0" calcext:value-type="float">
            <text:p>0</text:p>
          </table:table-cell>
          <table:table-cell table:formula="of:=[$'Analog Output Holding Registers'.P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Discrete Output coils'.C18]" office:value-type="string" office:string-value="LEAFLET" calcext:value-type="string">
            <text:p>LEAFLET</text:p>
          </table:table-cell>
          <table:table-cell table:formula="of:=[$'Discrete Output coils'.D18]" office:value-type="float" office:value="0" calcext:value-type="float">
            <text:p>0</text:p>
          </table:table-cell>
          <table:table-cell table:formula="of:=[$'Discrete Output coils'.O18]" office:value-type="float" office:value="14" calcext:value-type="float">
            <text:p>14</text:p>
          </table:table-cell>
          <table:table-cell table:formula="of:=[$'Discrete Input Contacts'.C18]" office:value-type="string" office:string-value="LEAFLET" calcext:value-type="string">
            <text:p>LEAFLET</text:p>
          </table:table-cell>
          <table:table-cell table:formula="of:=[$'Discrete Input Contacts'.D18]" office:value-type="float" office:value="0" calcext:value-type="float">
            <text:p>0</text:p>
          </table:table-cell>
          <table:table-cell table:formula="of:=[$'Discrete Input Contacts'.O18]" office:value-type="float" office:value="14" calcext:value-type="float">
            <text:p>14</text:p>
          </table:table-cell>
          <table:table-cell table:formula="of:=[$'Analog Input Registers'.C18]" office:value-type="string" office:string-value="LEAFLET" calcext:value-type="string">
            <text:p>LEAFLET</text:p>
          </table:table-cell>
          <table:table-cell table:formula="of:=[$'Analog Input Registers'.D18]" office:value-type="float" office:value="0" calcext:value-type="float">
            <text:p>0</text:p>
          </table:table-cell>
          <table:table-cell table:formula="of:=[$'Analog Input Registers'.O18]" office:value-type="float" office:value="14" calcext:value-type="float">
            <text:p>14</text:p>
          </table:table-cell>
          <table:table-cell table:formula="of:=[$'Analog Output Holding Registers'.C17]" office:value-type="string" office:string-value="LEAFLET" calcext:value-type="string">
            <text:p>LEAFLET</text:p>
          </table:table-cell>
          <table:table-cell table:formula="of:=[$'Analog Output Holding Registers'.D17]" office:value-type="float" office:value="0" calcext:value-type="float">
            <text:p>0</text:p>
          </table:table-cell>
          <table:table-cell table:formula="of:=[$'Analog Output Holding Registers'.P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Discrete Output coils'.C19]" office:value-type="string" office:string-value="LEAFLET" calcext:value-type="string">
            <text:p>LEAFLET</text:p>
          </table:table-cell>
          <table:table-cell table:formula="of:=[$'Discrete Output coils'.D19]" office:value-type="float" office:value="0" calcext:value-type="float">
            <text:p>0</text:p>
          </table:table-cell>
          <table:table-cell table:formula="of:=[$'Discrete Output coils'.O19]" office:value-type="float" office:value="15" calcext:value-type="float">
            <text:p>15</text:p>
          </table:table-cell>
          <table:table-cell table:formula="of:=[$'Discrete Input Contacts'.C19]" office:value-type="string" office:string-value="LEAFLET" calcext:value-type="string">
            <text:p>LEAFLET</text:p>
          </table:table-cell>
          <table:table-cell table:formula="of:=[$'Discrete Input Contacts'.D19]" office:value-type="float" office:value="0" calcext:value-type="float">
            <text:p>0</text:p>
          </table:table-cell>
          <table:table-cell table:formula="of:=[$'Discrete Input Contacts'.O19]" office:value-type="float" office:value="15" calcext:value-type="float">
            <text:p>15</text:p>
          </table:table-cell>
          <table:table-cell table:formula="of:=[$'Analog Input Registers'.C19]" office:value-type="string" office:string-value="LEAFLET" calcext:value-type="string">
            <text:p>LEAFLET</text:p>
          </table:table-cell>
          <table:table-cell table:formula="of:=[$'Analog Input Registers'.D19]" office:value-type="float" office:value="0" calcext:value-type="float">
            <text:p>0</text:p>
          </table:table-cell>
          <table:table-cell table:formula="of:=[$'Analog Input Registers'.O19]" office:value-type="float" office:value="15" calcext:value-type="float">
            <text:p>15</text:p>
          </table:table-cell>
          <table:table-cell table:formula="of:=[$'Analog Output Holding Registers'.C18]" office:value-type="string" office:string-value="LEAFLET" calcext:value-type="string">
            <text:p>LEAFLET</text:p>
          </table:table-cell>
          <table:table-cell table:formula="of:=[$'Analog Output Holding Registers'.D18]" office:value-type="float" office:value="0" calcext:value-type="float">
            <text:p>0</text:p>
          </table:table-cell>
          <table:table-cell table:formula="of:=[$'Analog Output Holding Registers'.P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Discrete Output coils'.C20]" office:value-type="string" office:string-value="PWM" calcext:value-type="string">
            <text:p>PWM</text:p>
          </table:table-cell>
          <table:table-cell table:formula="of:=[$'Discrete Output coils'.D20]" office:value-type="float" office:value="1" calcext:value-type="float">
            <text:p>1</text:p>
          </table:table-cell>
          <table:table-cell table:formula="of:=[$'Discrete Output coils'.O20]" office:value-type="float" office:value="0" calcext:value-type="float">
            <text:p>0</text:p>
          </table:table-cell>
          <table:table-cell table:formula="of:=[$'Discrete Input Contacts'.C20]" office:value-type="string" office:string-value="AIO" calcext:value-type="string">
            <text:p>AIO</text:p>
          </table:table-cell>
          <table:table-cell table:formula="of:=[$'Discrete Input Contacts'.D20]" office:value-type="float" office:value="1" calcext:value-type="float">
            <text:p>1</text:p>
          </table:table-cell>
          <table:table-cell table:formula="of:=[$'Discrete Input Contacts'.O20]" office:value-type="float" office:value="0" calcext:value-type="float">
            <text:p>0</text:p>
          </table:table-cell>
          <table:table-cell table:formula="of:=[$'Analog Input Registers'.C20]" office:value-type="string" office:string-value="PWM" calcext:value-type="string">
            <text:p>PWM</text:p>
          </table:table-cell>
          <table:table-cell table:formula="of:=[$'Analog Input Registers'.D20]" office:value-type="float" office:value="1" calcext:value-type="float">
            <text:p>1</text:p>
          </table:table-cell>
          <table:table-cell table:formula="of:=[$'Analog Input Registers'.O20]" office:value-type="float" office:value="0" calcext:value-type="float">
            <text:p>0</text:p>
          </table:table-cell>
          <table:table-cell table:formula="of:=[$'Analog Output Holding Registers'.C19]" office:value-type="string" office:string-value="AIO" calcext:value-type="string">
            <text:p>AIO</text:p>
          </table:table-cell>
          <table:table-cell table:formula="of:=[$'Analog Output Holding Registers'.D19]" office:value-type="float" office:value="1" calcext:value-type="float">
            <text:p>1</text:p>
          </table:table-cell>
          <table:table-cell table:formula="of:=[$'Analog Output Holding Registers'.P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Discrete Output coils'.C21]" office:value-type="string" office:string-value="PWM" calcext:value-type="string">
            <text:p>PWM</text:p>
          </table:table-cell>
          <table:table-cell table:formula="of:=[$'Discrete Output coils'.D21]" office:value-type="float" office:value="1" calcext:value-type="float">
            <text:p>1</text:p>
          </table:table-cell>
          <table:table-cell table:formula="of:=[$'Discrete Output coils'.O21]" office:value-type="float" office:value="1" calcext:value-type="float">
            <text:p>1</text:p>
          </table:table-cell>
          <table:table-cell table:formula="of:=[$'Discrete Input Contacts'.C21]" office:value-type="string" office:string-value="AIO" calcext:value-type="string">
            <text:p>AIO</text:p>
          </table:table-cell>
          <table:table-cell table:formula="of:=[$'Discrete Input Contacts'.D21]" office:value-type="float" office:value="1" calcext:value-type="float">
            <text:p>1</text:p>
          </table:table-cell>
          <table:table-cell table:formula="of:=[$'Discrete Input Contacts'.O21]" office:value-type="float" office:value="1" calcext:value-type="float">
            <text:p>1</text:p>
          </table:table-cell>
          <table:table-cell table:formula="of:=[$'Analog Input Registers'.C21]" office:value-type="string" office:string-value="PWM" calcext:value-type="string">
            <text:p>PWM</text:p>
          </table:table-cell>
          <table:table-cell table:formula="of:=[$'Analog Input Registers'.D21]" office:value-type="float" office:value="2" calcext:value-type="float">
            <text:p>2</text:p>
          </table:table-cell>
          <table:table-cell table:formula="of:=[$'Analog Input Registers'.O21]" office:value-type="float" office:value="0" calcext:value-type="float">
            <text:p>0</text:p>
          </table:table-cell>
          <table:table-cell table:formula="of:=[$'Analog Output Holding Registers'.C20]" office:value-type="string" office:string-value="AIO" calcext:value-type="string">
            <text:p>AIO</text:p>
          </table:table-cell>
          <table:table-cell table:formula="of:=[$'Analog Output Holding Registers'.D20]" office:value-type="float" office:value="2" calcext:value-type="float">
            <text:p>2</text:p>
          </table:table-cell>
          <table:table-cell table:formula="of:=[$'Analog Output Holding Registers'.P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Discrete Output coils'.C22]" office:value-type="string" office:string-value="PWM" calcext:value-type="string">
            <text:p>PWM</text:p>
          </table:table-cell>
          <table:table-cell table:formula="of:=[$'Discrete Output coils'.D22]" office:value-type="float" office:value="1" calcext:value-type="float">
            <text:p>1</text:p>
          </table:table-cell>
          <table:table-cell table:formula="of:=[$'Discrete Output coils'.O22]" office:value-type="float" office:value="2" calcext:value-type="float">
            <text:p>2</text:p>
          </table:table-cell>
          <table:table-cell table:formula="of:=[$'Discrete Input Contacts'.C22]" office:value-type="string" office:string-value="AIO" calcext:value-type="string">
            <text:p>AIO</text:p>
          </table:table-cell>
          <table:table-cell table:formula="of:=[$'Discrete Input Contacts'.D22]" office:value-type="float" office:value="1" calcext:value-type="float">
            <text:p>1</text:p>
          </table:table-cell>
          <table:table-cell table:formula="of:=[$'Discrete Input Contacts'.O22]" office:value-type="float" office:value="2" calcext:value-type="float">
            <text:p>2</text:p>
          </table:table-cell>
          <table:table-cell table:formula="of:=[$'Analog Input Registers'.C22]" office:value-type="string" office:string-value="PWM" calcext:value-type="string">
            <text:p>PWM</text:p>
          </table:table-cell>
          <table:table-cell table:formula="of:=[$'Analog Input Registers'.D22]" office:value-type="float" office:value="3" calcext:value-type="float">
            <text:p>3</text:p>
          </table:table-cell>
          <table:table-cell table:formula="of:=[$'Analog Input Registers'.O22]" office:value-type="float" office:value="0" calcext:value-type="float">
            <text:p>0</text:p>
          </table:table-cell>
          <table:table-cell table:formula="of:=[$'Analog Output Holding Registers'.C21]" office:value-type="string" office:string-value="AIO" calcext:value-type="string">
            <text:p>AIO</text:p>
          </table:table-cell>
          <table:table-cell table:formula="of:=[$'Analog Output Holding Registers'.D21]" office:value-type="float" office:value="3" calcext:value-type="float">
            <text:p>3</text:p>
          </table:table-cell>
          <table:table-cell table:formula="of:=[$'Analog Output Holding Registers'.P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Discrete Output coils'.C23]" office:value-type="string" office:string-value="PWM" calcext:value-type="string">
            <text:p>PWM</text:p>
          </table:table-cell>
          <table:table-cell table:formula="of:=[$'Discrete Output coils'.D23]" office:value-type="float" office:value="1" calcext:value-type="float">
            <text:p>1</text:p>
          </table:table-cell>
          <table:table-cell table:formula="of:=[$'Discrete Output coils'.O23]" office:value-type="float" office:value="3" calcext:value-type="float">
            <text:p>3</text:p>
          </table:table-cell>
          <table:table-cell table:formula="of:=[$'Discrete Input Contacts'.C23]" office:value-type="string" office:string-value="AIO" calcext:value-type="string">
            <text:p>AIO</text:p>
          </table:table-cell>
          <table:table-cell table:formula="of:=[$'Discrete Input Contacts'.D23]" office:value-type="float" office:value="1" calcext:value-type="float">
            <text:p>1</text:p>
          </table:table-cell>
          <table:table-cell table:formula="of:=[$'Discrete Input Contacts'.O23]" office:value-type="float" office:value="3" calcext:value-type="float">
            <text:p>3</text:p>
          </table:table-cell>
          <table:table-cell table:formula="of:=[$'Analog Input Registers'.C23]" office:value-type="string" office:string-value="PWM" calcext:value-type="string">
            <text:p>PWM</text:p>
          </table:table-cell>
          <table:table-cell table:formula="of:=[$'Analog Input Registers'.D23]" office:value-type="float" office:value="4" calcext:value-type="float">
            <text:p>4</text:p>
          </table:table-cell>
          <table:table-cell table:formula="of:=[$'Analog Input Registers'.O23]" office:value-type="float" office:value="0" calcext:value-type="float">
            <text:p>0</text:p>
          </table:table-cell>
          <table:table-cell table:formula="of:=[$'Analog Output Holding Registers'.C22]" office:value-type="string" office:string-value="AIO" calcext:value-type="string">
            <text:p>AIO</text:p>
          </table:table-cell>
          <table:table-cell table:formula="of:=[$'Analog Output Holding Registers'.D22]" office:value-type="float" office:value="4" calcext:value-type="float">
            <text:p>4</text:p>
          </table:table-cell>
          <table:table-cell table:formula="of:=[$'Analog Output Holding Registers'.P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Discrete Output coils'.C24]" office:value-type="string" office:string-value="PWM" calcext:value-type="string">
            <text:p>PWM</text:p>
          </table:table-cell>
          <table:table-cell table:formula="of:=[$'Discrete Output coils'.D24]" office:value-type="float" office:value="2" calcext:value-type="float">
            <text:p>2</text:p>
          </table:table-cell>
          <table:table-cell table:formula="of:=[$'Discrete Output coils'.O24]" office:value-type="float" office:value="0" calcext:value-type="float">
            <text:p>0</text:p>
          </table:table-cell>
          <table:table-cell table:formula="of:=[$'Discrete Input Contacts'.C24]" office:value-type="string" office:string-value="AIO" calcext:value-type="string">
            <text:p>AIO</text:p>
          </table:table-cell>
          <table:table-cell table:formula="of:=[$'Discrete Input Contacts'.D24]" office:value-type="float" office:value="2" calcext:value-type="float">
            <text:p>2</text:p>
          </table:table-cell>
          <table:table-cell table:formula="of:=[$'Discrete Input Contacts'.O24]" office:value-type="float" office:value="0" calcext:value-type="float">
            <text:p>0</text:p>
          </table:table-cell>
          <table:table-cell table:formula="of:=[$'Analog Input Registers'.C24]" office:value-type="string" office:string-value="PWM" calcext:value-type="string">
            <text:p>PWM</text:p>
          </table:table-cell>
          <table:table-cell table:formula="of:=[$'Analog Input Registers'.D24]" office:value-type="float" office:value="5" calcext:value-type="float">
            <text:p>5</text:p>
          </table:table-cell>
          <table:table-cell table:formula="of:=[$'Analog Input Registers'.O24]" office:value-type="float" office:value="0" calcext:value-type="float">
            <text:p>0</text:p>
          </table:table-cell>
          <table:table-cell table:formula="of:=[$'Analog Output Holding Registers'.C23]" office:value-type="string" office:string-value="AIO" calcext:value-type="string">
            <text:p>AIO</text:p>
          </table:table-cell>
          <table:table-cell table:formula="of:=[$'Analog Output Holding Registers'.D23]" office:value-type="float" office:value="5" calcext:value-type="float">
            <text:p>5</text:p>
          </table:table-cell>
          <table:table-cell table:formula="of:=[$'Analog Output Holding Registers'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Discrete Output coils'.C25]" office:value-type="string" office:string-value="PWM" calcext:value-type="string">
            <text:p>PWM</text:p>
          </table:table-cell>
          <table:table-cell table:formula="of:=[$'Discrete Output coils'.D25]" office:value-type="float" office:value="2" calcext:value-type="float">
            <text:p>2</text:p>
          </table:table-cell>
          <table:table-cell table:formula="of:=[$'Discrete Output coils'.O25]" office:value-type="float" office:value="1" calcext:value-type="float">
            <text:p>1</text:p>
          </table:table-cell>
          <table:table-cell table:formula="of:=[$'Discrete Input Contacts'.C25]" office:value-type="string" office:string-value="AIO" calcext:value-type="string">
            <text:p>AIO</text:p>
          </table:table-cell>
          <table:table-cell table:formula="of:=[$'Discrete Input Contacts'.D25]" office:value-type="float" office:value="2" calcext:value-type="float">
            <text:p>2</text:p>
          </table:table-cell>
          <table:table-cell table:formula="of:=[$'Discrete Input Contacts'.O25]" office:value-type="float" office:value="1" calcext:value-type="float">
            <text:p>1</text:p>
          </table:table-cell>
          <table:table-cell table:formula="of:=[$'Analog Input Registers'.C25]" office:value-type="string" office:string-value="PWM" calcext:value-type="string">
            <text:p>PWM</text:p>
          </table:table-cell>
          <table:table-cell table:formula="of:=[$'Analog Input Registers'.D25]" office:value-type="float" office:value="6" calcext:value-type="float">
            <text:p>6</text:p>
          </table:table-cell>
          <table:table-cell table:formula="of:=[$'Analog Input Registers'.O25]" office:value-type="float" office:value="0" calcext:value-type="float">
            <text:p>0</text:p>
          </table:table-cell>
          <table:table-cell table:formula="of:=[$'Analog Output Holding Registers'.C24]" office:value-type="string" office:string-value="AIO" calcext:value-type="string">
            <text:p>AIO</text:p>
          </table:table-cell>
          <table:table-cell table:formula="of:=[$'Analog Output Holding Registers'.D24]" office:value-type="float" office:value="6" calcext:value-type="float">
            <text:p>6</text:p>
          </table:table-cell>
          <table:table-cell table:formula="of:=[$'Analog Output Holding Registers'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Discrete Output coils'.C26]" office:value-type="string" office:string-value="PWM" calcext:value-type="string">
            <text:p>PWM</text:p>
          </table:table-cell>
          <table:table-cell table:formula="of:=[$'Discrete Output coils'.D26]" office:value-type="float" office:value="2" calcext:value-type="float">
            <text:p>2</text:p>
          </table:table-cell>
          <table:table-cell table:formula="of:=[$'Discrete Output coils'.O26]" office:value-type="float" office:value="2" calcext:value-type="float">
            <text:p>2</text:p>
          </table:table-cell>
          <table:table-cell table:formula="of:=[$'Discrete Input Contacts'.C26]" office:value-type="string" office:string-value="AIO" calcext:value-type="string">
            <text:p>AIO</text:p>
          </table:table-cell>
          <table:table-cell table:formula="of:=[$'Discrete Input Contacts'.D26]" office:value-type="float" office:value="2" calcext:value-type="float">
            <text:p>2</text:p>
          </table:table-cell>
          <table:table-cell table:formula="of:=[$'Discrete Input Contacts'.O26]" office:value-type="float" office:value="2" calcext:value-type="float">
            <text:p>2</text:p>
          </table:table-cell>
          <table:table-cell table:formula="of:=[$'Analog Input Registers'.C26]" office:value-type="string" office:string-value="PWM" calcext:value-type="string">
            <text:p>PWM</text:p>
          </table:table-cell>
          <table:table-cell table:formula="of:=[$'Analog Input Registers'.D26]" office:value-type="float" office:value="7" calcext:value-type="float">
            <text:p>7</text:p>
          </table:table-cell>
          <table:table-cell table:formula="of:=[$'Analog Input Registers'.O26]" office:value-type="float" office:value="0" calcext:value-type="float">
            <text:p>0</text:p>
          </table:table-cell>
          <table:table-cell table:formula="of:=[$'Analog Output Holding Registers'.C25]" office:value-type="string" office:string-value="AIO" calcext:value-type="string">
            <text:p>AIO</text:p>
          </table:table-cell>
          <table:table-cell table:formula="of:=[$'Analog Output Holding Registers'.D25]" office:value-type="float" office:value="7" calcext:value-type="float">
            <text:p>7</text:p>
          </table:table-cell>
          <table:table-cell table:formula="of:=[$'Analog Output Holding Registers'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Discrete Output coils'.C27]" office:value-type="string" office:string-value="PWM" calcext:value-type="string">
            <text:p>PWM</text:p>
          </table:table-cell>
          <table:table-cell table:formula="of:=[$'Discrete Output coils'.D27]" office:value-type="float" office:value="2" calcext:value-type="float">
            <text:p>2</text:p>
          </table:table-cell>
          <table:table-cell table:formula="of:=[$'Discrete Output coils'.O27]" office:value-type="float" office:value="3" calcext:value-type="float">
            <text:p>3</text:p>
          </table:table-cell>
          <table:table-cell table:formula="of:=[$'Discrete Input Contacts'.C27]" office:value-type="string" office:string-value="AIO" calcext:value-type="string">
            <text:p>AIO</text:p>
          </table:table-cell>
          <table:table-cell table:formula="of:=[$'Discrete Input Contacts'.D27]" office:value-type="float" office:value="2" calcext:value-type="float">
            <text:p>2</text:p>
          </table:table-cell>
          <table:table-cell table:formula="of:=[$'Discrete Input Contacts'.O27]" office:value-type="float" office:value="3" calcext:value-type="float">
            <text:p>3</text:p>
          </table:table-cell>
          <table:table-cell table:formula="of:=[$'Analog Input Registers'.C27]" office:value-type="string" office:string-value="PWM" calcext:value-type="string">
            <text:p>PWM</text:p>
          </table:table-cell>
          <table:table-cell table:formula="of:=[$'Analog Input Registers'.D27]" office:value-type="float" office:value="8" calcext:value-type="float">
            <text:p>8</text:p>
          </table:table-cell>
          <table:table-cell table:formula="of:=[$'Analog Input Registers'.O27]" office:value-type="float" office:value="0" calcext:value-type="float">
            <text:p>0</text:p>
          </table:table-cell>
          <table:table-cell table:formula="of:=[$'Analog Output Holding Registers'.C26]" office:value-type="string" office:string-value="REL" calcext:value-type="string">
            <text:p>REL</text:p>
          </table:table-cell>
          <table:table-cell table:formula="of:=[$'Analog Output Holding Registers'.D26]" office:value-type="float" office:value="1" calcext:value-type="float">
            <text:p>1</text:p>
          </table:table-cell>
          <table:table-cell table:formula="of:=[$'Analog Output Holding Registers'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Discrete Output coils'.C28]" office:value-type="string" office:string-value="PWM" calcext:value-type="string">
            <text:p>PWM</text:p>
          </table:table-cell>
          <table:table-cell table:formula="of:=[$'Discrete Output coils'.D28]" office:value-type="float" office:value="3" calcext:value-type="float">
            <text:p>3</text:p>
          </table:table-cell>
          <table:table-cell table:formula="of:=[$'Discrete Output coils'.O28]" office:value-type="float" office:value="0" calcext:value-type="float">
            <text:p>0</text:p>
          </table:table-cell>
          <table:table-cell table:formula="of:=[$'Discrete Input Contacts'.C28]" office:value-type="string" office:string-value="AIO" calcext:value-type="string">
            <text:p>AIO</text:p>
          </table:table-cell>
          <table:table-cell table:formula="of:=[$'Discrete Input Contacts'.D28]" office:value-type="float" office:value="3" calcext:value-type="float">
            <text:p>3</text:p>
          </table:table-cell>
          <table:table-cell table:formula="of:=[$'Discrete Input Contacts'.O28]" office:value-type="float" office:value="0" calcext:value-type="float">
            <text:p>0</text:p>
          </table:table-cell>
          <table:table-cell table:formula="of:=[$'Analog Input Registers'.C28]" office:value-type="string" office:string-value="REL" calcext:value-type="string">
            <text:p>REL</text:p>
          </table:table-cell>
          <table:table-cell table:formula="of:=[$'Analog Input Registers'.D28]" office:value-type="float" office:value="1" calcext:value-type="float">
            <text:p>1</text:p>
          </table:table-cell>
          <table:table-cell table:formula="of:=[$'Analog Input Registers'.O28]" office:value-type="float" office:value="0" calcext:value-type="float">
            <text:p>0</text:p>
          </table:table-cell>
          <table:table-cell table:formula="of:=[$'Analog Output Holding Registers'.C27]" office:value-type="string" office:string-value="REL" calcext:value-type="string">
            <text:p>REL</text:p>
          </table:table-cell>
          <table:table-cell table:formula="of:=[$'Analog Output Holding Registers'.D27]" office:value-type="float" office:value="2" calcext:value-type="float">
            <text:p>2</text:p>
          </table:table-cell>
          <table:table-cell table:formula="of:=[$'Analog Output Holding Registers'.P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Discrete Output coils'.C29]" office:value-type="string" office:string-value="PWM" calcext:value-type="string">
            <text:p>PWM</text:p>
          </table:table-cell>
          <table:table-cell table:formula="of:=[$'Discrete Output coils'.D29]" office:value-type="float" office:value="3" calcext:value-type="float">
            <text:p>3</text:p>
          </table:table-cell>
          <table:table-cell table:formula="of:=[$'Discrete Output coils'.O29]" office:value-type="float" office:value="1" calcext:value-type="float">
            <text:p>1</text:p>
          </table:table-cell>
          <table:table-cell table:formula="of:=[$'Discrete Input Contacts'.C29]" office:value-type="string" office:string-value="AIO" calcext:value-type="string">
            <text:p>AIO</text:p>
          </table:table-cell>
          <table:table-cell table:formula="of:=[$'Discrete Input Contacts'.D29]" office:value-type="float" office:value="3" calcext:value-type="float">
            <text:p>3</text:p>
          </table:table-cell>
          <table:table-cell table:formula="of:=[$'Discrete Input Contacts'.O29]" office:value-type="float" office:value="1" calcext:value-type="float">
            <text:p>1</text:p>
          </table:table-cell>
          <table:table-cell table:formula="of:=[$'Analog Input Registers'.C29]" office:value-type="string" office:string-value="REL" calcext:value-type="string">
            <text:p>REL</text:p>
          </table:table-cell>
          <table:table-cell table:formula="of:=[$'Analog Input Registers'.D29]" office:value-type="float" office:value="2" calcext:value-type="float">
            <text:p>2</text:p>
          </table:table-cell>
          <table:table-cell table:formula="of:=[$'Analog Input Registers'.O29]" office:value-type="float" office:value="0" calcext:value-type="float">
            <text:p>0</text:p>
          </table:table-cell>
          <table:table-cell table:formula="of:=[$'Analog Output Holding Registers'.C28]" office:value-type="string" office:string-value="REL" calcext:value-type="string">
            <text:p>REL</text:p>
          </table:table-cell>
          <table:table-cell table:formula="of:=[$'Analog Output Holding Registers'.D28]" office:value-type="float" office:value="3" calcext:value-type="float">
            <text:p>3</text:p>
          </table:table-cell>
          <table:table-cell table:formula="of:=[$'Analog Output Holding Registers'.P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Discrete Output coils'.C30]" office:value-type="string" office:string-value="PWM" calcext:value-type="string">
            <text:p>PWM</text:p>
          </table:table-cell>
          <table:table-cell table:formula="of:=[$'Discrete Output coils'.D30]" office:value-type="float" office:value="3" calcext:value-type="float">
            <text:p>3</text:p>
          </table:table-cell>
          <table:table-cell table:formula="of:=[$'Discrete Output coils'.O30]" office:value-type="float" office:value="2" calcext:value-type="float">
            <text:p>2</text:p>
          </table:table-cell>
          <table:table-cell table:formula="of:=[$'Discrete Input Contacts'.C30]" office:value-type="string" office:string-value="AIO" calcext:value-type="string">
            <text:p>AIO</text:p>
          </table:table-cell>
          <table:table-cell table:formula="of:=[$'Discrete Input Contacts'.D30]" office:value-type="float" office:value="3" calcext:value-type="float">
            <text:p>3</text:p>
          </table:table-cell>
          <table:table-cell table:formula="of:=[$'Discrete Input Contacts'.O30]" office:value-type="float" office:value="2" calcext:value-type="float">
            <text:p>2</text:p>
          </table:table-cell>
          <table:table-cell table:formula="of:=[$'Analog Input Registers'.C30]" office:value-type="string" office:string-value="REL" calcext:value-type="string">
            <text:p>REL</text:p>
          </table:table-cell>
          <table:table-cell table:formula="of:=[$'Analog Input Registers'.D30]" office:value-type="float" office:value="3" calcext:value-type="float">
            <text:p>3</text:p>
          </table:table-cell>
          <table:table-cell table:formula="of:=[$'Analog Input Registers'.O30]" office:value-type="float" office:value="0" calcext:value-type="float">
            <text:p>0</text:p>
          </table:table-cell>
          <table:table-cell table:formula="of:=[$'Analog Output Holding Registers'.C29]" office:value-type="string" office:string-value="REL" calcext:value-type="string">
            <text:p>REL</text:p>
          </table:table-cell>
          <table:table-cell table:formula="of:=[$'Analog Output Holding Registers'.D29]" office:value-type="float" office:value="4" calcext:value-type="float">
            <text:p>4</text:p>
          </table:table-cell>
          <table:table-cell table:formula="of:=[$'Analog Output Holding Registers'.P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Discrete Output coils'.C31]" office:value-type="string" office:string-value="PWM" calcext:value-type="string">
            <text:p>PWM</text:p>
          </table:table-cell>
          <table:table-cell table:formula="of:=[$'Discrete Output coils'.D31]" office:value-type="float" office:value="3" calcext:value-type="float">
            <text:p>3</text:p>
          </table:table-cell>
          <table:table-cell table:formula="of:=[$'Discrete Output coils'.O31]" office:value-type="float" office:value="3" calcext:value-type="float">
            <text:p>3</text:p>
          </table:table-cell>
          <table:table-cell table:formula="of:=[$'Discrete Input Contacts'.C31]" office:value-type="string" office:string-value="AIO" calcext:value-type="string">
            <text:p>AIO</text:p>
          </table:table-cell>
          <table:table-cell table:formula="of:=[$'Discrete Input Contacts'.D31]" office:value-type="float" office:value="3" calcext:value-type="float">
            <text:p>3</text:p>
          </table:table-cell>
          <table:table-cell table:formula="of:=[$'Discrete Input Contacts'.O31]" office:value-type="float" office:value="3" calcext:value-type="float">
            <text:p>3</text:p>
          </table:table-cell>
          <table:table-cell table:formula="of:=[$'Analog Input Registers'.C31]" office:value-type="string" office:string-value="REL" calcext:value-type="string">
            <text:p>REL</text:p>
          </table:table-cell>
          <table:table-cell table:formula="of:=[$'Analog Input Registers'.D31]" office:value-type="float" office:value="4" calcext:value-type="float">
            <text:p>4</text:p>
          </table:table-cell>
          <table:table-cell table:formula="of:=[$'Analog Input Registers'.O31]" office:value-type="float" office:value="0" calcext:value-type="float">
            <text:p>0</text:p>
          </table:table-cell>
          <table:table-cell table:formula="of:=[$'Analog Output Holding Registers'.C30]" office:value-type="string" office:string-value="TMP" calcext:value-type="string">
            <text:p>TMP</text:p>
          </table:table-cell>
          <table:table-cell table:formula="of:=[$'Analog Output Holding Registers'.D30]" office:value-type="float" office:value="1" calcext:value-type="float">
            <text:p>1</text:p>
          </table:table-cell>
          <table:table-cell table:formula="of:=[$'Analog Output Holding Registers'.P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Discrete Output coils'.C32]" office:value-type="string" office:string-value="PWM" calcext:value-type="string">
            <text:p>PWM</text:p>
          </table:table-cell>
          <table:table-cell table:formula="of:=[$'Discrete Output coils'.D32]" office:value-type="float" office:value="4" calcext:value-type="float">
            <text:p>4</text:p>
          </table:table-cell>
          <table:table-cell table:formula="of:=[$'Discrete Output coils'.O32]" office:value-type="float" office:value="0" calcext:value-type="float">
            <text:p>0</text:p>
          </table:table-cell>
          <table:table-cell table:formula="of:=[$'Discrete Input Contacts'.C32]" office:value-type="string" office:string-value="AIO" calcext:value-type="string">
            <text:p>AIO</text:p>
          </table:table-cell>
          <table:table-cell table:formula="of:=[$'Discrete Input Contacts'.D32]" office:value-type="float" office:value="4" calcext:value-type="float">
            <text:p>4</text:p>
          </table:table-cell>
          <table:table-cell table:formula="of:=[$'Discrete Input Contacts'.O32]" office:value-type="float" office:value="0" calcext:value-type="float">
            <text:p>0</text:p>
          </table:table-cell>
          <table:table-cell table:formula="of:=[$'Analog Input Registers'.C32]" office:value-type="string" office:string-value="TMP" calcext:value-type="string">
            <text:p>TMP</text:p>
          </table:table-cell>
          <table:table-cell table:formula="of:=[$'Analog Input Registers'.D32]" office:value-type="float" office:value="1" calcext:value-type="float">
            <text:p>1</text:p>
          </table:table-cell>
          <table:table-cell table:formula="of:=[$'Analog Input Registers'.O32]" office:value-type="float" office:value="0" calcext:value-type="float">
            <text:p>0</text:p>
          </table:table-cell>
          <table:table-cell table:formula="of:=[$'Analog Output Holding Registers'.C31]" office:value-type="string" office:string-value="TMP" calcext:value-type="string">
            <text:p>TMP</text:p>
          </table:table-cell>
          <table:table-cell table:formula="of:=[$'Analog Output Holding Registers'.D31]" office:value-type="float" office:value="2" calcext:value-type="float">
            <text:p>2</text:p>
          </table:table-cell>
          <table:table-cell table:formula="of:=[$'Analog Output Holding Registers'.P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Discrete Output coils'.C33]" office:value-type="string" office:string-value="PWM" calcext:value-type="string">
            <text:p>PWM</text:p>
          </table:table-cell>
          <table:table-cell table:formula="of:=[$'Discrete Output coils'.D33]" office:value-type="float" office:value="4" calcext:value-type="float">
            <text:p>4</text:p>
          </table:table-cell>
          <table:table-cell table:formula="of:=[$'Discrete Output coils'.O33]" office:value-type="float" office:value="1" calcext:value-type="float">
            <text:p>1</text:p>
          </table:table-cell>
          <table:table-cell table:formula="of:=[$'Discrete Input Contacts'.C33]" office:value-type="string" office:string-value="AIO" calcext:value-type="string">
            <text:p>AIO</text:p>
          </table:table-cell>
          <table:table-cell table:formula="of:=[$'Discrete Input Contacts'.D33]" office:value-type="float" office:value="4" calcext:value-type="float">
            <text:p>4</text:p>
          </table:table-cell>
          <table:table-cell table:formula="of:=[$'Discrete Input Contacts'.O33]" office:value-type="float" office:value="1" calcext:value-type="float">
            <text:p>1</text:p>
          </table:table-cell>
          <table:table-cell table:formula="of:=[$'Analog Input Registers'.C33]" office:value-type="string" office:string-value="TMP" calcext:value-type="string">
            <text:p>TMP</text:p>
          </table:table-cell>
          <table:table-cell table:formula="of:=[$'Analog Input Registers'.D33]" office:value-type="float" office:value="2" calcext:value-type="float">
            <text:p>2</text:p>
          </table:table-cell>
          <table:table-cell table:formula="of:=[$'Analog Input Registers'.O33]" office:value-type="float" office:value="0" calcext:value-type="float">
            <text:p>0</text:p>
          </table:table-cell>
          <table:table-cell table:formula="of:=[$'Analog Output Holding Registers'.C32]" office:value-type="string" office:string-value="TMP" calcext:value-type="string">
            <text:p>TMP</text:p>
          </table:table-cell>
          <table:table-cell table:formula="of:=[$'Analog Output Holding Registers'.D32]" office:value-type="float" office:value="3" calcext:value-type="float">
            <text:p>3</text:p>
          </table:table-cell>
          <table:table-cell table:formula="of:=[$'Analog Output Holding Registers'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Discrete Output coils'.C34]" office:value-type="string" office:string-value="PWM" calcext:value-type="string">
            <text:p>PWM</text:p>
          </table:table-cell>
          <table:table-cell table:formula="of:=[$'Discrete Output coils'.D34]" office:value-type="float" office:value="4" calcext:value-type="float">
            <text:p>4</text:p>
          </table:table-cell>
          <table:table-cell table:formula="of:=[$'Discrete Output coils'.O34]" office:value-type="float" office:value="2" calcext:value-type="float">
            <text:p>2</text:p>
          </table:table-cell>
          <table:table-cell table:formula="of:=[$'Discrete Input Contacts'.C34]" office:value-type="string" office:string-value="AIO" calcext:value-type="string">
            <text:p>AIO</text:p>
          </table:table-cell>
          <table:table-cell table:formula="of:=[$'Discrete Input Contacts'.D34]" office:value-type="float" office:value="4" calcext:value-type="float">
            <text:p>4</text:p>
          </table:table-cell>
          <table:table-cell table:formula="of:=[$'Discrete Input Contacts'.O34]" office:value-type="float" office:value="2" calcext:value-type="float">
            <text:p>2</text:p>
          </table:table-cell>
          <table:table-cell table:formula="of:=[$'Analog Input Registers'.C34]" office:value-type="string" office:string-value="TMP" calcext:value-type="string">
            <text:p>TMP</text:p>
          </table:table-cell>
          <table:table-cell table:formula="of:=[$'Analog Input Registers'.D34]" office:value-type="float" office:value="3" calcext:value-type="float">
            <text:p>3</text:p>
          </table:table-cell>
          <table:table-cell table:formula="of:=[$'Analog Input Registers'.O34]" office:value-type="float" office:value="0" calcext:value-type="float">
            <text:p>0</text:p>
          </table:table-cell>
          <table:table-cell table:formula="of:=[$'Analog Output Holding Registers'.C33]" office:value-type="string" office:string-value="PWM" calcext:value-type="string">
            <text:p>PWM</text:p>
          </table:table-cell>
          <table:table-cell table:formula="of:=[$'Analog Output Holding Registers'.D33]" office:value-type="float" office:value="1" calcext:value-type="float">
            <text:p>1</text:p>
          </table:table-cell>
          <table:table-cell table:formula="of:=[$'Analog Output Holding Registers'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Discrete Output coils'.C35]" office:value-type="string" office:string-value="PWM" calcext:value-type="string">
            <text:p>PWM</text:p>
          </table:table-cell>
          <table:table-cell table:formula="of:=[$'Discrete Output coils'.D35]" office:value-type="float" office:value="4" calcext:value-type="float">
            <text:p>4</text:p>
          </table:table-cell>
          <table:table-cell table:formula="of:=[$'Discrete Output coils'.O35]" office:value-type="float" office:value="3" calcext:value-type="float">
            <text:p>3</text:p>
          </table:table-cell>
          <table:table-cell table:formula="of:=[$'Discrete Input Contacts'.C35]" office:value-type="string" office:string-value="AIO" calcext:value-type="string">
            <text:p>AIO</text:p>
          </table:table-cell>
          <table:table-cell table:formula="of:=[$'Discrete Input Contacts'.D35]" office:value-type="float" office:value="4" calcext:value-type="float">
            <text:p>4</text:p>
          </table:table-cell>
          <table:table-cell table:formula="of:=[$'Discrete Input Contacts'.O35]" office:value-type="float" office:value="3" calcext:value-type="float">
            <text:p>3</text:p>
          </table:table-cell>
          <table:table-cell table:formula="of:=[$'Analog Input Registers'.C35]" office:value-type="string" office:string-value="AIO" calcext:value-type="string">
            <text:p>AIO</text:p>
          </table:table-cell>
          <table:table-cell table:formula="of:=[$'Analog Input Registers'.D35]" office:value-type="float" office:value="1" calcext:value-type="float">
            <text:p>1</text:p>
          </table:table-cell>
          <table:table-cell table:formula="of:=[$'Analog Input Registers'.O35]" office:value-type="float" office:value="0" calcext:value-type="float">
            <text:p>0</text:p>
          </table:table-cell>
          <table:table-cell table:formula="of:=[$'Analog Output Holding Registers'.C34]" office:value-type="string" office:string-value="PWM" calcext:value-type="string">
            <text:p>PWM</text:p>
          </table:table-cell>
          <table:table-cell table:formula="of:=[$'Analog Output Holding Registers'.D34]" office:value-type="float" office:value="2" calcext:value-type="float">
            <text:p>2</text:p>
          </table:table-cell>
          <table:table-cell table:formula="of:=[$'Analog Output Holding Registers'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Discrete Output coils'.C36]" office:value-type="string" office:string-value="PWM" calcext:value-type="string">
            <text:p>PWM</text:p>
          </table:table-cell>
          <table:table-cell table:formula="of:=[$'Discrete Output coils'.D36]" office:value-type="float" office:value="5" calcext:value-type="float">
            <text:p>5</text:p>
          </table:table-cell>
          <table:table-cell table:formula="of:=[$'Discrete Output coils'.O36]" office:value-type="float" office:value="0" calcext:value-type="float">
            <text:p>0</text:p>
          </table:table-cell>
          <table:table-cell table:formula="of:=[$'Discrete Input Contacts'.C36]" office:value-type="string" office:string-value="AIO" calcext:value-type="string">
            <text:p>AIO</text:p>
          </table:table-cell>
          <table:table-cell table:formula="of:=[$'Discrete Input Contacts'.D36]" office:value-type="float" office:value="5" calcext:value-type="float">
            <text:p>5</text:p>
          </table:table-cell>
          <table:table-cell table:formula="of:=[$'Discrete Input Contacts'.O36]" office:value-type="float" office:value="0" calcext:value-type="float">
            <text:p>0</text:p>
          </table:table-cell>
          <table:table-cell table:formula="of:=[$'Analog Input Registers'.C36]" office:value-type="string" office:string-value="AIO" calcext:value-type="string">
            <text:p>AIO</text:p>
          </table:table-cell>
          <table:table-cell table:formula="of:=[$'Analog Input Registers'.D36]" office:value-type="float" office:value="2" calcext:value-type="float">
            <text:p>2</text:p>
          </table:table-cell>
          <table:table-cell table:formula="of:=[$'Analog Input Registers'.O36]" office:value-type="float" office:value="0" calcext:value-type="float">
            <text:p>0</text:p>
          </table:table-cell>
          <table:table-cell table:formula="of:=[$'Analog Output Holding Registers'.C35]" office:value-type="string" office:string-value="PWM" calcext:value-type="string">
            <text:p>PWM</text:p>
          </table:table-cell>
          <table:table-cell table:formula="of:=[$'Analog Output Holding Registers'.D35]" office:value-type="float" office:value="3" calcext:value-type="float">
            <text:p>3</text:p>
          </table:table-cell>
          <table:table-cell table:formula="of:=[$'Analog Output Holding Registers'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Discrete Output coils'.C37]" office:value-type="string" office:string-value="PWM" calcext:value-type="string">
            <text:p>PWM</text:p>
          </table:table-cell>
          <table:table-cell table:formula="of:=[$'Discrete Output coils'.D37]" office:value-type="float" office:value="5" calcext:value-type="float">
            <text:p>5</text:p>
          </table:table-cell>
          <table:table-cell table:formula="of:=[$'Discrete Output coils'.O37]" office:value-type="float" office:value="1" calcext:value-type="float">
            <text:p>1</text:p>
          </table:table-cell>
          <table:table-cell table:formula="of:=[$'Discrete Input Contacts'.C37]" office:value-type="string" office:string-value="AIO" calcext:value-type="string">
            <text:p>AIO</text:p>
          </table:table-cell>
          <table:table-cell table:formula="of:=[$'Discrete Input Contacts'.D37]" office:value-type="float" office:value="5" calcext:value-type="float">
            <text:p>5</text:p>
          </table:table-cell>
          <table:table-cell table:formula="of:=[$'Discrete Input Contacts'.O37]" office:value-type="float" office:value="1" calcext:value-type="float">
            <text:p>1</text:p>
          </table:table-cell>
          <table:table-cell table:formula="of:=[$'Analog Input Registers'.C37]" office:value-type="string" office:string-value="AIO" calcext:value-type="string">
            <text:p>AIO</text:p>
          </table:table-cell>
          <table:table-cell table:formula="of:=[$'Analog Input Registers'.D37]" office:value-type="float" office:value="3" calcext:value-type="float">
            <text:p>3</text:p>
          </table:table-cell>
          <table:table-cell table:formula="of:=[$'Analog Input Registers'.O37]" office:value-type="float" office:value="0" calcext:value-type="float">
            <text:p>0</text:p>
          </table:table-cell>
          <table:table-cell table:formula="of:=[$'Analog Output Holding Registers'.C36]" office:value-type="string" office:string-value="PWM" calcext:value-type="string">
            <text:p>PWM</text:p>
          </table:table-cell>
          <table:table-cell table:formula="of:=[$'Analog Output Holding Registers'.D36]" office:value-type="float" office:value="4" calcext:value-type="float">
            <text:p>4</text:p>
          </table:table-cell>
          <table:table-cell table:formula="of:=[$'Analog Output Holding Registers'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Discrete Output coils'.C38]" office:value-type="string" office:string-value="PWM" calcext:value-type="string">
            <text:p>PWM</text:p>
          </table:table-cell>
          <table:table-cell table:formula="of:=[$'Discrete Output coils'.D38]" office:value-type="float" office:value="5" calcext:value-type="float">
            <text:p>5</text:p>
          </table:table-cell>
          <table:table-cell table:formula="of:=[$'Discrete Output coils'.O38]" office:value-type="float" office:value="2" calcext:value-type="float">
            <text:p>2</text:p>
          </table:table-cell>
          <table:table-cell table:formula="of:=[$'Discrete Input Contacts'.C38]" office:value-type="string" office:string-value="AIO" calcext:value-type="string">
            <text:p>AIO</text:p>
          </table:table-cell>
          <table:table-cell table:formula="of:=[$'Discrete Input Contacts'.D38]" office:value-type="float" office:value="5" calcext:value-type="float">
            <text:p>5</text:p>
          </table:table-cell>
          <table:table-cell table:formula="of:=[$'Discrete Input Contacts'.O38]" office:value-type="float" office:value="2" calcext:value-type="float">
            <text:p>2</text:p>
          </table:table-cell>
          <table:table-cell table:formula="of:=[$'Analog Input Registers'.C38]" office:value-type="string" office:string-value="AIO" calcext:value-type="string">
            <text:p>AIO</text:p>
          </table:table-cell>
          <table:table-cell table:formula="of:=[$'Analog Input Registers'.D38]" office:value-type="float" office:value="4" calcext:value-type="float">
            <text:p>4</text:p>
          </table:table-cell>
          <table:table-cell table:formula="of:=[$'Analog Input Registers'.O38]" office:value-type="float" office:value="0" calcext:value-type="float">
            <text:p>0</text:p>
          </table:table-cell>
          <table:table-cell table:formula="of:=[$'Analog Output Holding Registers'.C37]" office:value-type="string" office:string-value="PWM" calcext:value-type="string">
            <text:p>PWM</text:p>
          </table:table-cell>
          <table:table-cell table:formula="of:=[$'Analog Output Holding Registers'.D37]" office:value-type="float" office:value="5" calcext:value-type="float">
            <text:p>5</text:p>
          </table:table-cell>
          <table:table-cell table:formula="of:=[$'Analog Output Holding Registers'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Discrete Output coils'.C39]" office:value-type="string" office:string-value="PWM" calcext:value-type="string">
            <text:p>PWM</text:p>
          </table:table-cell>
          <table:table-cell table:formula="of:=[$'Discrete Output coils'.D39]" office:value-type="float" office:value="5" calcext:value-type="float">
            <text:p>5</text:p>
          </table:table-cell>
          <table:table-cell table:formula="of:=[$'Discrete Output coils'.O39]" office:value-type="float" office:value="3" calcext:value-type="float">
            <text:p>3</text:p>
          </table:table-cell>
          <table:table-cell table:formula="of:=[$'Discrete Input Contacts'.C39]" office:value-type="string" office:string-value="AIO" calcext:value-type="string">
            <text:p>AIO</text:p>
          </table:table-cell>
          <table:table-cell table:formula="of:=[$'Discrete Input Contacts'.D39]" office:value-type="float" office:value="5" calcext:value-type="float">
            <text:p>5</text:p>
          </table:table-cell>
          <table:table-cell table:formula="of:=[$'Discrete Input Contacts'.O39]" office:value-type="float" office:value="3" calcext:value-type="float">
            <text:p>3</text:p>
          </table:table-cell>
          <table:table-cell table:formula="of:=[$'Analog Input Registers'.C39]" office:value-type="string" office:string-value="AIO" calcext:value-type="string">
            <text:p>AIO</text:p>
          </table:table-cell>
          <table:table-cell table:formula="of:=[$'Analog Input Registers'.D39]" office:value-type="float" office:value="5" calcext:value-type="float">
            <text:p>5</text:p>
          </table:table-cell>
          <table:table-cell table:formula="of:=[$'Analog Input Registers'.O39]" office:value-type="float" office:value="0" calcext:value-type="float">
            <text:p>0</text:p>
          </table:table-cell>
          <table:table-cell table:formula="of:=[$'Analog Output Holding Registers'.C38]" office:value-type="string" office:string-value="PWM" calcext:value-type="string">
            <text:p>PWM</text:p>
          </table:table-cell>
          <table:table-cell table:formula="of:=[$'Analog Output Holding Registers'.D38]" office:value-type="float" office:value="6" calcext:value-type="float">
            <text:p>6</text:p>
          </table:table-cell>
          <table:table-cell table:formula="of:=[$'Analog Output Holding Registers'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Discrete Output coils'.C40]" office:value-type="string" office:string-value="PWM" calcext:value-type="string">
            <text:p>PWM</text:p>
          </table:table-cell>
          <table:table-cell table:formula="of:=[$'Discrete Output coils'.D40]" office:value-type="float" office:value="6" calcext:value-type="float">
            <text:p>6</text:p>
          </table:table-cell>
          <table:table-cell table:formula="of:=[$'Discrete Output coils'.O40]" office:value-type="float" office:value="0" calcext:value-type="float">
            <text:p>0</text:p>
          </table:table-cell>
          <table:table-cell table:formula="of:=[$'Discrete Input Contacts'.C40]" office:value-type="string" office:string-value="AIO" calcext:value-type="string">
            <text:p>AIO</text:p>
          </table:table-cell>
          <table:table-cell table:formula="of:=[$'Discrete Input Contacts'.D40]" office:value-type="float" office:value="6" calcext:value-type="float">
            <text:p>6</text:p>
          </table:table-cell>
          <table:table-cell table:formula="of:=[$'Discrete Input Contacts'.O40]" office:value-type="float" office:value="0" calcext:value-type="float">
            <text:p>0</text:p>
          </table:table-cell>
          <table:table-cell table:formula="of:=[$'Analog Input Registers'.C40]" office:value-type="string" office:string-value="AIO" calcext:value-type="string">
            <text:p>AIO</text:p>
          </table:table-cell>
          <table:table-cell table:formula="of:=[$'Analog Input Registers'.D40]" office:value-type="float" office:value="6" calcext:value-type="float">
            <text:p>6</text:p>
          </table:table-cell>
          <table:table-cell table:formula="of:=[$'Analog Input Registers'.O40]" office:value-type="float" office:value="0" calcext:value-type="float">
            <text:p>0</text:p>
          </table:table-cell>
          <table:table-cell table:formula="of:=[$'Analog Output Holding Registers'.C39]" office:value-type="string" office:string-value="PWM" calcext:value-type="string">
            <text:p>PWM</text:p>
          </table:table-cell>
          <table:table-cell table:formula="of:=[$'Analog Output Holding Registers'.D39]" office:value-type="float" office:value="7" calcext:value-type="float">
            <text:p>7</text:p>
          </table:table-cell>
          <table:table-cell table:formula="of:=[$'Analog Output Holding Registers'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Discrete Output coils'.C41]" office:value-type="string" office:string-value="PWM" calcext:value-type="string">
            <text:p>PWM</text:p>
          </table:table-cell>
          <table:table-cell table:formula="of:=[$'Discrete Output coils'.D41]" office:value-type="float" office:value="6" calcext:value-type="float">
            <text:p>6</text:p>
          </table:table-cell>
          <table:table-cell table:formula="of:=[$'Discrete Output coils'.O41]" office:value-type="float" office:value="1" calcext:value-type="float">
            <text:p>1</text:p>
          </table:table-cell>
          <table:table-cell table:formula="of:=[$'Discrete Input Contacts'.C41]" office:value-type="string" office:string-value="AIO" calcext:value-type="string">
            <text:p>AIO</text:p>
          </table:table-cell>
          <table:table-cell table:formula="of:=[$'Discrete Input Contacts'.D41]" office:value-type="float" office:value="6" calcext:value-type="float">
            <text:p>6</text:p>
          </table:table-cell>
          <table:table-cell table:formula="of:=[$'Discrete Input Contacts'.O41]" office:value-type="float" office:value="1" calcext:value-type="float">
            <text:p>1</text:p>
          </table:table-cell>
          <table:table-cell table:formula="of:=[$'Analog Input Registers'.C41]" office:value-type="string" office:string-value="AIO" calcext:value-type="string">
            <text:p>AIO</text:p>
          </table:table-cell>
          <table:table-cell table:formula="of:=[$'Analog Input Registers'.D41]" office:value-type="float" office:value="7" calcext:value-type="float">
            <text:p>7</text:p>
          </table:table-cell>
          <table:table-cell table:formula="of:=[$'Analog Input Registers'.O41]" office:value-type="float" office:value="0" calcext:value-type="float">
            <text:p>0</text:p>
          </table:table-cell>
          <table:table-cell table:formula="of:=[$'Analog Output Holding Registers'.C40]" office:value-type="string" office:string-value="PWM" calcext:value-type="string">
            <text:p>PWM</text:p>
          </table:table-cell>
          <table:table-cell table:formula="of:=[$'Analog Output Holding Registers'.D40]" office:value-type="float" office:value="8" calcext:value-type="float">
            <text:p>8</text:p>
          </table:table-cell>
          <table:table-cell table:formula="of:=[$'Analog Output Holding Registers'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Discrete Output coils'.C42]" office:value-type="string" office:string-value="PWM" calcext:value-type="string">
            <text:p>PWM</text:p>
          </table:table-cell>
          <table:table-cell table:formula="of:=[$'Discrete Output coils'.D42]" office:value-type="float" office:value="6" calcext:value-type="float">
            <text:p>6</text:p>
          </table:table-cell>
          <table:table-cell table:formula="of:=[$'Discrete Output coils'.O42]" office:value-type="float" office:value="2" calcext:value-type="float">
            <text:p>2</text:p>
          </table:table-cell>
          <table:table-cell table:formula="of:=[$'Discrete Input Contacts'.C42]" office:value-type="string" office:string-value="AIO" calcext:value-type="string">
            <text:p>AIO</text:p>
          </table:table-cell>
          <table:table-cell table:formula="of:=[$'Discrete Input Contacts'.D42]" office:value-type="float" office:value="6" calcext:value-type="float">
            <text:p>6</text:p>
          </table:table-cell>
          <table:table-cell table:formula="of:=[$'Discrete Input Contacts'.O42]" office:value-type="float" office:value="2" calcext:value-type="float">
            <text:p>2</text:p>
          </table:table-cell>
          <table:table-cell table:formula="of:=[$'Analog Input Registers'.C42]" office:value-type="string" office:string-value="TMP" calcext:value-type="string">
            <text:p>TMP</text:p>
          </table:table-cell>
          <table:table-cell table:formula="of:=[$'Analog Input Registers'.D42]" office:value-type="float" office:value="1" calcext:value-type="float">
            <text:p>1</text:p>
          </table:table-cell>
          <table:table-cell table:formula="of:=[$'Analog Input Registers'.O42]" office:value-type="float" office:value="1" calcext:value-type="float">
            <text:p>1</text:p>
          </table:table-cell>
          <table:table-cell table:formula="of:=[$'Analog Output Holding Registers'.C41]" office:value-type="string" office:string-value="PWM" calcext:value-type="string">
            <text:p>PWM</text:p>
          </table:table-cell>
          <table:table-cell table:formula="of:=[$'Analog Output Holding Registers'.D41]" office:value-type="float" office:value="1" calcext:value-type="float">
            <text:p>1</text:p>
          </table:table-cell>
          <table:table-cell table:formula="of:=[$'Analog Output Holding Registers'.P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Discrete Output coils'.C43]" office:value-type="string" office:string-value="PWM" calcext:value-type="string">
            <text:p>PWM</text:p>
          </table:table-cell>
          <table:table-cell table:formula="of:=[$'Discrete Output coils'.D43]" office:value-type="float" office:value="6" calcext:value-type="float">
            <text:p>6</text:p>
          </table:table-cell>
          <table:table-cell table:formula="of:=[$'Discrete Output coils'.O43]" office:value-type="float" office:value="3" calcext:value-type="float">
            <text:p>3</text:p>
          </table:table-cell>
          <table:table-cell table:formula="of:=[$'Discrete Input Contacts'.C43]" office:value-type="string" office:string-value="AIO" calcext:value-type="string">
            <text:p>AIO</text:p>
          </table:table-cell>
          <table:table-cell table:formula="of:=[$'Discrete Input Contacts'.D43]" office:value-type="float" office:value="6" calcext:value-type="float">
            <text:p>6</text:p>
          </table:table-cell>
          <table:table-cell table:formula="of:=[$'Discrete Input Contacts'.O43]" office:value-type="float" office:value="3" calcext:value-type="float">
            <text:p>3</text:p>
          </table:table-cell>
          <table:table-cell table:formula="of:=[$'Analog Input Registers'.C43]" office:value-type="string" office:string-value="TMP" calcext:value-type="string">
            <text:p>TMP</text:p>
          </table:table-cell>
          <table:table-cell table:formula="of:=[$'Analog Input Registers'.D43]" office:value-type="float" office:value="1" calcext:value-type="float">
            <text:p>1</text:p>
          </table:table-cell>
          <table:table-cell table:formula="of:=[$'Analog Input Registers'.O43]" office:value-type="float" office:value="2" calcext:value-type="float">
            <text:p>2</text:p>
          </table:table-cell>
          <table:table-cell table:formula="of:=[$'Analog Output Holding Registers'.C42]" office:value-type="string" office:string-value="PWM" calcext:value-type="string">
            <text:p>PWM</text:p>
          </table:table-cell>
          <table:table-cell table:formula="of:=[$'Analog Output Holding Registers'.D42]" office:value-type="float" office:value="1" calcext:value-type="float">
            <text:p>1</text:p>
          </table:table-cell>
          <table:table-cell table:formula="of:=[$'Analog Output Holding Registers'.P4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Discrete Output coils'.C44]" office:value-type="string" office:string-value="PWM" calcext:value-type="string">
            <text:p>PWM</text:p>
          </table:table-cell>
          <table:table-cell table:formula="of:=[$'Discrete Output coils'.D44]" office:value-type="float" office:value="7" calcext:value-type="float">
            <text:p>7</text:p>
          </table:table-cell>
          <table:table-cell table:formula="of:=[$'Discrete Output coils'.O44]" office:value-type="float" office:value="0" calcext:value-type="float">
            <text:p>0</text:p>
          </table:table-cell>
          <table:table-cell table:formula="of:=[$'Discrete Input Contacts'.C44]" office:value-type="string" office:string-value="AIO" calcext:value-type="string">
            <text:p>AIO</text:p>
          </table:table-cell>
          <table:table-cell table:formula="of:=[$'Discrete Input Contacts'.D44]" office:value-type="float" office:value="7" calcext:value-type="float">
            <text:p>7</text:p>
          </table:table-cell>
          <table:table-cell table:formula="of:=[$'Discrete Input Contacts'.O44]" office:value-type="float" office:value="0" calcext:value-type="float">
            <text:p>0</text:p>
          </table:table-cell>
          <table:table-cell table:formula="of:=[$'Analog Input Registers'.C44]" office:value-type="string" office:string-value="TMP" calcext:value-type="string">
            <text:p>TMP</text:p>
          </table:table-cell>
          <table:table-cell table:formula="of:=[$'Analog Input Registers'.D44]" office:value-type="float" office:value="1" calcext:value-type="float">
            <text:p>1</text:p>
          </table:table-cell>
          <table:table-cell table:formula="of:=[$'Analog Input Registers'.O44]" office:value-type="float" office:value="3" calcext:value-type="float">
            <text:p>3</text:p>
          </table:table-cell>
          <table:table-cell table:formula="of:=[$'Analog Output Holding Registers'.C43]" office:value-type="string" office:string-value="PWM" calcext:value-type="string">
            <text:p>PWM</text:p>
          </table:table-cell>
          <table:table-cell table:formula="of:=[$'Analog Output Holding Registers'.D43]" office:value-type="float" office:value="1" calcext:value-type="float">
            <text:p>1</text:p>
          </table:table-cell>
          <table:table-cell table:formula="of:=[$'Analog Output Holding Registers'.P4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Discrete Output coils'.C45]" office:value-type="string" office:string-value="PWM" calcext:value-type="string">
            <text:p>PWM</text:p>
          </table:table-cell>
          <table:table-cell table:formula="of:=[$'Discrete Output coils'.D45]" office:value-type="float" office:value="7" calcext:value-type="float">
            <text:p>7</text:p>
          </table:table-cell>
          <table:table-cell table:formula="of:=[$'Discrete Output coils'.O45]" office:value-type="float" office:value="1" calcext:value-type="float">
            <text:p>1</text:p>
          </table:table-cell>
          <table:table-cell table:formula="of:=[$'Discrete Input Contacts'.C45]" office:value-type="string" office:string-value="AIO" calcext:value-type="string">
            <text:p>AIO</text:p>
          </table:table-cell>
          <table:table-cell table:formula="of:=[$'Discrete Input Contacts'.D45]" office:value-type="float" office:value="7" calcext:value-type="float">
            <text:p>7</text:p>
          </table:table-cell>
          <table:table-cell table:formula="of:=[$'Discrete Input Contacts'.O45]" office:value-type="float" office:value="1" calcext:value-type="float">
            <text:p>1</text:p>
          </table:table-cell>
          <table:table-cell table:formula="of:=[$'Analog Input Registers'.C45]" office:value-type="string" office:string-value="TMP" calcext:value-type="string">
            <text:p>TMP</text:p>
          </table:table-cell>
          <table:table-cell table:formula="of:=[$'Analog Input Registers'.D45]" office:value-type="float" office:value="1" calcext:value-type="float">
            <text:p>1</text:p>
          </table:table-cell>
          <table:table-cell table:formula="of:=[$'Analog Input Registers'.O45]" office:value-type="float" office:value="4" calcext:value-type="float">
            <text:p>4</text:p>
          </table:table-cell>
          <table:table-cell table:formula="of:=[$'Analog Output Holding Registers'.C44]" office:value-type="string" office:string-value="PWM" calcext:value-type="string">
            <text:p>PWM</text:p>
          </table:table-cell>
          <table:table-cell table:formula="of:=[$'Analog Output Holding Registers'.D44]" office:value-type="float" office:value="1" calcext:value-type="float">
            <text:p>1</text:p>
          </table:table-cell>
          <table:table-cell table:formula="of:=[$'Analog Output Holding Registers'.P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Discrete Output coils'.C46]" office:value-type="string" office:string-value="PWM" calcext:value-type="string">
            <text:p>PWM</text:p>
          </table:table-cell>
          <table:table-cell table:formula="of:=[$'Discrete Output coils'.D46]" office:value-type="float" office:value="7" calcext:value-type="float">
            <text:p>7</text:p>
          </table:table-cell>
          <table:table-cell table:formula="of:=[$'Discrete Output coils'.O46]" office:value-type="float" office:value="2" calcext:value-type="float">
            <text:p>2</text:p>
          </table:table-cell>
          <table:table-cell table:formula="of:=[$'Discrete Input Contacts'.C46]" office:value-type="string" office:string-value="AIO" calcext:value-type="string">
            <text:p>AIO</text:p>
          </table:table-cell>
          <table:table-cell table:formula="of:=[$'Discrete Input Contacts'.D46]" office:value-type="float" office:value="7" calcext:value-type="float">
            <text:p>7</text:p>
          </table:table-cell>
          <table:table-cell table:formula="of:=[$'Discrete Input Contacts'.O46]" office:value-type="float" office:value="2" calcext:value-type="float">
            <text:p>2</text:p>
          </table:table-cell>
          <table:table-cell table:formula="of:=[$'Analog Input Registers'.C46]" office:value-type="string" office:string-value="TMP" calcext:value-type="string">
            <text:p>TMP</text:p>
          </table:table-cell>
          <table:table-cell table:formula="of:=[$'Analog Input Registers'.D46]" office:value-type="float" office:value="1" calcext:value-type="float">
            <text:p>1</text:p>
          </table:table-cell>
          <table:table-cell table:formula="of:=[$'Analog Input Registers'.O46]" office:value-type="float" office:value="5" calcext:value-type="float">
            <text:p>5</text:p>
          </table:table-cell>
          <table:table-cell table:formula="of:=[$'Analog Output Holding Registers'.C45]" office:value-type="string" office:string-value="PWM" calcext:value-type="string">
            <text:p>PWM</text:p>
          </table:table-cell>
          <table:table-cell table:formula="of:=[$'Analog Output Holding Registers'.D45]" office:value-type="float" office:value="2" calcext:value-type="float">
            <text:p>2</text:p>
          </table:table-cell>
          <table:table-cell table:formula="of:=[$'Analog Output Holding Registers'.P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Discrete Output coils'.C47]" office:value-type="string" office:string-value="PWM" calcext:value-type="string">
            <text:p>PWM</text:p>
          </table:table-cell>
          <table:table-cell table:formula="of:=[$'Discrete Output coils'.D47]" office:value-type="float" office:value="7" calcext:value-type="float">
            <text:p>7</text:p>
          </table:table-cell>
          <table:table-cell table:formula="of:=[$'Discrete Output coils'.O47]" office:value-type="float" office:value="3" calcext:value-type="float">
            <text:p>3</text:p>
          </table:table-cell>
          <table:table-cell table:formula="of:=[$'Discrete Input Contacts'.C47]" office:value-type="string" office:string-value="AIO" calcext:value-type="string">
            <text:p>AIO</text:p>
          </table:table-cell>
          <table:table-cell table:formula="of:=[$'Discrete Input Contacts'.D47]" office:value-type="float" office:value="7" calcext:value-type="float">
            <text:p>7</text:p>
          </table:table-cell>
          <table:table-cell table:formula="of:=[$'Discrete Input Contacts'.O47]" office:value-type="float" office:value="3" calcext:value-type="float">
            <text:p>3</text:p>
          </table:table-cell>
          <table:table-cell table:formula="of:=[$'Analog Input Registers'.C47]" office:value-type="string" office:string-value="TMP" calcext:value-type="string">
            <text:p>TMP</text:p>
          </table:table-cell>
          <table:table-cell table:formula="of:=[$'Analog Input Registers'.D47]" office:value-type="float" office:value="1" calcext:value-type="float">
            <text:p>1</text:p>
          </table:table-cell>
          <table:table-cell table:formula="of:=[$'Analog Input Registers'.O47]" office:value-type="float" office:value="6" calcext:value-type="float">
            <text:p>6</text:p>
          </table:table-cell>
          <table:table-cell table:formula="of:=[$'Analog Output Holding Registers'.C46]" office:value-type="string" office:string-value="PWM" calcext:value-type="string">
            <text:p>PWM</text:p>
          </table:table-cell>
          <table:table-cell table:formula="of:=[$'Analog Output Holding Registers'.D46]" office:value-type="float" office:value="2" calcext:value-type="float">
            <text:p>2</text:p>
          </table:table-cell>
          <table:table-cell table:formula="of:=[$'Analog Output Holding Registers'.P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Discrete Output coils'.C48]" office:value-type="string" office:string-value="PWM" calcext:value-type="string">
            <text:p>PWM</text:p>
          </table:table-cell>
          <table:table-cell table:formula="of:=[$'Discrete Output coils'.D48]" office:value-type="float" office:value="8" calcext:value-type="float">
            <text:p>8</text:p>
          </table:table-cell>
          <table:table-cell table:formula="of:=[$'Discrete Output coils'.O48]" office:value-type="float" office:value="0" calcext:value-type="float">
            <text:p>0</text:p>
          </table:table-cell>
          <table:table-cell table:formula="of:=[$'Discrete Input Contacts'.C48]" office:value-type="float" office:value="0" calcext:value-type="float">
            <text:p>0</text:p>
          </table:table-cell>
          <table:table-cell table:formula="of:=[$'Discrete Input Contacts'.D48]" office:value-type="float" office:value="0" calcext:value-type="float">
            <text:p>0</text:p>
          </table:table-cell>
          <table:table-cell table:formula="of:=[$'Discrete Input Contacts'.O48]" office:value-type="float" office:value="0" calcext:value-type="float">
            <text:p>0</text:p>
          </table:table-cell>
          <table:table-cell table:formula="of:=[$'Analog Input Registers'.C48]" office:value-type="string" office:string-value="TMP" calcext:value-type="string">
            <text:p>TMP</text:p>
          </table:table-cell>
          <table:table-cell table:formula="of:=[$'Analog Input Registers'.D48]" office:value-type="float" office:value="1" calcext:value-type="float">
            <text:p>1</text:p>
          </table:table-cell>
          <table:table-cell table:formula="of:=[$'Analog Input Registers'.O48]" office:value-type="float" office:value="7" calcext:value-type="float">
            <text:p>7</text:p>
          </table:table-cell>
          <table:table-cell table:formula="of:=[$'Analog Output Holding Registers'.C47]" office:value-type="string" office:string-value="PWM" calcext:value-type="string">
            <text:p>PWM</text:p>
          </table:table-cell>
          <table:table-cell table:formula="of:=[$'Analog Output Holding Registers'.D47]" office:value-type="float" office:value="2" calcext:value-type="float">
            <text:p>2</text:p>
          </table:table-cell>
          <table:table-cell table:formula="of:=[$'Analog Output Holding Registers'.P4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Discrete Output coils'.C49]" office:value-type="string" office:string-value="PWM" calcext:value-type="string">
            <text:p>PWM</text:p>
          </table:table-cell>
          <table:table-cell table:formula="of:=[$'Discrete Output coils'.D49]" office:value-type="float" office:value="8" calcext:value-type="float">
            <text:p>8</text:p>
          </table:table-cell>
          <table:table-cell table:formula="of:=[$'Discrete Output coils'.O49]" office:value-type="float" office:value="1" calcext:value-type="float">
            <text:p>1</text:p>
          </table:table-cell>
          <table:table-cell table:formula="of:=[$'Discrete Input Contacts'.C49]" office:value-type="float" office:value="0" calcext:value-type="float">
            <text:p>0</text:p>
          </table:table-cell>
          <table:table-cell table:formula="of:=[$'Discrete Input Contacts'.D49]" office:value-type="float" office:value="0" calcext:value-type="float">
            <text:p>0</text:p>
          </table:table-cell>
          <table:table-cell table:formula="of:=[$'Discrete Input Contacts'.O49]" office:value-type="float" office:value="0" calcext:value-type="float">
            <text:p>0</text:p>
          </table:table-cell>
          <table:table-cell table:formula="of:=[$'Analog Input Registers'.C49]" office:value-type="string" office:string-value="TMP" calcext:value-type="string">
            <text:p>TMP</text:p>
          </table:table-cell>
          <table:table-cell table:formula="of:=[$'Analog Input Registers'.D49]" office:value-type="float" office:value="1" calcext:value-type="float">
            <text:p>1</text:p>
          </table:table-cell>
          <table:table-cell table:formula="of:=[$'Analog Input Registers'.O49]" office:value-type="float" office:value="8" calcext:value-type="float">
            <text:p>8</text:p>
          </table:table-cell>
          <table:table-cell table:formula="of:=[$'Analog Output Holding Registers'.C48]" office:value-type="string" office:string-value="PWM" calcext:value-type="string">
            <text:p>PWM</text:p>
          </table:table-cell>
          <table:table-cell table:formula="of:=[$'Analog Output Holding Registers'.D48]" office:value-type="float" office:value="2" calcext:value-type="float">
            <text:p>2</text:p>
          </table:table-cell>
          <table:table-cell table:formula="of:=[$'Analog Output Holding Registers'.P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Discrete Output coils'.C50]" office:value-type="string" office:string-value="PWM" calcext:value-type="string">
            <text:p>PWM</text:p>
          </table:table-cell>
          <table:table-cell table:formula="of:=[$'Discrete Output coils'.D50]" office:value-type="float" office:value="8" calcext:value-type="float">
            <text:p>8</text:p>
          </table:table-cell>
          <table:table-cell table:formula="of:=[$'Discrete Output coils'.O50]" office:value-type="float" office:value="2" calcext:value-type="float">
            <text:p>2</text:p>
          </table:table-cell>
          <table:table-cell table:formula="of:=[$'Discrete Input Contacts'.C50]" office:value-type="float" office:value="0" calcext:value-type="float">
            <text:p>0</text:p>
          </table:table-cell>
          <table:table-cell table:formula="of:=[$'Discrete Input Contacts'.D50]" office:value-type="float" office:value="0" calcext:value-type="float">
            <text:p>0</text:p>
          </table:table-cell>
          <table:table-cell table:formula="of:=[$'Discrete Input Contacts'.O50]" office:value-type="float" office:value="0" calcext:value-type="float">
            <text:p>0</text:p>
          </table:table-cell>
          <table:table-cell table:formula="of:=[$'Analog Input Registers'.C50]" office:value-type="string" office:string-value="TMP" calcext:value-type="string">
            <text:p>TMP</text:p>
          </table:table-cell>
          <table:table-cell table:formula="of:=[$'Analog Input Registers'.D50]" office:value-type="float" office:value="1" calcext:value-type="float">
            <text:p>1</text:p>
          </table:table-cell>
          <table:table-cell table:formula="of:=[$'Analog Input Registers'.O50]" office:value-type="float" office:value="9" calcext:value-type="float">
            <text:p>9</text:p>
          </table:table-cell>
          <table:table-cell table:formula="of:=[$'Analog Output Holding Registers'.C49]" office:value-type="string" office:string-value="PWM" calcext:value-type="string">
            <text:p>PWM</text:p>
          </table:table-cell>
          <table:table-cell table:formula="of:=[$'Analog Output Holding Registers'.D49]" office:value-type="float" office:value="3" calcext:value-type="float">
            <text:p>3</text:p>
          </table:table-cell>
          <table:table-cell table:formula="of:=[$'Analog Output Holding Registers'.P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Discrete Output coils'.C51]" office:value-type="string" office:string-value="PWM" calcext:value-type="string">
            <text:p>PWM</text:p>
          </table:table-cell>
          <table:table-cell table:formula="of:=[$'Discrete Output coils'.D51]" office:value-type="float" office:value="8" calcext:value-type="float">
            <text:p>8</text:p>
          </table:table-cell>
          <table:table-cell table:formula="of:=[$'Discrete Output coils'.O51]" office:value-type="float" office:value="3" calcext:value-type="float">
            <text:p>3</text:p>
          </table:table-cell>
          <table:table-cell table:formula="of:=[$'Discrete Input Contacts'.C51]" office:value-type="float" office:value="0" calcext:value-type="float">
            <text:p>0</text:p>
          </table:table-cell>
          <table:table-cell table:formula="of:=[$'Discrete Input Contacts'.D51]" office:value-type="float" office:value="0" calcext:value-type="float">
            <text:p>0</text:p>
          </table:table-cell>
          <table:table-cell table:formula="of:=[$'Discrete Input Contacts'.O51]" office:value-type="float" office:value="0" calcext:value-type="float">
            <text:p>0</text:p>
          </table:table-cell>
          <table:table-cell table:formula="of:=[$'Analog Input Registers'.C51]" office:value-type="string" office:string-value="TMP" calcext:value-type="string">
            <text:p>TMP</text:p>
          </table:table-cell>
          <table:table-cell table:formula="of:=[$'Analog Input Registers'.D51]" office:value-type="float" office:value="1" calcext:value-type="float">
            <text:p>1</text:p>
          </table:table-cell>
          <table:table-cell table:formula="of:=[$'Analog Input Registers'.O51]" office:value-type="float" office:value="10" calcext:value-type="float">
            <text:p>10</text:p>
          </table:table-cell>
          <table:table-cell table:formula="of:=[$'Analog Output Holding Registers'.C50]" office:value-type="string" office:string-value="PWM" calcext:value-type="string">
            <text:p>PWM</text:p>
          </table:table-cell>
          <table:table-cell table:formula="of:=[$'Analog Output Holding Registers'.D50]" office:value-type="float" office:value="3" calcext:value-type="float">
            <text:p>3</text:p>
          </table:table-cell>
          <table:table-cell table:formula="of:=[$'Analog Output Holding Registers'.P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Discrete Output coils'.C52]" office:value-type="string" office:string-value="REL" calcext:value-type="string">
            <text:p>REL</text:p>
          </table:table-cell>
          <table:table-cell table:formula="of:=[$'Discrete Output coils'.D52]" office:value-type="float" office:value="1" calcext:value-type="float">
            <text:p>1</text:p>
          </table:table-cell>
          <table:table-cell table:formula="of:=[$'Discrete Output coils'.O52]" office:value-type="float" office:value="0" calcext:value-type="float">
            <text:p>0</text:p>
          </table:table-cell>
          <table:table-cell table:formula="of:=[$'Discrete Input Contacts'.C52]" office:value-type="float" office:value="0" calcext:value-type="float">
            <text:p>0</text:p>
          </table:table-cell>
          <table:table-cell table:formula="of:=[$'Discrete Input Contacts'.D52]" office:value-type="float" office:value="0" calcext:value-type="float">
            <text:p>0</text:p>
          </table:table-cell>
          <table:table-cell table:formula="of:=[$'Discrete Input Contacts'.O52]" office:value-type="float" office:value="0" calcext:value-type="float">
            <text:p>0</text:p>
          </table:table-cell>
          <table:table-cell table:formula="of:=[$'Analog Input Registers'.C52]" office:value-type="string" office:string-value="TMP" calcext:value-type="string">
            <text:p>TMP</text:p>
          </table:table-cell>
          <table:table-cell table:formula="of:=[$'Analog Input Registers'.D52]" office:value-type="float" office:value="1" calcext:value-type="float">
            <text:p>1</text:p>
          </table:table-cell>
          <table:table-cell table:formula="of:=[$'Analog Input Registers'.O52]" office:value-type="float" office:value="11" calcext:value-type="float">
            <text:p>11</text:p>
          </table:table-cell>
          <table:table-cell table:formula="of:=[$'Analog Output Holding Registers'.C51]" office:value-type="string" office:string-value="PWM" calcext:value-type="string">
            <text:p>PWM</text:p>
          </table:table-cell>
          <table:table-cell table:formula="of:=[$'Analog Output Holding Registers'.D51]" office:value-type="float" office:value="3" calcext:value-type="float">
            <text:p>3</text:p>
          </table:table-cell>
          <table:table-cell table:formula="of:=[$'Analog Output Holding Registers'.P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Discrete Output coils'.C53]" office:value-type="string" office:string-value="REL" calcext:value-type="string">
            <text:p>REL</text:p>
          </table:table-cell>
          <table:table-cell table:formula="of:=[$'Discrete Output coils'.D53]" office:value-type="float" office:value="1" calcext:value-type="float">
            <text:p>1</text:p>
          </table:table-cell>
          <table:table-cell table:formula="of:=[$'Discrete Output coils'.O53]" office:value-type="float" office:value="1" calcext:value-type="float">
            <text:p>1</text:p>
          </table:table-cell>
          <table:table-cell table:formula="of:=[$'Discrete Input Contacts'.C53]" office:value-type="float" office:value="0" calcext:value-type="float">
            <text:p>0</text:p>
          </table:table-cell>
          <table:table-cell table:formula="of:=[$'Discrete Input Contacts'.D53]" office:value-type="float" office:value="0" calcext:value-type="float">
            <text:p>0</text:p>
          </table:table-cell>
          <table:table-cell table:formula="of:=[$'Discrete Input Contacts'.O53]" office:value-type="float" office:value="0" calcext:value-type="float">
            <text:p>0</text:p>
          </table:table-cell>
          <table:table-cell table:formula="of:=[$'Analog Input Registers'.C53]" office:value-type="string" office:string-value="TMP" calcext:value-type="string">
            <text:p>TMP</text:p>
          </table:table-cell>
          <table:table-cell table:formula="of:=[$'Analog Input Registers'.D53]" office:value-type="float" office:value="1" calcext:value-type="float">
            <text:p>1</text:p>
          </table:table-cell>
          <table:table-cell table:formula="of:=[$'Analog Input Registers'.O53]" office:value-type="float" office:value="12" calcext:value-type="float">
            <text:p>12</text:p>
          </table:table-cell>
          <table:table-cell table:formula="of:=[$'Analog Output Holding Registers'.C52]" office:value-type="string" office:string-value="PWM" calcext:value-type="string">
            <text:p>PWM</text:p>
          </table:table-cell>
          <table:table-cell table:formula="of:=[$'Analog Output Holding Registers'.D52]" office:value-type="float" office:value="3" calcext:value-type="float">
            <text:p>3</text:p>
          </table:table-cell>
          <table:table-cell table:formula="of:=[$'Analog Output Holding Registers'.P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Discrete Output coils'.C54]" office:value-type="string" office:string-value="REL" calcext:value-type="string">
            <text:p>REL</text:p>
          </table:table-cell>
          <table:table-cell table:formula="of:=[$'Discrete Output coils'.D54]" office:value-type="float" office:value="1" calcext:value-type="float">
            <text:p>1</text:p>
          </table:table-cell>
          <table:table-cell table:formula="of:=[$'Discrete Output coils'.O54]" office:value-type="float" office:value="2" calcext:value-type="float">
            <text:p>2</text:p>
          </table:table-cell>
          <table:table-cell table:formula="of:=[$'Discrete Input Contacts'.C54]" office:value-type="float" office:value="0" calcext:value-type="float">
            <text:p>0</text:p>
          </table:table-cell>
          <table:table-cell table:formula="of:=[$'Discrete Input Contacts'.D54]" office:value-type="float" office:value="0" calcext:value-type="float">
            <text:p>0</text:p>
          </table:table-cell>
          <table:table-cell table:formula="of:=[$'Discrete Input Contacts'.O54]" office:value-type="float" office:value="0" calcext:value-type="float">
            <text:p>0</text:p>
          </table:table-cell>
          <table:table-cell table:formula="of:=[$'Analog Input Registers'.C54]" office:value-type="string" office:string-value="TMP" calcext:value-type="string">
            <text:p>TMP</text:p>
          </table:table-cell>
          <table:table-cell table:formula="of:=[$'Analog Input Registers'.D54]" office:value-type="float" office:value="1" calcext:value-type="float">
            <text:p>1</text:p>
          </table:table-cell>
          <table:table-cell table:formula="of:=[$'Analog Input Registers'.O54]" office:value-type="float" office:value="13" calcext:value-type="float">
            <text:p>13</text:p>
          </table:table-cell>
          <table:table-cell table:formula="of:=[$'Analog Output Holding Registers'.C53]" office:value-type="string" office:string-value="PWM" calcext:value-type="string">
            <text:p>PWM</text:p>
          </table:table-cell>
          <table:table-cell table:formula="of:=[$'Analog Output Holding Registers'.D53]" office:value-type="float" office:value="4" calcext:value-type="float">
            <text:p>4</text:p>
          </table:table-cell>
          <table:table-cell table:formula="of:=[$'Analog Output Holding Registers'.P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Discrete Output coils'.C55]" office:value-type="string" office:string-value="REL" calcext:value-type="string">
            <text:p>REL</text:p>
          </table:table-cell>
          <table:table-cell table:formula="of:=[$'Discrete Output coils'.D55]" office:value-type="float" office:value="1" calcext:value-type="float">
            <text:p>1</text:p>
          </table:table-cell>
          <table:table-cell table:formula="of:=[$'Discrete Output coils'.O55]" office:value-type="float" office:value="3" calcext:value-type="float">
            <text:p>3</text:p>
          </table:table-cell>
          <table:table-cell table:formula="of:=[$'Discrete Input Contacts'.C55]" office:value-type="float" office:value="0" calcext:value-type="float">
            <text:p>0</text:p>
          </table:table-cell>
          <table:table-cell table:formula="of:=[$'Discrete Input Contacts'.D55]" office:value-type="float" office:value="0" calcext:value-type="float">
            <text:p>0</text:p>
          </table:table-cell>
          <table:table-cell table:formula="of:=[$'Discrete Input Contacts'.O55]" office:value-type="float" office:value="0" calcext:value-type="float">
            <text:p>0</text:p>
          </table:table-cell>
          <table:table-cell table:formula="of:=[$'Analog Input Registers'.C55]" office:value-type="string" office:string-value="TMP" calcext:value-type="string">
            <text:p>TMP</text:p>
          </table:table-cell>
          <table:table-cell table:formula="of:=[$'Analog Input Registers'.D55]" office:value-type="float" office:value="1" calcext:value-type="float">
            <text:p>1</text:p>
          </table:table-cell>
          <table:table-cell table:formula="of:=[$'Analog Input Registers'.O55]" office:value-type="float" office:value="14" calcext:value-type="float">
            <text:p>14</text:p>
          </table:table-cell>
          <table:table-cell table:formula="of:=[$'Analog Output Holding Registers'.C54]" office:value-type="string" office:string-value="PWM" calcext:value-type="string">
            <text:p>PWM</text:p>
          </table:table-cell>
          <table:table-cell table:formula="of:=[$'Analog Output Holding Registers'.D54]" office:value-type="float" office:value="4" calcext:value-type="float">
            <text:p>4</text:p>
          </table:table-cell>
          <table:table-cell table:formula="of:=[$'Analog Output Holding Registers'.P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Discrete Output coils'.C56]" office:value-type="string" office:string-value="REL" calcext:value-type="string">
            <text:p>REL</text:p>
          </table:table-cell>
          <table:table-cell table:formula="of:=[$'Discrete Output coils'.D56]" office:value-type="float" office:value="1" calcext:value-type="float">
            <text:p>1</text:p>
          </table:table-cell>
          <table:table-cell table:formula="of:=[$'Discrete Output coils'.O56]" office:value-type="float" office:value="4" calcext:value-type="float">
            <text:p>4</text:p>
          </table:table-cell>
          <table:table-cell table:formula="of:=[$'Discrete Input Contacts'.C56]" office:value-type="float" office:value="0" calcext:value-type="float">
            <text:p>0</text:p>
          </table:table-cell>
          <table:table-cell table:formula="of:=[$'Discrete Input Contacts'.D56]" office:value-type="float" office:value="0" calcext:value-type="float">
            <text:p>0</text:p>
          </table:table-cell>
          <table:table-cell table:formula="of:=[$'Discrete Input Contacts'.O56]" office:value-type="float" office:value="0" calcext:value-type="float">
            <text:p>0</text:p>
          </table:table-cell>
          <table:table-cell table:formula="of:=[$'Analog Input Registers'.C56]" office:value-type="string" office:string-value="TMP" calcext:value-type="string">
            <text:p>TMP</text:p>
          </table:table-cell>
          <table:table-cell table:formula="of:=[$'Analog Input Registers'.D56]" office:value-type="float" office:value="1" calcext:value-type="float">
            <text:p>1</text:p>
          </table:table-cell>
          <table:table-cell table:formula="of:=[$'Analog Input Registers'.O56]" office:value-type="float" office:value="15" calcext:value-type="float">
            <text:p>15</text:p>
          </table:table-cell>
          <table:table-cell table:formula="of:=[$'Analog Output Holding Registers'.C55]" office:value-type="string" office:string-value="PWM" calcext:value-type="string">
            <text:p>PWM</text:p>
          </table:table-cell>
          <table:table-cell table:formula="of:=[$'Analog Output Holding Registers'.D55]" office:value-type="float" office:value="4" calcext:value-type="float">
            <text:p>4</text:p>
          </table:table-cell>
          <table:table-cell table:formula="of:=[$'Analog Output Holding Registers'.P5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Discrete Output coils'.C57]" office:value-type="string" office:string-value="REL" calcext:value-type="string">
            <text:p>REL</text:p>
          </table:table-cell>
          <table:table-cell table:formula="of:=[$'Discrete Output coils'.D57]" office:value-type="float" office:value="1" calcext:value-type="float">
            <text:p>1</text:p>
          </table:table-cell>
          <table:table-cell table:formula="of:=[$'Discrete Output coils'.O57]" office:value-type="float" office:value="5" calcext:value-type="float">
            <text:p>5</text:p>
          </table:table-cell>
          <table:table-cell table:formula="of:=[$'Discrete Input Contacts'.C57]" office:value-type="float" office:value="0" calcext:value-type="float">
            <text:p>0</text:p>
          </table:table-cell>
          <table:table-cell table:formula="of:=[$'Discrete Input Contacts'.D57]" office:value-type="float" office:value="0" calcext:value-type="float">
            <text:p>0</text:p>
          </table:table-cell>
          <table:table-cell table:formula="of:=[$'Discrete Input Contacts'.O57]" office:value-type="float" office:value="0" calcext:value-type="float">
            <text:p>0</text:p>
          </table:table-cell>
          <table:table-cell table:formula="of:=[$'Analog Input Registers'.C57]" office:value-type="string" office:string-value="TMP" calcext:value-type="string">
            <text:p>TMP</text:p>
          </table:table-cell>
          <table:table-cell table:formula="of:=[$'Analog Input Registers'.D57]" office:value-type="float" office:value="1" calcext:value-type="float">
            <text:p>1</text:p>
          </table:table-cell>
          <table:table-cell table:formula="of:=[$'Analog Input Registers'.O57]" office:value-type="float" office:value="16" calcext:value-type="float">
            <text:p>16</text:p>
          </table:table-cell>
          <table:table-cell table:formula="of:=[$'Analog Output Holding Registers'.C56]" office:value-type="string" office:string-value="PWM" calcext:value-type="string">
            <text:p>PWM</text:p>
          </table:table-cell>
          <table:table-cell table:formula="of:=[$'Analog Output Holding Registers'.D56]" office:value-type="float" office:value="4" calcext:value-type="float">
            <text:p>4</text:p>
          </table:table-cell>
          <table:table-cell table:formula="of:=[$'Analog Output Holding Registers'.P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Discrete Output coils'.C58]" office:value-type="string" office:string-value="REL" calcext:value-type="string">
            <text:p>REL</text:p>
          </table:table-cell>
          <table:table-cell table:formula="of:=[$'Discrete Output coils'.D58]" office:value-type="float" office:value="1" calcext:value-type="float">
            <text:p>1</text:p>
          </table:table-cell>
          <table:table-cell table:formula="of:=[$'Discrete Output coils'.O58]" office:value-type="float" office:value="6" calcext:value-type="float">
            <text:p>6</text:p>
          </table:table-cell>
          <table:table-cell table:formula="of:=[$'Discrete Input Contacts'.C58]" office:value-type="float" office:value="0" calcext:value-type="float">
            <text:p>0</text:p>
          </table:table-cell>
          <table:table-cell table:formula="of:=[$'Discrete Input Contacts'.D58]" office:value-type="float" office:value="0" calcext:value-type="float">
            <text:p>0</text:p>
          </table:table-cell>
          <table:table-cell table:formula="of:=[$'Discrete Input Contacts'.O58]" office:value-type="float" office:value="0" calcext:value-type="float">
            <text:p>0</text:p>
          </table:table-cell>
          <table:table-cell table:formula="of:=[$'Analog Input Registers'.C58]" office:value-type="string" office:string-value="TMP" calcext:value-type="string">
            <text:p>TMP</text:p>
          </table:table-cell>
          <table:table-cell table:formula="of:=[$'Analog Input Registers'.D58]" office:value-type="float" office:value="2" calcext:value-type="float">
            <text:p>2</text:p>
          </table:table-cell>
          <table:table-cell table:formula="of:=[$'Analog Input Registers'.O58]" office:value-type="float" office:value="1" calcext:value-type="float">
            <text:p>1</text:p>
          </table:table-cell>
          <table:table-cell table:formula="of:=[$'Analog Output Holding Registers'.C57]" office:value-type="string" office:string-value="PWM" calcext:value-type="string">
            <text:p>PWM</text:p>
          </table:table-cell>
          <table:table-cell table:formula="of:=[$'Analog Output Holding Registers'.D57]" office:value-type="float" office:value="5" calcext:value-type="float">
            <text:p>5</text:p>
          </table:table-cell>
          <table:table-cell table:formula="of:=[$'Analog Output Holding Registers'.P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Discrete Output coils'.C59]" office:value-type="string" office:string-value="REL" calcext:value-type="string">
            <text:p>REL</text:p>
          </table:table-cell>
          <table:table-cell table:formula="of:=[$'Discrete Output coils'.D59]" office:value-type="float" office:value="1" calcext:value-type="float">
            <text:p>1</text:p>
          </table:table-cell>
          <table:table-cell table:formula="of:=[$'Discrete Output coils'.O59]" office:value-type="float" office:value="7" calcext:value-type="float">
            <text:p>7</text:p>
          </table:table-cell>
          <table:table-cell table:formula="of:=[$'Discrete Input Contacts'.C59]" office:value-type="float" office:value="0" calcext:value-type="float">
            <text:p>0</text:p>
          </table:table-cell>
          <table:table-cell table:formula="of:=[$'Discrete Input Contacts'.D59]" office:value-type="float" office:value="0" calcext:value-type="float">
            <text:p>0</text:p>
          </table:table-cell>
          <table:table-cell table:formula="of:=[$'Discrete Input Contacts'.O59]" office:value-type="float" office:value="0" calcext:value-type="float">
            <text:p>0</text:p>
          </table:table-cell>
          <table:table-cell table:formula="of:=[$'Analog Input Registers'.C59]" office:value-type="string" office:string-value="TMP" calcext:value-type="string">
            <text:p>TMP</text:p>
          </table:table-cell>
          <table:table-cell table:formula="of:=[$'Analog Input Registers'.D59]" office:value-type="float" office:value="2" calcext:value-type="float">
            <text:p>2</text:p>
          </table:table-cell>
          <table:table-cell table:formula="of:=[$'Analog Input Registers'.O59]" office:value-type="float" office:value="2" calcext:value-type="float">
            <text:p>2</text:p>
          </table:table-cell>
          <table:table-cell table:formula="of:=[$'Analog Output Holding Registers'.C58]" office:value-type="string" office:string-value="PWM" calcext:value-type="string">
            <text:p>PWM</text:p>
          </table:table-cell>
          <table:table-cell table:formula="of:=[$'Analog Output Holding Registers'.D58]" office:value-type="float" office:value="5" calcext:value-type="float">
            <text:p>5</text:p>
          </table:table-cell>
          <table:table-cell table:formula="of:=[$'Analog Output Holding Registers'.P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Discrete Output coils'.C60]" office:value-type="string" office:string-value="REL" calcext:value-type="string">
            <text:p>REL</text:p>
          </table:table-cell>
          <table:table-cell table:formula="of:=[$'Discrete Output coils'.D60]" office:value-type="float" office:value="2" calcext:value-type="float">
            <text:p>2</text:p>
          </table:table-cell>
          <table:table-cell table:formula="of:=[$'Discrete Output coils'.O60]" office:value-type="float" office:value="0" calcext:value-type="float">
            <text:p>0</text:p>
          </table:table-cell>
          <table:table-cell table:formula="of:=[$'Discrete Input Contacts'.C60]" office:value-type="float" office:value="0" calcext:value-type="float">
            <text:p>0</text:p>
          </table:table-cell>
          <table:table-cell table:formula="of:=[$'Discrete Input Contacts'.D60]" office:value-type="float" office:value="0" calcext:value-type="float">
            <text:p>0</text:p>
          </table:table-cell>
          <table:table-cell table:formula="of:=[$'Discrete Input Contacts'.O60]" office:value-type="float" office:value="0" calcext:value-type="float">
            <text:p>0</text:p>
          </table:table-cell>
          <table:table-cell table:formula="of:=[$'Analog Input Registers'.C60]" office:value-type="string" office:string-value="TMP" calcext:value-type="string">
            <text:p>TMP</text:p>
          </table:table-cell>
          <table:table-cell table:formula="of:=[$'Analog Input Registers'.D60]" office:value-type="float" office:value="2" calcext:value-type="float">
            <text:p>2</text:p>
          </table:table-cell>
          <table:table-cell table:formula="of:=[$'Analog Input Registers'.O60]" office:value-type="float" office:value="3" calcext:value-type="float">
            <text:p>3</text:p>
          </table:table-cell>
          <table:table-cell table:formula="of:=[$'Analog Output Holding Registers'.C59]" office:value-type="string" office:string-value="PWM" calcext:value-type="string">
            <text:p>PWM</text:p>
          </table:table-cell>
          <table:table-cell table:formula="of:=[$'Analog Output Holding Registers'.D59]" office:value-type="float" office:value="5" calcext:value-type="float">
            <text:p>5</text:p>
          </table:table-cell>
          <table:table-cell table:formula="of:=[$'Analog Output Holding Registers'.P5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Discrete Output coils'.C61]" office:value-type="string" office:string-value="REL" calcext:value-type="string">
            <text:p>REL</text:p>
          </table:table-cell>
          <table:table-cell table:formula="of:=[$'Discrete Output coils'.D61]" office:value-type="float" office:value="2" calcext:value-type="float">
            <text:p>2</text:p>
          </table:table-cell>
          <table:table-cell table:formula="of:=[$'Discrete Output coils'.O61]" office:value-type="float" office:value="1" calcext:value-type="float">
            <text:p>1</text:p>
          </table:table-cell>
          <table:table-cell table:formula="of:=[$'Discrete Input Contacts'.C61]" office:value-type="float" office:value="0" calcext:value-type="float">
            <text:p>0</text:p>
          </table:table-cell>
          <table:table-cell table:formula="of:=[$'Discrete Input Contacts'.D61]" office:value-type="float" office:value="0" calcext:value-type="float">
            <text:p>0</text:p>
          </table:table-cell>
          <table:table-cell table:formula="of:=[$'Discrete Input Contacts'.O61]" office:value-type="float" office:value="0" calcext:value-type="float">
            <text:p>0</text:p>
          </table:table-cell>
          <table:table-cell table:formula="of:=[$'Analog Input Registers'.C61]" office:value-type="string" office:string-value="TMP" calcext:value-type="string">
            <text:p>TMP</text:p>
          </table:table-cell>
          <table:table-cell table:formula="of:=[$'Analog Input Registers'.D61]" office:value-type="float" office:value="2" calcext:value-type="float">
            <text:p>2</text:p>
          </table:table-cell>
          <table:table-cell table:formula="of:=[$'Analog Input Registers'.O61]" office:value-type="float" office:value="4" calcext:value-type="float">
            <text:p>4</text:p>
          </table:table-cell>
          <table:table-cell table:formula="of:=[$'Analog Output Holding Registers'.C60]" office:value-type="string" office:string-value="PWM" calcext:value-type="string">
            <text:p>PWM</text:p>
          </table:table-cell>
          <table:table-cell table:formula="of:=[$'Analog Output Holding Registers'.D60]" office:value-type="float" office:value="5" calcext:value-type="float">
            <text:p>5</text:p>
          </table:table-cell>
          <table:table-cell table:formula="of:=[$'Analog Output Holding Registers'.P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Discrete Output coils'.C62]" office:value-type="string" office:string-value="REL" calcext:value-type="string">
            <text:p>REL</text:p>
          </table:table-cell>
          <table:table-cell table:formula="of:=[$'Discrete Output coils'.D62]" office:value-type="float" office:value="2" calcext:value-type="float">
            <text:p>2</text:p>
          </table:table-cell>
          <table:table-cell table:formula="of:=[$'Discrete Output coils'.O62]" office:value-type="float" office:value="2" calcext:value-type="float">
            <text:p>2</text:p>
          </table:table-cell>
          <table:table-cell table:formula="of:=[$'Discrete Input Contacts'.C62]" office:value-type="float" office:value="0" calcext:value-type="float">
            <text:p>0</text:p>
          </table:table-cell>
          <table:table-cell table:formula="of:=[$'Discrete Input Contacts'.D62]" office:value-type="float" office:value="0" calcext:value-type="float">
            <text:p>0</text:p>
          </table:table-cell>
          <table:table-cell table:formula="of:=[$'Discrete Input Contacts'.O62]" office:value-type="float" office:value="0" calcext:value-type="float">
            <text:p>0</text:p>
          </table:table-cell>
          <table:table-cell table:formula="of:=[$'Analog Input Registers'.C62]" office:value-type="string" office:string-value="TMP" calcext:value-type="string">
            <text:p>TMP</text:p>
          </table:table-cell>
          <table:table-cell table:formula="of:=[$'Analog Input Registers'.D62]" office:value-type="float" office:value="2" calcext:value-type="float">
            <text:p>2</text:p>
          </table:table-cell>
          <table:table-cell table:formula="of:=[$'Analog Input Registers'.O62]" office:value-type="float" office:value="5" calcext:value-type="float">
            <text:p>5</text:p>
          </table:table-cell>
          <table:table-cell table:formula="of:=[$'Analog Output Holding Registers'.C61]" office:value-type="string" office:string-value="PWM" calcext:value-type="string">
            <text:p>PWM</text:p>
          </table:table-cell>
          <table:table-cell table:formula="of:=[$'Analog Output Holding Registers'.D61]" office:value-type="float" office:value="6" calcext:value-type="float">
            <text:p>6</text:p>
          </table:table-cell>
          <table:table-cell table:formula="of:=[$'Analog Output Holding Registers'.P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Discrete Output coils'.C63]" office:value-type="string" office:string-value="REL" calcext:value-type="string">
            <text:p>REL</text:p>
          </table:table-cell>
          <table:table-cell table:formula="of:=[$'Discrete Output coils'.D63]" office:value-type="float" office:value="2" calcext:value-type="float">
            <text:p>2</text:p>
          </table:table-cell>
          <table:table-cell table:formula="of:=[$'Discrete Output coils'.O63]" office:value-type="float" office:value="3" calcext:value-type="float">
            <text:p>3</text:p>
          </table:table-cell>
          <table:table-cell table:formula="of:=[$'Discrete Input Contacts'.C63]" office:value-type="float" office:value="0" calcext:value-type="float">
            <text:p>0</text:p>
          </table:table-cell>
          <table:table-cell table:formula="of:=[$'Discrete Input Contacts'.D63]" office:value-type="float" office:value="0" calcext:value-type="float">
            <text:p>0</text:p>
          </table:table-cell>
          <table:table-cell table:formula="of:=[$'Discrete Input Contacts'.O63]" office:value-type="float" office:value="0" calcext:value-type="float">
            <text:p>0</text:p>
          </table:table-cell>
          <table:table-cell table:formula="of:=[$'Analog Input Registers'.C63]" office:value-type="string" office:string-value="TMP" calcext:value-type="string">
            <text:p>TMP</text:p>
          </table:table-cell>
          <table:table-cell table:formula="of:=[$'Analog Input Registers'.D63]" office:value-type="float" office:value="2" calcext:value-type="float">
            <text:p>2</text:p>
          </table:table-cell>
          <table:table-cell table:formula="of:=[$'Analog Input Registers'.O63]" office:value-type="float" office:value="6" calcext:value-type="float">
            <text:p>6</text:p>
          </table:table-cell>
          <table:table-cell table:formula="of:=[$'Analog Output Holding Registers'.C62]" office:value-type="string" office:string-value="PWM" calcext:value-type="string">
            <text:p>PWM</text:p>
          </table:table-cell>
          <table:table-cell table:formula="of:=[$'Analog Output Holding Registers'.D62]" office:value-type="float" office:value="6" calcext:value-type="float">
            <text:p>6</text:p>
          </table:table-cell>
          <table:table-cell table:formula="of:=[$'Analog Output Holding Registers'.P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Discrete Output coils'.C64]" office:value-type="string" office:string-value="REL" calcext:value-type="string">
            <text:p>REL</text:p>
          </table:table-cell>
          <table:table-cell table:formula="of:=[$'Discrete Output coils'.D64]" office:value-type="float" office:value="2" calcext:value-type="float">
            <text:p>2</text:p>
          </table:table-cell>
          <table:table-cell table:formula="of:=[$'Discrete Output coils'.O64]" office:value-type="float" office:value="4" calcext:value-type="float">
            <text:p>4</text:p>
          </table:table-cell>
          <table:table-cell table:formula="of:=[$'Discrete Input Contacts'.C64]" office:value-type="float" office:value="0" calcext:value-type="float">
            <text:p>0</text:p>
          </table:table-cell>
          <table:table-cell table:formula="of:=[$'Discrete Input Contacts'.D64]" office:value-type="float" office:value="0" calcext:value-type="float">
            <text:p>0</text:p>
          </table:table-cell>
          <table:table-cell table:formula="of:=[$'Discrete Input Contacts'.O64]" office:value-type="float" office:value="0" calcext:value-type="float">
            <text:p>0</text:p>
          </table:table-cell>
          <table:table-cell table:formula="of:=[$'Analog Input Registers'.C64]" office:value-type="string" office:string-value="TMP" calcext:value-type="string">
            <text:p>TMP</text:p>
          </table:table-cell>
          <table:table-cell table:formula="of:=[$'Analog Input Registers'.D64]" office:value-type="float" office:value="2" calcext:value-type="float">
            <text:p>2</text:p>
          </table:table-cell>
          <table:table-cell table:formula="of:=[$'Analog Input Registers'.O64]" office:value-type="float" office:value="7" calcext:value-type="float">
            <text:p>7</text:p>
          </table:table-cell>
          <table:table-cell table:formula="of:=[$'Analog Output Holding Registers'.C63]" office:value-type="string" office:string-value="PWM" calcext:value-type="string">
            <text:p>PWM</text:p>
          </table:table-cell>
          <table:table-cell table:formula="of:=[$'Analog Output Holding Registers'.D63]" office:value-type="float" office:value="6" calcext:value-type="float">
            <text:p>6</text:p>
          </table:table-cell>
          <table:table-cell table:formula="of:=[$'Analog Output Holding Registers'.P6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Discrete Output coils'.C65]" office:value-type="string" office:string-value="REL" calcext:value-type="string">
            <text:p>REL</text:p>
          </table:table-cell>
          <table:table-cell table:formula="of:=[$'Discrete Output coils'.D65]" office:value-type="float" office:value="2" calcext:value-type="float">
            <text:p>2</text:p>
          </table:table-cell>
          <table:table-cell table:formula="of:=[$'Discrete Output coils'.O65]" office:value-type="float" office:value="5" calcext:value-type="float">
            <text:p>5</text:p>
          </table:table-cell>
          <table:table-cell table:formula="of:=[$'Discrete Input Contacts'.C65]" office:value-type="float" office:value="0" calcext:value-type="float">
            <text:p>0</text:p>
          </table:table-cell>
          <table:table-cell table:formula="of:=[$'Discrete Input Contacts'.D65]" office:value-type="float" office:value="0" calcext:value-type="float">
            <text:p>0</text:p>
          </table:table-cell>
          <table:table-cell table:formula="of:=[$'Discrete Input Contacts'.O65]" office:value-type="float" office:value="0" calcext:value-type="float">
            <text:p>0</text:p>
          </table:table-cell>
          <table:table-cell table:formula="of:=[$'Analog Input Registers'.C65]" office:value-type="string" office:string-value="TMP" calcext:value-type="string">
            <text:p>TMP</text:p>
          </table:table-cell>
          <table:table-cell table:formula="of:=[$'Analog Input Registers'.D65]" office:value-type="float" office:value="2" calcext:value-type="float">
            <text:p>2</text:p>
          </table:table-cell>
          <table:table-cell table:formula="of:=[$'Analog Input Registers'.O65]" office:value-type="float" office:value="8" calcext:value-type="float">
            <text:p>8</text:p>
          </table:table-cell>
          <table:table-cell table:formula="of:=[$'Analog Output Holding Registers'.C64]" office:value-type="string" office:string-value="PWM" calcext:value-type="string">
            <text:p>PWM</text:p>
          </table:table-cell>
          <table:table-cell table:formula="of:=[$'Analog Output Holding Registers'.D64]" office:value-type="float" office:value="6" calcext:value-type="float">
            <text:p>6</text:p>
          </table:table-cell>
          <table:table-cell table:formula="of:=[$'Analog Output Holding Registers'.P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Discrete Output coils'.C66]" office:value-type="string" office:string-value="REL" calcext:value-type="string">
            <text:p>REL</text:p>
          </table:table-cell>
          <table:table-cell table:formula="of:=[$'Discrete Output coils'.D66]" office:value-type="float" office:value="2" calcext:value-type="float">
            <text:p>2</text:p>
          </table:table-cell>
          <table:table-cell table:formula="of:=[$'Discrete Output coils'.O66]" office:value-type="float" office:value="6" calcext:value-type="float">
            <text:p>6</text:p>
          </table:table-cell>
          <table:table-cell table:formula="of:=[$'Discrete Input Contacts'.C66]" office:value-type="float" office:value="0" calcext:value-type="float">
            <text:p>0</text:p>
          </table:table-cell>
          <table:table-cell table:formula="of:=[$'Discrete Input Contacts'.D66]" office:value-type="float" office:value="0" calcext:value-type="float">
            <text:p>0</text:p>
          </table:table-cell>
          <table:table-cell table:formula="of:=[$'Discrete Input Contacts'.O66]" office:value-type="float" office:value="0" calcext:value-type="float">
            <text:p>0</text:p>
          </table:table-cell>
          <table:table-cell table:formula="of:=[$'Analog Input Registers'.C66]" office:value-type="string" office:string-value="TMP" calcext:value-type="string">
            <text:p>TMP</text:p>
          </table:table-cell>
          <table:table-cell table:formula="of:=[$'Analog Input Registers'.D66]" office:value-type="float" office:value="2" calcext:value-type="float">
            <text:p>2</text:p>
          </table:table-cell>
          <table:table-cell table:formula="of:=[$'Analog Input Registers'.O66]" office:value-type="float" office:value="9" calcext:value-type="float">
            <text:p>9</text:p>
          </table:table-cell>
          <table:table-cell table:formula="of:=[$'Analog Output Holding Registers'.C65]" office:value-type="string" office:string-value="PWM" calcext:value-type="string">
            <text:p>PWM</text:p>
          </table:table-cell>
          <table:table-cell table:formula="of:=[$'Analog Output Holding Registers'.D65]" office:value-type="float" office:value="7" calcext:value-type="float">
            <text:p>7</text:p>
          </table:table-cell>
          <table:table-cell table:formula="of:=[$'Analog Output Holding Registers'.P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Discrete Output coils'.C67]" office:value-type="string" office:string-value="REL" calcext:value-type="string">
            <text:p>REL</text:p>
          </table:table-cell>
          <table:table-cell table:formula="of:=[$'Discrete Output coils'.D67]" office:value-type="float" office:value="2" calcext:value-type="float">
            <text:p>2</text:p>
          </table:table-cell>
          <table:table-cell table:formula="of:=[$'Discrete Output coils'.O67]" office:value-type="float" office:value="7" calcext:value-type="float">
            <text:p>7</text:p>
          </table:table-cell>
          <table:table-cell table:formula="of:=[$'Discrete Input Contacts'.C67]" office:value-type="float" office:value="0" calcext:value-type="float">
            <text:p>0</text:p>
          </table:table-cell>
          <table:table-cell table:formula="of:=[$'Discrete Input Contacts'.D67]" office:value-type="float" office:value="0" calcext:value-type="float">
            <text:p>0</text:p>
          </table:table-cell>
          <table:table-cell table:formula="of:=[$'Discrete Input Contacts'.O67]" office:value-type="float" office:value="0" calcext:value-type="float">
            <text:p>0</text:p>
          </table:table-cell>
          <table:table-cell table:formula="of:=[$'Analog Input Registers'.C67]" office:value-type="string" office:string-value="TMP" calcext:value-type="string">
            <text:p>TMP</text:p>
          </table:table-cell>
          <table:table-cell table:formula="of:=[$'Analog Input Registers'.D67]" office:value-type="float" office:value="2" calcext:value-type="float">
            <text:p>2</text:p>
          </table:table-cell>
          <table:table-cell table:formula="of:=[$'Analog Input Registers'.O67]" office:value-type="float" office:value="10" calcext:value-type="float">
            <text:p>10</text:p>
          </table:table-cell>
          <table:table-cell table:formula="of:=[$'Analog Output Holding Registers'.C66]" office:value-type="string" office:string-value="PWM" calcext:value-type="string">
            <text:p>PWM</text:p>
          </table:table-cell>
          <table:table-cell table:formula="of:=[$'Analog Output Holding Registers'.D66]" office:value-type="float" office:value="7" calcext:value-type="float">
            <text:p>7</text:p>
          </table:table-cell>
          <table:table-cell table:formula="of:=[$'Analog Output Holding Registers'.P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Discrete Output coils'.C68]" office:value-type="string" office:string-value="REL" calcext:value-type="string">
            <text:p>REL</text:p>
          </table:table-cell>
          <table:table-cell table:formula="of:=[$'Discrete Output coils'.D68]" office:value-type="float" office:value="3" calcext:value-type="float">
            <text:p>3</text:p>
          </table:table-cell>
          <table:table-cell table:formula="of:=[$'Discrete Output coils'.O68]" office:value-type="float" office:value="0" calcext:value-type="float">
            <text:p>0</text:p>
          </table:table-cell>
          <table:table-cell table:formula="of:=[$'Discrete Input Contacts'.C68]" office:value-type="float" office:value="0" calcext:value-type="float">
            <text:p>0</text:p>
          </table:table-cell>
          <table:table-cell table:formula="of:=[$'Discrete Input Contacts'.D68]" office:value-type="float" office:value="0" calcext:value-type="float">
            <text:p>0</text:p>
          </table:table-cell>
          <table:table-cell table:formula="of:=[$'Discrete Input Contacts'.O68]" office:value-type="float" office:value="0" calcext:value-type="float">
            <text:p>0</text:p>
          </table:table-cell>
          <table:table-cell table:formula="of:=[$'Analog Input Registers'.C68]" office:value-type="string" office:string-value="TMP" calcext:value-type="string">
            <text:p>TMP</text:p>
          </table:table-cell>
          <table:table-cell table:formula="of:=[$'Analog Input Registers'.D68]" office:value-type="float" office:value="2" calcext:value-type="float">
            <text:p>2</text:p>
          </table:table-cell>
          <table:table-cell table:formula="of:=[$'Analog Input Registers'.O68]" office:value-type="float" office:value="11" calcext:value-type="float">
            <text:p>11</text:p>
          </table:table-cell>
          <table:table-cell table:formula="of:=[$'Analog Output Holding Registers'.C67]" office:value-type="string" office:string-value="PWM" calcext:value-type="string">
            <text:p>PWM</text:p>
          </table:table-cell>
          <table:table-cell table:formula="of:=[$'Analog Output Holding Registers'.D67]" office:value-type="float" office:value="7" calcext:value-type="float">
            <text:p>7</text:p>
          </table:table-cell>
          <table:table-cell table:formula="of:=[$'Analog Output Holding Registers'.P6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Discrete Output coils'.C69]" office:value-type="string" office:string-value="REL" calcext:value-type="string">
            <text:p>REL</text:p>
          </table:table-cell>
          <table:table-cell table:formula="of:=[$'Discrete Output coils'.D69]" office:value-type="float" office:value="3" calcext:value-type="float">
            <text:p>3</text:p>
          </table:table-cell>
          <table:table-cell table:formula="of:=[$'Discrete Output coils'.O69]" office:value-type="float" office:value="1" calcext:value-type="float">
            <text:p>1</text:p>
          </table:table-cell>
          <table:table-cell table:formula="of:=[$'Discrete Input Contacts'.C69]" office:value-type="float" office:value="0" calcext:value-type="float">
            <text:p>0</text:p>
          </table:table-cell>
          <table:table-cell table:formula="of:=[$'Discrete Input Contacts'.D69]" office:value-type="float" office:value="0" calcext:value-type="float">
            <text:p>0</text:p>
          </table:table-cell>
          <table:table-cell table:formula="of:=[$'Discrete Input Contacts'.O69]" office:value-type="float" office:value="0" calcext:value-type="float">
            <text:p>0</text:p>
          </table:table-cell>
          <table:table-cell table:formula="of:=[$'Analog Input Registers'.C69]" office:value-type="string" office:string-value="TMP" calcext:value-type="string">
            <text:p>TMP</text:p>
          </table:table-cell>
          <table:table-cell table:formula="of:=[$'Analog Input Registers'.D69]" office:value-type="float" office:value="2" calcext:value-type="float">
            <text:p>2</text:p>
          </table:table-cell>
          <table:table-cell table:formula="of:=[$'Analog Input Registers'.O69]" office:value-type="float" office:value="12" calcext:value-type="float">
            <text:p>12</text:p>
          </table:table-cell>
          <table:table-cell table:formula="of:=[$'Analog Output Holding Registers'.C68]" office:value-type="string" office:string-value="PWM" calcext:value-type="string">
            <text:p>PWM</text:p>
          </table:table-cell>
          <table:table-cell table:formula="of:=[$'Analog Output Holding Registers'.D68]" office:value-type="float" office:value="7" calcext:value-type="float">
            <text:p>7</text:p>
          </table:table-cell>
          <table:table-cell table:formula="of:=[$'Analog Output Holding Registers'.P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Discrete Output coils'.C70]" office:value-type="string" office:string-value="REL" calcext:value-type="string">
            <text:p>REL</text:p>
          </table:table-cell>
          <table:table-cell table:formula="of:=[$'Discrete Output coils'.D70]" office:value-type="float" office:value="3" calcext:value-type="float">
            <text:p>3</text:p>
          </table:table-cell>
          <table:table-cell table:formula="of:=[$'Discrete Output coils'.O70]" office:value-type="float" office:value="2" calcext:value-type="float">
            <text:p>2</text:p>
          </table:table-cell>
          <table:table-cell table:formula="of:=[$'Discrete Input Contacts'.C70]" office:value-type="float" office:value="0" calcext:value-type="float">
            <text:p>0</text:p>
          </table:table-cell>
          <table:table-cell table:formula="of:=[$'Discrete Input Contacts'.D70]" office:value-type="float" office:value="0" calcext:value-type="float">
            <text:p>0</text:p>
          </table:table-cell>
          <table:table-cell table:formula="of:=[$'Discrete Input Contacts'.O70]" office:value-type="float" office:value="0" calcext:value-type="float">
            <text:p>0</text:p>
          </table:table-cell>
          <table:table-cell table:formula="of:=[$'Analog Input Registers'.C70]" office:value-type="string" office:string-value="TMP" calcext:value-type="string">
            <text:p>TMP</text:p>
          </table:table-cell>
          <table:table-cell table:formula="of:=[$'Analog Input Registers'.D70]" office:value-type="float" office:value="2" calcext:value-type="float">
            <text:p>2</text:p>
          </table:table-cell>
          <table:table-cell table:formula="of:=[$'Analog Input Registers'.O70]" office:value-type="float" office:value="13" calcext:value-type="float">
            <text:p>13</text:p>
          </table:table-cell>
          <table:table-cell table:formula="of:=[$'Analog Output Holding Registers'.C69]" office:value-type="string" office:string-value="PWM" calcext:value-type="string">
            <text:p>PWM</text:p>
          </table:table-cell>
          <table:table-cell table:formula="of:=[$'Analog Output Holding Registers'.D69]" office:value-type="float" office:value="8" calcext:value-type="float">
            <text:p>8</text:p>
          </table:table-cell>
          <table:table-cell table:formula="of:=[$'Analog Output Holding Registers'.P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Discrete Output coils'.C71]" office:value-type="string" office:string-value="REL" calcext:value-type="string">
            <text:p>REL</text:p>
          </table:table-cell>
          <table:table-cell table:formula="of:=[$'Discrete Output coils'.D71]" office:value-type="float" office:value="3" calcext:value-type="float">
            <text:p>3</text:p>
          </table:table-cell>
          <table:table-cell table:formula="of:=[$'Discrete Output coils'.O71]" office:value-type="float" office:value="3" calcext:value-type="float">
            <text:p>3</text:p>
          </table:table-cell>
          <table:table-cell table:formula="of:=[$'Discrete Input Contacts'.C71]" office:value-type="float" office:value="0" calcext:value-type="float">
            <text:p>0</text:p>
          </table:table-cell>
          <table:table-cell table:formula="of:=[$'Discrete Input Contacts'.D71]" office:value-type="float" office:value="0" calcext:value-type="float">
            <text:p>0</text:p>
          </table:table-cell>
          <table:table-cell table:formula="of:=[$'Discrete Input Contacts'.O71]" office:value-type="float" office:value="0" calcext:value-type="float">
            <text:p>0</text:p>
          </table:table-cell>
          <table:table-cell table:formula="of:=[$'Analog Input Registers'.C71]" office:value-type="string" office:string-value="TMP" calcext:value-type="string">
            <text:p>TMP</text:p>
          </table:table-cell>
          <table:table-cell table:formula="of:=[$'Analog Input Registers'.D71]" office:value-type="float" office:value="2" calcext:value-type="float">
            <text:p>2</text:p>
          </table:table-cell>
          <table:table-cell table:formula="of:=[$'Analog Input Registers'.O71]" office:value-type="float" office:value="14" calcext:value-type="float">
            <text:p>14</text:p>
          </table:table-cell>
          <table:table-cell table:formula="of:=[$'Analog Output Holding Registers'.C70]" office:value-type="string" office:string-value="PWM" calcext:value-type="string">
            <text:p>PWM</text:p>
          </table:table-cell>
          <table:table-cell table:formula="of:=[$'Analog Output Holding Registers'.D70]" office:value-type="float" office:value="8" calcext:value-type="float">
            <text:p>8</text:p>
          </table:table-cell>
          <table:table-cell table:formula="of:=[$'Analog Output Holding Registers'.P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Discrete Output coils'.C72]" office:value-type="string" office:string-value="REL" calcext:value-type="string">
            <text:p>REL</text:p>
          </table:table-cell>
          <table:table-cell table:formula="of:=[$'Discrete Output coils'.D72]" office:value-type="float" office:value="3" calcext:value-type="float">
            <text:p>3</text:p>
          </table:table-cell>
          <table:table-cell table:formula="of:=[$'Discrete Output coils'.O72]" office:value-type="float" office:value="4" calcext:value-type="float">
            <text:p>4</text:p>
          </table:table-cell>
          <table:table-cell table:formula="of:=[$'Discrete Input Contacts'.C72]" office:value-type="float" office:value="0" calcext:value-type="float">
            <text:p>0</text:p>
          </table:table-cell>
          <table:table-cell table:formula="of:=[$'Discrete Input Contacts'.D72]" office:value-type="float" office:value="0" calcext:value-type="float">
            <text:p>0</text:p>
          </table:table-cell>
          <table:table-cell table:formula="of:=[$'Discrete Input Contacts'.O72]" office:value-type="float" office:value="0" calcext:value-type="float">
            <text:p>0</text:p>
          </table:table-cell>
          <table:table-cell table:formula="of:=[$'Analog Input Registers'.C72]" office:value-type="string" office:string-value="TMP" calcext:value-type="string">
            <text:p>TMP</text:p>
          </table:table-cell>
          <table:table-cell table:formula="of:=[$'Analog Input Registers'.D72]" office:value-type="float" office:value="2" calcext:value-type="float">
            <text:p>2</text:p>
          </table:table-cell>
          <table:table-cell table:formula="of:=[$'Analog Input Registers'.O72]" office:value-type="float" office:value="15" calcext:value-type="float">
            <text:p>15</text:p>
          </table:table-cell>
          <table:table-cell table:formula="of:=[$'Analog Output Holding Registers'.C71]" office:value-type="string" office:string-value="PWM" calcext:value-type="string">
            <text:p>PWM</text:p>
          </table:table-cell>
          <table:table-cell table:formula="of:=[$'Analog Output Holding Registers'.D71]" office:value-type="float" office:value="8" calcext:value-type="float">
            <text:p>8</text:p>
          </table:table-cell>
          <table:table-cell table:formula="of:=[$'Analog Output Holding Registers'.P7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Discrete Output coils'.C73]" office:value-type="string" office:string-value="REL" calcext:value-type="string">
            <text:p>REL</text:p>
          </table:table-cell>
          <table:table-cell table:formula="of:=[$'Discrete Output coils'.D73]" office:value-type="float" office:value="3" calcext:value-type="float">
            <text:p>3</text:p>
          </table:table-cell>
          <table:table-cell table:formula="of:=[$'Discrete Output coils'.O73]" office:value-type="float" office:value="5" calcext:value-type="float">
            <text:p>5</text:p>
          </table:table-cell>
          <table:table-cell table:formula="of:=[$'Discrete Input Contacts'.C73]" office:value-type="float" office:value="0" calcext:value-type="float">
            <text:p>0</text:p>
          </table:table-cell>
          <table:table-cell table:formula="of:=[$'Discrete Input Contacts'.D73]" office:value-type="float" office:value="0" calcext:value-type="float">
            <text:p>0</text:p>
          </table:table-cell>
          <table:table-cell table:formula="of:=[$'Discrete Input Contacts'.O73]" office:value-type="float" office:value="0" calcext:value-type="float">
            <text:p>0</text:p>
          </table:table-cell>
          <table:table-cell table:formula="of:=[$'Analog Input Registers'.C73]" office:value-type="string" office:string-value="TMP" calcext:value-type="string">
            <text:p>TMP</text:p>
          </table:table-cell>
          <table:table-cell table:formula="of:=[$'Analog Input Registers'.D73]" office:value-type="float" office:value="2" calcext:value-type="float">
            <text:p>2</text:p>
          </table:table-cell>
          <table:table-cell table:formula="of:=[$'Analog Input Registers'.O73]" office:value-type="float" office:value="16" calcext:value-type="float">
            <text:p>16</text:p>
          </table:table-cell>
          <table:table-cell table:formula="of:=[$'Analog Output Holding Registers'.C72]" office:value-type="string" office:string-value="PWM" calcext:value-type="string">
            <text:p>PWM</text:p>
          </table:table-cell>
          <table:table-cell table:formula="of:=[$'Analog Output Holding Registers'.D72]" office:value-type="float" office:value="8" calcext:value-type="float">
            <text:p>8</text:p>
          </table:table-cell>
          <table:table-cell table:formula="of:=[$'Analog Output Holding Registers'.P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Discrete Output coils'.C74]" office:value-type="string" office:string-value="REL" calcext:value-type="string">
            <text:p>REL</text:p>
          </table:table-cell>
          <table:table-cell table:formula="of:=[$'Discrete Output coils'.D74]" office:value-type="float" office:value="3" calcext:value-type="float">
            <text:p>3</text:p>
          </table:table-cell>
          <table:table-cell table:formula="of:=[$'Discrete Output coils'.O74]" office:value-type="float" office:value="6" calcext:value-type="float">
            <text:p>6</text:p>
          </table:table-cell>
          <table:table-cell table:formula="of:=[$'Discrete Input Contacts'.C74]" office:value-type="float" office:value="0" calcext:value-type="float">
            <text:p>0</text:p>
          </table:table-cell>
          <table:table-cell table:formula="of:=[$'Discrete Input Contacts'.D74]" office:value-type="float" office:value="0" calcext:value-type="float">
            <text:p>0</text:p>
          </table:table-cell>
          <table:table-cell table:formula="of:=[$'Discrete Input Contacts'.O74]" office:value-type="float" office:value="0" calcext:value-type="float">
            <text:p>0</text:p>
          </table:table-cell>
          <table:table-cell table:formula="of:=[$'Analog Input Registers'.C74]" office:value-type="string" office:string-value="TMP" calcext:value-type="string">
            <text:p>TMP</text:p>
          </table:table-cell>
          <table:table-cell table:formula="of:=[$'Analog Input Registers'.D74]" office:value-type="float" office:value="3" calcext:value-type="float">
            <text:p>3</text:p>
          </table:table-cell>
          <table:table-cell table:formula="of:=[$'Analog Input Registers'.O74]" office:value-type="float" office:value="1" calcext:value-type="float">
            <text:p>1</text:p>
          </table:table-cell>
          <table:table-cell table:formula="of:=[$'Analog Output Holding Registers'.C73]" office:value-type="string" office:string-value="REL" calcext:value-type="string">
            <text:p>REL</text:p>
          </table:table-cell>
          <table:table-cell table:formula="of:=[$'Analog Output Holding Registers'.D73]" office:value-type="float" office:value="1" calcext:value-type="float">
            <text:p>1</text:p>
          </table:table-cell>
          <table:table-cell table:formula="of:=[$'Analog Output Holding Registers'.P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Discrete Output coils'.C75]" office:value-type="string" office:string-value="REL" calcext:value-type="string">
            <text:p>REL</text:p>
          </table:table-cell>
          <table:table-cell table:formula="of:=[$'Discrete Output coils'.D75]" office:value-type="float" office:value="3" calcext:value-type="float">
            <text:p>3</text:p>
          </table:table-cell>
          <table:table-cell table:formula="of:=[$'Discrete Output coils'.O75]" office:value-type="float" office:value="7" calcext:value-type="float">
            <text:p>7</text:p>
          </table:table-cell>
          <table:table-cell table:formula="of:=[$'Discrete Input Contacts'.C75]" office:value-type="float" office:value="0" calcext:value-type="float">
            <text:p>0</text:p>
          </table:table-cell>
          <table:table-cell table:formula="of:=[$'Discrete Input Contacts'.D75]" office:value-type="float" office:value="0" calcext:value-type="float">
            <text:p>0</text:p>
          </table:table-cell>
          <table:table-cell table:formula="of:=[$'Discrete Input Contacts'.O75]" office:value-type="float" office:value="0" calcext:value-type="float">
            <text:p>0</text:p>
          </table:table-cell>
          <table:table-cell table:formula="of:=[$'Analog Input Registers'.C75]" office:value-type="string" office:string-value="TMP" calcext:value-type="string">
            <text:p>TMP</text:p>
          </table:table-cell>
          <table:table-cell table:formula="of:=[$'Analog Input Registers'.D75]" office:value-type="float" office:value="3" calcext:value-type="float">
            <text:p>3</text:p>
          </table:table-cell>
          <table:table-cell table:formula="of:=[$'Analog Input Registers'.O75]" office:value-type="float" office:value="2" calcext:value-type="float">
            <text:p>2</text:p>
          </table:table-cell>
          <table:table-cell table:formula="of:=[$'Analog Output Holding Registers'.C74]" office:value-type="string" office:string-value="REL" calcext:value-type="string">
            <text:p>REL</text:p>
          </table:table-cell>
          <table:table-cell table:formula="of:=[$'Analog Output Holding Registers'.D74]" office:value-type="float" office:value="2" calcext:value-type="float">
            <text:p>2</text:p>
          </table:table-cell>
          <table:table-cell table:formula="of:=[$'Analog Output Holding Registers'.P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Discrete Output coils'.C76]" office:value-type="string" office:string-value="REL" calcext:value-type="string">
            <text:p>REL</text:p>
          </table:table-cell>
          <table:table-cell table:formula="of:=[$'Discrete Output coils'.D76]" office:value-type="float" office:value="4" calcext:value-type="float">
            <text:p>4</text:p>
          </table:table-cell>
          <table:table-cell table:formula="of:=[$'Discrete Output coils'.O76]" office:value-type="float" office:value="0" calcext:value-type="float">
            <text:p>0</text:p>
          </table:table-cell>
          <table:table-cell table:formula="of:=[$'Discrete Input Contacts'.C76]" office:value-type="float" office:value="0" calcext:value-type="float">
            <text:p>0</text:p>
          </table:table-cell>
          <table:table-cell table:formula="of:=[$'Discrete Input Contacts'.D76]" office:value-type="float" office:value="0" calcext:value-type="float">
            <text:p>0</text:p>
          </table:table-cell>
          <table:table-cell table:formula="of:=[$'Discrete Input Contacts'.O76]" office:value-type="float" office:value="0" calcext:value-type="float">
            <text:p>0</text:p>
          </table:table-cell>
          <table:table-cell table:formula="of:=[$'Analog Input Registers'.C76]" office:value-type="string" office:string-value="TMP" calcext:value-type="string">
            <text:p>TMP</text:p>
          </table:table-cell>
          <table:table-cell table:formula="of:=[$'Analog Input Registers'.D76]" office:value-type="float" office:value="3" calcext:value-type="float">
            <text:p>3</text:p>
          </table:table-cell>
          <table:table-cell table:formula="of:=[$'Analog Input Registers'.O76]" office:value-type="float" office:value="3" calcext:value-type="float">
            <text:p>3</text:p>
          </table:table-cell>
          <table:table-cell table:formula="of:=[$'Analog Output Holding Registers'.C75]" office:value-type="string" office:string-value="REL" calcext:value-type="string">
            <text:p>REL</text:p>
          </table:table-cell>
          <table:table-cell table:formula="of:=[$'Analog Output Holding Registers'.D75]" office:value-type="float" office:value="3" calcext:value-type="float">
            <text:p>3</text:p>
          </table:table-cell>
          <table:table-cell table:formula="of:=[$'Analog Output Holding Registers'.P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Discrete Output coils'.C77]" office:value-type="string" office:string-value="REL" calcext:value-type="string">
            <text:p>REL</text:p>
          </table:table-cell>
          <table:table-cell table:formula="of:=[$'Discrete Output coils'.D77]" office:value-type="float" office:value="4" calcext:value-type="float">
            <text:p>4</text:p>
          </table:table-cell>
          <table:table-cell table:formula="of:=[$'Discrete Output coils'.O77]" office:value-type="float" office:value="1" calcext:value-type="float">
            <text:p>1</text:p>
          </table:table-cell>
          <table:table-cell table:formula="of:=[$'Discrete Input Contacts'.C77]" office:value-type="float" office:value="0" calcext:value-type="float">
            <text:p>0</text:p>
          </table:table-cell>
          <table:table-cell table:formula="of:=[$'Discrete Input Contacts'.D77]" office:value-type="float" office:value="0" calcext:value-type="float">
            <text:p>0</text:p>
          </table:table-cell>
          <table:table-cell table:formula="of:=[$'Discrete Input Contacts'.O77]" office:value-type="float" office:value="0" calcext:value-type="float">
            <text:p>0</text:p>
          </table:table-cell>
          <table:table-cell table:formula="of:=[$'Analog Input Registers'.C77]" office:value-type="string" office:string-value="TMP" calcext:value-type="string">
            <text:p>TMP</text:p>
          </table:table-cell>
          <table:table-cell table:formula="of:=[$'Analog Input Registers'.D77]" office:value-type="float" office:value="3" calcext:value-type="float">
            <text:p>3</text:p>
          </table:table-cell>
          <table:table-cell table:formula="of:=[$'Analog Input Registers'.O77]" office:value-type="float" office:value="4" calcext:value-type="float">
            <text:p>4</text:p>
          </table:table-cell>
          <table:table-cell table:formula="of:=[$'Analog Output Holding Registers'.C76]" office:value-type="string" office:string-value="REL" calcext:value-type="string">
            <text:p>REL</text:p>
          </table:table-cell>
          <table:table-cell table:formula="of:=[$'Analog Output Holding Registers'.D76]" office:value-type="float" office:value="4" calcext:value-type="float">
            <text:p>4</text:p>
          </table:table-cell>
          <table:table-cell table:formula="of:=[$'Analog Output Holding Registers'.P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Discrete Output coils'.C78]" office:value-type="string" office:string-value="REL" calcext:value-type="string">
            <text:p>REL</text:p>
          </table:table-cell>
          <table:table-cell table:formula="of:=[$'Discrete Output coils'.D78]" office:value-type="float" office:value="4" calcext:value-type="float">
            <text:p>4</text:p>
          </table:table-cell>
          <table:table-cell table:formula="of:=[$'Discrete Output coils'.O78]" office:value-type="float" office:value="2" calcext:value-type="float">
            <text:p>2</text:p>
          </table:table-cell>
          <table:table-cell table:formula="of:=[$'Discrete Input Contacts'.C78]" office:value-type="float" office:value="0" calcext:value-type="float">
            <text:p>0</text:p>
          </table:table-cell>
          <table:table-cell table:formula="of:=[$'Discrete Input Contacts'.D78]" office:value-type="float" office:value="0" calcext:value-type="float">
            <text:p>0</text:p>
          </table:table-cell>
          <table:table-cell table:formula="of:=[$'Discrete Input Contacts'.O78]" office:value-type="float" office:value="0" calcext:value-type="float">
            <text:p>0</text:p>
          </table:table-cell>
          <table:table-cell table:formula="of:=[$'Analog Input Registers'.C78]" office:value-type="string" office:string-value="TMP" calcext:value-type="string">
            <text:p>TMP</text:p>
          </table:table-cell>
          <table:table-cell table:formula="of:=[$'Analog Input Registers'.D78]" office:value-type="float" office:value="3" calcext:value-type="float">
            <text:p>3</text:p>
          </table:table-cell>
          <table:table-cell table:formula="of:=[$'Analog Input Registers'.O78]" office:value-type="float" office:value="5" calcext:value-type="float">
            <text:p>5</text:p>
          </table:table-cell>
          <table:table-cell table:formula="of:=[$'Analog Output Holding Registers'.C77]" office:value-type="string" office:string-value="AIO" calcext:value-type="string">
            <text:p>AIO</text:p>
          </table:table-cell>
          <table:table-cell table:formula="of:=[$'Analog Output Holding Registers'.D77]" office:value-type="float" office:value="1" calcext:value-type="float">
            <text:p>1</text:p>
          </table:table-cell>
          <table:table-cell table:formula="of:=[$'Analog Output Holding Registers'.P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Discrete Output coils'.C79]" office:value-type="string" office:string-value="REL" calcext:value-type="string">
            <text:p>REL</text:p>
          </table:table-cell>
          <table:table-cell table:formula="of:=[$'Discrete Output coils'.D79]" office:value-type="float" office:value="4" calcext:value-type="float">
            <text:p>4</text:p>
          </table:table-cell>
          <table:table-cell table:formula="of:=[$'Discrete Output coils'.O79]" office:value-type="float" office:value="3" calcext:value-type="float">
            <text:p>3</text:p>
          </table:table-cell>
          <table:table-cell table:formula="of:=[$'Discrete Input Contacts'.C79]" office:value-type="float" office:value="0" calcext:value-type="float">
            <text:p>0</text:p>
          </table:table-cell>
          <table:table-cell table:formula="of:=[$'Discrete Input Contacts'.D79]" office:value-type="float" office:value="0" calcext:value-type="float">
            <text:p>0</text:p>
          </table:table-cell>
          <table:table-cell table:formula="of:=[$'Discrete Input Contacts'.O79]" office:value-type="float" office:value="0" calcext:value-type="float">
            <text:p>0</text:p>
          </table:table-cell>
          <table:table-cell table:formula="of:=[$'Analog Input Registers'.C79]" office:value-type="string" office:string-value="TMP" calcext:value-type="string">
            <text:p>TMP</text:p>
          </table:table-cell>
          <table:table-cell table:formula="of:=[$'Analog Input Registers'.D79]" office:value-type="float" office:value="3" calcext:value-type="float">
            <text:p>3</text:p>
          </table:table-cell>
          <table:table-cell table:formula="of:=[$'Analog Input Registers'.O79]" office:value-type="float" office:value="6" calcext:value-type="float">
            <text:p>6</text:p>
          </table:table-cell>
          <table:table-cell table:formula="of:=[$'Analog Output Holding Registers'.C78]" office:value-type="string" office:string-value="AIO" calcext:value-type="string">
            <text:p>AIO</text:p>
          </table:table-cell>
          <table:table-cell table:formula="of:=[$'Analog Output Holding Registers'.D78]" office:value-type="float" office:value="1" calcext:value-type="float">
            <text:p>1</text:p>
          </table:table-cell>
          <table:table-cell table:formula="of:=[$'Analog Output Holding Registers'.P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Discrete Output coils'.C80]" office:value-type="string" office:string-value="REL" calcext:value-type="string">
            <text:p>REL</text:p>
          </table:table-cell>
          <table:table-cell table:formula="of:=[$'Discrete Output coils'.D80]" office:value-type="float" office:value="4" calcext:value-type="float">
            <text:p>4</text:p>
          </table:table-cell>
          <table:table-cell table:formula="of:=[$'Discrete Output coils'.O80]" office:value-type="float" office:value="4" calcext:value-type="float">
            <text:p>4</text:p>
          </table:table-cell>
          <table:table-cell table:formula="of:=[$'Discrete Input Contacts'.C80]" office:value-type="float" office:value="0" calcext:value-type="float">
            <text:p>0</text:p>
          </table:table-cell>
          <table:table-cell table:formula="of:=[$'Discrete Input Contacts'.D80]" office:value-type="float" office:value="0" calcext:value-type="float">
            <text:p>0</text:p>
          </table:table-cell>
          <table:table-cell table:formula="of:=[$'Discrete Input Contacts'.O80]" office:value-type="float" office:value="0" calcext:value-type="float">
            <text:p>0</text:p>
          </table:table-cell>
          <table:table-cell table:formula="of:=[$'Analog Input Registers'.C80]" office:value-type="string" office:string-value="TMP" calcext:value-type="string">
            <text:p>TMP</text:p>
          </table:table-cell>
          <table:table-cell table:formula="of:=[$'Analog Input Registers'.D80]" office:value-type="float" office:value="3" calcext:value-type="float">
            <text:p>3</text:p>
          </table:table-cell>
          <table:table-cell table:formula="of:=[$'Analog Input Registers'.O80]" office:value-type="float" office:value="7" calcext:value-type="float">
            <text:p>7</text:p>
          </table:table-cell>
          <table:table-cell table:formula="of:=[$'Analog Output Holding Registers'.C79]" office:value-type="string" office:string-value="AIO" calcext:value-type="string">
            <text:p>AIO</text:p>
          </table:table-cell>
          <table:table-cell table:formula="of:=[$'Analog Output Holding Registers'.D79]" office:value-type="float" office:value="1" calcext:value-type="float">
            <text:p>1</text:p>
          </table:table-cell>
          <table:table-cell table:formula="of:=[$'Analog Output Holding Registers'.P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Discrete Output coils'.C81]" office:value-type="string" office:string-value="REL" calcext:value-type="string">
            <text:p>REL</text:p>
          </table:table-cell>
          <table:table-cell table:formula="of:=[$'Discrete Output coils'.D81]" office:value-type="float" office:value="4" calcext:value-type="float">
            <text:p>4</text:p>
          </table:table-cell>
          <table:table-cell table:formula="of:=[$'Discrete Output coils'.O81]" office:value-type="float" office:value="5" calcext:value-type="float">
            <text:p>5</text:p>
          </table:table-cell>
          <table:table-cell table:formula="of:=[$'Discrete Input Contacts'.C81]" office:value-type="float" office:value="0" calcext:value-type="float">
            <text:p>0</text:p>
          </table:table-cell>
          <table:table-cell table:formula="of:=[$'Discrete Input Contacts'.D81]" office:value-type="float" office:value="0" calcext:value-type="float">
            <text:p>0</text:p>
          </table:table-cell>
          <table:table-cell table:formula="of:=[$'Discrete Input Contacts'.O81]" office:value-type="float" office:value="0" calcext:value-type="float">
            <text:p>0</text:p>
          </table:table-cell>
          <table:table-cell table:formula="of:=[$'Analog Input Registers'.C81]" office:value-type="string" office:string-value="TMP" calcext:value-type="string">
            <text:p>TMP</text:p>
          </table:table-cell>
          <table:table-cell table:formula="of:=[$'Analog Input Registers'.D81]" office:value-type="float" office:value="3" calcext:value-type="float">
            <text:p>3</text:p>
          </table:table-cell>
          <table:table-cell table:formula="of:=[$'Analog Input Registers'.O81]" office:value-type="float" office:value="8" calcext:value-type="float">
            <text:p>8</text:p>
          </table:table-cell>
          <table:table-cell table:formula="of:=[$'Analog Output Holding Registers'.C80]" office:value-type="string" office:string-value="AIO" calcext:value-type="string">
            <text:p>AIO</text:p>
          </table:table-cell>
          <table:table-cell table:formula="of:=[$'Analog Output Holding Registers'.D80]" office:value-type="float" office:value="1" calcext:value-type="float">
            <text:p>1</text:p>
          </table:table-cell>
          <table:table-cell table:formula="of:=[$'Analog Output Holding Registers'.P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Discrete Output coils'.C82]" office:value-type="string" office:string-value="REL" calcext:value-type="string">
            <text:p>REL</text:p>
          </table:table-cell>
          <table:table-cell table:formula="of:=[$'Discrete Output coils'.D82]" office:value-type="float" office:value="4" calcext:value-type="float">
            <text:p>4</text:p>
          </table:table-cell>
          <table:table-cell table:formula="of:=[$'Discrete Output coils'.O82]" office:value-type="float" office:value="6" calcext:value-type="float">
            <text:p>6</text:p>
          </table:table-cell>
          <table:table-cell table:formula="of:=[$'Discrete Input Contacts'.C82]" office:value-type="float" office:value="0" calcext:value-type="float">
            <text:p>0</text:p>
          </table:table-cell>
          <table:table-cell table:formula="of:=[$'Discrete Input Contacts'.D82]" office:value-type="float" office:value="0" calcext:value-type="float">
            <text:p>0</text:p>
          </table:table-cell>
          <table:table-cell table:formula="of:=[$'Discrete Input Contacts'.O82]" office:value-type="float" office:value="0" calcext:value-type="float">
            <text:p>0</text:p>
          </table:table-cell>
          <table:table-cell table:formula="of:=[$'Analog Input Registers'.C82]" office:value-type="string" office:string-value="TMP" calcext:value-type="string">
            <text:p>TMP</text:p>
          </table:table-cell>
          <table:table-cell table:formula="of:=[$'Analog Input Registers'.D82]" office:value-type="float" office:value="3" calcext:value-type="float">
            <text:p>3</text:p>
          </table:table-cell>
          <table:table-cell table:formula="of:=[$'Analog Input Registers'.O82]" office:value-type="float" office:value="9" calcext:value-type="float">
            <text:p>9</text:p>
          </table:table-cell>
          <table:table-cell table:formula="of:=[$'Analog Output Holding Registers'.C81]" office:value-type="string" office:string-value="AIO" calcext:value-type="string">
            <text:p>AIO</text:p>
          </table:table-cell>
          <table:table-cell table:formula="of:=[$'Analog Output Holding Registers'.D81]" office:value-type="float" office:value="2" calcext:value-type="float">
            <text:p>2</text:p>
          </table:table-cell>
          <table:table-cell table:formula="of:=[$'Analog Output Holding Registers'.P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Discrete Output coils'.C83]" office:value-type="string" office:string-value="REL" calcext:value-type="string">
            <text:p>REL</text:p>
          </table:table-cell>
          <table:table-cell table:formula="of:=[$'Discrete Output coils'.D83]" office:value-type="float" office:value="4" calcext:value-type="float">
            <text:p>4</text:p>
          </table:table-cell>
          <table:table-cell table:formula="of:=[$'Discrete Output coils'.O83]" office:value-type="float" office:value="7" calcext:value-type="float">
            <text:p>7</text:p>
          </table:table-cell>
          <table:table-cell table:formula="of:=[$'Discrete Input Contacts'.C83]" office:value-type="float" office:value="0" calcext:value-type="float">
            <text:p>0</text:p>
          </table:table-cell>
          <table:table-cell table:formula="of:=[$'Discrete Input Contacts'.D83]" office:value-type="float" office:value="0" calcext:value-type="float">
            <text:p>0</text:p>
          </table:table-cell>
          <table:table-cell table:formula="of:=[$'Discrete Input Contacts'.O83]" office:value-type="float" office:value="0" calcext:value-type="float">
            <text:p>0</text:p>
          </table:table-cell>
          <table:table-cell table:formula="of:=[$'Analog Input Registers'.C83]" office:value-type="string" office:string-value="TMP" calcext:value-type="string">
            <text:p>TMP</text:p>
          </table:table-cell>
          <table:table-cell table:formula="of:=[$'Analog Input Registers'.D83]" office:value-type="float" office:value="3" calcext:value-type="float">
            <text:p>3</text:p>
          </table:table-cell>
          <table:table-cell table:formula="of:=[$'Analog Input Registers'.O83]" office:value-type="float" office:value="10" calcext:value-type="float">
            <text:p>10</text:p>
          </table:table-cell>
          <table:table-cell table:formula="of:=[$'Analog Output Holding Registers'.C82]" office:value-type="string" office:string-value="AIO" calcext:value-type="string">
            <text:p>AIO</text:p>
          </table:table-cell>
          <table:table-cell table:formula="of:=[$'Analog Output Holding Registers'.D82]" office:value-type="float" office:value="2" calcext:value-type="float">
            <text:p>2</text:p>
          </table:table-cell>
          <table:table-cell table:formula="of:=[$'Analog Output Holding Registers'.P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Discrete Output coils'.C84]" office:value-type="float" office:value="0" calcext:value-type="float">
            <text:p>0</text:p>
          </table:table-cell>
          <table:table-cell table:formula="of:=[$'Discrete Output coils'.D84]" office:value-type="float" office:value="0" calcext:value-type="float">
            <text:p>0</text:p>
          </table:table-cell>
          <table:table-cell table:formula="of:=[$'Discrete Output coils'.O84]" office:value-type="float" office:value="0" calcext:value-type="float">
            <text:p>0</text:p>
          </table:table-cell>
          <table:table-cell table:formula="of:=[$'Discrete Input Contacts'.C84]" office:value-type="float" office:value="0" calcext:value-type="float">
            <text:p>0</text:p>
          </table:table-cell>
          <table:table-cell table:formula="of:=[$'Discrete Input Contacts'.D84]" office:value-type="float" office:value="0" calcext:value-type="float">
            <text:p>0</text:p>
          </table:table-cell>
          <table:table-cell table:formula="of:=[$'Discrete Input Contacts'.O84]" office:value-type="float" office:value="0" calcext:value-type="float">
            <text:p>0</text:p>
          </table:table-cell>
          <table:table-cell table:formula="of:=[$'Analog Input Registers'.C84]" office:value-type="string" office:string-value="TMP" calcext:value-type="string">
            <text:p>TMP</text:p>
          </table:table-cell>
          <table:table-cell table:formula="of:=[$'Analog Input Registers'.D84]" office:value-type="float" office:value="3" calcext:value-type="float">
            <text:p>3</text:p>
          </table:table-cell>
          <table:table-cell table:formula="of:=[$'Analog Input Registers'.O84]" office:value-type="float" office:value="11" calcext:value-type="float">
            <text:p>11</text:p>
          </table:table-cell>
          <table:table-cell table:formula="of:=[$'Analog Output Holding Registers'.C83]" office:value-type="string" office:string-value="AIO" calcext:value-type="string">
            <text:p>AIO</text:p>
          </table:table-cell>
          <table:table-cell table:formula="of:=[$'Analog Output Holding Registers'.D83]" office:value-type="float" office:value="2" calcext:value-type="float">
            <text:p>2</text:p>
          </table:table-cell>
          <table:table-cell table:formula="of:=[$'Analog Output Holding Registers'.P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Discrete Output coils'.C85]" office:value-type="float" office:value="0" calcext:value-type="float">
            <text:p>0</text:p>
          </table:table-cell>
          <table:table-cell table:formula="of:=[$'Discrete Output coils'.D85]" office:value-type="float" office:value="0" calcext:value-type="float">
            <text:p>0</text:p>
          </table:table-cell>
          <table:table-cell table:formula="of:=[$'Discrete Output coils'.O85]" office:value-type="float" office:value="0" calcext:value-type="float">
            <text:p>0</text:p>
          </table:table-cell>
          <table:table-cell table:formula="of:=[$'Discrete Input Contacts'.C85]" office:value-type="float" office:value="0" calcext:value-type="float">
            <text:p>0</text:p>
          </table:table-cell>
          <table:table-cell table:formula="of:=[$'Discrete Input Contacts'.D85]" office:value-type="float" office:value="0" calcext:value-type="float">
            <text:p>0</text:p>
          </table:table-cell>
          <table:table-cell table:formula="of:=[$'Discrete Input Contacts'.O85]" office:value-type="float" office:value="0" calcext:value-type="float">
            <text:p>0</text:p>
          </table:table-cell>
          <table:table-cell table:formula="of:=[$'Analog Input Registers'.C85]" office:value-type="string" office:string-value="TMP" calcext:value-type="string">
            <text:p>TMP</text:p>
          </table:table-cell>
          <table:table-cell table:formula="of:=[$'Analog Input Registers'.D85]" office:value-type="float" office:value="3" calcext:value-type="float">
            <text:p>3</text:p>
          </table:table-cell>
          <table:table-cell table:formula="of:=[$'Analog Input Registers'.O85]" office:value-type="float" office:value="12" calcext:value-type="float">
            <text:p>12</text:p>
          </table:table-cell>
          <table:table-cell table:formula="of:=[$'Analog Output Holding Registers'.C84]" office:value-type="string" office:string-value="AIO" calcext:value-type="string">
            <text:p>AIO</text:p>
          </table:table-cell>
          <table:table-cell table:formula="of:=[$'Analog Output Holding Registers'.D84]" office:value-type="float" office:value="2" calcext:value-type="float">
            <text:p>2</text:p>
          </table:table-cell>
          <table:table-cell table:formula="of:=[$'Analog Output Holding Registers'.P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Discrete Output coils'.C86]" office:value-type="float" office:value="0" calcext:value-type="float">
            <text:p>0</text:p>
          </table:table-cell>
          <table:table-cell table:formula="of:=[$'Discrete Output coils'.D86]" office:value-type="float" office:value="0" calcext:value-type="float">
            <text:p>0</text:p>
          </table:table-cell>
          <table:table-cell table:formula="of:=[$'Discrete Output coils'.O86]" office:value-type="float" office:value="0" calcext:value-type="float">
            <text:p>0</text:p>
          </table:table-cell>
          <table:table-cell table:formula="of:=[$'Discrete Input Contacts'.C86]" office:value-type="float" office:value="0" calcext:value-type="float">
            <text:p>0</text:p>
          </table:table-cell>
          <table:table-cell table:formula="of:=[$'Discrete Input Contacts'.D86]" office:value-type="float" office:value="0" calcext:value-type="float">
            <text:p>0</text:p>
          </table:table-cell>
          <table:table-cell table:formula="of:=[$'Discrete Input Contacts'.O86]" office:value-type="float" office:value="0" calcext:value-type="float">
            <text:p>0</text:p>
          </table:table-cell>
          <table:table-cell table:formula="of:=[$'Analog Input Registers'.C86]" office:value-type="string" office:string-value="TMP" calcext:value-type="string">
            <text:p>TMP</text:p>
          </table:table-cell>
          <table:table-cell table:formula="of:=[$'Analog Input Registers'.D86]" office:value-type="float" office:value="3" calcext:value-type="float">
            <text:p>3</text:p>
          </table:table-cell>
          <table:table-cell table:formula="of:=[$'Analog Input Registers'.O86]" office:value-type="float" office:value="13" calcext:value-type="float">
            <text:p>13</text:p>
          </table:table-cell>
          <table:table-cell table:formula="of:=[$'Analog Output Holding Registers'.C85]" office:value-type="string" office:string-value="AIO" calcext:value-type="string">
            <text:p>AIO</text:p>
          </table:table-cell>
          <table:table-cell table:formula="of:=[$'Analog Output Holding Registers'.D85]" office:value-type="float" office:value="3" calcext:value-type="float">
            <text:p>3</text:p>
          </table:table-cell>
          <table:table-cell table:formula="of:=[$'Analog Output Holding Registers'.P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Discrete Output coils'.C87]" office:value-type="float" office:value="0" calcext:value-type="float">
            <text:p>0</text:p>
          </table:table-cell>
          <table:table-cell table:formula="of:=[$'Discrete Output coils'.D87]" office:value-type="float" office:value="0" calcext:value-type="float">
            <text:p>0</text:p>
          </table:table-cell>
          <table:table-cell table:formula="of:=[$'Discrete Output coils'.O87]" office:value-type="float" office:value="0" calcext:value-type="float">
            <text:p>0</text:p>
          </table:table-cell>
          <table:table-cell table:formula="of:=[$'Discrete Input Contacts'.C87]" office:value-type="float" office:value="0" calcext:value-type="float">
            <text:p>0</text:p>
          </table:table-cell>
          <table:table-cell table:formula="of:=[$'Discrete Input Contacts'.D87]" office:value-type="float" office:value="0" calcext:value-type="float">
            <text:p>0</text:p>
          </table:table-cell>
          <table:table-cell table:formula="of:=[$'Discrete Input Contacts'.O87]" office:value-type="float" office:value="0" calcext:value-type="float">
            <text:p>0</text:p>
          </table:table-cell>
          <table:table-cell table:formula="of:=[$'Analog Input Registers'.C87]" office:value-type="string" office:string-value="TMP" calcext:value-type="string">
            <text:p>TMP</text:p>
          </table:table-cell>
          <table:table-cell table:formula="of:=[$'Analog Input Registers'.D87]" office:value-type="float" office:value="3" calcext:value-type="float">
            <text:p>3</text:p>
          </table:table-cell>
          <table:table-cell table:formula="of:=[$'Analog Input Registers'.O87]" office:value-type="float" office:value="14" calcext:value-type="float">
            <text:p>14</text:p>
          </table:table-cell>
          <table:table-cell table:formula="of:=[$'Analog Output Holding Registers'.C86]" office:value-type="string" office:string-value="AIO" calcext:value-type="string">
            <text:p>AIO</text:p>
          </table:table-cell>
          <table:table-cell table:formula="of:=[$'Analog Output Holding Registers'.D86]" office:value-type="float" office:value="3" calcext:value-type="float">
            <text:p>3</text:p>
          </table:table-cell>
          <table:table-cell table:formula="of:=[$'Analog Output Holding Registers'.P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Discrete Output coils'.C88]" office:value-type="float" office:value="0" calcext:value-type="float">
            <text:p>0</text:p>
          </table:table-cell>
          <table:table-cell table:formula="of:=[$'Discrete Output coils'.D88]" office:value-type="float" office:value="0" calcext:value-type="float">
            <text:p>0</text:p>
          </table:table-cell>
          <table:table-cell table:formula="of:=[$'Discrete Output coils'.O88]" office:value-type="float" office:value="0" calcext:value-type="float">
            <text:p>0</text:p>
          </table:table-cell>
          <table:table-cell table:formula="of:=[$'Discrete Input Contacts'.C88]" office:value-type="float" office:value="0" calcext:value-type="float">
            <text:p>0</text:p>
          </table:table-cell>
          <table:table-cell table:formula="of:=[$'Discrete Input Contacts'.D88]" office:value-type="float" office:value="0" calcext:value-type="float">
            <text:p>0</text:p>
          </table:table-cell>
          <table:table-cell table:formula="of:=[$'Discrete Input Contacts'.O88]" office:value-type="float" office:value="0" calcext:value-type="float">
            <text:p>0</text:p>
          </table:table-cell>
          <table:table-cell table:formula="of:=[$'Analog Input Registers'.C88]" office:value-type="string" office:string-value="TMP" calcext:value-type="string">
            <text:p>TMP</text:p>
          </table:table-cell>
          <table:table-cell table:formula="of:=[$'Analog Input Registers'.D88]" office:value-type="float" office:value="3" calcext:value-type="float">
            <text:p>3</text:p>
          </table:table-cell>
          <table:table-cell table:formula="of:=[$'Analog Input Registers'.O88]" office:value-type="float" office:value="15" calcext:value-type="float">
            <text:p>15</text:p>
          </table:table-cell>
          <table:table-cell table:formula="of:=[$'Analog Output Holding Registers'.C87]" office:value-type="string" office:string-value="AIO" calcext:value-type="string">
            <text:p>AIO</text:p>
          </table:table-cell>
          <table:table-cell table:formula="of:=[$'Analog Output Holding Registers'.D87]" office:value-type="float" office:value="3" calcext:value-type="float">
            <text:p>3</text:p>
          </table:table-cell>
          <table:table-cell table:formula="of:=[$'Analog Output Holding Registers'.P8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Discrete Output coils'.C89]" office:value-type="float" office:value="0" calcext:value-type="float">
            <text:p>0</text:p>
          </table:table-cell>
          <table:table-cell table:formula="of:=[$'Discrete Output coils'.D89]" office:value-type="float" office:value="0" calcext:value-type="float">
            <text:p>0</text:p>
          </table:table-cell>
          <table:table-cell table:formula="of:=[$'Discrete Output coils'.O89]" office:value-type="float" office:value="0" calcext:value-type="float">
            <text:p>0</text:p>
          </table:table-cell>
          <table:table-cell table:formula="of:=[$'Discrete Input Contacts'.C89]" office:value-type="float" office:value="0" calcext:value-type="float">
            <text:p>0</text:p>
          </table:table-cell>
          <table:table-cell table:formula="of:=[$'Discrete Input Contacts'.D89]" office:value-type="float" office:value="0" calcext:value-type="float">
            <text:p>0</text:p>
          </table:table-cell>
          <table:table-cell table:formula="of:=[$'Discrete Input Contacts'.O89]" office:value-type="float" office:value="0" calcext:value-type="float">
            <text:p>0</text:p>
          </table:table-cell>
          <table:table-cell table:formula="of:=[$'Analog Input Registers'.C89]" office:value-type="string" office:string-value="TMP" calcext:value-type="string">
            <text:p>TMP</text:p>
          </table:table-cell>
          <table:table-cell table:formula="of:=[$'Analog Input Registers'.D89]" office:value-type="float" office:value="3" calcext:value-type="float">
            <text:p>3</text:p>
          </table:table-cell>
          <table:table-cell table:formula="of:=[$'Analog Input Registers'.O89]" office:value-type="float" office:value="16" calcext:value-type="float">
            <text:p>16</text:p>
          </table:table-cell>
          <table:table-cell table:formula="of:=[$'Analog Output Holding Registers'.C88]" office:value-type="string" office:string-value="AIO" calcext:value-type="string">
            <text:p>AIO</text:p>
          </table:table-cell>
          <table:table-cell table:formula="of:=[$'Analog Output Holding Registers'.D88]" office:value-type="float" office:value="3" calcext:value-type="float">
            <text:p>3</text:p>
          </table:table-cell>
          <table:table-cell table:formula="of:=[$'Analog Output Holding Registers'.P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Discrete Output coils'.C90]" office:value-type="float" office:value="0" calcext:value-type="float">
            <text:p>0</text:p>
          </table:table-cell>
          <table:table-cell table:formula="of:=[$'Discrete Output coils'.D90]" office:value-type="float" office:value="0" calcext:value-type="float">
            <text:p>0</text:p>
          </table:table-cell>
          <table:table-cell table:formula="of:=[$'Discrete Output coils'.O90]" office:value-type="float" office:value="0" calcext:value-type="float">
            <text:p>0</text:p>
          </table:table-cell>
          <table:table-cell table:formula="of:=[$'Discrete Input Contacts'.C90]" office:value-type="float" office:value="0" calcext:value-type="float">
            <text:p>0</text:p>
          </table:table-cell>
          <table:table-cell table:formula="of:=[$'Discrete Input Contacts'.D90]" office:value-type="float" office:value="0" calcext:value-type="float">
            <text:p>0</text:p>
          </table:table-cell>
          <table:table-cell table:formula="of:=[$'Discrete Input Contacts'.O90]" office:value-type="float" office:value="0" calcext:value-type="float">
            <text:p>0</text:p>
          </table:table-cell>
          <table:table-cell table:formula="of:=[$'Analog Input Registers'.C90]" office:value-type="string" office:string-value="AIO" calcext:value-type="string">
            <text:p>AIO</text:p>
          </table:table-cell>
          <table:table-cell table:formula="of:=[$'Analog Input Registers'.D90]" office:value-type="float" office:value="1" calcext:value-type="float">
            <text:p>1</text:p>
          </table:table-cell>
          <table:table-cell table:formula="of:=[$'Analog Input Registers'.O90]" office:value-type="float" office:value="5" calcext:value-type="float">
            <text:p>5</text:p>
          </table:table-cell>
          <table:table-cell table:formula="of:=[$'Analog Output Holding Registers'.C89]" office:value-type="string" office:string-value="AIO" calcext:value-type="string">
            <text:p>AIO</text:p>
          </table:table-cell>
          <table:table-cell table:formula="of:=[$'Analog Output Holding Registers'.D89]" office:value-type="float" office:value="4" calcext:value-type="float">
            <text:p>4</text:p>
          </table:table-cell>
          <table:table-cell table:formula="of:=[$'Analog Output Holding Registers'.P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Discrete Output coils'.C91]" office:value-type="float" office:value="0" calcext:value-type="float">
            <text:p>0</text:p>
          </table:table-cell>
          <table:table-cell table:formula="of:=[$'Discrete Output coils'.D91]" office:value-type="float" office:value="0" calcext:value-type="float">
            <text:p>0</text:p>
          </table:table-cell>
          <table:table-cell table:formula="of:=[$'Discrete Output coils'.O91]" office:value-type="float" office:value="0" calcext:value-type="float">
            <text:p>0</text:p>
          </table:table-cell>
          <table:table-cell table:formula="of:=[$'Discrete Input Contacts'.C91]" office:value-type="float" office:value="0" calcext:value-type="float">
            <text:p>0</text:p>
          </table:table-cell>
          <table:table-cell table:formula="of:=[$'Discrete Input Contacts'.D91]" office:value-type="float" office:value="0" calcext:value-type="float">
            <text:p>0</text:p>
          </table:table-cell>
          <table:table-cell table:formula="of:=[$'Discrete Input Contacts'.O91]" office:value-type="float" office:value="0" calcext:value-type="float">
            <text:p>0</text:p>
          </table:table-cell>
          <table:table-cell table:formula="of:=[$'Analog Input Registers'.C91]" office:value-type="string" office:string-value="AIO" calcext:value-type="string">
            <text:p>AIO</text:p>
          </table:table-cell>
          <table:table-cell table:formula="of:=[$'Analog Input Registers'.D91]" office:value-type="float" office:value="1" calcext:value-type="float">
            <text:p>1</text:p>
          </table:table-cell>
          <table:table-cell table:formula="of:=[$'Analog Input Registers'.O91]" office:value-type="float" office:value="6" calcext:value-type="float">
            <text:p>6</text:p>
          </table:table-cell>
          <table:table-cell table:formula="of:=[$'Analog Output Holding Registers'.C90]" office:value-type="string" office:string-value="AIO" calcext:value-type="string">
            <text:p>AIO</text:p>
          </table:table-cell>
          <table:table-cell table:formula="of:=[$'Analog Output Holding Registers'.D90]" office:value-type="float" office:value="4" calcext:value-type="float">
            <text:p>4</text:p>
          </table:table-cell>
          <table:table-cell table:formula="of:=[$'Analog Output Holding Registers'.P9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Discrete Output coils'.C92]" office:value-type="float" office:value="0" calcext:value-type="float">
            <text:p>0</text:p>
          </table:table-cell>
          <table:table-cell table:formula="of:=[$'Discrete Output coils'.D92]" office:value-type="float" office:value="0" calcext:value-type="float">
            <text:p>0</text:p>
          </table:table-cell>
          <table:table-cell table:formula="of:=[$'Discrete Output coils'.O92]" office:value-type="float" office:value="0" calcext:value-type="float">
            <text:p>0</text:p>
          </table:table-cell>
          <table:table-cell table:formula="of:=[$'Discrete Input Contacts'.C92]" office:value-type="float" office:value="0" calcext:value-type="float">
            <text:p>0</text:p>
          </table:table-cell>
          <table:table-cell table:formula="of:=[$'Discrete Input Contacts'.D92]" office:value-type="float" office:value="0" calcext:value-type="float">
            <text:p>0</text:p>
          </table:table-cell>
          <table:table-cell table:formula="of:=[$'Discrete Input Contacts'.O92]" office:value-type="float" office:value="0" calcext:value-type="float">
            <text:p>0</text:p>
          </table:table-cell>
          <table:table-cell table:formula="of:=[$'Analog Input Registers'.C92]" office:value-type="string" office:string-value="AIO" calcext:value-type="string">
            <text:p>AIO</text:p>
          </table:table-cell>
          <table:table-cell table:formula="of:=[$'Analog Input Registers'.D92]" office:value-type="float" office:value="1" calcext:value-type="float">
            <text:p>1</text:p>
          </table:table-cell>
          <table:table-cell table:formula="of:=[$'Analog Input Registers'.O92]" office:value-type="float" office:value="7" calcext:value-type="float">
            <text:p>7</text:p>
          </table:table-cell>
          <table:table-cell table:formula="of:=[$'Analog Output Holding Registers'.C91]" office:value-type="string" office:string-value="AIO" calcext:value-type="string">
            <text:p>AIO</text:p>
          </table:table-cell>
          <table:table-cell table:formula="of:=[$'Analog Output Holding Registers'.D91]" office:value-type="float" office:value="4" calcext:value-type="float">
            <text:p>4</text:p>
          </table:table-cell>
          <table:table-cell table:formula="of:=[$'Analog Output Holding Registers'.P9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Discrete Output coils'.C93]" office:value-type="float" office:value="0" calcext:value-type="float">
            <text:p>0</text:p>
          </table:table-cell>
          <table:table-cell table:formula="of:=[$'Discrete Output coils'.D93]" office:value-type="float" office:value="0" calcext:value-type="float">
            <text:p>0</text:p>
          </table:table-cell>
          <table:table-cell table:formula="of:=[$'Discrete Output coils'.O93]" office:value-type="float" office:value="0" calcext:value-type="float">
            <text:p>0</text:p>
          </table:table-cell>
          <table:table-cell table:formula="of:=[$'Discrete Input Contacts'.C93]" office:value-type="float" office:value="0" calcext:value-type="float">
            <text:p>0</text:p>
          </table:table-cell>
          <table:table-cell table:formula="of:=[$'Discrete Input Contacts'.D93]" office:value-type="float" office:value="0" calcext:value-type="float">
            <text:p>0</text:p>
          </table:table-cell>
          <table:table-cell table:formula="of:=[$'Discrete Input Contacts'.O93]" office:value-type="float" office:value="0" calcext:value-type="float">
            <text:p>0</text:p>
          </table:table-cell>
          <table:table-cell table:formula="of:=[$'Analog Input Registers'.C93]" office:value-type="string" office:string-value="AIO" calcext:value-type="string">
            <text:p>AIO</text:p>
          </table:table-cell>
          <table:table-cell table:formula="of:=[$'Analog Input Registers'.D93]" office:value-type="float" office:value="1" calcext:value-type="float">
            <text:p>1</text:p>
          </table:table-cell>
          <table:table-cell table:formula="of:=[$'Analog Input Registers'.O93]" office:value-type="float" office:value="8" calcext:value-type="float">
            <text:p>8</text:p>
          </table:table-cell>
          <table:table-cell table:formula="of:=[$'Analog Output Holding Registers'.C92]" office:value-type="string" office:string-value="AIO" calcext:value-type="string">
            <text:p>AIO</text:p>
          </table:table-cell>
          <table:table-cell table:formula="of:=[$'Analog Output Holding Registers'.D92]" office:value-type="float" office:value="4" calcext:value-type="float">
            <text:p>4</text:p>
          </table:table-cell>
          <table:table-cell table:formula="of:=[$'Analog Output Holding Registers'.P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Discrete Output coils'.C94]" office:value-type="float" office:value="0" calcext:value-type="float">
            <text:p>0</text:p>
          </table:table-cell>
          <table:table-cell table:formula="of:=[$'Discrete Output coils'.D94]" office:value-type="float" office:value="0" calcext:value-type="float">
            <text:p>0</text:p>
          </table:table-cell>
          <table:table-cell table:formula="of:=[$'Discrete Output coils'.O94]" office:value-type="float" office:value="0" calcext:value-type="float">
            <text:p>0</text:p>
          </table:table-cell>
          <table:table-cell table:formula="of:=[$'Discrete Input Contacts'.C94]" office:value-type="float" office:value="0" calcext:value-type="float">
            <text:p>0</text:p>
          </table:table-cell>
          <table:table-cell table:formula="of:=[$'Discrete Input Contacts'.D94]" office:value-type="float" office:value="0" calcext:value-type="float">
            <text:p>0</text:p>
          </table:table-cell>
          <table:table-cell table:formula="of:=[$'Discrete Input Contacts'.O94]" office:value-type="float" office:value="0" calcext:value-type="float">
            <text:p>0</text:p>
          </table:table-cell>
          <table:table-cell table:formula="of:=[$'Analog Input Registers'.C94]" office:value-type="string" office:string-value="AIO" calcext:value-type="string">
            <text:p>AIO</text:p>
          </table:table-cell>
          <table:table-cell table:formula="of:=[$'Analog Input Registers'.D94]" office:value-type="float" office:value="2" calcext:value-type="float">
            <text:p>2</text:p>
          </table:table-cell>
          <table:table-cell table:formula="of:=[$'Analog Input Registers'.O94]" office:value-type="float" office:value="5" calcext:value-type="float">
            <text:p>5</text:p>
          </table:table-cell>
          <table:table-cell table:formula="of:=[$'Analog Output Holding Registers'.C93]" office:value-type="string" office:string-value="AIO" calcext:value-type="string">
            <text:p>AIO</text:p>
          </table:table-cell>
          <table:table-cell table:formula="of:=[$'Analog Output Holding Registers'.D93]" office:value-type="float" office:value="5" calcext:value-type="float">
            <text:p>5</text:p>
          </table:table-cell>
          <table:table-cell table:formula="of:=[$'Analog Output Holding Registers'.P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Discrete Output coils'.C95]" office:value-type="float" office:value="0" calcext:value-type="float">
            <text:p>0</text:p>
          </table:table-cell>
          <table:table-cell table:formula="of:=[$'Discrete Output coils'.D95]" office:value-type="float" office:value="0" calcext:value-type="float">
            <text:p>0</text:p>
          </table:table-cell>
          <table:table-cell table:formula="of:=[$'Discrete Output coils'.O95]" office:value-type="float" office:value="0" calcext:value-type="float">
            <text:p>0</text:p>
          </table:table-cell>
          <table:table-cell table:formula="of:=[$'Discrete Input Contacts'.C95]" office:value-type="float" office:value="0" calcext:value-type="float">
            <text:p>0</text:p>
          </table:table-cell>
          <table:table-cell table:formula="of:=[$'Discrete Input Contacts'.D95]" office:value-type="float" office:value="0" calcext:value-type="float">
            <text:p>0</text:p>
          </table:table-cell>
          <table:table-cell table:formula="of:=[$'Discrete Input Contacts'.O95]" office:value-type="float" office:value="0" calcext:value-type="float">
            <text:p>0</text:p>
          </table:table-cell>
          <table:table-cell table:formula="of:=[$'Analog Input Registers'.C95]" office:value-type="string" office:string-value="AIO" calcext:value-type="string">
            <text:p>AIO</text:p>
          </table:table-cell>
          <table:table-cell table:formula="of:=[$'Analog Input Registers'.D95]" office:value-type="float" office:value="2" calcext:value-type="float">
            <text:p>2</text:p>
          </table:table-cell>
          <table:table-cell table:formula="of:=[$'Analog Input Registers'.O95]" office:value-type="float" office:value="6" calcext:value-type="float">
            <text:p>6</text:p>
          </table:table-cell>
          <table:table-cell table:formula="of:=[$'Analog Output Holding Registers'.C94]" office:value-type="string" office:string-value="AIO" calcext:value-type="string">
            <text:p>AIO</text:p>
          </table:table-cell>
          <table:table-cell table:formula="of:=[$'Analog Output Holding Registers'.D94]" office:value-type="float" office:value="5" calcext:value-type="float">
            <text:p>5</text:p>
          </table:table-cell>
          <table:table-cell table:formula="of:=[$'Analog Output Holding Registers'.P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Discrete Output coils'.C96]" office:value-type="float" office:value="0" calcext:value-type="float">
            <text:p>0</text:p>
          </table:table-cell>
          <table:table-cell table:formula="of:=[$'Discrete Output coils'.D96]" office:value-type="float" office:value="0" calcext:value-type="float">
            <text:p>0</text:p>
          </table:table-cell>
          <table:table-cell table:formula="of:=[$'Discrete Output coils'.O96]" office:value-type="float" office:value="0" calcext:value-type="float">
            <text:p>0</text:p>
          </table:table-cell>
          <table:table-cell table:formula="of:=[$'Discrete Input Contacts'.C96]" office:value-type="float" office:value="0" calcext:value-type="float">
            <text:p>0</text:p>
          </table:table-cell>
          <table:table-cell table:formula="of:=[$'Discrete Input Contacts'.D96]" office:value-type="float" office:value="0" calcext:value-type="float">
            <text:p>0</text:p>
          </table:table-cell>
          <table:table-cell table:formula="of:=[$'Discrete Input Contacts'.O96]" office:value-type="float" office:value="0" calcext:value-type="float">
            <text:p>0</text:p>
          </table:table-cell>
          <table:table-cell table:formula="of:=[$'Analog Input Registers'.C96]" office:value-type="string" office:string-value="AIO" calcext:value-type="string">
            <text:p>AIO</text:p>
          </table:table-cell>
          <table:table-cell table:formula="of:=[$'Analog Input Registers'.D96]" office:value-type="float" office:value="2" calcext:value-type="float">
            <text:p>2</text:p>
          </table:table-cell>
          <table:table-cell table:formula="of:=[$'Analog Input Registers'.O96]" office:value-type="float" office:value="7" calcext:value-type="float">
            <text:p>7</text:p>
          </table:table-cell>
          <table:table-cell table:formula="of:=[$'Analog Output Holding Registers'.C95]" office:value-type="string" office:string-value="AIO" calcext:value-type="string">
            <text:p>AIO</text:p>
          </table:table-cell>
          <table:table-cell table:formula="of:=[$'Analog Output Holding Registers'.D95]" office:value-type="float" office:value="5" calcext:value-type="float">
            <text:p>5</text:p>
          </table:table-cell>
          <table:table-cell table:formula="of:=[$'Analog Output Holding Registers'.P9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Discrete Output coils'.C97]" office:value-type="float" office:value="0" calcext:value-type="float">
            <text:p>0</text:p>
          </table:table-cell>
          <table:table-cell table:formula="of:=[$'Discrete Output coils'.D97]" office:value-type="float" office:value="0" calcext:value-type="float">
            <text:p>0</text:p>
          </table:table-cell>
          <table:table-cell table:formula="of:=[$'Discrete Output coils'.O97]" office:value-type="float" office:value="0" calcext:value-type="float">
            <text:p>0</text:p>
          </table:table-cell>
          <table:table-cell table:formula="of:=[$'Discrete Input Contacts'.C97]" office:value-type="float" office:value="0" calcext:value-type="float">
            <text:p>0</text:p>
          </table:table-cell>
          <table:table-cell table:formula="of:=[$'Discrete Input Contacts'.D97]" office:value-type="float" office:value="0" calcext:value-type="float">
            <text:p>0</text:p>
          </table:table-cell>
          <table:table-cell table:formula="of:=[$'Discrete Input Contacts'.O97]" office:value-type="float" office:value="0" calcext:value-type="float">
            <text:p>0</text:p>
          </table:table-cell>
          <table:table-cell table:formula="of:=[$'Analog Input Registers'.C97]" office:value-type="string" office:string-value="AIO" calcext:value-type="string">
            <text:p>AIO</text:p>
          </table:table-cell>
          <table:table-cell table:formula="of:=[$'Analog Input Registers'.D97]" office:value-type="float" office:value="2" calcext:value-type="float">
            <text:p>2</text:p>
          </table:table-cell>
          <table:table-cell table:formula="of:=[$'Analog Input Registers'.O97]" office:value-type="float" office:value="8" calcext:value-type="float">
            <text:p>8</text:p>
          </table:table-cell>
          <table:table-cell table:formula="of:=[$'Analog Output Holding Registers'.C96]" office:value-type="string" office:string-value="AIO" calcext:value-type="string">
            <text:p>AIO</text:p>
          </table:table-cell>
          <table:table-cell table:formula="of:=[$'Analog Output Holding Registers'.D96]" office:value-type="float" office:value="5" calcext:value-type="float">
            <text:p>5</text:p>
          </table:table-cell>
          <table:table-cell table:formula="of:=[$'Analog Output Holding Registers'.P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Discrete Output coils'.C98]" office:value-type="float" office:value="0" calcext:value-type="float">
            <text:p>0</text:p>
          </table:table-cell>
          <table:table-cell table:formula="of:=[$'Discrete Output coils'.D98]" office:value-type="float" office:value="0" calcext:value-type="float">
            <text:p>0</text:p>
          </table:table-cell>
          <table:table-cell table:formula="of:=[$'Discrete Output coils'.O98]" office:value-type="float" office:value="0" calcext:value-type="float">
            <text:p>0</text:p>
          </table:table-cell>
          <table:table-cell table:formula="of:=[$'Discrete Input Contacts'.C98]" office:value-type="float" office:value="0" calcext:value-type="float">
            <text:p>0</text:p>
          </table:table-cell>
          <table:table-cell table:formula="of:=[$'Discrete Input Contacts'.D98]" office:value-type="float" office:value="0" calcext:value-type="float">
            <text:p>0</text:p>
          </table:table-cell>
          <table:table-cell table:formula="of:=[$'Discrete Input Contacts'.O98]" office:value-type="float" office:value="0" calcext:value-type="float">
            <text:p>0</text:p>
          </table:table-cell>
          <table:table-cell table:formula="of:=[$'Analog Input Registers'.C98]" office:value-type="string" office:string-value="AIO" calcext:value-type="string">
            <text:p>AIO</text:p>
          </table:table-cell>
          <table:table-cell table:formula="of:=[$'Analog Input Registers'.D98]" office:value-type="float" office:value="3" calcext:value-type="float">
            <text:p>3</text:p>
          </table:table-cell>
          <table:table-cell table:formula="of:=[$'Analog Input Registers'.O98]" office:value-type="float" office:value="5" calcext:value-type="float">
            <text:p>5</text:p>
          </table:table-cell>
          <table:table-cell table:formula="of:=[$'Analog Output Holding Registers'.C97]" office:value-type="string" office:string-value="AIO" calcext:value-type="string">
            <text:p>AIO</text:p>
          </table:table-cell>
          <table:table-cell table:formula="of:=[$'Analog Output Holding Registers'.D97]" office:value-type="float" office:value="6" calcext:value-type="float">
            <text:p>6</text:p>
          </table:table-cell>
          <table:table-cell table:formula="of:=[$'Analog Output Holding Registers'.P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Discrete Output coils'.C99]" office:value-type="float" office:value="0" calcext:value-type="float">
            <text:p>0</text:p>
          </table:table-cell>
          <table:table-cell table:formula="of:=[$'Discrete Output coils'.D99]" office:value-type="float" office:value="0" calcext:value-type="float">
            <text:p>0</text:p>
          </table:table-cell>
          <table:table-cell table:formula="of:=[$'Discrete Output coils'.O99]" office:value-type="float" office:value="0" calcext:value-type="float">
            <text:p>0</text:p>
          </table:table-cell>
          <table:table-cell table:formula="of:=[$'Discrete Input Contacts'.C99]" office:value-type="float" office:value="0" calcext:value-type="float">
            <text:p>0</text:p>
          </table:table-cell>
          <table:table-cell table:formula="of:=[$'Discrete Input Contacts'.D99]" office:value-type="float" office:value="0" calcext:value-type="float">
            <text:p>0</text:p>
          </table:table-cell>
          <table:table-cell table:formula="of:=[$'Discrete Input Contacts'.O99]" office:value-type="float" office:value="0" calcext:value-type="float">
            <text:p>0</text:p>
          </table:table-cell>
          <table:table-cell table:formula="of:=[$'Analog Input Registers'.C99]" office:value-type="string" office:string-value="AIO" calcext:value-type="string">
            <text:p>AIO</text:p>
          </table:table-cell>
          <table:table-cell table:formula="of:=[$'Analog Input Registers'.D99]" office:value-type="float" office:value="3" calcext:value-type="float">
            <text:p>3</text:p>
          </table:table-cell>
          <table:table-cell table:formula="of:=[$'Analog Input Registers'.O99]" office:value-type="float" office:value="6" calcext:value-type="float">
            <text:p>6</text:p>
          </table:table-cell>
          <table:table-cell table:formula="of:=[$'Analog Output Holding Registers'.C98]" office:value-type="string" office:string-value="AIO" calcext:value-type="string">
            <text:p>AIO</text:p>
          </table:table-cell>
          <table:table-cell table:formula="of:=[$'Analog Output Holding Registers'.D98]" office:value-type="float" office:value="6" calcext:value-type="float">
            <text:p>6</text:p>
          </table:table-cell>
          <table:table-cell table:formula="of:=[$'Analog Output Holding Registers'.P9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Discrete Output coils'.C100]" office:value-type="float" office:value="0" calcext:value-type="float">
            <text:p>0</text:p>
          </table:table-cell>
          <table:table-cell table:formula="of:=[$'Discrete Output coils'.D100]" office:value-type="float" office:value="0" calcext:value-type="float">
            <text:p>0</text:p>
          </table:table-cell>
          <table:table-cell table:formula="of:=[$'Discrete Output coils'.O100]" office:value-type="float" office:value="0" calcext:value-type="float">
            <text:p>0</text:p>
          </table:table-cell>
          <table:table-cell table:formula="of:=[$'Discrete Input Contacts'.C100]" office:value-type="float" office:value="0" calcext:value-type="float">
            <text:p>0</text:p>
          </table:table-cell>
          <table:table-cell table:formula="of:=[$'Discrete Input Contacts'.D100]" office:value-type="float" office:value="0" calcext:value-type="float">
            <text:p>0</text:p>
          </table:table-cell>
          <table:table-cell table:formula="of:=[$'Discrete Input Contacts'.O100]" office:value-type="float" office:value="0" calcext:value-type="float">
            <text:p>0</text:p>
          </table:table-cell>
          <table:table-cell table:formula="of:=[$'Analog Input Registers'.C100]" office:value-type="string" office:string-value="AIO" calcext:value-type="string">
            <text:p>AIO</text:p>
          </table:table-cell>
          <table:table-cell table:formula="of:=[$'Analog Input Registers'.D100]" office:value-type="float" office:value="3" calcext:value-type="float">
            <text:p>3</text:p>
          </table:table-cell>
          <table:table-cell table:formula="of:=[$'Analog Input Registers'.O100]" office:value-type="float" office:value="7" calcext:value-type="float">
            <text:p>7</text:p>
          </table:table-cell>
          <table:table-cell table:formula="of:=[$'Analog Output Holding Registers'.C99]" office:value-type="string" office:string-value="AIO" calcext:value-type="string">
            <text:p>AIO</text:p>
          </table:table-cell>
          <table:table-cell table:formula="of:=[$'Analog Output Holding Registers'.D99]" office:value-type="float" office:value="6" calcext:value-type="float">
            <text:p>6</text:p>
          </table:table-cell>
          <table:table-cell table:formula="of:=[$'Analog Output Holding Registers'.P9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Discrete Output coils'.C101]" office:value-type="float" office:value="0" calcext:value-type="float">
            <text:p>0</text:p>
          </table:table-cell>
          <table:table-cell table:formula="of:=[$'Discrete Output coils'.D101]" office:value-type="float" office:value="0" calcext:value-type="float">
            <text:p>0</text:p>
          </table:table-cell>
          <table:table-cell table:formula="of:=[$'Discrete Output coils'.O101]" office:value-type="float" office:value="0" calcext:value-type="float">
            <text:p>0</text:p>
          </table:table-cell>
          <table:table-cell table:formula="of:=[$'Discrete Input Contacts'.C101]" office:value-type="float" office:value="0" calcext:value-type="float">
            <text:p>0</text:p>
          </table:table-cell>
          <table:table-cell table:formula="of:=[$'Discrete Input Contacts'.D101]" office:value-type="float" office:value="0" calcext:value-type="float">
            <text:p>0</text:p>
          </table:table-cell>
          <table:table-cell table:formula="of:=[$'Discrete Input Contacts'.O101]" office:value-type="float" office:value="0" calcext:value-type="float">
            <text:p>0</text:p>
          </table:table-cell>
          <table:table-cell table:formula="of:=[$'Analog Input Registers'.C101]" office:value-type="string" office:string-value="AIO" calcext:value-type="string">
            <text:p>AIO</text:p>
          </table:table-cell>
          <table:table-cell table:formula="of:=[$'Analog Input Registers'.D101]" office:value-type="float" office:value="3" calcext:value-type="float">
            <text:p>3</text:p>
          </table:table-cell>
          <table:table-cell table:formula="of:=[$'Analog Input Registers'.O101]" office:value-type="float" office:value="8" calcext:value-type="float">
            <text:p>8</text:p>
          </table:table-cell>
          <table:table-cell table:formula="of:=[$'Analog Output Holding Registers'.C100]" office:value-type="string" office:string-value="AIO" calcext:value-type="string">
            <text:p>AIO</text:p>
          </table:table-cell>
          <table:table-cell table:formula="of:=[$'Analog Output Holding Registers'.D100]" office:value-type="float" office:value="6" calcext:value-type="float">
            <text:p>6</text:p>
          </table:table-cell>
          <table:table-cell table:formula="of:=[$'Analog Output Holding Registers'.P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Discrete Output coils'.C102]" office:value-type="float" office:value="0" calcext:value-type="float">
            <text:p>0</text:p>
          </table:table-cell>
          <table:table-cell table:formula="of:=[$'Discrete Output coils'.D102]" office:value-type="float" office:value="0" calcext:value-type="float">
            <text:p>0</text:p>
          </table:table-cell>
          <table:table-cell table:formula="of:=[$'Discrete Output coils'.O102]" office:value-type="float" office:value="0" calcext:value-type="float">
            <text:p>0</text:p>
          </table:table-cell>
          <table:table-cell table:formula="of:=[$'Discrete Input Contacts'.C102]" office:value-type="float" office:value="0" calcext:value-type="float">
            <text:p>0</text:p>
          </table:table-cell>
          <table:table-cell table:formula="of:=[$'Discrete Input Contacts'.D102]" office:value-type="float" office:value="0" calcext:value-type="float">
            <text:p>0</text:p>
          </table:table-cell>
          <table:table-cell table:formula="of:=[$'Discrete Input Contacts'.O102]" office:value-type="float" office:value="0" calcext:value-type="float">
            <text:p>0</text:p>
          </table:table-cell>
          <table:table-cell table:formula="of:=[$'Analog Input Registers'.C102]" office:value-type="string" office:string-value="AIO" calcext:value-type="string">
            <text:p>AIO</text:p>
          </table:table-cell>
          <table:table-cell table:formula="of:=[$'Analog Input Registers'.D102]" office:value-type="float" office:value="4" calcext:value-type="float">
            <text:p>4</text:p>
          </table:table-cell>
          <table:table-cell table:formula="of:=[$'Analog Input Registers'.O102]" office:value-type="float" office:value="5" calcext:value-type="float">
            <text:p>5</text:p>
          </table:table-cell>
          <table:table-cell table:formula="of:=[$'Analog Output Holding Registers'.C101]" office:value-type="string" office:string-value="AIO" calcext:value-type="string">
            <text:p>AIO</text:p>
          </table:table-cell>
          <table:table-cell table:formula="of:=[$'Analog Output Holding Registers'.D101]" office:value-type="float" office:value="7" calcext:value-type="float">
            <text:p>7</text:p>
          </table:table-cell>
          <table:table-cell table:formula="of:=[$'Analog Output Holding Registers'.P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Discrete Output coils'.C103]" office:value-type="float" office:value="0" calcext:value-type="float">
            <text:p>0</text:p>
          </table:table-cell>
          <table:table-cell table:formula="of:=[$'Discrete Output coils'.D103]" office:value-type="float" office:value="0" calcext:value-type="float">
            <text:p>0</text:p>
          </table:table-cell>
          <table:table-cell table:formula="of:=[$'Discrete Output coils'.O103]" office:value-type="float" office:value="0" calcext:value-type="float">
            <text:p>0</text:p>
          </table:table-cell>
          <table:table-cell table:formula="of:=[$'Discrete Input Contacts'.C103]" office:value-type="float" office:value="0" calcext:value-type="float">
            <text:p>0</text:p>
          </table:table-cell>
          <table:table-cell table:formula="of:=[$'Discrete Input Contacts'.D103]" office:value-type="float" office:value="0" calcext:value-type="float">
            <text:p>0</text:p>
          </table:table-cell>
          <table:table-cell table:formula="of:=[$'Discrete Input Contacts'.O103]" office:value-type="float" office:value="0" calcext:value-type="float">
            <text:p>0</text:p>
          </table:table-cell>
          <table:table-cell table:formula="of:=[$'Analog Input Registers'.C103]" office:value-type="string" office:string-value="AIO" calcext:value-type="string">
            <text:p>AIO</text:p>
          </table:table-cell>
          <table:table-cell table:formula="of:=[$'Analog Input Registers'.D103]" office:value-type="float" office:value="4" calcext:value-type="float">
            <text:p>4</text:p>
          </table:table-cell>
          <table:table-cell table:formula="of:=[$'Analog Input Registers'.O103]" office:value-type="float" office:value="6" calcext:value-type="float">
            <text:p>6</text:p>
          </table:table-cell>
          <table:table-cell table:formula="of:=[$'Analog Output Holding Registers'.C102]" office:value-type="string" office:string-value="AIO" calcext:value-type="string">
            <text:p>AIO</text:p>
          </table:table-cell>
          <table:table-cell table:formula="of:=[$'Analog Output Holding Registers'.D102]" office:value-type="float" office:value="7" calcext:value-type="float">
            <text:p>7</text:p>
          </table:table-cell>
          <table:table-cell table:formula="of:=[$'Analog Output Holding Registers'.P1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Discrete Output coils'.C104]" office:value-type="float" office:value="0" calcext:value-type="float">
            <text:p>0</text:p>
          </table:table-cell>
          <table:table-cell table:formula="of:=[$'Discrete Output coils'.D104]" office:value-type="float" office:value="0" calcext:value-type="float">
            <text:p>0</text:p>
          </table:table-cell>
          <table:table-cell table:formula="of:=[$'Discrete Output coils'.O104]" office:value-type="float" office:value="0" calcext:value-type="float">
            <text:p>0</text:p>
          </table:table-cell>
          <table:table-cell table:formula="of:=[$'Discrete Input Contacts'.C104]" office:value-type="float" office:value="0" calcext:value-type="float">
            <text:p>0</text:p>
          </table:table-cell>
          <table:table-cell table:formula="of:=[$'Discrete Input Contacts'.D104]" office:value-type="float" office:value="0" calcext:value-type="float">
            <text:p>0</text:p>
          </table:table-cell>
          <table:table-cell table:formula="of:=[$'Discrete Input Contacts'.O104]" office:value-type="float" office:value="0" calcext:value-type="float">
            <text:p>0</text:p>
          </table:table-cell>
          <table:table-cell table:formula="of:=[$'Analog Input Registers'.C104]" office:value-type="string" office:string-value="AIO" calcext:value-type="string">
            <text:p>AIO</text:p>
          </table:table-cell>
          <table:table-cell table:formula="of:=[$'Analog Input Registers'.D104]" office:value-type="float" office:value="4" calcext:value-type="float">
            <text:p>4</text:p>
          </table:table-cell>
          <table:table-cell table:formula="of:=[$'Analog Input Registers'.O104]" office:value-type="float" office:value="7" calcext:value-type="float">
            <text:p>7</text:p>
          </table:table-cell>
          <table:table-cell table:formula="of:=[$'Analog Output Holding Registers'.C103]" office:value-type="string" office:string-value="AIO" calcext:value-type="string">
            <text:p>AIO</text:p>
          </table:table-cell>
          <table:table-cell table:formula="of:=[$'Analog Output Holding Registers'.D103]" office:value-type="float" office:value="7" calcext:value-type="float">
            <text:p>7</text:p>
          </table:table-cell>
          <table:table-cell table:formula="of:=[$'Analog Output Holding Registers'.P10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$'Discrete Output coils'.C105]" office:value-type="float" office:value="0" calcext:value-type="float">
            <text:p>0</text:p>
          </table:table-cell>
          <table:table-cell table:formula="of:=[$'Discrete Output coils'.D105]" office:value-type="float" office:value="0" calcext:value-type="float">
            <text:p>0</text:p>
          </table:table-cell>
          <table:table-cell table:formula="of:=[$'Discrete Output coils'.O105]" office:value-type="float" office:value="0" calcext:value-type="float">
            <text:p>0</text:p>
          </table:table-cell>
          <table:table-cell table:formula="of:=[$'Discrete Input Contacts'.C105]" office:value-type="float" office:value="0" calcext:value-type="float">
            <text:p>0</text:p>
          </table:table-cell>
          <table:table-cell table:formula="of:=[$'Discrete Input Contacts'.D105]" office:value-type="float" office:value="0" calcext:value-type="float">
            <text:p>0</text:p>
          </table:table-cell>
          <table:table-cell table:formula="of:=[$'Discrete Input Contacts'.O105]" office:value-type="float" office:value="0" calcext:value-type="float">
            <text:p>0</text:p>
          </table:table-cell>
          <table:table-cell table:formula="of:=[$'Analog Input Registers'.C105]" office:value-type="string" office:string-value="AIO" calcext:value-type="string">
            <text:p>AIO</text:p>
          </table:table-cell>
          <table:table-cell table:formula="of:=[$'Analog Input Registers'.D105]" office:value-type="float" office:value="4" calcext:value-type="float">
            <text:p>4</text:p>
          </table:table-cell>
          <table:table-cell table:formula="of:=[$'Analog Input Registers'.O105]" office:value-type="float" office:value="8" calcext:value-type="float">
            <text:p>8</text:p>
          </table:table-cell>
          <table:table-cell table:formula="of:=[$'Analog Output Holding Registers'.C104]" office:value-type="string" office:string-value="AIO" calcext:value-type="string">
            <text:p>AIO</text:p>
          </table:table-cell>
          <table:table-cell table:formula="of:=[$'Analog Output Holding Registers'.D104]" office:value-type="float" office:value="7" calcext:value-type="float">
            <text:p>7</text:p>
          </table:table-cell>
          <table:table-cell table:formula="of:=[$'Analog Output Holding Registers'.P10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$'Discrete Output coils'.C106]" office:value-type="float" office:value="0" calcext:value-type="float">
            <text:p>0</text:p>
          </table:table-cell>
          <table:table-cell table:formula="of:=[$'Discrete Output coils'.D106]" office:value-type="float" office:value="0" calcext:value-type="float">
            <text:p>0</text:p>
          </table:table-cell>
          <table:table-cell table:formula="of:=[$'Discrete Output coils'.O106]" office:value-type="float" office:value="0" calcext:value-type="float">
            <text:p>0</text:p>
          </table:table-cell>
          <table:table-cell table:formula="of:=[$'Discrete Input Contacts'.C106]" office:value-type="float" office:value="0" calcext:value-type="float">
            <text:p>0</text:p>
          </table:table-cell>
          <table:table-cell table:formula="of:=[$'Discrete Input Contacts'.D106]" office:value-type="float" office:value="0" calcext:value-type="float">
            <text:p>0</text:p>
          </table:table-cell>
          <table:table-cell table:formula="of:=[$'Discrete Input Contacts'.O106]" office:value-type="float" office:value="0" calcext:value-type="float">
            <text:p>0</text:p>
          </table:table-cell>
          <table:table-cell table:formula="of:=[$'Analog Input Registers'.C106]" office:value-type="string" office:string-value="AIO" calcext:value-type="string">
            <text:p>AIO</text:p>
          </table:table-cell>
          <table:table-cell table:formula="of:=[$'Analog Input Registers'.D106]" office:value-type="float" office:value="5" calcext:value-type="float">
            <text:p>5</text:p>
          </table:table-cell>
          <table:table-cell table:formula="of:=[$'Analog Input Registers'.O106]" office:value-type="float" office:value="5" calcext:value-type="float">
            <text:p>5</text:p>
          </table:table-cell>
          <table:table-cell table:formula="of:=[$'Analog Output Holding Registers'.C105]" office:value-type="string" office:string-value="AIO" calcext:value-type="string">
            <text:p>AIO</text:p>
          </table:table-cell>
          <table:table-cell table:formula="of:=[$'Analog Output Holding Registers'.D105]" office:value-type="float" office:value="1" calcext:value-type="float">
            <text:p>1</text:p>
          </table:table-cell>
          <table:table-cell table:formula="of:=[$'Analog Output Holding Registers'.P10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$'Discrete Output coils'.C107]" office:value-type="float" office:value="0" calcext:value-type="float">
            <text:p>0</text:p>
          </table:table-cell>
          <table:table-cell table:formula="of:=[$'Discrete Output coils'.D107]" office:value-type="float" office:value="0" calcext:value-type="float">
            <text:p>0</text:p>
          </table:table-cell>
          <table:table-cell table:formula="of:=[$'Discrete Output coils'.O107]" office:value-type="float" office:value="0" calcext:value-type="float">
            <text:p>0</text:p>
          </table:table-cell>
          <table:table-cell table:formula="of:=[$'Discrete Input Contacts'.C107]" office:value-type="float" office:value="0" calcext:value-type="float">
            <text:p>0</text:p>
          </table:table-cell>
          <table:table-cell table:formula="of:=[$'Discrete Input Contacts'.D107]" office:value-type="float" office:value="0" calcext:value-type="float">
            <text:p>0</text:p>
          </table:table-cell>
          <table:table-cell table:formula="of:=[$'Discrete Input Contacts'.O107]" office:value-type="float" office:value="0" calcext:value-type="float">
            <text:p>0</text:p>
          </table:table-cell>
          <table:table-cell table:formula="of:=[$'Analog Input Registers'.C107]" office:value-type="string" office:string-value="AIO" calcext:value-type="string">
            <text:p>AIO</text:p>
          </table:table-cell>
          <table:table-cell table:formula="of:=[$'Analog Input Registers'.D107]" office:value-type="float" office:value="5" calcext:value-type="float">
            <text:p>5</text:p>
          </table:table-cell>
          <table:table-cell table:formula="of:=[$'Analog Input Registers'.O107]" office:value-type="float" office:value="6" calcext:value-type="float">
            <text:p>6</text:p>
          </table:table-cell>
          <table:table-cell table:formula="of:=[$'Analog Output Holding Registers'.C106]" office:value-type="string" office:string-value="AIO" calcext:value-type="string">
            <text:p>AIO</text:p>
          </table:table-cell>
          <table:table-cell table:formula="of:=[$'Analog Output Holding Registers'.D106]" office:value-type="float" office:value="1" calcext:value-type="float">
            <text:p>1</text:p>
          </table:table-cell>
          <table:table-cell table:formula="of:=[$'Analog Output Holding Registers'.P1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$'Discrete Output coils'.C108]" office:value-type="float" office:value="0" calcext:value-type="float">
            <text:p>0</text:p>
          </table:table-cell>
          <table:table-cell table:formula="of:=[$'Discrete Output coils'.D108]" office:value-type="float" office:value="0" calcext:value-type="float">
            <text:p>0</text:p>
          </table:table-cell>
          <table:table-cell table:formula="of:=[$'Discrete Output coils'.O108]" office:value-type="float" office:value="0" calcext:value-type="float">
            <text:p>0</text:p>
          </table:table-cell>
          <table:table-cell table:formula="of:=[$'Discrete Input Contacts'.C108]" office:value-type="float" office:value="0" calcext:value-type="float">
            <text:p>0</text:p>
          </table:table-cell>
          <table:table-cell table:formula="of:=[$'Discrete Input Contacts'.D108]" office:value-type="float" office:value="0" calcext:value-type="float">
            <text:p>0</text:p>
          </table:table-cell>
          <table:table-cell table:formula="of:=[$'Discrete Input Contacts'.O108]" office:value-type="float" office:value="0" calcext:value-type="float">
            <text:p>0</text:p>
          </table:table-cell>
          <table:table-cell table:formula="of:=[$'Analog Input Registers'.C108]" office:value-type="string" office:string-value="AIO" calcext:value-type="string">
            <text:p>AIO</text:p>
          </table:table-cell>
          <table:table-cell table:formula="of:=[$'Analog Input Registers'.D108]" office:value-type="float" office:value="5" calcext:value-type="float">
            <text:p>5</text:p>
          </table:table-cell>
          <table:table-cell table:formula="of:=[$'Analog Input Registers'.O108]" office:value-type="float" office:value="7" calcext:value-type="float">
            <text:p>7</text:p>
          </table:table-cell>
          <table:table-cell table:formula="of:=[$'Analog Output Holding Registers'.C107]" office:value-type="string" office:string-value="AIO" calcext:value-type="string">
            <text:p>AIO</text:p>
          </table:table-cell>
          <table:table-cell table:formula="of:=[$'Analog Output Holding Registers'.D107]" office:value-type="float" office:value="1" calcext:value-type="float">
            <text:p>1</text:p>
          </table:table-cell>
          <table:table-cell table:formula="of:=[$'Analog Output Holding Registers'.P10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$'Discrete Output coils'.C109]" office:value-type="float" office:value="0" calcext:value-type="float">
            <text:p>0</text:p>
          </table:table-cell>
          <table:table-cell table:formula="of:=[$'Discrete Output coils'.D109]" office:value-type="float" office:value="0" calcext:value-type="float">
            <text:p>0</text:p>
          </table:table-cell>
          <table:table-cell table:formula="of:=[$'Discrete Output coils'.O109]" office:value-type="float" office:value="0" calcext:value-type="float">
            <text:p>0</text:p>
          </table:table-cell>
          <table:table-cell table:formula="of:=[$'Discrete Input Contacts'.C109]" office:value-type="float" office:value="0" calcext:value-type="float">
            <text:p>0</text:p>
          </table:table-cell>
          <table:table-cell table:formula="of:=[$'Discrete Input Contacts'.D109]" office:value-type="float" office:value="0" calcext:value-type="float">
            <text:p>0</text:p>
          </table:table-cell>
          <table:table-cell table:formula="of:=[$'Discrete Input Contacts'.O109]" office:value-type="float" office:value="0" calcext:value-type="float">
            <text:p>0</text:p>
          </table:table-cell>
          <table:table-cell table:formula="of:=[$'Analog Input Registers'.C109]" office:value-type="string" office:string-value="AIO" calcext:value-type="string">
            <text:p>AIO</text:p>
          </table:table-cell>
          <table:table-cell table:formula="of:=[$'Analog Input Registers'.D109]" office:value-type="float" office:value="5" calcext:value-type="float">
            <text:p>5</text:p>
          </table:table-cell>
          <table:table-cell table:formula="of:=[$'Analog Input Registers'.O109]" office:value-type="float" office:value="8" calcext:value-type="float">
            <text:p>8</text:p>
          </table:table-cell>
          <table:table-cell table:formula="of:=[$'Analog Output Holding Registers'.C108]" office:value-type="string" office:string-value="AIO" calcext:value-type="string">
            <text:p>AIO</text:p>
          </table:table-cell>
          <table:table-cell table:formula="of:=[$'Analog Output Holding Registers'.D108]" office:value-type="float" office:value="1" calcext:value-type="float">
            <text:p>1</text:p>
          </table:table-cell>
          <table:table-cell table:formula="of:=[$'Analog Output Holding Registers'.P1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$'Discrete Output coils'.C110]" office:value-type="float" office:value="0" calcext:value-type="float">
            <text:p>0</text:p>
          </table:table-cell>
          <table:table-cell table:formula="of:=[$'Discrete Output coils'.D110]" office:value-type="float" office:value="0" calcext:value-type="float">
            <text:p>0</text:p>
          </table:table-cell>
          <table:table-cell table:formula="of:=[$'Discrete Output coils'.O110]" office:value-type="float" office:value="0" calcext:value-type="float">
            <text:p>0</text:p>
          </table:table-cell>
          <table:table-cell table:formula="of:=[$'Discrete Input Contacts'.C110]" office:value-type="float" office:value="0" calcext:value-type="float">
            <text:p>0</text:p>
          </table:table-cell>
          <table:table-cell table:formula="of:=[$'Discrete Input Contacts'.D110]" office:value-type="float" office:value="0" calcext:value-type="float">
            <text:p>0</text:p>
          </table:table-cell>
          <table:table-cell table:formula="of:=[$'Discrete Input Contacts'.O110]" office:value-type="float" office:value="0" calcext:value-type="float">
            <text:p>0</text:p>
          </table:table-cell>
          <table:table-cell table:formula="of:=[$'Analog Input Registers'.C110]" office:value-type="string" office:string-value="AIO" calcext:value-type="string">
            <text:p>AIO</text:p>
          </table:table-cell>
          <table:table-cell table:formula="of:=[$'Analog Input Registers'.D110]" office:value-type="float" office:value="6" calcext:value-type="float">
            <text:p>6</text:p>
          </table:table-cell>
          <table:table-cell table:formula="of:=[$'Analog Input Registers'.O110]" office:value-type="float" office:value="5" calcext:value-type="float">
            <text:p>5</text:p>
          </table:table-cell>
          <table:table-cell table:formula="of:=[$'Analog Output Holding Registers'.C109]" office:value-type="string" office:string-value="AIO" calcext:value-type="string">
            <text:p>AIO</text:p>
          </table:table-cell>
          <table:table-cell table:formula="of:=[$'Analog Output Holding Registers'.D109]" office:value-type="float" office:value="2" calcext:value-type="float">
            <text:p>2</text:p>
          </table:table-cell>
          <table:table-cell table:formula="of:=[$'Analog Output Holding Registers'.P10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$'Discrete Output coils'.C111]" office:value-type="float" office:value="0" calcext:value-type="float">
            <text:p>0</text:p>
          </table:table-cell>
          <table:table-cell table:formula="of:=[$'Discrete Output coils'.D111]" office:value-type="float" office:value="0" calcext:value-type="float">
            <text:p>0</text:p>
          </table:table-cell>
          <table:table-cell table:formula="of:=[$'Discrete Output coils'.O111]" office:value-type="float" office:value="0" calcext:value-type="float">
            <text:p>0</text:p>
          </table:table-cell>
          <table:table-cell table:formula="of:=[$'Discrete Input Contacts'.C111]" office:value-type="float" office:value="0" calcext:value-type="float">
            <text:p>0</text:p>
          </table:table-cell>
          <table:table-cell table:formula="of:=[$'Discrete Input Contacts'.D111]" office:value-type="float" office:value="0" calcext:value-type="float">
            <text:p>0</text:p>
          </table:table-cell>
          <table:table-cell table:formula="of:=[$'Discrete Input Contacts'.O111]" office:value-type="float" office:value="0" calcext:value-type="float">
            <text:p>0</text:p>
          </table:table-cell>
          <table:table-cell table:formula="of:=[$'Analog Input Registers'.C111]" office:value-type="string" office:string-value="AIO" calcext:value-type="string">
            <text:p>AIO</text:p>
          </table:table-cell>
          <table:table-cell table:formula="of:=[$'Analog Input Registers'.D111]" office:value-type="float" office:value="6" calcext:value-type="float">
            <text:p>6</text:p>
          </table:table-cell>
          <table:table-cell table:formula="of:=[$'Analog Input Registers'.O111]" office:value-type="float" office:value="6" calcext:value-type="float">
            <text:p>6</text:p>
          </table:table-cell>
          <table:table-cell table:formula="of:=[$'Analog Output Holding Registers'.C110]" office:value-type="string" office:string-value="AIO" calcext:value-type="string">
            <text:p>AIO</text:p>
          </table:table-cell>
          <table:table-cell table:formula="of:=[$'Analog Output Holding Registers'.D110]" office:value-type="float" office:value="2" calcext:value-type="float">
            <text:p>2</text:p>
          </table:table-cell>
          <table:table-cell table:formula="of:=[$'Analog Output Holding Registers'.P11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$'Discrete Output coils'.C112]" office:value-type="float" office:value="0" calcext:value-type="float">
            <text:p>0</text:p>
          </table:table-cell>
          <table:table-cell table:formula="of:=[$'Discrete Output coils'.D112]" office:value-type="float" office:value="0" calcext:value-type="float">
            <text:p>0</text:p>
          </table:table-cell>
          <table:table-cell table:formula="of:=[$'Discrete Output coils'.O112]" office:value-type="float" office:value="0" calcext:value-type="float">
            <text:p>0</text:p>
          </table:table-cell>
          <table:table-cell table:formula="of:=[$'Discrete Input Contacts'.C112]" office:value-type="float" office:value="0" calcext:value-type="float">
            <text:p>0</text:p>
          </table:table-cell>
          <table:table-cell table:formula="of:=[$'Discrete Input Contacts'.D112]" office:value-type="float" office:value="0" calcext:value-type="float">
            <text:p>0</text:p>
          </table:table-cell>
          <table:table-cell table:formula="of:=[$'Discrete Input Contacts'.O112]" office:value-type="float" office:value="0" calcext:value-type="float">
            <text:p>0</text:p>
          </table:table-cell>
          <table:table-cell table:formula="of:=[$'Analog Input Registers'.C112]" office:value-type="string" office:string-value="AIO" calcext:value-type="string">
            <text:p>AIO</text:p>
          </table:table-cell>
          <table:table-cell table:formula="of:=[$'Analog Input Registers'.D112]" office:value-type="float" office:value="6" calcext:value-type="float">
            <text:p>6</text:p>
          </table:table-cell>
          <table:table-cell table:formula="of:=[$'Analog Input Registers'.O112]" office:value-type="float" office:value="7" calcext:value-type="float">
            <text:p>7</text:p>
          </table:table-cell>
          <table:table-cell table:formula="of:=[$'Analog Output Holding Registers'.C111]" office:value-type="string" office:string-value="AIO" calcext:value-type="string">
            <text:p>AIO</text:p>
          </table:table-cell>
          <table:table-cell table:formula="of:=[$'Analog Output Holding Registers'.D111]" office:value-type="float" office:value="2" calcext:value-type="float">
            <text:p>2</text:p>
          </table:table-cell>
          <table:table-cell table:formula="of:=[$'Analog Output Holding Registers'.P1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$'Discrete Output coils'.C113]" office:value-type="float" office:value="0" calcext:value-type="float">
            <text:p>0</text:p>
          </table:table-cell>
          <table:table-cell table:formula="of:=[$'Discrete Output coils'.D113]" office:value-type="float" office:value="0" calcext:value-type="float">
            <text:p>0</text:p>
          </table:table-cell>
          <table:table-cell table:formula="of:=[$'Discrete Output coils'.O113]" office:value-type="float" office:value="0" calcext:value-type="float">
            <text:p>0</text:p>
          </table:table-cell>
          <table:table-cell table:formula="of:=[$'Discrete Input Contacts'.C113]" office:value-type="float" office:value="0" calcext:value-type="float">
            <text:p>0</text:p>
          </table:table-cell>
          <table:table-cell table:formula="of:=[$'Discrete Input Contacts'.D113]" office:value-type="float" office:value="0" calcext:value-type="float">
            <text:p>0</text:p>
          </table:table-cell>
          <table:table-cell table:formula="of:=[$'Discrete Input Contacts'.O113]" office:value-type="float" office:value="0" calcext:value-type="float">
            <text:p>0</text:p>
          </table:table-cell>
          <table:table-cell table:formula="of:=[$'Analog Input Registers'.C113]" office:value-type="string" office:string-value="AIO" calcext:value-type="string">
            <text:p>AIO</text:p>
          </table:table-cell>
          <table:table-cell table:formula="of:=[$'Analog Input Registers'.D113]" office:value-type="float" office:value="6" calcext:value-type="float">
            <text:p>6</text:p>
          </table:table-cell>
          <table:table-cell table:formula="of:=[$'Analog Input Registers'.O113]" office:value-type="float" office:value="8" calcext:value-type="float">
            <text:p>8</text:p>
          </table:table-cell>
          <table:table-cell table:formula="of:=[$'Analog Output Holding Registers'.C112]" office:value-type="string" office:string-value="AIO" calcext:value-type="string">
            <text:p>AIO</text:p>
          </table:table-cell>
          <table:table-cell table:formula="of:=[$'Analog Output Holding Registers'.D112]" office:value-type="float" office:value="2" calcext:value-type="float">
            <text:p>2</text:p>
          </table:table-cell>
          <table:table-cell table:formula="of:=[$'Analog Output Holding Registers'.P1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$'Discrete Output coils'.C114]" office:value-type="float" office:value="0" calcext:value-type="float">
            <text:p>0</text:p>
          </table:table-cell>
          <table:table-cell table:formula="of:=[$'Discrete Output coils'.D114]" office:value-type="float" office:value="0" calcext:value-type="float">
            <text:p>0</text:p>
          </table:table-cell>
          <table:table-cell table:formula="of:=[$'Discrete Output coils'.O114]" office:value-type="float" office:value="0" calcext:value-type="float">
            <text:p>0</text:p>
          </table:table-cell>
          <table:table-cell table:formula="of:=[$'Discrete Input Contacts'.C114]" office:value-type="float" office:value="0" calcext:value-type="float">
            <text:p>0</text:p>
          </table:table-cell>
          <table:table-cell table:formula="of:=[$'Discrete Input Contacts'.D114]" office:value-type="float" office:value="0" calcext:value-type="float">
            <text:p>0</text:p>
          </table:table-cell>
          <table:table-cell table:formula="of:=[$'Discrete Input Contacts'.O114]" office:value-type="float" office:value="0" calcext:value-type="float">
            <text:p>0</text:p>
          </table:table-cell>
          <table:table-cell table:formula="of:=[$'Analog Input Registers'.C114]" office:value-type="string" office:string-value="AIO" calcext:value-type="string">
            <text:p>AIO</text:p>
          </table:table-cell>
          <table:table-cell table:formula="of:=[$'Analog Input Registers'.D114]" office:value-type="float" office:value="7" calcext:value-type="float">
            <text:p>7</text:p>
          </table:table-cell>
          <table:table-cell table:formula="of:=[$'Analog Input Registers'.O114]" office:value-type="float" office:value="5" calcext:value-type="float">
            <text:p>5</text:p>
          </table:table-cell>
          <table:table-cell table:formula="of:=[$'Analog Output Holding Registers'.C113]" office:value-type="string" office:string-value="AIO" calcext:value-type="string">
            <text:p>AIO</text:p>
          </table:table-cell>
          <table:table-cell table:formula="of:=[$'Analog Output Holding Registers'.D113]" office:value-type="float" office:value="3" calcext:value-type="float">
            <text:p>3</text:p>
          </table:table-cell>
          <table:table-cell table:formula="of:=[$'Analog Output Holding Registers'.P1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$'Discrete Output coils'.C115]" office:value-type="float" office:value="0" calcext:value-type="float">
            <text:p>0</text:p>
          </table:table-cell>
          <table:table-cell table:formula="of:=[$'Discrete Output coils'.D115]" office:value-type="float" office:value="0" calcext:value-type="float">
            <text:p>0</text:p>
          </table:table-cell>
          <table:table-cell table:formula="of:=[$'Discrete Output coils'.O115]" office:value-type="float" office:value="0" calcext:value-type="float">
            <text:p>0</text:p>
          </table:table-cell>
          <table:table-cell table:formula="of:=[$'Discrete Input Contacts'.C115]" office:value-type="float" office:value="0" calcext:value-type="float">
            <text:p>0</text:p>
          </table:table-cell>
          <table:table-cell table:formula="of:=[$'Discrete Input Contacts'.D115]" office:value-type="float" office:value="0" calcext:value-type="float">
            <text:p>0</text:p>
          </table:table-cell>
          <table:table-cell table:formula="of:=[$'Discrete Input Contacts'.O115]" office:value-type="float" office:value="0" calcext:value-type="float">
            <text:p>0</text:p>
          </table:table-cell>
          <table:table-cell table:formula="of:=[$'Analog Input Registers'.C115]" office:value-type="string" office:string-value="AIO" calcext:value-type="string">
            <text:p>AIO</text:p>
          </table:table-cell>
          <table:table-cell table:formula="of:=[$'Analog Input Registers'.D115]" office:value-type="float" office:value="7" calcext:value-type="float">
            <text:p>7</text:p>
          </table:table-cell>
          <table:table-cell table:formula="of:=[$'Analog Input Registers'.O115]" office:value-type="float" office:value="6" calcext:value-type="float">
            <text:p>6</text:p>
          </table:table-cell>
          <table:table-cell table:formula="of:=[$'Analog Output Holding Registers'.C114]" office:value-type="string" office:string-value="AIO" calcext:value-type="string">
            <text:p>AIO</text:p>
          </table:table-cell>
          <table:table-cell table:formula="of:=[$'Analog Output Holding Registers'.D114]" office:value-type="float" office:value="3" calcext:value-type="float">
            <text:p>3</text:p>
          </table:table-cell>
          <table:table-cell table:formula="of:=[$'Analog Output Holding Registers'.P1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$'Discrete Output coils'.C116]" office:value-type="float" office:value="0" calcext:value-type="float">
            <text:p>0</text:p>
          </table:table-cell>
          <table:table-cell table:formula="of:=[$'Discrete Output coils'.D116]" office:value-type="float" office:value="0" calcext:value-type="float">
            <text:p>0</text:p>
          </table:table-cell>
          <table:table-cell table:formula="of:=[$'Discrete Output coils'.O116]" office:value-type="float" office:value="0" calcext:value-type="float">
            <text:p>0</text:p>
          </table:table-cell>
          <table:table-cell table:formula="of:=[$'Discrete Input Contacts'.C116]" office:value-type="float" office:value="0" calcext:value-type="float">
            <text:p>0</text:p>
          </table:table-cell>
          <table:table-cell table:formula="of:=[$'Discrete Input Contacts'.D116]" office:value-type="float" office:value="0" calcext:value-type="float">
            <text:p>0</text:p>
          </table:table-cell>
          <table:table-cell table:formula="of:=[$'Discrete Input Contacts'.O116]" office:value-type="float" office:value="0" calcext:value-type="float">
            <text:p>0</text:p>
          </table:table-cell>
          <table:table-cell table:formula="of:=[$'Analog Input Registers'.C116]" office:value-type="string" office:string-value="AIO" calcext:value-type="string">
            <text:p>AIO</text:p>
          </table:table-cell>
          <table:table-cell table:formula="of:=[$'Analog Input Registers'.D116]" office:value-type="float" office:value="7" calcext:value-type="float">
            <text:p>7</text:p>
          </table:table-cell>
          <table:table-cell table:formula="of:=[$'Analog Input Registers'.O116]" office:value-type="float" office:value="7" calcext:value-type="float">
            <text:p>7</text:p>
          </table:table-cell>
          <table:table-cell table:formula="of:=[$'Analog Output Holding Registers'.C115]" office:value-type="string" office:string-value="AIO" calcext:value-type="string">
            <text:p>AIO</text:p>
          </table:table-cell>
          <table:table-cell table:formula="of:=[$'Analog Output Holding Registers'.D115]" office:value-type="float" office:value="3" calcext:value-type="float">
            <text:p>3</text:p>
          </table:table-cell>
          <table:table-cell table:formula="of:=[$'Analog Output Holding Registers'.P11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$'Discrete Output coils'.C117]" office:value-type="float" office:value="0" calcext:value-type="float">
            <text:p>0</text:p>
          </table:table-cell>
          <table:table-cell table:formula="of:=[$'Discrete Output coils'.D117]" office:value-type="float" office:value="0" calcext:value-type="float">
            <text:p>0</text:p>
          </table:table-cell>
          <table:table-cell table:formula="of:=[$'Discrete Output coils'.O117]" office:value-type="float" office:value="0" calcext:value-type="float">
            <text:p>0</text:p>
          </table:table-cell>
          <table:table-cell table:formula="of:=[$'Discrete Input Contacts'.C117]" office:value-type="float" office:value="0" calcext:value-type="float">
            <text:p>0</text:p>
          </table:table-cell>
          <table:table-cell table:formula="of:=[$'Discrete Input Contacts'.D117]" office:value-type="float" office:value="0" calcext:value-type="float">
            <text:p>0</text:p>
          </table:table-cell>
          <table:table-cell table:formula="of:=[$'Discrete Input Contacts'.O117]" office:value-type="float" office:value="0" calcext:value-type="float">
            <text:p>0</text:p>
          </table:table-cell>
          <table:table-cell table:formula="of:=[$'Analog Input Registers'.C117]" office:value-type="string" office:string-value="AIO" calcext:value-type="string">
            <text:p>AIO</text:p>
          </table:table-cell>
          <table:table-cell table:formula="of:=[$'Analog Input Registers'.D117]" office:value-type="float" office:value="7" calcext:value-type="float">
            <text:p>7</text:p>
          </table:table-cell>
          <table:table-cell table:formula="of:=[$'Analog Input Registers'.O117]" office:value-type="float" office:value="8" calcext:value-type="float">
            <text:p>8</text:p>
          </table:table-cell>
          <table:table-cell table:formula="of:=[$'Analog Output Holding Registers'.C116]" office:value-type="string" office:string-value="AIO" calcext:value-type="string">
            <text:p>AIO</text:p>
          </table:table-cell>
          <table:table-cell table:formula="of:=[$'Analog Output Holding Registers'.D116]" office:value-type="float" office:value="3" calcext:value-type="float">
            <text:p>3</text:p>
          </table:table-cell>
          <table:table-cell table:formula="of:=[$'Analog Output Holding Registers'.P11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$'Discrete Output coils'.C118]" office:value-type="float" office:value="0" calcext:value-type="float">
            <text:p>0</text:p>
          </table:table-cell>
          <table:table-cell table:formula="of:=[$'Discrete Output coils'.D118]" office:value-type="float" office:value="0" calcext:value-type="float">
            <text:p>0</text:p>
          </table:table-cell>
          <table:table-cell table:formula="of:=[$'Discrete Output coils'.O118]" office:value-type="float" office:value="0" calcext:value-type="float">
            <text:p>0</text:p>
          </table:table-cell>
          <table:table-cell table:formula="of:=[$'Discrete Input Contacts'.C118]" office:value-type="float" office:value="0" calcext:value-type="float">
            <text:p>0</text:p>
          </table:table-cell>
          <table:table-cell table:formula="of:=[$'Discrete Input Contacts'.D118]" office:value-type="float" office:value="0" calcext:value-type="float">
            <text:p>0</text:p>
          </table:table-cell>
          <table:table-cell table:formula="of:=[$'Discrete Input Contacts'.O118]" office:value-type="float" office:value="0" calcext:value-type="float">
            <text:p>0</text:p>
          </table:table-cell>
          <table:table-cell table:formula="of:=[$'Analog Input Registers'.C118]" office:value-type="string" office:string-value="AIO" calcext:value-type="string">
            <text:p>AIO</text:p>
          </table:table-cell>
          <table:table-cell table:formula="of:=[$'Analog Input Registers'.D118]" office:value-type="float" office:value="1" calcext:value-type="float">
            <text:p>1</text:p>
          </table:table-cell>
          <table:table-cell table:formula="of:=[$'Analog Input Registers'.O118]" office:value-type="float" office:value="1" calcext:value-type="float">
            <text:p>1</text:p>
          </table:table-cell>
          <table:table-cell table:formula="of:=[$'Analog Output Holding Registers'.C117]" office:value-type="string" office:string-value="AIO" calcext:value-type="string">
            <text:p>AIO</text:p>
          </table:table-cell>
          <table:table-cell table:formula="of:=[$'Analog Output Holding Registers'.D117]" office:value-type="float" office:value="4" calcext:value-type="float">
            <text:p>4</text:p>
          </table:table-cell>
          <table:table-cell table:formula="of:=[$'Analog Output Holding Registers'.P1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$'Discrete Output coils'.C119]" office:value-type="float" office:value="0" calcext:value-type="float">
            <text:p>0</text:p>
          </table:table-cell>
          <table:table-cell table:formula="of:=[$'Discrete Output coils'.D119]" office:value-type="float" office:value="0" calcext:value-type="float">
            <text:p>0</text:p>
          </table:table-cell>
          <table:table-cell table:formula="of:=[$'Discrete Output coils'.O119]" office:value-type="float" office:value="0" calcext:value-type="float">
            <text:p>0</text:p>
          </table:table-cell>
          <table:table-cell table:formula="of:=[$'Discrete Input Contacts'.C119]" office:value-type="float" office:value="0" calcext:value-type="float">
            <text:p>0</text:p>
          </table:table-cell>
          <table:table-cell table:formula="of:=[$'Discrete Input Contacts'.D119]" office:value-type="float" office:value="0" calcext:value-type="float">
            <text:p>0</text:p>
          </table:table-cell>
          <table:table-cell table:formula="of:=[$'Discrete Input Contacts'.O119]" office:value-type="float" office:value="0" calcext:value-type="float">
            <text:p>0</text:p>
          </table:table-cell>
          <table:table-cell table:formula="of:=[$'Analog Input Registers'.C119]" office:value-type="string" office:string-value="AIO" calcext:value-type="string">
            <text:p>AIO</text:p>
          </table:table-cell>
          <table:table-cell table:formula="of:=[$'Analog Input Registers'.D119]" office:value-type="float" office:value="1" calcext:value-type="float">
            <text:p>1</text:p>
          </table:table-cell>
          <table:table-cell table:formula="of:=[$'Analog Input Registers'.O119]" office:value-type="float" office:value="2" calcext:value-type="float">
            <text:p>2</text:p>
          </table:table-cell>
          <table:table-cell table:formula="of:=[$'Analog Output Holding Registers'.C118]" office:value-type="string" office:string-value="AIO" calcext:value-type="string">
            <text:p>AIO</text:p>
          </table:table-cell>
          <table:table-cell table:formula="of:=[$'Analog Output Holding Registers'.D118]" office:value-type="float" office:value="4" calcext:value-type="float">
            <text:p>4</text:p>
          </table:table-cell>
          <table:table-cell table:formula="of:=[$'Analog Output Holding Registers'.P1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$'Discrete Output coils'.C120]" office:value-type="float" office:value="0" calcext:value-type="float">
            <text:p>0</text:p>
          </table:table-cell>
          <table:table-cell table:formula="of:=[$'Discrete Output coils'.D120]" office:value-type="float" office:value="0" calcext:value-type="float">
            <text:p>0</text:p>
          </table:table-cell>
          <table:table-cell table:formula="of:=[$'Discrete Output coils'.O120]" office:value-type="float" office:value="0" calcext:value-type="float">
            <text:p>0</text:p>
          </table:table-cell>
          <table:table-cell table:formula="of:=[$'Discrete Input Contacts'.C120]" office:value-type="float" office:value="0" calcext:value-type="float">
            <text:p>0</text:p>
          </table:table-cell>
          <table:table-cell table:formula="of:=[$'Discrete Input Contacts'.D120]" office:value-type="float" office:value="0" calcext:value-type="float">
            <text:p>0</text:p>
          </table:table-cell>
          <table:table-cell table:formula="of:=[$'Discrete Input Contacts'.O120]" office:value-type="float" office:value="0" calcext:value-type="float">
            <text:p>0</text:p>
          </table:table-cell>
          <table:table-cell table:formula="of:=[$'Analog Input Registers'.C120]" office:value-type="string" office:string-value="AIO" calcext:value-type="string">
            <text:p>AIO</text:p>
          </table:table-cell>
          <table:table-cell table:formula="of:=[$'Analog Input Registers'.D120]" office:value-type="float" office:value="1" calcext:value-type="float">
            <text:p>1</text:p>
          </table:table-cell>
          <table:table-cell table:formula="of:=[$'Analog Input Registers'.O120]" office:value-type="float" office:value="3" calcext:value-type="float">
            <text:p>3</text:p>
          </table:table-cell>
          <table:table-cell table:formula="of:=[$'Analog Output Holding Registers'.C119]" office:value-type="string" office:string-value="AIO" calcext:value-type="string">
            <text:p>AIO</text:p>
          </table:table-cell>
          <table:table-cell table:formula="of:=[$'Analog Output Holding Registers'.D119]" office:value-type="float" office:value="4" calcext:value-type="float">
            <text:p>4</text:p>
          </table:table-cell>
          <table:table-cell table:formula="of:=[$'Analog Output Holding Registers'.P11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$'Discrete Output coils'.C121]" office:value-type="float" office:value="0" calcext:value-type="float">
            <text:p>0</text:p>
          </table:table-cell>
          <table:table-cell table:formula="of:=[$'Discrete Output coils'.D121]" office:value-type="float" office:value="0" calcext:value-type="float">
            <text:p>0</text:p>
          </table:table-cell>
          <table:table-cell table:formula="of:=[$'Discrete Output coils'.O121]" office:value-type="float" office:value="0" calcext:value-type="float">
            <text:p>0</text:p>
          </table:table-cell>
          <table:table-cell table:formula="of:=[$'Discrete Input Contacts'.C121]" office:value-type="float" office:value="0" calcext:value-type="float">
            <text:p>0</text:p>
          </table:table-cell>
          <table:table-cell table:formula="of:=[$'Discrete Input Contacts'.D121]" office:value-type="float" office:value="0" calcext:value-type="float">
            <text:p>0</text:p>
          </table:table-cell>
          <table:table-cell table:formula="of:=[$'Discrete Input Contacts'.O121]" office:value-type="float" office:value="0" calcext:value-type="float">
            <text:p>0</text:p>
          </table:table-cell>
          <table:table-cell table:formula="of:=[$'Analog Input Registers'.C121]" office:value-type="string" office:string-value="AIO" calcext:value-type="string">
            <text:p>AIO</text:p>
          </table:table-cell>
          <table:table-cell table:formula="of:=[$'Analog Input Registers'.D121]" office:value-type="float" office:value="1" calcext:value-type="float">
            <text:p>1</text:p>
          </table:table-cell>
          <table:table-cell table:formula="of:=[$'Analog Input Registers'.O121]" office:value-type="float" office:value="4" calcext:value-type="float">
            <text:p>4</text:p>
          </table:table-cell>
          <table:table-cell table:formula="of:=[$'Analog Output Holding Registers'.C120]" office:value-type="string" office:string-value="AIO" calcext:value-type="string">
            <text:p>AIO</text:p>
          </table:table-cell>
          <table:table-cell table:formula="of:=[$'Analog Output Holding Registers'.D120]" office:value-type="float" office:value="4" calcext:value-type="float">
            <text:p>4</text:p>
          </table:table-cell>
          <table:table-cell table:formula="of:=[$'Analog Output Holding Registers'.P12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$'Discrete Output coils'.C122]" office:value-type="float" office:value="0" calcext:value-type="float">
            <text:p>0</text:p>
          </table:table-cell>
          <table:table-cell table:formula="of:=[$'Discrete Output coils'.D122]" office:value-type="float" office:value="0" calcext:value-type="float">
            <text:p>0</text:p>
          </table:table-cell>
          <table:table-cell table:formula="of:=[$'Discrete Output coils'.O122]" office:value-type="float" office:value="0" calcext:value-type="float">
            <text:p>0</text:p>
          </table:table-cell>
          <table:table-cell table:formula="of:=[$'Discrete Input Contacts'.C122]" office:value-type="float" office:value="0" calcext:value-type="float">
            <text:p>0</text:p>
          </table:table-cell>
          <table:table-cell table:formula="of:=[$'Discrete Input Contacts'.D122]" office:value-type="float" office:value="0" calcext:value-type="float">
            <text:p>0</text:p>
          </table:table-cell>
          <table:table-cell table:formula="of:=[$'Discrete Input Contacts'.O122]" office:value-type="float" office:value="0" calcext:value-type="float">
            <text:p>0</text:p>
          </table:table-cell>
          <table:table-cell table:formula="of:=[$'Analog Input Registers'.C122]" office:value-type="string" office:string-value="AIO" calcext:value-type="string">
            <text:p>AIO</text:p>
          </table:table-cell>
          <table:table-cell table:formula="of:=[$'Analog Input Registers'.D122]" office:value-type="float" office:value="2" calcext:value-type="float">
            <text:p>2</text:p>
          </table:table-cell>
          <table:table-cell table:formula="of:=[$'Analog Input Registers'.O122]" office:value-type="float" office:value="1" calcext:value-type="float">
            <text:p>1</text:p>
          </table:table-cell>
          <table:table-cell table:formula="of:=[$'Analog Output Holding Registers'.C121]" office:value-type="string" office:string-value="AIO" calcext:value-type="string">
            <text:p>AIO</text:p>
          </table:table-cell>
          <table:table-cell table:formula="of:=[$'Analog Output Holding Registers'.D121]" office:value-type="float" office:value="5" calcext:value-type="float">
            <text:p>5</text:p>
          </table:table-cell>
          <table:table-cell table:formula="of:=[$'Analog Output Holding Registers'.P1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$'Discrete Output coils'.C123]" office:value-type="float" office:value="0" calcext:value-type="float">
            <text:p>0</text:p>
          </table:table-cell>
          <table:table-cell table:formula="of:=[$'Discrete Output coils'.D123]" office:value-type="float" office:value="0" calcext:value-type="float">
            <text:p>0</text:p>
          </table:table-cell>
          <table:table-cell table:formula="of:=[$'Discrete Output coils'.O123]" office:value-type="float" office:value="0" calcext:value-type="float">
            <text:p>0</text:p>
          </table:table-cell>
          <table:table-cell table:formula="of:=[$'Discrete Input Contacts'.C123]" office:value-type="float" office:value="0" calcext:value-type="float">
            <text:p>0</text:p>
          </table:table-cell>
          <table:table-cell table:formula="of:=[$'Discrete Input Contacts'.D123]" office:value-type="float" office:value="0" calcext:value-type="float">
            <text:p>0</text:p>
          </table:table-cell>
          <table:table-cell table:formula="of:=[$'Discrete Input Contacts'.O123]" office:value-type="float" office:value="0" calcext:value-type="float">
            <text:p>0</text:p>
          </table:table-cell>
          <table:table-cell table:formula="of:=[$'Analog Input Registers'.C123]" office:value-type="string" office:string-value="AIO" calcext:value-type="string">
            <text:p>AIO</text:p>
          </table:table-cell>
          <table:table-cell table:formula="of:=[$'Analog Input Registers'.D123]" office:value-type="float" office:value="2" calcext:value-type="float">
            <text:p>2</text:p>
          </table:table-cell>
          <table:table-cell table:formula="of:=[$'Analog Input Registers'.O123]" office:value-type="float" office:value="2" calcext:value-type="float">
            <text:p>2</text:p>
          </table:table-cell>
          <table:table-cell table:formula="of:=[$'Analog Output Holding Registers'.C122]" office:value-type="string" office:string-value="AIO" calcext:value-type="string">
            <text:p>AIO</text:p>
          </table:table-cell>
          <table:table-cell table:formula="of:=[$'Analog Output Holding Registers'.D122]" office:value-type="float" office:value="5" calcext:value-type="float">
            <text:p>5</text:p>
          </table:table-cell>
          <table:table-cell table:formula="of:=[$'Analog Output Holding Registers'.P1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$'Discrete Output coils'.C124]" office:value-type="float" office:value="0" calcext:value-type="float">
            <text:p>0</text:p>
          </table:table-cell>
          <table:table-cell table:formula="of:=[$'Discrete Output coils'.D124]" office:value-type="float" office:value="0" calcext:value-type="float">
            <text:p>0</text:p>
          </table:table-cell>
          <table:table-cell table:formula="of:=[$'Discrete Output coils'.O124]" office:value-type="float" office:value="0" calcext:value-type="float">
            <text:p>0</text:p>
          </table:table-cell>
          <table:table-cell table:formula="of:=[$'Discrete Input Contacts'.C124]" office:value-type="float" office:value="0" calcext:value-type="float">
            <text:p>0</text:p>
          </table:table-cell>
          <table:table-cell table:formula="of:=[$'Discrete Input Contacts'.D124]" office:value-type="float" office:value="0" calcext:value-type="float">
            <text:p>0</text:p>
          </table:table-cell>
          <table:table-cell table:formula="of:=[$'Discrete Input Contacts'.O124]" office:value-type="float" office:value="0" calcext:value-type="float">
            <text:p>0</text:p>
          </table:table-cell>
          <table:table-cell table:formula="of:=[$'Analog Input Registers'.C124]" office:value-type="string" office:string-value="AIO" calcext:value-type="string">
            <text:p>AIO</text:p>
          </table:table-cell>
          <table:table-cell table:formula="of:=[$'Analog Input Registers'.D124]" office:value-type="float" office:value="2" calcext:value-type="float">
            <text:p>2</text:p>
          </table:table-cell>
          <table:table-cell table:formula="of:=[$'Analog Input Registers'.O124]" office:value-type="float" office:value="3" calcext:value-type="float">
            <text:p>3</text:p>
          </table:table-cell>
          <table:table-cell table:formula="of:=[$'Analog Output Holding Registers'.C123]" office:value-type="string" office:string-value="AIO" calcext:value-type="string">
            <text:p>AIO</text:p>
          </table:table-cell>
          <table:table-cell table:formula="of:=[$'Analog Output Holding Registers'.D123]" office:value-type="float" office:value="5" calcext:value-type="float">
            <text:p>5</text:p>
          </table:table-cell>
          <table:table-cell table:formula="of:=[$'Analog Output Holding Registers'.P1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$'Discrete Output coils'.C125]" office:value-type="float" office:value="0" calcext:value-type="float">
            <text:p>0</text:p>
          </table:table-cell>
          <table:table-cell table:formula="of:=[$'Discrete Output coils'.D125]" office:value-type="float" office:value="0" calcext:value-type="float">
            <text:p>0</text:p>
          </table:table-cell>
          <table:table-cell table:formula="of:=[$'Discrete Output coils'.O125]" office:value-type="float" office:value="0" calcext:value-type="float">
            <text:p>0</text:p>
          </table:table-cell>
          <table:table-cell table:formula="of:=[$'Discrete Input Contacts'.C125]" office:value-type="float" office:value="0" calcext:value-type="float">
            <text:p>0</text:p>
          </table:table-cell>
          <table:table-cell table:formula="of:=[$'Discrete Input Contacts'.D125]" office:value-type="float" office:value="0" calcext:value-type="float">
            <text:p>0</text:p>
          </table:table-cell>
          <table:table-cell table:formula="of:=[$'Discrete Input Contacts'.O125]" office:value-type="float" office:value="0" calcext:value-type="float">
            <text:p>0</text:p>
          </table:table-cell>
          <table:table-cell table:formula="of:=[$'Analog Input Registers'.C125]" office:value-type="string" office:string-value="AIO" calcext:value-type="string">
            <text:p>AIO</text:p>
          </table:table-cell>
          <table:table-cell table:formula="of:=[$'Analog Input Registers'.D125]" office:value-type="float" office:value="2" calcext:value-type="float">
            <text:p>2</text:p>
          </table:table-cell>
          <table:table-cell table:formula="of:=[$'Analog Input Registers'.O125]" office:value-type="float" office:value="4" calcext:value-type="float">
            <text:p>4</text:p>
          </table:table-cell>
          <table:table-cell table:formula="of:=[$'Analog Output Holding Registers'.C124]" office:value-type="string" office:string-value="AIO" calcext:value-type="string">
            <text:p>AIO</text:p>
          </table:table-cell>
          <table:table-cell table:formula="of:=[$'Analog Output Holding Registers'.D124]" office:value-type="float" office:value="5" calcext:value-type="float">
            <text:p>5</text:p>
          </table:table-cell>
          <table:table-cell table:formula="of:=[$'Analog Output Holding Registers'.P12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$'Discrete Output coils'.C126]" office:value-type="float" office:value="0" calcext:value-type="float">
            <text:p>0</text:p>
          </table:table-cell>
          <table:table-cell table:formula="of:=[$'Discrete Output coils'.D126]" office:value-type="float" office:value="0" calcext:value-type="float">
            <text:p>0</text:p>
          </table:table-cell>
          <table:table-cell table:formula="of:=[$'Discrete Output coils'.O126]" office:value-type="float" office:value="0" calcext:value-type="float">
            <text:p>0</text:p>
          </table:table-cell>
          <table:table-cell table:formula="of:=[$'Discrete Input Contacts'.C126]" office:value-type="float" office:value="0" calcext:value-type="float">
            <text:p>0</text:p>
          </table:table-cell>
          <table:table-cell table:formula="of:=[$'Discrete Input Contacts'.D126]" office:value-type="float" office:value="0" calcext:value-type="float">
            <text:p>0</text:p>
          </table:table-cell>
          <table:table-cell table:formula="of:=[$'Discrete Input Contacts'.O126]" office:value-type="float" office:value="0" calcext:value-type="float">
            <text:p>0</text:p>
          </table:table-cell>
          <table:table-cell table:formula="of:=[$'Analog Input Registers'.C126]" office:value-type="string" office:string-value="AIO" calcext:value-type="string">
            <text:p>AIO</text:p>
          </table:table-cell>
          <table:table-cell table:formula="of:=[$'Analog Input Registers'.D126]" office:value-type="float" office:value="3" calcext:value-type="float">
            <text:p>3</text:p>
          </table:table-cell>
          <table:table-cell table:formula="of:=[$'Analog Input Registers'.O126]" office:value-type="float" office:value="1" calcext:value-type="float">
            <text:p>1</text:p>
          </table:table-cell>
          <table:table-cell table:formula="of:=[$'Analog Output Holding Registers'.C125]" office:value-type="string" office:string-value="AIO" calcext:value-type="string">
            <text:p>AIO</text:p>
          </table:table-cell>
          <table:table-cell table:formula="of:=[$'Analog Output Holding Registers'.D125]" office:value-type="float" office:value="6" calcext:value-type="float">
            <text:p>6</text:p>
          </table:table-cell>
          <table:table-cell table:formula="of:=[$'Analog Output Holding Registers'.P12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$'Discrete Output coils'.C127]" office:value-type="float" office:value="0" calcext:value-type="float">
            <text:p>0</text:p>
          </table:table-cell>
          <table:table-cell table:formula="of:=[$'Discrete Output coils'.D127]" office:value-type="float" office:value="0" calcext:value-type="float">
            <text:p>0</text:p>
          </table:table-cell>
          <table:table-cell table:formula="of:=[$'Discrete Output coils'.O127]" office:value-type="float" office:value="0" calcext:value-type="float">
            <text:p>0</text:p>
          </table:table-cell>
          <table:table-cell table:formula="of:=[$'Discrete Input Contacts'.C127]" office:value-type="float" office:value="0" calcext:value-type="float">
            <text:p>0</text:p>
          </table:table-cell>
          <table:table-cell table:formula="of:=[$'Discrete Input Contacts'.D127]" office:value-type="float" office:value="0" calcext:value-type="float">
            <text:p>0</text:p>
          </table:table-cell>
          <table:table-cell table:formula="of:=[$'Discrete Input Contacts'.O127]" office:value-type="float" office:value="0" calcext:value-type="float">
            <text:p>0</text:p>
          </table:table-cell>
          <table:table-cell table:formula="of:=[$'Analog Input Registers'.C127]" office:value-type="string" office:string-value="AIO" calcext:value-type="string">
            <text:p>AIO</text:p>
          </table:table-cell>
          <table:table-cell table:formula="of:=[$'Analog Input Registers'.D127]" office:value-type="float" office:value="3" calcext:value-type="float">
            <text:p>3</text:p>
          </table:table-cell>
          <table:table-cell table:formula="of:=[$'Analog Input Registers'.O127]" office:value-type="float" office:value="2" calcext:value-type="float">
            <text:p>2</text:p>
          </table:table-cell>
          <table:table-cell table:formula="of:=[$'Analog Output Holding Registers'.C126]" office:value-type="string" office:string-value="AIO" calcext:value-type="string">
            <text:p>AIO</text:p>
          </table:table-cell>
          <table:table-cell table:formula="of:=[$'Analog Output Holding Registers'.D126]" office:value-type="float" office:value="6" calcext:value-type="float">
            <text:p>6</text:p>
          </table:table-cell>
          <table:table-cell table:formula="of:=[$'Analog Output Holding Registers'.P12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'Discrete Output coils'.C128]" office:value-type="float" office:value="0" calcext:value-type="float">
            <text:p>0</text:p>
          </table:table-cell>
          <table:table-cell table:formula="of:=[$'Discrete Output coils'.D128]" office:value-type="float" office:value="0" calcext:value-type="float">
            <text:p>0</text:p>
          </table:table-cell>
          <table:table-cell table:formula="of:=[$'Discrete Output coils'.O128]" office:value-type="float" office:value="0" calcext:value-type="float">
            <text:p>0</text:p>
          </table:table-cell>
          <table:table-cell table:formula="of:=[$'Discrete Input Contacts'.C128]" office:value-type="float" office:value="0" calcext:value-type="float">
            <text:p>0</text:p>
          </table:table-cell>
          <table:table-cell table:formula="of:=[$'Discrete Input Contacts'.D128]" office:value-type="float" office:value="0" calcext:value-type="float">
            <text:p>0</text:p>
          </table:table-cell>
          <table:table-cell table:formula="of:=[$'Discrete Input Contacts'.O128]" office:value-type="float" office:value="0" calcext:value-type="float">
            <text:p>0</text:p>
          </table:table-cell>
          <table:table-cell table:formula="of:=[$'Analog Input Registers'.C128]" office:value-type="string" office:string-value="AIO" calcext:value-type="string">
            <text:p>AIO</text:p>
          </table:table-cell>
          <table:table-cell table:formula="of:=[$'Analog Input Registers'.D128]" office:value-type="float" office:value="3" calcext:value-type="float">
            <text:p>3</text:p>
          </table:table-cell>
          <table:table-cell table:formula="of:=[$'Analog Input Registers'.O128]" office:value-type="float" office:value="3" calcext:value-type="float">
            <text:p>3</text:p>
          </table:table-cell>
          <table:table-cell table:formula="of:=[$'Analog Output Holding Registers'.C127]" office:value-type="string" office:string-value="AIO" calcext:value-type="string">
            <text:p>AIO</text:p>
          </table:table-cell>
          <table:table-cell table:formula="of:=[$'Analog Output Holding Registers'.D127]" office:value-type="float" office:value="6" calcext:value-type="float">
            <text:p>6</text:p>
          </table:table-cell>
          <table:table-cell table:formula="of:=[$'Analog Output Holding Registers'.P12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'Discrete Output coils'.C129]" office:value-type="float" office:value="0" calcext:value-type="float">
            <text:p>0</text:p>
          </table:table-cell>
          <table:table-cell table:formula="of:=[$'Discrete Output coils'.D129]" office:value-type="float" office:value="0" calcext:value-type="float">
            <text:p>0</text:p>
          </table:table-cell>
          <table:table-cell table:formula="of:=[$'Discrete Output coils'.O129]" office:value-type="float" office:value="0" calcext:value-type="float">
            <text:p>0</text:p>
          </table:table-cell>
          <table:table-cell table:formula="of:=[$'Discrete Input Contacts'.C129]" office:value-type="float" office:value="0" calcext:value-type="float">
            <text:p>0</text:p>
          </table:table-cell>
          <table:table-cell table:formula="of:=[$'Discrete Input Contacts'.D129]" office:value-type="float" office:value="0" calcext:value-type="float">
            <text:p>0</text:p>
          </table:table-cell>
          <table:table-cell table:formula="of:=[$'Discrete Input Contacts'.O129]" office:value-type="float" office:value="0" calcext:value-type="float">
            <text:p>0</text:p>
          </table:table-cell>
          <table:table-cell table:formula="of:=[$'Analog Input Registers'.C129]" office:value-type="string" office:string-value="AIO" calcext:value-type="string">
            <text:p>AIO</text:p>
          </table:table-cell>
          <table:table-cell table:formula="of:=[$'Analog Input Registers'.D129]" office:value-type="float" office:value="3" calcext:value-type="float">
            <text:p>3</text:p>
          </table:table-cell>
          <table:table-cell table:formula="of:=[$'Analog Input Registers'.O129]" office:value-type="float" office:value="4" calcext:value-type="float">
            <text:p>4</text:p>
          </table:table-cell>
          <table:table-cell table:formula="of:=[$'Analog Output Holding Registers'.C128]" office:value-type="string" office:string-value="AIO" calcext:value-type="string">
            <text:p>AIO</text:p>
          </table:table-cell>
          <table:table-cell table:formula="of:=[$'Analog Output Holding Registers'.D128]" office:value-type="float" office:value="6" calcext:value-type="float">
            <text:p>6</text:p>
          </table:table-cell>
          <table:table-cell table:formula="of:=[$'Analog Output Holding Registers'.P1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'Discrete Output coils'.C130]" office:value-type="float" office:value="0" calcext:value-type="float">
            <text:p>0</text:p>
          </table:table-cell>
          <table:table-cell table:formula="of:=[$'Discrete Output coils'.D130]" office:value-type="float" office:value="0" calcext:value-type="float">
            <text:p>0</text:p>
          </table:table-cell>
          <table:table-cell table:formula="of:=[$'Discrete Output coils'.O130]" office:value-type="float" office:value="0" calcext:value-type="float">
            <text:p>0</text:p>
          </table:table-cell>
          <table:table-cell table:formula="of:=[$'Discrete Input Contacts'.C130]" office:value-type="float" office:value="0" calcext:value-type="float">
            <text:p>0</text:p>
          </table:table-cell>
          <table:table-cell table:formula="of:=[$'Discrete Input Contacts'.D130]" office:value-type="float" office:value="0" calcext:value-type="float">
            <text:p>0</text:p>
          </table:table-cell>
          <table:table-cell table:formula="of:=[$'Discrete Input Contacts'.O130]" office:value-type="float" office:value="0" calcext:value-type="float">
            <text:p>0</text:p>
          </table:table-cell>
          <table:table-cell table:formula="of:=[$'Analog Input Registers'.C130]" office:value-type="string" office:string-value="AIO" calcext:value-type="string">
            <text:p>AIO</text:p>
          </table:table-cell>
          <table:table-cell table:formula="of:=[$'Analog Input Registers'.D130]" office:value-type="float" office:value="4" calcext:value-type="float">
            <text:p>4</text:p>
          </table:table-cell>
          <table:table-cell table:formula="of:=[$'Analog Input Registers'.O130]" office:value-type="float" office:value="1" calcext:value-type="float">
            <text:p>1</text:p>
          </table:table-cell>
          <table:table-cell table:formula="of:=[$'Analog Output Holding Registers'.C129]" office:value-type="string" office:string-value="AIO" calcext:value-type="string">
            <text:p>AIO</text:p>
          </table:table-cell>
          <table:table-cell table:formula="of:=[$'Analog Output Holding Registers'.D129]" office:value-type="float" office:value="7" calcext:value-type="float">
            <text:p>7</text:p>
          </table:table-cell>
          <table:table-cell table:formula="of:=[$'Analog Output Holding Registers'.P12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'Discrete Output coils'.C131]" office:value-type="float" office:value="0" calcext:value-type="float">
            <text:p>0</text:p>
          </table:table-cell>
          <table:table-cell table:formula="of:=[$'Discrete Output coils'.D131]" office:value-type="float" office:value="0" calcext:value-type="float">
            <text:p>0</text:p>
          </table:table-cell>
          <table:table-cell table:formula="of:=[$'Discrete Output coils'.O131]" office:value-type="float" office:value="0" calcext:value-type="float">
            <text:p>0</text:p>
          </table:table-cell>
          <table:table-cell table:formula="of:=[$'Discrete Input Contacts'.C131]" office:value-type="float" office:value="0" calcext:value-type="float">
            <text:p>0</text:p>
          </table:table-cell>
          <table:table-cell table:formula="of:=[$'Discrete Input Contacts'.D131]" office:value-type="float" office:value="0" calcext:value-type="float">
            <text:p>0</text:p>
          </table:table-cell>
          <table:table-cell table:formula="of:=[$'Discrete Input Contacts'.O131]" office:value-type="float" office:value="0" calcext:value-type="float">
            <text:p>0</text:p>
          </table:table-cell>
          <table:table-cell table:formula="of:=[$'Analog Input Registers'.C131]" office:value-type="string" office:string-value="AIO" calcext:value-type="string">
            <text:p>AIO</text:p>
          </table:table-cell>
          <table:table-cell table:formula="of:=[$'Analog Input Registers'.D131]" office:value-type="float" office:value="4" calcext:value-type="float">
            <text:p>4</text:p>
          </table:table-cell>
          <table:table-cell table:formula="of:=[$'Analog Input Registers'.O131]" office:value-type="float" office:value="2" calcext:value-type="float">
            <text:p>2</text:p>
          </table:table-cell>
          <table:table-cell table:formula="of:=[$'Analog Output Holding Registers'.C130]" office:value-type="string" office:string-value="AIO" calcext:value-type="string">
            <text:p>AIO</text:p>
          </table:table-cell>
          <table:table-cell table:formula="of:=[$'Analog Output Holding Registers'.D130]" office:value-type="float" office:value="7" calcext:value-type="float">
            <text:p>7</text:p>
          </table:table-cell>
          <table:table-cell table:formula="of:=[$'Analog Output Holding Registers'.P13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'Discrete Output coils'.C132]" office:value-type="float" office:value="0" calcext:value-type="float">
            <text:p>0</text:p>
          </table:table-cell>
          <table:table-cell table:formula="of:=[$'Discrete Output coils'.D132]" office:value-type="float" office:value="0" calcext:value-type="float">
            <text:p>0</text:p>
          </table:table-cell>
          <table:table-cell table:formula="of:=[$'Discrete Output coils'.O132]" office:value-type="float" office:value="0" calcext:value-type="float">
            <text:p>0</text:p>
          </table:table-cell>
          <table:table-cell table:formula="of:=[$'Discrete Input Contacts'.C132]" office:value-type="float" office:value="0" calcext:value-type="float">
            <text:p>0</text:p>
          </table:table-cell>
          <table:table-cell table:formula="of:=[$'Discrete Input Contacts'.D132]" office:value-type="float" office:value="0" calcext:value-type="float">
            <text:p>0</text:p>
          </table:table-cell>
          <table:table-cell table:formula="of:=[$'Discrete Input Contacts'.O132]" office:value-type="float" office:value="0" calcext:value-type="float">
            <text:p>0</text:p>
          </table:table-cell>
          <table:table-cell table:formula="of:=[$'Analog Input Registers'.C132]" office:value-type="string" office:string-value="AIO" calcext:value-type="string">
            <text:p>AIO</text:p>
          </table:table-cell>
          <table:table-cell table:formula="of:=[$'Analog Input Registers'.D132]" office:value-type="float" office:value="4" calcext:value-type="float">
            <text:p>4</text:p>
          </table:table-cell>
          <table:table-cell table:formula="of:=[$'Analog Input Registers'.O132]" office:value-type="float" office:value="3" calcext:value-type="float">
            <text:p>3</text:p>
          </table:table-cell>
          <table:table-cell table:formula="of:=[$'Analog Output Holding Registers'.C131]" office:value-type="string" office:string-value="AIO" calcext:value-type="string">
            <text:p>AIO</text:p>
          </table:table-cell>
          <table:table-cell table:formula="of:=[$'Analog Output Holding Registers'.D131]" office:value-type="float" office:value="7" calcext:value-type="float">
            <text:p>7</text:p>
          </table:table-cell>
          <table:table-cell table:formula="of:=[$'Analog Output Holding Registers'.P13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'Discrete Output coils'.C133]" office:value-type="float" office:value="0" calcext:value-type="float">
            <text:p>0</text:p>
          </table:table-cell>
          <table:table-cell table:formula="of:=[$'Discrete Output coils'.D133]" office:value-type="float" office:value="0" calcext:value-type="float">
            <text:p>0</text:p>
          </table:table-cell>
          <table:table-cell table:formula="of:=[$'Discrete Output coils'.O133]" office:value-type="float" office:value="0" calcext:value-type="float">
            <text:p>0</text:p>
          </table:table-cell>
          <table:table-cell table:formula="of:=[$'Discrete Input Contacts'.C133]" office:value-type="float" office:value="0" calcext:value-type="float">
            <text:p>0</text:p>
          </table:table-cell>
          <table:table-cell table:formula="of:=[$'Discrete Input Contacts'.D133]" office:value-type="float" office:value="0" calcext:value-type="float">
            <text:p>0</text:p>
          </table:table-cell>
          <table:table-cell table:formula="of:=[$'Discrete Input Contacts'.O133]" office:value-type="float" office:value="0" calcext:value-type="float">
            <text:p>0</text:p>
          </table:table-cell>
          <table:table-cell table:formula="of:=[$'Analog Input Registers'.C133]" office:value-type="string" office:string-value="AIO" calcext:value-type="string">
            <text:p>AIO</text:p>
          </table:table-cell>
          <table:table-cell table:formula="of:=[$'Analog Input Registers'.D133]" office:value-type="float" office:value="4" calcext:value-type="float">
            <text:p>4</text:p>
          </table:table-cell>
          <table:table-cell table:formula="of:=[$'Analog Input Registers'.O133]" office:value-type="float" office:value="4" calcext:value-type="float">
            <text:p>4</text:p>
          </table:table-cell>
          <table:table-cell table:formula="of:=[$'Analog Output Holding Registers'.C132]" office:value-type="string" office:string-value="AIO" calcext:value-type="string">
            <text:p>AIO</text:p>
          </table:table-cell>
          <table:table-cell table:formula="of:=[$'Analog Output Holding Registers'.D132]" office:value-type="float" office:value="7" calcext:value-type="float">
            <text:p>7</text:p>
          </table:table-cell>
          <table:table-cell table:formula="of:=[$'Analog Output Holding Registers'.P13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'Discrete Output coils'.C134]" office:value-type="float" office:value="0" calcext:value-type="float">
            <text:p>0</text:p>
          </table:table-cell>
          <table:table-cell table:formula="of:=[$'Discrete Output coils'.D134]" office:value-type="float" office:value="0" calcext:value-type="float">
            <text:p>0</text:p>
          </table:table-cell>
          <table:table-cell table:formula="of:=[$'Discrete Output coils'.O134]" office:value-type="float" office:value="0" calcext:value-type="float">
            <text:p>0</text:p>
          </table:table-cell>
          <table:table-cell table:formula="of:=[$'Discrete Input Contacts'.C134]" office:value-type="float" office:value="0" calcext:value-type="float">
            <text:p>0</text:p>
          </table:table-cell>
          <table:table-cell table:formula="of:=[$'Discrete Input Contacts'.D134]" office:value-type="float" office:value="0" calcext:value-type="float">
            <text:p>0</text:p>
          </table:table-cell>
          <table:table-cell table:formula="of:=[$'Discrete Input Contacts'.O134]" office:value-type="float" office:value="0" calcext:value-type="float">
            <text:p>0</text:p>
          </table:table-cell>
          <table:table-cell table:formula="of:=[$'Analog Input Registers'.C134]" office:value-type="string" office:string-value="AIO" calcext:value-type="string">
            <text:p>AIO</text:p>
          </table:table-cell>
          <table:table-cell table:formula="of:=[$'Analog Input Registers'.D134]" office:value-type="float" office:value="5" calcext:value-type="float">
            <text:p>5</text:p>
          </table:table-cell>
          <table:table-cell table:formula="of:=[$'Analog Input Registers'.O134]" office:value-type="float" office:value="1" calcext:value-type="float">
            <text:p>1</text:p>
          </table:table-cell>
          <table:table-cell table:formula="of:=[$'Analog Output Holding Registers'.C133]" office:value-type="string" office:string-value="AIO" calcext:value-type="string">
            <text:p>AIO</text:p>
          </table:table-cell>
          <table:table-cell table:formula="of:=[$'Analog Output Holding Registers'.D133]" office:value-type="float" office:value="1" calcext:value-type="float">
            <text:p>1</text:p>
          </table:table-cell>
          <table:table-cell table:formula="of:=[$'Analog Output Holding Registers'.P13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'Discrete Output coils'.C135]" office:value-type="float" office:value="0" calcext:value-type="float">
            <text:p>0</text:p>
          </table:table-cell>
          <table:table-cell table:formula="of:=[$'Discrete Output coils'.D135]" office:value-type="float" office:value="0" calcext:value-type="float">
            <text:p>0</text:p>
          </table:table-cell>
          <table:table-cell table:formula="of:=[$'Discrete Output coils'.O135]" office:value-type="float" office:value="0" calcext:value-type="float">
            <text:p>0</text:p>
          </table:table-cell>
          <table:table-cell table:formula="of:=[$'Discrete Input Contacts'.C135]" office:value-type="float" office:value="0" calcext:value-type="float">
            <text:p>0</text:p>
          </table:table-cell>
          <table:table-cell table:formula="of:=[$'Discrete Input Contacts'.D135]" office:value-type="float" office:value="0" calcext:value-type="float">
            <text:p>0</text:p>
          </table:table-cell>
          <table:table-cell table:formula="of:=[$'Discrete Input Contacts'.O135]" office:value-type="float" office:value="0" calcext:value-type="float">
            <text:p>0</text:p>
          </table:table-cell>
          <table:table-cell table:formula="of:=[$'Analog Input Registers'.C135]" office:value-type="string" office:string-value="AIO" calcext:value-type="string">
            <text:p>AIO</text:p>
          </table:table-cell>
          <table:table-cell table:formula="of:=[$'Analog Input Registers'.D135]" office:value-type="float" office:value="5" calcext:value-type="float">
            <text:p>5</text:p>
          </table:table-cell>
          <table:table-cell table:formula="of:=[$'Analog Input Registers'.O135]" office:value-type="float" office:value="2" calcext:value-type="float">
            <text:p>2</text:p>
          </table:table-cell>
          <table:table-cell table:formula="of:=[$'Analog Output Holding Registers'.C134]" office:value-type="string" office:string-value="AIO" calcext:value-type="string">
            <text:p>AIO</text:p>
          </table:table-cell>
          <table:table-cell table:formula="of:=[$'Analog Output Holding Registers'.D134]" office:value-type="float" office:value="1" calcext:value-type="float">
            <text:p>1</text:p>
          </table:table-cell>
          <table:table-cell table:formula="of:=[$'Analog Output Holding Registers'.P1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'Discrete Output coils'.C136]" office:value-type="float" office:value="0" calcext:value-type="float">
            <text:p>0</text:p>
          </table:table-cell>
          <table:table-cell table:formula="of:=[$'Discrete Output coils'.D136]" office:value-type="float" office:value="0" calcext:value-type="float">
            <text:p>0</text:p>
          </table:table-cell>
          <table:table-cell table:formula="of:=[$'Discrete Output coils'.O136]" office:value-type="float" office:value="0" calcext:value-type="float">
            <text:p>0</text:p>
          </table:table-cell>
          <table:table-cell table:formula="of:=[$'Discrete Input Contacts'.C136]" office:value-type="float" office:value="0" calcext:value-type="float">
            <text:p>0</text:p>
          </table:table-cell>
          <table:table-cell table:formula="of:=[$'Discrete Input Contacts'.D136]" office:value-type="float" office:value="0" calcext:value-type="float">
            <text:p>0</text:p>
          </table:table-cell>
          <table:table-cell table:formula="of:=[$'Discrete Input Contacts'.O136]" office:value-type="float" office:value="0" calcext:value-type="float">
            <text:p>0</text:p>
          </table:table-cell>
          <table:table-cell table:formula="of:=[$'Analog Input Registers'.C136]" office:value-type="string" office:string-value="AIO" calcext:value-type="string">
            <text:p>AIO</text:p>
          </table:table-cell>
          <table:table-cell table:formula="of:=[$'Analog Input Registers'.D136]" office:value-type="float" office:value="5" calcext:value-type="float">
            <text:p>5</text:p>
          </table:table-cell>
          <table:table-cell table:formula="of:=[$'Analog Input Registers'.O136]" office:value-type="float" office:value="3" calcext:value-type="float">
            <text:p>3</text:p>
          </table:table-cell>
          <table:table-cell table:formula="of:=[$'Analog Output Holding Registers'.C135]" office:value-type="string" office:string-value="AIO" calcext:value-type="string">
            <text:p>AIO</text:p>
          </table:table-cell>
          <table:table-cell table:formula="of:=[$'Analog Output Holding Registers'.D135]" office:value-type="float" office:value="1" calcext:value-type="float">
            <text:p>1</text:p>
          </table:table-cell>
          <table:table-cell table:formula="of:=[$'Analog Output Holding Registers'.P1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'Discrete Output coils'.C137]" office:value-type="float" office:value="0" calcext:value-type="float">
            <text:p>0</text:p>
          </table:table-cell>
          <table:table-cell table:formula="of:=[$'Discrete Output coils'.D137]" office:value-type="float" office:value="0" calcext:value-type="float">
            <text:p>0</text:p>
          </table:table-cell>
          <table:table-cell table:formula="of:=[$'Discrete Output coils'.O137]" office:value-type="float" office:value="0" calcext:value-type="float">
            <text:p>0</text:p>
          </table:table-cell>
          <table:table-cell table:formula="of:=[$'Discrete Input Contacts'.C137]" office:value-type="float" office:value="0" calcext:value-type="float">
            <text:p>0</text:p>
          </table:table-cell>
          <table:table-cell table:formula="of:=[$'Discrete Input Contacts'.D137]" office:value-type="float" office:value="0" calcext:value-type="float">
            <text:p>0</text:p>
          </table:table-cell>
          <table:table-cell table:formula="of:=[$'Discrete Input Contacts'.O137]" office:value-type="float" office:value="0" calcext:value-type="float">
            <text:p>0</text:p>
          </table:table-cell>
          <table:table-cell table:formula="of:=[$'Analog Input Registers'.C137]" office:value-type="string" office:string-value="AIO" calcext:value-type="string">
            <text:p>AIO</text:p>
          </table:table-cell>
          <table:table-cell table:formula="of:=[$'Analog Input Registers'.D137]" office:value-type="float" office:value="5" calcext:value-type="float">
            <text:p>5</text:p>
          </table:table-cell>
          <table:table-cell table:formula="of:=[$'Analog Input Registers'.O137]" office:value-type="float" office:value="4" calcext:value-type="float">
            <text:p>4</text:p>
          </table:table-cell>
          <table:table-cell table:formula="of:=[$'Analog Output Holding Registers'.C136]" office:value-type="string" office:string-value="AIO" calcext:value-type="string">
            <text:p>AIO</text:p>
          </table:table-cell>
          <table:table-cell table:formula="of:=[$'Analog Output Holding Registers'.D136]" office:value-type="float" office:value="1" calcext:value-type="float">
            <text:p>1</text:p>
          </table:table-cell>
          <table:table-cell table:formula="of:=[$'Analog Output Holding Registers'.P1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'Discrete Output coils'.C138]" office:value-type="float" office:value="0" calcext:value-type="float">
            <text:p>0</text:p>
          </table:table-cell>
          <table:table-cell table:formula="of:=[$'Discrete Output coils'.D138]" office:value-type="float" office:value="0" calcext:value-type="float">
            <text:p>0</text:p>
          </table:table-cell>
          <table:table-cell table:formula="of:=[$'Discrete Output coils'.O138]" office:value-type="float" office:value="0" calcext:value-type="float">
            <text:p>0</text:p>
          </table:table-cell>
          <table:table-cell table:formula="of:=[$'Discrete Input Contacts'.C138]" office:value-type="float" office:value="0" calcext:value-type="float">
            <text:p>0</text:p>
          </table:table-cell>
          <table:table-cell table:formula="of:=[$'Discrete Input Contacts'.D138]" office:value-type="float" office:value="0" calcext:value-type="float">
            <text:p>0</text:p>
          </table:table-cell>
          <table:table-cell table:formula="of:=[$'Discrete Input Contacts'.O138]" office:value-type="float" office:value="0" calcext:value-type="float">
            <text:p>0</text:p>
          </table:table-cell>
          <table:table-cell table:formula="of:=[$'Analog Input Registers'.C138]" office:value-type="string" office:string-value="AIO" calcext:value-type="string">
            <text:p>AIO</text:p>
          </table:table-cell>
          <table:table-cell table:formula="of:=[$'Analog Input Registers'.D138]" office:value-type="float" office:value="6" calcext:value-type="float">
            <text:p>6</text:p>
          </table:table-cell>
          <table:table-cell table:formula="of:=[$'Analog Input Registers'.O138]" office:value-type="float" office:value="1" calcext:value-type="float">
            <text:p>1</text:p>
          </table:table-cell>
          <table:table-cell table:formula="of:=[$'Analog Output Holding Registers'.C137]" office:value-type="string" office:string-value="AIO" calcext:value-type="string">
            <text:p>AIO</text:p>
          </table:table-cell>
          <table:table-cell table:formula="of:=[$'Analog Output Holding Registers'.D137]" office:value-type="float" office:value="2" calcext:value-type="float">
            <text:p>2</text:p>
          </table:table-cell>
          <table:table-cell table:formula="of:=[$'Analog Output Holding Registers'.P13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$'Discrete Output coils'.C139]" office:value-type="float" office:value="0" calcext:value-type="float">
            <text:p>0</text:p>
          </table:table-cell>
          <table:table-cell table:formula="of:=[$'Discrete Output coils'.D139]" office:value-type="float" office:value="0" calcext:value-type="float">
            <text:p>0</text:p>
          </table:table-cell>
          <table:table-cell table:formula="of:=[$'Discrete Output coils'.O139]" office:value-type="float" office:value="0" calcext:value-type="float">
            <text:p>0</text:p>
          </table:table-cell>
          <table:table-cell table:formula="of:=[$'Discrete Input Contacts'.C139]" office:value-type="float" office:value="0" calcext:value-type="float">
            <text:p>0</text:p>
          </table:table-cell>
          <table:table-cell table:formula="of:=[$'Discrete Input Contacts'.D139]" office:value-type="float" office:value="0" calcext:value-type="float">
            <text:p>0</text:p>
          </table:table-cell>
          <table:table-cell table:formula="of:=[$'Discrete Input Contacts'.O139]" office:value-type="float" office:value="0" calcext:value-type="float">
            <text:p>0</text:p>
          </table:table-cell>
          <table:table-cell table:formula="of:=[$'Analog Input Registers'.C139]" office:value-type="string" office:string-value="AIO" calcext:value-type="string">
            <text:p>AIO</text:p>
          </table:table-cell>
          <table:table-cell table:formula="of:=[$'Analog Input Registers'.D139]" office:value-type="float" office:value="6" calcext:value-type="float">
            <text:p>6</text:p>
          </table:table-cell>
          <table:table-cell table:formula="of:=[$'Analog Input Registers'.O139]" office:value-type="float" office:value="2" calcext:value-type="float">
            <text:p>2</text:p>
          </table:table-cell>
          <table:table-cell table:formula="of:=[$'Analog Output Holding Registers'.C138]" office:value-type="string" office:string-value="AIO" calcext:value-type="string">
            <text:p>AIO</text:p>
          </table:table-cell>
          <table:table-cell table:formula="of:=[$'Analog Output Holding Registers'.D138]" office:value-type="float" office:value="2" calcext:value-type="float">
            <text:p>2</text:p>
          </table:table-cell>
          <table:table-cell table:formula="of:=[$'Analog Output Holding Registers'.P13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'Discrete Output coils'.C140]" office:value-type="float" office:value="0" calcext:value-type="float">
            <text:p>0</text:p>
          </table:table-cell>
          <table:table-cell table:formula="of:=[$'Discrete Output coils'.D140]" office:value-type="float" office:value="0" calcext:value-type="float">
            <text:p>0</text:p>
          </table:table-cell>
          <table:table-cell table:formula="of:=[$'Discrete Output coils'.O140]" office:value-type="float" office:value="0" calcext:value-type="float">
            <text:p>0</text:p>
          </table:table-cell>
          <table:table-cell table:formula="of:=[$'Discrete Input Contacts'.C140]" office:value-type="float" office:value="0" calcext:value-type="float">
            <text:p>0</text:p>
          </table:table-cell>
          <table:table-cell table:formula="of:=[$'Discrete Input Contacts'.D140]" office:value-type="float" office:value="0" calcext:value-type="float">
            <text:p>0</text:p>
          </table:table-cell>
          <table:table-cell table:formula="of:=[$'Discrete Input Contacts'.O140]" office:value-type="float" office:value="0" calcext:value-type="float">
            <text:p>0</text:p>
          </table:table-cell>
          <table:table-cell table:formula="of:=[$'Analog Input Registers'.C140]" office:value-type="string" office:string-value="AIO" calcext:value-type="string">
            <text:p>AIO</text:p>
          </table:table-cell>
          <table:table-cell table:formula="of:=[$'Analog Input Registers'.D140]" office:value-type="float" office:value="6" calcext:value-type="float">
            <text:p>6</text:p>
          </table:table-cell>
          <table:table-cell table:formula="of:=[$'Analog Input Registers'.O140]" office:value-type="float" office:value="3" calcext:value-type="float">
            <text:p>3</text:p>
          </table:table-cell>
          <table:table-cell table:formula="of:=[$'Analog Output Holding Registers'.C139]" office:value-type="string" office:string-value="AIO" calcext:value-type="string">
            <text:p>AIO</text:p>
          </table:table-cell>
          <table:table-cell table:formula="of:=[$'Analog Output Holding Registers'.D139]" office:value-type="float" office:value="2" calcext:value-type="float">
            <text:p>2</text:p>
          </table:table-cell>
          <table:table-cell table:formula="of:=[$'Analog Output Holding Registers'.P13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'Discrete Output coils'.C141]" office:value-type="float" office:value="0" calcext:value-type="float">
            <text:p>0</text:p>
          </table:table-cell>
          <table:table-cell table:formula="of:=[$'Discrete Output coils'.D141]" office:value-type="float" office:value="0" calcext:value-type="float">
            <text:p>0</text:p>
          </table:table-cell>
          <table:table-cell table:formula="of:=[$'Discrete Output coils'.O141]" office:value-type="float" office:value="0" calcext:value-type="float">
            <text:p>0</text:p>
          </table:table-cell>
          <table:table-cell table:formula="of:=[$'Discrete Input Contacts'.C141]" office:value-type="float" office:value="0" calcext:value-type="float">
            <text:p>0</text:p>
          </table:table-cell>
          <table:table-cell table:formula="of:=[$'Discrete Input Contacts'.D141]" office:value-type="float" office:value="0" calcext:value-type="float">
            <text:p>0</text:p>
          </table:table-cell>
          <table:table-cell table:formula="of:=[$'Discrete Input Contacts'.O141]" office:value-type="float" office:value="0" calcext:value-type="float">
            <text:p>0</text:p>
          </table:table-cell>
          <table:table-cell table:formula="of:=[$'Analog Input Registers'.C141]" office:value-type="string" office:string-value="AIO" calcext:value-type="string">
            <text:p>AIO</text:p>
          </table:table-cell>
          <table:table-cell table:formula="of:=[$'Analog Input Registers'.D141]" office:value-type="float" office:value="6" calcext:value-type="float">
            <text:p>6</text:p>
          </table:table-cell>
          <table:table-cell table:formula="of:=[$'Analog Input Registers'.O141]" office:value-type="float" office:value="4" calcext:value-type="float">
            <text:p>4</text:p>
          </table:table-cell>
          <table:table-cell table:formula="of:=[$'Analog Output Holding Registers'.C140]" office:value-type="string" office:string-value="AIO" calcext:value-type="string">
            <text:p>AIO</text:p>
          </table:table-cell>
          <table:table-cell table:formula="of:=[$'Analog Output Holding Registers'.D140]" office:value-type="float" office:value="2" calcext:value-type="float">
            <text:p>2</text:p>
          </table:table-cell>
          <table:table-cell table:formula="of:=[$'Analog Output Holding Registers'.P1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'Discrete Output coils'.C142]" office:value-type="float" office:value="0" calcext:value-type="float">
            <text:p>0</text:p>
          </table:table-cell>
          <table:table-cell table:formula="of:=[$'Discrete Output coils'.D142]" office:value-type="float" office:value="0" calcext:value-type="float">
            <text:p>0</text:p>
          </table:table-cell>
          <table:table-cell table:formula="of:=[$'Discrete Output coils'.O142]" office:value-type="float" office:value="0" calcext:value-type="float">
            <text:p>0</text:p>
          </table:table-cell>
          <table:table-cell table:formula="of:=[$'Discrete Input Contacts'.C142]" office:value-type="float" office:value="0" calcext:value-type="float">
            <text:p>0</text:p>
          </table:table-cell>
          <table:table-cell table:formula="of:=[$'Discrete Input Contacts'.D142]" office:value-type="float" office:value="0" calcext:value-type="float">
            <text:p>0</text:p>
          </table:table-cell>
          <table:table-cell table:formula="of:=[$'Discrete Input Contacts'.O142]" office:value-type="float" office:value="0" calcext:value-type="float">
            <text:p>0</text:p>
          </table:table-cell>
          <table:table-cell table:formula="of:=[$'Analog Input Registers'.C142]" office:value-type="string" office:string-value="AIO" calcext:value-type="string">
            <text:p>AIO</text:p>
          </table:table-cell>
          <table:table-cell table:formula="of:=[$'Analog Input Registers'.D142]" office:value-type="float" office:value="7" calcext:value-type="float">
            <text:p>7</text:p>
          </table:table-cell>
          <table:table-cell table:formula="of:=[$'Analog Input Registers'.O142]" office:value-type="float" office:value="1" calcext:value-type="float">
            <text:p>1</text:p>
          </table:table-cell>
          <table:table-cell table:formula="of:=[$'Analog Output Holding Registers'.C141]" office:value-type="string" office:string-value="AIO" calcext:value-type="string">
            <text:p>AIO</text:p>
          </table:table-cell>
          <table:table-cell table:formula="of:=[$'Analog Output Holding Registers'.D141]" office:value-type="float" office:value="3" calcext:value-type="float">
            <text:p>3</text:p>
          </table:table-cell>
          <table:table-cell table:formula="of:=[$'Analog Output Holding Registers'.P1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'Discrete Output coils'.C143]" office:value-type="float" office:value="0" calcext:value-type="float">
            <text:p>0</text:p>
          </table:table-cell>
          <table:table-cell table:formula="of:=[$'Discrete Output coils'.D143]" office:value-type="float" office:value="0" calcext:value-type="float">
            <text:p>0</text:p>
          </table:table-cell>
          <table:table-cell table:formula="of:=[$'Discrete Output coils'.O143]" office:value-type="float" office:value="0" calcext:value-type="float">
            <text:p>0</text:p>
          </table:table-cell>
          <table:table-cell table:formula="of:=[$'Discrete Input Contacts'.C143]" office:value-type="float" office:value="0" calcext:value-type="float">
            <text:p>0</text:p>
          </table:table-cell>
          <table:table-cell table:formula="of:=[$'Discrete Input Contacts'.D143]" office:value-type="float" office:value="0" calcext:value-type="float">
            <text:p>0</text:p>
          </table:table-cell>
          <table:table-cell table:formula="of:=[$'Discrete Input Contacts'.O143]" office:value-type="float" office:value="0" calcext:value-type="float">
            <text:p>0</text:p>
          </table:table-cell>
          <table:table-cell table:formula="of:=[$'Analog Input Registers'.C143]" office:value-type="string" office:string-value="AIO" calcext:value-type="string">
            <text:p>AIO</text:p>
          </table:table-cell>
          <table:table-cell table:formula="of:=[$'Analog Input Registers'.D143]" office:value-type="float" office:value="7" calcext:value-type="float">
            <text:p>7</text:p>
          </table:table-cell>
          <table:table-cell table:formula="of:=[$'Analog Input Registers'.O143]" office:value-type="float" office:value="2" calcext:value-type="float">
            <text:p>2</text:p>
          </table:table-cell>
          <table:table-cell table:formula="of:=[$'Analog Output Holding Registers'.C142]" office:value-type="string" office:string-value="AIO" calcext:value-type="string">
            <text:p>AIO</text:p>
          </table:table-cell>
          <table:table-cell table:formula="of:=[$'Analog Output Holding Registers'.D142]" office:value-type="float" office:value="3" calcext:value-type="float">
            <text:p>3</text:p>
          </table:table-cell>
          <table:table-cell table:formula="of:=[$'Analog Output Holding Registers'.P1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'Discrete Output coils'.C144]" office:value-type="float" office:value="0" calcext:value-type="float">
            <text:p>0</text:p>
          </table:table-cell>
          <table:table-cell table:formula="of:=[$'Discrete Output coils'.D144]" office:value-type="float" office:value="0" calcext:value-type="float">
            <text:p>0</text:p>
          </table:table-cell>
          <table:table-cell table:formula="of:=[$'Discrete Output coils'.O144]" office:value-type="float" office:value="0" calcext:value-type="float">
            <text:p>0</text:p>
          </table:table-cell>
          <table:table-cell table:formula="of:=[$'Discrete Input Contacts'.C144]" office:value-type="float" office:value="0" calcext:value-type="float">
            <text:p>0</text:p>
          </table:table-cell>
          <table:table-cell table:formula="of:=[$'Discrete Input Contacts'.D144]" office:value-type="float" office:value="0" calcext:value-type="float">
            <text:p>0</text:p>
          </table:table-cell>
          <table:table-cell table:formula="of:=[$'Discrete Input Contacts'.O144]" office:value-type="float" office:value="0" calcext:value-type="float">
            <text:p>0</text:p>
          </table:table-cell>
          <table:table-cell table:formula="of:=[$'Analog Input Registers'.C144]" office:value-type="string" office:string-value="AIO" calcext:value-type="string">
            <text:p>AIO</text:p>
          </table:table-cell>
          <table:table-cell table:formula="of:=[$'Analog Input Registers'.D144]" office:value-type="float" office:value="7" calcext:value-type="float">
            <text:p>7</text:p>
          </table:table-cell>
          <table:table-cell table:formula="of:=[$'Analog Input Registers'.O144]" office:value-type="float" office:value="3" calcext:value-type="float">
            <text:p>3</text:p>
          </table:table-cell>
          <table:table-cell table:formula="of:=[$'Analog Output Holding Registers'.C143]" office:value-type="string" office:string-value="AIO" calcext:value-type="string">
            <text:p>AIO</text:p>
          </table:table-cell>
          <table:table-cell table:formula="of:=[$'Analog Output Holding Registers'.D143]" office:value-type="float" office:value="3" calcext:value-type="float">
            <text:p>3</text:p>
          </table:table-cell>
          <table:table-cell table:formula="of:=[$'Analog Output Holding Registers'.P14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'Discrete Output coils'.C145]" office:value-type="float" office:value="0" calcext:value-type="float">
            <text:p>0</text:p>
          </table:table-cell>
          <table:table-cell table:formula="of:=[$'Discrete Output coils'.D145]" office:value-type="float" office:value="0" calcext:value-type="float">
            <text:p>0</text:p>
          </table:table-cell>
          <table:table-cell table:formula="of:=[$'Discrete Output coils'.O145]" office:value-type="float" office:value="0" calcext:value-type="float">
            <text:p>0</text:p>
          </table:table-cell>
          <table:table-cell table:formula="of:=[$'Discrete Input Contacts'.C145]" office:value-type="float" office:value="0" calcext:value-type="float">
            <text:p>0</text:p>
          </table:table-cell>
          <table:table-cell table:formula="of:=[$'Discrete Input Contacts'.D145]" office:value-type="float" office:value="0" calcext:value-type="float">
            <text:p>0</text:p>
          </table:table-cell>
          <table:table-cell table:formula="of:=[$'Discrete Input Contacts'.O145]" office:value-type="float" office:value="0" calcext:value-type="float">
            <text:p>0</text:p>
          </table:table-cell>
          <table:table-cell table:formula="of:=[$'Analog Input Registers'.C145]" office:value-type="string" office:string-value="AIO" calcext:value-type="string">
            <text:p>AIO</text:p>
          </table:table-cell>
          <table:table-cell table:formula="of:=[$'Analog Input Registers'.D145]" office:value-type="float" office:value="7" calcext:value-type="float">
            <text:p>7</text:p>
          </table:table-cell>
          <table:table-cell table:formula="of:=[$'Analog Input Registers'.O145]" office:value-type="float" office:value="4" calcext:value-type="float">
            <text:p>4</text:p>
          </table:table-cell>
          <table:table-cell table:formula="of:=[$'Analog Output Holding Registers'.C144]" office:value-type="string" office:string-value="AIO" calcext:value-type="string">
            <text:p>AIO</text:p>
          </table:table-cell>
          <table:table-cell table:formula="of:=[$'Analog Output Holding Registers'.D144]" office:value-type="float" office:value="3" calcext:value-type="float">
            <text:p>3</text:p>
          </table:table-cell>
          <table:table-cell table:formula="of:=[$'Analog Output Holding Registers'.P14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'Discrete Output coils'.C146]" office:value-type="float" office:value="0" calcext:value-type="float">
            <text:p>0</text:p>
          </table:table-cell>
          <table:table-cell table:formula="of:=[$'Discrete Output coils'.D146]" office:value-type="float" office:value="0" calcext:value-type="float">
            <text:p>0</text:p>
          </table:table-cell>
          <table:table-cell table:formula="of:=[$'Discrete Output coils'.O146]" office:value-type="float" office:value="0" calcext:value-type="float">
            <text:p>0</text:p>
          </table:table-cell>
          <table:table-cell table:formula="of:=[$'Discrete Input Contacts'.C146]" office:value-type="float" office:value="0" calcext:value-type="float">
            <text:p>0</text:p>
          </table:table-cell>
          <table:table-cell table:formula="of:=[$'Discrete Input Contacts'.D146]" office:value-type="float" office:value="0" calcext:value-type="float">
            <text:p>0</text:p>
          </table:table-cell>
          <table:table-cell table:formula="of:=[$'Discrete Input Contacts'.O146]" office:value-type="float" office:value="0" calcext:value-type="float">
            <text:p>0</text:p>
          </table:table-cell>
          <table:table-cell table:formula="of:=[$'Analog Input Registers'.C146]" office:value-type="string" office:string-value="AIO" calcext:value-type="string">
            <text:p>AIO</text:p>
          </table:table-cell>
          <table:table-cell table:formula="of:=[$'Analog Input Registers'.D146]" office:value-type="float" office:value="1" calcext:value-type="float">
            <text:p>1</text:p>
          </table:table-cell>
          <table:table-cell table:formula="of:=[$'Analog Input Registers'.O146]" office:value-type="float" office:value="9" calcext:value-type="float">
            <text:p>9</text:p>
          </table:table-cell>
          <table:table-cell table:formula="of:=[$'Analog Output Holding Registers'.C145]" office:value-type="string" office:string-value="AIO" calcext:value-type="string">
            <text:p>AIO</text:p>
          </table:table-cell>
          <table:table-cell table:formula="of:=[$'Analog Output Holding Registers'.D145]" office:value-type="float" office:value="4" calcext:value-type="float">
            <text:p>4</text:p>
          </table:table-cell>
          <table:table-cell table:formula="of:=[$'Analog Output Holding Registers'.P14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'Discrete Output coils'.C147]" office:value-type="float" office:value="0" calcext:value-type="float">
            <text:p>0</text:p>
          </table:table-cell>
          <table:table-cell table:formula="of:=[$'Discrete Output coils'.D147]" office:value-type="float" office:value="0" calcext:value-type="float">
            <text:p>0</text:p>
          </table:table-cell>
          <table:table-cell table:formula="of:=[$'Discrete Output coils'.O147]" office:value-type="float" office:value="0" calcext:value-type="float">
            <text:p>0</text:p>
          </table:table-cell>
          <table:table-cell table:formula="of:=[$'Discrete Input Contacts'.C147]" office:value-type="float" office:value="0" calcext:value-type="float">
            <text:p>0</text:p>
          </table:table-cell>
          <table:table-cell table:formula="of:=[$'Discrete Input Contacts'.D147]" office:value-type="float" office:value="0" calcext:value-type="float">
            <text:p>0</text:p>
          </table:table-cell>
          <table:table-cell table:formula="of:=[$'Discrete Input Contacts'.O147]" office:value-type="float" office:value="0" calcext:value-type="float">
            <text:p>0</text:p>
          </table:table-cell>
          <table:table-cell table:formula="of:=[$'Analog Input Registers'.C147]" office:value-type="string" office:string-value="AIO" calcext:value-type="string">
            <text:p>AIO</text:p>
          </table:table-cell>
          <table:table-cell table:formula="of:=[$'Analog Input Registers'.D147]" office:value-type="float" office:value="1" calcext:value-type="float">
            <text:p>1</text:p>
          </table:table-cell>
          <table:table-cell table:formula="of:=[$'Analog Input Registers'.O147]" office:value-type="float" office:value="10" calcext:value-type="float">
            <text:p>10</text:p>
          </table:table-cell>
          <table:table-cell table:formula="of:=[$'Analog Output Holding Registers'.C146]" office:value-type="string" office:string-value="AIO" calcext:value-type="string">
            <text:p>AIO</text:p>
          </table:table-cell>
          <table:table-cell table:formula="of:=[$'Analog Output Holding Registers'.D146]" office:value-type="float" office:value="4" calcext:value-type="float">
            <text:p>4</text:p>
          </table:table-cell>
          <table:table-cell table:formula="of:=[$'Analog Output Holding Registers'.P1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'Discrete Output coils'.C148]" office:value-type="float" office:value="0" calcext:value-type="float">
            <text:p>0</text:p>
          </table:table-cell>
          <table:table-cell table:formula="of:=[$'Discrete Output coils'.D148]" office:value-type="float" office:value="0" calcext:value-type="float">
            <text:p>0</text:p>
          </table:table-cell>
          <table:table-cell table:formula="of:=[$'Discrete Output coils'.O148]" office:value-type="float" office:value="0" calcext:value-type="float">
            <text:p>0</text:p>
          </table:table-cell>
          <table:table-cell table:formula="of:=[$'Discrete Input Contacts'.C148]" office:value-type="float" office:value="0" calcext:value-type="float">
            <text:p>0</text:p>
          </table:table-cell>
          <table:table-cell table:formula="of:=[$'Discrete Input Contacts'.D148]" office:value-type="float" office:value="0" calcext:value-type="float">
            <text:p>0</text:p>
          </table:table-cell>
          <table:table-cell table:formula="of:=[$'Discrete Input Contacts'.O148]" office:value-type="float" office:value="0" calcext:value-type="float">
            <text:p>0</text:p>
          </table:table-cell>
          <table:table-cell table:formula="of:=[$'Analog Input Registers'.C148]" office:value-type="string" office:string-value="AIO" calcext:value-type="string">
            <text:p>AIO</text:p>
          </table:table-cell>
          <table:table-cell table:formula="of:=[$'Analog Input Registers'.D148]" office:value-type="float" office:value="1" calcext:value-type="float">
            <text:p>1</text:p>
          </table:table-cell>
          <table:table-cell table:formula="of:=[$'Analog Input Registers'.O148]" office:value-type="float" office:value="11" calcext:value-type="float">
            <text:p>11</text:p>
          </table:table-cell>
          <table:table-cell table:formula="of:=[$'Analog Output Holding Registers'.C147]" office:value-type="string" office:string-value="AIO" calcext:value-type="string">
            <text:p>AIO</text:p>
          </table:table-cell>
          <table:table-cell table:formula="of:=[$'Analog Output Holding Registers'.D147]" office:value-type="float" office:value="4" calcext:value-type="float">
            <text:p>4</text:p>
          </table:table-cell>
          <table:table-cell table:formula="of:=[$'Analog Output Holding Registers'.P14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'Discrete Output coils'.C149]" office:value-type="float" office:value="0" calcext:value-type="float">
            <text:p>0</text:p>
          </table:table-cell>
          <table:table-cell table:formula="of:=[$'Discrete Output coils'.D149]" office:value-type="float" office:value="0" calcext:value-type="float">
            <text:p>0</text:p>
          </table:table-cell>
          <table:table-cell table:formula="of:=[$'Discrete Output coils'.O149]" office:value-type="float" office:value="0" calcext:value-type="float">
            <text:p>0</text:p>
          </table:table-cell>
          <table:table-cell table:formula="of:=[$'Discrete Input Contacts'.C149]" office:value-type="float" office:value="0" calcext:value-type="float">
            <text:p>0</text:p>
          </table:table-cell>
          <table:table-cell table:formula="of:=[$'Discrete Input Contacts'.D149]" office:value-type="float" office:value="0" calcext:value-type="float">
            <text:p>0</text:p>
          </table:table-cell>
          <table:table-cell table:formula="of:=[$'Discrete Input Contacts'.O149]" office:value-type="float" office:value="0" calcext:value-type="float">
            <text:p>0</text:p>
          </table:table-cell>
          <table:table-cell table:formula="of:=[$'Analog Input Registers'.C149]" office:value-type="string" office:string-value="AIO" calcext:value-type="string">
            <text:p>AIO</text:p>
          </table:table-cell>
          <table:table-cell table:formula="of:=[$'Analog Input Registers'.D149]" office:value-type="float" office:value="1" calcext:value-type="float">
            <text:p>1</text:p>
          </table:table-cell>
          <table:table-cell table:formula="of:=[$'Analog Input Registers'.O149]" office:value-type="float" office:value="12" calcext:value-type="float">
            <text:p>12</text:p>
          </table:table-cell>
          <table:table-cell table:formula="of:=[$'Analog Output Holding Registers'.C148]" office:value-type="string" office:string-value="AIO" calcext:value-type="string">
            <text:p>AIO</text:p>
          </table:table-cell>
          <table:table-cell table:formula="of:=[$'Analog Output Holding Registers'.D148]" office:value-type="float" office:value="4" calcext:value-type="float">
            <text:p>4</text:p>
          </table:table-cell>
          <table:table-cell table:formula="of:=[$'Analog Output Holding Registers'.P14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'Discrete Output coils'.C150]" office:value-type="float" office:value="0" calcext:value-type="float">
            <text:p>0</text:p>
          </table:table-cell>
          <table:table-cell table:formula="of:=[$'Discrete Output coils'.D150]" office:value-type="float" office:value="0" calcext:value-type="float">
            <text:p>0</text:p>
          </table:table-cell>
          <table:table-cell table:formula="of:=[$'Discrete Output coils'.O150]" office:value-type="float" office:value="0" calcext:value-type="float">
            <text:p>0</text:p>
          </table:table-cell>
          <table:table-cell table:formula="of:=[$'Discrete Input Contacts'.C150]" office:value-type="float" office:value="0" calcext:value-type="float">
            <text:p>0</text:p>
          </table:table-cell>
          <table:table-cell table:formula="of:=[$'Discrete Input Contacts'.D150]" office:value-type="float" office:value="0" calcext:value-type="float">
            <text:p>0</text:p>
          </table:table-cell>
          <table:table-cell table:formula="of:=[$'Discrete Input Contacts'.O150]" office:value-type="float" office:value="0" calcext:value-type="float">
            <text:p>0</text:p>
          </table:table-cell>
          <table:table-cell table:formula="of:=[$'Analog Input Registers'.C150]" office:value-type="string" office:string-value="AIO" calcext:value-type="string">
            <text:p>AIO</text:p>
          </table:table-cell>
          <table:table-cell table:formula="of:=[$'Analog Input Registers'.D150]" office:value-type="float" office:value="2" calcext:value-type="float">
            <text:p>2</text:p>
          </table:table-cell>
          <table:table-cell table:formula="of:=[$'Analog Input Registers'.O150]" office:value-type="float" office:value="9" calcext:value-type="float">
            <text:p>9</text:p>
          </table:table-cell>
          <table:table-cell table:formula="of:=[$'Analog Output Holding Registers'.C149]" office:value-type="string" office:string-value="AIO" calcext:value-type="string">
            <text:p>AIO</text:p>
          </table:table-cell>
          <table:table-cell table:formula="of:=[$'Analog Output Holding Registers'.D149]" office:value-type="float" office:value="5" calcext:value-type="float">
            <text:p>5</text:p>
          </table:table-cell>
          <table:table-cell table:formula="of:=[$'Analog Output Holding Registers'.P14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'Discrete Output coils'.C151]" office:value-type="float" office:value="0" calcext:value-type="float">
            <text:p>0</text:p>
          </table:table-cell>
          <table:table-cell table:formula="of:=[$'Discrete Output coils'.D151]" office:value-type="float" office:value="0" calcext:value-type="float">
            <text:p>0</text:p>
          </table:table-cell>
          <table:table-cell table:formula="of:=[$'Discrete Output coils'.O151]" office:value-type="float" office:value="0" calcext:value-type="float">
            <text:p>0</text:p>
          </table:table-cell>
          <table:table-cell table:formula="of:=[$'Discrete Input Contacts'.C151]" office:value-type="float" office:value="0" calcext:value-type="float">
            <text:p>0</text:p>
          </table:table-cell>
          <table:table-cell table:formula="of:=[$'Discrete Input Contacts'.D151]" office:value-type="float" office:value="0" calcext:value-type="float">
            <text:p>0</text:p>
          </table:table-cell>
          <table:table-cell table:formula="of:=[$'Discrete Input Contacts'.O151]" office:value-type="float" office:value="0" calcext:value-type="float">
            <text:p>0</text:p>
          </table:table-cell>
          <table:table-cell table:formula="of:=[$'Analog Input Registers'.C151]" office:value-type="string" office:string-value="AIO" calcext:value-type="string">
            <text:p>AIO</text:p>
          </table:table-cell>
          <table:table-cell table:formula="of:=[$'Analog Input Registers'.D151]" office:value-type="float" office:value="2" calcext:value-type="float">
            <text:p>2</text:p>
          </table:table-cell>
          <table:table-cell table:formula="of:=[$'Analog Input Registers'.O151]" office:value-type="float" office:value="10" calcext:value-type="float">
            <text:p>10</text:p>
          </table:table-cell>
          <table:table-cell table:formula="of:=[$'Analog Output Holding Registers'.C150]" office:value-type="string" office:string-value="AIO" calcext:value-type="string">
            <text:p>AIO</text:p>
          </table:table-cell>
          <table:table-cell table:formula="of:=[$'Analog Output Holding Registers'.D150]" office:value-type="float" office:value="5" calcext:value-type="float">
            <text:p>5</text:p>
          </table:table-cell>
          <table:table-cell table:formula="of:=[$'Analog Output Holding Registers'.P15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'Discrete Output coils'.C152]" office:value-type="float" office:value="0" calcext:value-type="float">
            <text:p>0</text:p>
          </table:table-cell>
          <table:table-cell table:formula="of:=[$'Discrete Output coils'.D152]" office:value-type="float" office:value="0" calcext:value-type="float">
            <text:p>0</text:p>
          </table:table-cell>
          <table:table-cell table:formula="of:=[$'Discrete Output coils'.O152]" office:value-type="float" office:value="0" calcext:value-type="float">
            <text:p>0</text:p>
          </table:table-cell>
          <table:table-cell table:formula="of:=[$'Discrete Input Contacts'.C152]" office:value-type="float" office:value="0" calcext:value-type="float">
            <text:p>0</text:p>
          </table:table-cell>
          <table:table-cell table:formula="of:=[$'Discrete Input Contacts'.D152]" office:value-type="float" office:value="0" calcext:value-type="float">
            <text:p>0</text:p>
          </table:table-cell>
          <table:table-cell table:formula="of:=[$'Discrete Input Contacts'.O152]" office:value-type="float" office:value="0" calcext:value-type="float">
            <text:p>0</text:p>
          </table:table-cell>
          <table:table-cell table:formula="of:=[$'Analog Input Registers'.C152]" office:value-type="string" office:string-value="AIO" calcext:value-type="string">
            <text:p>AIO</text:p>
          </table:table-cell>
          <table:table-cell table:formula="of:=[$'Analog Input Registers'.D152]" office:value-type="float" office:value="2" calcext:value-type="float">
            <text:p>2</text:p>
          </table:table-cell>
          <table:table-cell table:formula="of:=[$'Analog Input Registers'.O152]" office:value-type="float" office:value="11" calcext:value-type="float">
            <text:p>11</text:p>
          </table:table-cell>
          <table:table-cell table:formula="of:=[$'Analog Output Holding Registers'.C151]" office:value-type="string" office:string-value="AIO" calcext:value-type="string">
            <text:p>AIO</text:p>
          </table:table-cell>
          <table:table-cell table:formula="of:=[$'Analog Output Holding Registers'.D151]" office:value-type="float" office:value="5" calcext:value-type="float">
            <text:p>5</text:p>
          </table:table-cell>
          <table:table-cell table:formula="of:=[$'Analog Output Holding Registers'.P15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'Discrete Output coils'.C153]" office:value-type="float" office:value="0" calcext:value-type="float">
            <text:p>0</text:p>
          </table:table-cell>
          <table:table-cell table:formula="of:=[$'Discrete Output coils'.D153]" office:value-type="float" office:value="0" calcext:value-type="float">
            <text:p>0</text:p>
          </table:table-cell>
          <table:table-cell table:formula="of:=[$'Discrete Output coils'.O153]" office:value-type="float" office:value="0" calcext:value-type="float">
            <text:p>0</text:p>
          </table:table-cell>
          <table:table-cell table:formula="of:=[$'Discrete Input Contacts'.C153]" office:value-type="float" office:value="0" calcext:value-type="float">
            <text:p>0</text:p>
          </table:table-cell>
          <table:table-cell table:formula="of:=[$'Discrete Input Contacts'.D153]" office:value-type="float" office:value="0" calcext:value-type="float">
            <text:p>0</text:p>
          </table:table-cell>
          <table:table-cell table:formula="of:=[$'Discrete Input Contacts'.O153]" office:value-type="float" office:value="0" calcext:value-type="float">
            <text:p>0</text:p>
          </table:table-cell>
          <table:table-cell table:formula="of:=[$'Analog Input Registers'.C153]" office:value-type="string" office:string-value="AIO" calcext:value-type="string">
            <text:p>AIO</text:p>
          </table:table-cell>
          <table:table-cell table:formula="of:=[$'Analog Input Registers'.D153]" office:value-type="float" office:value="2" calcext:value-type="float">
            <text:p>2</text:p>
          </table:table-cell>
          <table:table-cell table:formula="of:=[$'Analog Input Registers'.O153]" office:value-type="float" office:value="12" calcext:value-type="float">
            <text:p>12</text:p>
          </table:table-cell>
          <table:table-cell table:formula="of:=[$'Analog Output Holding Registers'.C152]" office:value-type="string" office:string-value="AIO" calcext:value-type="string">
            <text:p>AIO</text:p>
          </table:table-cell>
          <table:table-cell table:formula="of:=[$'Analog Output Holding Registers'.D152]" office:value-type="float" office:value="5" calcext:value-type="float">
            <text:p>5</text:p>
          </table:table-cell>
          <table:table-cell table:formula="of:=[$'Analog Output Holding Registers'.P15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$'Discrete Output coils'.C154]" office:value-type="float" office:value="0" calcext:value-type="float">
            <text:p>0</text:p>
          </table:table-cell>
          <table:table-cell table:formula="of:=[$'Discrete Output coils'.D154]" office:value-type="float" office:value="0" calcext:value-type="float">
            <text:p>0</text:p>
          </table:table-cell>
          <table:table-cell table:formula="of:=[$'Discrete Output coils'.O154]" office:value-type="float" office:value="0" calcext:value-type="float">
            <text:p>0</text:p>
          </table:table-cell>
          <table:table-cell table:formula="of:=[$'Discrete Input Contacts'.C154]" office:value-type="float" office:value="0" calcext:value-type="float">
            <text:p>0</text:p>
          </table:table-cell>
          <table:table-cell table:formula="of:=[$'Discrete Input Contacts'.D154]" office:value-type="float" office:value="0" calcext:value-type="float">
            <text:p>0</text:p>
          </table:table-cell>
          <table:table-cell table:formula="of:=[$'Discrete Input Contacts'.O154]" office:value-type="float" office:value="0" calcext:value-type="float">
            <text:p>0</text:p>
          </table:table-cell>
          <table:table-cell table:formula="of:=[$'Analog Input Registers'.C154]" office:value-type="string" office:string-value="AIO" calcext:value-type="string">
            <text:p>AIO</text:p>
          </table:table-cell>
          <table:table-cell table:formula="of:=[$'Analog Input Registers'.D154]" office:value-type="float" office:value="3" calcext:value-type="float">
            <text:p>3</text:p>
          </table:table-cell>
          <table:table-cell table:formula="of:=[$'Analog Input Registers'.O154]" office:value-type="float" office:value="9" calcext:value-type="float">
            <text:p>9</text:p>
          </table:table-cell>
          <table:table-cell table:formula="of:=[$'Analog Output Holding Registers'.C153]" office:value-type="string" office:string-value="AIO" calcext:value-type="string">
            <text:p>AIO</text:p>
          </table:table-cell>
          <table:table-cell table:formula="of:=[$'Analog Output Holding Registers'.D153]" office:value-type="float" office:value="6" calcext:value-type="float">
            <text:p>6</text:p>
          </table:table-cell>
          <table:table-cell table:formula="of:=[$'Analog Output Holding Registers'.P15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$'Discrete Output coils'.C155]" office:value-type="float" office:value="0" calcext:value-type="float">
            <text:p>0</text:p>
          </table:table-cell>
          <table:table-cell table:formula="of:=[$'Discrete Output coils'.D155]" office:value-type="float" office:value="0" calcext:value-type="float">
            <text:p>0</text:p>
          </table:table-cell>
          <table:table-cell table:formula="of:=[$'Discrete Output coils'.O155]" office:value-type="float" office:value="0" calcext:value-type="float">
            <text:p>0</text:p>
          </table:table-cell>
          <table:table-cell table:formula="of:=[$'Discrete Input Contacts'.C155]" office:value-type="float" office:value="0" calcext:value-type="float">
            <text:p>0</text:p>
          </table:table-cell>
          <table:table-cell table:formula="of:=[$'Discrete Input Contacts'.D155]" office:value-type="float" office:value="0" calcext:value-type="float">
            <text:p>0</text:p>
          </table:table-cell>
          <table:table-cell table:formula="of:=[$'Discrete Input Contacts'.O155]" office:value-type="float" office:value="0" calcext:value-type="float">
            <text:p>0</text:p>
          </table:table-cell>
          <table:table-cell table:formula="of:=[$'Analog Input Registers'.C155]" office:value-type="string" office:string-value="AIO" calcext:value-type="string">
            <text:p>AIO</text:p>
          </table:table-cell>
          <table:table-cell table:formula="of:=[$'Analog Input Registers'.D155]" office:value-type="float" office:value="3" calcext:value-type="float">
            <text:p>3</text:p>
          </table:table-cell>
          <table:table-cell table:formula="of:=[$'Analog Input Registers'.O155]" office:value-type="float" office:value="10" calcext:value-type="float">
            <text:p>10</text:p>
          </table:table-cell>
          <table:table-cell table:formula="of:=[$'Analog Output Holding Registers'.C154]" office:value-type="string" office:string-value="AIO" calcext:value-type="string">
            <text:p>AIO</text:p>
          </table:table-cell>
          <table:table-cell table:formula="of:=[$'Analog Output Holding Registers'.D154]" office:value-type="float" office:value="6" calcext:value-type="float">
            <text:p>6</text:p>
          </table:table-cell>
          <table:table-cell table:formula="of:=[$'Analog Output Holding Registers'.P15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$'Discrete Output coils'.C156]" office:value-type="float" office:value="0" calcext:value-type="float">
            <text:p>0</text:p>
          </table:table-cell>
          <table:table-cell table:formula="of:=[$'Discrete Output coils'.D156]" office:value-type="float" office:value="0" calcext:value-type="float">
            <text:p>0</text:p>
          </table:table-cell>
          <table:table-cell table:formula="of:=[$'Discrete Output coils'.O156]" office:value-type="float" office:value="0" calcext:value-type="float">
            <text:p>0</text:p>
          </table:table-cell>
          <table:table-cell table:formula="of:=[$'Discrete Input Contacts'.C156]" office:value-type="float" office:value="0" calcext:value-type="float">
            <text:p>0</text:p>
          </table:table-cell>
          <table:table-cell table:formula="of:=[$'Discrete Input Contacts'.D156]" office:value-type="float" office:value="0" calcext:value-type="float">
            <text:p>0</text:p>
          </table:table-cell>
          <table:table-cell table:formula="of:=[$'Discrete Input Contacts'.O156]" office:value-type="float" office:value="0" calcext:value-type="float">
            <text:p>0</text:p>
          </table:table-cell>
          <table:table-cell table:formula="of:=[$'Analog Input Registers'.C156]" office:value-type="string" office:string-value="AIO" calcext:value-type="string">
            <text:p>AIO</text:p>
          </table:table-cell>
          <table:table-cell table:formula="of:=[$'Analog Input Registers'.D156]" office:value-type="float" office:value="3" calcext:value-type="float">
            <text:p>3</text:p>
          </table:table-cell>
          <table:table-cell table:formula="of:=[$'Analog Input Registers'.O156]" office:value-type="float" office:value="11" calcext:value-type="float">
            <text:p>11</text:p>
          </table:table-cell>
          <table:table-cell table:formula="of:=[$'Analog Output Holding Registers'.C155]" office:value-type="string" office:string-value="AIO" calcext:value-type="string">
            <text:p>AIO</text:p>
          </table:table-cell>
          <table:table-cell table:formula="of:=[$'Analog Output Holding Registers'.D155]" office:value-type="float" office:value="6" calcext:value-type="float">
            <text:p>6</text:p>
          </table:table-cell>
          <table:table-cell table:formula="of:=[$'Analog Output Holding Registers'.P15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$'Discrete Output coils'.C157]" office:value-type="float" office:value="0" calcext:value-type="float">
            <text:p>0</text:p>
          </table:table-cell>
          <table:table-cell table:formula="of:=[$'Discrete Output coils'.D157]" office:value-type="float" office:value="0" calcext:value-type="float">
            <text:p>0</text:p>
          </table:table-cell>
          <table:table-cell table:formula="of:=[$'Discrete Output coils'.O157]" office:value-type="float" office:value="0" calcext:value-type="float">
            <text:p>0</text:p>
          </table:table-cell>
          <table:table-cell table:formula="of:=[$'Discrete Input Contacts'.C157]" office:value-type="float" office:value="0" calcext:value-type="float">
            <text:p>0</text:p>
          </table:table-cell>
          <table:table-cell table:formula="of:=[$'Discrete Input Contacts'.D157]" office:value-type="float" office:value="0" calcext:value-type="float">
            <text:p>0</text:p>
          </table:table-cell>
          <table:table-cell table:formula="of:=[$'Discrete Input Contacts'.O157]" office:value-type="float" office:value="0" calcext:value-type="float">
            <text:p>0</text:p>
          </table:table-cell>
          <table:table-cell table:formula="of:=[$'Analog Input Registers'.C157]" office:value-type="string" office:string-value="AIO" calcext:value-type="string">
            <text:p>AIO</text:p>
          </table:table-cell>
          <table:table-cell table:formula="of:=[$'Analog Input Registers'.D157]" office:value-type="float" office:value="3" calcext:value-type="float">
            <text:p>3</text:p>
          </table:table-cell>
          <table:table-cell table:formula="of:=[$'Analog Input Registers'.O157]" office:value-type="float" office:value="12" calcext:value-type="float">
            <text:p>12</text:p>
          </table:table-cell>
          <table:table-cell table:formula="of:=[$'Analog Output Holding Registers'.C156]" office:value-type="string" office:string-value="AIO" calcext:value-type="string">
            <text:p>AIO</text:p>
          </table:table-cell>
          <table:table-cell table:formula="of:=[$'Analog Output Holding Registers'.D156]" office:value-type="float" office:value="6" calcext:value-type="float">
            <text:p>6</text:p>
          </table:table-cell>
          <table:table-cell table:formula="of:=[$'Analog Output Holding Registers'.P15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$'Discrete Output coils'.C158]" office:value-type="float" office:value="0" calcext:value-type="float">
            <text:p>0</text:p>
          </table:table-cell>
          <table:table-cell table:formula="of:=[$'Discrete Output coils'.D158]" office:value-type="float" office:value="0" calcext:value-type="float">
            <text:p>0</text:p>
          </table:table-cell>
          <table:table-cell table:formula="of:=[$'Discrete Output coils'.O158]" office:value-type="float" office:value="0" calcext:value-type="float">
            <text:p>0</text:p>
          </table:table-cell>
          <table:table-cell table:formula="of:=[$'Discrete Input Contacts'.C158]" office:value-type="float" office:value="0" calcext:value-type="float">
            <text:p>0</text:p>
          </table:table-cell>
          <table:table-cell table:formula="of:=[$'Discrete Input Contacts'.D158]" office:value-type="float" office:value="0" calcext:value-type="float">
            <text:p>0</text:p>
          </table:table-cell>
          <table:table-cell table:formula="of:=[$'Discrete Input Contacts'.O158]" office:value-type="float" office:value="0" calcext:value-type="float">
            <text:p>0</text:p>
          </table:table-cell>
          <table:table-cell table:formula="of:=[$'Analog Input Registers'.C158]" office:value-type="string" office:string-value="AIO" calcext:value-type="string">
            <text:p>AIO</text:p>
          </table:table-cell>
          <table:table-cell table:formula="of:=[$'Analog Input Registers'.D158]" office:value-type="float" office:value="4" calcext:value-type="float">
            <text:p>4</text:p>
          </table:table-cell>
          <table:table-cell table:formula="of:=[$'Analog Input Registers'.O158]" office:value-type="float" office:value="9" calcext:value-type="float">
            <text:p>9</text:p>
          </table:table-cell>
          <table:table-cell table:formula="of:=[$'Analog Output Holding Registers'.C157]" office:value-type="string" office:string-value="AIO" calcext:value-type="string">
            <text:p>AIO</text:p>
          </table:table-cell>
          <table:table-cell table:formula="of:=[$'Analog Output Holding Registers'.D157]" office:value-type="float" office:value="7" calcext:value-type="float">
            <text:p>7</text:p>
          </table:table-cell>
          <table:table-cell table:formula="of:=[$'Analog Output Holding Registers'.P15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$'Discrete Output coils'.C159]" office:value-type="float" office:value="0" calcext:value-type="float">
            <text:p>0</text:p>
          </table:table-cell>
          <table:table-cell table:formula="of:=[$'Discrete Output coils'.D159]" office:value-type="float" office:value="0" calcext:value-type="float">
            <text:p>0</text:p>
          </table:table-cell>
          <table:table-cell table:formula="of:=[$'Discrete Output coils'.O159]" office:value-type="float" office:value="0" calcext:value-type="float">
            <text:p>0</text:p>
          </table:table-cell>
          <table:table-cell table:formula="of:=[$'Discrete Input Contacts'.C159]" office:value-type="float" office:value="0" calcext:value-type="float">
            <text:p>0</text:p>
          </table:table-cell>
          <table:table-cell table:formula="of:=[$'Discrete Input Contacts'.D159]" office:value-type="float" office:value="0" calcext:value-type="float">
            <text:p>0</text:p>
          </table:table-cell>
          <table:table-cell table:formula="of:=[$'Discrete Input Contacts'.O159]" office:value-type="float" office:value="0" calcext:value-type="float">
            <text:p>0</text:p>
          </table:table-cell>
          <table:table-cell table:formula="of:=[$'Analog Input Registers'.C159]" office:value-type="string" office:string-value="AIO" calcext:value-type="string">
            <text:p>AIO</text:p>
          </table:table-cell>
          <table:table-cell table:formula="of:=[$'Analog Input Registers'.D159]" office:value-type="float" office:value="4" calcext:value-type="float">
            <text:p>4</text:p>
          </table:table-cell>
          <table:table-cell table:formula="of:=[$'Analog Input Registers'.O159]" office:value-type="float" office:value="10" calcext:value-type="float">
            <text:p>10</text:p>
          </table:table-cell>
          <table:table-cell table:formula="of:=[$'Analog Output Holding Registers'.C158]" office:value-type="string" office:string-value="AIO" calcext:value-type="string">
            <text:p>AIO</text:p>
          </table:table-cell>
          <table:table-cell table:formula="of:=[$'Analog Output Holding Registers'.D158]" office:value-type="float" office:value="7" calcext:value-type="float">
            <text:p>7</text:p>
          </table:table-cell>
          <table:table-cell table:formula="of:=[$'Analog Output Holding Registers'.P1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$'Discrete Output coils'.C160]" office:value-type="float" office:value="0" calcext:value-type="float">
            <text:p>0</text:p>
          </table:table-cell>
          <table:table-cell table:formula="of:=[$'Discrete Output coils'.D160]" office:value-type="float" office:value="0" calcext:value-type="float">
            <text:p>0</text:p>
          </table:table-cell>
          <table:table-cell table:formula="of:=[$'Discrete Output coils'.O160]" office:value-type="float" office:value="0" calcext:value-type="float">
            <text:p>0</text:p>
          </table:table-cell>
          <table:table-cell table:formula="of:=[$'Discrete Input Contacts'.C160]" office:value-type="float" office:value="0" calcext:value-type="float">
            <text:p>0</text:p>
          </table:table-cell>
          <table:table-cell table:formula="of:=[$'Discrete Input Contacts'.D160]" office:value-type="float" office:value="0" calcext:value-type="float">
            <text:p>0</text:p>
          </table:table-cell>
          <table:table-cell table:formula="of:=[$'Discrete Input Contacts'.O160]" office:value-type="float" office:value="0" calcext:value-type="float">
            <text:p>0</text:p>
          </table:table-cell>
          <table:table-cell table:formula="of:=[$'Analog Input Registers'.C160]" office:value-type="string" office:string-value="AIO" calcext:value-type="string">
            <text:p>AIO</text:p>
          </table:table-cell>
          <table:table-cell table:formula="of:=[$'Analog Input Registers'.D160]" office:value-type="float" office:value="4" calcext:value-type="float">
            <text:p>4</text:p>
          </table:table-cell>
          <table:table-cell table:formula="of:=[$'Analog Input Registers'.O160]" office:value-type="float" office:value="11" calcext:value-type="float">
            <text:p>11</text:p>
          </table:table-cell>
          <table:table-cell table:formula="of:=[$'Analog Output Holding Registers'.C159]" office:value-type="string" office:string-value="AIO" calcext:value-type="string">
            <text:p>AIO</text:p>
          </table:table-cell>
          <table:table-cell table:formula="of:=[$'Analog Output Holding Registers'.D159]" office:value-type="float" office:value="7" calcext:value-type="float">
            <text:p>7</text:p>
          </table:table-cell>
          <table:table-cell table:formula="of:=[$'Analog Output Holding Registers'.P15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$'Discrete Output coils'.C161]" office:value-type="float" office:value="0" calcext:value-type="float">
            <text:p>0</text:p>
          </table:table-cell>
          <table:table-cell table:formula="of:=[$'Discrete Output coils'.D161]" office:value-type="float" office:value="0" calcext:value-type="float">
            <text:p>0</text:p>
          </table:table-cell>
          <table:table-cell table:formula="of:=[$'Discrete Output coils'.O161]" office:value-type="float" office:value="0" calcext:value-type="float">
            <text:p>0</text:p>
          </table:table-cell>
          <table:table-cell table:formula="of:=[$'Discrete Input Contacts'.C161]" office:value-type="float" office:value="0" calcext:value-type="float">
            <text:p>0</text:p>
          </table:table-cell>
          <table:table-cell table:formula="of:=[$'Discrete Input Contacts'.D161]" office:value-type="float" office:value="0" calcext:value-type="float">
            <text:p>0</text:p>
          </table:table-cell>
          <table:table-cell table:formula="of:=[$'Discrete Input Contacts'.O161]" office:value-type="float" office:value="0" calcext:value-type="float">
            <text:p>0</text:p>
          </table:table-cell>
          <table:table-cell table:formula="of:=[$'Analog Input Registers'.C161]" office:value-type="string" office:string-value="AIO" calcext:value-type="string">
            <text:p>AIO</text:p>
          </table:table-cell>
          <table:table-cell table:formula="of:=[$'Analog Input Registers'.D161]" office:value-type="float" office:value="4" calcext:value-type="float">
            <text:p>4</text:p>
          </table:table-cell>
          <table:table-cell table:formula="of:=[$'Analog Input Registers'.O161]" office:value-type="float" office:value="12" calcext:value-type="float">
            <text:p>12</text:p>
          </table:table-cell>
          <table:table-cell table:formula="of:=[$'Analog Output Holding Registers'.C160]" office:value-type="string" office:string-value="AIO" calcext:value-type="string">
            <text:p>AIO</text:p>
          </table:table-cell>
          <table:table-cell table:formula="of:=[$'Analog Output Holding Registers'.D160]" office:value-type="float" office:value="7" calcext:value-type="float">
            <text:p>7</text:p>
          </table:table-cell>
          <table:table-cell table:formula="of:=[$'Analog Output Holding Registers'.P16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$'Discrete Output coils'.C162]" office:value-type="float" office:value="0" calcext:value-type="float">
            <text:p>0</text:p>
          </table:table-cell>
          <table:table-cell table:formula="of:=[$'Discrete Output coils'.D162]" office:value-type="float" office:value="0" calcext:value-type="float">
            <text:p>0</text:p>
          </table:table-cell>
          <table:table-cell table:formula="of:=[$'Discrete Output coils'.O162]" office:value-type="float" office:value="0" calcext:value-type="float">
            <text:p>0</text:p>
          </table:table-cell>
          <table:table-cell table:formula="of:=[$'Discrete Input Contacts'.C162]" office:value-type="float" office:value="0" calcext:value-type="float">
            <text:p>0</text:p>
          </table:table-cell>
          <table:table-cell table:formula="of:=[$'Discrete Input Contacts'.D162]" office:value-type="float" office:value="0" calcext:value-type="float">
            <text:p>0</text:p>
          </table:table-cell>
          <table:table-cell table:formula="of:=[$'Discrete Input Contacts'.O162]" office:value-type="float" office:value="0" calcext:value-type="float">
            <text:p>0</text:p>
          </table:table-cell>
          <table:table-cell table:formula="of:=[$'Analog Input Registers'.C162]" office:value-type="string" office:string-value="AIO" calcext:value-type="string">
            <text:p>AIO</text:p>
          </table:table-cell>
          <table:table-cell table:formula="of:=[$'Analog Input Registers'.D162]" office:value-type="float" office:value="5" calcext:value-type="float">
            <text:p>5</text:p>
          </table:table-cell>
          <table:table-cell table:formula="of:=[$'Analog Input Registers'.O162]" office:value-type="float" office:value="9" calcext:value-type="float">
            <text:p>9</text:p>
          </table:table-cell>
          <table:table-cell table:formula="of:=[$'Analog Output Holding Registers'.C161]" office:value-type="float" office:value="0" calcext:value-type="float">
            <text:p>0</text:p>
          </table:table-cell>
          <table:table-cell table:formula="of:=[$'Analog Output Holding Registers'.D161]" office:value-type="float" office:value="0" calcext:value-type="float">
            <text:p>0</text:p>
          </table:table-cell>
          <table:table-cell table:formula="of:=[$'Analog Output Holding Registers'.P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$'Discrete Output coils'.C163]" office:value-type="float" office:value="0" calcext:value-type="float">
            <text:p>0</text:p>
          </table:table-cell>
          <table:table-cell table:formula="of:=[$'Discrete Output coils'.D163]" office:value-type="float" office:value="0" calcext:value-type="float">
            <text:p>0</text:p>
          </table:table-cell>
          <table:table-cell table:formula="of:=[$'Discrete Output coils'.O163]" office:value-type="float" office:value="0" calcext:value-type="float">
            <text:p>0</text:p>
          </table:table-cell>
          <table:table-cell table:formula="of:=[$'Discrete Input Contacts'.C163]" office:value-type="float" office:value="0" calcext:value-type="float">
            <text:p>0</text:p>
          </table:table-cell>
          <table:table-cell table:formula="of:=[$'Discrete Input Contacts'.D163]" office:value-type="float" office:value="0" calcext:value-type="float">
            <text:p>0</text:p>
          </table:table-cell>
          <table:table-cell table:formula="of:=[$'Discrete Input Contacts'.O163]" office:value-type="float" office:value="0" calcext:value-type="float">
            <text:p>0</text:p>
          </table:table-cell>
          <table:table-cell table:formula="of:=[$'Analog Input Registers'.C163]" office:value-type="string" office:string-value="AIO" calcext:value-type="string">
            <text:p>AIO</text:p>
          </table:table-cell>
          <table:table-cell table:formula="of:=[$'Analog Input Registers'.D163]" office:value-type="float" office:value="5" calcext:value-type="float">
            <text:p>5</text:p>
          </table:table-cell>
          <table:table-cell table:formula="of:=[$'Analog Input Registers'.O163]" office:value-type="float" office:value="10" calcext:value-type="float">
            <text:p>10</text:p>
          </table:table-cell>
          <table:table-cell table:formula="of:=[$'Analog Output Holding Registers'.C162]" office:value-type="float" office:value="0" calcext:value-type="float">
            <text:p>0</text:p>
          </table:table-cell>
          <table:table-cell table:formula="of:=[$'Analog Output Holding Registers'.D162]" office:value-type="float" office:value="0" calcext:value-type="float">
            <text:p>0</text:p>
          </table:table-cell>
          <table:table-cell table:formula="of:=[$'Analog Output Holding Registers'.P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$'Discrete Output coils'.C164]" office:value-type="float" office:value="0" calcext:value-type="float">
            <text:p>0</text:p>
          </table:table-cell>
          <table:table-cell table:formula="of:=[$'Discrete Output coils'.D164]" office:value-type="float" office:value="0" calcext:value-type="float">
            <text:p>0</text:p>
          </table:table-cell>
          <table:table-cell table:formula="of:=[$'Discrete Output coils'.O164]" office:value-type="float" office:value="0" calcext:value-type="float">
            <text:p>0</text:p>
          </table:table-cell>
          <table:table-cell table:formula="of:=[$'Discrete Input Contacts'.C164]" office:value-type="float" office:value="0" calcext:value-type="float">
            <text:p>0</text:p>
          </table:table-cell>
          <table:table-cell table:formula="of:=[$'Discrete Input Contacts'.D164]" office:value-type="float" office:value="0" calcext:value-type="float">
            <text:p>0</text:p>
          </table:table-cell>
          <table:table-cell table:formula="of:=[$'Discrete Input Contacts'.O164]" office:value-type="float" office:value="0" calcext:value-type="float">
            <text:p>0</text:p>
          </table:table-cell>
          <table:table-cell table:formula="of:=[$'Analog Input Registers'.C164]" office:value-type="string" office:string-value="AIO" calcext:value-type="string">
            <text:p>AIO</text:p>
          </table:table-cell>
          <table:table-cell table:formula="of:=[$'Analog Input Registers'.D164]" office:value-type="float" office:value="5" calcext:value-type="float">
            <text:p>5</text:p>
          </table:table-cell>
          <table:table-cell table:formula="of:=[$'Analog Input Registers'.O164]" office:value-type="float" office:value="11" calcext:value-type="float">
            <text:p>11</text:p>
          </table:table-cell>
          <table:table-cell table:formula="of:=[$'Analog Output Holding Registers'.C163]" office:value-type="float" office:value="0" calcext:value-type="float">
            <text:p>0</text:p>
          </table:table-cell>
          <table:table-cell table:formula="of:=[$'Analog Output Holding Registers'.D163]" office:value-type="float" office:value="0" calcext:value-type="float">
            <text:p>0</text:p>
          </table:table-cell>
          <table:table-cell table:formula="of:=[$'Analog Output Holding Registers'.P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$'Discrete Output coils'.C165]" office:value-type="float" office:value="0" calcext:value-type="float">
            <text:p>0</text:p>
          </table:table-cell>
          <table:table-cell table:formula="of:=[$'Discrete Output coils'.D165]" office:value-type="float" office:value="0" calcext:value-type="float">
            <text:p>0</text:p>
          </table:table-cell>
          <table:table-cell table:formula="of:=[$'Discrete Output coils'.O165]" office:value-type="float" office:value="0" calcext:value-type="float">
            <text:p>0</text:p>
          </table:table-cell>
          <table:table-cell table:formula="of:=[$'Discrete Input Contacts'.C165]" office:value-type="float" office:value="0" calcext:value-type="float">
            <text:p>0</text:p>
          </table:table-cell>
          <table:table-cell table:formula="of:=[$'Discrete Input Contacts'.D165]" office:value-type="float" office:value="0" calcext:value-type="float">
            <text:p>0</text:p>
          </table:table-cell>
          <table:table-cell table:formula="of:=[$'Discrete Input Contacts'.O165]" office:value-type="float" office:value="0" calcext:value-type="float">
            <text:p>0</text:p>
          </table:table-cell>
          <table:table-cell table:formula="of:=[$'Analog Input Registers'.C165]" office:value-type="string" office:string-value="AIO" calcext:value-type="string">
            <text:p>AIO</text:p>
          </table:table-cell>
          <table:table-cell table:formula="of:=[$'Analog Input Registers'.D165]" office:value-type="float" office:value="5" calcext:value-type="float">
            <text:p>5</text:p>
          </table:table-cell>
          <table:table-cell table:formula="of:=[$'Analog Input Registers'.O165]" office:value-type="float" office:value="12" calcext:value-type="float">
            <text:p>12</text:p>
          </table:table-cell>
          <table:table-cell table:formula="of:=[$'Analog Output Holding Registers'.C164]" office:value-type="float" office:value="0" calcext:value-type="float">
            <text:p>0</text:p>
          </table:table-cell>
          <table:table-cell table:formula="of:=[$'Analog Output Holding Registers'.D164]" office:value-type="float" office:value="0" calcext:value-type="float">
            <text:p>0</text:p>
          </table:table-cell>
          <table:table-cell table:formula="of:=[$'Analog Output Holding Registers'.P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$'Discrete Output coils'.C166]" office:value-type="float" office:value="0" calcext:value-type="float">
            <text:p>0</text:p>
          </table:table-cell>
          <table:table-cell table:formula="of:=[$'Discrete Output coils'.D166]" office:value-type="float" office:value="0" calcext:value-type="float">
            <text:p>0</text:p>
          </table:table-cell>
          <table:table-cell table:formula="of:=[$'Discrete Output coils'.O166]" office:value-type="float" office:value="0" calcext:value-type="float">
            <text:p>0</text:p>
          </table:table-cell>
          <table:table-cell table:formula="of:=[$'Discrete Input Contacts'.C166]" office:value-type="float" office:value="0" calcext:value-type="float">
            <text:p>0</text:p>
          </table:table-cell>
          <table:table-cell table:formula="of:=[$'Discrete Input Contacts'.D166]" office:value-type="float" office:value="0" calcext:value-type="float">
            <text:p>0</text:p>
          </table:table-cell>
          <table:table-cell table:formula="of:=[$'Discrete Input Contacts'.O166]" office:value-type="float" office:value="0" calcext:value-type="float">
            <text:p>0</text:p>
          </table:table-cell>
          <table:table-cell table:formula="of:=[$'Analog Input Registers'.C166]" office:value-type="string" office:string-value="AIO" calcext:value-type="string">
            <text:p>AIO</text:p>
          </table:table-cell>
          <table:table-cell table:formula="of:=[$'Analog Input Registers'.D166]" office:value-type="float" office:value="6" calcext:value-type="float">
            <text:p>6</text:p>
          </table:table-cell>
          <table:table-cell table:formula="of:=[$'Analog Input Registers'.O166]" office:value-type="float" office:value="9" calcext:value-type="float">
            <text:p>9</text:p>
          </table:table-cell>
          <table:table-cell table:formula="of:=[$'Analog Output Holding Registers'.C165]" office:value-type="float" office:value="0" calcext:value-type="float">
            <text:p>0</text:p>
          </table:table-cell>
          <table:table-cell table:formula="of:=[$'Analog Output Holding Registers'.D165]" office:value-type="float" office:value="0" calcext:value-type="float">
            <text:p>0</text:p>
          </table:table-cell>
          <table:table-cell table:formula="of:=[$'Analog Output Holding Registers'.P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$'Discrete Output coils'.C167]" office:value-type="float" office:value="0" calcext:value-type="float">
            <text:p>0</text:p>
          </table:table-cell>
          <table:table-cell table:formula="of:=[$'Discrete Output coils'.D167]" office:value-type="float" office:value="0" calcext:value-type="float">
            <text:p>0</text:p>
          </table:table-cell>
          <table:table-cell table:formula="of:=[$'Discrete Output coils'.O167]" office:value-type="float" office:value="0" calcext:value-type="float">
            <text:p>0</text:p>
          </table:table-cell>
          <table:table-cell table:formula="of:=[$'Discrete Input Contacts'.C167]" office:value-type="float" office:value="0" calcext:value-type="float">
            <text:p>0</text:p>
          </table:table-cell>
          <table:table-cell table:formula="of:=[$'Discrete Input Contacts'.D167]" office:value-type="float" office:value="0" calcext:value-type="float">
            <text:p>0</text:p>
          </table:table-cell>
          <table:table-cell table:formula="of:=[$'Discrete Input Contacts'.O167]" office:value-type="float" office:value="0" calcext:value-type="float">
            <text:p>0</text:p>
          </table:table-cell>
          <table:table-cell table:formula="of:=[$'Analog Input Registers'.C167]" office:value-type="string" office:string-value="AIO" calcext:value-type="string">
            <text:p>AIO</text:p>
          </table:table-cell>
          <table:table-cell table:formula="of:=[$'Analog Input Registers'.D167]" office:value-type="float" office:value="6" calcext:value-type="float">
            <text:p>6</text:p>
          </table:table-cell>
          <table:table-cell table:formula="of:=[$'Analog Input Registers'.O167]" office:value-type="float" office:value="10" calcext:value-type="float">
            <text:p>10</text:p>
          </table:table-cell>
          <table:table-cell table:formula="of:=[$'Analog Output Holding Registers'.C166]" office:value-type="float" office:value="0" calcext:value-type="float">
            <text:p>0</text:p>
          </table:table-cell>
          <table:table-cell table:formula="of:=[$'Analog Output Holding Registers'.D166]" office:value-type="float" office:value="0" calcext:value-type="float">
            <text:p>0</text:p>
          </table:table-cell>
          <table:table-cell table:formula="of:=[$'Analog Output Holding Registers'.P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$'Discrete Output coils'.C168]" office:value-type="float" office:value="0" calcext:value-type="float">
            <text:p>0</text:p>
          </table:table-cell>
          <table:table-cell table:formula="of:=[$'Discrete Output coils'.D168]" office:value-type="float" office:value="0" calcext:value-type="float">
            <text:p>0</text:p>
          </table:table-cell>
          <table:table-cell table:formula="of:=[$'Discrete Output coils'.O168]" office:value-type="float" office:value="0" calcext:value-type="float">
            <text:p>0</text:p>
          </table:table-cell>
          <table:table-cell table:formula="of:=[$'Discrete Input Contacts'.C168]" office:value-type="float" office:value="0" calcext:value-type="float">
            <text:p>0</text:p>
          </table:table-cell>
          <table:table-cell table:formula="of:=[$'Discrete Input Contacts'.D168]" office:value-type="float" office:value="0" calcext:value-type="float">
            <text:p>0</text:p>
          </table:table-cell>
          <table:table-cell table:formula="of:=[$'Discrete Input Contacts'.O168]" office:value-type="float" office:value="0" calcext:value-type="float">
            <text:p>0</text:p>
          </table:table-cell>
          <table:table-cell table:formula="of:=[$'Analog Input Registers'.C168]" office:value-type="string" office:string-value="AIO" calcext:value-type="string">
            <text:p>AIO</text:p>
          </table:table-cell>
          <table:table-cell table:formula="of:=[$'Analog Input Registers'.D168]" office:value-type="float" office:value="6" calcext:value-type="float">
            <text:p>6</text:p>
          </table:table-cell>
          <table:table-cell table:formula="of:=[$'Analog Input Registers'.O168]" office:value-type="float" office:value="11" calcext:value-type="float">
            <text:p>11</text:p>
          </table:table-cell>
          <table:table-cell table:formula="of:=[$'Analog Output Holding Registers'.C167]" office:value-type="float" office:value="0" calcext:value-type="float">
            <text:p>0</text:p>
          </table:table-cell>
          <table:table-cell table:formula="of:=[$'Analog Output Holding Registers'.D167]" office:value-type="float" office:value="0" calcext:value-type="float">
            <text:p>0</text:p>
          </table:table-cell>
          <table:table-cell table:formula="of:=[$'Analog Output Holding Registers'.P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$'Discrete Output coils'.C169]" office:value-type="float" office:value="0" calcext:value-type="float">
            <text:p>0</text:p>
          </table:table-cell>
          <table:table-cell table:formula="of:=[$'Discrete Output coils'.D169]" office:value-type="float" office:value="0" calcext:value-type="float">
            <text:p>0</text:p>
          </table:table-cell>
          <table:table-cell table:formula="of:=[$'Discrete Output coils'.O169]" office:value-type="float" office:value="0" calcext:value-type="float">
            <text:p>0</text:p>
          </table:table-cell>
          <table:table-cell table:formula="of:=[$'Discrete Input Contacts'.C169]" office:value-type="float" office:value="0" calcext:value-type="float">
            <text:p>0</text:p>
          </table:table-cell>
          <table:table-cell table:formula="of:=[$'Discrete Input Contacts'.D169]" office:value-type="float" office:value="0" calcext:value-type="float">
            <text:p>0</text:p>
          </table:table-cell>
          <table:table-cell table:formula="of:=[$'Discrete Input Contacts'.O169]" office:value-type="float" office:value="0" calcext:value-type="float">
            <text:p>0</text:p>
          </table:table-cell>
          <table:table-cell table:formula="of:=[$'Analog Input Registers'.C169]" office:value-type="string" office:string-value="AIO" calcext:value-type="string">
            <text:p>AIO</text:p>
          </table:table-cell>
          <table:table-cell table:formula="of:=[$'Analog Input Registers'.D169]" office:value-type="float" office:value="6" calcext:value-type="float">
            <text:p>6</text:p>
          </table:table-cell>
          <table:table-cell table:formula="of:=[$'Analog Input Registers'.O169]" office:value-type="float" office:value="12" calcext:value-type="float">
            <text:p>12</text:p>
          </table:table-cell>
          <table:table-cell table:formula="of:=[$'Analog Output Holding Registers'.C168]" office:value-type="float" office:value="0" calcext:value-type="float">
            <text:p>0</text:p>
          </table:table-cell>
          <table:table-cell table:formula="of:=[$'Analog Output Holding Registers'.D168]" office:value-type="float" office:value="0" calcext:value-type="float">
            <text:p>0</text:p>
          </table:table-cell>
          <table:table-cell table:formula="of:=[$'Analog Output Holding Registers'.P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$'Discrete Output coils'.C170]" office:value-type="float" office:value="0" calcext:value-type="float">
            <text:p>0</text:p>
          </table:table-cell>
          <table:table-cell table:formula="of:=[$'Discrete Output coils'.D170]" office:value-type="float" office:value="0" calcext:value-type="float">
            <text:p>0</text:p>
          </table:table-cell>
          <table:table-cell table:formula="of:=[$'Discrete Output coils'.O170]" office:value-type="float" office:value="0" calcext:value-type="float">
            <text:p>0</text:p>
          </table:table-cell>
          <table:table-cell table:formula="of:=[$'Discrete Input Contacts'.C170]" office:value-type="float" office:value="0" calcext:value-type="float">
            <text:p>0</text:p>
          </table:table-cell>
          <table:table-cell table:formula="of:=[$'Discrete Input Contacts'.D170]" office:value-type="float" office:value="0" calcext:value-type="float">
            <text:p>0</text:p>
          </table:table-cell>
          <table:table-cell table:formula="of:=[$'Discrete Input Contacts'.O170]" office:value-type="float" office:value="0" calcext:value-type="float">
            <text:p>0</text:p>
          </table:table-cell>
          <table:table-cell table:formula="of:=[$'Analog Input Registers'.C170]" office:value-type="string" office:string-value="AIO" calcext:value-type="string">
            <text:p>AIO</text:p>
          </table:table-cell>
          <table:table-cell table:formula="of:=[$'Analog Input Registers'.D170]" office:value-type="float" office:value="7" calcext:value-type="float">
            <text:p>7</text:p>
          </table:table-cell>
          <table:table-cell table:formula="of:=[$'Analog Input Registers'.O170]" office:value-type="float" office:value="9" calcext:value-type="float">
            <text:p>9</text:p>
          </table:table-cell>
          <table:table-cell table:formula="of:=[$'Analog Output Holding Registers'.C169]" office:value-type="float" office:value="0" calcext:value-type="float">
            <text:p>0</text:p>
          </table:table-cell>
          <table:table-cell table:formula="of:=[$'Analog Output Holding Registers'.D169]" office:value-type="float" office:value="0" calcext:value-type="float">
            <text:p>0</text:p>
          </table:table-cell>
          <table:table-cell table:formula="of:=[$'Analog Output Holding Registers'.P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$'Discrete Output coils'.C171]" office:value-type="float" office:value="0" calcext:value-type="float">
            <text:p>0</text:p>
          </table:table-cell>
          <table:table-cell table:formula="of:=[$'Discrete Output coils'.D171]" office:value-type="float" office:value="0" calcext:value-type="float">
            <text:p>0</text:p>
          </table:table-cell>
          <table:table-cell table:formula="of:=[$'Discrete Output coils'.O171]" office:value-type="float" office:value="0" calcext:value-type="float">
            <text:p>0</text:p>
          </table:table-cell>
          <table:table-cell table:formula="of:=[$'Discrete Input Contacts'.C171]" office:value-type="float" office:value="0" calcext:value-type="float">
            <text:p>0</text:p>
          </table:table-cell>
          <table:table-cell table:formula="of:=[$'Discrete Input Contacts'.D171]" office:value-type="float" office:value="0" calcext:value-type="float">
            <text:p>0</text:p>
          </table:table-cell>
          <table:table-cell table:formula="of:=[$'Discrete Input Contacts'.O171]" office:value-type="float" office:value="0" calcext:value-type="float">
            <text:p>0</text:p>
          </table:table-cell>
          <table:table-cell table:formula="of:=[$'Analog Input Registers'.C171]" office:value-type="string" office:string-value="AIO" calcext:value-type="string">
            <text:p>AIO</text:p>
          </table:table-cell>
          <table:table-cell table:formula="of:=[$'Analog Input Registers'.D171]" office:value-type="float" office:value="7" calcext:value-type="float">
            <text:p>7</text:p>
          </table:table-cell>
          <table:table-cell table:formula="of:=[$'Analog Input Registers'.O171]" office:value-type="float" office:value="10" calcext:value-type="float">
            <text:p>10</text:p>
          </table:table-cell>
          <table:table-cell table:formula="of:=[$'Analog Output Holding Registers'.C170]" office:value-type="float" office:value="0" calcext:value-type="float">
            <text:p>0</text:p>
          </table:table-cell>
          <table:table-cell table:formula="of:=[$'Analog Output Holding Registers'.D170]" office:value-type="float" office:value="0" calcext:value-type="float">
            <text:p>0</text:p>
          </table:table-cell>
          <table:table-cell table:formula="of:=[$'Analog Output Holding Registers'.P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$'Discrete Output coils'.C172]" office:value-type="float" office:value="0" calcext:value-type="float">
            <text:p>0</text:p>
          </table:table-cell>
          <table:table-cell table:formula="of:=[$'Discrete Output coils'.D172]" office:value-type="float" office:value="0" calcext:value-type="float">
            <text:p>0</text:p>
          </table:table-cell>
          <table:table-cell table:formula="of:=[$'Discrete Output coils'.O172]" office:value-type="float" office:value="0" calcext:value-type="float">
            <text:p>0</text:p>
          </table:table-cell>
          <table:table-cell table:formula="of:=[$'Discrete Input Contacts'.C172]" office:value-type="float" office:value="0" calcext:value-type="float">
            <text:p>0</text:p>
          </table:table-cell>
          <table:table-cell table:formula="of:=[$'Discrete Input Contacts'.D172]" office:value-type="float" office:value="0" calcext:value-type="float">
            <text:p>0</text:p>
          </table:table-cell>
          <table:table-cell table:formula="of:=[$'Discrete Input Contacts'.O172]" office:value-type="float" office:value="0" calcext:value-type="float">
            <text:p>0</text:p>
          </table:table-cell>
          <table:table-cell table:formula="of:=[$'Analog Input Registers'.C172]" office:value-type="string" office:string-value="AIO" calcext:value-type="string">
            <text:p>AIO</text:p>
          </table:table-cell>
          <table:table-cell table:formula="of:=[$'Analog Input Registers'.D172]" office:value-type="float" office:value="7" calcext:value-type="float">
            <text:p>7</text:p>
          </table:table-cell>
          <table:table-cell table:formula="of:=[$'Analog Input Registers'.O172]" office:value-type="float" office:value="11" calcext:value-type="float">
            <text:p>11</text:p>
          </table:table-cell>
          <table:table-cell table:formula="of:=[$'Analog Output Holding Registers'.C171]" office:value-type="float" office:value="0" calcext:value-type="float">
            <text:p>0</text:p>
          </table:table-cell>
          <table:table-cell table:formula="of:=[$'Analog Output Holding Registers'.D171]" office:value-type="float" office:value="0" calcext:value-type="float">
            <text:p>0</text:p>
          </table:table-cell>
          <table:table-cell table:formula="of:=[$'Analog Output Holding Registers'.P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$'Discrete Output coils'.C173]" office:value-type="float" office:value="0" calcext:value-type="float">
            <text:p>0</text:p>
          </table:table-cell>
          <table:table-cell table:formula="of:=[$'Discrete Output coils'.D173]" office:value-type="float" office:value="0" calcext:value-type="float">
            <text:p>0</text:p>
          </table:table-cell>
          <table:table-cell table:formula="of:=[$'Discrete Output coils'.O173]" office:value-type="float" office:value="0" calcext:value-type="float">
            <text:p>0</text:p>
          </table:table-cell>
          <table:table-cell table:formula="of:=[$'Discrete Input Contacts'.C173]" office:value-type="float" office:value="0" calcext:value-type="float">
            <text:p>0</text:p>
          </table:table-cell>
          <table:table-cell table:formula="of:=[$'Discrete Input Contacts'.D173]" office:value-type="float" office:value="0" calcext:value-type="float">
            <text:p>0</text:p>
          </table:table-cell>
          <table:table-cell table:formula="of:=[$'Discrete Input Contacts'.O173]" office:value-type="float" office:value="0" calcext:value-type="float">
            <text:p>0</text:p>
          </table:table-cell>
          <table:table-cell table:formula="of:=[$'Analog Input Registers'.C173]" office:value-type="string" office:string-value="AIO" calcext:value-type="string">
            <text:p>AIO</text:p>
          </table:table-cell>
          <table:table-cell table:formula="of:=[$'Analog Input Registers'.D173]" office:value-type="float" office:value="7" calcext:value-type="float">
            <text:p>7</text:p>
          </table:table-cell>
          <table:table-cell table:formula="of:=[$'Analog Input Registers'.O173]" office:value-type="float" office:value="12" calcext:value-type="float">
            <text:p>12</text:p>
          </table:table-cell>
          <table:table-cell table:formula="of:=[$'Analog Output Holding Registers'.C172]" office:value-type="float" office:value="0" calcext:value-type="float">
            <text:p>0</text:p>
          </table:table-cell>
          <table:table-cell table:formula="of:=[$'Analog Output Holding Registers'.D172]" office:value-type="float" office:value="0" calcext:value-type="float">
            <text:p>0</text:p>
          </table:table-cell>
          <table:table-cell table:formula="of:=[$'Analog Output Holding Registers'.P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$'Discrete Output coils'.C174]" office:value-type="float" office:value="0" calcext:value-type="float">
            <text:p>0</text:p>
          </table:table-cell>
          <table:table-cell table:formula="of:=[$'Discrete Output coils'.D174]" office:value-type="float" office:value="0" calcext:value-type="float">
            <text:p>0</text:p>
          </table:table-cell>
          <table:table-cell table:formula="of:=[$'Discrete Output coils'.O174]" office:value-type="float" office:value="0" calcext:value-type="float">
            <text:p>0</text:p>
          </table:table-cell>
          <table:table-cell table:formula="of:=[$'Discrete Input Contacts'.C174]" office:value-type="float" office:value="0" calcext:value-type="float">
            <text:p>0</text:p>
          </table:table-cell>
          <table:table-cell table:formula="of:=[$'Discrete Input Contacts'.D174]" office:value-type="float" office:value="0" calcext:value-type="float">
            <text:p>0</text:p>
          </table:table-cell>
          <table:table-cell table:formula="of:=[$'Discrete Input Contacts'.O174]" office:value-type="float" office:value="0" calcext:value-type="float">
            <text:p>0</text:p>
          </table:table-cell>
          <table:table-cell table:formula="of:=[$'Analog Input Registers'.C174]" office:value-type="string" office:string-value="AIO" calcext:value-type="string">
            <text:p>AIO</text:p>
          </table:table-cell>
          <table:table-cell table:formula="of:=[$'Analog Input Registers'.D174]" office:value-type="float" office:value="1" calcext:value-type="float">
            <text:p>1</text:p>
          </table:table-cell>
          <table:table-cell table:formula="of:=[$'Analog Input Registers'.O174]" office:value-type="float" office:value="13" calcext:value-type="float">
            <text:p>13</text:p>
          </table:table-cell>
          <table:table-cell table:formula="of:=[$'Analog Output Holding Registers'.C173]" office:value-type="float" office:value="0" calcext:value-type="float">
            <text:p>0</text:p>
          </table:table-cell>
          <table:table-cell table:formula="of:=[$'Analog Output Holding Registers'.D173]" office:value-type="float" office:value="0" calcext:value-type="float">
            <text:p>0</text:p>
          </table:table-cell>
          <table:table-cell table:formula="of:=[$'Analog Output Holding Registers'.P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$'Discrete Output coils'.C175]" office:value-type="float" office:value="0" calcext:value-type="float">
            <text:p>0</text:p>
          </table:table-cell>
          <table:table-cell table:formula="of:=[$'Discrete Output coils'.D175]" office:value-type="float" office:value="0" calcext:value-type="float">
            <text:p>0</text:p>
          </table:table-cell>
          <table:table-cell table:formula="of:=[$'Discrete Output coils'.O175]" office:value-type="float" office:value="0" calcext:value-type="float">
            <text:p>0</text:p>
          </table:table-cell>
          <table:table-cell table:formula="of:=[$'Discrete Input Contacts'.C175]" office:value-type="float" office:value="0" calcext:value-type="float">
            <text:p>0</text:p>
          </table:table-cell>
          <table:table-cell table:formula="of:=[$'Discrete Input Contacts'.D175]" office:value-type="float" office:value="0" calcext:value-type="float">
            <text:p>0</text:p>
          </table:table-cell>
          <table:table-cell table:formula="of:=[$'Discrete Input Contacts'.O175]" office:value-type="float" office:value="0" calcext:value-type="float">
            <text:p>0</text:p>
          </table:table-cell>
          <table:table-cell table:formula="of:=[$'Analog Input Registers'.C175]" office:value-type="string" office:string-value="AIO" calcext:value-type="string">
            <text:p>AIO</text:p>
          </table:table-cell>
          <table:table-cell table:formula="of:=[$'Analog Input Registers'.D175]" office:value-type="float" office:value="1" calcext:value-type="float">
            <text:p>1</text:p>
          </table:table-cell>
          <table:table-cell table:formula="of:=[$'Analog Input Registers'.O175]" office:value-type="float" office:value="14" calcext:value-type="float">
            <text:p>14</text:p>
          </table:table-cell>
          <table:table-cell table:formula="of:=[$'Analog Output Holding Registers'.C174]" office:value-type="float" office:value="0" calcext:value-type="float">
            <text:p>0</text:p>
          </table:table-cell>
          <table:table-cell table:formula="of:=[$'Analog Output Holding Registers'.D174]" office:value-type="float" office:value="0" calcext:value-type="float">
            <text:p>0</text:p>
          </table:table-cell>
          <table:table-cell table:formula="of:=[$'Analog Output Holding Registers'.P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$'Discrete Output coils'.C176]" office:value-type="float" office:value="0" calcext:value-type="float">
            <text:p>0</text:p>
          </table:table-cell>
          <table:table-cell table:formula="of:=[$'Discrete Output coils'.D176]" office:value-type="float" office:value="0" calcext:value-type="float">
            <text:p>0</text:p>
          </table:table-cell>
          <table:table-cell table:formula="of:=[$'Discrete Output coils'.O176]" office:value-type="float" office:value="0" calcext:value-type="float">
            <text:p>0</text:p>
          </table:table-cell>
          <table:table-cell table:formula="of:=[$'Discrete Input Contacts'.C176]" office:value-type="float" office:value="0" calcext:value-type="float">
            <text:p>0</text:p>
          </table:table-cell>
          <table:table-cell table:formula="of:=[$'Discrete Input Contacts'.D176]" office:value-type="float" office:value="0" calcext:value-type="float">
            <text:p>0</text:p>
          </table:table-cell>
          <table:table-cell table:formula="of:=[$'Discrete Input Contacts'.O176]" office:value-type="float" office:value="0" calcext:value-type="float">
            <text:p>0</text:p>
          </table:table-cell>
          <table:table-cell table:formula="of:=[$'Analog Input Registers'.C176]" office:value-type="string" office:string-value="AIO" calcext:value-type="string">
            <text:p>AIO</text:p>
          </table:table-cell>
          <table:table-cell table:formula="of:=[$'Analog Input Registers'.D176]" office:value-type="float" office:value="1" calcext:value-type="float">
            <text:p>1</text:p>
          </table:table-cell>
          <table:table-cell table:formula="of:=[$'Analog Input Registers'.O176]" office:value-type="float" office:value="15" calcext:value-type="float">
            <text:p>15</text:p>
          </table:table-cell>
          <table:table-cell table:formula="of:=[$'Analog Output Holding Registers'.C175]" office:value-type="float" office:value="0" calcext:value-type="float">
            <text:p>0</text:p>
          </table:table-cell>
          <table:table-cell table:formula="of:=[$'Analog Output Holding Registers'.D175]" office:value-type="float" office:value="0" calcext:value-type="float">
            <text:p>0</text:p>
          </table:table-cell>
          <table:table-cell table:formula="of:=[$'Analog Output Holding Registers'.P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$'Discrete Output coils'.C177]" office:value-type="float" office:value="0" calcext:value-type="float">
            <text:p>0</text:p>
          </table:table-cell>
          <table:table-cell table:formula="of:=[$'Discrete Output coils'.D177]" office:value-type="float" office:value="0" calcext:value-type="float">
            <text:p>0</text:p>
          </table:table-cell>
          <table:table-cell table:formula="of:=[$'Discrete Output coils'.O177]" office:value-type="float" office:value="0" calcext:value-type="float">
            <text:p>0</text:p>
          </table:table-cell>
          <table:table-cell table:formula="of:=[$'Discrete Input Contacts'.C177]" office:value-type="float" office:value="0" calcext:value-type="float">
            <text:p>0</text:p>
          </table:table-cell>
          <table:table-cell table:formula="of:=[$'Discrete Input Contacts'.D177]" office:value-type="float" office:value="0" calcext:value-type="float">
            <text:p>0</text:p>
          </table:table-cell>
          <table:table-cell table:formula="of:=[$'Discrete Input Contacts'.O177]" office:value-type="float" office:value="0" calcext:value-type="float">
            <text:p>0</text:p>
          </table:table-cell>
          <table:table-cell table:formula="of:=[$'Analog Input Registers'.C177]" office:value-type="string" office:string-value="AIO" calcext:value-type="string">
            <text:p>AIO</text:p>
          </table:table-cell>
          <table:table-cell table:formula="of:=[$'Analog Input Registers'.D177]" office:value-type="float" office:value="1" calcext:value-type="float">
            <text:p>1</text:p>
          </table:table-cell>
          <table:table-cell table:formula="of:=[$'Analog Input Registers'.O177]" office:value-type="float" office:value="16" calcext:value-type="float">
            <text:p>16</text:p>
          </table:table-cell>
          <table:table-cell table:formula="of:=[$'Analog Output Holding Registers'.C176]" office:value-type="float" office:value="0" calcext:value-type="float">
            <text:p>0</text:p>
          </table:table-cell>
          <table:table-cell table:formula="of:=[$'Analog Output Holding Registers'.D176]" office:value-type="float" office:value="0" calcext:value-type="float">
            <text:p>0</text:p>
          </table:table-cell>
          <table:table-cell table:formula="of:=[$'Analog Output Holding Registers'.P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$'Discrete Output coils'.C178]" office:value-type="float" office:value="0" calcext:value-type="float">
            <text:p>0</text:p>
          </table:table-cell>
          <table:table-cell table:formula="of:=[$'Discrete Output coils'.D178]" office:value-type="float" office:value="0" calcext:value-type="float">
            <text:p>0</text:p>
          </table:table-cell>
          <table:table-cell table:formula="of:=[$'Discrete Output coils'.O178]" office:value-type="float" office:value="0" calcext:value-type="float">
            <text:p>0</text:p>
          </table:table-cell>
          <table:table-cell table:formula="of:=[$'Discrete Input Contacts'.C178]" office:value-type="float" office:value="0" calcext:value-type="float">
            <text:p>0</text:p>
          </table:table-cell>
          <table:table-cell table:formula="of:=[$'Discrete Input Contacts'.D178]" office:value-type="float" office:value="0" calcext:value-type="float">
            <text:p>0</text:p>
          </table:table-cell>
          <table:table-cell table:formula="of:=[$'Discrete Input Contacts'.O178]" office:value-type="float" office:value="0" calcext:value-type="float">
            <text:p>0</text:p>
          </table:table-cell>
          <table:table-cell table:formula="of:=[$'Analog Input Registers'.C178]" office:value-type="string" office:string-value="AIO" calcext:value-type="string">
            <text:p>AIO</text:p>
          </table:table-cell>
          <table:table-cell table:formula="of:=[$'Analog Input Registers'.D178]" office:value-type="float" office:value="2" calcext:value-type="float">
            <text:p>2</text:p>
          </table:table-cell>
          <table:table-cell table:formula="of:=[$'Analog Input Registers'.O178]" office:value-type="float" office:value="13" calcext:value-type="float">
            <text:p>13</text:p>
          </table:table-cell>
          <table:table-cell table:formula="of:=[$'Analog Output Holding Registers'.C177]" office:value-type="float" office:value="0" calcext:value-type="float">
            <text:p>0</text:p>
          </table:table-cell>
          <table:table-cell table:formula="of:=[$'Analog Output Holding Registers'.D177]" office:value-type="float" office:value="0" calcext:value-type="float">
            <text:p>0</text:p>
          </table:table-cell>
          <table:table-cell table:formula="of:=[$'Analog Output Holding Registers'.P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$'Discrete Output coils'.C179]" office:value-type="float" office:value="0" calcext:value-type="float">
            <text:p>0</text:p>
          </table:table-cell>
          <table:table-cell table:formula="of:=[$'Discrete Output coils'.D179]" office:value-type="float" office:value="0" calcext:value-type="float">
            <text:p>0</text:p>
          </table:table-cell>
          <table:table-cell table:formula="of:=[$'Discrete Output coils'.O179]" office:value-type="float" office:value="0" calcext:value-type="float">
            <text:p>0</text:p>
          </table:table-cell>
          <table:table-cell table:formula="of:=[$'Discrete Input Contacts'.C179]" office:value-type="float" office:value="0" calcext:value-type="float">
            <text:p>0</text:p>
          </table:table-cell>
          <table:table-cell table:formula="of:=[$'Discrete Input Contacts'.D179]" office:value-type="float" office:value="0" calcext:value-type="float">
            <text:p>0</text:p>
          </table:table-cell>
          <table:table-cell table:formula="of:=[$'Discrete Input Contacts'.O179]" office:value-type="float" office:value="0" calcext:value-type="float">
            <text:p>0</text:p>
          </table:table-cell>
          <table:table-cell table:formula="of:=[$'Analog Input Registers'.C179]" office:value-type="string" office:string-value="AIO" calcext:value-type="string">
            <text:p>AIO</text:p>
          </table:table-cell>
          <table:table-cell table:formula="of:=[$'Analog Input Registers'.D179]" office:value-type="float" office:value="2" calcext:value-type="float">
            <text:p>2</text:p>
          </table:table-cell>
          <table:table-cell table:formula="of:=[$'Analog Input Registers'.O179]" office:value-type="float" office:value="14" calcext:value-type="float">
            <text:p>14</text:p>
          </table:table-cell>
          <table:table-cell table:formula="of:=[$'Analog Output Holding Registers'.C178]" office:value-type="float" office:value="0" calcext:value-type="float">
            <text:p>0</text:p>
          </table:table-cell>
          <table:table-cell table:formula="of:=[$'Analog Output Holding Registers'.D178]" office:value-type="float" office:value="0" calcext:value-type="float">
            <text:p>0</text:p>
          </table:table-cell>
          <table:table-cell table:formula="of:=[$'Analog Output Holding Registers'.P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$'Discrete Output coils'.C180]" office:value-type="float" office:value="0" calcext:value-type="float">
            <text:p>0</text:p>
          </table:table-cell>
          <table:table-cell table:formula="of:=[$'Discrete Output coils'.D180]" office:value-type="float" office:value="0" calcext:value-type="float">
            <text:p>0</text:p>
          </table:table-cell>
          <table:table-cell table:formula="of:=[$'Discrete Output coils'.O180]" office:value-type="float" office:value="0" calcext:value-type="float">
            <text:p>0</text:p>
          </table:table-cell>
          <table:table-cell table:formula="of:=[$'Discrete Input Contacts'.C180]" office:value-type="float" office:value="0" calcext:value-type="float">
            <text:p>0</text:p>
          </table:table-cell>
          <table:table-cell table:formula="of:=[$'Discrete Input Contacts'.D180]" office:value-type="float" office:value="0" calcext:value-type="float">
            <text:p>0</text:p>
          </table:table-cell>
          <table:table-cell table:formula="of:=[$'Discrete Input Contacts'.O180]" office:value-type="float" office:value="0" calcext:value-type="float">
            <text:p>0</text:p>
          </table:table-cell>
          <table:table-cell table:formula="of:=[$'Analog Input Registers'.C180]" office:value-type="string" office:string-value="AIO" calcext:value-type="string">
            <text:p>AIO</text:p>
          </table:table-cell>
          <table:table-cell table:formula="of:=[$'Analog Input Registers'.D180]" office:value-type="float" office:value="2" calcext:value-type="float">
            <text:p>2</text:p>
          </table:table-cell>
          <table:table-cell table:formula="of:=[$'Analog Input Registers'.O180]" office:value-type="float" office:value="15" calcext:value-type="float">
            <text:p>15</text:p>
          </table:table-cell>
          <table:table-cell table:formula="of:=[$'Analog Output Holding Registers'.C179]" office:value-type="float" office:value="0" calcext:value-type="float">
            <text:p>0</text:p>
          </table:table-cell>
          <table:table-cell table:formula="of:=[$'Analog Output Holding Registers'.D179]" office:value-type="float" office:value="0" calcext:value-type="float">
            <text:p>0</text:p>
          </table:table-cell>
          <table:table-cell table:formula="of:=[$'Analog Output Holding Registers'.P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$'Discrete Output coils'.C181]" office:value-type="float" office:value="0" calcext:value-type="float">
            <text:p>0</text:p>
          </table:table-cell>
          <table:table-cell table:formula="of:=[$'Discrete Output coils'.D181]" office:value-type="float" office:value="0" calcext:value-type="float">
            <text:p>0</text:p>
          </table:table-cell>
          <table:table-cell table:formula="of:=[$'Discrete Output coils'.O181]" office:value-type="float" office:value="0" calcext:value-type="float">
            <text:p>0</text:p>
          </table:table-cell>
          <table:table-cell table:formula="of:=[$'Discrete Input Contacts'.C181]" office:value-type="float" office:value="0" calcext:value-type="float">
            <text:p>0</text:p>
          </table:table-cell>
          <table:table-cell table:formula="of:=[$'Discrete Input Contacts'.D181]" office:value-type="float" office:value="0" calcext:value-type="float">
            <text:p>0</text:p>
          </table:table-cell>
          <table:table-cell table:formula="of:=[$'Discrete Input Contacts'.O181]" office:value-type="float" office:value="0" calcext:value-type="float">
            <text:p>0</text:p>
          </table:table-cell>
          <table:table-cell table:formula="of:=[$'Analog Input Registers'.C181]" office:value-type="string" office:string-value="AIO" calcext:value-type="string">
            <text:p>AIO</text:p>
          </table:table-cell>
          <table:table-cell table:formula="of:=[$'Analog Input Registers'.D181]" office:value-type="float" office:value="2" calcext:value-type="float">
            <text:p>2</text:p>
          </table:table-cell>
          <table:table-cell table:formula="of:=[$'Analog Input Registers'.O181]" office:value-type="float" office:value="16" calcext:value-type="float">
            <text:p>16</text:p>
          </table:table-cell>
          <table:table-cell table:formula="of:=[$'Analog Output Holding Registers'.C180]" office:value-type="float" office:value="0" calcext:value-type="float">
            <text:p>0</text:p>
          </table:table-cell>
          <table:table-cell table:formula="of:=[$'Analog Output Holding Registers'.D180]" office:value-type="float" office:value="0" calcext:value-type="float">
            <text:p>0</text:p>
          </table:table-cell>
          <table:table-cell table:formula="of:=[$'Analog Output Holding Registers'.P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$'Discrete Output coils'.C182]" office:value-type="float" office:value="0" calcext:value-type="float">
            <text:p>0</text:p>
          </table:table-cell>
          <table:table-cell table:formula="of:=[$'Discrete Output coils'.D182]" office:value-type="float" office:value="0" calcext:value-type="float">
            <text:p>0</text:p>
          </table:table-cell>
          <table:table-cell table:formula="of:=[$'Discrete Output coils'.O182]" office:value-type="float" office:value="0" calcext:value-type="float">
            <text:p>0</text:p>
          </table:table-cell>
          <table:table-cell table:formula="of:=[$'Discrete Input Contacts'.C182]" office:value-type="float" office:value="0" calcext:value-type="float">
            <text:p>0</text:p>
          </table:table-cell>
          <table:table-cell table:formula="of:=[$'Discrete Input Contacts'.D182]" office:value-type="float" office:value="0" calcext:value-type="float">
            <text:p>0</text:p>
          </table:table-cell>
          <table:table-cell table:formula="of:=[$'Discrete Input Contacts'.O182]" office:value-type="float" office:value="0" calcext:value-type="float">
            <text:p>0</text:p>
          </table:table-cell>
          <table:table-cell table:formula="of:=[$'Analog Input Registers'.C182]" office:value-type="string" office:string-value="AIO" calcext:value-type="string">
            <text:p>AIO</text:p>
          </table:table-cell>
          <table:table-cell table:formula="of:=[$'Analog Input Registers'.D182]" office:value-type="float" office:value="3" calcext:value-type="float">
            <text:p>3</text:p>
          </table:table-cell>
          <table:table-cell table:formula="of:=[$'Analog Input Registers'.O182]" office:value-type="float" office:value="13" calcext:value-type="float">
            <text:p>13</text:p>
          </table:table-cell>
          <table:table-cell table:formula="of:=[$'Analog Output Holding Registers'.C181]" office:value-type="float" office:value="0" calcext:value-type="float">
            <text:p>0</text:p>
          </table:table-cell>
          <table:table-cell table:formula="of:=[$'Analog Output Holding Registers'.D181]" office:value-type="float" office:value="0" calcext:value-type="float">
            <text:p>0</text:p>
          </table:table-cell>
          <table:table-cell table:formula="of:=[$'Analog Output Holding Registers'.P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$'Discrete Output coils'.C183]" office:value-type="float" office:value="0" calcext:value-type="float">
            <text:p>0</text:p>
          </table:table-cell>
          <table:table-cell table:formula="of:=[$'Discrete Output coils'.D183]" office:value-type="float" office:value="0" calcext:value-type="float">
            <text:p>0</text:p>
          </table:table-cell>
          <table:table-cell table:formula="of:=[$'Discrete Output coils'.O183]" office:value-type="float" office:value="0" calcext:value-type="float">
            <text:p>0</text:p>
          </table:table-cell>
          <table:table-cell table:formula="of:=[$'Discrete Input Contacts'.C183]" office:value-type="float" office:value="0" calcext:value-type="float">
            <text:p>0</text:p>
          </table:table-cell>
          <table:table-cell table:formula="of:=[$'Discrete Input Contacts'.D183]" office:value-type="float" office:value="0" calcext:value-type="float">
            <text:p>0</text:p>
          </table:table-cell>
          <table:table-cell table:formula="of:=[$'Discrete Input Contacts'.O183]" office:value-type="float" office:value="0" calcext:value-type="float">
            <text:p>0</text:p>
          </table:table-cell>
          <table:table-cell table:formula="of:=[$'Analog Input Registers'.C183]" office:value-type="string" office:string-value="AIO" calcext:value-type="string">
            <text:p>AIO</text:p>
          </table:table-cell>
          <table:table-cell table:formula="of:=[$'Analog Input Registers'.D183]" office:value-type="float" office:value="3" calcext:value-type="float">
            <text:p>3</text:p>
          </table:table-cell>
          <table:table-cell table:formula="of:=[$'Analog Input Registers'.O183]" office:value-type="float" office:value="14" calcext:value-type="float">
            <text:p>14</text:p>
          </table:table-cell>
          <table:table-cell table:formula="of:=[$'Analog Output Holding Registers'.C182]" office:value-type="float" office:value="0" calcext:value-type="float">
            <text:p>0</text:p>
          </table:table-cell>
          <table:table-cell table:formula="of:=[$'Analog Output Holding Registers'.D182]" office:value-type="float" office:value="0" calcext:value-type="float">
            <text:p>0</text:p>
          </table:table-cell>
          <table:table-cell table:formula="of:=[$'Analog Output Holding Registers'.P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$'Discrete Output coils'.C184]" office:value-type="float" office:value="0" calcext:value-type="float">
            <text:p>0</text:p>
          </table:table-cell>
          <table:table-cell table:formula="of:=[$'Discrete Output coils'.D184]" office:value-type="float" office:value="0" calcext:value-type="float">
            <text:p>0</text:p>
          </table:table-cell>
          <table:table-cell table:formula="of:=[$'Discrete Output coils'.O184]" office:value-type="float" office:value="0" calcext:value-type="float">
            <text:p>0</text:p>
          </table:table-cell>
          <table:table-cell table:formula="of:=[$'Discrete Input Contacts'.C184]" office:value-type="float" office:value="0" calcext:value-type="float">
            <text:p>0</text:p>
          </table:table-cell>
          <table:table-cell table:formula="of:=[$'Discrete Input Contacts'.D184]" office:value-type="float" office:value="0" calcext:value-type="float">
            <text:p>0</text:p>
          </table:table-cell>
          <table:table-cell table:formula="of:=[$'Discrete Input Contacts'.O184]" office:value-type="float" office:value="0" calcext:value-type="float">
            <text:p>0</text:p>
          </table:table-cell>
          <table:table-cell table:formula="of:=[$'Analog Input Registers'.C184]" office:value-type="string" office:string-value="AIO" calcext:value-type="string">
            <text:p>AIO</text:p>
          </table:table-cell>
          <table:table-cell table:formula="of:=[$'Analog Input Registers'.D184]" office:value-type="float" office:value="3" calcext:value-type="float">
            <text:p>3</text:p>
          </table:table-cell>
          <table:table-cell table:formula="of:=[$'Analog Input Registers'.O184]" office:value-type="float" office:value="15" calcext:value-type="float">
            <text:p>15</text:p>
          </table:table-cell>
          <table:table-cell table:formula="of:=[$'Analog Output Holding Registers'.C183]" office:value-type="float" office:value="0" calcext:value-type="float">
            <text:p>0</text:p>
          </table:table-cell>
          <table:table-cell table:formula="of:=[$'Analog Output Holding Registers'.D183]" office:value-type="float" office:value="0" calcext:value-type="float">
            <text:p>0</text:p>
          </table:table-cell>
          <table:table-cell table:formula="of:=[$'Analog Output Holding Registers'.P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$'Discrete Output coils'.C185]" office:value-type="float" office:value="0" calcext:value-type="float">
            <text:p>0</text:p>
          </table:table-cell>
          <table:table-cell table:formula="of:=[$'Discrete Output coils'.D185]" office:value-type="float" office:value="0" calcext:value-type="float">
            <text:p>0</text:p>
          </table:table-cell>
          <table:table-cell table:formula="of:=[$'Discrete Output coils'.O185]" office:value-type="float" office:value="0" calcext:value-type="float">
            <text:p>0</text:p>
          </table:table-cell>
          <table:table-cell table:formula="of:=[$'Discrete Input Contacts'.C185]" office:value-type="float" office:value="0" calcext:value-type="float">
            <text:p>0</text:p>
          </table:table-cell>
          <table:table-cell table:formula="of:=[$'Discrete Input Contacts'.D185]" office:value-type="float" office:value="0" calcext:value-type="float">
            <text:p>0</text:p>
          </table:table-cell>
          <table:table-cell table:formula="of:=[$'Discrete Input Contacts'.O185]" office:value-type="float" office:value="0" calcext:value-type="float">
            <text:p>0</text:p>
          </table:table-cell>
          <table:table-cell table:formula="of:=[$'Analog Input Registers'.C185]" office:value-type="string" office:string-value="AIO" calcext:value-type="string">
            <text:p>AIO</text:p>
          </table:table-cell>
          <table:table-cell table:formula="of:=[$'Analog Input Registers'.D185]" office:value-type="float" office:value="3" calcext:value-type="float">
            <text:p>3</text:p>
          </table:table-cell>
          <table:table-cell table:formula="of:=[$'Analog Input Registers'.O185]" office:value-type="float" office:value="16" calcext:value-type="float">
            <text:p>16</text:p>
          </table:table-cell>
          <table:table-cell table:formula="of:=[$'Analog Output Holding Registers'.C184]" office:value-type="float" office:value="0" calcext:value-type="float">
            <text:p>0</text:p>
          </table:table-cell>
          <table:table-cell table:formula="of:=[$'Analog Output Holding Registers'.D184]" office:value-type="float" office:value="0" calcext:value-type="float">
            <text:p>0</text:p>
          </table:table-cell>
          <table:table-cell table:formula="of:=[$'Analog Output Holding Registers'.P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$'Discrete Output coils'.C186]" office:value-type="float" office:value="0" calcext:value-type="float">
            <text:p>0</text:p>
          </table:table-cell>
          <table:table-cell table:formula="of:=[$'Discrete Output coils'.D186]" office:value-type="float" office:value="0" calcext:value-type="float">
            <text:p>0</text:p>
          </table:table-cell>
          <table:table-cell table:formula="of:=[$'Discrete Output coils'.O186]" office:value-type="float" office:value="0" calcext:value-type="float">
            <text:p>0</text:p>
          </table:table-cell>
          <table:table-cell table:formula="of:=[$'Discrete Input Contacts'.C186]" office:value-type="float" office:value="0" calcext:value-type="float">
            <text:p>0</text:p>
          </table:table-cell>
          <table:table-cell table:formula="of:=[$'Discrete Input Contacts'.D186]" office:value-type="float" office:value="0" calcext:value-type="float">
            <text:p>0</text:p>
          </table:table-cell>
          <table:table-cell table:formula="of:=[$'Discrete Input Contacts'.O186]" office:value-type="float" office:value="0" calcext:value-type="float">
            <text:p>0</text:p>
          </table:table-cell>
          <table:table-cell table:formula="of:=[$'Analog Input Registers'.C186]" office:value-type="string" office:string-value="AIO" calcext:value-type="string">
            <text:p>AIO</text:p>
          </table:table-cell>
          <table:table-cell table:formula="of:=[$'Analog Input Registers'.D186]" office:value-type="float" office:value="4" calcext:value-type="float">
            <text:p>4</text:p>
          </table:table-cell>
          <table:table-cell table:formula="of:=[$'Analog Input Registers'.O186]" office:value-type="float" office:value="13" calcext:value-type="float">
            <text:p>13</text:p>
          </table:table-cell>
          <table:table-cell table:formula="of:=[$'Analog Output Holding Registers'.C185]" office:value-type="float" office:value="0" calcext:value-type="float">
            <text:p>0</text:p>
          </table:table-cell>
          <table:table-cell table:formula="of:=[$'Analog Output Holding Registers'.D185]" office:value-type="float" office:value="0" calcext:value-type="float">
            <text:p>0</text:p>
          </table:table-cell>
          <table:table-cell table:formula="of:=[$'Analog Output Holding Registers'.P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$'Discrete Output coils'.C187]" office:value-type="float" office:value="0" calcext:value-type="float">
            <text:p>0</text:p>
          </table:table-cell>
          <table:table-cell table:formula="of:=[$'Discrete Output coils'.D187]" office:value-type="float" office:value="0" calcext:value-type="float">
            <text:p>0</text:p>
          </table:table-cell>
          <table:table-cell table:formula="of:=[$'Discrete Output coils'.O187]" office:value-type="float" office:value="0" calcext:value-type="float">
            <text:p>0</text:p>
          </table:table-cell>
          <table:table-cell table:formula="of:=[$'Discrete Input Contacts'.C187]" office:value-type="float" office:value="0" calcext:value-type="float">
            <text:p>0</text:p>
          </table:table-cell>
          <table:table-cell table:formula="of:=[$'Discrete Input Contacts'.D187]" office:value-type="float" office:value="0" calcext:value-type="float">
            <text:p>0</text:p>
          </table:table-cell>
          <table:table-cell table:formula="of:=[$'Discrete Input Contacts'.O187]" office:value-type="float" office:value="0" calcext:value-type="float">
            <text:p>0</text:p>
          </table:table-cell>
          <table:table-cell table:formula="of:=[$'Analog Input Registers'.C187]" office:value-type="string" office:string-value="AIO" calcext:value-type="string">
            <text:p>AIO</text:p>
          </table:table-cell>
          <table:table-cell table:formula="of:=[$'Analog Input Registers'.D187]" office:value-type="float" office:value="4" calcext:value-type="float">
            <text:p>4</text:p>
          </table:table-cell>
          <table:table-cell table:formula="of:=[$'Analog Input Registers'.O187]" office:value-type="float" office:value="14" calcext:value-type="float">
            <text:p>14</text:p>
          </table:table-cell>
          <table:table-cell table:formula="of:=[$'Analog Output Holding Registers'.C186]" office:value-type="float" office:value="0" calcext:value-type="float">
            <text:p>0</text:p>
          </table:table-cell>
          <table:table-cell table:formula="of:=[$'Analog Output Holding Registers'.D186]" office:value-type="float" office:value="0" calcext:value-type="float">
            <text:p>0</text:p>
          </table:table-cell>
          <table:table-cell table:formula="of:=[$'Analog Output Holding Registers'.P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$'Discrete Output coils'.C188]" office:value-type="float" office:value="0" calcext:value-type="float">
            <text:p>0</text:p>
          </table:table-cell>
          <table:table-cell table:formula="of:=[$'Discrete Output coils'.D188]" office:value-type="float" office:value="0" calcext:value-type="float">
            <text:p>0</text:p>
          </table:table-cell>
          <table:table-cell table:formula="of:=[$'Discrete Output coils'.O188]" office:value-type="float" office:value="0" calcext:value-type="float">
            <text:p>0</text:p>
          </table:table-cell>
          <table:table-cell table:formula="of:=[$'Discrete Input Contacts'.C188]" office:value-type="float" office:value="0" calcext:value-type="float">
            <text:p>0</text:p>
          </table:table-cell>
          <table:table-cell table:formula="of:=[$'Discrete Input Contacts'.D188]" office:value-type="float" office:value="0" calcext:value-type="float">
            <text:p>0</text:p>
          </table:table-cell>
          <table:table-cell table:formula="of:=[$'Discrete Input Contacts'.O188]" office:value-type="float" office:value="0" calcext:value-type="float">
            <text:p>0</text:p>
          </table:table-cell>
          <table:table-cell table:formula="of:=[$'Analog Input Registers'.C188]" office:value-type="string" office:string-value="AIO" calcext:value-type="string">
            <text:p>AIO</text:p>
          </table:table-cell>
          <table:table-cell table:formula="of:=[$'Analog Input Registers'.D188]" office:value-type="float" office:value="4" calcext:value-type="float">
            <text:p>4</text:p>
          </table:table-cell>
          <table:table-cell table:formula="of:=[$'Analog Input Registers'.O188]" office:value-type="float" office:value="15" calcext:value-type="float">
            <text:p>15</text:p>
          </table:table-cell>
          <table:table-cell table:formula="of:=[$'Analog Output Holding Registers'.C187]" office:value-type="float" office:value="0" calcext:value-type="float">
            <text:p>0</text:p>
          </table:table-cell>
          <table:table-cell table:formula="of:=[$'Analog Output Holding Registers'.D187]" office:value-type="float" office:value="0" calcext:value-type="float">
            <text:p>0</text:p>
          </table:table-cell>
          <table:table-cell table:formula="of:=[$'Analog Output Holding Registers'.P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$'Discrete Output coils'.C189]" office:value-type="float" office:value="0" calcext:value-type="float">
            <text:p>0</text:p>
          </table:table-cell>
          <table:table-cell table:formula="of:=[$'Discrete Output coils'.D189]" office:value-type="float" office:value="0" calcext:value-type="float">
            <text:p>0</text:p>
          </table:table-cell>
          <table:table-cell table:formula="of:=[$'Discrete Output coils'.O189]" office:value-type="float" office:value="0" calcext:value-type="float">
            <text:p>0</text:p>
          </table:table-cell>
          <table:table-cell table:formula="of:=[$'Discrete Input Contacts'.C189]" office:value-type="float" office:value="0" calcext:value-type="float">
            <text:p>0</text:p>
          </table:table-cell>
          <table:table-cell table:formula="of:=[$'Discrete Input Contacts'.D189]" office:value-type="float" office:value="0" calcext:value-type="float">
            <text:p>0</text:p>
          </table:table-cell>
          <table:table-cell table:formula="of:=[$'Discrete Input Contacts'.O189]" office:value-type="float" office:value="0" calcext:value-type="float">
            <text:p>0</text:p>
          </table:table-cell>
          <table:table-cell table:formula="of:=[$'Analog Input Registers'.C189]" office:value-type="string" office:string-value="AIO" calcext:value-type="string">
            <text:p>AIO</text:p>
          </table:table-cell>
          <table:table-cell table:formula="of:=[$'Analog Input Registers'.D189]" office:value-type="float" office:value="4" calcext:value-type="float">
            <text:p>4</text:p>
          </table:table-cell>
          <table:table-cell table:formula="of:=[$'Analog Input Registers'.O189]" office:value-type="float" office:value="16" calcext:value-type="float">
            <text:p>16</text:p>
          </table:table-cell>
          <table:table-cell table:formula="of:=[$'Analog Output Holding Registers'.C188]" office:value-type="float" office:value="0" calcext:value-type="float">
            <text:p>0</text:p>
          </table:table-cell>
          <table:table-cell table:formula="of:=[$'Analog Output Holding Registers'.D188]" office:value-type="float" office:value="0" calcext:value-type="float">
            <text:p>0</text:p>
          </table:table-cell>
          <table:table-cell table:formula="of:=[$'Analog Output Holding Registers'.P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$'Discrete Output coils'.C190]" office:value-type="float" office:value="0" calcext:value-type="float">
            <text:p>0</text:p>
          </table:table-cell>
          <table:table-cell table:formula="of:=[$'Discrete Output coils'.D190]" office:value-type="float" office:value="0" calcext:value-type="float">
            <text:p>0</text:p>
          </table:table-cell>
          <table:table-cell table:formula="of:=[$'Discrete Output coils'.O190]" office:value-type="float" office:value="0" calcext:value-type="float">
            <text:p>0</text:p>
          </table:table-cell>
          <table:table-cell table:formula="of:=[$'Discrete Input Contacts'.C190]" office:value-type="float" office:value="0" calcext:value-type="float">
            <text:p>0</text:p>
          </table:table-cell>
          <table:table-cell table:formula="of:=[$'Discrete Input Contacts'.D190]" office:value-type="float" office:value="0" calcext:value-type="float">
            <text:p>0</text:p>
          </table:table-cell>
          <table:table-cell table:formula="of:=[$'Discrete Input Contacts'.O190]" office:value-type="float" office:value="0" calcext:value-type="float">
            <text:p>0</text:p>
          </table:table-cell>
          <table:table-cell table:formula="of:=[$'Analog Input Registers'.C190]" office:value-type="string" office:string-value="AIO" calcext:value-type="string">
            <text:p>AIO</text:p>
          </table:table-cell>
          <table:table-cell table:formula="of:=[$'Analog Input Registers'.D190]" office:value-type="float" office:value="5" calcext:value-type="float">
            <text:p>5</text:p>
          </table:table-cell>
          <table:table-cell table:formula="of:=[$'Analog Input Registers'.O190]" office:value-type="float" office:value="13" calcext:value-type="float">
            <text:p>13</text:p>
          </table:table-cell>
          <table:table-cell table:formula="of:=[$'Analog Output Holding Registers'.C189]" office:value-type="float" office:value="0" calcext:value-type="float">
            <text:p>0</text:p>
          </table:table-cell>
          <table:table-cell table:formula="of:=[$'Analog Output Holding Registers'.D189]" office:value-type="float" office:value="0" calcext:value-type="float">
            <text:p>0</text:p>
          </table:table-cell>
          <table:table-cell table:formula="of:=[$'Analog Output Holding Registers'.P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$'Discrete Output coils'.C191]" office:value-type="float" office:value="0" calcext:value-type="float">
            <text:p>0</text:p>
          </table:table-cell>
          <table:table-cell table:formula="of:=[$'Discrete Output coils'.D191]" office:value-type="float" office:value="0" calcext:value-type="float">
            <text:p>0</text:p>
          </table:table-cell>
          <table:table-cell table:formula="of:=[$'Discrete Output coils'.O191]" office:value-type="float" office:value="0" calcext:value-type="float">
            <text:p>0</text:p>
          </table:table-cell>
          <table:table-cell table:formula="of:=[$'Discrete Input Contacts'.C191]" office:value-type="float" office:value="0" calcext:value-type="float">
            <text:p>0</text:p>
          </table:table-cell>
          <table:table-cell table:formula="of:=[$'Discrete Input Contacts'.D191]" office:value-type="float" office:value="0" calcext:value-type="float">
            <text:p>0</text:p>
          </table:table-cell>
          <table:table-cell table:formula="of:=[$'Discrete Input Contacts'.O191]" office:value-type="float" office:value="0" calcext:value-type="float">
            <text:p>0</text:p>
          </table:table-cell>
          <table:table-cell table:formula="of:=[$'Analog Input Registers'.C191]" office:value-type="string" office:string-value="AIO" calcext:value-type="string">
            <text:p>AIO</text:p>
          </table:table-cell>
          <table:table-cell table:formula="of:=[$'Analog Input Registers'.D191]" office:value-type="float" office:value="5" calcext:value-type="float">
            <text:p>5</text:p>
          </table:table-cell>
          <table:table-cell table:formula="of:=[$'Analog Input Registers'.O191]" office:value-type="float" office:value="14" calcext:value-type="float">
            <text:p>14</text:p>
          </table:table-cell>
          <table:table-cell table:formula="of:=[$'Analog Output Holding Registers'.C190]" office:value-type="float" office:value="0" calcext:value-type="float">
            <text:p>0</text:p>
          </table:table-cell>
          <table:table-cell table:formula="of:=[$'Analog Output Holding Registers'.D190]" office:value-type="float" office:value="0" calcext:value-type="float">
            <text:p>0</text:p>
          </table:table-cell>
          <table:table-cell table:formula="of:=[$'Analog Output Holding Registers'.P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$'Discrete Output coils'.C192]" office:value-type="float" office:value="0" calcext:value-type="float">
            <text:p>0</text:p>
          </table:table-cell>
          <table:table-cell table:formula="of:=[$'Discrete Output coils'.D192]" office:value-type="float" office:value="0" calcext:value-type="float">
            <text:p>0</text:p>
          </table:table-cell>
          <table:table-cell table:formula="of:=[$'Discrete Output coils'.O192]" office:value-type="float" office:value="0" calcext:value-type="float">
            <text:p>0</text:p>
          </table:table-cell>
          <table:table-cell table:formula="of:=[$'Discrete Input Contacts'.C192]" office:value-type="float" office:value="0" calcext:value-type="float">
            <text:p>0</text:p>
          </table:table-cell>
          <table:table-cell table:formula="of:=[$'Discrete Input Contacts'.D192]" office:value-type="float" office:value="0" calcext:value-type="float">
            <text:p>0</text:p>
          </table:table-cell>
          <table:table-cell table:formula="of:=[$'Discrete Input Contacts'.O192]" office:value-type="float" office:value="0" calcext:value-type="float">
            <text:p>0</text:p>
          </table:table-cell>
          <table:table-cell table:formula="of:=[$'Analog Input Registers'.C192]" office:value-type="string" office:string-value="AIO" calcext:value-type="string">
            <text:p>AIO</text:p>
          </table:table-cell>
          <table:table-cell table:formula="of:=[$'Analog Input Registers'.D192]" office:value-type="float" office:value="5" calcext:value-type="float">
            <text:p>5</text:p>
          </table:table-cell>
          <table:table-cell table:formula="of:=[$'Analog Input Registers'.O192]" office:value-type="float" office:value="15" calcext:value-type="float">
            <text:p>15</text:p>
          </table:table-cell>
          <table:table-cell table:formula="of:=[$'Analog Output Holding Registers'.C191]" office:value-type="float" office:value="0" calcext:value-type="float">
            <text:p>0</text:p>
          </table:table-cell>
          <table:table-cell table:formula="of:=[$'Analog Output Holding Registers'.D191]" office:value-type="float" office:value="0" calcext:value-type="float">
            <text:p>0</text:p>
          </table:table-cell>
          <table:table-cell table:formula="of:=[$'Analog Output Holding Registers'.P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$'Discrete Output coils'.C193]" office:value-type="float" office:value="0" calcext:value-type="float">
            <text:p>0</text:p>
          </table:table-cell>
          <table:table-cell table:formula="of:=[$'Discrete Output coils'.D193]" office:value-type="float" office:value="0" calcext:value-type="float">
            <text:p>0</text:p>
          </table:table-cell>
          <table:table-cell table:formula="of:=[$'Discrete Output coils'.O193]" office:value-type="float" office:value="0" calcext:value-type="float">
            <text:p>0</text:p>
          </table:table-cell>
          <table:table-cell table:formula="of:=[$'Discrete Input Contacts'.C193]" office:value-type="float" office:value="0" calcext:value-type="float">
            <text:p>0</text:p>
          </table:table-cell>
          <table:table-cell table:formula="of:=[$'Discrete Input Contacts'.D193]" office:value-type="float" office:value="0" calcext:value-type="float">
            <text:p>0</text:p>
          </table:table-cell>
          <table:table-cell table:formula="of:=[$'Discrete Input Contacts'.O193]" office:value-type="float" office:value="0" calcext:value-type="float">
            <text:p>0</text:p>
          </table:table-cell>
          <table:table-cell table:formula="of:=[$'Analog Input Registers'.C193]" office:value-type="string" office:string-value="AIO" calcext:value-type="string">
            <text:p>AIO</text:p>
          </table:table-cell>
          <table:table-cell table:formula="of:=[$'Analog Input Registers'.D193]" office:value-type="float" office:value="5" calcext:value-type="float">
            <text:p>5</text:p>
          </table:table-cell>
          <table:table-cell table:formula="of:=[$'Analog Input Registers'.O193]" office:value-type="float" office:value="16" calcext:value-type="float">
            <text:p>16</text:p>
          </table:table-cell>
          <table:table-cell table:formula="of:=[$'Analog Output Holding Registers'.C192]" office:value-type="float" office:value="0" calcext:value-type="float">
            <text:p>0</text:p>
          </table:table-cell>
          <table:table-cell table:formula="of:=[$'Analog Output Holding Registers'.D192]" office:value-type="float" office:value="0" calcext:value-type="float">
            <text:p>0</text:p>
          </table:table-cell>
          <table:table-cell table:formula="of:=[$'Analog Output Holding Registers'.P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$'Discrete Output coils'.C194]" office:value-type="float" office:value="0" calcext:value-type="float">
            <text:p>0</text:p>
          </table:table-cell>
          <table:table-cell table:formula="of:=[$'Discrete Output coils'.D194]" office:value-type="float" office:value="0" calcext:value-type="float">
            <text:p>0</text:p>
          </table:table-cell>
          <table:table-cell table:formula="of:=[$'Discrete Output coils'.O194]" office:value-type="float" office:value="0" calcext:value-type="float">
            <text:p>0</text:p>
          </table:table-cell>
          <table:table-cell table:formula="of:=[$'Discrete Input Contacts'.C194]" office:value-type="float" office:value="0" calcext:value-type="float">
            <text:p>0</text:p>
          </table:table-cell>
          <table:table-cell table:formula="of:=[$'Discrete Input Contacts'.D194]" office:value-type="float" office:value="0" calcext:value-type="float">
            <text:p>0</text:p>
          </table:table-cell>
          <table:table-cell table:formula="of:=[$'Discrete Input Contacts'.O194]" office:value-type="float" office:value="0" calcext:value-type="float">
            <text:p>0</text:p>
          </table:table-cell>
          <table:table-cell table:formula="of:=[$'Analog Input Registers'.C194]" office:value-type="string" office:string-value="AIO" calcext:value-type="string">
            <text:p>AIO</text:p>
          </table:table-cell>
          <table:table-cell table:formula="of:=[$'Analog Input Registers'.D194]" office:value-type="float" office:value="6" calcext:value-type="float">
            <text:p>6</text:p>
          </table:table-cell>
          <table:table-cell table:formula="of:=[$'Analog Input Registers'.O194]" office:value-type="float" office:value="13" calcext:value-type="float">
            <text:p>13</text:p>
          </table:table-cell>
          <table:table-cell table:formula="of:=[$'Analog Output Holding Registers'.C193]" office:value-type="float" office:value="0" calcext:value-type="float">
            <text:p>0</text:p>
          </table:table-cell>
          <table:table-cell table:formula="of:=[$'Analog Output Holding Registers'.D193]" office:value-type="float" office:value="0" calcext:value-type="float">
            <text:p>0</text:p>
          </table:table-cell>
          <table:table-cell table:formula="of:=[$'Analog Output Holding Registers'.P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$'Discrete Output coils'.C195]" office:value-type="float" office:value="0" calcext:value-type="float">
            <text:p>0</text:p>
          </table:table-cell>
          <table:table-cell table:formula="of:=[$'Discrete Output coils'.D195]" office:value-type="float" office:value="0" calcext:value-type="float">
            <text:p>0</text:p>
          </table:table-cell>
          <table:table-cell table:formula="of:=[$'Discrete Output coils'.O195]" office:value-type="float" office:value="0" calcext:value-type="float">
            <text:p>0</text:p>
          </table:table-cell>
          <table:table-cell table:formula="of:=[$'Discrete Input Contacts'.C195]" office:value-type="float" office:value="0" calcext:value-type="float">
            <text:p>0</text:p>
          </table:table-cell>
          <table:table-cell table:formula="of:=[$'Discrete Input Contacts'.D195]" office:value-type="float" office:value="0" calcext:value-type="float">
            <text:p>0</text:p>
          </table:table-cell>
          <table:table-cell table:formula="of:=[$'Discrete Input Contacts'.O195]" office:value-type="float" office:value="0" calcext:value-type="float">
            <text:p>0</text:p>
          </table:table-cell>
          <table:table-cell table:formula="of:=[$'Analog Input Registers'.C195]" office:value-type="string" office:string-value="AIO" calcext:value-type="string">
            <text:p>AIO</text:p>
          </table:table-cell>
          <table:table-cell table:formula="of:=[$'Analog Input Registers'.D195]" office:value-type="float" office:value="6" calcext:value-type="float">
            <text:p>6</text:p>
          </table:table-cell>
          <table:table-cell table:formula="of:=[$'Analog Input Registers'.O195]" office:value-type="float" office:value="14" calcext:value-type="float">
            <text:p>14</text:p>
          </table:table-cell>
          <table:table-cell table:formula="of:=[$'Analog Output Holding Registers'.C194]" office:value-type="float" office:value="0" calcext:value-type="float">
            <text:p>0</text:p>
          </table:table-cell>
          <table:table-cell table:formula="of:=[$'Analog Output Holding Registers'.D194]" office:value-type="float" office:value="0" calcext:value-type="float">
            <text:p>0</text:p>
          </table:table-cell>
          <table:table-cell table:formula="of:=[$'Analog Output Holding Registers'.P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$'Discrete Output coils'.C196]" office:value-type="float" office:value="0" calcext:value-type="float">
            <text:p>0</text:p>
          </table:table-cell>
          <table:table-cell table:formula="of:=[$'Discrete Output coils'.D196]" office:value-type="float" office:value="0" calcext:value-type="float">
            <text:p>0</text:p>
          </table:table-cell>
          <table:table-cell table:formula="of:=[$'Discrete Output coils'.O196]" office:value-type="float" office:value="0" calcext:value-type="float">
            <text:p>0</text:p>
          </table:table-cell>
          <table:table-cell table:formula="of:=[$'Discrete Input Contacts'.C196]" office:value-type="float" office:value="0" calcext:value-type="float">
            <text:p>0</text:p>
          </table:table-cell>
          <table:table-cell table:formula="of:=[$'Discrete Input Contacts'.D196]" office:value-type="float" office:value="0" calcext:value-type="float">
            <text:p>0</text:p>
          </table:table-cell>
          <table:table-cell table:formula="of:=[$'Discrete Input Contacts'.O196]" office:value-type="float" office:value="0" calcext:value-type="float">
            <text:p>0</text:p>
          </table:table-cell>
          <table:table-cell table:formula="of:=[$'Analog Input Registers'.C196]" office:value-type="string" office:string-value="AIO" calcext:value-type="string">
            <text:p>AIO</text:p>
          </table:table-cell>
          <table:table-cell table:formula="of:=[$'Analog Input Registers'.D196]" office:value-type="float" office:value="6" calcext:value-type="float">
            <text:p>6</text:p>
          </table:table-cell>
          <table:table-cell table:formula="of:=[$'Analog Input Registers'.O196]" office:value-type="float" office:value="15" calcext:value-type="float">
            <text:p>15</text:p>
          </table:table-cell>
          <table:table-cell table:formula="of:=[$'Analog Output Holding Registers'.C195]" office:value-type="float" office:value="0" calcext:value-type="float">
            <text:p>0</text:p>
          </table:table-cell>
          <table:table-cell table:formula="of:=[$'Analog Output Holding Registers'.D195]" office:value-type="float" office:value="0" calcext:value-type="float">
            <text:p>0</text:p>
          </table:table-cell>
          <table:table-cell table:formula="of:=[$'Analog Output Holding Registers'.P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$'Discrete Output coils'.C197]" office:value-type="float" office:value="0" calcext:value-type="float">
            <text:p>0</text:p>
          </table:table-cell>
          <table:table-cell table:formula="of:=[$'Discrete Output coils'.D197]" office:value-type="float" office:value="0" calcext:value-type="float">
            <text:p>0</text:p>
          </table:table-cell>
          <table:table-cell table:formula="of:=[$'Discrete Output coils'.O197]" office:value-type="float" office:value="0" calcext:value-type="float">
            <text:p>0</text:p>
          </table:table-cell>
          <table:table-cell table:formula="of:=[$'Discrete Input Contacts'.C197]" office:value-type="float" office:value="0" calcext:value-type="float">
            <text:p>0</text:p>
          </table:table-cell>
          <table:table-cell table:formula="of:=[$'Discrete Input Contacts'.D197]" office:value-type="float" office:value="0" calcext:value-type="float">
            <text:p>0</text:p>
          </table:table-cell>
          <table:table-cell table:formula="of:=[$'Discrete Input Contacts'.O197]" office:value-type="float" office:value="0" calcext:value-type="float">
            <text:p>0</text:p>
          </table:table-cell>
          <table:table-cell table:formula="of:=[$'Analog Input Registers'.C197]" office:value-type="string" office:string-value="AIO" calcext:value-type="string">
            <text:p>AIO</text:p>
          </table:table-cell>
          <table:table-cell table:formula="of:=[$'Analog Input Registers'.D197]" office:value-type="float" office:value="6" calcext:value-type="float">
            <text:p>6</text:p>
          </table:table-cell>
          <table:table-cell table:formula="of:=[$'Analog Input Registers'.O197]" office:value-type="float" office:value="16" calcext:value-type="float">
            <text:p>16</text:p>
          </table:table-cell>
          <table:table-cell table:formula="of:=[$'Analog Output Holding Registers'.C196]" office:value-type="float" office:value="0" calcext:value-type="float">
            <text:p>0</text:p>
          </table:table-cell>
          <table:table-cell table:formula="of:=[$'Analog Output Holding Registers'.D196]" office:value-type="float" office:value="0" calcext:value-type="float">
            <text:p>0</text:p>
          </table:table-cell>
          <table:table-cell table:formula="of:=[$'Analog Output Holding Registers'.P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$'Discrete Output coils'.C198]" office:value-type="float" office:value="0" calcext:value-type="float">
            <text:p>0</text:p>
          </table:table-cell>
          <table:table-cell table:formula="of:=[$'Discrete Output coils'.D198]" office:value-type="float" office:value="0" calcext:value-type="float">
            <text:p>0</text:p>
          </table:table-cell>
          <table:table-cell table:formula="of:=[$'Discrete Output coils'.O198]" office:value-type="float" office:value="0" calcext:value-type="float">
            <text:p>0</text:p>
          </table:table-cell>
          <table:table-cell table:formula="of:=[$'Discrete Input Contacts'.C198]" office:value-type="float" office:value="0" calcext:value-type="float">
            <text:p>0</text:p>
          </table:table-cell>
          <table:table-cell table:formula="of:=[$'Discrete Input Contacts'.D198]" office:value-type="float" office:value="0" calcext:value-type="float">
            <text:p>0</text:p>
          </table:table-cell>
          <table:table-cell table:formula="of:=[$'Discrete Input Contacts'.O198]" office:value-type="float" office:value="0" calcext:value-type="float">
            <text:p>0</text:p>
          </table:table-cell>
          <table:table-cell table:formula="of:=[$'Analog Input Registers'.C198]" office:value-type="string" office:string-value="AIO" calcext:value-type="string">
            <text:p>AIO</text:p>
          </table:table-cell>
          <table:table-cell table:formula="of:=[$'Analog Input Registers'.D198]" office:value-type="float" office:value="7" calcext:value-type="float">
            <text:p>7</text:p>
          </table:table-cell>
          <table:table-cell table:formula="of:=[$'Analog Input Registers'.O198]" office:value-type="float" office:value="13" calcext:value-type="float">
            <text:p>13</text:p>
          </table:table-cell>
          <table:table-cell table:formula="of:=[$'Analog Output Holding Registers'.C197]" office:value-type="float" office:value="0" calcext:value-type="float">
            <text:p>0</text:p>
          </table:table-cell>
          <table:table-cell table:formula="of:=[$'Analog Output Holding Registers'.D197]" office:value-type="float" office:value="0" calcext:value-type="float">
            <text:p>0</text:p>
          </table:table-cell>
          <table:table-cell table:formula="of:=[$'Analog Output Holding Registers'.P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$'Discrete Output coils'.C199]" office:value-type="float" office:value="0" calcext:value-type="float">
            <text:p>0</text:p>
          </table:table-cell>
          <table:table-cell table:formula="of:=[$'Discrete Output coils'.D199]" office:value-type="float" office:value="0" calcext:value-type="float">
            <text:p>0</text:p>
          </table:table-cell>
          <table:table-cell table:formula="of:=[$'Discrete Output coils'.O199]" office:value-type="float" office:value="0" calcext:value-type="float">
            <text:p>0</text:p>
          </table:table-cell>
          <table:table-cell table:formula="of:=[$'Discrete Input Contacts'.C199]" office:value-type="float" office:value="0" calcext:value-type="float">
            <text:p>0</text:p>
          </table:table-cell>
          <table:table-cell table:formula="of:=[$'Discrete Input Contacts'.D199]" office:value-type="float" office:value="0" calcext:value-type="float">
            <text:p>0</text:p>
          </table:table-cell>
          <table:table-cell table:formula="of:=[$'Discrete Input Contacts'.O199]" office:value-type="float" office:value="0" calcext:value-type="float">
            <text:p>0</text:p>
          </table:table-cell>
          <table:table-cell table:formula="of:=[$'Analog Input Registers'.C199]" office:value-type="string" office:string-value="AIO" calcext:value-type="string">
            <text:p>AIO</text:p>
          </table:table-cell>
          <table:table-cell table:formula="of:=[$'Analog Input Registers'.D199]" office:value-type="float" office:value="7" calcext:value-type="float">
            <text:p>7</text:p>
          </table:table-cell>
          <table:table-cell table:formula="of:=[$'Analog Input Registers'.O199]" office:value-type="float" office:value="14" calcext:value-type="float">
            <text:p>14</text:p>
          </table:table-cell>
          <table:table-cell table:formula="of:=[$'Analog Output Holding Registers'.C198]" office:value-type="float" office:value="0" calcext:value-type="float">
            <text:p>0</text:p>
          </table:table-cell>
          <table:table-cell table:formula="of:=[$'Analog Output Holding Registers'.D198]" office:value-type="float" office:value="0" calcext:value-type="float">
            <text:p>0</text:p>
          </table:table-cell>
          <table:table-cell table:formula="of:=[$'Analog Output Holding Registers'.P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$'Discrete Output coils'.C200]" office:value-type="float" office:value="0" calcext:value-type="float">
            <text:p>0</text:p>
          </table:table-cell>
          <table:table-cell table:formula="of:=[$'Discrete Output coils'.D200]" office:value-type="float" office:value="0" calcext:value-type="float">
            <text:p>0</text:p>
          </table:table-cell>
          <table:table-cell table:formula="of:=[$'Discrete Output coils'.O200]" office:value-type="float" office:value="0" calcext:value-type="float">
            <text:p>0</text:p>
          </table:table-cell>
          <table:table-cell table:formula="of:=[$'Discrete Input Contacts'.C200]" office:value-type="float" office:value="0" calcext:value-type="float">
            <text:p>0</text:p>
          </table:table-cell>
          <table:table-cell table:formula="of:=[$'Discrete Input Contacts'.D200]" office:value-type="float" office:value="0" calcext:value-type="float">
            <text:p>0</text:p>
          </table:table-cell>
          <table:table-cell table:formula="of:=[$'Discrete Input Contacts'.O200]" office:value-type="float" office:value="0" calcext:value-type="float">
            <text:p>0</text:p>
          </table:table-cell>
          <table:table-cell table:formula="of:=[$'Analog Input Registers'.C200]" office:value-type="string" office:string-value="AIO" calcext:value-type="string">
            <text:p>AIO</text:p>
          </table:table-cell>
          <table:table-cell table:formula="of:=[$'Analog Input Registers'.D200]" office:value-type="float" office:value="7" calcext:value-type="float">
            <text:p>7</text:p>
          </table:table-cell>
          <table:table-cell table:formula="of:=[$'Analog Input Registers'.O200]" office:value-type="float" office:value="15" calcext:value-type="float">
            <text:p>15</text:p>
          </table:table-cell>
          <table:table-cell table:formula="of:=[$'Analog Output Holding Registers'.C199]" office:value-type="float" office:value="0" calcext:value-type="float">
            <text:p>0</text:p>
          </table:table-cell>
          <table:table-cell table:formula="of:=[$'Analog Output Holding Registers'.D199]" office:value-type="float" office:value="0" calcext:value-type="float">
            <text:p>0</text:p>
          </table:table-cell>
          <table:table-cell table:formula="of:=[$'Analog Output Holding Registers'.P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$'Discrete Output coils'.C201]" office:value-type="float" office:value="0" calcext:value-type="float">
            <text:p>0</text:p>
          </table:table-cell>
          <table:table-cell table:formula="of:=[$'Discrete Output coils'.D201]" office:value-type="float" office:value="0" calcext:value-type="float">
            <text:p>0</text:p>
          </table:table-cell>
          <table:table-cell table:formula="of:=[$'Discrete Output coils'.O201]" office:value-type="float" office:value="0" calcext:value-type="float">
            <text:p>0</text:p>
          </table:table-cell>
          <table:table-cell table:formula="of:=[$'Discrete Input Contacts'.C201]" office:value-type="float" office:value="0" calcext:value-type="float">
            <text:p>0</text:p>
          </table:table-cell>
          <table:table-cell table:formula="of:=[$'Discrete Input Contacts'.D201]" office:value-type="float" office:value="0" calcext:value-type="float">
            <text:p>0</text:p>
          </table:table-cell>
          <table:table-cell table:formula="of:=[$'Discrete Input Contacts'.O201]" office:value-type="float" office:value="0" calcext:value-type="float">
            <text:p>0</text:p>
          </table:table-cell>
          <table:table-cell table:formula="of:=[$'Analog Input Registers'.C201]" office:value-type="string" office:string-value="AIO" calcext:value-type="string">
            <text:p>AIO</text:p>
          </table:table-cell>
          <table:table-cell table:formula="of:=[$'Analog Input Registers'.D201]" office:value-type="float" office:value="7" calcext:value-type="float">
            <text:p>7</text:p>
          </table:table-cell>
          <table:table-cell table:formula="of:=[$'Analog Input Registers'.O201]" office:value-type="float" office:value="16" calcext:value-type="float">
            <text:p>16</text:p>
          </table:table-cell>
          <table:table-cell table:formula="of:=[$'Analog Output Holding Registers'.C200]" office:value-type="float" office:value="0" calcext:value-type="float">
            <text:p>0</text:p>
          </table:table-cell>
          <table:table-cell table:formula="of:=[$'Analog Output Holding Registers'.D200]" office:value-type="float" office:value="0" calcext:value-type="float">
            <text:p>0</text:p>
          </table:table-cell>
          <table:table-cell table:formula="of:=[$'Analog Output Holding Registers'.P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$'Discrete Output coils'.C202]" office:value-type="float" office:value="0" calcext:value-type="float">
            <text:p>0</text:p>
          </table:table-cell>
          <table:table-cell table:formula="of:=[$'Discrete Output coils'.D202]" office:value-type="float" office:value="0" calcext:value-type="float">
            <text:p>0</text:p>
          </table:table-cell>
          <table:table-cell table:formula="of:=[$'Discrete Output coils'.O202]" office:value-type="float" office:value="0" calcext:value-type="float">
            <text:p>0</text:p>
          </table:table-cell>
          <table:table-cell table:formula="of:=[$'Discrete Input Contacts'.C202]" office:value-type="float" office:value="0" calcext:value-type="float">
            <text:p>0</text:p>
          </table:table-cell>
          <table:table-cell table:formula="of:=[$'Discrete Input Contacts'.D202]" office:value-type="float" office:value="0" calcext:value-type="float">
            <text:p>0</text:p>
          </table:table-cell>
          <table:table-cell table:formula="of:=[$'Discrete Input Contacts'.O202]" office:value-type="float" office:value="0" calcext:value-type="float">
            <text:p>0</text:p>
          </table:table-cell>
          <table:table-cell table:formula="of:=[$'Analog Input Registers'.C202]" office:value-type="float" office:value="0" calcext:value-type="float">
            <text:p>0</text:p>
          </table:table-cell>
          <table:table-cell table:formula="of:=[$'Analog Input Registers'.D202]" office:value-type="float" office:value="0" calcext:value-type="float">
            <text:p>0</text:p>
          </table:table-cell>
          <table:table-cell table:formula="of:=[$'Analog Input Registers'.O202]" office:value-type="float" office:value="0" calcext:value-type="float">
            <text:p>0</text:p>
          </table:table-cell>
          <table:table-cell table:formula="of:=[$'Analog Output Holding Registers'.C201]" office:value-type="float" office:value="0" calcext:value-type="float">
            <text:p>0</text:p>
          </table:table-cell>
          <table:table-cell table:formula="of:=[$'Analog Output Holding Registers'.D201]" office:value-type="float" office:value="0" calcext:value-type="float">
            <text:p>0</text:p>
          </table:table-cell>
          <table:table-cell table:formula="of:=[$'Analog Output Holding Registers'.P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$'Discrete Output coils'.C203]" office:value-type="float" office:value="0" calcext:value-type="float">
            <text:p>0</text:p>
          </table:table-cell>
          <table:table-cell table:formula="of:=[$'Discrete Output coils'.D203]" office:value-type="float" office:value="0" calcext:value-type="float">
            <text:p>0</text:p>
          </table:table-cell>
          <table:table-cell table:formula="of:=[$'Discrete Output coils'.O203]" office:value-type="float" office:value="0" calcext:value-type="float">
            <text:p>0</text:p>
          </table:table-cell>
          <table:table-cell table:formula="of:=[$'Discrete Input Contacts'.C203]" office:value-type="float" office:value="0" calcext:value-type="float">
            <text:p>0</text:p>
          </table:table-cell>
          <table:table-cell table:formula="of:=[$'Discrete Input Contacts'.D203]" office:value-type="float" office:value="0" calcext:value-type="float">
            <text:p>0</text:p>
          </table:table-cell>
          <table:table-cell table:formula="of:=[$'Discrete Input Contacts'.O203]" office:value-type="float" office:value="0" calcext:value-type="float">
            <text:p>0</text:p>
          </table:table-cell>
          <table:table-cell table:formula="of:=[$'Analog Input Registers'.C203]" office:value-type="float" office:value="0" calcext:value-type="float">
            <text:p>0</text:p>
          </table:table-cell>
          <table:table-cell table:formula="of:=[$'Analog Input Registers'.D203]" office:value-type="float" office:value="0" calcext:value-type="float">
            <text:p>0</text:p>
          </table:table-cell>
          <table:table-cell table:formula="of:=[$'Analog Input Registers'.O203]" office:value-type="float" office:value="0" calcext:value-type="float">
            <text:p>0</text:p>
          </table:table-cell>
          <table:table-cell table:formula="of:=[$'Analog Output Holding Registers'.C202]" office:value-type="float" office:value="0" calcext:value-type="float">
            <text:p>0</text:p>
          </table:table-cell>
          <table:table-cell table:formula="of:=[$'Analog Output Holding Registers'.D202]" office:value-type="float" office:value="0" calcext:value-type="float">
            <text:p>0</text:p>
          </table:table-cell>
          <table:table-cell table:formula="of:=[$'Analog Output Holding Registers'.P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$'Discrete Output coils'.C204]" office:value-type="float" office:value="0" calcext:value-type="float">
            <text:p>0</text:p>
          </table:table-cell>
          <table:table-cell table:formula="of:=[$'Discrete Output coils'.D204]" office:value-type="float" office:value="0" calcext:value-type="float">
            <text:p>0</text:p>
          </table:table-cell>
          <table:table-cell table:formula="of:=[$'Discrete Output coils'.O204]" office:value-type="float" office:value="0" calcext:value-type="float">
            <text:p>0</text:p>
          </table:table-cell>
          <table:table-cell table:formula="of:=[$'Discrete Input Contacts'.C204]" office:value-type="float" office:value="0" calcext:value-type="float">
            <text:p>0</text:p>
          </table:table-cell>
          <table:table-cell table:formula="of:=[$'Discrete Input Contacts'.D204]" office:value-type="float" office:value="0" calcext:value-type="float">
            <text:p>0</text:p>
          </table:table-cell>
          <table:table-cell table:formula="of:=[$'Discrete Input Contacts'.O204]" office:value-type="float" office:value="0" calcext:value-type="float">
            <text:p>0</text:p>
          </table:table-cell>
          <table:table-cell table:formula="of:=[$'Analog Input Registers'.C204]" office:value-type="float" office:value="0" calcext:value-type="float">
            <text:p>0</text:p>
          </table:table-cell>
          <table:table-cell table:formula="of:=[$'Analog Input Registers'.D204]" office:value-type="float" office:value="0" calcext:value-type="float">
            <text:p>0</text:p>
          </table:table-cell>
          <table:table-cell table:formula="of:=[$'Analog Input Registers'.O204]" office:value-type="float" office:value="0" calcext:value-type="float">
            <text:p>0</text:p>
          </table:table-cell>
          <table:table-cell table:formula="of:=[$'Analog Output Holding Registers'.C203]" office:value-type="float" office:value="0" calcext:value-type="float">
            <text:p>0</text:p>
          </table:table-cell>
          <table:table-cell table:formula="of:=[$'Analog Output Holding Registers'.D203]" office:value-type="float" office:value="0" calcext:value-type="float">
            <text:p>0</text:p>
          </table:table-cell>
          <table:table-cell table:formula="of:=[$'Analog Output Holding Registers'.P203]" office:value-type="float" office:value="0" calcext:value-type="float">
            <text:p>0</text:p>
          </table:table-cell>
        </table:table-row>
        <table:table-row table:style-name="ro1" table:number-rows-repeated="67"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$'Discrete Output coils'.C272]" office:value-type="float" office:value="0" calcext:value-type="float">
            <text:p>0</text:p>
          </table:table-cell>
          <table:table-cell table:formula="of:=[$'Discrete Output coils'.D272]" office:value-type="float" office:value="0" calcext:value-type="float">
            <text:p>0</text:p>
          </table:table-cell>
          <table:table-cell table:formula="of:=[$'Discrete Output coils'.O272]" office:value-type="float" office:value="0" calcext:value-type="float">
            <text:p>0</text:p>
          </table:table-cell>
          <table:table-cell table:formula="of:=[$'Discrete Input Contacts'.C272]" office:value-type="float" office:value="0" calcext:value-type="float">
            <text:p>0</text:p>
          </table:table-cell>
          <table:table-cell table:formula="of:=[$'Discrete Input Contacts'.D272]" office:value-type="float" office:value="0" calcext:value-type="float">
            <text:p>0</text:p>
          </table:table-cell>
          <table:table-cell table:formula="of:=[$'Discrete Input Contacts'.O272]" office:value-type="float" office:value="0" calcext:value-type="float">
            <text:p>0</text:p>
          </table:table-cell>
          <table:table-cell table:formula="of:=[$'Analog Input Registers'.C272]" office:value-type="float" office:value="0" calcext:value-type="float">
            <text:p>0</text:p>
          </table:table-cell>
          <table:table-cell table:formula="of:=[$'Analog Input Registers'.D272]" office:value-type="float" office:value="0" calcext:value-type="float">
            <text:p>0</text:p>
          </table:table-cell>
          <table:table-cell table:formula="of:=[$'Analog Input Registers'.O272]" office:value-type="float" office:value="0" calcext:value-type="float">
            <text:p>0</text:p>
          </table:table-cell>
          <table:table-cell table:formula="of:=[$'Analog Output Holding Registers'.C271]" office:value-type="float" office:value="0" calcext:value-type="float">
            <text:p>0</text:p>
          </table:table-cell>
          <table:table-cell table:formula="of:=[$'Analog Output Holding Registers'.D271]" office:value-type="float" office:value="0" calcext:value-type="float">
            <text:p>0</text:p>
          </table:table-cell>
          <table:table-cell table:formula="of:=[$'Analog Output Holding Registers'.P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$'Discrete Output coils'.C273]" office:value-type="float" office:value="0" calcext:value-type="float">
            <text:p>0</text:p>
          </table:table-cell>
          <table:table-cell table:formula="of:=[$'Discrete Output coils'.D273]" office:value-type="float" office:value="0" calcext:value-type="float">
            <text:p>0</text:p>
          </table:table-cell>
          <table:table-cell table:formula="of:=[$'Discrete Output coils'.O273]" office:value-type="float" office:value="0" calcext:value-type="float">
            <text:p>0</text:p>
          </table:table-cell>
          <table:table-cell table:formula="of:=[$'Discrete Input Contacts'.C273]" office:value-type="float" office:value="0" calcext:value-type="float">
            <text:p>0</text:p>
          </table:table-cell>
          <table:table-cell table:formula="of:=[$'Discrete Input Contacts'.D273]" office:value-type="float" office:value="0" calcext:value-type="float">
            <text:p>0</text:p>
          </table:table-cell>
          <table:table-cell table:formula="of:=[$'Discrete Input Contacts'.O273]" office:value-type="float" office:value="0" calcext:value-type="float">
            <text:p>0</text:p>
          </table:table-cell>
          <table:table-cell table:formula="of:=[$'Analog Input Registers'.C273]" office:value-type="float" office:value="0" calcext:value-type="float">
            <text:p>0</text:p>
          </table:table-cell>
          <table:table-cell table:formula="of:=[$'Analog Input Registers'.D273]" office:value-type="float" office:value="0" calcext:value-type="float">
            <text:p>0</text:p>
          </table:table-cell>
          <table:table-cell table:formula="of:=[$'Analog Input Registers'.O273]" office:value-type="float" office:value="0" calcext:value-type="float">
            <text:p>0</text:p>
          </table:table-cell>
          <table:table-cell table:formula="of:=[$'Analog Output Holding Registers'.C272]" office:value-type="float" office:value="0" calcext:value-type="float">
            <text:p>0</text:p>
          </table:table-cell>
          <table:table-cell table:formula="of:=[$'Analog Output Holding Registers'.D272]" office:value-type="float" office:value="0" calcext:value-type="float">
            <text:p>0</text:p>
          </table:table-cell>
          <table:table-cell table:formula="of:=[$'Analog Output Holding Registers'.P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$'Discrete Output coils'.C274]" office:value-type="float" office:value="0" calcext:value-type="float">
            <text:p>0</text:p>
          </table:table-cell>
          <table:table-cell table:formula="of:=[$'Discrete Output coils'.D274]" office:value-type="float" office:value="0" calcext:value-type="float">
            <text:p>0</text:p>
          </table:table-cell>
          <table:table-cell table:formula="of:=[$'Discrete Output coils'.O274]" office:value-type="float" office:value="0" calcext:value-type="float">
            <text:p>0</text:p>
          </table:table-cell>
          <table:table-cell table:formula="of:=[$'Discrete Input Contacts'.C274]" office:value-type="float" office:value="0" calcext:value-type="float">
            <text:p>0</text:p>
          </table:table-cell>
          <table:table-cell table:formula="of:=[$'Discrete Input Contacts'.D274]" office:value-type="float" office:value="0" calcext:value-type="float">
            <text:p>0</text:p>
          </table:table-cell>
          <table:table-cell table:formula="of:=[$'Discrete Input Contacts'.O274]" office:value-type="float" office:value="0" calcext:value-type="float">
            <text:p>0</text:p>
          </table:table-cell>
          <table:table-cell table:formula="of:=[$'Analog Input Registers'.C274]" office:value-type="float" office:value="0" calcext:value-type="float">
            <text:p>0</text:p>
          </table:table-cell>
          <table:table-cell table:formula="of:=[$'Analog Input Registers'.D274]" office:value-type="float" office:value="0" calcext:value-type="float">
            <text:p>0</text:p>
          </table:table-cell>
          <table:table-cell table:formula="of:=[$'Analog Input Registers'.O274]" office:value-type="float" office:value="0" calcext:value-type="float">
            <text:p>0</text:p>
          </table:table-cell>
          <table:table-cell table:formula="of:=[$'Analog Output Holding Registers'.C273]" office:value-type="float" office:value="0" calcext:value-type="float">
            <text:p>0</text:p>
          </table:table-cell>
          <table:table-cell table:formula="of:=[$'Analog Output Holding Registers'.D273]" office:value-type="float" office:value="0" calcext:value-type="float">
            <text:p>0</text:p>
          </table:table-cell>
          <table:table-cell table:formula="of:=[$'Analog Output Holding Registers'.P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$'Discrete Output coils'.C275]" office:value-type="float" office:value="0" calcext:value-type="float">
            <text:p>0</text:p>
          </table:table-cell>
          <table:table-cell table:formula="of:=[$'Discrete Output coils'.D275]" office:value-type="float" office:value="0" calcext:value-type="float">
            <text:p>0</text:p>
          </table:table-cell>
          <table:table-cell table:formula="of:=[$'Discrete Output coils'.O275]" office:value-type="float" office:value="0" calcext:value-type="float">
            <text:p>0</text:p>
          </table:table-cell>
          <table:table-cell table:formula="of:=[$'Discrete Input Contacts'.C275]" office:value-type="float" office:value="0" calcext:value-type="float">
            <text:p>0</text:p>
          </table:table-cell>
          <table:table-cell table:formula="of:=[$'Discrete Input Contacts'.D275]" office:value-type="float" office:value="0" calcext:value-type="float">
            <text:p>0</text:p>
          </table:table-cell>
          <table:table-cell table:formula="of:=[$'Discrete Input Contacts'.O275]" office:value-type="float" office:value="0" calcext:value-type="float">
            <text:p>0</text:p>
          </table:table-cell>
          <table:table-cell table:formula="of:=[$'Analog Input Registers'.C275]" office:value-type="float" office:value="0" calcext:value-type="float">
            <text:p>0</text:p>
          </table:table-cell>
          <table:table-cell table:formula="of:=[$'Analog Input Registers'.D275]" office:value-type="float" office:value="0" calcext:value-type="float">
            <text:p>0</text:p>
          </table:table-cell>
          <table:table-cell table:formula="of:=[$'Analog Input Registers'.O275]" office:value-type="float" office:value="0" calcext:value-type="float">
            <text:p>0</text:p>
          </table:table-cell>
          <table:table-cell table:formula="of:=[$'Analog Output Holding Registers'.C274]" office:value-type="float" office:value="0" calcext:value-type="float">
            <text:p>0</text:p>
          </table:table-cell>
          <table:table-cell table:formula="of:=[$'Analog Output Holding Registers'.D274]" office:value-type="float" office:value="0" calcext:value-type="float">
            <text:p>0</text:p>
          </table:table-cell>
          <table:table-cell table:formula="of:=[$'Analog Output Holding Registers'.P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$'Discrete Output coils'.C276]" office:value-type="float" office:value="0" calcext:value-type="float">
            <text:p>0</text:p>
          </table:table-cell>
          <table:table-cell table:formula="of:=[$'Discrete Output coils'.D276]" office:value-type="float" office:value="0" calcext:value-type="float">
            <text:p>0</text:p>
          </table:table-cell>
          <table:table-cell table:formula="of:=[$'Discrete Output coils'.O276]" office:value-type="float" office:value="0" calcext:value-type="float">
            <text:p>0</text:p>
          </table:table-cell>
          <table:table-cell table:formula="of:=[$'Discrete Input Contacts'.C276]" office:value-type="float" office:value="0" calcext:value-type="float">
            <text:p>0</text:p>
          </table:table-cell>
          <table:table-cell table:formula="of:=[$'Discrete Input Contacts'.D276]" office:value-type="float" office:value="0" calcext:value-type="float">
            <text:p>0</text:p>
          </table:table-cell>
          <table:table-cell table:formula="of:=[$'Discrete Input Contacts'.O276]" office:value-type="float" office:value="0" calcext:value-type="float">
            <text:p>0</text:p>
          </table:table-cell>
          <table:table-cell table:formula="of:=[$'Analog Input Registers'.C276]" office:value-type="float" office:value="0" calcext:value-type="float">
            <text:p>0</text:p>
          </table:table-cell>
          <table:table-cell table:formula="of:=[$'Analog Input Registers'.D276]" office:value-type="float" office:value="0" calcext:value-type="float">
            <text:p>0</text:p>
          </table:table-cell>
          <table:table-cell table:formula="of:=[$'Analog Input Registers'.O276]" office:value-type="float" office:value="0" calcext:value-type="float">
            <text:p>0</text:p>
          </table:table-cell>
          <table:table-cell table:formula="of:=[$'Analog Output Holding Registers'.C275]" office:value-type="float" office:value="0" calcext:value-type="float">
            <text:p>0</text:p>
          </table:table-cell>
          <table:table-cell table:formula="of:=[$'Analog Output Holding Registers'.D275]" office:value-type="float" office:value="0" calcext:value-type="float">
            <text:p>0</text:p>
          </table:table-cell>
          <table:table-cell table:formula="of:=[$'Analog Output Holding Registers'.P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$'Discrete Output coils'.C277]" office:value-type="float" office:value="0" calcext:value-type="float">
            <text:p>0</text:p>
          </table:table-cell>
          <table:table-cell table:formula="of:=[$'Discrete Output coils'.D277]" office:value-type="float" office:value="0" calcext:value-type="float">
            <text:p>0</text:p>
          </table:table-cell>
          <table:table-cell table:formula="of:=[$'Discrete Output coils'.O277]" office:value-type="float" office:value="0" calcext:value-type="float">
            <text:p>0</text:p>
          </table:table-cell>
          <table:table-cell table:formula="of:=[$'Discrete Input Contacts'.C277]" office:value-type="float" office:value="0" calcext:value-type="float">
            <text:p>0</text:p>
          </table:table-cell>
          <table:table-cell table:formula="of:=[$'Discrete Input Contacts'.D277]" office:value-type="float" office:value="0" calcext:value-type="float">
            <text:p>0</text:p>
          </table:table-cell>
          <table:table-cell table:formula="of:=[$'Discrete Input Contacts'.O277]" office:value-type="float" office:value="0" calcext:value-type="float">
            <text:p>0</text:p>
          </table:table-cell>
          <table:table-cell table:formula="of:=[$'Analog Input Registers'.C277]" office:value-type="float" office:value="0" calcext:value-type="float">
            <text:p>0</text:p>
          </table:table-cell>
          <table:table-cell table:formula="of:=[$'Analog Input Registers'.D277]" office:value-type="float" office:value="0" calcext:value-type="float">
            <text:p>0</text:p>
          </table:table-cell>
          <table:table-cell table:formula="of:=[$'Analog Input Registers'.O277]" office:value-type="float" office:value="0" calcext:value-type="float">
            <text:p>0</text:p>
          </table:table-cell>
          <table:table-cell table:formula="of:=[$'Analog Output Holding Registers'.C276]" office:value-type="float" office:value="0" calcext:value-type="float">
            <text:p>0</text:p>
          </table:table-cell>
          <table:table-cell table:formula="of:=[$'Analog Output Holding Registers'.D276]" office:value-type="float" office:value="0" calcext:value-type="float">
            <text:p>0</text:p>
          </table:table-cell>
          <table:table-cell table:formula="of:=[$'Analog Output Holding Registers'.P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$'Discrete Output coils'.C278]" office:value-type="float" office:value="0" calcext:value-type="float">
            <text:p>0</text:p>
          </table:table-cell>
          <table:table-cell table:formula="of:=[$'Discrete Output coils'.D278]" office:value-type="float" office:value="0" calcext:value-type="float">
            <text:p>0</text:p>
          </table:table-cell>
          <table:table-cell table:formula="of:=[$'Discrete Output coils'.O278]" office:value-type="float" office:value="0" calcext:value-type="float">
            <text:p>0</text:p>
          </table:table-cell>
          <table:table-cell table:formula="of:=[$'Discrete Input Contacts'.C278]" office:value-type="float" office:value="0" calcext:value-type="float">
            <text:p>0</text:p>
          </table:table-cell>
          <table:table-cell table:formula="of:=[$'Discrete Input Contacts'.D278]" office:value-type="float" office:value="0" calcext:value-type="float">
            <text:p>0</text:p>
          </table:table-cell>
          <table:table-cell table:formula="of:=[$'Discrete Input Contacts'.O278]" office:value-type="float" office:value="0" calcext:value-type="float">
            <text:p>0</text:p>
          </table:table-cell>
          <table:table-cell table:formula="of:=[$'Analog Input Registers'.C278]" office:value-type="float" office:value="0" calcext:value-type="float">
            <text:p>0</text:p>
          </table:table-cell>
          <table:table-cell table:formula="of:=[$'Analog Input Registers'.D278]" office:value-type="float" office:value="0" calcext:value-type="float">
            <text:p>0</text:p>
          </table:table-cell>
          <table:table-cell table:formula="of:=[$'Analog Input Registers'.O278]" office:value-type="float" office:value="0" calcext:value-type="float">
            <text:p>0</text:p>
          </table:table-cell>
          <table:table-cell table:formula="of:=[$'Analog Output Holding Registers'.C277]" office:value-type="float" office:value="0" calcext:value-type="float">
            <text:p>0</text:p>
          </table:table-cell>
          <table:table-cell table:formula="of:=[$'Analog Output Holding Registers'.D277]" office:value-type="float" office:value="0" calcext:value-type="float">
            <text:p>0</text:p>
          </table:table-cell>
          <table:table-cell table:formula="of:=[$'Analog Output Holding Registers'.P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$'Discrete Output coils'.C279]" office:value-type="float" office:value="0" calcext:value-type="float">
            <text:p>0</text:p>
          </table:table-cell>
          <table:table-cell table:formula="of:=[$'Discrete Output coils'.D279]" office:value-type="float" office:value="0" calcext:value-type="float">
            <text:p>0</text:p>
          </table:table-cell>
          <table:table-cell table:formula="of:=[$'Discrete Output coils'.O279]" office:value-type="float" office:value="0" calcext:value-type="float">
            <text:p>0</text:p>
          </table:table-cell>
          <table:table-cell table:formula="of:=[$'Discrete Input Contacts'.C279]" office:value-type="float" office:value="0" calcext:value-type="float">
            <text:p>0</text:p>
          </table:table-cell>
          <table:table-cell table:formula="of:=[$'Discrete Input Contacts'.D279]" office:value-type="float" office:value="0" calcext:value-type="float">
            <text:p>0</text:p>
          </table:table-cell>
          <table:table-cell table:formula="of:=[$'Discrete Input Contacts'.O279]" office:value-type="float" office:value="0" calcext:value-type="float">
            <text:p>0</text:p>
          </table:table-cell>
          <table:table-cell table:formula="of:=[$'Analog Input Registers'.C279]" office:value-type="float" office:value="0" calcext:value-type="float">
            <text:p>0</text:p>
          </table:table-cell>
          <table:table-cell table:formula="of:=[$'Analog Input Registers'.D279]" office:value-type="float" office:value="0" calcext:value-type="float">
            <text:p>0</text:p>
          </table:table-cell>
          <table:table-cell table:formula="of:=[$'Analog Input Registers'.O279]" office:value-type="float" office:value="0" calcext:value-type="float">
            <text:p>0</text:p>
          </table:table-cell>
          <table:table-cell table:formula="of:=[$'Analog Output Holding Registers'.C278]" office:value-type="float" office:value="0" calcext:value-type="float">
            <text:p>0</text:p>
          </table:table-cell>
          <table:table-cell table:formula="of:=[$'Analog Output Holding Registers'.D278]" office:value-type="float" office:value="0" calcext:value-type="float">
            <text:p>0</text:p>
          </table:table-cell>
          <table:table-cell table:formula="of:=[$'Analog Output Holding Registers'.P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$'Discrete Output coils'.C280]" office:value-type="float" office:value="0" calcext:value-type="float">
            <text:p>0</text:p>
          </table:table-cell>
          <table:table-cell table:formula="of:=[$'Discrete Output coils'.D280]" office:value-type="float" office:value="0" calcext:value-type="float">
            <text:p>0</text:p>
          </table:table-cell>
          <table:table-cell table:formula="of:=[$'Discrete Output coils'.O280]" office:value-type="float" office:value="0" calcext:value-type="float">
            <text:p>0</text:p>
          </table:table-cell>
          <table:table-cell table:formula="of:=[$'Discrete Input Contacts'.C280]" office:value-type="float" office:value="0" calcext:value-type="float">
            <text:p>0</text:p>
          </table:table-cell>
          <table:table-cell table:formula="of:=[$'Discrete Input Contacts'.D280]" office:value-type="float" office:value="0" calcext:value-type="float">
            <text:p>0</text:p>
          </table:table-cell>
          <table:table-cell table:formula="of:=[$'Discrete Input Contacts'.O280]" office:value-type="float" office:value="0" calcext:value-type="float">
            <text:p>0</text:p>
          </table:table-cell>
          <table:table-cell table:formula="of:=[$'Analog Input Registers'.C280]" office:value-type="float" office:value="0" calcext:value-type="float">
            <text:p>0</text:p>
          </table:table-cell>
          <table:table-cell table:formula="of:=[$'Analog Input Registers'.D280]" office:value-type="float" office:value="0" calcext:value-type="float">
            <text:p>0</text:p>
          </table:table-cell>
          <table:table-cell table:formula="of:=[$'Analog Input Registers'.O280]" office:value-type="float" office:value="0" calcext:value-type="float">
            <text:p>0</text:p>
          </table:table-cell>
          <table:table-cell table:formula="of:=[$'Analog Output Holding Registers'.C279]" office:value-type="float" office:value="0" calcext:value-type="float">
            <text:p>0</text:p>
          </table:table-cell>
          <table:table-cell table:formula="of:=[$'Analog Output Holding Registers'.D279]" office:value-type="float" office:value="0" calcext:value-type="float">
            <text:p>0</text:p>
          </table:table-cell>
          <table:table-cell table:formula="of:=[$'Analog Output Holding Registers'.P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$'Discrete Output coils'.C281]" office:value-type="float" office:value="0" calcext:value-type="float">
            <text:p>0</text:p>
          </table:table-cell>
          <table:table-cell table:formula="of:=[$'Discrete Output coils'.D281]" office:value-type="float" office:value="0" calcext:value-type="float">
            <text:p>0</text:p>
          </table:table-cell>
          <table:table-cell table:formula="of:=[$'Discrete Output coils'.O281]" office:value-type="float" office:value="0" calcext:value-type="float">
            <text:p>0</text:p>
          </table:table-cell>
          <table:table-cell table:formula="of:=[$'Discrete Input Contacts'.C281]" office:value-type="float" office:value="0" calcext:value-type="float">
            <text:p>0</text:p>
          </table:table-cell>
          <table:table-cell table:formula="of:=[$'Discrete Input Contacts'.D281]" office:value-type="float" office:value="0" calcext:value-type="float">
            <text:p>0</text:p>
          </table:table-cell>
          <table:table-cell table:formula="of:=[$'Discrete Input Contacts'.O281]" office:value-type="float" office:value="0" calcext:value-type="float">
            <text:p>0</text:p>
          </table:table-cell>
          <table:table-cell table:formula="of:=[$'Analog Input Registers'.C281]" office:value-type="float" office:value="0" calcext:value-type="float">
            <text:p>0</text:p>
          </table:table-cell>
          <table:table-cell table:formula="of:=[$'Analog Input Registers'.D281]" office:value-type="float" office:value="0" calcext:value-type="float">
            <text:p>0</text:p>
          </table:table-cell>
          <table:table-cell table:formula="of:=[$'Analog Input Registers'.O281]" office:value-type="float" office:value="0" calcext:value-type="float">
            <text:p>0</text:p>
          </table:table-cell>
          <table:table-cell table:formula="of:=[$'Analog Output Holding Registers'.C280]" office:value-type="float" office:value="0" calcext:value-type="float">
            <text:p>0</text:p>
          </table:table-cell>
          <table:table-cell table:formula="of:=[$'Analog Output Holding Registers'.D280]" office:value-type="float" office:value="0" calcext:value-type="float">
            <text:p>0</text:p>
          </table:table-cell>
          <table:table-cell table:formula="of:=[$'Analog Output Holding Registers'.P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$'Discrete Output coils'.C282]" office:value-type="float" office:value="0" calcext:value-type="float">
            <text:p>0</text:p>
          </table:table-cell>
          <table:table-cell table:formula="of:=[$'Discrete Output coils'.D282]" office:value-type="float" office:value="0" calcext:value-type="float">
            <text:p>0</text:p>
          </table:table-cell>
          <table:table-cell table:formula="of:=[$'Discrete Output coils'.O282]" office:value-type="float" office:value="0" calcext:value-type="float">
            <text:p>0</text:p>
          </table:table-cell>
          <table:table-cell table:formula="of:=[$'Discrete Input Contacts'.C282]" office:value-type="float" office:value="0" calcext:value-type="float">
            <text:p>0</text:p>
          </table:table-cell>
          <table:table-cell table:formula="of:=[$'Discrete Input Contacts'.D282]" office:value-type="float" office:value="0" calcext:value-type="float">
            <text:p>0</text:p>
          </table:table-cell>
          <table:table-cell table:formula="of:=[$'Discrete Input Contacts'.O282]" office:value-type="float" office:value="0" calcext:value-type="float">
            <text:p>0</text:p>
          </table:table-cell>
          <table:table-cell table:formula="of:=[$'Analog Input Registers'.C282]" office:value-type="float" office:value="0" calcext:value-type="float">
            <text:p>0</text:p>
          </table:table-cell>
          <table:table-cell table:formula="of:=[$'Analog Input Registers'.D282]" office:value-type="float" office:value="0" calcext:value-type="float">
            <text:p>0</text:p>
          </table:table-cell>
          <table:table-cell table:formula="of:=[$'Analog Input Registers'.O282]" office:value-type="float" office:value="0" calcext:value-type="float">
            <text:p>0</text:p>
          </table:table-cell>
          <table:table-cell table:formula="of:=[$'Analog Output Holding Registers'.C281]" office:value-type="float" office:value="0" calcext:value-type="float">
            <text:p>0</text:p>
          </table:table-cell>
          <table:table-cell table:formula="of:=[$'Analog Output Holding Registers'.D281]" office:value-type="float" office:value="0" calcext:value-type="float">
            <text:p>0</text:p>
          </table:table-cell>
          <table:table-cell table:formula="of:=[$'Analog Output Holding Registers'.P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$'Discrete Output coils'.C283]" office:value-type="float" office:value="0" calcext:value-type="float">
            <text:p>0</text:p>
          </table:table-cell>
          <table:table-cell table:formula="of:=[$'Discrete Output coils'.D283]" office:value-type="float" office:value="0" calcext:value-type="float">
            <text:p>0</text:p>
          </table:table-cell>
          <table:table-cell table:formula="of:=[$'Discrete Output coils'.O283]" office:value-type="float" office:value="0" calcext:value-type="float">
            <text:p>0</text:p>
          </table:table-cell>
          <table:table-cell table:formula="of:=[$'Discrete Input Contacts'.C283]" office:value-type="float" office:value="0" calcext:value-type="float">
            <text:p>0</text:p>
          </table:table-cell>
          <table:table-cell table:formula="of:=[$'Discrete Input Contacts'.D283]" office:value-type="float" office:value="0" calcext:value-type="float">
            <text:p>0</text:p>
          </table:table-cell>
          <table:table-cell table:formula="of:=[$'Discrete Input Contacts'.O283]" office:value-type="float" office:value="0" calcext:value-type="float">
            <text:p>0</text:p>
          </table:table-cell>
          <table:table-cell table:formula="of:=[$'Analog Input Registers'.C283]" office:value-type="float" office:value="0" calcext:value-type="float">
            <text:p>0</text:p>
          </table:table-cell>
          <table:table-cell table:formula="of:=[$'Analog Input Registers'.D283]" office:value-type="float" office:value="0" calcext:value-type="float">
            <text:p>0</text:p>
          </table:table-cell>
          <table:table-cell table:formula="of:=[$'Analog Input Registers'.O283]" office:value-type="float" office:value="0" calcext:value-type="float">
            <text:p>0</text:p>
          </table:table-cell>
          <table:table-cell table:formula="of:=[$'Analog Output Holding Registers'.C282]" office:value-type="float" office:value="0" calcext:value-type="float">
            <text:p>0</text:p>
          </table:table-cell>
          <table:table-cell table:formula="of:=[$'Analog Output Holding Registers'.D282]" office:value-type="float" office:value="0" calcext:value-type="float">
            <text:p>0</text:p>
          </table:table-cell>
          <table:table-cell table:formula="of:=[$'Analog Output Holding Registers'.P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$'Discrete Output coils'.C284]" office:value-type="float" office:value="0" calcext:value-type="float">
            <text:p>0</text:p>
          </table:table-cell>
          <table:table-cell table:formula="of:=[$'Discrete Output coils'.D284]" office:value-type="float" office:value="0" calcext:value-type="float">
            <text:p>0</text:p>
          </table:table-cell>
          <table:table-cell table:formula="of:=[$'Discrete Output coils'.O284]" office:value-type="float" office:value="0" calcext:value-type="float">
            <text:p>0</text:p>
          </table:table-cell>
          <table:table-cell table:formula="of:=[$'Discrete Input Contacts'.C284]" office:value-type="float" office:value="0" calcext:value-type="float">
            <text:p>0</text:p>
          </table:table-cell>
          <table:table-cell table:formula="of:=[$'Discrete Input Contacts'.D284]" office:value-type="float" office:value="0" calcext:value-type="float">
            <text:p>0</text:p>
          </table:table-cell>
          <table:table-cell table:formula="of:=[$'Discrete Input Contacts'.O284]" office:value-type="float" office:value="0" calcext:value-type="float">
            <text:p>0</text:p>
          </table:table-cell>
          <table:table-cell table:formula="of:=[$'Analog Input Registers'.C284]" office:value-type="float" office:value="0" calcext:value-type="float">
            <text:p>0</text:p>
          </table:table-cell>
          <table:table-cell table:formula="of:=[$'Analog Input Registers'.D284]" office:value-type="float" office:value="0" calcext:value-type="float">
            <text:p>0</text:p>
          </table:table-cell>
          <table:table-cell table:formula="of:=[$'Analog Input Registers'.O284]" office:value-type="float" office:value="0" calcext:value-type="float">
            <text:p>0</text:p>
          </table:table-cell>
          <table:table-cell table:formula="of:=[$'Analog Output Holding Registers'.C283]" office:value-type="float" office:value="0" calcext:value-type="float">
            <text:p>0</text:p>
          </table:table-cell>
          <table:table-cell table:formula="of:=[$'Analog Output Holding Registers'.D283]" office:value-type="float" office:value="0" calcext:value-type="float">
            <text:p>0</text:p>
          </table:table-cell>
          <table:table-cell table:formula="of:=[$'Analog Output Holding Registers'.P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$'Discrete Output coils'.C285]" office:value-type="float" office:value="0" calcext:value-type="float">
            <text:p>0</text:p>
          </table:table-cell>
          <table:table-cell table:formula="of:=[$'Discrete Output coils'.D285]" office:value-type="float" office:value="0" calcext:value-type="float">
            <text:p>0</text:p>
          </table:table-cell>
          <table:table-cell table:formula="of:=[$'Discrete Output coils'.O285]" office:value-type="float" office:value="0" calcext:value-type="float">
            <text:p>0</text:p>
          </table:table-cell>
          <table:table-cell table:formula="of:=[$'Discrete Input Contacts'.C285]" office:value-type="float" office:value="0" calcext:value-type="float">
            <text:p>0</text:p>
          </table:table-cell>
          <table:table-cell table:formula="of:=[$'Discrete Input Contacts'.D285]" office:value-type="float" office:value="0" calcext:value-type="float">
            <text:p>0</text:p>
          </table:table-cell>
          <table:table-cell table:formula="of:=[$'Discrete Input Contacts'.O285]" office:value-type="float" office:value="0" calcext:value-type="float">
            <text:p>0</text:p>
          </table:table-cell>
          <table:table-cell table:formula="of:=[$'Analog Input Registers'.C285]" office:value-type="float" office:value="0" calcext:value-type="float">
            <text:p>0</text:p>
          </table:table-cell>
          <table:table-cell table:formula="of:=[$'Analog Input Registers'.D285]" office:value-type="float" office:value="0" calcext:value-type="float">
            <text:p>0</text:p>
          </table:table-cell>
          <table:table-cell table:formula="of:=[$'Analog Input Registers'.O285]" office:value-type="float" office:value="0" calcext:value-type="float">
            <text:p>0</text:p>
          </table:table-cell>
          <table:table-cell table:formula="of:=[$'Analog Output Holding Registers'.C284]" office:value-type="float" office:value="0" calcext:value-type="float">
            <text:p>0</text:p>
          </table:table-cell>
          <table:table-cell table:formula="of:=[$'Analog Output Holding Registers'.D284]" office:value-type="float" office:value="0" calcext:value-type="float">
            <text:p>0</text:p>
          </table:table-cell>
          <table:table-cell table:formula="of:=[$'Analog Output Holding Registers'.P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$'Discrete Output coils'.C286]" office:value-type="float" office:value="0" calcext:value-type="float">
            <text:p>0</text:p>
          </table:table-cell>
          <table:table-cell table:formula="of:=[$'Discrete Output coils'.D286]" office:value-type="float" office:value="0" calcext:value-type="float">
            <text:p>0</text:p>
          </table:table-cell>
          <table:table-cell table:formula="of:=[$'Discrete Output coils'.O286]" office:value-type="float" office:value="0" calcext:value-type="float">
            <text:p>0</text:p>
          </table:table-cell>
          <table:table-cell table:formula="of:=[$'Discrete Input Contacts'.C286]" office:value-type="float" office:value="0" calcext:value-type="float">
            <text:p>0</text:p>
          </table:table-cell>
          <table:table-cell table:formula="of:=[$'Discrete Input Contacts'.D286]" office:value-type="float" office:value="0" calcext:value-type="float">
            <text:p>0</text:p>
          </table:table-cell>
          <table:table-cell table:formula="of:=[$'Discrete Input Contacts'.O286]" office:value-type="float" office:value="0" calcext:value-type="float">
            <text:p>0</text:p>
          </table:table-cell>
          <table:table-cell table:formula="of:=[$'Analog Input Registers'.C286]" office:value-type="float" office:value="0" calcext:value-type="float">
            <text:p>0</text:p>
          </table:table-cell>
          <table:table-cell table:formula="of:=[$'Analog Input Registers'.D286]" office:value-type="float" office:value="0" calcext:value-type="float">
            <text:p>0</text:p>
          </table:table-cell>
          <table:table-cell table:formula="of:=[$'Analog Input Registers'.O286]" office:value-type="float" office:value="0" calcext:value-type="float">
            <text:p>0</text:p>
          </table:table-cell>
          <table:table-cell table:formula="of:=[$'Analog Output Holding Registers'.C285]" office:value-type="float" office:value="0" calcext:value-type="float">
            <text:p>0</text:p>
          </table:table-cell>
          <table:table-cell table:formula="of:=[$'Analog Output Holding Registers'.D285]" office:value-type="float" office:value="0" calcext:value-type="float">
            <text:p>0</text:p>
          </table:table-cell>
          <table:table-cell table:formula="of:=[$'Analog Output Holding Registers'.P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$'Discrete Output coils'.C287]" office:value-type="float" office:value="0" calcext:value-type="float">
            <text:p>0</text:p>
          </table:table-cell>
          <table:table-cell table:formula="of:=[$'Discrete Output coils'.D287]" office:value-type="float" office:value="0" calcext:value-type="float">
            <text:p>0</text:p>
          </table:table-cell>
          <table:table-cell table:formula="of:=[$'Discrete Output coils'.O287]" office:value-type="float" office:value="0" calcext:value-type="float">
            <text:p>0</text:p>
          </table:table-cell>
          <table:table-cell table:formula="of:=[$'Discrete Input Contacts'.C287]" office:value-type="float" office:value="0" calcext:value-type="float">
            <text:p>0</text:p>
          </table:table-cell>
          <table:table-cell table:formula="of:=[$'Discrete Input Contacts'.D287]" office:value-type="float" office:value="0" calcext:value-type="float">
            <text:p>0</text:p>
          </table:table-cell>
          <table:table-cell table:formula="of:=[$'Discrete Input Contacts'.O287]" office:value-type="float" office:value="0" calcext:value-type="float">
            <text:p>0</text:p>
          </table:table-cell>
          <table:table-cell table:formula="of:=[$'Analog Input Registers'.C287]" office:value-type="float" office:value="0" calcext:value-type="float">
            <text:p>0</text:p>
          </table:table-cell>
          <table:table-cell table:formula="of:=[$'Analog Input Registers'.D287]" office:value-type="float" office:value="0" calcext:value-type="float">
            <text:p>0</text:p>
          </table:table-cell>
          <table:table-cell table:formula="of:=[$'Analog Input Registers'.O287]" office:value-type="float" office:value="0" calcext:value-type="float">
            <text:p>0</text:p>
          </table:table-cell>
          <table:table-cell table:formula="of:=[$'Analog Output Holding Registers'.C286]" office:value-type="float" office:value="0" calcext:value-type="float">
            <text:p>0</text:p>
          </table:table-cell>
          <table:table-cell table:formula="of:=[$'Analog Output Holding Registers'.D286]" office:value-type="float" office:value="0" calcext:value-type="float">
            <text:p>0</text:p>
          </table:table-cell>
          <table:table-cell table:formula="of:=[$'Analog Output Holding Registers'.P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$'Discrete Output coils'.C288]" office:value-type="float" office:value="0" calcext:value-type="float">
            <text:p>0</text:p>
          </table:table-cell>
          <table:table-cell table:formula="of:=[$'Discrete Output coils'.D288]" office:value-type="float" office:value="0" calcext:value-type="float">
            <text:p>0</text:p>
          </table:table-cell>
          <table:table-cell table:formula="of:=[$'Discrete Output coils'.O288]" office:value-type="float" office:value="0" calcext:value-type="float">
            <text:p>0</text:p>
          </table:table-cell>
          <table:table-cell table:formula="of:=[$'Discrete Input Contacts'.C288]" office:value-type="float" office:value="0" calcext:value-type="float">
            <text:p>0</text:p>
          </table:table-cell>
          <table:table-cell table:formula="of:=[$'Discrete Input Contacts'.D288]" office:value-type="float" office:value="0" calcext:value-type="float">
            <text:p>0</text:p>
          </table:table-cell>
          <table:table-cell table:formula="of:=[$'Discrete Input Contacts'.O288]" office:value-type="float" office:value="0" calcext:value-type="float">
            <text:p>0</text:p>
          </table:table-cell>
          <table:table-cell table:formula="of:=[$'Analog Input Registers'.C288]" office:value-type="float" office:value="0" calcext:value-type="float">
            <text:p>0</text:p>
          </table:table-cell>
          <table:table-cell table:formula="of:=[$'Analog Input Registers'.D288]" office:value-type="float" office:value="0" calcext:value-type="float">
            <text:p>0</text:p>
          </table:table-cell>
          <table:table-cell table:formula="of:=[$'Analog Input Registers'.O288]" office:value-type="float" office:value="0" calcext:value-type="float">
            <text:p>0</text:p>
          </table:table-cell>
          <table:table-cell table:formula="of:=[$'Analog Output Holding Registers'.C287]" office:value-type="float" office:value="0" calcext:value-type="float">
            <text:p>0</text:p>
          </table:table-cell>
          <table:table-cell table:formula="of:=[$'Analog Output Holding Registers'.D287]" office:value-type="float" office:value="0" calcext:value-type="float">
            <text:p>0</text:p>
          </table:table-cell>
          <table:table-cell table:formula="of:=[$'Analog Output Holding Registers'.P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$'Discrete Output coils'.C289]" office:value-type="float" office:value="0" calcext:value-type="float">
            <text:p>0</text:p>
          </table:table-cell>
          <table:table-cell table:formula="of:=[$'Discrete Output coils'.D289]" office:value-type="float" office:value="0" calcext:value-type="float">
            <text:p>0</text:p>
          </table:table-cell>
          <table:table-cell table:formula="of:=[$'Discrete Output coils'.O289]" office:value-type="float" office:value="0" calcext:value-type="float">
            <text:p>0</text:p>
          </table:table-cell>
          <table:table-cell table:formula="of:=[$'Discrete Input Contacts'.C289]" office:value-type="float" office:value="0" calcext:value-type="float">
            <text:p>0</text:p>
          </table:table-cell>
          <table:table-cell table:formula="of:=[$'Discrete Input Contacts'.D289]" office:value-type="float" office:value="0" calcext:value-type="float">
            <text:p>0</text:p>
          </table:table-cell>
          <table:table-cell table:formula="of:=[$'Discrete Input Contacts'.O289]" office:value-type="float" office:value="0" calcext:value-type="float">
            <text:p>0</text:p>
          </table:table-cell>
          <table:table-cell table:formula="of:=[$'Analog Input Registers'.C289]" office:value-type="float" office:value="0" calcext:value-type="float">
            <text:p>0</text:p>
          </table:table-cell>
          <table:table-cell table:formula="of:=[$'Analog Input Registers'.D289]" office:value-type="float" office:value="0" calcext:value-type="float">
            <text:p>0</text:p>
          </table:table-cell>
          <table:table-cell table:formula="of:=[$'Analog Input Registers'.O289]" office:value-type="float" office:value="0" calcext:value-type="float">
            <text:p>0</text:p>
          </table:table-cell>
          <table:table-cell table:formula="of:=[$'Analog Output Holding Registers'.C288]" office:value-type="float" office:value="0" calcext:value-type="float">
            <text:p>0</text:p>
          </table:table-cell>
          <table:table-cell table:formula="of:=[$'Analog Output Holding Registers'.D288]" office:value-type="float" office:value="0" calcext:value-type="float">
            <text:p>0</text:p>
          </table:table-cell>
          <table:table-cell table:formula="of:=[$'Analog Output Holding Registers'.P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$'Discrete Output coils'.C290]" office:value-type="float" office:value="0" calcext:value-type="float">
            <text:p>0</text:p>
          </table:table-cell>
          <table:table-cell table:formula="of:=[$'Discrete Output coils'.D290]" office:value-type="float" office:value="0" calcext:value-type="float">
            <text:p>0</text:p>
          </table:table-cell>
          <table:table-cell table:formula="of:=[$'Discrete Output coils'.O290]" office:value-type="float" office:value="0" calcext:value-type="float">
            <text:p>0</text:p>
          </table:table-cell>
          <table:table-cell table:formula="of:=[$'Discrete Input Contacts'.C290]" office:value-type="float" office:value="0" calcext:value-type="float">
            <text:p>0</text:p>
          </table:table-cell>
          <table:table-cell table:formula="of:=[$'Discrete Input Contacts'.D290]" office:value-type="float" office:value="0" calcext:value-type="float">
            <text:p>0</text:p>
          </table:table-cell>
          <table:table-cell table:formula="of:=[$'Discrete Input Contacts'.O290]" office:value-type="float" office:value="0" calcext:value-type="float">
            <text:p>0</text:p>
          </table:table-cell>
          <table:table-cell table:formula="of:=[$'Analog Input Registers'.C290]" office:value-type="float" office:value="0" calcext:value-type="float">
            <text:p>0</text:p>
          </table:table-cell>
          <table:table-cell table:formula="of:=[$'Analog Input Registers'.D290]" office:value-type="float" office:value="0" calcext:value-type="float">
            <text:p>0</text:p>
          </table:table-cell>
          <table:table-cell table:formula="of:=[$'Analog Input Registers'.O290]" office:value-type="float" office:value="0" calcext:value-type="float">
            <text:p>0</text:p>
          </table:table-cell>
          <table:table-cell table:formula="of:=[$'Analog Output Holding Registers'.C289]" office:value-type="float" office:value="0" calcext:value-type="float">
            <text:p>0</text:p>
          </table:table-cell>
          <table:table-cell table:formula="of:=[$'Analog Output Holding Registers'.D289]" office:value-type="float" office:value="0" calcext:value-type="float">
            <text:p>0</text:p>
          </table:table-cell>
          <table:table-cell table:formula="of:=[$'Analog Output Holding Registers'.P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$'Discrete Output coils'.C291]" office:value-type="float" office:value="0" calcext:value-type="float">
            <text:p>0</text:p>
          </table:table-cell>
          <table:table-cell table:formula="of:=[$'Discrete Output coils'.D291]" office:value-type="float" office:value="0" calcext:value-type="float">
            <text:p>0</text:p>
          </table:table-cell>
          <table:table-cell table:formula="of:=[$'Discrete Output coils'.O291]" office:value-type="float" office:value="0" calcext:value-type="float">
            <text:p>0</text:p>
          </table:table-cell>
          <table:table-cell table:formula="of:=[$'Discrete Input Contacts'.C291]" office:value-type="float" office:value="0" calcext:value-type="float">
            <text:p>0</text:p>
          </table:table-cell>
          <table:table-cell table:formula="of:=[$'Discrete Input Contacts'.D291]" office:value-type="float" office:value="0" calcext:value-type="float">
            <text:p>0</text:p>
          </table:table-cell>
          <table:table-cell table:formula="of:=[$'Discrete Input Contacts'.O291]" office:value-type="float" office:value="0" calcext:value-type="float">
            <text:p>0</text:p>
          </table:table-cell>
          <table:table-cell table:formula="of:=[$'Analog Input Registers'.C291]" office:value-type="float" office:value="0" calcext:value-type="float">
            <text:p>0</text:p>
          </table:table-cell>
          <table:table-cell table:formula="of:=[$'Analog Input Registers'.D291]" office:value-type="float" office:value="0" calcext:value-type="float">
            <text:p>0</text:p>
          </table:table-cell>
          <table:table-cell table:formula="of:=[$'Analog Input Registers'.O291]" office:value-type="float" office:value="0" calcext:value-type="float">
            <text:p>0</text:p>
          </table:table-cell>
          <table:table-cell table:formula="of:=[$'Analog Output Holding Registers'.C290]" office:value-type="float" office:value="0" calcext:value-type="float">
            <text:p>0</text:p>
          </table:table-cell>
          <table:table-cell table:formula="of:=[$'Analog Output Holding Registers'.D290]" office:value-type="float" office:value="0" calcext:value-type="float">
            <text:p>0</text:p>
          </table:table-cell>
          <table:table-cell table:formula="of:=[$'Analog Output Holding Registers'.P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$'Discrete Output coils'.C292]" office:value-type="float" office:value="0" calcext:value-type="float">
            <text:p>0</text:p>
          </table:table-cell>
          <table:table-cell table:formula="of:=[$'Discrete Output coils'.D292]" office:value-type="float" office:value="0" calcext:value-type="float">
            <text:p>0</text:p>
          </table:table-cell>
          <table:table-cell table:formula="of:=[$'Discrete Output coils'.O292]" office:value-type="float" office:value="0" calcext:value-type="float">
            <text:p>0</text:p>
          </table:table-cell>
          <table:table-cell table:formula="of:=[$'Discrete Input Contacts'.C292]" office:value-type="float" office:value="0" calcext:value-type="float">
            <text:p>0</text:p>
          </table:table-cell>
          <table:table-cell table:formula="of:=[$'Discrete Input Contacts'.D292]" office:value-type="float" office:value="0" calcext:value-type="float">
            <text:p>0</text:p>
          </table:table-cell>
          <table:table-cell table:formula="of:=[$'Discrete Input Contacts'.O292]" office:value-type="float" office:value="0" calcext:value-type="float">
            <text:p>0</text:p>
          </table:table-cell>
          <table:table-cell table:formula="of:=[$'Analog Input Registers'.C292]" office:value-type="float" office:value="0" calcext:value-type="float">
            <text:p>0</text:p>
          </table:table-cell>
          <table:table-cell table:formula="of:=[$'Analog Input Registers'.D292]" office:value-type="float" office:value="0" calcext:value-type="float">
            <text:p>0</text:p>
          </table:table-cell>
          <table:table-cell table:formula="of:=[$'Analog Input Registers'.O292]" office:value-type="float" office:value="0" calcext:value-type="float">
            <text:p>0</text:p>
          </table:table-cell>
          <table:table-cell table:formula="of:=[$'Analog Output Holding Registers'.C291]" office:value-type="float" office:value="0" calcext:value-type="float">
            <text:p>0</text:p>
          </table:table-cell>
          <table:table-cell table:formula="of:=[$'Analog Output Holding Registers'.D291]" office:value-type="float" office:value="0" calcext:value-type="float">
            <text:p>0</text:p>
          </table:table-cell>
          <table:table-cell table:formula="of:=[$'Analog Output Holding Registers'.P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$'Discrete Output coils'.C293]" office:value-type="float" office:value="0" calcext:value-type="float">
            <text:p>0</text:p>
          </table:table-cell>
          <table:table-cell table:formula="of:=[$'Discrete Output coils'.D293]" office:value-type="float" office:value="0" calcext:value-type="float">
            <text:p>0</text:p>
          </table:table-cell>
          <table:table-cell table:formula="of:=[$'Discrete Output coils'.O293]" office:value-type="float" office:value="0" calcext:value-type="float">
            <text:p>0</text:p>
          </table:table-cell>
          <table:table-cell table:formula="of:=[$'Discrete Input Contacts'.C293]" office:value-type="float" office:value="0" calcext:value-type="float">
            <text:p>0</text:p>
          </table:table-cell>
          <table:table-cell table:formula="of:=[$'Discrete Input Contacts'.D293]" office:value-type="float" office:value="0" calcext:value-type="float">
            <text:p>0</text:p>
          </table:table-cell>
          <table:table-cell table:formula="of:=[$'Discrete Input Contacts'.O293]" office:value-type="float" office:value="0" calcext:value-type="float">
            <text:p>0</text:p>
          </table:table-cell>
          <table:table-cell table:formula="of:=[$'Analog Input Registers'.C293]" office:value-type="float" office:value="0" calcext:value-type="float">
            <text:p>0</text:p>
          </table:table-cell>
          <table:table-cell table:formula="of:=[$'Analog Input Registers'.D293]" office:value-type="float" office:value="0" calcext:value-type="float">
            <text:p>0</text:p>
          </table:table-cell>
          <table:table-cell table:formula="of:=[$'Analog Input Registers'.O293]" office:value-type="float" office:value="0" calcext:value-type="float">
            <text:p>0</text:p>
          </table:table-cell>
          <table:table-cell table:formula="of:=[$'Analog Output Holding Registers'.C292]" office:value-type="float" office:value="0" calcext:value-type="float">
            <text:p>0</text:p>
          </table:table-cell>
          <table:table-cell table:formula="of:=[$'Analog Output Holding Registers'.D292]" office:value-type="float" office:value="0" calcext:value-type="float">
            <text:p>0</text:p>
          </table:table-cell>
          <table:table-cell table:formula="of:=[$'Analog Output Holding Registers'.P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$'Discrete Output coils'.C294]" office:value-type="float" office:value="0" calcext:value-type="float">
            <text:p>0</text:p>
          </table:table-cell>
          <table:table-cell table:formula="of:=[$'Discrete Output coils'.D294]" office:value-type="float" office:value="0" calcext:value-type="float">
            <text:p>0</text:p>
          </table:table-cell>
          <table:table-cell table:formula="of:=[$'Discrete Output coils'.O294]" office:value-type="float" office:value="0" calcext:value-type="float">
            <text:p>0</text:p>
          </table:table-cell>
          <table:table-cell table:formula="of:=[$'Discrete Input Contacts'.C294]" office:value-type="float" office:value="0" calcext:value-type="float">
            <text:p>0</text:p>
          </table:table-cell>
          <table:table-cell table:formula="of:=[$'Discrete Input Contacts'.D294]" office:value-type="float" office:value="0" calcext:value-type="float">
            <text:p>0</text:p>
          </table:table-cell>
          <table:table-cell table:formula="of:=[$'Discrete Input Contacts'.O294]" office:value-type="float" office:value="0" calcext:value-type="float">
            <text:p>0</text:p>
          </table:table-cell>
          <table:table-cell table:formula="of:=[$'Analog Input Registers'.C294]" office:value-type="float" office:value="0" calcext:value-type="float">
            <text:p>0</text:p>
          </table:table-cell>
          <table:table-cell table:formula="of:=[$'Analog Input Registers'.D294]" office:value-type="float" office:value="0" calcext:value-type="float">
            <text:p>0</text:p>
          </table:table-cell>
          <table:table-cell table:formula="of:=[$'Analog Input Registers'.O294]" office:value-type="float" office:value="0" calcext:value-type="float">
            <text:p>0</text:p>
          </table:table-cell>
          <table:table-cell table:formula="of:=[$'Analog Output Holding Registers'.C293]" office:value-type="float" office:value="0" calcext:value-type="float">
            <text:p>0</text:p>
          </table:table-cell>
          <table:table-cell table:formula="of:=[$'Analog Output Holding Registers'.D293]" office:value-type="float" office:value="0" calcext:value-type="float">
            <text:p>0</text:p>
          </table:table-cell>
          <table:table-cell table:formula="of:=[$'Analog Output Holding Registers'.P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$'Discrete Output coils'.C295]" office:value-type="float" office:value="0" calcext:value-type="float">
            <text:p>0</text:p>
          </table:table-cell>
          <table:table-cell table:formula="of:=[$'Discrete Output coils'.D295]" office:value-type="float" office:value="0" calcext:value-type="float">
            <text:p>0</text:p>
          </table:table-cell>
          <table:table-cell table:formula="of:=[$'Discrete Output coils'.O295]" office:value-type="float" office:value="0" calcext:value-type="float">
            <text:p>0</text:p>
          </table:table-cell>
          <table:table-cell table:formula="of:=[$'Discrete Input Contacts'.C295]" office:value-type="float" office:value="0" calcext:value-type="float">
            <text:p>0</text:p>
          </table:table-cell>
          <table:table-cell table:formula="of:=[$'Discrete Input Contacts'.D295]" office:value-type="float" office:value="0" calcext:value-type="float">
            <text:p>0</text:p>
          </table:table-cell>
          <table:table-cell table:formula="of:=[$'Discrete Input Contacts'.O295]" office:value-type="float" office:value="0" calcext:value-type="float">
            <text:p>0</text:p>
          </table:table-cell>
          <table:table-cell table:formula="of:=[$'Analog Input Registers'.C295]" office:value-type="float" office:value="0" calcext:value-type="float">
            <text:p>0</text:p>
          </table:table-cell>
          <table:table-cell table:formula="of:=[$'Analog Input Registers'.D295]" office:value-type="float" office:value="0" calcext:value-type="float">
            <text:p>0</text:p>
          </table:table-cell>
          <table:table-cell table:formula="of:=[$'Analog Input Registers'.O295]" office:value-type="float" office:value="0" calcext:value-type="float">
            <text:p>0</text:p>
          </table:table-cell>
          <table:table-cell table:formula="of:=[$'Analog Output Holding Registers'.C294]" office:value-type="float" office:value="0" calcext:value-type="float">
            <text:p>0</text:p>
          </table:table-cell>
          <table:table-cell table:formula="of:=[$'Analog Output Holding Registers'.D294]" office:value-type="float" office:value="0" calcext:value-type="float">
            <text:p>0</text:p>
          </table:table-cell>
          <table:table-cell table:formula="of:=[$'Analog Output Holding Registers'.P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$'Discrete Output coils'.C296]" office:value-type="float" office:value="0" calcext:value-type="float">
            <text:p>0</text:p>
          </table:table-cell>
          <table:table-cell table:formula="of:=[$'Discrete Output coils'.D296]" office:value-type="float" office:value="0" calcext:value-type="float">
            <text:p>0</text:p>
          </table:table-cell>
          <table:table-cell table:formula="of:=[$'Discrete Output coils'.O296]" office:value-type="float" office:value="0" calcext:value-type="float">
            <text:p>0</text:p>
          </table:table-cell>
          <table:table-cell table:formula="of:=[$'Discrete Input Contacts'.C296]" office:value-type="float" office:value="0" calcext:value-type="float">
            <text:p>0</text:p>
          </table:table-cell>
          <table:table-cell table:formula="of:=[$'Discrete Input Contacts'.D296]" office:value-type="float" office:value="0" calcext:value-type="float">
            <text:p>0</text:p>
          </table:table-cell>
          <table:table-cell table:formula="of:=[$'Discrete Input Contacts'.O296]" office:value-type="float" office:value="0" calcext:value-type="float">
            <text:p>0</text:p>
          </table:table-cell>
          <table:table-cell table:formula="of:=[$'Analog Input Registers'.C296]" office:value-type="float" office:value="0" calcext:value-type="float">
            <text:p>0</text:p>
          </table:table-cell>
          <table:table-cell table:formula="of:=[$'Analog Input Registers'.D296]" office:value-type="float" office:value="0" calcext:value-type="float">
            <text:p>0</text:p>
          </table:table-cell>
          <table:table-cell table:formula="of:=[$'Analog Input Registers'.O296]" office:value-type="float" office:value="0" calcext:value-type="float">
            <text:p>0</text:p>
          </table:table-cell>
          <table:table-cell table:formula="of:=[$'Analog Output Holding Registers'.C295]" office:value-type="float" office:value="0" calcext:value-type="float">
            <text:p>0</text:p>
          </table:table-cell>
          <table:table-cell table:formula="of:=[$'Analog Output Holding Registers'.D295]" office:value-type="float" office:value="0" calcext:value-type="float">
            <text:p>0</text:p>
          </table:table-cell>
          <table:table-cell table:formula="of:=[$'Analog Output Holding Registers'.P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$'Discrete Output coils'.C297]" office:value-type="float" office:value="0" calcext:value-type="float">
            <text:p>0</text:p>
          </table:table-cell>
          <table:table-cell table:formula="of:=[$'Discrete Output coils'.D297]" office:value-type="float" office:value="0" calcext:value-type="float">
            <text:p>0</text:p>
          </table:table-cell>
          <table:table-cell table:formula="of:=[$'Discrete Output coils'.O297]" office:value-type="float" office:value="0" calcext:value-type="float">
            <text:p>0</text:p>
          </table:table-cell>
          <table:table-cell table:formula="of:=[$'Discrete Input Contacts'.C297]" office:value-type="float" office:value="0" calcext:value-type="float">
            <text:p>0</text:p>
          </table:table-cell>
          <table:table-cell table:formula="of:=[$'Discrete Input Contacts'.D297]" office:value-type="float" office:value="0" calcext:value-type="float">
            <text:p>0</text:p>
          </table:table-cell>
          <table:table-cell table:formula="of:=[$'Discrete Input Contacts'.O297]" office:value-type="float" office:value="0" calcext:value-type="float">
            <text:p>0</text:p>
          </table:table-cell>
          <table:table-cell table:formula="of:=[$'Analog Input Registers'.C297]" office:value-type="float" office:value="0" calcext:value-type="float">
            <text:p>0</text:p>
          </table:table-cell>
          <table:table-cell table:formula="of:=[$'Analog Input Registers'.D297]" office:value-type="float" office:value="0" calcext:value-type="float">
            <text:p>0</text:p>
          </table:table-cell>
          <table:table-cell table:formula="of:=[$'Analog Input Registers'.O297]" office:value-type="float" office:value="0" calcext:value-type="float">
            <text:p>0</text:p>
          </table:table-cell>
          <table:table-cell table:formula="of:=[$'Analog Output Holding Registers'.C296]" office:value-type="float" office:value="0" calcext:value-type="float">
            <text:p>0</text:p>
          </table:table-cell>
          <table:table-cell table:formula="of:=[$'Analog Output Holding Registers'.D296]" office:value-type="float" office:value="0" calcext:value-type="float">
            <text:p>0</text:p>
          </table:table-cell>
          <table:table-cell table:formula="of:=[$'Analog Output Holding Registers'.P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$'Discrete Output coils'.C298]" office:value-type="float" office:value="0" calcext:value-type="float">
            <text:p>0</text:p>
          </table:table-cell>
          <table:table-cell table:formula="of:=[$'Discrete Output coils'.D298]" office:value-type="float" office:value="0" calcext:value-type="float">
            <text:p>0</text:p>
          </table:table-cell>
          <table:table-cell table:formula="of:=[$'Discrete Output coils'.O298]" office:value-type="float" office:value="0" calcext:value-type="float">
            <text:p>0</text:p>
          </table:table-cell>
          <table:table-cell table:formula="of:=[$'Discrete Input Contacts'.C298]" office:value-type="float" office:value="0" calcext:value-type="float">
            <text:p>0</text:p>
          </table:table-cell>
          <table:table-cell table:formula="of:=[$'Discrete Input Contacts'.D298]" office:value-type="float" office:value="0" calcext:value-type="float">
            <text:p>0</text:p>
          </table:table-cell>
          <table:table-cell table:formula="of:=[$'Discrete Input Contacts'.O298]" office:value-type="float" office:value="0" calcext:value-type="float">
            <text:p>0</text:p>
          </table:table-cell>
          <table:table-cell table:formula="of:=[$'Analog Input Registers'.C298]" office:value-type="float" office:value="0" calcext:value-type="float">
            <text:p>0</text:p>
          </table:table-cell>
          <table:table-cell table:formula="of:=[$'Analog Input Registers'.D298]" office:value-type="float" office:value="0" calcext:value-type="float">
            <text:p>0</text:p>
          </table:table-cell>
          <table:table-cell table:formula="of:=[$'Analog Input Registers'.O298]" office:value-type="float" office:value="0" calcext:value-type="float">
            <text:p>0</text:p>
          </table:table-cell>
          <table:table-cell table:formula="of:=[$'Analog Output Holding Registers'.C297]" office:value-type="float" office:value="0" calcext:value-type="float">
            <text:p>0</text:p>
          </table:table-cell>
          <table:table-cell table:formula="of:=[$'Analog Output Holding Registers'.D297]" office:value-type="float" office:value="0" calcext:value-type="float">
            <text:p>0</text:p>
          </table:table-cell>
          <table:table-cell table:formula="of:=[$'Analog Output Holding Registers'.P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$'Discrete Output coils'.C299]" office:value-type="float" office:value="0" calcext:value-type="float">
            <text:p>0</text:p>
          </table:table-cell>
          <table:table-cell table:formula="of:=[$'Discrete Output coils'.D299]" office:value-type="float" office:value="0" calcext:value-type="float">
            <text:p>0</text:p>
          </table:table-cell>
          <table:table-cell table:formula="of:=[$'Discrete Output coils'.O299]" office:value-type="float" office:value="0" calcext:value-type="float">
            <text:p>0</text:p>
          </table:table-cell>
          <table:table-cell table:formula="of:=[$'Discrete Input Contacts'.C299]" office:value-type="float" office:value="0" calcext:value-type="float">
            <text:p>0</text:p>
          </table:table-cell>
          <table:table-cell table:formula="of:=[$'Discrete Input Contacts'.D299]" office:value-type="float" office:value="0" calcext:value-type="float">
            <text:p>0</text:p>
          </table:table-cell>
          <table:table-cell table:formula="of:=[$'Discrete Input Contacts'.O299]" office:value-type="float" office:value="0" calcext:value-type="float">
            <text:p>0</text:p>
          </table:table-cell>
          <table:table-cell table:formula="of:=[$'Analog Input Registers'.C299]" office:value-type="float" office:value="0" calcext:value-type="float">
            <text:p>0</text:p>
          </table:table-cell>
          <table:table-cell table:formula="of:=[$'Analog Input Registers'.D299]" office:value-type="float" office:value="0" calcext:value-type="float">
            <text:p>0</text:p>
          </table:table-cell>
          <table:table-cell table:formula="of:=[$'Analog Input Registers'.O299]" office:value-type="float" office:value="0" calcext:value-type="float">
            <text:p>0</text:p>
          </table:table-cell>
          <table:table-cell table:formula="of:=[$'Analog Output Holding Registers'.C298]" office:value-type="float" office:value="0" calcext:value-type="float">
            <text:p>0</text:p>
          </table:table-cell>
          <table:table-cell table:formula="of:=[$'Analog Output Holding Registers'.D298]" office:value-type="float" office:value="0" calcext:value-type="float">
            <text:p>0</text:p>
          </table:table-cell>
          <table:table-cell table:formula="of:=[$'Analog Output Holding Registers'.P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$'Discrete Output coils'.C300]" office:value-type="float" office:value="0" calcext:value-type="float">
            <text:p>0</text:p>
          </table:table-cell>
          <table:table-cell table:formula="of:=[$'Discrete Output coils'.D300]" office:value-type="float" office:value="0" calcext:value-type="float">
            <text:p>0</text:p>
          </table:table-cell>
          <table:table-cell table:formula="of:=[$'Discrete Output coils'.O300]" office:value-type="float" office:value="0" calcext:value-type="float">
            <text:p>0</text:p>
          </table:table-cell>
          <table:table-cell table:formula="of:=[$'Discrete Input Contacts'.C300]" office:value-type="float" office:value="0" calcext:value-type="float">
            <text:p>0</text:p>
          </table:table-cell>
          <table:table-cell table:formula="of:=[$'Discrete Input Contacts'.D300]" office:value-type="float" office:value="0" calcext:value-type="float">
            <text:p>0</text:p>
          </table:table-cell>
          <table:table-cell table:formula="of:=[$'Discrete Input Contacts'.O300]" office:value-type="float" office:value="0" calcext:value-type="float">
            <text:p>0</text:p>
          </table:table-cell>
          <table:table-cell table:formula="of:=[$'Analog Input Registers'.C300]" office:value-type="float" office:value="0" calcext:value-type="float">
            <text:p>0</text:p>
          </table:table-cell>
          <table:table-cell table:formula="of:=[$'Analog Input Registers'.D300]" office:value-type="float" office:value="0" calcext:value-type="float">
            <text:p>0</text:p>
          </table:table-cell>
          <table:table-cell table:formula="of:=[$'Analog Input Registers'.O300]" office:value-type="float" office:value="0" calcext:value-type="float">
            <text:p>0</text:p>
          </table:table-cell>
          <table:table-cell table:formula="of:=[$'Analog Output Holding Registers'.C299]" office:value-type="float" office:value="0" calcext:value-type="float">
            <text:p>0</text:p>
          </table:table-cell>
          <table:table-cell table:formula="of:=[$'Analog Output Holding Registers'.D299]" office:value-type="float" office:value="0" calcext:value-type="float">
            <text:p>0</text:p>
          </table:table-cell>
          <table:table-cell table:formula="of:=[$'Analog Output Holding Registers'.P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$'Discrete Output coils'.C301]" office:value-type="float" office:value="0" calcext:value-type="float">
            <text:p>0</text:p>
          </table:table-cell>
          <table:table-cell table:formula="of:=[$'Discrete Output coils'.D301]" office:value-type="float" office:value="0" calcext:value-type="float">
            <text:p>0</text:p>
          </table:table-cell>
          <table:table-cell table:formula="of:=[$'Discrete Output coils'.O301]" office:value-type="float" office:value="0" calcext:value-type="float">
            <text:p>0</text:p>
          </table:table-cell>
          <table:table-cell table:formula="of:=[$'Discrete Input Contacts'.C301]" office:value-type="float" office:value="0" calcext:value-type="float">
            <text:p>0</text:p>
          </table:table-cell>
          <table:table-cell table:formula="of:=[$'Discrete Input Contacts'.D301]" office:value-type="float" office:value="0" calcext:value-type="float">
            <text:p>0</text:p>
          </table:table-cell>
          <table:table-cell table:formula="of:=[$'Discrete Input Contacts'.O301]" office:value-type="float" office:value="0" calcext:value-type="float">
            <text:p>0</text:p>
          </table:table-cell>
          <table:table-cell table:formula="of:=[$'Analog Input Registers'.C301]" office:value-type="float" office:value="0" calcext:value-type="float">
            <text:p>0</text:p>
          </table:table-cell>
          <table:table-cell table:formula="of:=[$'Analog Input Registers'.D301]" office:value-type="float" office:value="0" calcext:value-type="float">
            <text:p>0</text:p>
          </table:table-cell>
          <table:table-cell table:formula="of:=[$'Analog Input Registers'.O301]" office:value-type="float" office:value="0" calcext:value-type="float">
            <text:p>0</text:p>
          </table:table-cell>
          <table:table-cell table:formula="of:=[$'Analog Output Holding Registers'.C300]" office:value-type="float" office:value="0" calcext:value-type="float">
            <text:p>0</text:p>
          </table:table-cell>
          <table:table-cell table:formula="of:=[$'Analog Output Holding Registers'.D300]" office:value-type="float" office:value="0" calcext:value-type="float">
            <text:p>0</text:p>
          </table:table-cell>
          <table:table-cell table:formula="of:=[$'Analog Output Holding Registers'.P30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Discrete Output coils'.M30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0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1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2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3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4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5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6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7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8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39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0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1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table:formula="of:=[$'Discrete Output coils'.M411]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Discrete Output coils'.A3:'Discrete Output coils'.G83" table:display-filter-buttons="true" table:orientation="column"/>
        <table:database-range table:name="__Anonymous_Sheet_DB__2" table:target-range-address="'Discrete Input Contacts'.A3:'Discrete Input Contacts'.G47" table:display-filter-buttons="true" table:orientation="column"/>
        <table:database-range table:name="__Anonymous_Sheet_DB__3" table:target-range-address="'Analog Input Registers'.A3:'Analog Input Registers'.G201" table:display-filter-buttons="true" table:orientation="column"/>
        <table:database-range table:name="__Anonymous_Sheet_DB__4" table:target-range-address="'Analog Output Holding Registers'.A2:'Analog Output Holding Registers'.G16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4:11:41.070357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4:20:15.243584110</meta:creation-date>
    <dc:date>2021-07-06T14:19:54.506082704</dc:date>
    <meta:editing-duration>P1DT23H7M41S</meta:editing-duration>
    <meta:editing-cycles>202</meta:editing-cycles>
    <meta:generator>LibreOffice/6.4.7.2$Linux_X86_64 LibreOffice_project/40$Build-2</meta:generator>
    <meta:document-statistic meta:table-count="6" meta:cell-count="13209" meta:object-count="0"/>
    <meta:user-defined meta:name="ProgId">Excel.Sheet</meta:user-defined>
  </office:meta>
</office:document-meta>
</file>